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.81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9.81mm"/>
    </style:style>
    <style:style style:name="co9" style:family="table-column">
      <style:table-column-properties fo:break-before="auto" style:column-width="24.71mm"/>
    </style:style>
    <style:style style:name="co10" style:family="table-column">
      <style:table-column-properties fo:break-before="auto" style:column-width="28.01mm"/>
    </style:style>
    <style:style style:name="co11" style:family="table-column">
      <style:table-column-properties fo:break-before="auto" style:column-width="18.17mm"/>
    </style:style>
    <style:style style:name="co12" style:family="table-column">
      <style:table-column-properties fo:break-before="auto" style:column-width="10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"/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ackground-color="#dddddd"/>
    </style:style>
    <style:style style:name="ce23" style:family="table-cell" style:parent-style-name="Default" style:data-style-name="N10">
      <style:table-cell-properties fo:background-color="#dddddd"/>
    </style:style>
    <style:style style:name="ce24" style:family="table-cell" style:parent-style-name="Default">
      <style:table-cell-properties fo:background-color="#dddddd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ccff00"/>
    </style:style>
    <style:style style:name="ce18" style:family="table-cell" style:parent-style-name="Default">
      <style:table-cell-properties fo:background-color="#66ffff"/>
    </style:style>
    <style:style style:name="ce37" style:family="table-cell" style:parent-style-name="Default" style:data-style-name="N11">
      <style:table-cell-properties fo:background-color="#ffff99"/>
    </style:style>
    <style:style style:name="ce6" style:family="table-cell" style:parent-style-name="Default" style:data-style-name="N2"/>
    <style:style style:name="ce17" style:family="table-cell" style:parent-style-name="Default" style:data-style-name="N112"/>
    <style:style style:name="ce46" style:family="table-cell" style:parent-style-name="Default" style:data-style-name="N111"/>
    <style:style style:name="ce42" style:family="table-cell" style:parent-style-name="Default" style:data-style-name="N11">
      <style:table-cell-properties fo:background-color="#ff6600"/>
    </style:style>
    <style:style style:name="ce30" style:family="table-cell" style:parent-style-name="Default" style:data-style-name="N0">
      <style:table-cell-properties fo:background-color="#eeeeee"/>
    </style:style>
    <style:style style:name="ce43" style:family="table-cell" style:parent-style-name="Default" style:data-style-name="N0">
      <style:table-cell-properties fo:background-color="#eeeeee"/>
      <style:text-properties fo:color="#000000"/>
    </style:style>
    <style:style style:name="ce27" style:family="table-cell" style:parent-style-name="Default" style:data-style-name="N10">
      <style:table-cell-properties fo:background-color="#eeeeee"/>
    </style:style>
    <style:style style:name="gr1" style:family="graphic">
      <style:graphic-properties draw:stroke="none" svg:stroke-color="#000000" draw:fill="solid" draw:fill-color="#eeeeee" fo:min-height="66.15mm"/>
    </style:style>
    <style:style style:name="P1" style:family="paragraph">
      <loext:graphic-properties draw:fill="solid" draw:fill-color="#eeeeee"/>
    </style:style>
  </office:automatic-styles>
  <office:body>
    <office:spreadsheet>
      <table:calculation-settings table:automatic-find-labels="false" table:use-regular-expressions="false" table:use-wildcards="true"/>
      <table:table table:name="6702_closeのみ" table:style-name="ta1">
        <office:forms form:automatic-focus="false" form:apply-design-mode="false"/>
        <table:shapes>
          <draw:frame draw:z-index="0" draw:style-name="gr1" draw:text-style-name="P1" svg:width="116.47mm" svg:height="66.15mm" svg:x="44.44mm" svg:y="25.37mm">
            <draw:text-box>
              <text:p>予測対象を6702_closeのみにした。</text:p>
              <text:p>入力は{1330, 6701, 6702} x { open, close, high, low, volume}</text:p>
              <text:p><text:s text:c="13"/>USD, EUR</text:p>
              <text:p><text:s text:c="6"/>の17データ</text:p>
              <text:p/>
              <text:p>標準偏差は2.3pointまで近づいた。</text:p>
              <text:p/>
              <text:p>上記はBasicRNNCellを使用。</text:p>
              <text:p>BasicLTSMCellを使用したところ、標準偏差は2.52pointであった。大差なし。</text:p>
            </draw:text-box>
          </draw:frame>
        </table:shapes>
        <table:table-column table:style-name="co1" table:default-cell-style-name="ce1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1"/>
        <table:table-column table:style-name="co5" table:visibility="collapse" table:number-columns-repeated="2" table:default-cell-style-name="ce6"/>
        <table:table-column table:style-name="co5" table:visibility="collapse" table:default-cell-style-name="Default"/>
        <table:table-column table:style-name="co10" table:visibility="collapse" table:default-cell-style-name="ce6"/>
        <table:table-column table:style-name="co11" table:default-cell-style-name="ce6"/>
        <table:table-column table:style-name="co5" table:default-cell-style-name="ce46"/>
        <table:table-column table:style-name="co12" table:default-cell-style-name="ce2"/>
        <table:table-column table:style-name="co12" table:default-cell-style-name="Default"/>
        <table:table-column table:style-name="co5" table:default-cell-style-name="ce46"/>
        <table:table-row table:style-name="ro1">
          <table:table-cell table:style-name="Default"/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correct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/>
          <table:table-cell table:style-name="Default" office:value-type="string" calcext:value-type="string">
            <text:p>predict_BasicRNNCell</text:p>
          </table:table-cell>
          <table:table-cell table:style-name="Default" table:number-columns-repeated="2"/>
          <table:table-cell office:value-type="string" calcext:value-type="string">
            <text:p>predict_BasicLSTMCell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r_1330_open</text:p>
          </table:table-cell>
          <table:table-cell office:value-type="string" calcext:value-type="string">
            <text:p>cor_1330_close</text:p>
          </table:table-cell>
          <table:table-cell office:value-type="string" calcext:value-type="string">
            <text:p>cor_6701_open</text:p>
          </table:table-cell>
          <table:table-cell office:value-type="string" calcext:value-type="string">
            <text:p>cor_6701_close</text:p>
          </table:table-cell>
          <table:table-cell office:value-type="string" calcext:value-type="string">
            <text:p>6702_open</text:p>
          </table:table-cell>
          <table:table-cell office:value-type="string" calcext:value-type="string">
            <text:p>6702_close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table:style-name="Default" office:value-type="string" calcext:value-type="string">
            <text:p>明日/今日-1</text:p>
          </table:table-cell>
          <table:table-cell table:style-name="Default" office:value-type="string" calcext:value-type="string">
            <text:p>close/open-1</text:p>
          </table:table-cell>
          <table:table-cell table:style-name="Default" office:value-type="string" calcext:value-type="string">
            <text:p>High/open-1</text:p>
          </table:table-cell>
          <table:table-cell table:style-name="Default" office:value-type="string" calcext:value-type="string">
            <text:p>close/low</text:p>
          </table:table-cell>
          <table:table-cell/>
          <table:table-cell table:style-name="Default"/>
          <table:table-cell table:style-name="Default" office:value-type="string" calcext:value-type="string">
            <text:p>pre_1330_open</text:p>
          </table:table-cell>
          <table:table-cell table:style-name="Default" office:value-type="string" calcext:value-type="string">
            <text:p>pre_1330_close</text:p>
          </table:table-cell>
          <table:table-cell office:value-type="string" calcext:value-type="string">
            <text:p>pre_6701_open</text:p>
          </table:table-cell>
          <table:table-cell table:style-name="Default" office:value-type="string" calcext:value-type="string">
            <text:p>pre_6701_close</text:p>
          </table:table-cell>
          <table:table-cell table:style-name="ce4" office:value-type="string" calcext:value-type="string">
            <text:p>6702_close</text:p>
          </table:table-cell>
          <table:table-cell table:style-name="Default" office:value-type="string" calcext:value-type="string">
            <text:p>close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16-01-04</text:p>
          </table:table-cell>
          <table:table-cell office:value-type="float" office:value="17570" calcext:value-type="float">
            <text:p>17570</text:p>
          </table:table-cell>
          <table:table-cell office:value-type="float" office:value="17450" calcext:value-type="float">
            <text:p>17450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614" calcext:value-type="float">
            <text:p>614</text:p>
          </table:table-cell>
          <table:table-cell office:value-type="float" office:value="594" calcext:value-type="float">
            <text:p>594</text:p>
          </table:table-cell>
          <table:table-cell table:formula="of:=[.F5]/[.F4]-1" office:value-type="percentage" office:value="-0.00498338870431891" calcext:value-type="percentage">
            <text:p>-0.50%</text:p>
          </table:table-cell>
          <table:table-cell table:formula="of:=[.G4]/[.F4]-1" office:value-type="percentage" office:value="-0.00166112956810627" calcext:value-type="percentage">
            <text:p>-0.17%</text:p>
          </table:table-cell>
          <table:table-cell table:formula="of:=[.H4]/[.F4]-1" office:value-type="percentage" office:value="0.0199335548172757" calcext:value-type="percentage">
            <text:p>1.99%</text:p>
          </table:table-cell>
          <table:table-cell table:formula="of:=[.G4]/[.I4]-1" office:value-type="percentage" office:value="0.0117845117845117" calcext:value-type="percentage">
            <text:p>1.18%</text:p>
          </table:table-cell>
          <table:table-cell/>
          <table:table-cell office:value-type="string" calcext:value-type="string">
            <text:p>2016-01-04</text:p>
          </table:table-cell>
          <table:table-cell table:number-columns-repeated="4"/>
          <table:table-cell office:value-type="float" office:value="597.913" calcext:value-type="float">
            <text:p>597.91</text:p>
          </table:table-cell>
          <table:table-cell table:formula="of:=[.T4]/[.$G4]" office:value-type="percentage" office:value="0.994863560732113" calcext:value-type="percentage">
            <text:p>99.5%</text:p>
          </table:table-cell>
          <table:table-cell/>
          <table:table-cell office:value-type="float" office:value="605.40314" calcext:value-type="float">
            <text:p>605.40314</text:p>
          </table:table-cell>
          <table:table-cell table:formula="of:=[.W4]/[.$G4]" office:value-type="percentage" office:value="1.00732635607321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01-05</text:p>
          </table:table-cell>
          <table:table-cell office:value-type="float" office:value="17530" calcext:value-type="float">
            <text:p>17530</text:p>
          </table:table-cell>
          <table:table-cell office:value-type="float" office:value="17290" calcext:value-type="float">
            <text:p>17290</text:p>
          </table:table-cell>
          <table:table-cell office:value-type="float" office:value="589" calcext:value-type="float">
            <text:p>589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8" calcext:value-type="float">
            <text:p>608</text:p>
          </table:table-cell>
          <table:table-cell office:value-type="float" office:value="594" calcext:value-type="float">
            <text:p>594</text:p>
          </table:table-cell>
          <table:table-cell table:formula="of:=[.F6]/[.F5]-1" office:value-type="percentage" office:value="0.005008347245409" calcext:value-type="percentage">
            <text:p>0.50%</text:p>
          </table:table-cell>
          <table:table-cell table:formula="of:=[.G5]/[.F5]-1" office:value-type="percentage" office:value="0.001669449081803" calcext:value-type="percentage">
            <text:p>0.17%</text:p>
          </table:table-cell>
          <table:table-cell table:formula="of:=[.H5]/[.F5]-1" office:value-type="percentage" office:value="0.015025041736227" calcext:value-type="percentage">
            <text:p>1.50%</text:p>
          </table:table-cell>
          <table:table-cell table:formula="of:=[.G5]/[.I5]-1" office:value-type="percentage" office:value="0.0101010101010102" calcext:value-type="percentage">
            <text:p>1.01%</text:p>
          </table:table-cell>
          <table:table-cell/>
          <table:table-cell office:value-type="string" calcext:value-type="string">
            <text:p>2016-01-05</text:p>
          </table:table-cell>
          <table:table-cell table:number-columns-repeated="4"/>
          <table:table-cell office:value-type="float" office:value="593.6118" calcext:value-type="float">
            <text:p>593.61</text:p>
          </table:table-cell>
          <table:table-cell table:formula="of:=[.T5]/[.$G5]" office:value-type="percentage" office:value="0.989353" calcext:value-type="percentage">
            <text:p>98.9%</text:p>
          </table:table-cell>
          <table:table-cell/>
          <table:table-cell office:value-type="float" office:value="593.3487" calcext:value-type="float">
            <text:p>593.3487</text:p>
          </table:table-cell>
          <table:table-cell table:formula="of:=[.W5]/[.$G5]" office:value-type="percentage" office:value="0.9889145" calcext:value-type="percentage">
            <text:p>98.9%</text:p>
          </table:table-cell>
        </table:table-row>
        <table:table-row table:style-name="ro1">
          <table:table-cell office:value-type="string" calcext:value-type="string">
            <text:p>2016-01-06</text:p>
          </table:table-cell>
          <table:table-cell office:value-type="float" office:value="17240" calcext:value-type="float">
            <text:p>17240</text:p>
          </table:table-cell>
          <table:table-cell office:value-type="float" office:value="17500" calcext:value-type="float">
            <text:p>17500</text:p>
          </table:table-cell>
          <table:table-cell office:value-type="float" office:value="577" calcext:value-type="float">
            <text:p>577</text:p>
          </table:table-cell>
          <table:table-cell office:value-type="float" office:value="584" calcext:value-type="float">
            <text:p>584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  <table:table-cell office:value-type="float" office:value="607" calcext:value-type="float">
            <text:p>607</text:p>
          </table:table-cell>
          <table:table-cell office:value-type="float" office:value="585" calcext:value-type="float">
            <text:p>585</text:p>
          </table:table-cell>
          <table:table-cell table:formula="of:=[.F7]/[.F6]-1" office:value-type="percentage" office:value="-0.0282392026578073" calcext:value-type="percentage">
            <text:p>-2.82%</text:p>
          </table:table-cell>
          <table:table-cell table:formula="of:=[.G6]/[.F6]-1" office:value-type="percentage" office:value="-0.0232558139534884" calcext:value-type="percentage">
            <text:p>-2.33%</text:p>
          </table:table-cell>
          <table:table-cell table:formula="of:=[.H6]/[.F6]-1" office:value-type="percentage" office:value="0.00830564784053167" calcext:value-type="percentage">
            <text:p>0.83%</text:p>
          </table:table-cell>
          <table:table-cell table:formula="of:=[.G6]/[.I6]-1" office:value-type="percentage" office:value="0.00512820512820511" calcext:value-type="percentage">
            <text:p>0.51%</text:p>
          </table:table-cell>
          <table:table-cell/>
          <table:table-cell office:value-type="string" calcext:value-type="string">
            <text:p>2016-01-06</text:p>
          </table:table-cell>
          <table:table-cell table:number-columns-repeated="4"/>
          <table:table-cell office:value-type="float" office:value="597.70294" calcext:value-type="float">
            <text:p>597.70</text:p>
          </table:table-cell>
          <table:table-cell table:formula="of:=[.T6]/[.$G6]" office:value-type="percentage" office:value="1.01650159863946" calcext:value-type="percentage">
            <text:p>101.7%</text:p>
          </table:table-cell>
          <table:table-cell/>
          <table:table-cell office:value-type="float" office:value="588.34705" calcext:value-type="float">
            <text:p>588.34705</text:p>
          </table:table-cell>
          <table:table-cell table:formula="of:=[.W6]/[.$G6]" office:value-type="percentage" office:value="1.00059022108844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6-01-07</text:p>
          </table:table-cell>
          <table:table-cell office:value-type="float" office:value="17470" calcext:value-type="float">
            <text:p>17470</text:p>
          </table:table-cell>
          <table:table-cell office:value-type="float" office:value="17170" calcext:value-type="float">
            <text:p>17170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  <table:table-cell office:value-type="float" office:value="574" calcext:value-type="float">
            <text:p>574</text:p>
          </table:table-cell>
          <table:table-cell office:value-type="float" office:value="590" calcext:value-type="float">
            <text:p>590</text:p>
          </table:table-cell>
          <table:table-cell office:value-type="float" office:value="573" calcext:value-type="float">
            <text:p>573</text:p>
          </table:table-cell>
          <table:table-cell table:formula="of:=[.F8]/[.F7]-1" office:value-type="percentage" office:value="-0.0256410256410257" calcext:value-type="percentage">
            <text:p>-2.56%</text:p>
          </table:table-cell>
          <table:table-cell table:formula="of:=[.G7]/[.F7]-1" office:value-type="percentage" office:value="-0.0188034188034188" calcext:value-type="percentage">
            <text:p>-1.88%</text:p>
          </table:table-cell>
          <table:table-cell table:formula="of:=[.H7]/[.F7]-1" office:value-type="percentage" office:value="0.00854700854700852" calcext:value-type="percentage">
            <text:p>0.85%</text:p>
          </table:table-cell>
          <table:table-cell table:formula="of:=[.G7]/[.I7]-1" office:value-type="percentage" office:value="0.00174520069808026" calcext:value-type="percentage">
            <text:p>0.17%</text:p>
          </table:table-cell>
          <table:table-cell/>
          <table:table-cell office:value-type="string" calcext:value-type="string">
            <text:p>2016-01-07</text:p>
          </table:table-cell>
          <table:table-cell table:number-columns-repeated="4"/>
          <table:table-cell office:value-type="float" office:value="584.9198" calcext:value-type="float">
            <text:p>584.92</text:p>
          </table:table-cell>
          <table:table-cell table:formula="of:=[.T7]/[.$G7]" office:value-type="percentage" office:value="1.01902404181185" calcext:value-type="percentage">
            <text:p>101.9%</text:p>
          </table:table-cell>
          <table:table-cell/>
          <table:table-cell office:value-type="float" office:value="575.8971" calcext:value-type="float">
            <text:p>575.8971</text:p>
          </table:table-cell>
          <table:table-cell table:formula="of:=[.W7]/[.$G7]" office:value-type="percentage" office:value="1.00330505226481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1-08</text:p>
          </table:table-cell>
          <table:table-cell office:value-type="float" office:value="17190" calcext:value-type="float">
            <text:p>17190</text:p>
          </table:table-cell>
          <table:table-cell office:value-type="float" office:value="17080" calcext:value-type="float">
            <text:p>17080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570" calcext:value-type="float">
            <text:p>570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  <table:table-cell office:value-type="float" office:value="569" calcext:value-type="float">
            <text:p>569</text:p>
          </table:table-cell>
          <table:table-cell table:formula="of:=[.F9]/[.F8]-1" office:value-type="percentage" office:value="0.00701754385964914" calcext:value-type="percentage">
            <text:p>0.70%</text:p>
          </table:table-cell>
          <table:table-cell table:formula="of:=[.G8]/[.F8]-1" office:value-type="percentage" office:value="0.024561403508772" calcext:value-type="percentage">
            <text:p>2.46%</text:p>
          </table:table-cell>
          <table:table-cell table:formula="of:=[.H8]/[.F8]-1" office:value-type="percentage" office:value="0.0421052631578946" calcext:value-type="percentage">
            <text:p>4.21%</text:p>
          </table:table-cell>
          <table:table-cell table:formula="of:=[.G8]/[.I8]-1" office:value-type="percentage" office:value="0.0263620386643233" calcext:value-type="percentage">
            <text:p>2.64%</text:p>
          </table:table-cell>
          <table:table-cell/>
          <table:table-cell office:value-type="string" calcext:value-type="string">
            <text:p>2016-01-08</text:p>
          </table:table-cell>
          <table:table-cell table:number-columns-repeated="4"/>
          <table:table-cell office:value-type="float" office:value="575.573" calcext:value-type="float">
            <text:p>575.57</text:p>
          </table:table-cell>
          <table:table-cell table:formula="of:=[.T8]/[.$G8]" office:value-type="percentage" office:value="0.985570205479452" calcext:value-type="percentage">
            <text:p>98.6%</text:p>
          </table:table-cell>
          <table:table-cell/>
          <table:table-cell office:value-type="float" office:value="580.2476" calcext:value-type="float">
            <text:p>580.2476</text:p>
          </table:table-cell>
          <table:table-cell table:formula="of:=[.W8]/[.$G8]" office:value-type="percentage" office:value="0.993574657534247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2016-01-12</text:p>
          </table:table-cell>
          <table:table-cell office:value-type="float" office:value="17280" calcext:value-type="float">
            <text:p>17280</text:p>
          </table:table-cell>
          <table:table-cell office:value-type="float" office:value="17320" calcext:value-type="float">
            <text:p>17320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office:value-type="float" office:value="585" calcext:value-type="float">
            <text:p>585</text:p>
          </table:table-cell>
          <table:table-cell office:value-type="float" office:value="562" calcext:value-type="float">
            <text:p>562</text:p>
          </table:table-cell>
          <table:table-cell table:formula="of:=[.F10]/[.F9]-1" office:value-type="percentage" office:value="0" calcext:value-type="percentage">
            <text:p>0.00%</text:p>
          </table:table-cell>
          <table:table-cell table:formula="of:=[.G9]/[.F9]-1" office:value-type="percentage" office:value="-0.0174216027874564" calcext:value-type="percentage">
            <text:p>-1.74%</text:p>
          </table:table-cell>
          <table:table-cell table:formula="of:=[.H9]/[.F9]-1" office:value-type="percentage" office:value="0.019163763066202" calcext:value-type="percentage">
            <text:p>1.92%</text:p>
          </table:table-cell>
          <table:table-cell table:formula="of:=[.G9]/[.I9]-1" office:value-type="percentage" office:value="0.00355871886121006" calcext:value-type="percentage">
            <text:p>0.36%</text:p>
          </table:table-cell>
          <table:table-cell/>
          <table:table-cell office:value-type="string" calcext:value-type="string">
            <text:p>2016-01-12</text:p>
          </table:table-cell>
          <table:table-cell table:number-columns-repeated="4"/>
          <table:table-cell office:value-type="float" office:value="582.70123" calcext:value-type="float">
            <text:p>582.70</text:p>
          </table:table-cell>
          <table:table-cell table:formula="of:=[.T9]/[.$G9]" office:value-type="percentage" office:value="1.03315820921986" calcext:value-type="percentage">
            <text:p>103.3%</text:p>
          </table:table-cell>
          <table:table-cell/>
          <table:table-cell office:value-type="float" office:value="576.3984" calcext:value-type="float">
            <text:p>576.3984</text:p>
          </table:table-cell>
          <table:table-cell table:formula="of:=[.W9]/[.$G9]" office:value-type="percentage" office:value="1.0219829787234" calcext:value-type="percentage">
            <text:p>102.2%</text:p>
          </table:table-cell>
        </table:table-row>
        <table:table-row table:style-name="ro1">
          <table:table-cell office:value-type="string" calcext:value-type="string">
            <text:p>2016-01-13</text:p>
          </table:table-cell>
          <table:table-cell office:value-type="float" office:value="17400" calcext:value-type="float">
            <text:p>17400</text:p>
          </table:table-cell>
          <table:table-cell office:value-type="float" office:value="17470" calcext:value-type="float">
            <text:p>17470</text:p>
          </table:table-cell>
          <table:table-cell office:value-type="float" office:value="605" calcext:value-type="float">
            <text:p>605</text:p>
          </table:table-cell>
          <table:table-cell office:value-type="float" office:value="609" calcext:value-type="float">
            <text:p>609</text:p>
          </table:table-cell>
          <table:table-cell office:value-type="float" office:value="574" calcext:value-type="float">
            <text:p>574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570" calcext:value-type="float">
            <text:p>570</text:p>
          </table:table-cell>
          <table:table-cell table:formula="of:=[.F11]/[.F10]-1" office:value-type="percentage" office:value="-0.0121951219512195" calcext:value-type="percentage">
            <text:p>-1.22%</text:p>
          </table:table-cell>
          <table:table-cell table:formula="of:=[.G10]/[.F10]-1" office:value-type="percentage" office:value="0.0156794425087108" calcext:value-type="percentage">
            <text:p>1.57%</text:p>
          </table:table-cell>
          <table:table-cell table:formula="of:=[.H10]/[.F10]-1" office:value-type="percentage" office:value="0.0209059233449478" calcext:value-type="percentage">
            <text:p>2.09%</text:p>
          </table:table-cell>
          <table:table-cell table:formula="of:=[.G10]/[.I10]-1" office:value-type="percentage" office:value="0.0228070175438597" calcext:value-type="percentage">
            <text:p>2.28%</text:p>
          </table:table-cell>
          <table:table-cell/>
          <table:table-cell office:value-type="string" calcext:value-type="string">
            <text:p>2016-01-13</text:p>
          </table:table-cell>
          <table:table-cell table:number-columns-repeated="4"/>
          <table:table-cell office:value-type="float" office:value="566.66437" calcext:value-type="float">
            <text:p>566.66</text:p>
          </table:table-cell>
          <table:table-cell table:formula="of:=[.T10]/[.$G10]" office:value-type="percentage" office:value="0.971980051457976" calcext:value-type="percentage">
            <text:p>97.2%</text:p>
          </table:table-cell>
          <table:table-cell/>
          <table:table-cell office:value-type="float" office:value="562.75214" calcext:value-type="float">
            <text:p>562.75214</text:p>
          </table:table-cell>
          <table:table-cell table:formula="of:=[.W10]/[.$G10]" office:value-type="percentage" office:value="0.965269536878216" calcext:value-type="percentage">
            <text:p>96.5%</text:p>
          </table:table-cell>
        </table:table-row>
        <table:table-row table:style-name="ro1">
          <table:table-cell office:value-type="string" calcext:value-type="string">
            <text:p>2016-01-14</text:p>
          </table:table-cell>
          <table:table-cell table:number-columns-repeated="2" office:value-type="float" office:value="17460" calcext:value-type="float">
            <text:p>17460</text:p>
          </table:table-cell>
          <table:table-cell office:value-type="float" office:value="612" calcext:value-type="float">
            <text:p>612</text:p>
          </table:table-cell>
          <table:table-cell office:value-type="float" office:value="611" calcext:value-type="float">
            <text:p>611</text:p>
          </table:table-cell>
          <table:table-cell office:value-type="float" office:value="567" calcext:value-type="float">
            <text:p>567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56" calcext:value-type="float">
            <text:p>556</text:p>
          </table:table-cell>
          <table:table-cell table:formula="of:=[.F12]/[.F11]-1" office:value-type="percentage" office:value="0.0141093474426808" calcext:value-type="percentage">
            <text:p>1.41%</text:p>
          </table:table-cell>
          <table:table-cell table:formula="of:=[.G11]/[.F11]-1" office:value-type="percentage" office:value="0.0035273368606703" calcext:value-type="percentage">
            <text:p>0.35%</text:p>
          </table:table-cell>
          <table:table-cell table:formula="of:=[.H11]/[.F11]-1" office:value-type="percentage" office:value="0.00529100529100535" calcext:value-type="percentage">
            <text:p>0.53%</text:p>
          </table:table-cell>
          <table:table-cell table:formula="of:=[.G11]/[.I11]-1" office:value-type="percentage" office:value="0.0233812949640289" calcext:value-type="percentage">
            <text:p>2.34%</text:p>
          </table:table-cell>
          <table:table-cell/>
          <table:table-cell office:value-type="string" calcext:value-type="string">
            <text:p>2016-01-14</text:p>
          </table:table-cell>
          <table:table-cell table:number-columns-repeated="4"/>
          <table:table-cell office:value-type="float" office:value="585.87634" calcext:value-type="float">
            <text:p>585.88</text:p>
          </table:table-cell>
          <table:table-cell table:formula="of:=[.T11]/[.$G11]" office:value-type="percentage" office:value="1.02965964850615" calcext:value-type="percentage">
            <text:p>103.0%</text:p>
          </table:table-cell>
          <table:table-cell/>
          <table:table-cell office:value-type="float" office:value="583.48254" calcext:value-type="float">
            <text:p>583.48254</text:p>
          </table:table-cell>
          <table:table-cell table:formula="of:=[.W11]/[.$G11]" office:value-type="percentage" office:value="1.02545261862917" calcext:value-type="percentage">
            <text:p>102.5%</text:p>
          </table:table-cell>
        </table:table-row>
        <table:table-row table:style-name="ro1">
          <table:table-cell office:value-type="string" calcext:value-type="string">
            <text:p>2016-01-15</text:p>
          </table:table-cell>
          <table:table-cell office:value-type="float" office:value="17410" calcext:value-type="float">
            <text:p>17410</text:p>
          </table:table-cell>
          <table:table-cell office:value-type="float" office:value="17520" calcext:value-type="float">
            <text:p>17520</text:p>
          </table:table-cell>
          <table:table-cell office:value-type="float" office:value="606" calcext:value-type="float">
            <text:p>606</text:p>
          </table:table-cell>
          <table:table-cell office:value-type="float" office:value="610" calcext:value-type="float">
            <text:p>610</text:p>
          </table:table-cell>
          <table:table-cell office:value-type="float" office:value="575" calcext:value-type="float">
            <text:p>575</text:p>
          </table:table-cell>
          <table:table-cell office:value-type="float" office:value="558" calcext:value-type="float">
            <text:p>558</text:p>
          </table:table-cell>
          <table:table-cell office:value-type="float" office:value="581" calcext:value-type="float">
            <text:p>581</text:p>
          </table:table-cell>
          <table:table-cell office:value-type="float" office:value="555" calcext:value-type="float">
            <text:p>555</text:p>
          </table:table-cell>
          <table:table-cell table:formula="of:=[.F13]/[.F12]-1" office:value-type="percentage" office:value="-0.0573913043478261" calcext:value-type="percentage">
            <text:p>-5.74%</text:p>
          </table:table-cell>
          <table:table-cell table:formula="of:=[.G12]/[.F12]-1" office:value-type="percentage" office:value="-0.0295652173913044" calcext:value-type="percentage">
            <text:p>-2.96%</text:p>
          </table:table-cell>
          <table:table-cell table:formula="of:=[.H12]/[.F12]-1" office:value-type="percentage" office:value="0.0104347826086957" calcext:value-type="percentage">
            <text:p>1.04%</text:p>
          </table:table-cell>
          <table:table-cell table:formula="of:=[.G12]/[.I12]-1" office:value-type="percentage" office:value="0.00540540540540535" calcext:value-type="percentage">
            <text:p>0.54%</text:p>
          </table:table-cell>
          <table:table-cell/>
          <table:table-cell office:value-type="string" calcext:value-type="string">
            <text:p>2016-01-15</text:p>
          </table:table-cell>
          <table:table-cell table:number-columns-repeated="4"/>
          <table:table-cell office:value-type="float" office:value="562.136" calcext:value-type="float">
            <text:p>562.14</text:p>
          </table:table-cell>
          <table:table-cell table:formula="of:=[.T12]/[.$G12]" office:value-type="percentage" office:value="1.00741218637993" calcext:value-type="percentage">
            <text:p>100.7%</text:p>
          </table:table-cell>
          <table:table-cell/>
          <table:table-cell office:value-type="float" office:value="564.39465" calcext:value-type="float">
            <text:p>564.39465</text:p>
          </table:table-cell>
          <table:table-cell table:formula="of:=[.W12]/[.$G12]" office:value-type="percentage" office:value="1.01145994623656" calcext:value-type="percentage">
            <text:p>101.1%</text:p>
          </table:table-cell>
        </table:table-row>
        <table:table-row table:style-name="ro1">
          <table:table-cell office:value-type="string" calcext:value-type="string">
            <text:p>2016-01-18</text:p>
          </table:table-cell>
          <table:table-cell office:value-type="float" office:value="17480" calcext:value-type="float">
            <text:p>17480</text:p>
          </table:table-cell>
          <table:table-cell office:value-type="float" office:value="17590" calcext:value-type="float">
            <text:p>17590</text:p>
          </table:table-cell>
          <table:table-cell office:value-type="float" office:value="609" calcext:value-type="float">
            <text:p>609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office:value-type="float" office:value="533" calcext:value-type="float">
            <text:p>533</text:p>
          </table:table-cell>
          <table:table-cell table:formula="of:=[.F14]/[.F13]-1" office:value-type="percentage" office:value="-0.00369003690036895" calcext:value-type="percentage">
            <text:p>-0.37%</text:p>
          </table:table-cell>
          <table:table-cell table:formula="of:=[.G13]/[.F13]-1" office:value-type="percentage" office:value="0" calcext:value-type="percentage">
            <text:p>0.00%</text:p>
          </table:table-cell>
          <table:table-cell table:formula="of:=[.H13]/[.F13]-1" office:value-type="percentage" office:value="0.00553505535055354" calcext:value-type="percentage">
            <text:p>0.55%</text:p>
          </table:table-cell>
          <table:table-cell table:formula="of:=[.G13]/[.I13]-1" office:value-type="percentage" office:value="0.0168855534709194" calcext:value-type="percentage">
            <text:p>1.69%</text:p>
          </table:table-cell>
          <table:table-cell/>
          <table:table-cell office:value-type="string" calcext:value-type="string">
            <text:p>2016-01-18</text:p>
          </table:table-cell>
          <table:table-cell table:number-columns-repeated="4"/>
          <table:table-cell office:value-type="float" office:value="556.68097" calcext:value-type="float">
            <text:p>556.68</text:p>
          </table:table-cell>
          <table:table-cell table:formula="of:=[.T13]/[.$G13]" office:value-type="percentage" office:value="1.02708666051661" calcext:value-type="percentage">
            <text:p>102.7%</text:p>
          </table:table-cell>
          <table:table-cell/>
          <table:table-cell office:value-type="float" office:value="555.1317" calcext:value-type="float">
            <text:p>555.1317</text:p>
          </table:table-cell>
          <table:table-cell table:formula="of:=[.W13]/[.$G13]" office:value-type="percentage" office:value="1.02422822878229" calcext:value-type="percentage">
            <text:p>102.4%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float" office:value="17580" calcext:value-type="float">
            <text:p>17580</text:p>
          </table:table-cell>
          <table:table-cell office:value-type="float" office:value="17570" calcext:value-type="float">
            <text:p>17570</text:p>
          </table:table-cell>
          <table:table-cell office:value-type="float" office:value="607" calcext:value-type="float">
            <text:p>607</text:p>
          </table:table-cell>
          <table:table-cell office:value-type="float" office:value="604" calcext:value-type="float">
            <text:p>604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office:value-type="float" office:value="547" calcext:value-type="float">
            <text:p>547</text:p>
          </table:table-cell>
          <table:table-cell office:value-type="float" office:value="534" calcext:value-type="float">
            <text:p>534</text:p>
          </table:table-cell>
          <table:table-cell table:formula="of:=[.F15]/[.F14]-1" office:value-type="percentage" office:value="0" calcext:value-type="percentage">
            <text:p>0.00%</text:p>
          </table:table-cell>
          <table:table-cell table:formula="of:=[.G14]/[.F14]-1" office:value-type="percentage" office:value="0.00740740740740731" calcext:value-type="percentage">
            <text:p>0.74%</text:p>
          </table:table-cell>
          <table:table-cell table:formula="of:=[.H14]/[.F14]-1" office:value-type="percentage" office:value="0.0129629629629631" calcext:value-type="percentage">
            <text:p>1.30%</text:p>
          </table:table-cell>
          <table:table-cell table:formula="of:=[.G14]/[.I14]-1" office:value-type="percentage" office:value="0.0187265917602997" calcext:value-type="percentage">
            <text:p>1.87%</text:p>
          </table:table-cell>
          <table:table-cell/>
          <table:table-cell office:value-type="string" calcext:value-type="string">
            <text:p>2016-01-19</text:p>
          </table:table-cell>
          <table:table-cell table:number-columns-repeated="4"/>
          <table:table-cell office:value-type="float" office:value="529.7344" calcext:value-type="float">
            <text:p>529.73</text:p>
          </table:table-cell>
          <table:table-cell table:formula="of:=[.T14]/[.$G14]" office:value-type="percentage" office:value="0.973776470588235" calcext:value-type="percentage">
            <text:p>97.4%</text:p>
          </table:table-cell>
          <table:table-cell/>
          <table:table-cell office:value-type="float" office:value="522.9268" calcext:value-type="float">
            <text:p>522.9268</text:p>
          </table:table-cell>
          <table:table-cell table:formula="of:=[.W14]/[.$G14]" office:value-type="percentage" office:value="0.9612625" calcext:value-type="percentage">
            <text:p>96.1%</text:p>
          </table:table-cell>
        </table:table-row>
        <table:table-row table:style-name="ro1">
          <table:table-cell office:value-type="string" calcext:value-type="string">
            <text:p>2016-01-20</text:p>
          </table:table-cell>
          <table:table-cell office:value-type="float" office:value="17690" calcext:value-type="float">
            <text:p>17690</text:p>
          </table:table-cell>
          <table:table-cell office:value-type="float" office:value="17670" calcext:value-type="float">
            <text:p>17670</text:p>
          </table:table-cell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office:value-type="float" office:value="540" calcext:value-type="float">
            <text:p>540</text:p>
          </table:table-cell>
          <table:table-cell office:value-type="float" office:value="514" calcext:value-type="float">
            <text:p>514</text:p>
          </table:table-cell>
          <table:table-cell office:value-type="float" office:value="540" calcext:value-type="float">
            <text:p>540</text:p>
          </table:table-cell>
          <table:table-cell office:value-type="float" office:value="514" calcext:value-type="float">
            <text:p>514</text:p>
          </table:table-cell>
          <table:table-cell table:formula="of:=[.F16]/[.F15]-1" office:value-type="percentage" office:value="-0.05" calcext:value-type="percentage">
            <text:p>-5.00%</text:p>
          </table:table-cell>
          <table:table-cell table:formula="of:=[.G15]/[.F15]-1" office:value-type="percentage" office:value="-0.0481481481481482" calcext:value-type="percentage">
            <text:p>-4.81%</text:p>
          </table:table-cell>
          <table:table-cell table:formula="of:=[.H15]/[.F15]-1" office:value-type="percentage" office:value="0" calcext:value-type="percentage">
            <text:p>0.00%</text:p>
          </table:table-cell>
          <table:table-cell table:formula="of:=[.G15]/[.I15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1-20</text:p>
          </table:table-cell>
          <table:table-cell table:number-columns-repeated="4"/>
          <table:table-cell office:value-type="float" office:value="538.0236" calcext:value-type="float">
            <text:p>538.02</text:p>
          </table:table-cell>
          <table:table-cell table:formula="of:=[.T15]/[.$G15]" office:value-type="percentage" office:value="1.04673852140078" calcext:value-type="percentage">
            <text:p>104.7%</text:p>
          </table:table-cell>
          <table:table-cell/>
          <table:table-cell office:value-type="float" office:value="522.5921" calcext:value-type="float">
            <text:p>522.5921</text:p>
          </table:table-cell>
          <table:table-cell table:formula="of:=[.W15]/[.$G15]" office:value-type="percentage" office:value="1.01671614785992" calcext:value-type="percentage">
            <text:p>101.7%</text:p>
          </table:table-cell>
        </table:table-row>
        <table:table-row table:style-name="ro1">
          <table:table-cell office:value-type="string" calcext:value-type="string">
            <text:p>2016-01-21</text:p>
          </table:table-cell>
          <table:table-cell office:value-type="float" office:value="17600" calcext:value-type="float">
            <text:p>17600</text:p>
          </table:table-cell>
          <table:table-cell office:value-type="float" office:value="17650" calcext:value-type="float">
            <text:p>17650</text:p>
          </table:table-cell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office:value-type="float" office:value="513" calcext:value-type="float">
            <text:p>513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table:formula="of:=[.F17]/[.F16]-1" office:value-type="percentage" office:value="0.0155945419103314" calcext:value-type="percentage">
            <text:p>1.56%</text:p>
          </table:table-cell>
          <table:table-cell table:formula="of:=[.G16]/[.F16]-1" office:value-type="percentage" office:value="-0.0253411306042886" calcext:value-type="percentage">
            <text:p>-2.53%</text:p>
          </table:table-cell>
          <table:table-cell table:formula="of:=[.H16]/[.F16]-1" office:value-type="percentage" office:value="0.0253411306042886" calcext:value-type="percentage">
            <text:p>2.53%</text:p>
          </table:table-cell>
          <table:table-cell table:formula="of:=[.G16]/[.I16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1-21</text:p>
          </table:table-cell>
          <table:table-cell table:number-columns-repeated="4"/>
          <table:table-cell office:value-type="float" office:value="505.2156" calcext:value-type="float">
            <text:p>505.22</text:p>
          </table:table-cell>
          <table:table-cell table:formula="of:=[.T16]/[.$G16]" office:value-type="percentage" office:value="1.0104312" calcext:value-type="percentage">
            <text:p>101.0%</text:p>
          </table:table-cell>
          <table:table-cell/>
          <table:table-cell office:value-type="float" office:value="509.05435" calcext:value-type="float">
            <text:p>509.05435</text:p>
          </table:table-cell>
          <table:table-cell table:formula="of:=[.W16]/[.$G16]" office:value-type="percentage" office:value="1.0181087" calcext:value-type="percentage">
            <text:p>101.8%</text:p>
          </table:table-cell>
        </table:table-row>
        <table:table-row table:style-name="ro1">
          <table:table-cell office:value-type="string" calcext:value-type="string">
            <text:p>2016-01-22</text:p>
          </table:table-cell>
          <table:table-cell office:value-type="float" office:value="17740" calcext:value-type="float">
            <text:p>17740</text:p>
          </table:table-cell>
          <table:table-cell office:value-type="float" office:value="17760" calcext:value-type="float">
            <text:p>17760</text:p>
          </table:table-cell>
          <table:table-cell office:value-type="float" office:value="612" calcext:value-type="float">
            <text:p>612</text:p>
          </table:table-cell>
          <table:table-cell office:value-type="float" office:value="609" calcext:value-type="float">
            <text:p>609</text:p>
          </table:table-cell>
          <table:table-cell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14" calcext:value-type="float">
            <text:p>514</text:p>
          </table:table-cell>
          <table:table-cell table:formula="of:=[.F18]/[.F17]-1" office:value-type="percentage" office:value="0.0249520153550864" calcext:value-type="percentage">
            <text:p>2.50%</text:p>
          </table:table-cell>
          <table:table-cell table:formula="of:=[.G17]/[.F17]-1" office:value-type="percentage" office:value="0.0115163147792707" calcext:value-type="percentage">
            <text:p>1.15%</text:p>
          </table:table-cell>
          <table:table-cell table:formula="of:=[.H17]/[.F17]-1" office:value-type="percentage" office:value="0.0134357005758157" calcext:value-type="percentage">
            <text:p>1.34%</text:p>
          </table:table-cell>
          <table:table-cell table:formula="of:=[.G17]/[.I17]-1" office:value-type="percentage" office:value="0.0252918287937742" calcext:value-type="percentage">
            <text:p>2.53%</text:p>
          </table:table-cell>
          <table:table-cell/>
          <table:table-cell office:value-type="string" calcext:value-type="string">
            <text:p>2016-01-22</text:p>
          </table:table-cell>
          <table:table-cell table:number-columns-repeated="4"/>
          <table:table-cell office:value-type="float" office:value="499.15146" calcext:value-type="float">
            <text:p>499.15</text:p>
          </table:table-cell>
          <table:table-cell table:formula="of:=[.T17]/[.$G17]" office:value-type="percentage" office:value="0.947156470588235" calcext:value-type="percentage">
            <text:p>94.7%</text:p>
          </table:table-cell>
          <table:table-cell/>
          <table:table-cell office:value-type="float" office:value="506.0265" calcext:value-type="float">
            <text:p>506.0265</text:p>
          </table:table-cell>
          <table:table-cell table:formula="of:=[.W17]/[.$G17]" office:value-type="percentage" office:value="0.960202087286528" calcext:value-type="percentage">
            <text:p>96.0%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float" office:value="17850" calcext:value-type="float">
            <text:p>17850</text:p>
          </table:table-cell>
          <table:table-cell office:value-type="float" office:value="17690" calcext:value-type="float">
            <text:p>17690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534" calcext:value-type="float">
            <text:p>534</text:p>
          </table:table-cell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23" calcext:value-type="float">
            <text:p>523</text:p>
          </table:table-cell>
          <table:table-cell table:formula="of:=[.F19]/[.F18]-1" office:value-type="percentage" office:value="-0.0299625468164794" calcext:value-type="percentage">
            <text:p>-3.00%</text:p>
          </table:table-cell>
          <table:table-cell table:formula="of:=[.G18]/[.F18]-1" office:value-type="percentage" office:value="-0.0168539325842697" calcext:value-type="percentage">
            <text:p>-1.69%</text:p>
          </table:table-cell>
          <table:table-cell table:formula="of:=[.H18]/[.F18]-1" office:value-type="percentage" office:value="0.00749063670411987" calcext:value-type="percentage">
            <text:p>0.75%</text:p>
          </table:table-cell>
          <table:table-cell table:formula="of:=[.G18]/[.I18]-1" office:value-type="percentage" office:value="0.00382409177820264" calcext:value-type="percentage">
            <text:p>0.38%</text:p>
          </table:table-cell>
          <table:table-cell/>
          <table:table-cell office:value-type="string" calcext:value-type="string">
            <text:p>2016-01-25</text:p>
          </table:table-cell>
          <table:table-cell table:number-columns-repeated="4"/>
          <table:table-cell office:value-type="float" office:value="522.3709" calcext:value-type="float">
            <text:p>522.37</text:p>
          </table:table-cell>
          <table:table-cell table:formula="of:=[.T18]/[.$G18]" office:value-type="percentage" office:value="0.99499219047619" calcext:value-type="percentage">
            <text:p>99.5%</text:p>
          </table:table-cell>
          <table:table-cell/>
          <table:table-cell office:value-type="float" office:value="521.5116" calcext:value-type="float">
            <text:p>521.5116</text:p>
          </table:table-cell>
          <table:table-cell table:formula="of:=[.W18]/[.$G18]" office:value-type="percentage" office:value="0.993355428571429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float" office:value="17620" calcext:value-type="float">
            <text:p>17620</text:p>
          </table:table-cell>
          <table:table-cell office:value-type="float" office:value="17640" calcext:value-type="float">
            <text:p>17640</text:p>
          </table:table-cell>
          <table:table-cell office:value-type="float" office:value="616" calcext:value-type="float">
            <text:p>616</text:p>
          </table:table-cell>
          <table:table-cell office:value-type="float" office:value="619" calcext:value-type="float">
            <text:p>619</text:p>
          </table:table-cell>
          <table:table-cell office:value-type="float" office:value="518" calcext:value-type="float">
            <text:p>518</text:p>
          </table:table-cell>
          <table:table-cell office:value-type="float" office:value="506" calcext:value-type="float">
            <text:p>506</text:p>
          </table:table-cell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  <table:table-cell table:formula="of:=[.F20]/[.F19]-1" office:value-type="percentage" office:value="-0.00386100386100385" calcext:value-type="percentage">
            <text:p>-0.39%</text:p>
          </table:table-cell>
          <table:table-cell table:formula="of:=[.G19]/[.F19]-1" office:value-type="percentage" office:value="-0.0231660231660231" calcext:value-type="percentage">
            <text:p>-2.32%</text:p>
          </table:table-cell>
          <table:table-cell table:formula="of:=[.H19]/[.F19]-1" office:value-type="percentage" office:value="0" calcext:value-type="percentage">
            <text:p>0.00%</text:p>
          </table:table-cell>
          <table:table-cell table:formula="of:=[.G19]/[.I19]-1" office:value-type="percentage" office:value="0.00596421471172959" calcext:value-type="percentage">
            <text:p>0.60%</text:p>
          </table:table-cell>
          <table:table-cell/>
          <table:table-cell office:value-type="string" calcext:value-type="string">
            <text:p>2016-01-26</text:p>
          </table:table-cell>
          <table:table-cell table:number-columns-repeated="4"/>
          <table:table-cell office:value-type="float" office:value="527.1256" calcext:value-type="float">
            <text:p>527.13</text:p>
          </table:table-cell>
          <table:table-cell table:formula="of:=[.T19]/[.$G19]" office:value-type="percentage" office:value="1.04175019762846" calcext:value-type="percentage">
            <text:p>104.2%</text:p>
          </table:table-cell>
          <table:table-cell/>
          <table:table-cell office:value-type="float" office:value="530.26355" calcext:value-type="float">
            <text:p>530.26355</text:p>
          </table:table-cell>
          <table:table-cell table:formula="of:=[.W19]/[.$G19]" office:value-type="percentage" office:value="1.0479516798419" calcext:value-type="percentage">
            <text:p>104.8%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office:value-type="float" office:value="17610" calcext:value-type="float">
            <text:p>17610</text:p>
          </table:table-cell>
          <table:table-cell office:value-type="float" office:value="17700" calcext:value-type="float">
            <text:p>17700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office:value-type="float" office:value="513" calcext:value-type="float">
            <text:p>513</text:p>
          </table:table-cell>
          <table:table-cell table:formula="of:=[.F21]/[.F20]-1" office:value-type="percentage" office:value="-0.00193798449612403" calcext:value-type="percentage">
            <text:p>-0.19%</text:p>
          </table:table-cell>
          <table:table-cell table:formula="of:=[.G20]/[.F20]-1" office:value-type="percentage" office:value="0.00193798449612403" calcext:value-type="percentage">
            <text:p>0.19%</text:p>
          </table:table-cell>
          <table:table-cell table:formula="of:=[.H20]/[.F20]-1" office:value-type="percentage" office:value="0.0116279069767442" calcext:value-type="percentage">
            <text:p>1.16%</text:p>
          </table:table-cell>
          <table:table-cell table:formula="of:=[.G20]/[.I20]-1" office:value-type="percentage" office:value="0.00779727095516569" calcext:value-type="percentage">
            <text:p>0.78%</text:p>
          </table:table-cell>
          <table:table-cell/>
          <table:table-cell office:value-type="string" calcext:value-type="string">
            <text:p>2016-01-27</text:p>
          </table:table-cell>
          <table:table-cell table:number-columns-repeated="4"/>
          <table:table-cell office:value-type="float" office:value="502.01736" calcext:value-type="float">
            <text:p>502.02</text:p>
          </table:table-cell>
          <table:table-cell table:formula="of:=[.T20]/[.$G20]" office:value-type="percentage" office:value="0.971020038684719" calcext:value-type="percentage">
            <text:p>97.1%</text:p>
          </table:table-cell>
          <table:table-cell/>
          <table:table-cell office:value-type="float" office:value="514.0865" calcext:value-type="float">
            <text:p>514.0865</text:p>
          </table:table-cell>
          <table:table-cell table:formula="of:=[.W20]/[.$G20]" office:value-type="percentage" office:value="0.994364603481625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2016-01-28</text:p>
          </table:table-cell>
          <table:table-cell office:value-type="float" office:value="17750" calcext:value-type="float">
            <text:p>17750</text:p>
          </table:table-cell>
          <table:table-cell office:value-type="float" office:value="17730" calcext:value-type="float">
            <text:p>17730</text:p>
          </table:table-cell>
          <table:table-cell office:value-type="float" office:value="618" calcext:value-type="float">
            <text:p>618</text:p>
          </table:table-cell>
          <table:table-cell office:value-type="float" office:value="607" calcext:value-type="float">
            <text:p>607</text:p>
          </table:table-cell>
          <table:table-cell office:value-type="float" office:value="515" calcext:value-type="float">
            <text:p>515</text:p>
          </table:table-cell>
          <table:table-cell office:value-type="float" office:value="509" calcext:value-type="float">
            <text:p>509</text:p>
          </table:table-cell>
          <table:table-cell office:value-type="float" office:value="516" calcext:value-type="float">
            <text:p>516</text:p>
          </table:table-cell>
          <table:table-cell office:value-type="float" office:value="508" calcext:value-type="float">
            <text:p>508</text:p>
          </table:table-cell>
          <table:table-cell table:formula="of:=[.F22]/[.F21]-1" office:value-type="percentage" office:value="-0.029126213592233" calcext:value-type="percentage">
            <text:p>-2.91%</text:p>
          </table:table-cell>
          <table:table-cell table:formula="of:=[.G21]/[.F21]-1" office:value-type="percentage" office:value="-0.0116504854368932" calcext:value-type="percentage">
            <text:p>-1.17%</text:p>
          </table:table-cell>
          <table:table-cell table:formula="of:=[.H21]/[.F21]-1" office:value-type="percentage" office:value="0.00194174757281562" calcext:value-type="percentage">
            <text:p>0.19%</text:p>
          </table:table-cell>
          <table:table-cell table:formula="of:=[.G21]/[.I21]-1" office:value-type="percentage" office:value="0.00196850393700787" calcext:value-type="percentage">
            <text:p>0.20%</text:p>
          </table:table-cell>
          <table:table-cell/>
          <table:table-cell office:value-type="string" calcext:value-type="string">
            <text:p>2016-01-28</text:p>
          </table:table-cell>
          <table:table-cell table:number-columns-repeated="4"/>
          <table:table-cell office:value-type="float" office:value="507.05463" calcext:value-type="float">
            <text:p>507.05</text:p>
          </table:table-cell>
          <table:table-cell table:formula="of:=[.T21]/[.$G21]" office:value-type="percentage" office:value="0.996178055009823" calcext:value-type="percentage">
            <text:p>99.6%</text:p>
          </table:table-cell>
          <table:table-cell/>
          <table:table-cell office:value-type="float" office:value="510.5344" calcext:value-type="float">
            <text:p>510.5344</text:p>
          </table:table-cell>
          <table:table-cell table:formula="of:=[.W21]/[.$G21]" office:value-type="percentage" office:value="1.00301453831041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float" office:value="17640" calcext:value-type="float">
            <text:p>17640</text:p>
          </table:table-cell>
          <table:table-cell office:value-type="float" office:value="17770" calcext:value-type="float">
            <text:p>17770</text:p>
          </table:table-cell>
          <table:table-cell office:value-type="float" office:value="607" calcext:value-type="float">
            <text:p>607</text:p>
          </table:table-cell>
          <table:table-cell office:value-type="float" office:value="605" calcext:value-type="float">
            <text:p>605</text:p>
          </table:table-cell>
          <table:table-cell office:value-type="float" office:value="500" calcext:value-type="float">
            <text:p>500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  <table:table-cell office:value-type="float" office:value="472" calcext:value-type="float">
            <text:p>472</text:p>
          </table:table-cell>
          <table:table-cell table:formula="of:=[.F23]/[.F22]-1" office:value-type="percentage" office:value="0.05" calcext:value-type="percentage">
            <text:p>5.00%</text:p>
          </table:table-cell>
          <table:table-cell table:formula="of:=[.G22]/[.F22]-1" office:value-type="percentage" office:value="-0.00600000000000001" calcext:value-type="percentage">
            <text:p>-0.60%</text:p>
          </table:table-cell>
          <table:table-cell table:formula="of:=[.H22]/[.F22]-1" office:value-type="percentage" office:value="0.004" calcext:value-type="percentage">
            <text:p>0.40%</text:p>
          </table:table-cell>
          <table:table-cell table:style-name="ce37" table:formula="of:=[.G22]/[.I22]-1" office:value-type="percentage" office:value="0.0529661016949152" calcext:value-type="percentage">
            <text:p>5.30%</text:p>
          </table:table-cell>
          <table:table-cell/>
          <table:table-cell office:value-type="string" calcext:value-type="string">
            <text:p>2016-01-29</text:p>
          </table:table-cell>
          <table:table-cell table:number-columns-repeated="4"/>
          <table:table-cell office:value-type="float" office:value="499.95163" calcext:value-type="float">
            <text:p>499.95</text:p>
          </table:table-cell>
          <table:table-cell table:formula="of:=[.T22]/[.$G22]" office:value-type="percentage" office:value="1.00593889336016" calcext:value-type="percentage">
            <text:p>100.6%</text:p>
          </table:table-cell>
          <table:table-cell/>
          <table:table-cell office:value-type="float" office:value="497.70532" calcext:value-type="float">
            <text:p>497.70532</text:p>
          </table:table-cell>
          <table:table-cell table:formula="of:=[.W22]/[.$G22]" office:value-type="percentage" office:value="1.00141915492958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17820" calcext:value-type="float">
            <text:p>17820</text:p>
          </table:table-cell>
          <table:table-cell office:value-type="float" office:value="17810" calcext:value-type="float">
            <text:p>17810</text:p>
          </table:table-cell>
          <table:table-cell office:value-type="float" office:value="605" calcext:value-type="float">
            <text:p>605</text:p>
          </table:table-cell>
          <table:table-cell office:value-type="float" office:value="596" calcext:value-type="float">
            <text:p>596</text:p>
          </table:table-cell>
          <table:table-cell office:value-type="float" office:value="525" calcext:value-type="float">
            <text:p>525</text:p>
          </table:table-cell>
          <table:table-cell office:value-type="float" office:value="475" calcext:value-type="float">
            <text:p>475</text:p>
          </table:table-cell>
          <table:table-cell office:value-type="float" office:value="526" calcext:value-type="float">
            <text:p>526</text:p>
          </table:table-cell>
          <table:table-cell office:value-type="float" office:value="471" calcext:value-type="float">
            <text:p>471</text:p>
          </table:table-cell>
          <table:table-cell table:formula="of:=[.F24]/[.F23]-1" office:value-type="percentage" office:value="-0.104761904761905" calcext:value-type="percentage">
            <text:p>-10.48%</text:p>
          </table:table-cell>
          <table:table-cell table:formula="of:=[.G23]/[.F23]-1" office:value-type="percentage" office:value="-0.0952380952380952" calcext:value-type="percentage">
            <text:p>-9.52%</text:p>
          </table:table-cell>
          <table:table-cell table:formula="of:=[.H23]/[.F23]-1" office:value-type="percentage" office:value="0.00190476190476185" calcext:value-type="percentage">
            <text:p>0.19%</text:p>
          </table:table-cell>
          <table:table-cell table:formula="of:=[.G23]/[.I23]-1" office:value-type="percentage" office:value="0.00849256900212314" calcext:value-type="percentage">
            <text:p>0.85%</text:p>
          </table:table-cell>
          <table:table-cell/>
          <table:table-cell office:value-type="string" calcext:value-type="string">
            <text:p>2016-02-01</text:p>
          </table:table-cell>
          <table:table-cell table:number-columns-repeated="4"/>
          <table:table-cell office:value-type="float" office:value="493.9697" calcext:value-type="float">
            <text:p>493.97</text:p>
          </table:table-cell>
          <table:table-cell table:formula="of:=[.T23]/[.$G23]" office:value-type="percentage" office:value="1.03993621052632" calcext:value-type="percentage">
            <text:p>104.0%</text:p>
          </table:table-cell>
          <table:table-cell/>
          <table:table-cell office:value-type="float" office:value="478.75925" calcext:value-type="float">
            <text:p>478.75925</text:p>
          </table:table-cell>
          <table:table-cell table:formula="of:=[.W23]/[.$G23]" office:value-type="percentage" office:value="1.00791421052632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office:value-type="float" office:value="17800" calcext:value-type="float">
            <text:p>17800</text:p>
          </table:table-cell>
          <table:table-cell office:value-type="float" office:value="17570" calcext:value-type="float">
            <text:p>17570</text:p>
          </table:table-cell>
          <table:table-cell office:value-type="float" office:value="597" calcext:value-type="float">
            <text:p>597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  <table:table-cell office:value-type="float" office:value="453" calcext:value-type="float">
            <text:p>453</text:p>
          </table:table-cell>
          <table:table-cell office:value-type="float" office:value="470" calcext:value-type="float">
            <text:p>470</text:p>
          </table:table-cell>
          <table:table-cell office:value-type="float" office:value="452" calcext:value-type="float">
            <text:p>452</text:p>
          </table:table-cell>
          <table:table-cell table:formula="of:=[.F25]/[.F24]-1" office:value-type="percentage" office:value="-0.0553191489361702" calcext:value-type="percentage">
            <text:p>-5.53%</text:p>
          </table:table-cell>
          <table:table-cell table:formula="of:=[.G24]/[.F24]-1" office:value-type="percentage" office:value="-0.0361702127659574" calcext:value-type="percentage">
            <text:p>-3.62%</text:p>
          </table:table-cell>
          <table:table-cell table:formula="of:=[.H24]/[.F24]-1" office:value-type="percentage" office:value="0" calcext:value-type="percentage">
            <text:p>0.00%</text:p>
          </table:table-cell>
          <table:table-cell table:formula="of:=[.G24]/[.I24]-1" office:value-type="percentage" office:value="0.00221238938053103" calcext:value-type="percentage">
            <text:p>0.22%</text:p>
          </table:table-cell>
          <table:table-cell/>
          <table:table-cell office:value-type="string" calcext:value-type="string">
            <text:p>2016-02-02</text:p>
          </table:table-cell>
          <table:table-cell table:number-columns-repeated="4"/>
          <table:table-cell office:value-type="float" office:value="473.6021" calcext:value-type="float">
            <text:p>473.60</text:p>
          </table:table-cell>
          <table:table-cell table:formula="of:=[.T24]/[.$G24]" office:value-type="percentage" office:value="1.04547924944812" calcext:value-type="percentage">
            <text:p>104.5%</text:p>
          </table:table-cell>
          <table:table-cell/>
          <table:table-cell office:value-type="float" office:value="451.72363" calcext:value-type="float">
            <text:p>451.72363</text:p>
          </table:table-cell>
          <table:table-cell table:formula="of:=[.W24]/[.$G24]" office:value-type="percentage" office:value="0.997182406181016" calcext:value-type="percentage">
            <text:p>99.7%</text:p>
          </table:table-cell>
        </table:table-row>
        <table:table-row table:style-name="ro1">
          <table:table-cell office:value-type="string" calcext:value-type="string">
            <text:p>2016-02-03</text:p>
          </table:table-cell>
          <table:table-cell office:value-type="float" office:value="17650" calcext:value-type="float">
            <text:p>17650</text:p>
          </table:table-cell>
          <table:table-cell office:value-type="float" office:value="17670" calcext:value-type="float">
            <text:p>17670</text:p>
          </table:table-cell>
          <table:table-cell office:value-type="float" office:value="597" calcext:value-type="float">
            <text:p>597</text:p>
          </table:table-cell>
          <table:table-cell office:value-type="float" office:value="595" calcext:value-type="float">
            <text:p>595</text:p>
          </table:table-cell>
          <table:table-cell office:value-type="float" office:value="444" calcext:value-type="float">
            <text:p>444</text:p>
          </table:table-cell>
          <table:table-cell office:value-type="float" office:value="428" calcext:value-type="float">
            <text:p>428</text:p>
          </table:table-cell>
          <table:table-cell office:value-type="float" office:value="444" calcext:value-type="float">
            <text:p>444</text:p>
          </table:table-cell>
          <table:table-cell office:value-type="float" office:value="425" calcext:value-type="float">
            <text:p>425</text:p>
          </table:table-cell>
          <table:table-cell table:formula="of:=[.F26]/[.F25]-1" office:value-type="percentage" office:value="-0.045045045045045" calcext:value-type="percentage">
            <text:p>-4.50%</text:p>
          </table:table-cell>
          <table:table-cell table:formula="of:=[.G25]/[.F25]-1" office:value-type="percentage" office:value="-0.036036036036036" calcext:value-type="percentage">
            <text:p>-3.60%</text:p>
          </table:table-cell>
          <table:table-cell table:formula="of:=[.H25]/[.F25]-1" office:value-type="percentage" office:value="0" calcext:value-type="percentage">
            <text:p>0.00%</text:p>
          </table:table-cell>
          <table:table-cell table:formula="of:=[.G25]/[.I25]-1" office:value-type="percentage" office:value="0.00705882352941178" calcext:value-type="percentage">
            <text:p>0.71%</text:p>
          </table:table-cell>
          <table:table-cell/>
          <table:table-cell office:value-type="string" calcext:value-type="string">
            <text:p>2016-02-03</text:p>
          </table:table-cell>
          <table:table-cell table:number-columns-repeated="4"/>
          <table:table-cell office:value-type="float" office:value="457.77948" calcext:value-type="float">
            <text:p>457.78</text:p>
          </table:table-cell>
          <table:table-cell table:formula="of:=[.T25]/[.$G25]" office:value-type="percentage" office:value="1.06957822429907" calcext:value-type="percentage">
            <text:p>107.0%</text:p>
          </table:table-cell>
          <table:table-cell/>
          <table:table-cell office:value-type="float" office:value="435.7909" calcext:value-type="float">
            <text:p>435.7909</text:p>
          </table:table-cell>
          <table:table-cell table:formula="of:=[.W25]/[.$G25]" office:value-type="percentage" office:value="1.01820303738318" calcext:value-type="percentage">
            <text:p>101.8%</text:p>
          </table:table-cell>
        </table:table-row>
        <table:table-row table:style-name="ro1">
          <table:table-cell office:value-type="string" calcext:value-type="string">
            <text:p>2016-02-04</text:p>
          </table:table-cell>
          <table:table-cell office:value-type="float" office:value="17570" calcext:value-type="float">
            <text:p>17570</text:p>
          </table:table-cell>
          <table:table-cell office:value-type="float" office:value="17530" calcext:value-type="float">
            <text:p>17530</text:p>
          </table:table-cell>
          <table:table-cell office:value-type="float" office:value="596" calcext:value-type="float">
            <text:p>596</text:p>
          </table:table-cell>
          <table:table-cell office:value-type="float" office:value="586" calcext:value-type="float">
            <text:p>586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20" calcext:value-type="float">
            <text:p>420</text:p>
          </table:table-cell>
          <table:table-cell table:formula="of:=[.F27]/[.F26]-1" office:value-type="percentage" office:value="-0.0117924528301887" calcext:value-type="percentage">
            <text:p>-1.18%</text:p>
          </table:table-cell>
          <table:table-cell table:formula="of:=[.G26]/[.F26]-1" office:value-type="percentage" office:value="0.00235849056603765" calcext:value-type="percentage">
            <text:p>0.24%</text:p>
          </table:table-cell>
          <table:table-cell table:formula="of:=[.H26]/[.F26]-1" office:value-type="percentage" office:value="0.0165094339622642" calcext:value-type="percentage">
            <text:p>1.65%</text:p>
          </table:table-cell>
          <table:table-cell table:formula="of:=[.G26]/[.I26]-1" office:value-type="percentage" office:value="0.0119047619047619" calcext:value-type="percentage">
            <text:p>1.19%</text:p>
          </table:table-cell>
          <table:table-cell/>
          <table:table-cell office:value-type="string" calcext:value-type="string">
            <text:p>2016-02-04</text:p>
          </table:table-cell>
          <table:table-cell table:number-columns-repeated="4"/>
          <table:table-cell office:value-type="float" office:value="425.81247" calcext:value-type="float">
            <text:p>425.81</text:p>
          </table:table-cell>
          <table:table-cell table:formula="of:=[.T26]/[.$G26]" office:value-type="percentage" office:value="1.00191169411765" calcext:value-type="percentage">
            <text:p>100.2%</text:p>
          </table:table-cell>
          <table:table-cell/>
          <table:table-cell office:value-type="float" office:value="426.62396" calcext:value-type="float">
            <text:p>426.62396</text:p>
          </table:table-cell>
          <table:table-cell table:formula="of:=[.W26]/[.$G26]" office:value-type="percentage" office:value="1.00382108235294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6-02-05</text:p>
          </table:table-cell>
          <table:table-cell office:value-type="float" office:value="17610" calcext:value-type="float">
            <text:p>17610</text:p>
          </table:table-cell>
          <table:table-cell office:value-type="float" office:value="17510" calcext:value-type="float">
            <text:p>17510</text:p>
          </table:table-cell>
          <table:table-cell office:value-type="float" office:value="588" calcext:value-type="float">
            <text:p>588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428" calcext:value-type="float">
            <text:p>428</text:p>
          </table:table-cell>
          <table:table-cell office:value-type="float" office:value="416" calcext:value-type="float">
            <text:p>416</text:p>
          </table:table-cell>
          <table:table-cell table:formula="of:=[.F28]/[.F27]-1" office:value-type="percentage" office:value="-0.0214797136038186" calcext:value-type="percentage">
            <text:p>-2.15%</text:p>
          </table:table-cell>
          <table:table-cell table:formula="of:=[.G27]/[.F27]-1" office:value-type="percentage" office:value="0" calcext:value-type="percentage">
            <text:p>0.00%</text:p>
          </table:table-cell>
          <table:table-cell table:formula="of:=[.H27]/[.F27]-1" office:value-type="percentage" office:value="0.0214797136038185" calcext:value-type="percentage">
            <text:p>2.15%</text:p>
          </table:table-cell>
          <table:table-cell table:formula="of:=[.G27]/[.I27]-1" office:value-type="percentage" office:value="0.00721153846153855" calcext:value-type="percentage">
            <text:p>0.72%</text:p>
          </table:table-cell>
          <table:table-cell/>
          <table:table-cell office:value-type="string" calcext:value-type="string">
            <text:p>2016-02-05</text:p>
          </table:table-cell>
          <table:table-cell table:number-columns-repeated="4"/>
          <table:table-cell office:value-type="float" office:value="412.39554" calcext:value-type="float">
            <text:p>412.40</text:p>
          </table:table-cell>
          <table:table-cell table:formula="of:=[.T27]/[.$G27]" office:value-type="percentage" office:value="0.984237565632458" calcext:value-type="percentage">
            <text:p>98.4%</text:p>
          </table:table-cell>
          <table:table-cell/>
          <table:table-cell office:value-type="float" office:value="424.3385" calcext:value-type="float">
            <text:p>424.3385</text:p>
          </table:table-cell>
          <table:table-cell table:formula="of:=[.W27]/[.$G27]" office:value-type="percentage" office:value="1.01274105011933" calcext:value-type="percentage">
            <text:p>101.3%</text:p>
          </table:table-cell>
        </table:table-row>
        <table:table-row table:style-name="ro1">
          <table:table-cell office:value-type="string" calcext:value-type="string">
            <text:p>2016-02-08</text:p>
          </table:table-cell>
          <table:table-cell office:value-type="float" office:value="17570" calcext:value-type="float">
            <text:p>17570</text:p>
          </table:table-cell>
          <table:table-cell office:value-type="float" office:value="17740" calcext:value-type="float">
            <text:p>17740</text:p>
          </table:table-cell>
          <table:table-cell office:value-type="float" office:value="601" calcext:value-type="float">
            <text:p>601</text:p>
          </table:table-cell>
          <table:table-cell office:value-type="float" office:value="610" calcext:value-type="float">
            <text:p>61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  <table:table-cell office:value-type="float" office:value="406" calcext:value-type="float">
            <text:p>406</text:p>
          </table:table-cell>
          <table:table-cell table:formula="of:=[.F29]/[.F28]-1" office:value-type="percentage" office:value="-0.0146341463414634" calcext:value-type="percentage">
            <text:p>-1.46%</text:p>
          </table:table-cell>
          <table:table-cell table:formula="of:=[.G28]/[.F28]-1" office:value-type="percentage" office:value="0.024390243902439" calcext:value-type="percentage">
            <text:p>2.44%</text:p>
          </table:table-cell>
          <table:table-cell table:formula="of:=[.H28]/[.F28]-1" office:value-type="percentage" office:value="0.0317073170731708" calcext:value-type="percentage">
            <text:p>3.17%</text:p>
          </table:table-cell>
          <table:table-cell table:style-name="ce37" table:formula="of:=[.G28]/[.I28]-1" office:value-type="percentage" office:value="0.0344827586206897" calcext:value-type="percentage">
            <text:p>3.45%</text:p>
          </table:table-cell>
          <table:table-cell/>
          <table:table-cell office:value-type="string" calcext:value-type="string">
            <text:p>2016-02-08</text:p>
          </table:table-cell>
          <table:table-cell table:number-columns-repeated="4"/>
          <table:table-cell office:value-type="float" office:value="411.71954" calcext:value-type="float">
            <text:p>411.72</text:p>
          </table:table-cell>
          <table:table-cell table:formula="of:=[.T28]/[.$G28]" office:value-type="percentage" office:value="0.980284619047619" calcext:value-type="percentage">
            <text:p>98.0%</text:p>
          </table:table-cell>
          <table:table-cell/>
          <table:table-cell office:value-type="float" office:value="415.2684" calcext:value-type="float">
            <text:p>415.2684</text:p>
          </table:table-cell>
          <table:table-cell table:formula="of:=[.W28]/[.$G28]" office:value-type="percentage" office:value="0.988734285714286" calcext:value-type="percentage">
            <text:p>98.9%</text:p>
          </table:table-cell>
        </table:table-row>
        <table:table-row table:style-name="ro1">
          <table:table-cell office:value-type="string" calcext:value-type="string">
            <text:p>2016-02-09</text:p>
          </table:table-cell>
          <table:table-cell office:value-type="float" office:value="17680" calcext:value-type="float">
            <text:p>17680</text:p>
          </table:table-cell>
          <table:table-cell office:value-type="float" office:value="17820" calcext:value-type="float">
            <text:p>17820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404" calcext:value-type="float">
            <text:p>404</text:p>
          </table:table-cell>
          <table:table-cell office:value-type="float" office:value="388" calcext:value-type="float">
            <text:p>388</text:p>
          </table:table-cell>
          <table:table-cell office:value-type="float" office:value="405" calcext:value-type="float">
            <text:p>405</text:p>
          </table:table-cell>
          <table:table-cell office:value-type="float" office:value="387" calcext:value-type="float">
            <text:p>387</text:p>
          </table:table-cell>
          <table:table-cell table:formula="of:=[.F30]/[.F29]-1" office:value-type="percentage" office:value="-0.0420792079207921" calcext:value-type="percentage">
            <text:p>-4.21%</text:p>
          </table:table-cell>
          <table:table-cell table:formula="of:=[.G29]/[.F29]-1" office:value-type="percentage" office:value="-0.0396039603960396" calcext:value-type="percentage">
            <text:p>-3.96%</text:p>
          </table:table-cell>
          <table:table-cell table:formula="of:=[.H29]/[.F29]-1" office:value-type="percentage" office:value="0.00247524752475248" calcext:value-type="percentage">
            <text:p>0.25%</text:p>
          </table:table-cell>
          <table:table-cell table:formula="of:=[.G29]/[.I29]-1" office:value-type="percentage" office:value="0.00258397932816545" calcext:value-type="percentage">
            <text:p>0.26%</text:p>
          </table:table-cell>
          <table:table-cell/>
          <table:table-cell office:value-type="string" calcext:value-type="string">
            <text:p>2016-02-09</text:p>
          </table:table-cell>
          <table:table-cell table:number-columns-repeated="4"/>
          <table:table-cell office:value-type="float" office:value="410.613" calcext:value-type="float">
            <text:p>410.61</text:p>
          </table:table-cell>
          <table:table-cell table:formula="of:=[.T29]/[.$G29]" office:value-type="percentage" office:value="1.05828092783505" calcext:value-type="percentage">
            <text:p>105.8%</text:p>
          </table:table-cell>
          <table:table-cell/>
          <table:table-cell office:value-type="float" office:value="410.66098" calcext:value-type="float">
            <text:p>410.66098</text:p>
          </table:table-cell>
          <table:table-cell table:formula="of:=[.W29]/[.$G29]" office:value-type="percentage" office:value="1.05840458762887" calcext:value-type="percentage">
            <text:p>105.8%</text:p>
          </table:table-cell>
        </table:table-row>
        <table:table-row table:style-name="ro1">
          <table:table-cell office:value-type="string" calcext:value-type="string">
            <text:p>2016-02-10</text:p>
          </table:table-cell>
          <table:table-cell office:value-type="float" office:value="17900" calcext:value-type="float">
            <text:p>17900</text:p>
          </table:table-cell>
          <table:table-cell office:value-type="float" office:value="18010" calcext:value-type="float">
            <text:p>18010</text:p>
          </table:table-cell>
          <table:table-cell office:value-type="float" office:value="610" calcext:value-type="float">
            <text:p>610</text:p>
          </table:table-cell>
          <table:table-cell office:value-type="float" office:value="627" calcext:value-type="float">
            <text:p>627</text:p>
          </table:table-cell>
          <table:table-cell office:value-type="float" office:value="387" calcext:value-type="float">
            <text:p>387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  <table:table-cell office:value-type="float" office:value="366" calcext:value-type="float">
            <text:p>366</text:p>
          </table:table-cell>
          <table:table-cell table:formula="of:=[.F31]/[.F30]-1" office:value-type="percentage" office:value="-0.0594315245478037" calcext:value-type="percentage">
            <text:p>-5.94%</text:p>
          </table:table-cell>
          <table:table-cell table:formula="of:=[.G30]/[.F30]-1" office:value-type="percentage" office:value="-0.0387596899224806" calcext:value-type="percentage">
            <text:p>-3.88%</text:p>
          </table:table-cell>
          <table:table-cell table:formula="of:=[.H30]/[.F30]-1" office:value-type="percentage" office:value="0.00516795865633068" calcext:value-type="percentage">
            <text:p>0.52%</text:p>
          </table:table-cell>
          <table:table-cell table:formula="of:=[.G30]/[.I30]-1" office:value-type="percentage" office:value="0.0163934426229508" calcext:value-type="percentage">
            <text:p>1.64%</text:p>
          </table:table-cell>
          <table:table-cell/>
          <table:table-cell office:value-type="string" calcext:value-type="string">
            <text:p>2016-02-10</text:p>
          </table:table-cell>
          <table:table-cell table:number-columns-repeated="4"/>
          <table:table-cell office:value-type="float" office:value="375.97986" calcext:value-type="float">
            <text:p>375.98</text:p>
          </table:table-cell>
          <table:table-cell table:formula="of:=[.T30]/[.$G30]" office:value-type="percentage" office:value="1.0106985483871" calcext:value-type="percentage">
            <text:p>101.1%</text:p>
          </table:table-cell>
          <table:table-cell/>
          <table:table-cell office:value-type="float" office:value="373.56332" calcext:value-type="float">
            <text:p>373.56332</text:p>
          </table:table-cell>
          <table:table-cell table:formula="of:=[.W30]/[.$G30]" office:value-type="percentage" office:value="1.00420247311828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6-02-12</text:p>
          </table:table-cell>
          <table:table-cell office:value-type="float" office:value="18180" calcext:value-type="float">
            <text:p>18180</text:p>
          </table:table-cell>
          <table:table-cell office:value-type="float" office:value="18140" calcext:value-type="float">
            <text:p>18140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364" calcext:value-type="float">
            <text:p>364</text:p>
          </table:table-cell>
          <table:table-cell office:value-type="float" office:value="356" calcext:value-type="float">
            <text:p>356</text:p>
          </table:table-cell>
          <table:table-cell office:value-type="float" office:value="373" calcext:value-type="float">
            <text:p>373</text:p>
          </table:table-cell>
          <table:table-cell office:value-type="float" office:value="355" calcext:value-type="float">
            <text:p>355</text:p>
          </table:table-cell>
          <table:table-cell table:formula="of:=[.F32]/[.F31]-1" office:value-type="percentage" office:value="0.0219780219780219" calcext:value-type="percentage">
            <text:p>2.20%</text:p>
          </table:table-cell>
          <table:table-cell table:formula="of:=[.G31]/[.F31]-1" office:value-type="percentage" office:value="-0.021978021978022" calcext:value-type="percentage">
            <text:p>-2.20%</text:p>
          </table:table-cell>
          <table:table-cell table:formula="of:=[.H31]/[.F31]-1" office:value-type="percentage" office:value="0.0247252747252746" calcext:value-type="percentage">
            <text:p>2.47%</text:p>
          </table:table-cell>
          <table:table-cell table:formula="of:=[.G31]/[.I31]-1" office:value-type="percentage" office:value="0.0028169014084507" calcext:value-type="percentage">
            <text:p>0.28%</text:p>
          </table:table-cell>
          <table:table-cell/>
          <table:table-cell office:value-type="string" calcext:value-type="string">
            <text:p>2016-02-12</text:p>
          </table:table-cell>
          <table:table-cell table:number-columns-repeated="4"/>
          <table:table-cell office:value-type="float" office:value="356.9345" calcext:value-type="float">
            <text:p>356.93</text:p>
          </table:table-cell>
          <table:table-cell table:formula="of:=[.T31]/[.$G31]" office:value-type="percentage" office:value="1.002625" calcext:value-type="percentage">
            <text:p>100.3%</text:p>
          </table:table-cell>
          <table:table-cell/>
          <table:table-cell office:value-type="float" office:value="364.7176" calcext:value-type="float">
            <text:p>364.7176</text:p>
          </table:table-cell>
          <table:table-cell table:formula="of:=[.W31]/[.$G31]" office:value-type="percentage" office:value="1.02448764044944" calcext:value-type="percentage">
            <text:p>102.4%</text:p>
          </table:table-cell>
        </table:table-row>
        <table:table-row table:style-name="ro1">
          <table:table-cell office:value-type="string" calcext:value-type="string">
            <text:p>2016-02-15</text:p>
          </table:table-cell>
          <table:table-cell office:value-type="float" office:value="18070" calcext:value-type="float">
            <text:p>18070</text:p>
          </table:table-cell>
          <table:table-cell office:value-type="float" office:value="18130" calcext:value-type="float">
            <text:p>18130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office:value-type="float" office:value="386" calcext:value-type="float">
            <text:p>386</text:p>
          </table:table-cell>
          <table:table-cell office:value-type="float" office:value="368" calcext:value-type="float">
            <text:p>368</text:p>
          </table:table-cell>
          <table:table-cell table:formula="of:=[.F33]/[.F32]-1" office:value-type="percentage" office:value="0.021505376344086" calcext:value-type="percentage">
            <text:p>2.15%</text:p>
          </table:table-cell>
          <table:table-cell table:formula="of:=[.G32]/[.F32]-1" office:value-type="percentage" office:value="0.0268817204301075" calcext:value-type="percentage">
            <text:p>2.69%</text:p>
          </table:table-cell>
          <table:table-cell table:formula="of:=[.H32]/[.F32]-1" office:value-type="percentage" office:value="0.0376344086021505" calcext:value-type="percentage">
            <text:p>3.76%</text:p>
          </table:table-cell>
          <table:table-cell table:formula="of:=[.G32]/[.I32]-1" office:value-type="percentage" office:value="0.0380434782608696" calcext:value-type="percentage">
            <text:p>3.80%</text:p>
          </table:table-cell>
          <table:table-cell/>
          <table:table-cell office:value-type="string" calcext:value-type="string">
            <text:p>2016-02-15</text:p>
          </table:table-cell>
          <table:table-cell table:number-columns-repeated="4"/>
          <table:table-cell office:value-type="float" office:value="338.71185" calcext:value-type="float">
            <text:p>338.71</text:p>
          </table:table-cell>
          <table:table-cell table:formula="of:=[.T32]/[.$G32]" office:value-type="percentage" office:value="0.886680235602094" calcext:value-type="percentage">
            <text:p>88.7%</text:p>
          </table:table-cell>
          <table:table-cell/>
          <table:table-cell office:value-type="float" office:value="370.8999" calcext:value-type="float">
            <text:p>370.8999</text:p>
          </table:table-cell>
          <table:table-cell table:formula="of:=[.W32]/[.$G32]" office:value-type="percentage" office:value="0.970942146596859" calcext:value-type="percentage">
            <text:p>97.1%</text:p>
          </table:table-cell>
        </table:table-row>
        <table:table-row table:style-name="ro1">
          <table:table-cell office:value-type="string" calcext:value-type="string">
            <text:p>2016-02-16</text:p>
          </table:table-cell>
          <table:table-cell office:value-type="float" office:value="18080" calcext:value-type="float">
            <text:p>18080</text:p>
          </table:table-cell>
          <table:table-cell office:value-type="float" office:value="18180" calcext:value-type="float">
            <text:p>18180</text:p>
          </table:table-cell>
          <table:table-cell office:value-type="float" office:value="629" calcext:value-type="float">
            <text:p>629</text:p>
          </table:table-cell>
          <table:table-cell office:value-type="float" office:value="632" calcext:value-type="float">
            <text:p>632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376" calcext:value-type="float">
            <text:p>376</text:p>
          </table:table-cell>
          <table:table-cell table:formula="of:=[.F34]/[.F33]-1" office:value-type="percentage" office:value="0.0368421052631578" calcext:value-type="percentage">
            <text:p>3.68%</text:p>
          </table:table-cell>
          <table:table-cell table:formula="of:=[.G33]/[.F33]-1" office:value-type="percentage" office:value="0.0315789473684211" calcext:value-type="percentage">
            <text:p>3.16%</text:p>
          </table:table-cell>
          <table:table-cell table:formula="of:=[.H33]/[.F33]-1" office:value-type="percentage" office:value="0.0578947368421052" calcext:value-type="percentage">
            <text:p>5.79%</text:p>
          </table:table-cell>
          <table:table-cell table:formula="of:=[.G33]/[.I33]-1" office:value-type="percentage" office:value="0.0425531914893618" calcext:value-type="percentage">
            <text:p>4.26%</text:p>
          </table:table-cell>
          <table:table-cell/>
          <table:table-cell office:value-type="string" calcext:value-type="string">
            <text:p>2016-02-16</text:p>
          </table:table-cell>
          <table:table-cell table:number-columns-repeated="4"/>
          <table:table-cell office:value-type="float" office:value="384.9651" calcext:value-type="float">
            <text:p>384.97</text:p>
          </table:table-cell>
          <table:table-cell table:formula="of:=[.T33]/[.$G33]" office:value-type="percentage" office:value="0.982053826530612" calcext:value-type="percentage">
            <text:p>98.2%</text:p>
          </table:table-cell>
          <table:table-cell/>
          <table:table-cell office:value-type="float" office:value="392.12955" calcext:value-type="float">
            <text:p>392.12955</text:p>
          </table:table-cell>
          <table:table-cell table:formula="of:=[.W33]/[.$G33]" office:value-type="percentage" office:value="1.00033048469388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2016-02-17</text:p>
          </table:table-cell>
          <table:table-cell office:value-type="float" office:value="18170" calcext:value-type="float">
            <text:p>18170</text:p>
          </table:table-cell>
          <table:table-cell office:value-type="float" office:value="18180" calcext:value-type="float">
            <text:p>18180</text:p>
          </table:table-cell>
          <table:table-cell office:value-type="float" office:value="635" calcext:value-type="float">
            <text:p>635</text:p>
          </table:table-cell>
          <table:table-cell office:value-type="float" office:value="630" calcext:value-type="float">
            <text:p>630</text:p>
          </table:table-cell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office:value-type="float" office:value="408" calcext:value-type="float">
            <text:p>408</text:p>
          </table:table-cell>
          <table:table-cell office:value-type="float" office:value="385" calcext:value-type="float">
            <text:p>385</text:p>
          </table:table-cell>
          <table:table-cell table:formula="of:=[.F35]/[.F34]-1" office:value-type="percentage" office:value="0.0532994923857868" calcext:value-type="percentage">
            <text:p>5.33%</text:p>
          </table:table-cell>
          <table:table-cell table:formula="of:=[.G34]/[.F34]-1" office:value-type="percentage" office:value="-0.00761421319796951" calcext:value-type="percentage">
            <text:p>-0.76%</text:p>
          </table:table-cell>
          <table:table-cell table:formula="of:=[.H34]/[.F34]-1" office:value-type="percentage" office:value="0.0355329949238579" calcext:value-type="percentage">
            <text:p>3.55%</text:p>
          </table:table-cell>
          <table:table-cell table:formula="of:=[.G34]/[.I34]-1" office:value-type="percentage" office:value="0.0155844155844156" calcext:value-type="percentage">
            <text:p>1.56%</text:p>
          </table:table-cell>
          <table:table-cell/>
          <table:table-cell office:value-type="string" calcext:value-type="string">
            <text:p>2016-02-17</text:p>
          </table:table-cell>
          <table:table-cell table:number-columns-repeated="4"/>
          <table:table-cell office:value-type="float" office:value="390.60962" calcext:value-type="float">
            <text:p>390.61</text:p>
          </table:table-cell>
          <table:table-cell table:formula="of:=[.T34]/[.$G34]" office:value-type="percentage" office:value="0.999001585677749" calcext:value-type="percentage">
            <text:p>99.9%</text:p>
          </table:table-cell>
          <table:table-cell/>
          <table:table-cell office:value-type="float" office:value="387.72253" calcext:value-type="float">
            <text:p>387.72253</text:p>
          </table:table-cell>
          <table:table-cell table:formula="of:=[.W34]/[.$G34]" office:value-type="percentage" office:value="0.991617723785166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6-02-18</text:p>
          </table:table-cell>
          <table:table-cell office:value-type="float" office:value="18150" calcext:value-type="float">
            <text:p>18150</text:p>
          </table:table-cell>
          <table:table-cell office:value-type="float" office:value="18200" calcext:value-type="float">
            <text:p>18200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 office:value-type="float" office:value="415" calcext:value-type="float">
            <text:p>415</text:p>
          </table:table-cell>
          <table:table-cell office:value-type="float" office:value="421" calcext:value-type="float">
            <text:p>421</text:p>
          </table:table-cell>
          <table:table-cell office:value-type="float" office:value="429" calcext:value-type="float">
            <text:p>429</text:p>
          </table:table-cell>
          <table:table-cell office:value-type="float" office:value="410" calcext:value-type="float">
            <text:p>410</text:p>
          </table:table-cell>
          <table:table-cell table:formula="of:=[.F36]/[.F35]-1" office:value-type="percentage" office:value="0.00481927710843366" calcext:value-type="percentage">
            <text:p>0.48%</text:p>
          </table:table-cell>
          <table:table-cell table:formula="of:=[.G35]/[.F35]-1" office:value-type="percentage" office:value="0.0144578313253012" calcext:value-type="percentage">
            <text:p>1.45%</text:p>
          </table:table-cell>
          <table:table-cell table:formula="of:=[.H35]/[.F35]-1" office:value-type="percentage" office:value="0.0337349397590361" calcext:value-type="percentage">
            <text:p>3.37%</text:p>
          </table:table-cell>
          <table:table-cell table:formula="of:=[.G35]/[.I35]-1" office:value-type="percentage" office:value="0.0268292682926829" calcext:value-type="percentage">
            <text:p>2.68%</text:p>
          </table:table-cell>
          <table:table-cell/>
          <table:table-cell office:value-type="string" calcext:value-type="string">
            <text:p>2016-02-18</text:p>
          </table:table-cell>
          <table:table-cell table:number-columns-repeated="4"/>
          <table:table-cell office:value-type="float" office:value="390.0132" calcext:value-type="float">
            <text:p>390.01</text:p>
          </table:table-cell>
          <table:table-cell table:formula="of:=[.T35]/[.$G35]" office:value-type="percentage" office:value="0.926397149643706" calcext:value-type="percentage">
            <text:p>92.6%</text:p>
          </table:table-cell>
          <table:table-cell/>
          <table:table-cell office:value-type="float" office:value="386.16022" calcext:value-type="float">
            <text:p>386.16022</text:p>
          </table:table-cell>
          <table:table-cell table:formula="of:=[.W35]/[.$G35]" office:value-type="percentage" office:value="0.917245178147268" calcext:value-type="percentage">
            <text:p>91.7%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float" office:value="18280" calcext:value-type="float">
            <text:p>18280</text:p>
          </table:table-cell>
          <table:table-cell office:value-type="float" office:value="18360" calcext:value-type="float">
            <text:p>18360</text:p>
          </table:table-cell>
          <table:table-cell office:value-type="float" office:value="636" calcext:value-type="float">
            <text:p>636</text:p>
          </table:table-cell>
          <table:table-cell office:value-type="float" office:value="630" calcext:value-type="float">
            <text:p>630</text:p>
          </table:table-cell>
          <table:table-cell office:value-type="float" office:value="417" calcext:value-type="float">
            <text:p>417</text:p>
          </table:table-cell>
          <table:table-cell office:value-type="float" office:value="408" calcext:value-type="float">
            <text:p>408</text:p>
          </table:table-cell>
          <table:table-cell office:value-type="float" office:value="418" calcext:value-type="float">
            <text:p>418</text:p>
          </table:table-cell>
          <table:table-cell office:value-type="float" office:value="402" calcext:value-type="float">
            <text:p>402</text:p>
          </table:table-cell>
          <table:table-cell table:formula="of:=[.F37]/[.F36]-1" office:value-type="percentage" office:value="-0.0239808153477218" calcext:value-type="percentage">
            <text:p>-2.40%</text:p>
          </table:table-cell>
          <table:table-cell table:formula="of:=[.G36]/[.F36]-1" office:value-type="percentage" office:value="-0.0215827338129496" calcext:value-type="percentage">
            <text:p>-2.16%</text:p>
          </table:table-cell>
          <table:table-cell table:formula="of:=[.H36]/[.F36]-1" office:value-type="percentage" office:value="0.00239808153477217" calcext:value-type="percentage">
            <text:p>0.24%</text:p>
          </table:table-cell>
          <table:table-cell table:formula="of:=[.G36]/[.I36]-1" office:value-type="percentage" office:value="0.0149253731343284" calcext:value-type="percentage">
            <text:p>1.49%</text:p>
          </table:table-cell>
          <table:table-cell/>
          <table:table-cell office:value-type="string" calcext:value-type="string">
            <text:p>2016-02-19</text:p>
          </table:table-cell>
          <table:table-cell table:number-columns-repeated="4"/>
          <table:table-cell office:value-type="float" office:value="412.8512" calcext:value-type="float">
            <text:p>412.85</text:p>
          </table:table-cell>
          <table:table-cell table:formula="of:=[.T36]/[.$G36]" office:value-type="percentage" office:value="1.01189019607843" calcext:value-type="percentage">
            <text:p>101.2%</text:p>
          </table:table-cell>
          <table:table-cell/>
          <table:table-cell office:value-type="float" office:value="411.2817" calcext:value-type="float">
            <text:p>411.2817</text:p>
          </table:table-cell>
          <table:table-cell table:formula="of:=[.W36]/[.$G36]" office:value-type="percentage" office:value="1.00804338235294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02-22</text:p>
          </table:table-cell>
          <table:table-cell office:value-type="float" office:value="18370" calcext:value-type="float">
            <text:p>18370</text:p>
          </table:table-cell>
          <table:table-cell office:value-type="float" office:value="18460" calcext:value-type="float">
            <text:p>18460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office:value-type="float" office:value="417" calcext:value-type="float">
            <text:p>417</text:p>
          </table:table-cell>
          <table:table-cell office:value-type="float" office:value="404" calcext:value-type="float">
            <text:p>404</text:p>
          </table:table-cell>
          <table:table-cell table:formula="of:=[.F38]/[.F37]-1" office:value-type="percentage" office:value="0.0221130221130221" calcext:value-type="percentage">
            <text:p>2.21%</text:p>
          </table:table-cell>
          <table:table-cell table:formula="of:=[.G37]/[.F37]-1" office:value-type="percentage" office:value="0.0171990171990173" calcext:value-type="percentage">
            <text:p>1.72%</text:p>
          </table:table-cell>
          <table:table-cell table:formula="of:=[.H37]/[.F37]-1" office:value-type="percentage" office:value="0.0245700245700247" calcext:value-type="percentage">
            <text:p>2.46%</text:p>
          </table:table-cell>
          <table:table-cell table:formula="of:=[.G37]/[.I37]-1" office:value-type="percentage" office:value="0.0247524752475248" calcext:value-type="percentage">
            <text:p>2.48%</text:p>
          </table:table-cell>
          <table:table-cell/>
          <table:table-cell office:value-type="string" calcext:value-type="string">
            <text:p>2016-02-22</text:p>
          </table:table-cell>
          <table:table-cell table:number-columns-repeated="4"/>
          <table:table-cell office:value-type="float" office:value="408.12762" calcext:value-type="float">
            <text:p>408.13</text:p>
          </table:table-cell>
          <table:table-cell table:formula="of:=[.T37]/[.$G37]" office:value-type="percentage" office:value="0.985815507246377" calcext:value-type="percentage">
            <text:p>98.6%</text:p>
          </table:table-cell>
          <table:table-cell/>
          <table:table-cell office:value-type="float" office:value="414.5381" calcext:value-type="float">
            <text:p>414.5381</text:p>
          </table:table-cell>
          <table:table-cell table:formula="of:=[.W37]/[.$G37]" office:value-type="percentage" office:value="1.00129975845411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6-02-23</text:p>
          </table:table-cell>
          <table:table-cell office:value-type="float" office:value="18510" calcext:value-type="float">
            <text:p>18510</text:p>
          </table:table-cell>
          <table:table-cell office:value-type="float" office:value="18450" calcext:value-type="float">
            <text:p>18450</text:p>
          </table:table-cell>
          <table:table-cell office:value-type="float" office:value="641" calcext:value-type="float">
            <text:p>641</text:p>
          </table:table-cell>
          <table:table-cell office:value-type="float" office:value="653" calcext:value-type="float">
            <text:p>653</text:p>
          </table:table-cell>
          <table:table-cell office:value-type="float" office:value="416" calcext:value-type="float">
            <text:p>416</text:p>
          </table:table-cell>
          <table:table-cell office:value-type="float" office:value="410" calcext:value-type="float">
            <text:p>410</text:p>
          </table:table-cell>
          <table:table-cell office:value-type="float" office:value="428" calcext:value-type="float">
            <text:p>428</text:p>
          </table:table-cell>
          <table:table-cell office:value-type="float" office:value="409" calcext:value-type="float">
            <text:p>409</text:p>
          </table:table-cell>
          <table:table-cell table:formula="of:=[.F39]/[.F38]-1" office:value-type="percentage" office:value="-0.0288461538461539" calcext:value-type="percentage">
            <text:p>-2.88%</text:p>
          </table:table-cell>
          <table:table-cell table:formula="of:=[.G38]/[.F38]-1" office:value-type="percentage" office:value="-0.0144230769230769" calcext:value-type="percentage">
            <text:p>-1.44%</text:p>
          </table:table-cell>
          <table:table-cell table:formula="of:=[.H38]/[.F38]-1" office:value-type="percentage" office:value="0.0288461538461537" calcext:value-type="percentage">
            <text:p>2.88%</text:p>
          </table:table-cell>
          <table:table-cell table:formula="of:=[.G38]/[.I38]-1" office:value-type="percentage" office:value="0.00244498777506119" calcext:value-type="percentage">
            <text:p>0.24%</text:p>
          </table:table-cell>
          <table:table-cell/>
          <table:table-cell office:value-type="string" calcext:value-type="string">
            <text:p>2016-02-23</text:p>
          </table:table-cell>
          <table:table-cell table:number-columns-repeated="4"/>
          <table:table-cell office:value-type="float" office:value="410.23755" calcext:value-type="float">
            <text:p>410.24</text:p>
          </table:table-cell>
          <table:table-cell table:formula="of:=[.T38]/[.$G38]" office:value-type="percentage" office:value="1.0005793902439" calcext:value-type="percentage">
            <text:p>100.1%</text:p>
          </table:table-cell>
          <table:table-cell/>
          <table:table-cell office:value-type="float" office:value="414.1339" calcext:value-type="float">
            <text:p>414.1339</text:p>
          </table:table-cell>
          <table:table-cell table:formula="of:=[.W38]/[.$G38]" office:value-type="percentage" office:value="1.01008268292683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6-02-24</text:p>
          </table:table-cell>
          <table:table-cell office:value-type="float" office:value="18490" calcext:value-type="float">
            <text:p>18490</text:p>
          </table:table-cell>
          <table:table-cell office:value-type="float" office:value="18380" calcext:value-type="float">
            <text:p>18380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404" calcext:value-type="float">
            <text:p>404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00" calcext:value-type="float">
            <text:p>400</text:p>
          </table:table-cell>
          <table:table-cell table:formula="of:=[.F40]/[.F39]-1" office:value-type="percentage" office:value="0.0173267326732673" calcext:value-type="percentage">
            <text:p>1.73%</text:p>
          </table:table-cell>
          <table:table-cell table:formula="of:=[.G39]/[.F39]-1" office:value-type="percentage" office:value="0.0148514851485149" calcext:value-type="percentage">
            <text:p>1.49%</text:p>
          </table:table-cell>
          <table:table-cell table:formula="of:=[.H39]/[.F39]-1" office:value-type="percentage" office:value="0.0198019801980198" calcext:value-type="percentage">
            <text:p>1.98%</text:p>
          </table:table-cell>
          <table:table-cell table:formula="of:=[.G39]/[.I39]-1" office:value-type="percentage" office:value="0.0249999999999999" calcext:value-type="percentage">
            <text:p>2.50%</text:p>
          </table:table-cell>
          <table:table-cell/>
          <table:table-cell office:value-type="string" calcext:value-type="string">
            <text:p>2016-02-24</text:p>
          </table:table-cell>
          <table:table-cell table:number-columns-repeated="4"/>
          <table:table-cell office:value-type="float" office:value="413.37952" calcext:value-type="float">
            <text:p>413.38</text:p>
          </table:table-cell>
          <table:table-cell table:formula="of:=[.T39]/[.$G39]" office:value-type="percentage" office:value="1.00824273170732" calcext:value-type="percentage">
            <text:p>100.8%</text:p>
          </table:table-cell>
          <table:table-cell/>
          <table:table-cell office:value-type="float" office:value="413.7845" calcext:value-type="float">
            <text:p>413.7845</text:p>
          </table:table-cell>
          <table:table-cell table:formula="of:=[.W39]/[.$G39]" office:value-type="percentage" office:value="1.00923048780488" calcext:value-type="percentage">
            <text:p>100.9%</text:p>
          </table:table-cell>
        </table:table-row>
        <table:table-row table:style-name="ro1">
          <table:table-cell office:value-type="string" calcext:value-type="string">
            <text:p>2016-02-25</text:p>
          </table:table-cell>
          <table:table-cell office:value-type="float" office:value="17640" calcext:value-type="float">
            <text:p>17640</text:p>
          </table:table-cell>
          <table:table-cell office:value-type="float" office:value="17820" calcext:value-type="float">
            <text:p>17820</text:p>
          </table:table-cell>
          <table:table-cell office:value-type="float" office:value="608" calcext:value-type="float">
            <text:p>608</text:p>
          </table:table-cell>
          <table:table-cell office:value-type="float" office:value="628" calcext:value-type="float">
            <text:p>628</text:p>
          </table:table-cell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float" office:value="417" calcext:value-type="float">
            <text:p>417</text:p>
          </table:table-cell>
          <table:table-cell office:value-type="float" office:value="407" calcext:value-type="float">
            <text:p>407</text:p>
          </table:table-cell>
          <table:table-cell table:formula="of:=[.F41]/[.F40]-1" office:value-type="percentage" office:value="0.0218978102189782" calcext:value-type="percentage">
            <text:p>2.19%</text:p>
          </table:table-cell>
          <table:table-cell table:formula="of:=[.G40]/[.F40]-1" office:value-type="percentage" office:value="0.0072992700729928" calcext:value-type="percentage">
            <text:p>0.73%</text:p>
          </table:table-cell>
          <table:table-cell table:formula="of:=[.H40]/[.F40]-1" office:value-type="percentage" office:value="0.0145985401459854" calcext:value-type="percentage">
            <text:p>1.46%</text:p>
          </table:table-cell>
          <table:table-cell table:formula="of:=[.G40]/[.I40]-1" office:value-type="percentage" office:value="0.0171990171990173" calcext:value-type="percentage">
            <text:p>1.72%</text:p>
          </table:table-cell>
          <table:table-cell/>
          <table:table-cell office:value-type="string" calcext:value-type="string">
            <text:p>2016-02-25</text:p>
          </table:table-cell>
          <table:table-cell table:number-columns-repeated="4"/>
          <table:table-cell office:value-type="float" office:value="398.5725" calcext:value-type="float">
            <text:p>398.57</text:p>
          </table:table-cell>
          <table:table-cell table:formula="of:=[.T40]/[.$G40]" office:value-type="percentage" office:value="0.962735507246377" calcext:value-type="percentage">
            <text:p>96.3%</text:p>
          </table:table-cell>
          <table:table-cell/>
          <table:table-cell office:value-type="float" office:value="406.06415" calcext:value-type="float">
            <text:p>406.06415</text:p>
          </table:table-cell>
          <table:table-cell table:formula="of:=[.W40]/[.$G40]" office:value-type="percentage" office:value="0.980831280193237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2016-02-26</text:p>
          </table:table-cell>
          <table:table-cell office:value-type="float" office:value="17720" calcext:value-type="float">
            <text:p>17720</text:p>
          </table:table-cell>
          <table:table-cell office:value-type="float" office:value="17690" calcext:value-type="float">
            <text:p>17690</text:p>
          </table:table-cell>
          <table:table-cell office:value-type="float" office:value="625" calcext:value-type="float">
            <text:p>625</text:p>
          </table:table-cell>
          <table:table-cell office:value-type="float" office:value="627" calcext:value-type="float">
            <text:p>627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15" calcext:value-type="float">
            <text:p>415</text:p>
          </table:table-cell>
          <table:table-cell table:formula="of:=[.F42]/[.F41]-1" office:value-type="percentage" office:value="0.0166666666666666" calcext:value-type="percentage">
            <text:p>1.67%</text:p>
          </table:table-cell>
          <table:table-cell table:formula="of:=[.G41]/[.F41]-1" office:value-type="percentage" office:value="-0.00476190476190475" calcext:value-type="percentage">
            <text:p>-0.48%</text:p>
          </table:table-cell>
          <table:table-cell table:formula="of:=[.H41]/[.F41]-1" office:value-type="percentage" office:value="0.00952380952380949" calcext:value-type="percentage">
            <text:p>0.95%</text:p>
          </table:table-cell>
          <table:table-cell table:formula="of:=[.G41]/[.I41]-1" office:value-type="percentage" office:value="0.0072289156626506" calcext:value-type="percentage">
            <text:p>0.72%</text:p>
          </table:table-cell>
          <table:table-cell/>
          <table:table-cell office:value-type="string" calcext:value-type="string">
            <text:p>2016-02-26</text:p>
          </table:table-cell>
          <table:table-cell table:number-columns-repeated="4"/>
          <table:table-cell office:value-type="float" office:value="409.2409" calcext:value-type="float">
            <text:p>409.24</text:p>
          </table:table-cell>
          <table:table-cell table:formula="of:=[.T41]/[.$G41]" office:value-type="percentage" office:value="0.979045215311005" calcext:value-type="percentage">
            <text:p>97.9%</text:p>
          </table:table-cell>
          <table:table-cell/>
          <table:table-cell office:value-type="float" office:value="408.47913" calcext:value-type="float">
            <text:p>408.47913</text:p>
          </table:table-cell>
          <table:table-cell table:formula="of:=[.W41]/[.$G41]" office:value-type="percentage" office:value="0.977222799043062" calcext:value-type="percentage">
            <text:p>97.7%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17570" calcext:value-type="float">
            <text:p>17570</text:p>
          </table:table-cell>
          <table:table-cell office:value-type="float" office:value="17450" calcext:value-type="float">
            <text:p>17450</text:p>
          </table:table-cell>
          <table:table-cell office:value-type="float" office:value="625" calcext:value-type="float">
            <text:p>625</text:p>
          </table:table-cell>
          <table:table-cell office:value-type="float" office:value="620" calcext:value-type="float">
            <text:p>620</text:p>
          </table:table-cell>
          <table:table-cell office:value-type="float" office:value="427" calcext:value-type="float">
            <text:p>427</text:p>
          </table:table-cell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  <table:table-cell office:value-type="float" office:value="413" calcext:value-type="float">
            <text:p>413</text:p>
          </table:table-cell>
          <table:table-cell table:formula="of:=[.F43]/[.F42]-1" office:value-type="percentage" office:value="-0.0398126463700235" calcext:value-type="percentage">
            <text:p>-3.98%</text:p>
          </table:table-cell>
          <table:table-cell table:formula="of:=[.G42]/[.F42]-1" office:value-type="percentage" office:value="-0.0327868852459017" calcext:value-type="percentage">
            <text:p>-3.28%</text:p>
          </table:table-cell>
          <table:table-cell table:formula="of:=[.H42]/[.F42]-1" office:value-type="percentage" office:value="0.00234192037470726" calcext:value-type="percentage">
            <text:p>0.23%</text:p>
          </table:table-cell>
          <table:table-cell table:formula="of:=[.G42]/[.I42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2-29</text:p>
          </table:table-cell>
          <table:table-cell table:number-columns-repeated="4"/>
          <table:table-cell office:value-type="float" office:value="410.8953" calcext:value-type="float">
            <text:p>410.90</text:p>
          </table:table-cell>
          <table:table-cell table:formula="of:=[.T42]/[.$G42]" office:value-type="percentage" office:value="0.99490387409201" calcext:value-type="percentage">
            <text:p>99.5%</text:p>
          </table:table-cell>
          <table:table-cell/>
          <table:table-cell office:value-type="float" office:value="411.73474" calcext:value-type="float">
            <text:p>411.73474</text:p>
          </table:table-cell>
          <table:table-cell table:formula="of:=[.W42]/[.$G42]" office:value-type="percentage" office:value="0.996936416464891" calcext:value-type="percentage">
            <text:p>99.7%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17120" calcext:value-type="float">
            <text:p>17120</text:p>
          </table:table-cell>
          <table:table-cell office:value-type="float" office:value="16870" calcext:value-type="float">
            <text:p>16870</text:p>
          </table:table-cell>
          <table:table-cell office:value-type="float" office:value="608" calcext:value-type="float">
            <text:p>608</text:p>
          </table:table-cell>
          <table:table-cell office:value-type="float" office:value="597" calcext:value-type="float">
            <text:p>597</text:p>
          </table:table-cell>
          <table:table-cell office:value-type="float" office:value="410" calcext:value-type="float">
            <text:p>410</text:p>
          </table:table-cell>
          <table:table-cell office:value-type="float" office:value="396" calcext:value-type="float">
            <text:p>396</text:p>
          </table:table-cell>
          <table:table-cell office:value-type="float" office:value="412" calcext:value-type="float">
            <text:p>412</text:p>
          </table:table-cell>
          <table:table-cell office:value-type="float" office:value="386" calcext:value-type="float">
            <text:p>386</text:p>
          </table:table-cell>
          <table:table-cell table:formula="of:=[.F44]/[.F43]-1" office:value-type="percentage" office:value="-0.00731707317073171" calcext:value-type="percentage">
            <text:p>-0.73%</text:p>
          </table:table-cell>
          <table:table-cell table:formula="of:=[.G43]/[.F43]-1" office:value-type="percentage" office:value="-0.0341463414634147" calcext:value-type="percentage">
            <text:p>-3.41%</text:p>
          </table:table-cell>
          <table:table-cell table:formula="of:=[.H43]/[.F43]-1" office:value-type="percentage" office:value="0.00487804878048781" calcext:value-type="percentage">
            <text:p>0.49%</text:p>
          </table:table-cell>
          <table:table-cell table:formula="of:=[.G43]/[.I43]-1" office:value-type="percentage" office:value="0.0259067357512954" calcext:value-type="percentage">
            <text:p>2.59%</text:p>
          </table:table-cell>
          <table:table-cell/>
          <table:table-cell office:value-type="string" calcext:value-type="string">
            <text:p>2016-03-01</text:p>
          </table:table-cell>
          <table:table-cell table:number-columns-repeated="4"/>
          <table:table-cell office:value-type="float" office:value="408.41385" calcext:value-type="float">
            <text:p>408.41</text:p>
          </table:table-cell>
          <table:table-cell table:formula="of:=[.T43]/[.$G43]" office:value-type="percentage" office:value="1.03134810606061" calcext:value-type="percentage">
            <text:p>103.1%</text:p>
          </table:table-cell>
          <table:table-cell/>
          <table:table-cell office:value-type="float" office:value="407.8107" calcext:value-type="float">
            <text:p>407.8107</text:p>
          </table:table-cell>
          <table:table-cell table:formula="of:=[.W43]/[.$G43]" office:value-type="percentage" office:value="1.029825" calcext:value-type="percentage">
            <text:p>103.0%</text:p>
          </table:table-cell>
        </table:table-row>
        <table:table-row table:style-name="ro1">
          <table:table-cell office:value-type="string" calcext:value-type="string">
            <text:p>2016-03-02</text:p>
          </table:table-cell>
          <table:table-cell office:value-type="float" office:value="16900" calcext:value-type="float">
            <text:p>16900</text:p>
          </table:table-cell>
          <table:table-cell office:value-type="float" office:value="17090" calcext:value-type="float">
            <text:p>17090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03" calcext:value-type="float">
            <text:p>403</text:p>
          </table:table-cell>
          <table:table-cell table:formula="of:=[.F45]/[.F44]-1" office:value-type="percentage" office:value="0.00982800982800991" calcext:value-type="percentage">
            <text:p>0.98%</text:p>
          </table:table-cell>
          <table:table-cell table:formula="of:=[.G44]/[.F44]-1" office:value-type="percentage" office:value="0.00982800982800991" calcext:value-type="percentage">
            <text:p>0.98%</text:p>
          </table:table-cell>
          <table:table-cell table:formula="of:=[.H44]/[.F44]-1" office:value-type="percentage" office:value="0.0147420147420148" calcext:value-type="percentage">
            <text:p>1.47%</text:p>
          </table:table-cell>
          <table:table-cell table:formula="of:=[.G44]/[.I44]-1" office:value-type="percentage" office:value="0.0198511166253101" calcext:value-type="percentage">
            <text:p>1.99%</text:p>
          </table:table-cell>
          <table:table-cell/>
          <table:table-cell office:value-type="string" calcext:value-type="string">
            <text:p>2016-03-02</text:p>
          </table:table-cell>
          <table:table-cell table:number-columns-repeated="4"/>
          <table:table-cell office:value-type="float" office:value="404.1328" calcext:value-type="float">
            <text:p>404.13</text:p>
          </table:table-cell>
          <table:table-cell table:formula="of:=[.T44]/[.$G44]" office:value-type="percentage" office:value="0.983291484184915" calcext:value-type="percentage">
            <text:p>98.3%</text:p>
          </table:table-cell>
          <table:table-cell/>
          <table:table-cell office:value-type="float" office:value="405.2752" calcext:value-type="float">
            <text:p>405.2752</text:p>
          </table:table-cell>
          <table:table-cell table:formula="of:=[.W44]/[.$G44]" office:value-type="percentage" office:value="0.98607104622871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6-03-03</text:p>
          </table:table-cell>
          <table:table-cell office:value-type="float" office:value="17270" calcext:value-type="float">
            <text:p>17270</text:p>
          </table:table-cell>
          <table:table-cell office:value-type="float" office:value="17000" calcext:value-type="float">
            <text:p>17000</text:p>
          </table:table-cell>
          <table:table-cell office:value-type="float" office:value="608" calcext:value-type="float">
            <text:p>608</text:p>
          </table:table-cell>
          <table:table-cell office:value-type="float" office:value="592" calcext:value-type="float">
            <text:p>592</text:p>
          </table:table-cell>
          <table:table-cell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office:value-type="float" office:value="410" calcext:value-type="float">
            <text:p>410</text:p>
          </table:table-cell>
          <table:table-cell table:formula="of:=[.F46]/[.F45]-1" office:value-type="percentage" office:value="0.0316301703163018" calcext:value-type="percentage">
            <text:p>3.16%</text:p>
          </table:table-cell>
          <table:table-cell table:formula="of:=[.G45]/[.F45]-1" office:value-type="percentage" office:value="0.0316301703163018" calcext:value-type="percentage">
            <text:p>3.16%</text:p>
          </table:table-cell>
          <table:table-cell table:formula="of:=[.H45]/[.F45]-1" office:value-type="percentage" office:value="0.0413625304136254" calcext:value-type="percentage">
            <text:p>4.14%</text:p>
          </table:table-cell>
          <table:table-cell table:formula="of:=[.G45]/[.I45]-1" office:value-type="percentage" office:value="0.0341463414634147" calcext:value-type="percentage">
            <text:p>3.41%</text:p>
          </table:table-cell>
          <table:table-cell/>
          <table:table-cell office:value-type="string" calcext:value-type="string">
            <text:p>2016-03-03</text:p>
          </table:table-cell>
          <table:table-cell table:number-columns-repeated="4"/>
          <table:table-cell office:value-type="float" office:value="414.5645" calcext:value-type="float">
            <text:p>414.56</text:p>
          </table:table-cell>
          <table:table-cell table:formula="of:=[.T45]/[.$G45]" office:value-type="percentage" office:value="0.977746462264151" calcext:value-type="percentage">
            <text:p>97.8%</text:p>
          </table:table-cell>
          <table:table-cell/>
          <table:table-cell office:value-type="float" office:value="413.15714" calcext:value-type="float">
            <text:p>413.15714</text:p>
          </table:table-cell>
          <table:table-cell table:formula="of:=[.W45]/[.$G45]" office:value-type="percentage" office:value="0.974427216981132" calcext:value-type="percentage">
            <text:p>97.4%</text:p>
          </table:table-cell>
        </table:table-row>
        <table:table-row table:style-name="ro1">
          <table:table-cell office:value-type="string" calcext:value-type="string">
            <text:p>2016-03-04</text:p>
          </table:table-cell>
          <table:table-cell office:value-type="float" office:value="16960" calcext:value-type="float">
            <text:p>16960</text:p>
          </table:table-cell>
          <table:table-cell office:value-type="float" office:value="17310" calcext:value-type="float">
            <text:p>17310</text:p>
          </table:table-cell>
          <table:table-cell office:value-type="float" office:value="587" calcext:value-type="float">
            <text:p>587</text:p>
          </table:table-cell>
          <table:table-cell office:value-type="float" office:value="602" calcext:value-type="float">
            <text:p>602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36" calcext:value-type="float">
            <text:p>436</text:p>
          </table:table-cell>
          <table:table-cell office:value-type="float" office:value="420" calcext:value-type="float">
            <text:p>420</text:p>
          </table:table-cell>
          <table:table-cell table:formula="of:=[.F47]/[.F46]-1" office:value-type="percentage" office:value="0" calcext:value-type="percentage">
            <text:p>0.00%</text:p>
          </table:table-cell>
          <table:table-cell table:formula="of:=[.G46]/[.F46]-1" office:value-type="percentage" office:value="0.00235849056603765" calcext:value-type="percentage">
            <text:p>0.24%</text:p>
          </table:table-cell>
          <table:table-cell table:formula="of:=[.H46]/[.F46]-1" office:value-type="percentage" office:value="0.0283018867924529" calcext:value-type="percentage">
            <text:p>2.83%</text:p>
          </table:table-cell>
          <table:table-cell table:formula="of:=[.G46]/[.I46]-1" office:value-type="percentage" office:value="0.0119047619047619" calcext:value-type="percentage">
            <text:p>1.19%</text:p>
          </table:table-cell>
          <table:table-cell/>
          <table:table-cell office:value-type="string" calcext:value-type="string">
            <text:p>2016-03-04</text:p>
          </table:table-cell>
          <table:table-cell table:number-columns-repeated="4"/>
          <table:table-cell office:value-type="float" office:value="420.39536" calcext:value-type="float">
            <text:p>420.40</text:p>
          </table:table-cell>
          <table:table-cell table:formula="of:=[.T46]/[.$G46]" office:value-type="percentage" office:value="0.989165552941176" calcext:value-type="percentage">
            <text:p>98.9%</text:p>
          </table:table-cell>
          <table:table-cell/>
          <table:table-cell office:value-type="float" office:value="418.30206" calcext:value-type="float">
            <text:p>418.30206</text:p>
          </table:table-cell>
          <table:table-cell table:formula="of:=[.W46]/[.$G46]" office:value-type="percentage" office:value="0.984240141176471" calcext:value-type="percentage">
            <text:p>98.4%</text:p>
          </table:table-cell>
        </table:table-row>
        <table:table-row table:style-name="ro1">
          <table:table-cell office:value-type="string" calcext:value-type="string">
            <text:p>2016-03-07</text:p>
          </table:table-cell>
          <table:table-cell office:value-type="float" office:value="17400" calcext:value-type="float">
            <text:p>17400</text:p>
          </table:table-cell>
          <table:table-cell office:value-type="float" office:value="17410" calcext:value-type="float">
            <text:p>17410</text:p>
          </table:table-cell>
          <table:table-cell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424" calcext:value-type="float">
            <text:p>424</text:p>
          </table:table-cell>
          <table:table-cell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office:value-type="float" office:value="413" calcext:value-type="float">
            <text:p>413</text:p>
          </table:table-cell>
          <table:table-cell table:formula="of:=[.F48]/[.F47]-1" office:value-type="percentage" office:value="-0.0117924528301887" calcext:value-type="percentage">
            <text:p>-1.18%</text:p>
          </table:table-cell>
          <table:table-cell table:formula="of:=[.G47]/[.F47]-1" office:value-type="percentage" office:value="-0.0259433962264151" calcext:value-type="percentage">
            <text:p>-2.59%</text:p>
          </table:table-cell>
          <table:table-cell table:formula="of:=[.H47]/[.F47]-1" office:value-type="percentage" office:value="0.0165094339622642" calcext:value-type="percentage">
            <text:p>1.65%</text:p>
          </table:table-cell>
          <table:table-cell table:formula="of:=[.G47]/[.I47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3-07</text:p>
          </table:table-cell>
          <table:table-cell table:number-columns-repeated="4"/>
          <table:table-cell office:value-type="float" office:value="424.93457" calcext:value-type="float">
            <text:p>424.93</text:p>
          </table:table-cell>
          <table:table-cell table:formula="of:=[.T47]/[.$G47]" office:value-type="percentage" office:value="1.02889726392252" calcext:value-type="percentage">
            <text:p>102.9%</text:p>
          </table:table-cell>
          <table:table-cell/>
          <table:table-cell office:value-type="float" office:value="419.78128" calcext:value-type="float">
            <text:p>419.78128</text:p>
          </table:table-cell>
          <table:table-cell table:formula="of:=[.W47]/[.$G47]" office:value-type="percentage" office:value="1.01641956416465" calcext:value-type="percentage">
            <text:p>101.6%</text:p>
          </table:table-cell>
        </table:table-row>
        <table:table-row table:style-name="ro1">
          <table:table-cell office:value-type="string" calcext:value-type="string">
            <text:p>2016-03-08</text:p>
          </table:table-cell>
          <table:table-cell office:value-type="float" office:value="17560" calcext:value-type="float">
            <text:p>17560</text:p>
          </table:table-cell>
          <table:table-cell office:value-type="float" office:value="17540" calcext:value-type="float">
            <text:p>17540</text:p>
          </table:table-cell>
          <table:table-cell office:value-type="float" office:value="613" calcext:value-type="float">
            <text:p>613</text:p>
          </table:table-cell>
          <table:table-cell office:value-type="float" office:value="617" calcext:value-type="float">
            <text:p>617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13" calcext:value-type="float">
            <text:p>413</text:p>
          </table:table-cell>
          <table:table-cell table:formula="of:=[.F49]/[.F48]-1" office:value-type="percentage" office:value="-0.0190930787589498" calcext:value-type="percentage">
            <text:p>-1.91%</text:p>
          </table:table-cell>
          <table:table-cell table:formula="of:=[.G48]/[.F48]-1" office:value-type="percentage" office:value="-0.00238663484486878" calcext:value-type="percentage">
            <text:p>-0.24%</text:p>
          </table:table-cell>
          <table:table-cell table:formula="of:=[.H48]/[.F48]-1" office:value-type="percentage" office:value="0.0190930787589498" calcext:value-type="percentage">
            <text:p>1.91%</text:p>
          </table:table-cell>
          <table:table-cell table:formula="of:=[.G48]/[.I48]-1" office:value-type="percentage" office:value="0.0121065375302662" calcext:value-type="percentage">
            <text:p>1.21%</text:p>
          </table:table-cell>
          <table:table-cell/>
          <table:table-cell office:value-type="string" calcext:value-type="string">
            <text:p>2016-03-08</text:p>
          </table:table-cell>
          <table:table-cell table:number-columns-repeated="4"/>
          <table:table-cell office:value-type="float" office:value="409.53757" calcext:value-type="float">
            <text:p>409.54</text:p>
          </table:table-cell>
          <table:table-cell table:formula="of:=[.T48]/[.$G48]" office:value-type="percentage" office:value="0.97975495215311" calcext:value-type="percentage">
            <text:p>98.0%</text:p>
          </table:table-cell>
          <table:table-cell/>
          <table:table-cell office:value-type="float" office:value="411.5772" calcext:value-type="float">
            <text:p>411.5772</text:p>
          </table:table-cell>
          <table:table-cell table:formula="of:=[.W48]/[.$G48]" office:value-type="percentage" office:value="0.984634449760766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6-03-09</text:p>
          </table:table-cell>
          <table:table-cell office:value-type="float" office:value="17530" calcext:value-type="float">
            <text:p>17530</text:p>
          </table:table-cell>
          <table:table-cell office:value-type="float" office:value="17420" calcext:value-type="float">
            <text:p>17420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411" calcext:value-type="float">
            <text:p>411</text:p>
          </table:table-cell>
          <table:table-cell office:value-type="float" office:value="400" calcext:value-type="float">
            <text:p>400</text:p>
          </table:table-cell>
          <table:table-cell office:value-type="float" office:value="411" calcext:value-type="float">
            <text:p>411</text:p>
          </table:table-cell>
          <table:table-cell office:value-type="float" office:value="398" calcext:value-type="float">
            <text:p>398</text:p>
          </table:table-cell>
          <table:table-cell table:formula="of:=[.F50]/[.F49]-1" office:value-type="percentage" office:value="-0.0145985401459854" calcext:value-type="percentage">
            <text:p>-1.46%</text:p>
          </table:table-cell>
          <table:table-cell table:formula="of:=[.G49]/[.F49]-1" office:value-type="percentage" office:value="-0.0267639902676399" calcext:value-type="percentage">
            <text:p>-2.68%</text:p>
          </table:table-cell>
          <table:table-cell table:formula="of:=[.H49]/[.F49]-1" office:value-type="percentage" office:value="0" calcext:value-type="percentage">
            <text:p>0.00%</text:p>
          </table:table-cell>
          <table:table-cell table:formula="of:=[.G49]/[.I49]-1" office:value-type="percentage" office:value="0.00502512562814061" calcext:value-type="percentage">
            <text:p>0.50%</text:p>
          </table:table-cell>
          <table:table-cell/>
          <table:table-cell office:value-type="string" calcext:value-type="string">
            <text:p>2016-03-09</text:p>
          </table:table-cell>
          <table:table-cell table:number-columns-repeated="4"/>
          <table:table-cell office:value-type="float" office:value="411.98026" calcext:value-type="float">
            <text:p>411.98</text:p>
          </table:table-cell>
          <table:table-cell table:formula="of:=[.T49]/[.$G49]" office:value-type="percentage" office:value="1.02995065" calcext:value-type="percentage">
            <text:p>103.0%</text:p>
          </table:table-cell>
          <table:table-cell/>
          <table:table-cell office:value-type="float" office:value="410.40015" calcext:value-type="float">
            <text:p>410.40015</text:p>
          </table:table-cell>
          <table:table-cell table:formula="of:=[.W49]/[.$G49]" office:value-type="percentage" office:value="1.026000375" calcext:value-type="percentage">
            <text:p>102.6%</text:p>
          </table:table-cell>
        </table:table-row>
        <table:table-row table:style-name="ro1">
          <table:table-cell office:value-type="string" calcext:value-type="string">
            <text:p>2016-03-10</text:p>
          </table:table-cell>
          <table:table-cell office:value-type="float" office:value="17020" calcext:value-type="float">
            <text:p>17020</text:p>
          </table:table-cell>
          <table:table-cell office:value-type="float" office:value="16910" calcext:value-type="float">
            <text:p>16910</text:p>
          </table:table-cell>
          <table:table-cell office:value-type="float" office:value="601" calcext:value-type="float">
            <text:p>601</text:p>
          </table:table-cell>
          <table:table-cell office:value-type="float" office:value="593" calcext:value-type="float">
            <text:p>593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table:formula="of:=[.F51]/[.F50]-1" office:value-type="percentage" office:value="-0.0024691358024691" calcext:value-type="percentage">
            <text:p>-0.25%</text:p>
          </table:table-cell>
          <table:table-cell table:formula="of:=[.G50]/[.F50]-1" office:value-type="percentage" office:value="0.0123456790123457" calcext:value-type="percentage">
            <text:p>1.23%</text:p>
          </table:table-cell>
          <table:table-cell table:formula="of:=[.H50]/[.F50]-1" office:value-type="percentage" office:value="0.0172839506172839" calcext:value-type="percentage">
            <text:p>1.73%</text:p>
          </table:table-cell>
          <table:table-cell table:formula="of:=[.G50]/[.I50]-1" office:value-type="percentage" office:value="0.0199004975124377" calcext:value-type="percentage">
            <text:p>1.99%</text:p>
          </table:table-cell>
          <table:table-cell/>
          <table:table-cell office:value-type="string" calcext:value-type="string">
            <text:p>2016-03-10</text:p>
          </table:table-cell>
          <table:table-cell table:number-columns-repeated="4"/>
          <table:table-cell office:value-type="float" office:value="396.063" calcext:value-type="float">
            <text:p>396.06</text:p>
          </table:table-cell>
          <table:table-cell table:formula="of:=[.T50]/[.$G50]" office:value-type="percentage" office:value="0.966007317073171" calcext:value-type="percentage">
            <text:p>96.6%</text:p>
          </table:table-cell>
          <table:table-cell/>
          <table:table-cell office:value-type="float" office:value="409.88043" calcext:value-type="float">
            <text:p>409.88043</text:p>
          </table:table-cell>
          <table:table-cell table:formula="of:=[.W50]/[.$G50]" office:value-type="percentage" office:value="0.999708365853659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float" office:value="17060" calcext:value-type="float">
            <text:p>17060</text:p>
          </table:table-cell>
          <table:table-cell office:value-type="float" office:value="17070" calcext:value-type="float">
            <text:p>17070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00" calcext:value-type="float">
            <text:p>400</text:p>
          </table:table-cell>
          <table:table-cell table:formula="of:=[.F52]/[.F51]-1" office:value-type="percentage" office:value="0.0371287128712872" calcext:value-type="percentage">
            <text:p>3.71%</text:p>
          </table:table-cell>
          <table:table-cell table:formula="of:=[.G51]/[.F51]-1" office:value-type="percentage" office:value="0.0222772277227723" calcext:value-type="percentage">
            <text:p>2.23%</text:p>
          </table:table-cell>
          <table:table-cell table:formula="of:=[.H51]/[.F51]-1" office:value-type="percentage" office:value="0.0272277227722773" calcext:value-type="percentage">
            <text:p>2.72%</text:p>
          </table:table-cell>
          <table:table-cell table:formula="of:=[.G51]/[.I51]-1" office:value-type="percentage" office:value="0.0325" calcext:value-type="percentage">
            <text:p>3.25%</text:p>
          </table:table-cell>
          <table:table-cell/>
          <table:table-cell office:value-type="string" calcext:value-type="string">
            <text:p>2016-03-11</text:p>
          </table:table-cell>
          <table:table-cell table:number-columns-repeated="4"/>
          <table:table-cell office:value-type="float" office:value="408.56256" calcext:value-type="float">
            <text:p>408.56</text:p>
          </table:table-cell>
          <table:table-cell table:formula="of:=[.T51]/[.$G51]" office:value-type="percentage" office:value="0.989255593220339" calcext:value-type="percentage">
            <text:p>98.9%</text:p>
          </table:table-cell>
          <table:table-cell/>
          <table:table-cell office:value-type="float" office:value="413.7895" calcext:value-type="float">
            <text:p>413.7895</text:p>
          </table:table-cell>
          <table:table-cell table:formula="of:=[.W51]/[.$G51]" office:value-type="percentage" office:value="1.00191162227603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03-14</text:p>
          </table:table-cell>
          <table:table-cell office:value-type="float" office:value="17000" calcext:value-type="float">
            <text:p>17000</text:p>
          </table:table-cell>
          <table:table-cell office:value-type="float" office:value="17010" calcext:value-type="float">
            <text:p>17010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419" calcext:value-type="float">
            <text:p>419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16" calcext:value-type="float">
            <text:p>416</text:p>
          </table:table-cell>
          <table:table-cell table:formula="of:=[.F53]/[.F52]-1" office:value-type="percentage" office:value="0.0190930787589498" calcext:value-type="percentage">
            <text:p>1.91%</text:p>
          </table:table-cell>
          <table:table-cell table:formula="of:=[.G52]/[.F52]-1" office:value-type="percentage" office:value="0.0167064439140812" calcext:value-type="percentage">
            <text:p>1.67%</text:p>
          </table:table-cell>
          <table:table-cell table:formula="of:=[.H52]/[.F52]-1" office:value-type="percentage" office:value="0.0190930787589498" calcext:value-type="percentage">
            <text:p>1.91%</text:p>
          </table:table-cell>
          <table:table-cell table:formula="of:=[.G52]/[.I52]-1" office:value-type="percentage" office:value="0.0240384615384615" calcext:value-type="percentage">
            <text:p>2.40%</text:p>
          </table:table-cell>
          <table:table-cell/>
          <table:table-cell office:value-type="string" calcext:value-type="string">
            <text:p>2016-03-14</text:p>
          </table:table-cell>
          <table:table-cell table:number-columns-repeated="4"/>
          <table:table-cell office:value-type="float" office:value="405.6385" calcext:value-type="float">
            <text:p>405.64</text:p>
          </table:table-cell>
          <table:table-cell table:formula="of:=[.T52]/[.$G52]" office:value-type="percentage" office:value="0.952203051643192" calcext:value-type="percentage">
            <text:p>95.2%</text:p>
          </table:table-cell>
          <table:table-cell/>
          <table:table-cell office:value-type="float" office:value="415.13647" calcext:value-type="float">
            <text:p>415.13647</text:p>
          </table:table-cell>
          <table:table-cell table:formula="of:=[.W52]/[.$G52]" office:value-type="percentage" office:value="0.974498755868544" calcext:value-type="percentage">
            <text:p>97.4%</text:p>
          </table:table-cell>
        </table:table-row>
        <table:table-row table:style-name="ro1">
          <table:table-cell office:value-type="string" calcext:value-type="string">
            <text:p>2016-03-15</text:p>
          </table:table-cell>
          <table:table-cell office:value-type="float" office:value="16940" calcext:value-type="float">
            <text:p>16940</text:p>
          </table:table-cell>
          <table:table-cell office:value-type="float" office:value="17260" calcext:value-type="float">
            <text:p>17260</text:p>
          </table:table-cell>
          <table:table-cell office:value-type="float" office:value="598" calcext:value-type="float">
            <text:p>598</text:p>
          </table:table-cell>
          <table:table-cell office:value-type="float" office:value="612" calcext:value-type="float">
            <text:p>612</text:p>
          </table:table-cell>
          <table:table-cell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430" calcext:value-type="float">
            <text:p>430</text:p>
          </table:table-cell>
          <table:table-cell office:value-type="float" office:value="421" calcext:value-type="float">
            <text:p>421</text:p>
          </table:table-cell>
          <table:table-cell table:formula="of:=[.F54]/[.F53]-1" office:value-type="percentage" office:value="-0.0140515222482436" calcext:value-type="percentage">
            <text:p>-1.41%</text:p>
          </table:table-cell>
          <table:table-cell table:formula="of:=[.G53]/[.F53]-1" office:value-type="percentage" office:value="-0.00702576112412179" calcext:value-type="percentage">
            <text:p>-0.70%</text:p>
          </table:table-cell>
          <table:table-cell table:formula="of:=[.H53]/[.F53]-1" office:value-type="percentage" office:value="0.00702576112412179" calcext:value-type="percentage">
            <text:p>0.70%</text:p>
          </table:table-cell>
          <table:table-cell table:formula="of:=[.G53]/[.I53]-1" office:value-type="percentage" office:value="0.00712589073634207" calcext:value-type="percentage">
            <text:p>0.71%</text:p>
          </table:table-cell>
          <table:table-cell/>
          <table:table-cell office:value-type="string" calcext:value-type="string">
            <text:p>2016-03-15</text:p>
          </table:table-cell>
          <table:table-cell table:number-columns-repeated="4"/>
          <table:table-cell office:value-type="float" office:value="418.83905" calcext:value-type="float">
            <text:p>418.84</text:p>
          </table:table-cell>
          <table:table-cell table:formula="of:=[.T53]/[.$G53]" office:value-type="percentage" office:value="0.987827948113207" calcext:value-type="percentage">
            <text:p>98.8%</text:p>
          </table:table-cell>
          <table:table-cell/>
          <table:table-cell office:value-type="float" office:value="417.70337" calcext:value-type="float">
            <text:p>417.70337</text:p>
          </table:table-cell>
          <table:table-cell table:formula="of:=[.W53]/[.$G53]" office:value-type="percentage" office:value="0.98514945754717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6-03-16</text:p>
          </table:table-cell>
          <table:table-cell office:value-type="float" office:value="17430" calcext:value-type="float">
            <text:p>17430</text:p>
          </table:table-cell>
          <table:table-cell office:value-type="float" office:value="17410" calcext:value-type="float">
            <text:p>17410</text:p>
          </table:table-cell>
          <table:table-cell office:value-type="float" office:value="618" calcext:value-type="float">
            <text:p>618</text:p>
          </table:table-cell>
          <table:table-cell office:value-type="float" office:value="615" calcext:value-type="float">
            <text:p>615</text:p>
          </table:table-cell>
          <table:table-cell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14" calcext:value-type="float">
            <text:p>414</text:p>
          </table:table-cell>
          <table:table-cell table:formula="of:=[.F55]/[.F54]-1" office:value-type="percentage" office:value="0.00950118764845609" calcext:value-type="percentage">
            <text:p>0.95%</text:p>
          </table:table-cell>
          <table:table-cell table:formula="of:=[.G54]/[.F54]-1" office:value-type="percentage" office:value="-0.00950118764845609" calcext:value-type="percentage">
            <text:p>-0.95%</text:p>
          </table:table-cell>
          <table:table-cell table:formula="of:=[.H54]/[.F54]-1" office:value-type="percentage" office:value="0.0118764845605701" calcext:value-type="percentage">
            <text:p>1.19%</text:p>
          </table:table-cell>
          <table:table-cell table:formula="of:=[.G54]/[.I54]-1" office:value-type="percentage" office:value="0.00724637681159424" calcext:value-type="percentage">
            <text:p>0.72%</text:p>
          </table:table-cell>
          <table:table-cell/>
          <table:table-cell office:value-type="string" calcext:value-type="string">
            <text:p>2016-03-16</text:p>
          </table:table-cell>
          <table:table-cell table:number-columns-repeated="4"/>
          <table:table-cell office:value-type="float" office:value="421.55743" calcext:value-type="float">
            <text:p>421.56</text:p>
          </table:table-cell>
          <table:table-cell table:formula="of:=[.T54]/[.$G54]" office:value-type="percentage" office:value="1.01092908872902" calcext:value-type="percentage">
            <text:p>101.1%</text:p>
          </table:table-cell>
          <table:table-cell/>
          <table:table-cell office:value-type="float" office:value="417.9842" calcext:value-type="float">
            <text:p>417.9842</text:p>
          </table:table-cell>
          <table:table-cell table:formula="of:=[.W54]/[.$G54]" office:value-type="percentage" office:value="1.00236019184652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03-17</text:p>
          </table:table-cell>
          <table:table-cell office:value-type="float" office:value="17700" calcext:value-type="float">
            <text:p>17700</text:p>
          </table:table-cell>
          <table:table-cell office:value-type="float" office:value="17640" calcext:value-type="float">
            <text:p>17640</text:p>
          </table:table-cell>
          <table:table-cell office:value-type="float" office:value="628" calcext:value-type="float">
            <text:p>628</text:p>
          </table:table-cell>
          <table:table-cell office:value-type="float" office:value="624" calcext:value-type="float">
            <text:p>624</text:p>
          </table:table-cell>
          <table:table-cell office:value-type="float" office:value="425" calcext:value-type="float">
            <text:p>425</text:p>
          </table:table-cell>
          <table:table-cell office:value-type="float" office:value="423" calcext:value-type="float">
            <text:p>423</text:p>
          </table:table-cell>
          <table:table-cell office:value-type="float" office:value="436" calcext:value-type="float">
            <text:p>436</text:p>
          </table:table-cell>
          <table:table-cell office:value-type="float" office:value="417" calcext:value-type="float">
            <text:p>417</text:p>
          </table:table-cell>
          <table:table-cell table:formula="of:=[.F56]/[.F55]-1" office:value-type="percentage" office:value="-0.0141176470588236" calcext:value-type="percentage">
            <text:p>-1.41%</text:p>
          </table:table-cell>
          <table:table-cell table:formula="of:=[.G55]/[.F55]-1" office:value-type="percentage" office:value="-0.00470588235294123" calcext:value-type="percentage">
            <text:p>-0.47%</text:p>
          </table:table-cell>
          <table:table-cell table:formula="of:=[.H55]/[.F55]-1" office:value-type="percentage" office:value="0.0258823529411765" calcext:value-type="percentage">
            <text:p>2.59%</text:p>
          </table:table-cell>
          <table:table-cell table:formula="of:=[.G55]/[.I55]-1" office:value-type="percentage" office:value="0.014388489208633" calcext:value-type="percentage">
            <text:p>1.44%</text:p>
          </table:table-cell>
          <table:table-cell/>
          <table:table-cell office:value-type="string" calcext:value-type="string">
            <text:p>2016-03-17</text:p>
          </table:table-cell>
          <table:table-cell table:number-columns-repeated="4"/>
          <table:table-cell office:value-type="float" office:value="418.1397" calcext:value-type="float">
            <text:p>418.14</text:p>
          </table:table-cell>
          <table:table-cell table:formula="of:=[.T55]/[.$G55]" office:value-type="percentage" office:value="0.988509929078014" calcext:value-type="percentage">
            <text:p>98.9%</text:p>
          </table:table-cell>
          <table:table-cell/>
          <table:table-cell office:value-type="float" office:value="416.8938" calcext:value-type="float">
            <text:p>416.8938</text:p>
          </table:table-cell>
          <table:table-cell table:formula="of:=[.W55]/[.$G55]" office:value-type="percentage" office:value="0.985564539007092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6-03-18</text:p>
          </table:table-cell>
          <table:table-cell office:value-type="float" office:value="17750" calcext:value-type="float">
            <text:p>17750</text:p>
          </table:table-cell>
          <table:table-cell office:value-type="float" office:value="17720" calcext:value-type="float">
            <text:p>17720</text:p>
          </table:table-cell>
          <table:table-cell office:value-type="float" office:value="633" calcext:value-type="float">
            <text:p>633</text:p>
          </table:table-cell>
          <table:table-cell office:value-type="float" office:value="628" calcext:value-type="float">
            <text:p>628</text:p>
          </table:table-cell>
          <table:table-cell office:value-type="float" office:value="419" calcext:value-type="float">
            <text:p>419</text:p>
          </table:table-cell>
          <table:table-cell office:value-type="float" office:value="412" calcext:value-type="float">
            <text:p>412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table:formula="of:=[.F57]/[.F56]-1" office:value-type="percentage" office:value="0.00477326968973757" calcext:value-type="percentage">
            <text:p>0.48%</text:p>
          </table:table-cell>
          <table:table-cell table:formula="of:=[.G56]/[.F56]-1" office:value-type="percentage" office:value="-0.0167064439140812" calcext:value-type="percentage">
            <text:p>-1.67%</text:p>
          </table:table-cell>
          <table:table-cell table:formula="of:=[.H56]/[.F56]-1" office:value-type="percentage" office:value="0.00715990453460624" calcext:value-type="percentage">
            <text:p>0.72%</text:p>
          </table:table-cell>
          <table:table-cell table:formula="of:=[.G56]/[.I56]-1" office:value-type="percentage" office:value="0.0147783251231528" calcext:value-type="percentage">
            <text:p>1.48%</text:p>
          </table:table-cell>
          <table:table-cell/>
          <table:table-cell office:value-type="string" calcext:value-type="string">
            <text:p>2016-03-18</text:p>
          </table:table-cell>
          <table:table-cell table:number-columns-repeated="4"/>
          <table:table-cell office:value-type="float" office:value="417.66296" calcext:value-type="float">
            <text:p>417.66</text:p>
          </table:table-cell>
          <table:table-cell table:formula="of:=[.T56]/[.$G56]" office:value-type="percentage" office:value="1.01374504854369" calcext:value-type="percentage">
            <text:p>101.4%</text:p>
          </table:table-cell>
          <table:table-cell/>
          <table:table-cell office:value-type="float" office:value="421.48016" calcext:value-type="float">
            <text:p>421.48016</text:p>
          </table:table-cell>
          <table:table-cell table:formula="of:=[.W56]/[.$G56]" office:value-type="percentage" office:value="1.02301009708738" calcext:value-type="percentage">
            <text:p>102.3%</text:p>
          </table:table-cell>
        </table:table-row>
        <table:table-row table:style-name="ro1">
          <table:table-cell office:value-type="string" calcext:value-type="string">
            <text:p>2016-03-22</text:p>
          </table:table-cell>
          <table:table-cell office:value-type="float" office:value="17750" calcext:value-type="float">
            <text:p>17750</text:p>
          </table:table-cell>
          <table:table-cell office:value-type="float" office:value="17730" calcext:value-type="float">
            <text:p>17730</text:p>
          </table:table-cell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32" calcext:value-type="float">
            <text:p>432</text:p>
          </table:table-cell>
          <table:table-cell office:value-type="float" office:value="417" calcext:value-type="float">
            <text:p>417</text:p>
          </table:table-cell>
          <table:table-cell table:formula="of:=[.F58]/[.F57]-1" office:value-type="percentage" office:value="0.00712589073634207" calcext:value-type="percentage">
            <text:p>0.71%</text:p>
          </table:table-cell>
          <table:table-cell table:formula="of:=[.G57]/[.F57]-1" office:value-type="percentage" office:value="0.00475059382422804" calcext:value-type="percentage">
            <text:p>0.48%</text:p>
          </table:table-cell>
          <table:table-cell table:formula="of:=[.H57]/[.F57]-1" office:value-type="percentage" office:value="0.0261282660332542" calcext:value-type="percentage">
            <text:p>2.61%</text:p>
          </table:table-cell>
          <table:table-cell table:formula="of:=[.G57]/[.I57]-1" office:value-type="percentage" office:value="0.014388489208633" calcext:value-type="percentage">
            <text:p>1.44%</text:p>
          </table:table-cell>
          <table:table-cell/>
          <table:table-cell office:value-type="string" calcext:value-type="string">
            <text:p>2016-03-22</text:p>
          </table:table-cell>
          <table:table-cell table:number-columns-repeated="4"/>
          <table:table-cell office:value-type="float" office:value="408.26254" calcext:value-type="float">
            <text:p>408.26</text:p>
          </table:table-cell>
          <table:table-cell table:formula="of:=[.T57]/[.$G57]" office:value-type="percentage" office:value="0.965159669030733" calcext:value-type="percentage">
            <text:p>96.5%</text:p>
          </table:table-cell>
          <table:table-cell/>
          <table:table-cell office:value-type="float" office:value="408.5198" calcext:value-type="float">
            <text:p>408.5198</text:p>
          </table:table-cell>
          <table:table-cell table:formula="of:=[.W57]/[.$G57]" office:value-type="percentage" office:value="0.965767848699763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2016-03-23</text:p>
          </table:table-cell>
          <table:table-cell office:value-type="float" office:value="17670" calcext:value-type="float">
            <text:p>17670</text:p>
          </table:table-cell>
          <table:table-cell office:value-type="float" office:value="17690" calcext:value-type="float">
            <text:p>17690</text:p>
          </table:table-cell>
          <table:table-cell office:value-type="float" office:value="623" calcext:value-type="float">
            <text:p>623</text:p>
          </table:table-cell>
          <table:table-cell office:value-type="float" office:value="616" calcext:value-type="float">
            <text:p>616</text:p>
          </table:table-cell>
          <table:table-cell office:value-type="float" office:value="424" calcext:value-type="float">
            <text:p>424</text:p>
          </table:table-cell>
          <table:table-cell office:value-type="float" office:value="419" calcext:value-type="float">
            <text:p>419</text:p>
          </table:table-cell>
          <table:table-cell office:value-type="float" office:value="424" calcext:value-type="float">
            <text:p>424</text:p>
          </table:table-cell>
          <table:table-cell office:value-type="float" office:value="418" calcext:value-type="float">
            <text:p>418</text:p>
          </table:table-cell>
          <table:table-cell table:formula="of:=[.F59]/[.F58]-1" office:value-type="percentage" office:value="-0.0188679245283019" calcext:value-type="percentage">
            <text:p>-1.89%</text:p>
          </table:table-cell>
          <table:table-cell table:formula="of:=[.G58]/[.F58]-1" office:value-type="percentage" office:value="-0.0117924528301887" calcext:value-type="percentage">
            <text:p>-1.18%</text:p>
          </table:table-cell>
          <table:table-cell table:formula="of:=[.H58]/[.F58]-1" office:value-type="percentage" office:value="0" calcext:value-type="percentage">
            <text:p>0.00%</text:p>
          </table:table-cell>
          <table:table-cell table:formula="of:=[.G58]/[.I58]-1" office:value-type="percentage" office:value="0.00239234449760772" calcext:value-type="percentage">
            <text:p>0.24%</text:p>
          </table:table-cell>
          <table:table-cell/>
          <table:table-cell office:value-type="string" calcext:value-type="string">
            <text:p>2016-03-23</text:p>
          </table:table-cell>
          <table:table-cell table:number-columns-repeated="4"/>
          <table:table-cell office:value-type="float" office:value="418.83978" calcext:value-type="float">
            <text:p>418.84</text:p>
          </table:table-cell>
          <table:table-cell table:formula="of:=[.T58]/[.$G58]" office:value-type="percentage" office:value="0.999617613365155" calcext:value-type="percentage">
            <text:p>100.0%</text:p>
          </table:table-cell>
          <table:table-cell/>
          <table:table-cell office:value-type="float" office:value="416.65045" calcext:value-type="float">
            <text:p>416.65045</text:p>
          </table:table-cell>
          <table:table-cell table:formula="of:=[.W58]/[.$G58]" office:value-type="percentage" office:value="0.994392482100239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2016-03-24</text:p>
          </table:table-cell>
          <table:table-cell office:value-type="float" office:value="17660" calcext:value-type="float">
            <text:p>17660</text:p>
          </table:table-cell>
          <table:table-cell office:value-type="float" office:value="17560" calcext:value-type="float">
            <text:p>17560</text:p>
          </table:table-cell>
          <table:table-cell office:value-type="float" office:value="611" calcext:value-type="float">
            <text:p>611</text:p>
          </table:table-cell>
          <table:table-cell office:value-type="float" office:value="616" calcext:value-type="float">
            <text:p>616</text:p>
          </table:table-cell>
          <table:table-cell office:value-type="float" office:value="416" calcext:value-type="float">
            <text:p>416</text:p>
          </table:table-cell>
          <table:table-cell office:value-type="float" office:value="406" calcext:value-type="float">
            <text:p>406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table:formula="of:=[.F60]/[.F59]-1" office:value-type="percentage" office:value="-0.0264423076923077" calcext:value-type="percentage">
            <text:p>-2.64%</text:p>
          </table:table-cell>
          <table:table-cell table:formula="of:=[.G59]/[.F59]-1" office:value-type="percentage" office:value="-0.0240384615384616" calcext:value-type="percentage">
            <text:p>-2.40%</text:p>
          </table:table-cell>
          <table:table-cell table:formula="of:=[.H59]/[.F59]-1" office:value-type="percentage" office:value="0.00480769230769229" calcext:value-type="percentage">
            <text:p>0.48%</text:p>
          </table:table-cell>
          <table:table-cell table:formula="of:=[.G59]/[.I59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3-24</text:p>
          </table:table-cell>
          <table:table-cell table:number-columns-repeated="4"/>
          <table:table-cell office:value-type="float" office:value="423.80682" calcext:value-type="float">
            <text:p>423.81</text:p>
          </table:table-cell>
          <table:table-cell table:formula="of:=[.T59]/[.$G59]" office:value-type="percentage" office:value="1.04385916256158" calcext:value-type="percentage">
            <text:p>104.4%</text:p>
          </table:table-cell>
          <table:table-cell/>
          <table:table-cell office:value-type="float" office:value="416.72058" calcext:value-type="float">
            <text:p>416.72058</text:p>
          </table:table-cell>
          <table:table-cell table:formula="of:=[.W59]/[.$G59]" office:value-type="percentage" office:value="1.02640536945813" calcext:value-type="percentage">
            <text:p>102.6%</text:p>
          </table:table-cell>
        </table:table-row>
        <table:table-row table:style-name="ro1">
          <table:table-cell office:value-type="string" calcext:value-type="string">
            <text:p>2016-03-25</text:p>
          </table:table-cell>
          <table:table-cell office:value-type="float" office:value="17440" calcext:value-type="float">
            <text:p>17440</text:p>
          </table:table-cell>
          <table:table-cell office:value-type="float" office:value="17570" calcext:value-type="float">
            <text:p>17570</text:p>
          </table:table-cell>
          <table:table-cell office:value-type="float" office:value="606" calcext:value-type="float">
            <text:p>606</text:p>
          </table:table-cell>
          <table:table-cell office:value-type="float" office:value="622" calcext:value-type="float">
            <text:p>622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403" calcext:value-type="float">
            <text:p>403</text:p>
          </table:table-cell>
          <table:table-cell table:formula="of:=[.F61]/[.F60]-1" office:value-type="percentage" office:value="0.0419753086419754" calcext:value-type="percentage">
            <text:p>4.20%</text:p>
          </table:table-cell>
          <table:table-cell table:formula="of:=[.G60]/[.F60]-1" office:value-type="percentage" office:value="0.0296296296296297" calcext:value-type="percentage">
            <text:p>2.96%</text:p>
          </table:table-cell>
          <table:table-cell table:formula="of:=[.H60]/[.F60]-1" office:value-type="percentage" office:value="0.0296296296296297" calcext:value-type="percentage">
            <text:p>2.96%</text:p>
          </table:table-cell>
          <table:table-cell table:formula="of:=[.G60]/[.I60]-1" office:value-type="percentage" office:value="0.0347394540942929" calcext:value-type="percentage">
            <text:p>3.47%</text:p>
          </table:table-cell>
          <table:table-cell/>
          <table:table-cell office:value-type="string" calcext:value-type="string">
            <text:p>2016-03-25</text:p>
          </table:table-cell>
          <table:table-cell table:number-columns-repeated="4"/>
          <table:table-cell office:value-type="float" office:value="403.6552" calcext:value-type="float">
            <text:p>403.66</text:p>
          </table:table-cell>
          <table:table-cell table:formula="of:=[.T60]/[.$G60]" office:value-type="percentage" office:value="0.967998081534772" calcext:value-type="percentage">
            <text:p>96.8%</text:p>
          </table:table-cell>
          <table:table-cell/>
          <table:table-cell office:value-type="float" office:value="413.8029" calcext:value-type="float">
            <text:p>413.8029</text:p>
          </table:table-cell>
          <table:table-cell table:formula="of:=[.W60]/[.$G60]" office:value-type="percentage" office:value="0.99233309352518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6-03-28</text:p>
          </table:table-cell>
          <table:table-cell office:value-type="float" office:value="17640" calcext:value-type="float">
            <text:p>17640</text:p>
          </table:table-cell>
          <table:table-cell office:value-type="float" office:value="17630" calcext:value-type="float">
            <text:p>17630</text:p>
          </table:table-cell>
          <table:table-cell office:value-type="float" office:value="627" calcext:value-type="float">
            <text:p>627</text:p>
          </table:table-cell>
          <table:table-cell office:value-type="float" office:value="632" calcext:value-type="float">
            <text:p>632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 office:value-type="float" office:value="419" calcext:value-type="float">
            <text:p>419</text:p>
          </table:table-cell>
          <table:table-cell table:formula="of:=[.F62]/[.F61]-1" office:value-type="percentage" office:value="0" calcext:value-type="percentage">
            <text:p>0.00%</text:p>
          </table:table-cell>
          <table:table-cell table:formula="of:=[.G61]/[.F61]-1" office:value-type="percentage" office:value="0.00473933649289093" calcext:value-type="percentage">
            <text:p>0.47%</text:p>
          </table:table-cell>
          <table:table-cell table:formula="of:=[.H61]/[.F61]-1" office:value-type="percentage" office:value="0.0213270142180095" calcext:value-type="percentage">
            <text:p>2.13%</text:p>
          </table:table-cell>
          <table:table-cell table:formula="of:=[.G61]/[.I61]-1" office:value-type="percentage" office:value="0.0119331742243436" calcext:value-type="percentage">
            <text:p>1.19%</text:p>
          </table:table-cell>
          <table:table-cell/>
          <table:table-cell office:value-type="string" calcext:value-type="string">
            <text:p>2016-03-28</text:p>
          </table:table-cell>
          <table:table-cell table:number-columns-repeated="4"/>
          <table:table-cell office:value-type="float" office:value="412.1305" calcext:value-type="float">
            <text:p>412.13</text:p>
          </table:table-cell>
          <table:table-cell table:formula="of:=[.T61]/[.$G61]" office:value-type="percentage" office:value="0.972005896226415" calcext:value-type="percentage">
            <text:p>97.2%</text:p>
          </table:table-cell>
          <table:table-cell/>
          <table:table-cell office:value-type="float" office:value="414.14902" calcext:value-type="float">
            <text:p>414.14902</text:p>
          </table:table-cell>
          <table:table-cell table:formula="of:=[.W61]/[.$G61]" office:value-type="percentage" office:value="0.976766556603774" calcext:value-type="percentage">
            <text:p>97.7%</text:p>
          </table:table-cell>
        </table:table-row>
        <table:table-row table:style-name="ro1">
          <table:table-cell office:value-type="string" calcext:value-type="string">
            <text:p>2016-03-29</text:p>
          </table:table-cell>
          <table:table-cell office:value-type="float" office:value="17670" calcext:value-type="float">
            <text:p>17670</text:p>
          </table:table-cell>
          <table:table-cell office:value-type="float" office:value="17350" calcext:value-type="float">
            <text:p>17350</text:p>
          </table:table-cell>
          <table:table-cell office:value-type="float" office:value="635" calcext:value-type="float">
            <text:p>635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formula="of:=[.F63]/[.F62]-1" office:value-type="percentage" office:value="0.014218009478673" calcext:value-type="percentage">
            <text:p>1.42%</text:p>
          </table:table-cell>
          <table:table-cell table:formula="of:=[.G62]/[.F62]-1" office:value-type="percentage" office:value="0.0165876777251184" calcext:value-type="percentage">
            <text:p>1.66%</text:p>
          </table:table-cell>
          <table:table-cell table:formula="of:=[.H62]/[.F62]-1" office:value-type="percentage" office:value="0.018957345971564" calcext:value-type="percentage">
            <text:p>1.90%</text:p>
          </table:table-cell>
          <table:table-cell table:formula="of:=[.G62]/[.I62]-1" office:value-type="percentage" office:value="0.0214285714285714" calcext:value-type="percentage">
            <text:p>2.14%</text:p>
          </table:table-cell>
          <table:table-cell/>
          <table:table-cell office:value-type="string" calcext:value-type="string">
            <text:p>2016-03-29</text:p>
          </table:table-cell>
          <table:table-cell table:number-columns-repeated="4"/>
          <table:table-cell office:value-type="float" office:value="421.12854" calcext:value-type="float">
            <text:p>421.13</text:p>
          </table:table-cell>
          <table:table-cell table:formula="of:=[.T62]/[.$G62]" office:value-type="percentage" office:value="0.981651608391608" calcext:value-type="percentage">
            <text:p>98.2%</text:p>
          </table:table-cell>
          <table:table-cell/>
          <table:table-cell office:value-type="float" office:value="429.41113" calcext:value-type="float">
            <text:p>429.41113</text:p>
          </table:table-cell>
          <table:table-cell table:formula="of:=[.W62]/[.$G62]" office:value-type="percentage" office:value="1.00095834498835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6-03-30</text:p>
          </table:table-cell>
          <table:table-cell office:value-type="float" office:value="17480" calcext:value-type="float">
            <text:p>17480</text:p>
          </table:table-cell>
          <table:table-cell office:value-type="float" office:value="17550" calcext:value-type="float">
            <text:p>17550</text:p>
          </table:table-cell>
          <table:table-cell office:value-type="float" office:value="640" calcext:value-type="float">
            <text:p>640</text:p>
          </table:table-cell>
          <table:table-cell office:value-type="float" office:value="642" calcext:value-type="float">
            <text:p>642</text:p>
          </table:table-cell>
          <table:table-cell office:value-type="float" office:value="428" calcext:value-type="float">
            <text:p>428</text:p>
          </table:table-cell>
          <table:table-cell office:value-type="float" office:value="410" calcext:value-type="float">
            <text:p>410</text:p>
          </table:table-cell>
          <table:table-cell office:value-type="float" office:value="432" calcext:value-type="float">
            <text:p>432</text:p>
          </table:table-cell>
          <table:table-cell office:value-type="float" office:value="410" calcext:value-type="float">
            <text:p>410</text:p>
          </table:table-cell>
          <table:table-cell table:formula="of:=[.F64]/[.F63]-1" office:value-type="percentage" office:value="-0.0350467289719626" calcext:value-type="percentage">
            <text:p>-3.50%</text:p>
          </table:table-cell>
          <table:table-cell table:formula="of:=[.G63]/[.F63]-1" office:value-type="percentage" office:value="-0.0420560747663551" calcext:value-type="percentage">
            <text:p>-4.21%</text:p>
          </table:table-cell>
          <table:table-cell table:formula="of:=[.H63]/[.F63]-1" office:value-type="percentage" office:value="0.00934579439252325" calcext:value-type="percentage">
            <text:p>0.93%</text:p>
          </table:table-cell>
          <table:table-cell table:formula="of:=[.G63]/[.I63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3-30</text:p>
          </table:table-cell>
          <table:table-cell table:number-columns-repeated="4"/>
          <table:table-cell office:value-type="float" office:value="427.10132" calcext:value-type="float">
            <text:p>427.10</text:p>
          </table:table-cell>
          <table:table-cell table:formula="of:=[.T63]/[.$G63]" office:value-type="percentage" office:value="1.04171053658537" calcext:value-type="percentage">
            <text:p>104.2%</text:p>
          </table:table-cell>
          <table:table-cell/>
          <table:table-cell office:value-type="float" office:value="430.95703" calcext:value-type="float">
            <text:p>430.95703</text:p>
          </table:table-cell>
          <table:table-cell table:formula="of:=[.W63]/[.$G63]" office:value-type="percentage" office:value="1.05111470731707" calcext:value-type="percentage">
            <text:p>105.1%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17750" calcext:value-type="float">
            <text:p>17750</text:p>
          </table:table-cell>
          <table:table-cell office:value-type="float" office:value="17880" calcext:value-type="float">
            <text:p>17880</text:p>
          </table:table-cell>
          <table:table-cell office:value-type="float" office:value="650" calcext:value-type="float">
            <text:p>650</text:p>
          </table:table-cell>
          <table:table-cell office:value-type="float" office:value="661" calcext:value-type="float">
            <text:p>661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float" office:value="410" calcext:value-type="float">
            <text:p>410</text:p>
          </table:table-cell>
          <table:table-cell table:formula="of:=[.F65]/[.F64]-1" office:value-type="percentage" office:value="-0.00726392251815977" calcext:value-type="percentage">
            <text:p>-0.73%</text:p>
          </table:table-cell>
          <table:table-cell table:formula="of:=[.G64]/[.F64]-1" office:value-type="percentage" office:value="0.00726392251815988" calcext:value-type="percentage">
            <text:p>0.73%</text:p>
          </table:table-cell>
          <table:table-cell table:formula="of:=[.H64]/[.F64]-1" office:value-type="percentage" office:value="0.0217917675544794" calcext:value-type="percentage">
            <text:p>2.18%</text:p>
          </table:table-cell>
          <table:table-cell table:formula="of:=[.G64]/[.I64]-1" office:value-type="percentage" office:value="0.0146341463414634" calcext:value-type="percentage">
            <text:p>1.46%</text:p>
          </table:table-cell>
          <table:table-cell/>
          <table:table-cell office:value-type="string" calcext:value-type="string">
            <text:p>2016-03-31</text:p>
          </table:table-cell>
          <table:table-cell table:number-columns-repeated="4"/>
          <table:table-cell office:value-type="float" office:value="411.0579" calcext:value-type="float">
            <text:p>411.06</text:p>
          </table:table-cell>
          <table:table-cell table:formula="of:=[.T64]/[.$G64]" office:value-type="percentage" office:value="0.988119951923077" calcext:value-type="percentage">
            <text:p>98.8%</text:p>
          </table:table-cell>
          <table:table-cell/>
          <table:table-cell office:value-type="float" office:value="412.4701" calcext:value-type="float">
            <text:p>412.4701</text:p>
          </table:table-cell>
          <table:table-cell table:formula="of:=[.W64]/[.$G64]" office:value-type="percentage" office:value="0.991514663461538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17840" calcext:value-type="float">
            <text:p>17840</text:p>
          </table:table-cell>
          <table:table-cell office:value-type="float" office:value="17830" calcext:value-type="float">
            <text:p>17830</text:p>
          </table:table-cell>
          <table:table-cell office:value-type="float" office:value="657" calcext:value-type="float">
            <text:p>657</text:p>
          </table:table-cell>
          <table:table-cell office:value-type="float" office:value="659" calcext:value-type="float">
            <text:p>659</text:p>
          </table:table-cell>
          <table:table-cell office:value-type="float" office:value="410" calcext:value-type="float">
            <text:p>410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393" calcext:value-type="float">
            <text:p>393</text:p>
          </table:table-cell>
          <table:table-cell table:formula="of:=[.F66]/[.F65]-1" office:value-type="percentage" office:value="-0.0487804878048781" calcext:value-type="percentage">
            <text:p>-4.88%</text:p>
          </table:table-cell>
          <table:table-cell table:formula="of:=[.G65]/[.F65]-1" office:value-type="percentage" office:value="-0.0390243902439025" calcext:value-type="percentage">
            <text:p>-3.90%</text:p>
          </table:table-cell>
          <table:table-cell table:formula="of:=[.H65]/[.F65]-1" office:value-type="percentage" office:value="0.0024390243902439" calcext:value-type="percentage">
            <text:p>0.24%</text:p>
          </table:table-cell>
          <table:table-cell table:formula="of:=[.G65]/[.I65]-1" office:value-type="percentage" office:value="0.00254452926208648" calcext:value-type="percentage">
            <text:p>0.25%</text:p>
          </table:table-cell>
          <table:table-cell/>
          <table:table-cell office:value-type="string" calcext:value-type="string">
            <text:p>2016-04-01</text:p>
          </table:table-cell>
          <table:table-cell table:number-columns-repeated="4"/>
          <table:table-cell office:value-type="float" office:value="411.2539" calcext:value-type="float">
            <text:p>411.25</text:p>
          </table:table-cell>
          <table:table-cell table:formula="of:=[.T65]/[.$G65]" office:value-type="percentage" office:value="1.04379162436548" calcext:value-type="percentage">
            <text:p>104.4%</text:p>
          </table:table-cell>
          <table:table-cell/>
          <table:table-cell office:value-type="float" office:value="408.34924" calcext:value-type="float">
            <text:p>408.34924</text:p>
          </table:table-cell>
          <table:table-cell table:formula="of:=[.W65]/[.$G65]" office:value-type="percentage" office:value="1.03641939086294" calcext:value-type="percentage">
            <text:p>103.6%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float" office:value="17840" calcext:value-type="float">
            <text:p>17840</text:p>
          </table:table-cell>
          <table:table-cell office:value-type="float" office:value="17820" calcext:value-type="float">
            <text:p>17820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office:value-type="float" office:value="395" calcext:value-type="float">
            <text:p>395</text:p>
          </table:table-cell>
          <table:table-cell office:value-type="float" office:value="384" calcext:value-type="float">
            <text:p>384</text:p>
          </table:table-cell>
          <table:table-cell table:formula="of:=[.F67]/[.F66]-1" office:value-type="percentage" office:value="-0.0205128205128205" calcext:value-type="percentage">
            <text:p>-2.05%</text:p>
          </table:table-cell>
          <table:table-cell table:formula="of:=[.G66]/[.F66]-1" office:value-type="percentage" office:value="-0.00769230769230767" calcext:value-type="percentage">
            <text:p>-0.77%</text:p>
          </table:table-cell>
          <table:table-cell table:formula="of:=[.H66]/[.F66]-1" office:value-type="percentage" office:value="0.0128205128205128" calcext:value-type="percentage">
            <text:p>1.28%</text:p>
          </table:table-cell>
          <table:table-cell table:formula="of:=[.G66]/[.I66]-1" office:value-type="percentage" office:value="0.0078125" calcext:value-type="percentage">
            <text:p>0.78%</text:p>
          </table:table-cell>
          <table:table-cell/>
          <table:table-cell office:value-type="string" calcext:value-type="string">
            <text:p>2016-04-04</text:p>
          </table:table-cell>
          <table:table-cell table:number-columns-repeated="4"/>
          <table:table-cell office:value-type="float" office:value="386.56787" calcext:value-type="float">
            <text:p>386.57</text:p>
          </table:table-cell>
          <table:table-cell table:formula="of:=[.T66]/[.$G66]" office:value-type="percentage" office:value="0.99888338501292" calcext:value-type="percentage">
            <text:p>99.9%</text:p>
          </table:table-cell>
          <table:table-cell/>
          <table:table-cell office:value-type="float" office:value="384.55078" calcext:value-type="float">
            <text:p>384.55078</text:p>
          </table:table-cell>
          <table:table-cell table:formula="of:=[.W66]/[.$G66]" office:value-type="percentage" office:value="0.993671266149871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float" office:value="17950" calcext:value-type="float">
            <text:p>17950</text:p>
          </table:table-cell>
          <table:table-cell office:value-type="float" office:value="18070" calcext:value-type="float">
            <text:p>18070</text:p>
          </table:table-cell>
          <table:table-cell office:value-type="float" office:value="658" calcext:value-type="float">
            <text:p>658</text:p>
          </table:table-cell>
          <table:table-cell office:value-type="float" office:value="670" calcext:value-type="float">
            <text:p>670</text:p>
          </table:table-cell>
          <table:table-cell office:value-type="float" office:value="382" calcext:value-type="float">
            <text:p>382</text:p>
          </table:table-cell>
          <table:table-cell office:value-type="float" office:value="372" calcext:value-type="float">
            <text:p>372</text:p>
          </table:table-cell>
          <table:table-cell office:value-type="float" office:value="383" calcext:value-type="float">
            <text:p>383</text:p>
          </table:table-cell>
          <table:table-cell office:value-type="float" office:value="367" calcext:value-type="float">
            <text:p>367</text:p>
          </table:table-cell>
          <table:table-cell table:formula="of:=[.F68]/[.F67]-1" office:value-type="percentage" office:value="-0.0340314136125655" calcext:value-type="percentage">
            <text:p>-3.40%</text:p>
          </table:table-cell>
          <table:table-cell table:formula="of:=[.G67]/[.F67]-1" office:value-type="percentage" office:value="-0.0261780104712042" calcext:value-type="percentage">
            <text:p>-2.62%</text:p>
          </table:table-cell>
          <table:table-cell table:formula="of:=[.H67]/[.F67]-1" office:value-type="percentage" office:value="0.0026178010471205" calcext:value-type="percentage">
            <text:p>0.26%</text:p>
          </table:table-cell>
          <table:table-cell table:formula="of:=[.G67]/[.I67]-1" office:value-type="percentage" office:value="0.013623978201635" calcext:value-type="percentage">
            <text:p>1.36%</text:p>
          </table:table-cell>
          <table:table-cell/>
          <table:table-cell office:value-type="string" calcext:value-type="string">
            <text:p>2016-04-05</text:p>
          </table:table-cell>
          <table:table-cell table:number-columns-repeated="4"/>
          <table:table-cell office:value-type="float" office:value="381.4981" calcext:value-type="float">
            <text:p>381.50</text:p>
          </table:table-cell>
          <table:table-cell table:formula="of:=[.T67]/[.$G67]" office:value-type="percentage" office:value="1.02553252688172" calcext:value-type="percentage">
            <text:p>102.6%</text:p>
          </table:table-cell>
          <table:table-cell/>
          <table:table-cell office:value-type="float" office:value="383.77832" calcext:value-type="float">
            <text:p>383.77832</text:p>
          </table:table-cell>
          <table:table-cell table:formula="of:=[.W67]/[.$G67]" office:value-type="percentage" office:value="1.03166215053763" calcext:value-type="percentage">
            <text:p>103.2%</text:p>
          </table:table-cell>
        </table:table-row>
        <table:table-row table:style-name="ro1">
          <table:table-cell office:value-type="string" calcext:value-type="string">
            <text:p>2016-04-06</text:p>
          </table:table-cell>
          <table:table-cell office:value-type="float" office:value="17970" calcext:value-type="float">
            <text:p>17970</text:p>
          </table:table-cell>
          <table:table-cell office:value-type="float" office:value="17990" calcext:value-type="float">
            <text:p>17990</text:p>
          </table:table-cell>
          <table:table-cell office:value-type="float" office:value="667" calcext:value-type="float">
            <text:p>667</text:p>
          </table:table-cell>
          <table:table-cell office:value-type="float" office:value="665" calcext:value-type="float">
            <text:p>665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367" calcext:value-type="float">
            <text:p>367</text:p>
          </table:table-cell>
          <table:table-cell table:formula="of:=[.F69]/[.F68]-1" office:value-type="percentage" office:value="-0.00271002710027102" calcext:value-type="percentage">
            <text:p>-0.27%</text:p>
          </table:table-cell>
          <table:table-cell table:formula="of:=[.G68]/[.F68]-1" office:value-type="percentage" office:value="0.00271002710027091" calcext:value-type="percentage">
            <text:p>0.27%</text:p>
          </table:table-cell>
          <table:table-cell table:formula="of:=[.H68]/[.F68]-1" office:value-type="percentage" office:value="0.018970189701897" calcext:value-type="percentage">
            <text:p>1.90%</text:p>
          </table:table-cell>
          <table:table-cell table:formula="of:=[.G68]/[.I68]-1" office:value-type="percentage" office:value="0.00817438692098094" calcext:value-type="percentage">
            <text:p>0.82%</text:p>
          </table:table-cell>
          <table:table-cell/>
          <table:table-cell office:value-type="string" calcext:value-type="string">
            <text:p>2016-04-06</text:p>
          </table:table-cell>
          <table:table-cell table:number-columns-repeated="4"/>
          <table:table-cell office:value-type="float" office:value="367.67355" calcext:value-type="float">
            <text:p>367.67</text:p>
          </table:table-cell>
          <table:table-cell table:formula="of:=[.T68]/[.$G68]" office:value-type="percentage" office:value="0.993712297297297" calcext:value-type="percentage">
            <text:p>99.4%</text:p>
          </table:table-cell>
          <table:table-cell/>
          <table:table-cell office:value-type="float" office:value="377.4496" calcext:value-type="float">
            <text:p>377.4496</text:p>
          </table:table-cell>
          <table:table-cell table:formula="of:=[.W68]/[.$G68]" office:value-type="percentage" office:value="1.02013405405405" calcext:value-type="percentage">
            <text:p>102.0%</text:p>
          </table:table-cell>
        </table:table-row>
        <table:table-row table:style-name="ro1">
          <table:table-cell office:value-type="string" calcext:value-type="string">
            <text:p>2016-04-07</text:p>
          </table:table-cell>
          <table:table-cell table:number-columns-repeated="2" office:value-type="float" office:value="18010" calcext:value-type="float">
            <text:p>18010</text:p>
          </table:table-cell>
          <table:table-cell office:value-type="float" office:value="666" calcext:value-type="float">
            <text:p>666</text:p>
          </table:table-cell>
          <table:table-cell office:value-type="float" office:value="662" calcext:value-type="float">
            <text:p>662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table:formula="of:=[.F70]/[.F69]-1" office:value-type="percentage" office:value="-0.0108695652173914" calcext:value-type="percentage">
            <text:p>-1.09%</text:p>
          </table:table-cell>
          <table:table-cell table:formula="of:=[.G69]/[.F69]-1" office:value-type="percentage" office:value="0.00271739130434789" calcext:value-type="percentage">
            <text:p>0.27%</text:p>
          </table:table-cell>
          <table:table-cell table:formula="of:=[.H69]/[.F69]-1" office:value-type="percentage" office:value="0.0190217391304348" calcext:value-type="percentage">
            <text:p>1.90%</text:p>
          </table:table-cell>
          <table:table-cell table:formula="of:=[.G69]/[.I69]-1" office:value-type="percentage" office:value="0.010958904109589" calcext:value-type="percentage">
            <text:p>1.10%</text:p>
          </table:table-cell>
          <table:table-cell/>
          <table:table-cell office:value-type="string" calcext:value-type="string">
            <text:p>2016-04-07</text:p>
          </table:table-cell>
          <table:table-cell table:number-columns-repeated="4"/>
          <table:table-cell office:value-type="float" office:value="369.86804" calcext:value-type="float">
            <text:p>369.87</text:p>
          </table:table-cell>
          <table:table-cell table:formula="of:=[.T69]/[.$G69]" office:value-type="percentage" office:value="1.00235241192412" calcext:value-type="percentage">
            <text:p>100.2%</text:p>
          </table:table-cell>
          <table:table-cell/>
          <table:table-cell office:value-type="float" office:value="375.5005" calcext:value-type="float">
            <text:p>375.5005</text:p>
          </table:table-cell>
          <table:table-cell table:formula="of:=[.W69]/[.$G69]" office:value-type="percentage" office:value="1.01761653116531" calcext:value-type="percentage">
            <text:p>101.8%</text:p>
          </table:table-cell>
        </table:table-row>
        <table:table-row table:style-name="ro1">
          <table:table-cell office:value-type="string" calcext:value-type="string">
            <text:p>2016-04-08</text:p>
          </table:table-cell>
          <table:table-cell office:value-type="float" office:value="17930" calcext:value-type="float">
            <text:p>17930</text:p>
          </table:table-cell>
          <table:table-cell office:value-type="float" office:value="17840" calcext:value-type="float">
            <text:p>17840</text:p>
          </table:table-cell>
          <table:table-cell office:value-type="float" office:value="658" calcext:value-type="float">
            <text:p>658</text:p>
          </table:table-cell>
          <table:table-cell office:value-type="float" office:value="650" calcext:value-type="float">
            <text:p>650</text:p>
          </table:table-cell>
          <table:table-cell office:value-type="float" office:value="364" calcext:value-type="float">
            <text:p>364</text:p>
          </table:table-cell>
          <table:table-cell office:value-type="float" office:value="383" calcext:value-type="float">
            <text:p>383</text:p>
          </table:table-cell>
          <table:table-cell office:value-type="float" office:value="388" calcext:value-type="float">
            <text:p>388</text:p>
          </table:table-cell>
          <table:table-cell office:value-type="float" office:value="363" calcext:value-type="float">
            <text:p>363</text:p>
          </table:table-cell>
          <table:table-cell table:formula="of:=[.F71]/[.F70]-1" office:value-type="percentage" office:value="0.0302197802197801" calcext:value-type="percentage">
            <text:p>3.02%</text:p>
          </table:table-cell>
          <table:table-cell table:formula="of:=[.G70]/[.F70]-1" office:value-type="percentage" office:value="0.0521978021978022" calcext:value-type="percentage">
            <text:p>5.22%</text:p>
          </table:table-cell>
          <table:table-cell table:formula="of:=[.H70]/[.F70]-1" office:value-type="percentage" office:value="0.0659340659340659" calcext:value-type="percentage">
            <text:p>6.59%</text:p>
          </table:table-cell>
          <table:table-cell table:formula="of:=[.G70]/[.I70]-1" office:value-type="percentage" office:value="0.0550964187327823" calcext:value-type="percentage">
            <text:p>5.51%</text:p>
          </table:table-cell>
          <table:table-cell/>
          <table:table-cell office:value-type="string" calcext:value-type="string">
            <text:p>2016-04-08</text:p>
          </table:table-cell>
          <table:table-cell table:number-columns-repeated="4"/>
          <table:table-cell office:value-type="float" office:value="368.18622" calcext:value-type="float">
            <text:p>368.19</text:p>
          </table:table-cell>
          <table:table-cell table:formula="of:=[.T70]/[.$G70]" office:value-type="percentage" office:value="0.961321723237598" calcext:value-type="percentage">
            <text:p>96.1%</text:p>
          </table:table-cell>
          <table:table-cell/>
          <table:table-cell office:value-type="float" office:value="380.52808" calcext:value-type="float">
            <text:p>380.52808</text:p>
          </table:table-cell>
          <table:table-cell table:formula="of:=[.W70]/[.$G70]" office:value-type="percentage" office:value="0.99354590078329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2016-04-11</text:p>
          </table:table-cell>
          <table:table-cell office:value-type="float" office:value="17980" calcext:value-type="float">
            <text:p>17980</text:p>
          </table:table-cell>
          <table:table-cell office:value-type="float" office:value="17680" calcext:value-type="float">
            <text:p>17680</text:p>
          </table:table-cell>
          <table:table-cell office:value-type="float" office:value="655" calcext:value-type="float">
            <text:p>655</text:p>
          </table:table-cell>
          <table:table-cell office:value-type="float" office:value="642" calcext:value-type="float">
            <text:p>642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formula="of:=[.F72]/[.F71]-1" office:value-type="percentage" office:value="0" calcext:value-type="percentage">
            <text:p>0.00%</text:p>
          </table:table-cell>
          <table:table-cell table:formula="of:=[.G71]/[.F71]-1" office:value-type="percentage" office:value="0.0106666666666666" calcext:value-type="percentage">
            <text:p>1.07%</text:p>
          </table:table-cell>
          <table:table-cell table:formula="of:=[.H71]/[.F71]-1" office:value-type="percentage" office:value="0.016" calcext:value-type="percentage">
            <text:p>1.60%</text:p>
          </table:table-cell>
          <table:table-cell table:formula="of:=[.G71]/[.I71]-1" office:value-type="percentage" office:value="0.0243243243243243" calcext:value-type="percentage">
            <text:p>2.43%</text:p>
          </table:table-cell>
          <table:table-cell/>
          <table:table-cell office:value-type="string" calcext:value-type="string">
            <text:p>2016-04-11</text:p>
          </table:table-cell>
          <table:table-cell table:number-columns-repeated="4"/>
          <table:table-cell office:value-type="float" office:value="374.8215" calcext:value-type="float">
            <text:p>374.82</text:p>
          </table:table-cell>
          <table:table-cell table:formula="of:=[.T71]/[.$G71]" office:value-type="percentage" office:value="0.988974934036939" calcext:value-type="percentage">
            <text:p>98.9%</text:p>
          </table:table-cell>
          <table:table-cell/>
          <table:table-cell office:value-type="float" office:value="383.56677" calcext:value-type="float">
            <text:p>383.56677</text:p>
          </table:table-cell>
          <table:table-cell table:formula="of:=[.W71]/[.$G71]" office:value-type="percentage" office:value="1.01204952506596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6-04-12</text:p>
          </table:table-cell>
          <table:table-cell office:value-type="float" office:value="17860" calcext:value-type="float">
            <text:p>17860</text:p>
          </table:table-cell>
          <table:table-cell office:value-type="float" office:value="17990" calcext:value-type="float">
            <text:p>17990</text:p>
          </table:table-cell>
          <table:table-cell office:value-type="float" office:value="653" calcext:value-type="float">
            <text:p>653</text:p>
          </table:table-cell>
          <table:table-cell office:value-type="float" office:value="651" calcext:value-type="float">
            <text:p>651</text:p>
          </table:table-cell>
          <table:table-cell office:value-type="float" office:value="375" calcext:value-type="float">
            <text:p>375</text:p>
          </table:table-cell>
          <table:table-cell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float" office:value="373" calcext:value-type="float">
            <text:p>373</text:p>
          </table:table-cell>
          <table:table-cell table:formula="of:=[.F73]/[.F72]-1" office:value-type="percentage" office:value="0.0613333333333332" calcext:value-type="percentage">
            <text:p>6.13%</text:p>
          </table:table-cell>
          <table:table-cell table:formula="of:=[.G72]/[.F72]-1" office:value-type="percentage" office:value="0.048" calcext:value-type="percentage">
            <text:p>4.80%</text:p>
          </table:table-cell>
          <table:table-cell table:formula="of:=[.H72]/[.F72]-1" office:value-type="percentage" office:value="0.0560000000000001" calcext:value-type="percentage">
            <text:p>5.60%</text:p>
          </table:table-cell>
          <table:table-cell table:formula="of:=[.G72]/[.I72]-1" office:value-type="percentage" office:value="0.0536193029490617" calcext:value-type="percentage">
            <text:p>5.36%</text:p>
          </table:table-cell>
          <table:table-cell/>
          <table:table-cell office:value-type="string" calcext:value-type="string">
            <text:p>2016-04-12</text:p>
          </table:table-cell>
          <table:table-cell table:number-columns-repeated="4"/>
          <table:table-cell office:value-type="float" office:value="374.96893" calcext:value-type="float">
            <text:p>374.97</text:p>
          </table:table-cell>
          <table:table-cell table:formula="of:=[.T72]/[.$G72]" office:value-type="percentage" office:value="0.95411941475827" calcext:value-type="percentage">
            <text:p>95.4%</text:p>
          </table:table-cell>
          <table:table-cell/>
          <table:table-cell office:value-type="float" office:value="375.40662" calcext:value-type="float">
            <text:p>375.40662</text:p>
          </table:table-cell>
          <table:table-cell table:formula="of:=[.W72]/[.$G72]" office:value-type="percentage" office:value="0.955233129770992" calcext:value-type="percentage">
            <text:p>95.5%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office:value-type="float" office:value="18140" calcext:value-type="float">
            <text:p>18140</text:p>
          </table:table-cell>
          <table:table-cell office:value-type="float" office:value="17880" calcext:value-type="float">
            <text:p>17880</text:p>
          </table:table-cell>
          <table:table-cell office:value-type="float" office:value="661" calcext:value-type="float">
            <text:p>661</text:p>
          </table:table-cell>
          <table:table-cell office:value-type="float" office:value="653" calcext:value-type="float">
            <text:p>653</text:p>
          </table:table-cell>
          <table:table-cell office:value-type="float" office:value="398" calcext:value-type="float">
            <text:p>398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table:formula="of:=[.F74]/[.F73]-1" office:value-type="percentage" office:value="0.0452261306532664" calcext:value-type="percentage">
            <text:p>4.52%</text:p>
          </table:table-cell>
          <table:table-cell table:formula="of:=[.G73]/[.F73]-1" office:value-type="percentage" office:value="0.0201005025125629" calcext:value-type="percentage">
            <text:p>2.01%</text:p>
          </table:table-cell>
          <table:table-cell table:formula="of:=[.H73]/[.F73]-1" office:value-type="percentage" office:value="0.0251256281407035" calcext:value-type="percentage">
            <text:p>2.51%</text:p>
          </table:table-cell>
          <table:table-cell table:formula="of:=[.G73]/[.I73]-1" office:value-type="percentage" office:value="0.0278481012658227" calcext:value-type="percentage">
            <text:p>2.78%</text:p>
          </table:table-cell>
          <table:table-cell/>
          <table:table-cell office:value-type="string" calcext:value-type="string">
            <text:p>2016-04-13</text:p>
          </table:table-cell>
          <table:table-cell table:number-columns-repeated="4"/>
          <table:table-cell office:value-type="float" office:value="390.83502" calcext:value-type="float">
            <text:p>390.84</text:p>
          </table:table-cell>
          <table:table-cell table:formula="of:=[.T73]/[.$G73]" office:value-type="percentage" office:value="0.962647832512315" calcext:value-type="percentage">
            <text:p>96.3%</text:p>
          </table:table-cell>
          <table:table-cell/>
          <table:table-cell office:value-type="float" office:value="395.6856" calcext:value-type="float">
            <text:p>395.6856</text:p>
          </table:table-cell>
          <table:table-cell table:formula="of:=[.W73]/[.$G73]" office:value-type="percentage" office:value="0.974595073891626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2016-04-14</text:p>
          </table:table-cell>
          <table:table-cell office:value-type="float" office:value="17900" calcext:value-type="float">
            <text:p>17900</text:p>
          </table:table-cell>
          <table:table-cell office:value-type="float" office:value="18000" calcext:value-type="float">
            <text:p>18000</text:p>
          </table:table-cell>
          <table:table-cell office:value-type="float" office:value="653" calcext:value-type="float">
            <text:p>653</text:p>
          </table:table-cell>
          <table:table-cell office:value-type="float" office:value="651" calcext:value-type="float">
            <text:p>651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411" calcext:value-type="float">
            <text:p>411</text:p>
          </table:table-cell>
          <table:table-cell table:formula="of:=[.F75]/[.F74]-1" office:value-type="percentage" office:value="-0.00721153846153844" calcext:value-type="percentage">
            <text:p>-0.72%</text:p>
          </table:table-cell>
          <table:table-cell table:formula="of:=[.G74]/[.F74]-1" office:value-type="percentage" office:value="0.00721153846153855" calcext:value-type="percentage">
            <text:p>0.72%</text:p>
          </table:table-cell>
          <table:table-cell table:formula="of:=[.H74]/[.F74]-1" office:value-type="percentage" office:value="0.00721153846153855" calcext:value-type="percentage">
            <text:p>0.72%</text:p>
          </table:table-cell>
          <table:table-cell table:formula="of:=[.G74]/[.I74]-1" office:value-type="percentage" office:value="0.0194647201946472" calcext:value-type="percentage">
            <text:p>1.95%</text:p>
          </table:table-cell>
          <table:table-cell/>
          <table:table-cell office:value-type="string" calcext:value-type="string">
            <text:p>2016-04-14</text:p>
          </table:table-cell>
          <table:table-cell table:number-columns-repeated="4"/>
          <table:table-cell office:value-type="float" office:value="408.25558" calcext:value-type="float">
            <text:p>408.26</text:p>
          </table:table-cell>
          <table:table-cell table:formula="of:=[.T74]/[.$G74]" office:value-type="percentage" office:value="0.974356992840095" calcext:value-type="percentage">
            <text:p>97.4%</text:p>
          </table:table-cell>
          <table:table-cell/>
          <table:table-cell office:value-type="float" office:value="409.24258" calcext:value-type="float">
            <text:p>409.24258</text:p>
          </table:table-cell>
          <table:table-cell table:formula="of:=[.W74]/[.$G74]" office:value-type="percentage" office:value="0.976712601431981" calcext:value-type="percentage">
            <text:p>97.7%</text:p>
          </table:table-cell>
        </table:table-row>
        <table:table-row table:style-name="ro1">
          <table:table-cell office:value-type="string" calcext:value-type="string">
            <text:p>2016-04-15</text:p>
          </table:table-cell>
          <table:table-cell office:value-type="float" office:value="17840" calcext:value-type="float">
            <text:p>17840</text:p>
          </table:table-cell>
          <table:table-cell office:value-type="float" office:value="17690" calcext:value-type="float">
            <text:p>17690</text:p>
          </table:table-cell>
          <table:table-cell office:value-type="float" office:value="642" calcext:value-type="float">
            <text:p>642</text:p>
          </table:table-cell>
          <table:table-cell office:value-type="float" office:value="634" calcext:value-type="float">
            <text:p>634</text:p>
          </table:table-cell>
          <table:table-cell office:value-type="float" office:value="413" calcext:value-type="float">
            <text:p>413</text:p>
          </table:table-cell>
          <table:table-cell office:value-type="float" office:value="393" calcext:value-type="float">
            <text:p>393</text:p>
          </table:table-cell>
          <table:table-cell office:value-type="float" office:value="414" calcext:value-type="float">
            <text:p>414</text:p>
          </table:table-cell>
          <table:table-cell office:value-type="float" office:value="391" calcext:value-type="float">
            <text:p>391</text:p>
          </table:table-cell>
          <table:table-cell table:formula="of:=[.F76]/[.F75]-1" office:value-type="percentage" office:value="-0.0774818401937046" calcext:value-type="percentage">
            <text:p>-7.75%</text:p>
          </table:table-cell>
          <table:table-cell table:formula="of:=[.G75]/[.F75]-1" office:value-type="percentage" office:value="-0.0484261501210653" calcext:value-type="percentage">
            <text:p>-4.84%</text:p>
          </table:table-cell>
          <table:table-cell table:formula="of:=[.H75]/[.F75]-1" office:value-type="percentage" office:value="0.00242130750605329" calcext:value-type="percentage">
            <text:p>0.24%</text:p>
          </table:table-cell>
          <table:table-cell table:formula="of:=[.G75]/[.I75]-1" office:value-type="percentage" office:value="0.00511508951406658" calcext:value-type="percentage">
            <text:p>0.51%</text:p>
          </table:table-cell>
          <table:table-cell/>
          <table:table-cell office:value-type="string" calcext:value-type="string">
            <text:p>2016-04-15</text:p>
          </table:table-cell>
          <table:table-cell table:number-columns-repeated="4"/>
          <table:table-cell office:value-type="float" office:value="414.03073" calcext:value-type="float">
            <text:p>414.03</text:p>
          </table:table-cell>
          <table:table-cell table:formula="of:=[.T75]/[.$G75]" office:value-type="percentage" office:value="1.05351330788804" calcext:value-type="percentage">
            <text:p>105.4%</text:p>
          </table:table-cell>
          <table:table-cell/>
          <table:table-cell office:value-type="float" office:value="417.01434" calcext:value-type="float">
            <text:p>417.01434</text:p>
          </table:table-cell>
          <table:table-cell table:formula="of:=[.W75]/[.$G75]" office:value-type="percentage" office:value="1.06110519083969" calcext:value-type="percentage">
            <text:p>106.1%</text:p>
          </table:table-cell>
        </table:table-row>
        <table:table-row table:style-name="ro1">
          <table:table-cell office:value-type="string" calcext:value-type="string">
            <text:p>2016-04-18</text:p>
          </table:table-cell>
          <table:table-cell office:value-type="float" office:value="17800" calcext:value-type="float">
            <text:p>17800</text:p>
          </table:table-cell>
          <table:table-cell office:value-type="float" office:value="17790" calcext:value-type="float">
            <text:p>17790</text:p>
          </table:table-cell>
          <table:table-cell office:value-type="float" office:value="654" calcext:value-type="float">
            <text:p>654</text:p>
          </table:table-cell>
          <table:table-cell office:value-type="float" office:value="648" calcext:value-type="float">
            <text:p>648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380" calcext:value-type="float">
            <text:p>380</text:p>
          </table:table-cell>
          <table:table-cell table:formula="of:=[.F77]/[.F76]-1" office:value-type="percentage" office:value="0.0446194225721785" calcext:value-type="percentage">
            <text:p>4.46%</text:p>
          </table:table-cell>
          <table:table-cell table:formula="of:=[.G76]/[.F76]-1" office:value-type="percentage" office:value="0.0236220472440944" calcext:value-type="percentage">
            <text:p>2.36%</text:p>
          </table:table-cell>
          <table:table-cell table:formula="of:=[.H76]/[.F76]-1" office:value-type="percentage" office:value="0.0341207349081365" calcext:value-type="percentage">
            <text:p>3.41%</text:p>
          </table:table-cell>
          <table:table-cell table:formula="of:=[.G76]/[.I76]-1" office:value-type="percentage" office:value="0.0263157894736843" calcext:value-type="percentage">
            <text:p>2.63%</text:p>
          </table:table-cell>
          <table:table-cell/>
          <table:table-cell office:value-type="string" calcext:value-type="string">
            <text:p>2016-04-18</text:p>
          </table:table-cell>
          <table:table-cell table:number-columns-repeated="4"/>
          <table:table-cell office:value-type="float" office:value="389.3473" calcext:value-type="float">
            <text:p>389.35</text:p>
          </table:table-cell>
          <table:table-cell table:formula="of:=[.T76]/[.$G76]" office:value-type="percentage" office:value="0.99832641025641" calcext:value-type="percentage">
            <text:p>99.8%</text:p>
          </table:table-cell>
          <table:table-cell/>
          <table:table-cell office:value-type="float" office:value="390.0647" calcext:value-type="float">
            <text:p>390.0647</text:p>
          </table:table-cell>
          <table:table-cell table:formula="of:=[.W76]/[.$G76]" office:value-type="percentage" office:value="1.0001658974359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2016-04-19</text:p>
          </table:table-cell>
          <table:table-cell office:value-type="float" office:value="17920" calcext:value-type="float">
            <text:p>17920</text:p>
          </table:table-cell>
          <table:table-cell office:value-type="float" office:value="17790" calcext:value-type="float">
            <text:p>17790</text:p>
          </table:table-cell>
          <table:table-cell office:value-type="float" office:value="653" calcext:value-type="float">
            <text:p>653</text:p>
          </table:table-cell>
          <table:table-cell office:value-type="float" office:value="647" calcext:value-type="float">
            <text:p>647</text:p>
          </table:table-cell>
          <table:table-cell office:value-type="float" office:value="398" calcext:value-type="float">
            <text:p>398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393" calcext:value-type="float">
            <text:p>393</text:p>
          </table:table-cell>
          <table:table-cell table:formula="of:=[.F78]/[.F77]-1" office:value-type="percentage" office:value="0.035175879396985" calcext:value-type="percentage">
            <text:p>3.52%</text:p>
          </table:table-cell>
          <table:table-cell table:formula="of:=[.G77]/[.F77]-1" office:value-type="percentage" office:value="0.0201005025125629" calcext:value-type="percentage">
            <text:p>2.01%</text:p>
          </table:table-cell>
          <table:table-cell table:formula="of:=[.H77]/[.F77]-1" office:value-type="percentage" office:value="0.0226130653266332" calcext:value-type="percentage">
            <text:p>2.26%</text:p>
          </table:table-cell>
          <table:table-cell table:formula="of:=[.G77]/[.I77]-1" office:value-type="percentage" office:value="0.0330788804071247" calcext:value-type="percentage">
            <text:p>3.31%</text:p>
          </table:table-cell>
          <table:table-cell/>
          <table:table-cell office:value-type="string" calcext:value-type="string">
            <text:p>2016-04-19</text:p>
          </table:table-cell>
          <table:table-cell table:number-columns-repeated="4"/>
          <table:table-cell office:value-type="float" office:value="386.0238" calcext:value-type="float">
            <text:p>386.02</text:p>
          </table:table-cell>
          <table:table-cell table:formula="of:=[.T77]/[.$G77]" office:value-type="percentage" office:value="0.950797536945813" calcext:value-type="percentage">
            <text:p>95.1%</text:p>
          </table:table-cell>
          <table:table-cell/>
          <table:table-cell office:value-type="float" office:value="385.6131" calcext:value-type="float">
            <text:p>385.6131</text:p>
          </table:table-cell>
          <table:table-cell table:formula="of:=[.W77]/[.$G77]" office:value-type="percentage" office:value="0.949785960591133" calcext:value-type="percentage">
            <text:p>95.0%</text:p>
          </table:table-cell>
        </table:table-row>
        <table:table-row table:style-name="ro1">
          <table:table-cell office:value-type="string" calcext:value-type="string">
            <text:p>2016-04-20</text:p>
          </table:table-cell>
          <table:table-cell office:value-type="float" office:value="17670" calcext:value-type="float">
            <text:p>17670</text:p>
          </table:table-cell>
          <table:table-cell office:value-type="float" office:value="17780" calcext:value-type="float">
            <text:p>17780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float" office:value="417" calcext:value-type="float">
            <text:p>417</text:p>
          </table:table-cell>
          <table:table-cell office:value-type="float" office:value="406" calcext:value-type="float">
            <text:p>406</text:p>
          </table:table-cell>
          <table:table-cell table:formula="of:=[.F79]/[.F78]-1" office:value-type="percentage" office:value="0.0145631067961165" calcext:value-type="percentage">
            <text:p>1.46%</text:p>
          </table:table-cell>
          <table:table-cell table:formula="of:=[.G78]/[.F78]-1" office:value-type="percentage" office:value="-0.00728155339805825" calcext:value-type="percentage">
            <text:p>-0.73%</text:p>
          </table:table-cell>
          <table:table-cell table:formula="of:=[.H78]/[.F78]-1" office:value-type="percentage" office:value="0.0121359223300972" calcext:value-type="percentage">
            <text:p>1.21%</text:p>
          </table:table-cell>
          <table:table-cell table:formula="of:=[.G78]/[.I78]-1" office:value-type="percentage" office:value="0.00738916256157629" calcext:value-type="percentage">
            <text:p>0.74%</text:p>
          </table:table-cell>
          <table:table-cell/>
          <table:table-cell office:value-type="string" calcext:value-type="string">
            <text:p>2016-04-20</text:p>
          </table:table-cell>
          <table:table-cell table:number-columns-repeated="4"/>
          <table:table-cell office:value-type="float" office:value="404.00504" calcext:value-type="float">
            <text:p>404.01</text:p>
          </table:table-cell>
          <table:table-cell table:formula="of:=[.T78]/[.$G78]" office:value-type="percentage" office:value="0.987787383863081" calcext:value-type="percentage">
            <text:p>98.8%</text:p>
          </table:table-cell>
          <table:table-cell/>
          <table:table-cell office:value-type="float" office:value="411.216" calcext:value-type="float">
            <text:p>411.216</text:p>
          </table:table-cell>
          <table:table-cell table:formula="of:=[.W78]/[.$G78]" office:value-type="percentage" office:value="1.00541809290954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6-04-21</text:p>
          </table:table-cell>
          <table:table-cell office:value-type="float" office:value="17690" calcext:value-type="float">
            <text:p>17690</text:p>
          </table:table-cell>
          <table:table-cell office:value-type="float" office:value="17590" calcext:value-type="float">
            <text:p>17590</text:p>
          </table:table-cell>
          <table:table-cell office:value-type="float" office:value="646" calcext:value-type="float">
            <text:p>646</text:p>
          </table:table-cell>
          <table:table-cell office:value-type="float" office:value="636" calcext:value-type="float">
            <text:p>636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12" calcext:value-type="float">
            <text:p>412</text:p>
          </table:table-cell>
          <table:table-cell table:formula="of:=[.F80]/[.F79]-1" office:value-type="percentage" office:value="-0.0119617224880383" calcext:value-type="percentage">
            <text:p>-1.20%</text:p>
          </table:table-cell>
          <table:table-cell table:formula="of:=[.G79]/[.F79]-1" office:value-type="percentage" office:value="0.00717703349282295" calcext:value-type="percentage">
            <text:p>0.72%</text:p>
          </table:table-cell>
          <table:table-cell table:formula="of:=[.H79]/[.F79]-1" office:value-type="percentage" office:value="0.00956937799043067" calcext:value-type="percentage">
            <text:p>0.96%</text:p>
          </table:table-cell>
          <table:table-cell table:formula="of:=[.G79]/[.I79]-1" office:value-type="percentage" office:value="0.0218446601941749" calcext:value-type="percentage">
            <text:p>2.18%</text:p>
          </table:table-cell>
          <table:table-cell/>
          <table:table-cell office:value-type="string" calcext:value-type="string">
            <text:p>2016-04-21</text:p>
          </table:table-cell>
          <table:table-cell table:number-columns-repeated="4"/>
          <table:table-cell office:value-type="float" office:value="413.4716" calcext:value-type="float">
            <text:p>413.47</text:p>
          </table:table-cell>
          <table:table-cell table:formula="of:=[.T79]/[.$G79]" office:value-type="percentage" office:value="0.982117814726841" calcext:value-type="percentage">
            <text:p>98.2%</text:p>
          </table:table-cell>
          <table:table-cell/>
          <table:table-cell office:value-type="float" office:value="415.02832" calcext:value-type="float">
            <text:p>415.02832</text:p>
          </table:table-cell>
          <table:table-cell table:formula="of:=[.W79]/[.$G79]" office:value-type="percentage" office:value="0.985815486935867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float" office:value="17680" calcext:value-type="float">
            <text:p>17680</text:p>
          </table:table-cell>
          <table:table-cell office:value-type="float" office:value="17750" calcext:value-type="float">
            <text:p>17750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table:formula="of:=[.F81]/[.F80]-1" office:value-type="percentage" office:value="0.0290556900726393" calcext:value-type="percentage">
            <text:p>2.91%</text:p>
          </table:table-cell>
          <table:table-cell table:formula="of:=[.G80]/[.F80]-1" office:value-type="percentage" office:value="0.0169491525423728" calcext:value-type="percentage">
            <text:p>1.69%</text:p>
          </table:table-cell>
          <table:table-cell table:formula="of:=[.H80]/[.F80]-1" office:value-type="percentage" office:value="0.0169491525423728" calcext:value-type="percentage">
            <text:p>1.69%</text:p>
          </table:table-cell>
          <table:table-cell table:formula="of:=[.G80]/[.I80]-1" office:value-type="percentage" office:value="0.0218978102189782" calcext:value-type="percentage">
            <text:p>2.19%</text:p>
          </table:table-cell>
          <table:table-cell/>
          <table:table-cell office:value-type="string" calcext:value-type="string">
            <text:p>2016-04-22</text:p>
          </table:table-cell>
          <table:table-cell table:number-columns-repeated="4"/>
          <table:table-cell office:value-type="float" office:value="417.76755" calcext:value-type="float">
            <text:p>417.77</text:p>
          </table:table-cell>
          <table:table-cell table:formula="of:=[.T80]/[.$G80]" office:value-type="percentage" office:value="0.994684642857143" calcext:value-type="percentage">
            <text:p>99.5%</text:p>
          </table:table-cell>
          <table:table-cell/>
          <table:table-cell office:value-type="float" office:value="419.50043" calcext:value-type="float">
            <text:p>419.50043</text:p>
          </table:table-cell>
          <table:table-cell table:formula="of:=[.W80]/[.$G80]" office:value-type="percentage" office:value="0.998810547619048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2016-04-25</text:p>
          </table:table-cell>
          <table:table-cell office:value-type="float" office:value="17670" calcext:value-type="float">
            <text:p>17670</text:p>
          </table:table-cell>
          <table:table-cell office:value-type="float" office:value="17700" calcext:value-type="float">
            <text:p>17700</text:p>
          </table:table-cell>
          <table:table-cell office:value-type="float" office:value="645" calcext:value-type="float">
            <text:p>645</text:p>
          </table:table-cell>
          <table:table-cell office:value-type="float" office:value="638" calcext:value-type="float">
            <text:p>638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419" calcext:value-type="float">
            <text:p>419</text:p>
          </table:table-cell>
          <table:table-cell table:formula="of:=[.F82]/[.F81]-1" office:value-type="percentage" office:value="-0.00470588235294123" calcext:value-type="percentage">
            <text:p>-0.47%</text:p>
          </table:table-cell>
          <table:table-cell table:formula="of:=[.G81]/[.F81]-1" office:value-type="percentage" office:value="-0.00705882352941178" calcext:value-type="percentage">
            <text:p>-0.71%</text:p>
          </table:table-cell>
          <table:table-cell table:formula="of:=[.H81]/[.F81]-1" office:value-type="percentage" office:value="0.00941176470588245" calcext:value-type="percentage">
            <text:p>0.94%</text:p>
          </table:table-cell>
          <table:table-cell table:formula="of:=[.G81]/[.I81]-1" office:value-type="percentage" office:value="0.00715990453460624" calcext:value-type="percentage">
            <text:p>0.72%</text:p>
          </table:table-cell>
          <table:table-cell/>
          <table:table-cell office:value-type="string" calcext:value-type="string">
            <text:p>2016-04-25</text:p>
          </table:table-cell>
          <table:table-cell table:number-columns-repeated="4"/>
          <table:table-cell office:value-type="float" office:value="419.7364" calcext:value-type="float">
            <text:p>419.74</text:p>
          </table:table-cell>
          <table:table-cell table:formula="of:=[.T81]/[.$G81]" office:value-type="percentage" office:value="0.994636018957346" calcext:value-type="percentage">
            <text:p>99.5%</text:p>
          </table:table-cell>
          <table:table-cell/>
          <table:table-cell office:value-type="float" office:value="417.022" calcext:value-type="float">
            <text:p>417.022</text:p>
          </table:table-cell>
          <table:table-cell table:formula="of:=[.W81]/[.$G81]" office:value-type="percentage" office:value="0.988203791469194" calcext:value-type="percentage">
            <text:p>98.8%</text:p>
          </table:table-cell>
        </table:table-row>
        <table:table-row table:style-name="ro1">
          <table:table-cell office:value-type="string" calcext:value-type="string">
            <text:p>2016-04-26</text:p>
          </table:table-cell>
          <table:table-cell office:value-type="float" office:value="17710" calcext:value-type="float">
            <text:p>17710</text:p>
          </table:table-cell>
          <table:table-cell office:value-type="float" office:value="17580" calcext:value-type="float">
            <text:p>17580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office:value-type="float" office:value="423" calcext:value-type="float">
            <text:p>423</text:p>
          </table:table-cell>
          <table:table-cell office:value-type="float" office:value="413" calcext:value-type="float">
            <text:p>413</text:p>
          </table:table-cell>
          <table:table-cell office:value-type="float" office:value="423" calcext:value-type="float">
            <text:p>423</text:p>
          </table:table-cell>
          <table:table-cell office:value-type="float" office:value="410" calcext:value-type="float">
            <text:p>410</text:p>
          </table:table-cell>
          <table:table-cell table:formula="of:=[.F83]/[.F82]-1" office:value-type="percentage" office:value="-0.016548463356974" calcext:value-type="percentage">
            <text:p>-1.65%</text:p>
          </table:table-cell>
          <table:table-cell table:formula="of:=[.G82]/[.F82]-1" office:value-type="percentage" office:value="-0.0236406619385343" calcext:value-type="percentage">
            <text:p>-2.36%</text:p>
          </table:table-cell>
          <table:table-cell table:formula="of:=[.H82]/[.F82]-1" office:value-type="percentage" office:value="0" calcext:value-type="percentage">
            <text:p>0.00%</text:p>
          </table:table-cell>
          <table:table-cell table:formula="of:=[.G82]/[.I82]-1" office:value-type="percentage" office:value="0.00731707317073171" calcext:value-type="percentage">
            <text:p>0.73%</text:p>
          </table:table-cell>
          <table:table-cell/>
          <table:table-cell office:value-type="string" calcext:value-type="string">
            <text:p>2016-04-26</text:p>
          </table:table-cell>
          <table:table-cell table:number-columns-repeated="4"/>
          <table:table-cell office:value-type="float" office:value="420.0591" calcext:value-type="float">
            <text:p>420.06</text:p>
          </table:table-cell>
          <table:table-cell table:formula="of:=[.T82]/[.$G82]" office:value-type="percentage" office:value="1.01709225181598" calcext:value-type="percentage">
            <text:p>101.7%</text:p>
          </table:table-cell>
          <table:table-cell/>
          <table:table-cell office:value-type="float" office:value="419.8345" calcext:value-type="float">
            <text:p>419.8345</text:p>
          </table:table-cell>
          <table:table-cell table:formula="of:=[.W82]/[.$G82]" office:value-type="percentage" office:value="1.01654842615012" calcext:value-type="percentage">
            <text:p>101.7%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office:value-type="float" office:value="17630" calcext:value-type="float">
            <text:p>17630</text:p>
          </table:table-cell>
          <table:table-cell office:value-type="float" office:value="17740" calcext:value-type="float">
            <text:p>17740</text:p>
          </table:table-cell>
          <table:table-cell table:number-columns-repeated="2" office:value-type="float" office:value="631" calcext:value-type="float">
            <text:p>631</text:p>
          </table:table-cell>
          <table:table-cell office:value-type="float" office:value="416" calcext:value-type="float">
            <text:p>416</text:p>
          </table:table-cell>
          <table:table-cell office:value-type="float" office:value="406" calcext:value-type="float">
            <text:p>406</text:p>
          </table:table-cell>
          <table:table-cell office:value-type="float" office:value="416" calcext:value-type="float">
            <text:p>416</text:p>
          </table:table-cell>
          <table:table-cell office:value-type="float" office:value="403" calcext:value-type="float">
            <text:p>403</text:p>
          </table:table-cell>
          <table:table-cell table:formula="of:=[.F84]/[.F83]-1" office:value-type="percentage" office:value="-0.00480769230769229" calcext:value-type="percentage">
            <text:p>-0.48%</text:p>
          </table:table-cell>
          <table:table-cell table:formula="of:=[.G83]/[.F83]-1" office:value-type="percentage" office:value="-0.0240384615384616" calcext:value-type="percentage">
            <text:p>-2.40%</text:p>
          </table:table-cell>
          <table:table-cell table:formula="of:=[.H83]/[.F83]-1" office:value-type="percentage" office:value="0" calcext:value-type="percentage">
            <text:p>0.00%</text:p>
          </table:table-cell>
          <table:table-cell table:formula="of:=[.G83]/[.I83]-1" office:value-type="percentage" office:value="0.00744416873449127" calcext:value-type="percentage">
            <text:p>0.74%</text:p>
          </table:table-cell>
          <table:table-cell/>
          <table:table-cell office:value-type="string" calcext:value-type="string">
            <text:p>2016-04-27</text:p>
          </table:table-cell>
          <table:table-cell table:number-columns-repeated="4"/>
          <table:table-cell office:value-type="float" office:value="414.12503" calcext:value-type="float">
            <text:p>414.13</text:p>
          </table:table-cell>
          <table:table-cell table:formula="of:=[.T83]/[.$G83]" office:value-type="percentage" office:value="1.02001238916256" calcext:value-type="percentage">
            <text:p>102.0%</text:p>
          </table:table-cell>
          <table:table-cell/>
          <table:table-cell office:value-type="float" office:value="413.2566" calcext:value-type="float">
            <text:p>413.2566</text:p>
          </table:table-cell>
          <table:table-cell table:formula="of:=[.W83]/[.$G83]" office:value-type="percentage" office:value="1.01787339901478" calcext:value-type="percentage">
            <text:p>101.8%</text:p>
          </table:table-cell>
        </table:table-row>
        <table:table-row table:style-name="ro1">
          <table:table-cell office:value-type="string" calcext:value-type="string">
            <text:p>2016-04-28</text:p>
          </table:table-cell>
          <table:table-cell office:value-type="float" office:value="17940" calcext:value-type="float">
            <text:p>17940</text:p>
          </table:table-cell>
          <table:table-cell office:value-type="float" office:value="18000" calcext:value-type="float">
            <text:p>18000</text:p>
          </table:table-cell>
          <table:table-cell office:value-type="float" office:value="651" calcext:value-type="float">
            <text:p>651</text:p>
          </table:table-cell>
          <table:table-cell office:value-type="float" office:value="640" calcext:value-type="float">
            <text:p>640</text:p>
          </table:table-cell>
          <table:table-cell office:value-type="float" office:value="414" calcext:value-type="float">
            <text:p>414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  <table:table-cell table:formula="of:=[.F85]/[.F84]-1" office:value-type="percentage" office:value="-0.103864734299517" calcext:value-type="percentage">
            <text:p>-10.39%</text:p>
          </table:table-cell>
          <table:table-cell table:formula="of:=[.G84]/[.F84]-1" office:value-type="percentage" office:value="-0.0579710144927537" calcext:value-type="percentage">
            <text:p>-5.80%</text:p>
          </table:table-cell>
          <table:table-cell table:formula="of:=[.H84]/[.F84]-1" office:value-type="percentage" office:value="0.0169082125603866" calcext:value-type="percentage">
            <text:p>1.69%</text:p>
          </table:table-cell>
          <table:table-cell table:formula="of:=[.G84]/[.I84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4-28</text:p>
          </table:table-cell>
          <table:table-cell table:number-columns-repeated="4"/>
          <table:table-cell office:value-type="float" office:value="408.43518" calcext:value-type="float">
            <text:p>408.44</text:p>
          </table:table-cell>
          <table:table-cell table:formula="of:=[.T84]/[.$G84]" office:value-type="percentage" office:value="1.04726969230769" calcext:value-type="percentage">
            <text:p>104.7%</text:p>
          </table:table-cell>
          <table:table-cell/>
          <table:table-cell office:value-type="float" office:value="408.9758" calcext:value-type="float">
            <text:p>408.9758</text:p>
          </table:table-cell>
          <table:table-cell table:formula="of:=[.W84]/[.$G84]" office:value-type="percentage" office:value="1.0486558974359" calcext:value-type="percentage">
            <text:p>104.9%</text:p>
          </table:table-cell>
        </table:table-row>
        <table:table-row table:style-name="ro1">
          <table:table-cell office:value-type="string" calcext:value-type="string">
            <text:p>2016-05-02</text:p>
          </table:table-cell>
          <table:table-cell office:value-type="float" office:value="17970" calcext:value-type="float">
            <text:p>17970</text:p>
          </table:table-cell>
          <table:table-cell office:value-type="float" office:value="17980" calcext:value-type="float">
            <text:p>17980</text:p>
          </table:table-cell>
          <table:table-cell office:value-type="float" office:value="640" calcext:value-type="float">
            <text:p>640</text:p>
          </table:table-cell>
          <table:table-cell office:value-type="float" office:value="637" calcext:value-type="float">
            <text:p>637</text:p>
          </table:table-cell>
          <table:table-cell office:value-type="float" office:value="371" calcext:value-type="float">
            <text:p>371</text:p>
          </table:table-cell>
          <table:table-cell office:value-type="float" office:value="384" calcext:value-type="float">
            <text:p>384</text:p>
          </table:table-cell>
          <table:table-cell office:value-type="float" office:value="392" calcext:value-type="float">
            <text:p>392</text:p>
          </table:table-cell>
          <table:table-cell office:value-type="float" office:value="371" calcext:value-type="float">
            <text:p>371</text:p>
          </table:table-cell>
          <table:table-cell table:formula="of:=[.F86]/[.F85]-1" office:value-type="percentage" office:value="0.0350404312668464" calcext:value-type="percentage">
            <text:p>3.50%</text:p>
          </table:table-cell>
          <table:table-cell table:formula="of:=[.G85]/[.F85]-1" office:value-type="percentage" office:value="0.0350404312668464" calcext:value-type="percentage">
            <text:p>3.50%</text:p>
          </table:table-cell>
          <table:table-cell table:formula="of:=[.H85]/[.F85]-1" office:value-type="percentage" office:value="0.0566037735849057" calcext:value-type="percentage">
            <text:p>5.66%</text:p>
          </table:table-cell>
          <table:table-cell table:formula="of:=[.G85]/[.I85]-1" office:value-type="percentage" office:value="0.0350404312668464" calcext:value-type="percentage">
            <text:p>3.50%</text:p>
          </table:table-cell>
          <table:table-cell/>
          <table:table-cell office:value-type="string" calcext:value-type="string">
            <text:p>2016-05-02</text:p>
          </table:table-cell>
          <table:table-cell table:number-columns-repeated="4"/>
          <table:table-cell office:value-type="float" office:value="391.69662" calcext:value-type="float">
            <text:p>391.70</text:p>
          </table:table-cell>
          <table:table-cell table:formula="of:=[.T85]/[.$G85]" office:value-type="percentage" office:value="1.02004328125" calcext:value-type="percentage">
            <text:p>102.0%</text:p>
          </table:table-cell>
          <table:table-cell/>
          <table:table-cell office:value-type="float" office:value="390.7845" calcext:value-type="float">
            <text:p>390.7845</text:p>
          </table:table-cell>
          <table:table-cell table:formula="of:=[.W85]/[.$G85]" office:value-type="percentage" office:value="1.01766796875" calcext:value-type="percentage">
            <text:p>101.8%</text:p>
          </table:table-cell>
        </table:table-row>
        <table:table-row table:style-name="ro1">
          <table:table-cell office:value-type="string" calcext:value-type="string">
            <text:p>2016-05-06</text:p>
          </table:table-cell>
          <table:table-cell office:value-type="float" office:value="17950" calcext:value-type="float">
            <text:p>17950</text:p>
          </table:table-cell>
          <table:table-cell office:value-type="float" office:value="18060" calcext:value-type="float">
            <text:p>18060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377" calcext:value-type="float">
            <text:p>377</text:p>
          </table:table-cell>
          <table:table-cell table:formula="of:=[.F87]/[.F86]-1" office:value-type="percentage" office:value="-0.00260416666666663" calcext:value-type="percentage">
            <text:p>-0.26%</text:p>
          </table:table-cell>
          <table:table-cell table:formula="of:=[.G86]/[.F86]-1" office:value-type="percentage" office:value="-0.0104166666666666" calcext:value-type="percentage">
            <text:p>-1.04%</text:p>
          </table:table-cell>
          <table:table-cell table:formula="of:=[.H86]/[.F86]-1" office:value-type="percentage" office:value="0.00520833333333326" calcext:value-type="percentage">
            <text:p>0.52%</text:p>
          </table:table-cell>
          <table:table-cell table:formula="of:=[.G86]/[.I86]-1" office:value-type="percentage" office:value="0.00795755968169765" calcext:value-type="percentage">
            <text:p>0.80%</text:p>
          </table:table-cell>
          <table:table-cell/>
          <table:table-cell office:value-type="string" calcext:value-type="string">
            <text:p>2016-05-06</text:p>
          </table:table-cell>
          <table:table-cell table:number-columns-repeated="4"/>
          <table:table-cell office:value-type="float" office:value="379.64084" calcext:value-type="float">
            <text:p>379.64</text:p>
          </table:table-cell>
          <table:table-cell table:formula="of:=[.T86]/[.$G86]" office:value-type="percentage" office:value="0.999054842105263" calcext:value-type="percentage">
            <text:p>99.9%</text:p>
          </table:table-cell>
          <table:table-cell/>
          <table:table-cell office:value-type="float" office:value="381.4762" calcext:value-type="float">
            <text:p>381.4762</text:p>
          </table:table-cell>
          <table:table-cell table:formula="of:=[.W86]/[.$G86]" office:value-type="percentage" office:value="1.00388473684211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6-05-09</text:p>
          </table:table-cell>
          <table:table-cell office:value-type="float" office:value="18120" calcext:value-type="float">
            <text:p>18120</text:p>
          </table:table-cell>
          <table:table-cell office:value-type="float" office:value="18080" calcext:value-type="float">
            <text:p>18080</text:p>
          </table:table-cell>
          <table:table-cell office:value-type="float" office:value="634" calcext:value-type="float">
            <text:p>634</text:p>
          </table:table-cell>
          <table:table-cell office:value-type="float" office:value="629" calcext:value-type="float">
            <text:p>629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9" calcext:value-type="float">
            <text:p>389</text:p>
          </table:table-cell>
          <table:table-cell office:value-type="float" office:value="380" calcext:value-type="float">
            <text:p>380</text:p>
          </table:table-cell>
          <table:table-cell table:formula="of:=[.F88]/[.F87]-1" office:value-type="percentage" office:value="-0.00522193211488253" calcext:value-type="percentage">
            <text:p>-0.52%</text:p>
          </table:table-cell>
          <table:table-cell table:formula="of:=[.G87]/[.F87]-1" office:value-type="percentage" office:value="0.00522193211488253" calcext:value-type="percentage">
            <text:p>0.52%</text:p>
          </table:table-cell>
          <table:table-cell table:formula="of:=[.H87]/[.F87]-1" office:value-type="percentage" office:value="0.0156657963446476" calcext:value-type="percentage">
            <text:p>1.57%</text:p>
          </table:table-cell>
          <table:table-cell table:formula="of:=[.G87]/[.I87]-1" office:value-type="percentage" office:value="0.013157894736842" calcext:value-type="percentage">
            <text:p>1.32%</text:p>
          </table:table-cell>
          <table:table-cell/>
          <table:table-cell office:value-type="string" calcext:value-type="string">
            <text:p>2016-05-09</text:p>
          </table:table-cell>
          <table:table-cell table:number-columns-repeated="4"/>
          <table:table-cell office:value-type="float" office:value="381.83258" calcext:value-type="float">
            <text:p>381.83</text:p>
          </table:table-cell>
          <table:table-cell table:formula="of:=[.T87]/[.$G87]" office:value-type="percentage" office:value="0.991772935064935" calcext:value-type="percentage">
            <text:p>99.2%</text:p>
          </table:table-cell>
          <table:table-cell/>
          <table:table-cell office:value-type="float" office:value="385.1303" calcext:value-type="float">
            <text:p>385.1303</text:p>
          </table:table-cell>
          <table:table-cell table:formula="of:=[.W87]/[.$G87]" office:value-type="percentage" office:value="1.00033844155844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table:number-columns-repeated="2" office:value-type="float" office:value="17880" calcext:value-type="float">
            <text:p>17880</text:p>
          </table:table-cell>
          <table:table-cell office:value-type="float" office:value="629" calcext:value-type="float">
            <text:p>629</text:p>
          </table:table-cell>
          <table:table-cell office:value-type="float" office:value="623" calcext:value-type="float">
            <text:p>623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74" calcext:value-type="float">
            <text:p>374</text:p>
          </table:table-cell>
          <table:table-cell table:formula="of:=[.F89]/[.F88]-1" office:value-type="percentage" office:value="0.0341207349081365" calcext:value-type="percentage">
            <text:p>3.41%</text:p>
          </table:table-cell>
          <table:table-cell table:formula="of:=[.G88]/[.F88]-1" office:value-type="percentage" office:value="0.0183727034120735" calcext:value-type="percentage">
            <text:p>1.84%</text:p>
          </table:table-cell>
          <table:table-cell table:formula="of:=[.H88]/[.F88]-1" office:value-type="percentage" office:value="0.0183727034120735" calcext:value-type="percentage">
            <text:p>1.84%</text:p>
          </table:table-cell>
          <table:table-cell table:formula="of:=[.G88]/[.I88]-1" office:value-type="percentage" office:value="0.0374331550802138" calcext:value-type="percentage">
            <text:p>3.74%</text:p>
          </table:table-cell>
          <table:table-cell/>
          <table:table-cell office:value-type="string" calcext:value-type="string">
            <text:p>2016-05-10</text:p>
          </table:table-cell>
          <table:table-cell table:number-columns-repeated="4"/>
          <table:table-cell office:value-type="float" office:value="389.21844" calcext:value-type="float">
            <text:p>389.22</text:p>
          </table:table-cell>
          <table:table-cell table:formula="of:=[.T88]/[.$G88]" office:value-type="percentage" office:value="1.00314030927835" calcext:value-type="percentage">
            <text:p>100.3%</text:p>
          </table:table-cell>
          <table:table-cell/>
          <table:table-cell office:value-type="float" office:value="394.6628" calcext:value-type="float">
            <text:p>394.6628</text:p>
          </table:table-cell>
          <table:table-cell table:formula="of:=[.W88]/[.$G88]" office:value-type="percentage" office:value="1.01717216494845" calcext:value-type="percentage">
            <text:p>101.7%</text:p>
          </table:table-cell>
        </table:table-row>
        <table:table-row table:style-name="ro1">
          <table:table-cell office:value-type="string" calcext:value-type="string">
            <text:p>2016-05-11</text:p>
          </table:table-cell>
          <table:table-cell table:number-columns-repeated="2" office:value-type="float" office:value="18020" calcext:value-type="float">
            <text:p>18020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table:formula="of:=[.F90]/[.F89]-1" office:value-type="percentage" office:value="-0.0203045685279187" calcext:value-type="percentage">
            <text:p>-2.03%</text:p>
          </table:table-cell>
          <table:table-cell table:formula="of:=[.G89]/[.F89]-1" office:value-type="percentage" office:value="-0.0126903553299492" calcext:value-type="percentage">
            <text:p>-1.27%</text:p>
          </table:table-cell>
          <table:table-cell table:formula="of:=[.H89]/[.F89]-1" office:value-type="percentage" office:value="0.015228426395939" calcext:value-type="percentage">
            <text:p>1.52%</text:p>
          </table:table-cell>
          <table:table-cell table:formula="of:=[.G89]/[.I89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5-11</text:p>
          </table:table-cell>
          <table:table-cell table:number-columns-repeated="4"/>
          <table:table-cell office:value-type="float" office:value="388.3297" calcext:value-type="float">
            <text:p>388.33</text:p>
          </table:table-cell>
          <table:table-cell table:formula="of:=[.T89]/[.$G89]" office:value-type="percentage" office:value="0.998276863753213" calcext:value-type="percentage">
            <text:p>99.8%</text:p>
          </table:table-cell>
          <table:table-cell/>
          <table:table-cell office:value-type="float" office:value="393.74564" calcext:value-type="float">
            <text:p>393.74564</text:p>
          </table:table-cell>
          <table:table-cell table:formula="of:=[.W89]/[.$G89]" office:value-type="percentage" office:value="1.01219958868895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6-05-12</text:p>
          </table:table-cell>
          <table:table-cell office:value-type="float" office:value="17910" calcext:value-type="float">
            <text:p>17910</text:p>
          </table:table-cell>
          <table:table-cell office:value-type="float" office:value="17840" calcext:value-type="float">
            <text:p>17840</text:p>
          </table:table-cell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386" calcext:value-type="float">
            <text:p>386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1" calcext:value-type="float">
            <text:p>381</text:p>
          </table:table-cell>
          <table:table-cell table:formula="of:=[.F91]/[.F90]-1" office:value-type="percentage" office:value="0.028497409326425" calcext:value-type="percentage">
            <text:p>2.85%</text:p>
          </table:table-cell>
          <table:table-cell table:formula="of:=[.G90]/[.F90]-1" office:value-type="percentage" office:value="0.00777202072538863" calcext:value-type="percentage">
            <text:p>0.78%</text:p>
          </table:table-cell>
          <table:table-cell table:formula="of:=[.H90]/[.F90]-1" office:value-type="percentage" office:value="0.0129533678756477" calcext:value-type="percentage">
            <text:p>1.30%</text:p>
          </table:table-cell>
          <table:table-cell table:formula="of:=[.G90]/[.I90]-1" office:value-type="percentage" office:value="0.0209973753280841" calcext:value-type="percentage">
            <text:p>2.10%</text:p>
          </table:table-cell>
          <table:table-cell/>
          <table:table-cell office:value-type="string" calcext:value-type="string">
            <text:p>2016-05-12</text:p>
          </table:table-cell>
          <table:table-cell table:number-columns-repeated="4"/>
          <table:table-cell office:value-type="float" office:value="391.73337" calcext:value-type="float">
            <text:p>391.73</text:p>
          </table:table-cell>
          <table:table-cell table:formula="of:=[.T90]/[.$G90]" office:value-type="percentage" office:value="1.00702665809769" calcext:value-type="percentage">
            <text:p>100.7%</text:p>
          </table:table-cell>
          <table:table-cell/>
          <table:table-cell office:value-type="float" office:value="391.9851" calcext:value-type="float">
            <text:p>391.9851</text:p>
          </table:table-cell>
          <table:table-cell table:formula="of:=[.W90]/[.$G90]" office:value-type="percentage" office:value="1.00767377892031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05-13</text:p>
          </table:table-cell>
          <table:table-cell office:value-type="float" office:value="17800" calcext:value-type="float">
            <text:p>17800</text:p>
          </table:table-cell>
          <table:table-cell office:value-type="float" office:value="17850" calcext:value-type="float">
            <text:p>17850</text:p>
          </table:table-cell>
          <table:table-cell office:value-type="float" office:value="615" calcext:value-type="float">
            <text:p>615</text:p>
          </table:table-cell>
          <table:table-cell office:value-type="float" office:value="605" calcext:value-type="float">
            <text:p>605</text:p>
          </table:table-cell>
          <table:table-cell office:value-type="float" office:value="397" calcext:value-type="float">
            <text:p>397</text:p>
          </table:table-cell>
          <table:table-cell office:value-type="float" office:value="381" calcext:value-type="float">
            <text:p>381</text:p>
          </table:table-cell>
          <table:table-cell office:value-type="float" office:value="399" calcext:value-type="float">
            <text:p>399</text:p>
          </table:table-cell>
          <table:table-cell office:value-type="float" office:value="380" calcext:value-type="float">
            <text:p>380</text:p>
          </table:table-cell>
          <table:table-cell table:formula="of:=[.F92]/[.F91]-1" office:value-type="percentage" office:value="-0.0428211586901763" calcext:value-type="percentage">
            <text:p>-4.28%</text:p>
          </table:table-cell>
          <table:table-cell table:formula="of:=[.G91]/[.F91]-1" office:value-type="percentage" office:value="-0.0403022670025189" calcext:value-type="percentage">
            <text:p>-4.03%</text:p>
          </table:table-cell>
          <table:table-cell table:formula="of:=[.H91]/[.F91]-1" office:value-type="percentage" office:value="0.0050377833753148" calcext:value-type="percentage">
            <text:p>0.50%</text:p>
          </table:table-cell>
          <table:table-cell table:formula="of:=[.G91]/[.I91]-1" office:value-type="percentage" office:value="0.00263157894736832" calcext:value-type="percentage">
            <text:p>0.26%</text:p>
          </table:table-cell>
          <table:table-cell/>
          <table:table-cell office:value-type="string" calcext:value-type="string">
            <text:p>2016-05-13</text:p>
          </table:table-cell>
          <table:table-cell table:number-columns-repeated="4"/>
          <table:table-cell office:value-type="float" office:value="389.86975" calcext:value-type="float">
            <text:p>389.87</text:p>
          </table:table-cell>
          <table:table-cell table:formula="of:=[.T91]/[.$G91]" office:value-type="percentage" office:value="1.02328018372703" calcext:value-type="percentage">
            <text:p>102.3%</text:p>
          </table:table-cell>
          <table:table-cell/>
          <table:table-cell office:value-type="float" office:value="393.73294" calcext:value-type="float">
            <text:p>393.73294</text:p>
          </table:table-cell>
          <table:table-cell table:formula="of:=[.W91]/[.$G91]" office:value-type="percentage" office:value="1.03341979002625" calcext:value-type="percentage">
            <text:p>103.3%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office:value-type="float" office:value="17940" calcext:value-type="float">
            <text:p>17940</text:p>
          </table:table-cell>
          <table:table-cell office:value-type="float" office:value="17840" calcext:value-type="float">
            <text:p>17840</text:p>
          </table:table-cell>
          <table:table-cell office:value-type="float" office:value="595" calcext:value-type="float">
            <text:p>595</text:p>
          </table:table-cell>
          <table:table-cell office:value-type="float" office:value="587" calcext:value-type="float">
            <text:p>587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375" calcext:value-type="float">
            <text:p>375</text:p>
          </table:table-cell>
          <table:table-cell table:formula="of:=[.F93]/[.F92]-1" office:value-type="percentage" office:value="0.00526315789473686" calcext:value-type="percentage">
            <text:p>0.53%</text:p>
          </table:table-cell>
          <table:table-cell table:formula="of:=[.G92]/[.F92]-1" office:value-type="percentage" office:value="0.00526315789473686" calcext:value-type="percentage">
            <text:p>0.53%</text:p>
          </table:table-cell>
          <table:table-cell table:formula="of:=[.H92]/[.F92]-1" office:value-type="percentage" office:value="0.0184210526315789" calcext:value-type="percentage">
            <text:p>1.84%</text:p>
          </table:table-cell>
          <table:table-cell table:formula="of:=[.G92]/[.I92]-1" office:value-type="percentage" office:value="0.0186666666666666" calcext:value-type="percentage">
            <text:p>1.87%</text:p>
          </table:table-cell>
          <table:table-cell/>
          <table:table-cell office:value-type="string" calcext:value-type="string">
            <text:p>2016-05-16</text:p>
          </table:table-cell>
          <table:table-cell table:number-columns-repeated="4"/>
          <table:table-cell office:value-type="float" office:value="384.76093" calcext:value-type="float">
            <text:p>384.76</text:p>
          </table:table-cell>
          <table:table-cell table:formula="of:=[.T92]/[.$G92]" office:value-type="percentage" office:value="1.00722756544503" calcext:value-type="percentage">
            <text:p>100.7%</text:p>
          </table:table-cell>
          <table:table-cell/>
          <table:table-cell office:value-type="float" office:value="385.43762" calcext:value-type="float">
            <text:p>385.43762</text:p>
          </table:table-cell>
          <table:table-cell table:formula="of:=[.W92]/[.$G92]" office:value-type="percentage" office:value="1.0089990052356" calcext:value-type="percentage">
            <text:p>100.9%</text:p>
          </table:table-cell>
        </table:table-row>
        <table:table-row table:style-name="ro1">
          <table:table-cell office:value-type="string" calcext:value-type="string">
            <text:p>2016-05-17</text:p>
          </table:table-cell>
          <table:table-cell office:value-type="float" office:value="17880" calcext:value-type="float">
            <text:p>17880</text:p>
          </table:table-cell>
          <table:table-cell office:value-type="float" office:value="17720" calcext:value-type="float">
            <text:p>17720</text:p>
          </table:table-cell>
          <table:table-cell office:value-type="float" office:value="597" calcext:value-type="float">
            <text:p>597</text:p>
          </table:table-cell>
          <table:table-cell office:value-type="float" office:value="592" calcext:value-type="float">
            <text:p>592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1" calcext:value-type="float">
            <text:p>381</text:p>
          </table:table-cell>
          <table:table-cell table:formula="of:=[.F94]/[.F93]-1" office:value-type="percentage" office:value="0.0183246073298429" calcext:value-type="percentage">
            <text:p>1.83%</text:p>
          </table:table-cell>
          <table:table-cell table:formula="of:=[.G93]/[.F93]-1" office:value-type="percentage" office:value="0.0183246073298429" calcext:value-type="percentage">
            <text:p>1.83%</text:p>
          </table:table-cell>
          <table:table-cell table:formula="of:=[.H93]/[.F93]-1" office:value-type="percentage" office:value="0.0235602094240839" calcext:value-type="percentage">
            <text:p>2.36%</text:p>
          </table:table-cell>
          <table:table-cell table:formula="of:=[.G93]/[.I93]-1" office:value-type="percentage" office:value="0.0209973753280841" calcext:value-type="percentage">
            <text:p>2.10%</text:p>
          </table:table-cell>
          <table:table-cell/>
          <table:table-cell office:value-type="string" calcext:value-type="string">
            <text:p>2016-05-17</text:p>
          </table:table-cell>
          <table:table-cell table:number-columns-repeated="4"/>
          <table:table-cell office:value-type="float" office:value="387.57755" calcext:value-type="float">
            <text:p>387.58</text:p>
          </table:table-cell>
          <table:table-cell table:formula="of:=[.T93]/[.$G93]" office:value-type="percentage" office:value="0.996343316195373" calcext:value-type="percentage">
            <text:p>99.6%</text:p>
          </table:table-cell>
          <table:table-cell/>
          <table:table-cell office:value-type="float" office:value="387.57925" calcext:value-type="float">
            <text:p>387.57925</text:p>
          </table:table-cell>
          <table:table-cell table:formula="of:=[.W93]/[.$G93]" office:value-type="percentage" office:value="0.996347686375321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office:value-type="float" office:value="17780" calcext:value-type="float">
            <text:p>17780</text:p>
          </table:table-cell>
          <table:table-cell office:value-type="float" office:value="17870" calcext:value-type="float">
            <text:p>17870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85" calcext:value-type="float">
            <text:p>385</text:p>
          </table:table-cell>
          <table:table-cell table:formula="of:=[.F95]/[.F94]-1" office:value-type="percentage" office:value="0.0282776349614395" calcext:value-type="percentage">
            <text:p>2.83%</text:p>
          </table:table-cell>
          <table:table-cell table:formula="of:=[.G94]/[.F94]-1" office:value-type="percentage" office:value="0.012853470437018" calcext:value-type="percentage">
            <text:p>1.29%</text:p>
          </table:table-cell>
          <table:table-cell table:formula="of:=[.H94]/[.F94]-1" office:value-type="percentage" office:value="0.0179948586118253" calcext:value-type="percentage">
            <text:p>1.80%</text:p>
          </table:table-cell>
          <table:table-cell table:formula="of:=[.G94]/[.I94]-1" office:value-type="percentage" office:value="0.0233766233766233" calcext:value-type="percentage">
            <text:p>2.34%</text:p>
          </table:table-cell>
          <table:table-cell/>
          <table:table-cell office:value-type="string" calcext:value-type="string">
            <text:p>2016-05-18</text:p>
          </table:table-cell>
          <table:table-cell table:number-columns-repeated="4"/>
          <table:table-cell office:value-type="float" office:value="393.11053" calcext:value-type="float">
            <text:p>393.11</text:p>
          </table:table-cell>
          <table:table-cell table:formula="of:=[.T94]/[.$G94]" office:value-type="percentage" office:value="0.997742461928934" calcext:value-type="percentage">
            <text:p>99.8%</text:p>
          </table:table-cell>
          <table:table-cell/>
          <table:table-cell office:value-type="float" office:value="398.71014" calcext:value-type="float">
            <text:p>398.71014</text:p>
          </table:table-cell>
          <table:table-cell table:formula="of:=[.W94]/[.$G94]" office:value-type="percentage" office:value="1.01195467005076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6-05-19</text:p>
          </table:table-cell>
          <table:table-cell office:value-type="float" office:value="17880" calcext:value-type="float">
            <text:p>17880</text:p>
          </table:table-cell>
          <table:table-cell office:value-type="float" office:value="18010" calcext:value-type="float">
            <text:p>18010</text:p>
          </table:table-cell>
          <table:table-cell office:value-type="float" office:value="617" calcext:value-type="float">
            <text:p>617</text:p>
          </table:table-cell>
          <table:table-cell office:value-type="float" office:value="632" calcext:value-type="float">
            <text:p>632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395" calcext:value-type="float">
            <text:p>395</text:p>
          </table:table-cell>
          <table:table-cell table:formula="of:=[.F96]/[.F95]-1" office:value-type="percentage" office:value="0" calcext:value-type="percentage">
            <text:p>0.00%</text:p>
          </table:table-cell>
          <table:table-cell table:formula="of:=[.G95]/[.F95]-1" office:value-type="percentage" office:value="-0.00749999999999995" calcext:value-type="percentage">
            <text:p>-0.75%</text:p>
          </table:table-cell>
          <table:table-cell table:formula="of:=[.H95]/[.F95]-1" office:value-type="percentage" office:value="0.01" calcext:value-type="percentage">
            <text:p>1.00%</text:p>
          </table:table-cell>
          <table:table-cell table:formula="of:=[.G95]/[.I95]-1" office:value-type="percentage" office:value="0.00506329113924053" calcext:value-type="percentage">
            <text:p>0.51%</text:p>
          </table:table-cell>
          <table:table-cell/>
          <table:table-cell office:value-type="string" calcext:value-type="string">
            <text:p>2016-05-19</text:p>
          </table:table-cell>
          <table:table-cell table:number-columns-repeated="4"/>
          <table:table-cell office:value-type="float" office:value="394.86075" calcext:value-type="float">
            <text:p>394.86</text:p>
          </table:table-cell>
          <table:table-cell table:formula="of:=[.T95]/[.$G95]" office:value-type="percentage" office:value="0.994611460957179" calcext:value-type="percentage">
            <text:p>99.5%</text:p>
          </table:table-cell>
          <table:table-cell/>
          <table:table-cell office:value-type="float" office:value="398.6383" calcext:value-type="float">
            <text:p>398.6383</text:p>
          </table:table-cell>
          <table:table-cell table:formula="of:=[.W95]/[.$G95]" office:value-type="percentage" office:value="1.00412670025189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office:value-type="float" office:value="18070" calcext:value-type="float">
            <text:p>18070</text:p>
          </table:table-cell>
          <table:table-cell office:value-type="float" office:value="18030" calcext:value-type="float">
            <text:p>18030</text:p>
          </table:table-cell>
          <table:table-cell office:value-type="float" office:value="624" calcext:value-type="float">
            <text:p>624</text:p>
          </table:table-cell>
          <table:table-cell office:value-type="float" office:value="621" calcext:value-type="float">
            <text:p>621</text:p>
          </table:table-cell>
          <table:table-cell office:value-type="float" office:value="400" calcext:value-type="float">
            <text:p>400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00" calcext:value-type="float">
            <text:p>400</text:p>
          </table:table-cell>
          <table:table-cell table:formula="of:=[.F97]/[.F96]-1" office:value-type="percentage" office:value="0.0349999999999999" calcext:value-type="percentage">
            <text:p>3.50%</text:p>
          </table:table-cell>
          <table:table-cell table:formula="of:=[.G96]/[.F96]-1" office:value-type="percentage" office:value="0.0475000000000001" calcext:value-type="percentage">
            <text:p>4.75%</text:p>
          </table:table-cell>
          <table:table-cell table:formula="of:=[.H96]/[.F96]-1" office:value-type="percentage" office:value="0.0525" calcext:value-type="percentage">
            <text:p>5.25%</text:p>
          </table:table-cell>
          <table:table-cell table:formula="of:=[.G96]/[.I96]-1" office:value-type="percentage" office:value="0.0475000000000001" calcext:value-type="percentage">
            <text:p>4.75%</text:p>
          </table:table-cell>
          <table:table-cell/>
          <table:table-cell office:value-type="string" calcext:value-type="string">
            <text:p>2016-05-20</text:p>
          </table:table-cell>
          <table:table-cell table:number-columns-repeated="4"/>
          <table:table-cell office:value-type="float" office:value="398.9228" calcext:value-type="float">
            <text:p>398.92</text:p>
          </table:table-cell>
          <table:table-cell table:formula="of:=[.T96]/[.$G96]" office:value-type="percentage" office:value="0.952083054892601" calcext:value-type="percentage">
            <text:p>95.2%</text:p>
          </table:table-cell>
          <table:table-cell/>
          <table:table-cell office:value-type="float" office:value="399.686" calcext:value-type="float">
            <text:p>399.686</text:p>
          </table:table-cell>
          <table:table-cell table:formula="of:=[.W96]/[.$G96]" office:value-type="percentage" office:value="0.953904534606205" calcext:value-type="percentage">
            <text:p>95.4%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office:value-type="float" office:value="18000" calcext:value-type="float">
            <text:p>18000</text:p>
          </table:table-cell>
          <table:table-cell office:value-type="float" office:value="18010" calcext:value-type="float">
            <text:p>18010</text:p>
          </table:table-cell>
          <table:table-cell office:value-type="float" office:value="613" calcext:value-type="float">
            <text:p>613</text:p>
          </table:table-cell>
          <table:table-cell office:value-type="float" office:value="618" calcext:value-type="float">
            <text:p>618</text:p>
          </table:table-cell>
          <table:table-cell office:value-type="float" office:value="414" calcext:value-type="float">
            <text:p>414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08" calcext:value-type="float">
            <text:p>408</text:p>
          </table:table-cell>
          <table:table-cell table:formula="of:=[.F98]/[.F97]-1" office:value-type="percentage" office:value="-0.00241545893719808" calcext:value-type="percentage">
            <text:p>-0.24%</text:p>
          </table:table-cell>
          <table:table-cell table:formula="of:=[.G97]/[.F97]-1" office:value-type="percentage" office:value="0.00724637681159424" calcext:value-type="percentage">
            <text:p>0.72%</text:p>
          </table:table-cell>
          <table:table-cell table:formula="of:=[.H97]/[.F97]-1" office:value-type="percentage" office:value="0.0120772946859904" calcext:value-type="percentage">
            <text:p>1.21%</text:p>
          </table:table-cell>
          <table:table-cell table:formula="of:=[.G97]/[.I97]-1" office:value-type="percentage" office:value="0.0220588235294117" calcext:value-type="percentage">
            <text:p>2.21%</text:p>
          </table:table-cell>
          <table:table-cell/>
          <table:table-cell office:value-type="string" calcext:value-type="string">
            <text:p>2016-05-23</text:p>
          </table:table-cell>
          <table:table-cell table:number-columns-repeated="4"/>
          <table:table-cell office:value-type="float" office:value="413.29932" calcext:value-type="float">
            <text:p>413.30</text:p>
          </table:table-cell>
          <table:table-cell table:formula="of:=[.T97]/[.$G97]" office:value-type="percentage" office:value="0.991125467625899" calcext:value-type="percentage">
            <text:p>99.1%</text:p>
          </table:table-cell>
          <table:table-cell/>
          <table:table-cell office:value-type="float" office:value="420.18774" calcext:value-type="float">
            <text:p>420.18774</text:p>
          </table:table-cell>
          <table:table-cell table:formula="of:=[.W97]/[.$G97]" office:value-type="percentage" office:value="1.00764446043165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05-24</text:p>
          </table:table-cell>
          <table:table-cell office:value-type="float" office:value="17850" calcext:value-type="float">
            <text:p>17850</text:p>
          </table:table-cell>
          <table:table-cell office:value-type="float" office:value="17800" calcext:value-type="float">
            <text:p>17800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office:value-type="float" office:value="403" calcext:value-type="float">
            <text:p>403</text:p>
          </table:table-cell>
          <table:table-cell table:formula="of:=[.F99]/[.F98]-1" office:value-type="percentage" office:value="-0.00242130750605329" calcext:value-type="percentage">
            <text:p>-0.24%</text:p>
          </table:table-cell>
          <table:table-cell table:formula="of:=[.G98]/[.F98]-1" office:value-type="percentage" office:value="-0.0193704600484261" calcext:value-type="percentage">
            <text:p>-1.94%</text:p>
          </table:table-cell>
          <table:table-cell table:formula="of:=[.H98]/[.F98]-1" office:value-type="percentage" office:value="0.00242130750605329" calcext:value-type="percentage">
            <text:p>0.24%</text:p>
          </table:table-cell>
          <table:table-cell table:formula="of:=[.G98]/[.I98]-1" office:value-type="percentage" office:value="0.00496277915632759" calcext:value-type="percentage">
            <text:p>0.50%</text:p>
          </table:table-cell>
          <table:table-cell/>
          <table:table-cell office:value-type="string" calcext:value-type="string">
            <text:p>2016-05-24</text:p>
          </table:table-cell>
          <table:table-cell table:number-columns-repeated="4"/>
          <table:table-cell office:value-type="float" office:value="416.2578" calcext:value-type="float">
            <text:p>416.26</text:p>
          </table:table-cell>
          <table:table-cell table:formula="of:=[.T98]/[.$G98]" office:value-type="percentage" office:value="1.02779703703704" calcext:value-type="percentage">
            <text:p>102.8%</text:p>
          </table:table-cell>
          <table:table-cell/>
          <table:table-cell office:value-type="float" office:value="413.61945" calcext:value-type="float">
            <text:p>413.61945</text:p>
          </table:table-cell>
          <table:table-cell table:formula="of:=[.W98]/[.$G98]" office:value-type="percentage" office:value="1.02128259259259" calcext:value-type="percentage">
            <text:p>102.1%</text:p>
          </table:table-cell>
        </table:table-row>
        <table:table-row table:style-name="ro1">
          <table:table-cell office:value-type="string" calcext:value-type="string">
            <text:p>2016-05-25</text:p>
          </table:table-cell>
          <table:table-cell office:value-type="float" office:value="17860" calcext:value-type="float">
            <text:p>17860</text:p>
          </table:table-cell>
          <table:table-cell office:value-type="float" office:value="17900" calcext:value-type="float">
            <text:p>17900</text:p>
          </table:table-cell>
          <table:table-cell office:value-type="float" office:value="624" calcext:value-type="float">
            <text:p>624</text:p>
          </table:table-cell>
          <table:table-cell office:value-type="float" office:value="621" calcext:value-type="float">
            <text:p>621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408" calcext:value-type="float">
            <text:p>408</text:p>
          </table:table-cell>
          <table:table-cell table:formula="of:=[.F100]/[.F99]-1" office:value-type="percentage" office:value="0.0194174757281553" calcext:value-type="percentage">
            <text:p>1.94%</text:p>
          </table:table-cell>
          <table:table-cell table:formula="of:=[.G99]/[.F99]-1" office:value-type="percentage" office:value="0.00728155339805836" calcext:value-type="percentage">
            <text:p>0.73%</text:p>
          </table:table-cell>
          <table:table-cell table:formula="of:=[.H99]/[.F99]-1" office:value-type="percentage" office:value="0.00728155339805836" calcext:value-type="percentage">
            <text:p>0.73%</text:p>
          </table:table-cell>
          <table:table-cell table:formula="of:=[.G99]/[.I99]-1" office:value-type="percentage" office:value="0.017156862745098" calcext:value-type="percentage">
            <text:p>1.72%</text:p>
          </table:table-cell>
          <table:table-cell/>
          <table:table-cell office:value-type="string" calcext:value-type="string">
            <text:p>2016-05-25</text:p>
          </table:table-cell>
          <table:table-cell table:number-columns-repeated="4"/>
          <table:table-cell office:value-type="float" office:value="403.48074" calcext:value-type="float">
            <text:p>403.48</text:p>
          </table:table-cell>
          <table:table-cell table:formula="of:=[.T99]/[.$G99]" office:value-type="percentage" office:value="0.972242746987952" calcext:value-type="percentage">
            <text:p>97.2%</text:p>
          </table:table-cell>
          <table:table-cell/>
          <table:table-cell office:value-type="float" office:value="412.44238" calcext:value-type="float">
            <text:p>412.44238</text:p>
          </table:table-cell>
          <table:table-cell table:formula="of:=[.W99]/[.$G99]" office:value-type="percentage" office:value="0.993837060240964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2016-05-26</text:p>
          </table:table-cell>
          <table:table-cell office:value-type="float" office:value="17850" calcext:value-type="float">
            <text:p>17850</text:p>
          </table:table-cell>
          <table:table-cell office:value-type="float" office:value="17990" calcext:value-type="float">
            <text:p>17990</text:p>
          </table:table-cell>
          <table:table-cell office:value-type="float" office:value="621" calcext:value-type="float">
            <text:p>621</text:p>
          </table:table-cell>
          <table:table-cell office:value-type="float" office:value="625" calcext:value-type="float">
            <text:p>625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423" calcext:value-type="float">
            <text:p>423</text:p>
          </table:table-cell>
          <table:table-cell office:value-type="float" office:value="413" calcext:value-type="float">
            <text:p>413</text:p>
          </table:table-cell>
          <table:table-cell table:formula="of:=[.F101]/[.F100]-1" office:value-type="percentage" office:value="0.00238095238095237" calcext:value-type="percentage">
            <text:p>0.24%</text:p>
          </table:table-cell>
          <table:table-cell table:formula="of:=[.G100]/[.F100]-1" office:value-type="percentage" office:value="-0.0119047619047619" calcext:value-type="percentage">
            <text:p>-1.19%</text:p>
          </table:table-cell>
          <table:table-cell table:formula="of:=[.H100]/[.F100]-1" office:value-type="percentage" office:value="0.00714285714285712" calcext:value-type="percentage">
            <text:p>0.71%</text:p>
          </table:table-cell>
          <table:table-cell table:formula="of:=[.G100]/[.I100]-1" office:value-type="percentage" office:value="0.00484261501210659" calcext:value-type="percentage">
            <text:p>0.48%</text:p>
          </table:table-cell>
          <table:table-cell/>
          <table:table-cell office:value-type="string" calcext:value-type="string">
            <text:p>2016-05-26</text:p>
          </table:table-cell>
          <table:table-cell table:number-columns-repeated="4"/>
          <table:table-cell office:value-type="float" office:value="415.98447" calcext:value-type="float">
            <text:p>415.98</text:p>
          </table:table-cell>
          <table:table-cell table:formula="of:=[.T100]/[.$G100]" office:value-type="percentage" office:value="1.00237221686747" calcext:value-type="percentage">
            <text:p>100.2%</text:p>
          </table:table-cell>
          <table:table-cell/>
          <table:table-cell office:value-type="float" office:value="420.17444" calcext:value-type="float">
            <text:p>420.17444</text:p>
          </table:table-cell>
          <table:table-cell table:formula="of:=[.W100]/[.$G100]" office:value-type="percentage" office:value="1.01246853012048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6-05-27</text:p>
          </table:table-cell>
          <table:table-cell office:value-type="float" office:value="17970" calcext:value-type="float">
            <text:p>17970</text:p>
          </table:table-cell>
          <table:table-cell office:value-type="float" office:value="17920" calcext:value-type="float">
            <text:p>17920</text:p>
          </table:table-cell>
          <table:table-cell office:value-type="float" office:value="621" calcext:value-type="float">
            <text:p>621</text:p>
          </table:table-cell>
          <table:table-cell office:value-type="float" office:value="618" calcext:value-type="float">
            <text:p>618</text:p>
          </table:table-cell>
          <table:table-cell office:value-type="float" office:value="421" calcext:value-type="float">
            <text:p>421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formula="of:=[.F102]/[.F101]-1" office:value-type="percentage" office:value="0.0285035629453683" calcext:value-type="percentage">
            <text:p>2.85%</text:p>
          </table:table-cell>
          <table:table-cell table:formula="of:=[.G101]/[.F101]-1" office:value-type="percentage" office:value="0.0166270783847982" calcext:value-type="percentage">
            <text:p>1.66%</text:p>
          </table:table-cell>
          <table:table-cell table:formula="of:=[.H101]/[.F101]-1" office:value-type="percentage" office:value="0.0213776722090262" calcext:value-type="percentage">
            <text:p>2.14%</text:p>
          </table:table-cell>
          <table:table-cell table:formula="of:=[.G101]/[.I101]-1" office:value-type="percentage" office:value="0.019047619047619" calcext:value-type="percentage">
            <text:p>1.90%</text:p>
          </table:table-cell>
          <table:table-cell/>
          <table:table-cell office:value-type="string" calcext:value-type="string">
            <text:p>2016-05-27</text:p>
          </table:table-cell>
          <table:table-cell table:number-columns-repeated="4"/>
          <table:table-cell office:value-type="float" office:value="421.14313" calcext:value-type="float">
            <text:p>421.14</text:p>
          </table:table-cell>
          <table:table-cell table:formula="of:=[.T101]/[.$G101]" office:value-type="percentage" office:value="0.983979275700935" calcext:value-type="percentage">
            <text:p>98.4%</text:p>
          </table:table-cell>
          <table:table-cell/>
          <table:table-cell office:value-type="float" office:value="425.95135" calcext:value-type="float">
            <text:p>425.95135</text:p>
          </table:table-cell>
          <table:table-cell table:formula="of:=[.W101]/[.$G101]" office:value-type="percentage" office:value="0.995213434579439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office:value-type="float" office:value="18050" calcext:value-type="float">
            <text:p>18050</text:p>
          </table:table-cell>
          <table:table-cell office:value-type="float" office:value="18170" calcext:value-type="float">
            <text:p>18170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table:formula="of:=[.F103]/[.F102]-1" office:value-type="percentage" office:value="0.00461893764434174" calcext:value-type="percentage">
            <text:p>0.46%</text:p>
          </table:table-cell>
          <table:table-cell table:formula="of:=[.G102]/[.F102]-1" office:value-type="percentage" office:value="0.00230946882217098" calcext:value-type="percentage">
            <text:p>0.23%</text:p>
          </table:table-cell>
          <table:table-cell table:formula="of:=[.H102]/[.F102]-1" office:value-type="percentage" office:value="0.00923787528868369" calcext:value-type="percentage">
            <text:p>0.92%</text:p>
          </table:table-cell>
          <table:table-cell table:formula="of:=[.G102]/[.I102]-1" office:value-type="percentage" office:value="0.00930232558139532" calcext:value-type="percentage">
            <text:p>0.93%</text:p>
          </table:table-cell>
          <table:table-cell/>
          <table:table-cell office:value-type="string" calcext:value-type="string">
            <text:p>2016-05-30</text:p>
          </table:table-cell>
          <table:table-cell table:number-columns-repeated="4"/>
          <table:table-cell office:value-type="float" office:value="428.35223" calcext:value-type="float">
            <text:p>428.35</text:p>
          </table:table-cell>
          <table:table-cell table:formula="of:=[.T102]/[.$G102]" office:value-type="percentage" office:value="0.986986705069124" calcext:value-type="percentage">
            <text:p>98.7%</text:p>
          </table:table-cell>
          <table:table-cell/>
          <table:table-cell office:value-type="float" office:value="433.15103" calcext:value-type="float">
            <text:p>433.15103</text:p>
          </table:table-cell>
          <table:table-cell table:formula="of:=[.W102]/[.$G102]" office:value-type="percentage" office:value="0.998043847926267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18270" calcext:value-type="float">
            <text:p>18270</text:p>
          </table:table-cell>
          <table:table-cell office:value-type="float" office:value="18290" calcext:value-type="float">
            <text:p>18290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430" calcext:value-type="float">
            <text:p>430</text:p>
          </table:table-cell>
          <table:table-cell table:formula="of:=[.F104]/[.F103]-1" office:value-type="percentage" office:value="0.0275862068965518" calcext:value-type="percentage">
            <text:p>2.76%</text:p>
          </table:table-cell>
          <table:table-cell table:formula="of:=[.G103]/[.F103]-1" office:value-type="percentage" office:value="0.0298850574712644" calcext:value-type="percentage">
            <text:p>2.99%</text:p>
          </table:table-cell>
          <table:table-cell table:formula="of:=[.H103]/[.F103]-1" office:value-type="percentage" office:value="0.0298850574712644" calcext:value-type="percentage">
            <text:p>2.99%</text:p>
          </table:table-cell>
          <table:table-cell table:formula="of:=[.G103]/[.I103]-1" office:value-type="percentage" office:value="0.0418604651162791" calcext:value-type="percentage">
            <text:p>4.19%</text:p>
          </table:table-cell>
          <table:table-cell/>
          <table:table-cell office:value-type="string" calcext:value-type="string">
            <text:p>2016-05-31</text:p>
          </table:table-cell>
          <table:table-cell table:number-columns-repeated="4"/>
          <table:table-cell office:value-type="float" office:value="435.77438" calcext:value-type="float">
            <text:p>435.77</text:p>
          </table:table-cell>
          <table:table-cell table:formula="of:=[.T103]/[.$G103]" office:value-type="percentage" office:value="0.972710669642857" calcext:value-type="percentage">
            <text:p>97.3%</text:p>
          </table:table-cell>
          <table:table-cell/>
          <table:table-cell office:value-type="float" office:value="437.68805" calcext:value-type="float">
            <text:p>437.68805</text:p>
          </table:table-cell>
          <table:table-cell table:formula="of:=[.W103]/[.$G103]" office:value-type="percentage" office:value="0.976982254464286" calcext:value-type="percentage">
            <text:p>97.7%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18400" calcext:value-type="float">
            <text:p>18400</text:p>
          </table:table-cell>
          <table:table-cell office:value-type="float" office:value="18330" calcext:value-type="float">
            <text:p>18330</text:p>
          </table:table-cell>
          <table:table-cell office:value-type="float" office:value="635" calcext:value-type="float">
            <text:p>635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55" calcext:value-type="float">
            <text:p>455</text:p>
          </table:table-cell>
          <table:table-cell office:value-type="float" office:value="441" calcext:value-type="float">
            <text:p>441</text:p>
          </table:table-cell>
          <table:table-cell table:formula="of:=[.F105]/[.F104]-1" office:value-type="percentage" office:value="-0.0178970917225951" calcext:value-type="percentage">
            <text:p>-1.79%</text:p>
          </table:table-cell>
          <table:table-cell table:formula="of:=[.G104]/[.F104]-1" office:value-type="percentage" office:value="0" calcext:value-type="percentage">
            <text:p>0.00%</text:p>
          </table:table-cell>
          <table:table-cell table:formula="of:=[.H104]/[.F104]-1" office:value-type="percentage" office:value="0.0178970917225951" calcext:value-type="percentage">
            <text:p>1.79%</text:p>
          </table:table-cell>
          <table:table-cell table:formula="of:=[.G104]/[.I104]-1" office:value-type="percentage" office:value="0.0136054421768708" calcext:value-type="percentage">
            <text:p>1.36%</text:p>
          </table:table-cell>
          <table:table-cell/>
          <table:table-cell office:value-type="string" calcext:value-type="string">
            <text:p>2016-06-01</text:p>
          </table:table-cell>
          <table:table-cell table:number-columns-repeated="4"/>
          <table:table-cell office:value-type="float" office:value="440.56512" calcext:value-type="float">
            <text:p>440.57</text:p>
          </table:table-cell>
          <table:table-cell table:formula="of:=[.T104]/[.$G104]" office:value-type="percentage" office:value="0.985604295302013" calcext:value-type="percentage">
            <text:p>98.6%</text:p>
          </table:table-cell>
          <table:table-cell/>
          <table:table-cell office:value-type="float" office:value="445.4997" calcext:value-type="float">
            <text:p>445.4997</text:p>
          </table:table-cell>
          <table:table-cell table:formula="of:=[.W104]/[.$G104]" office:value-type="percentage" office:value="0.996643624161074" calcext:value-type="percentage">
            <text:p>99.7%</text:p>
          </table:table-cell>
        </table:table-row>
        <table:table-row table:style-name="ro1">
          <table:table-cell office:value-type="string" calcext:value-type="string">
            <text:p>2016-06-02</text:p>
          </table:table-cell>
          <table:table-cell office:value-type="float" office:value="18330" calcext:value-type="float">
            <text:p>18330</text:p>
          </table:table-cell>
          <table:table-cell office:value-type="float" office:value="18380" calcext:value-type="float">
            <text:p>18380</text:p>
          </table:table-cell>
          <table:table-cell office:value-type="float" office:value="629" calcext:value-type="float">
            <text:p>629</text:p>
          </table:table-cell>
          <table:table-cell office:value-type="float" office:value="625" calcext:value-type="float">
            <text:p>625</text:p>
          </table:table-cell>
          <table:table-cell office:value-type="float" office:value="439" calcext:value-type="float">
            <text:p>439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29" calcext:value-type="float">
            <text:p>429</text:p>
          </table:table-cell>
          <table:table-cell table:formula="of:=[.F106]/[.F105]-1" office:value-type="percentage" office:value="-0.0296127562642369" calcext:value-type="percentage">
            <text:p>-2.96%</text:p>
          </table:table-cell>
          <table:table-cell table:formula="of:=[.G105]/[.F105]-1" office:value-type="percentage" office:value="-0.0159453302961275" calcext:value-type="percentage">
            <text:p>-1.59%</text:p>
          </table:table-cell>
          <table:table-cell table:formula="of:=[.H105]/[.F105]-1" office:value-type="percentage" office:value="0.00911161731207288" calcext:value-type="percentage">
            <text:p>0.91%</text:p>
          </table:table-cell>
          <table:table-cell table:formula="of:=[.G105]/[.I105]-1" office:value-type="percentage" office:value="0.00699300699300709" calcext:value-type="percentage">
            <text:p>0.70%</text:p>
          </table:table-cell>
          <table:table-cell/>
          <table:table-cell office:value-type="string" calcext:value-type="string">
            <text:p>2016-06-02</text:p>
          </table:table-cell>
          <table:table-cell table:number-columns-repeated="4"/>
          <table:table-cell office:value-type="float" office:value="442.70096" calcext:value-type="float">
            <text:p>442.70</text:p>
          </table:table-cell>
          <table:table-cell table:formula="of:=[.T105]/[.$G105]" office:value-type="percentage" office:value="1.02477074074074" calcext:value-type="percentage">
            <text:p>102.5%</text:p>
          </table:table-cell>
          <table:table-cell/>
          <table:table-cell office:value-type="float" office:value="435.98718" calcext:value-type="float">
            <text:p>435.98718</text:p>
          </table:table-cell>
          <table:table-cell table:formula="of:=[.W105]/[.$G105]" office:value-type="percentage" office:value="1.00922958333333" calcext:value-type="percentage">
            <text:p>100.9%</text:p>
          </table:table-cell>
        </table:table-row>
        <table:table-row table:style-name="ro1">
          <table:table-cell office:value-type="string" calcext:value-type="string">
            <text:p>2016-06-03</text:p>
          </table:table-cell>
          <table:table-cell office:value-type="float" office:value="18340" calcext:value-type="float">
            <text:p>18340</text:p>
          </table:table-cell>
          <table:table-cell office:value-type="float" office:value="18380" calcext:value-type="float">
            <text:p>18380</text:p>
          </table:table-cell>
          <table:table-cell office:value-type="float" office:value="622" calcext:value-type="float">
            <text:p>622</text:p>
          </table:table-cell>
          <table:table-cell office:value-type="float" office:value="617" calcext:value-type="float">
            <text:p>617</text:p>
          </table:table-cell>
          <table:table-cell office:value-type="float" office:value="426" calcext:value-type="float">
            <text:p>426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11" calcext:value-type="float">
            <text:p>411</text:p>
          </table:table-cell>
          <table:table-cell table:formula="of:=[.F107]/[.F106]-1" office:value-type="percentage" office:value="-0.0422535211267606" calcext:value-type="percentage">
            <text:p>-4.23%</text:p>
          </table:table-cell>
          <table:table-cell table:formula="of:=[.G106]/[.F106]-1" office:value-type="percentage" office:value="-0.0187793427230047" calcext:value-type="percentage">
            <text:p>-1.88%</text:p>
          </table:table-cell>
          <table:table-cell table:formula="of:=[.H106]/[.F106]-1" office:value-type="percentage" office:value="0.00234741784037551" calcext:value-type="percentage">
            <text:p>0.23%</text:p>
          </table:table-cell>
          <table:table-cell table:formula="of:=[.G106]/[.I106]-1" office:value-type="percentage" office:value="0.0170316301703164" calcext:value-type="percentage">
            <text:p>1.70%</text:p>
          </table:table-cell>
          <table:table-cell/>
          <table:table-cell office:value-type="string" calcext:value-type="string">
            <text:p>2016-06-03</text:p>
          </table:table-cell>
          <table:table-cell table:number-columns-repeated="4"/>
          <table:table-cell office:value-type="float" office:value="424.89777" calcext:value-type="float">
            <text:p>424.90</text:p>
          </table:table-cell>
          <table:table-cell table:formula="of:=[.T106]/[.$G106]" office:value-type="percentage" office:value="1.01650184210526" calcext:value-type="percentage">
            <text:p>101.7%</text:p>
          </table:table-cell>
          <table:table-cell/>
          <table:table-cell office:value-type="float" office:value="420.5716" calcext:value-type="float">
            <text:p>420.5716</text:p>
          </table:table-cell>
          <table:table-cell table:formula="of:=[.W106]/[.$G106]" office:value-type="percentage" office:value="1.00615215311005" calcext:value-type="percentage">
            <text:p>100.6%</text:p>
          </table:table-cell>
        </table:table-row>
        <table:table-row table:style-name="ro1">
          <table:table-cell office:value-type="string" calcext:value-type="string">
            <text:p>2016-06-06</text:p>
          </table:table-cell>
          <table:table-cell office:value-type="float" office:value="18180" calcext:value-type="float">
            <text:p>18180</text:p>
          </table:table-cell>
          <table:table-cell office:value-type="float" office:value="18390" calcext:value-type="float">
            <text:p>18390</text:p>
          </table:table-cell>
          <table:table-cell office:value-type="float" office:value="607" calcext:value-type="float">
            <text:p>607</text:p>
          </table:table-cell>
          <table:table-cell office:value-type="float" office:value="611" calcext:value-type="float">
            <text:p>611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06" calcext:value-type="float">
            <text:p>406</text:p>
          </table:table-cell>
          <table:table-cell table:formula="of:=[.F108]/[.F107]-1" office:value-type="percentage" office:value="0.0318627450980393" calcext:value-type="percentage">
            <text:p>3.19%</text:p>
          </table:table-cell>
          <table:table-cell table:formula="of:=[.G107]/[.F107]-1" office:value-type="percentage" office:value="0.0196078431372548" calcext:value-type="percentage">
            <text:p>1.96%</text:p>
          </table:table-cell>
          <table:table-cell table:formula="of:=[.H107]/[.F107]-1" office:value-type="percentage" office:value="0.0196078431372548" calcext:value-type="percentage">
            <text:p>1.96%</text:p>
          </table:table-cell>
          <table:table-cell table:formula="of:=[.G107]/[.I107]-1" office:value-type="percentage" office:value="0.0246305418719213" calcext:value-type="percentage">
            <text:p>2.46%</text:p>
          </table:table-cell>
          <table:table-cell/>
          <table:table-cell office:value-type="string" calcext:value-type="string">
            <text:p>2016-06-06</text:p>
          </table:table-cell>
          <table:table-cell table:number-columns-repeated="4"/>
          <table:table-cell office:value-type="float" office:value="414.39288" calcext:value-type="float">
            <text:p>414.39</text:p>
          </table:table-cell>
          <table:table-cell table:formula="of:=[.T107]/[.$G107]" office:value-type="percentage" office:value="0.996136730769231" calcext:value-type="percentage">
            <text:p>99.6%</text:p>
          </table:table-cell>
          <table:table-cell/>
          <table:table-cell office:value-type="float" office:value="416.90515" calcext:value-type="float">
            <text:p>416.90515</text:p>
          </table:table-cell>
          <table:table-cell table:formula="of:=[.W107]/[.$G107]" office:value-type="percentage" office:value="1.00217584134615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06-07</text:p>
          </table:table-cell>
          <table:table-cell office:value-type="float" office:value="18190" calcext:value-type="float">
            <text:p>18190</text:p>
          </table:table-cell>
          <table:table-cell office:value-type="float" office:value="18110" calcext:value-type="float">
            <text:p>18110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421" calcext:value-type="float">
            <text:p>421</text:p>
          </table:table-cell>
          <table:table-cell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office:value-type="float" office:value="419" calcext:value-type="float">
            <text:p>419</text:p>
          </table:table-cell>
          <table:table-cell table:formula="of:=[.F109]/[.F108]-1" office:value-type="percentage" office:value="0.00950118764845609" calcext:value-type="percentage">
            <text:p>0.95%</text:p>
          </table:table-cell>
          <table:table-cell table:formula="of:=[.G108]/[.F108]-1" office:value-type="percentage" office:value="0.0118764845605701" calcext:value-type="percentage">
            <text:p>1.19%</text:p>
          </table:table-cell>
          <table:table-cell table:formula="of:=[.H108]/[.F108]-1" office:value-type="percentage" office:value="0.0213776722090262" calcext:value-type="percentage">
            <text:p>2.14%</text:p>
          </table:table-cell>
          <table:table-cell table:formula="of:=[.G108]/[.I108]-1" office:value-type="percentage" office:value="0.0167064439140812" calcext:value-type="percentage">
            <text:p>1.67%</text:p>
          </table:table-cell>
          <table:table-cell/>
          <table:table-cell office:value-type="string" calcext:value-type="string">
            <text:p>2016-06-07</text:p>
          </table:table-cell>
          <table:table-cell table:number-columns-repeated="4"/>
          <table:table-cell office:value-type="float" office:value="417.36658" calcext:value-type="float">
            <text:p>417.37</text:p>
          </table:table-cell>
          <table:table-cell table:formula="of:=[.T108]/[.$G108]" office:value-type="percentage" office:value="0.979733755868545" calcext:value-type="percentage">
            <text:p>98.0%</text:p>
          </table:table-cell>
          <table:table-cell/>
          <table:table-cell office:value-type="float" office:value="419.71875" calcext:value-type="float">
            <text:p>419.71875</text:p>
          </table:table-cell>
          <table:table-cell table:formula="of:=[.W108]/[.$G108]" office:value-type="percentage" office:value="0.985255281690141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float" office:value="18250" calcext:value-type="float">
            <text:p>18250</text:p>
          </table:table-cell>
          <table:table-cell office:value-type="float" office:value="18160" calcext:value-type="float">
            <text:p>18160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22" calcext:value-type="float">
            <text:p>422</text:p>
          </table:table-cell>
          <table:table-cell table:formula="of:=[.F110]/[.F109]-1" office:value-type="percentage" office:value="0.00235294117647067" calcext:value-type="percentage">
            <text:p>0.24%</text:p>
          </table:table-cell>
          <table:table-cell table:formula="of:=[.G109]/[.F109]-1" office:value-type="percentage" office:value="0.0188235294117647" calcext:value-type="percentage">
            <text:p>1.88%</text:p>
          </table:table-cell>
          <table:table-cell table:formula="of:=[.H109]/[.F109]-1" office:value-type="percentage" office:value="0.0188235294117647" calcext:value-type="percentage">
            <text:p>1.88%</text:p>
          </table:table-cell>
          <table:table-cell table:formula="of:=[.G109]/[.I109]-1" office:value-type="percentage" office:value="0.0260663507109005" calcext:value-type="percentage">
            <text:p>2.61%</text:p>
          </table:table-cell>
          <table:table-cell/>
          <table:table-cell office:value-type="string" calcext:value-type="string">
            <text:p>2016-06-08</text:p>
          </table:table-cell>
          <table:table-cell table:number-columns-repeated="4"/>
          <table:table-cell office:value-type="float" office:value="427.4068" calcext:value-type="float">
            <text:p>427.41</text:p>
          </table:table-cell>
          <table:table-cell table:formula="of:=[.T109]/[.$G109]" office:value-type="percentage" office:value="0.987082678983834" calcext:value-type="percentage">
            <text:p>98.7%</text:p>
          </table:table-cell>
          <table:table-cell/>
          <table:table-cell office:value-type="float" office:value="430.79172" calcext:value-type="float">
            <text:p>430.79172</text:p>
          </table:table-cell>
          <table:table-cell table:formula="of:=[.W109]/[.$G109]" office:value-type="percentage" office:value="0.994900046189376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2016-06-09</text:p>
          </table:table-cell>
          <table:table-cell office:value-type="float" office:value="18180" calcext:value-type="float">
            <text:p>18180</text:p>
          </table:table-cell>
          <table:table-cell office:value-type="float" office:value="18100" calcext:value-type="float">
            <text:p>18100</text:p>
          </table:table-cell>
          <table:table-cell office:value-type="float" office:value="611" calcext:value-type="float">
            <text:p>611</text:p>
          </table:table-cell>
          <table:table-cell office:value-type="float" office:value="604" calcext:value-type="float">
            <text:p>604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26" calcext:value-type="float">
            <text:p>426</text:p>
          </table:table-cell>
          <table:table-cell table:formula="of:=[.F111]/[.F110]-1" office:value-type="percentage" office:value="0.00234741784037551" calcext:value-type="percentage">
            <text:p>0.23%</text:p>
          </table:table-cell>
          <table:table-cell table:formula="of:=[.G110]/[.F110]-1" office:value-type="percentage" office:value="0.0187793427230047" calcext:value-type="percentage">
            <text:p>1.88%</text:p>
          </table:table-cell>
          <table:table-cell table:formula="of:=[.H110]/[.F110]-1" office:value-type="percentage" office:value="0.0258215962441315" calcext:value-type="percentage">
            <text:p>2.58%</text:p>
          </table:table-cell>
          <table:table-cell table:formula="of:=[.G110]/[.I110]-1" office:value-type="percentage" office:value="0.0187793427230047" calcext:value-type="percentage">
            <text:p>1.88%</text:p>
          </table:table-cell>
          <table:table-cell/>
          <table:table-cell office:value-type="string" calcext:value-type="string">
            <text:p>2016-06-09</text:p>
          </table:table-cell>
          <table:table-cell table:number-columns-repeated="4"/>
          <table:table-cell office:value-type="float" office:value="435.80243" calcext:value-type="float">
            <text:p>435.80</text:p>
          </table:table-cell>
          <table:table-cell table:formula="of:=[.T110]/[.$G110]" office:value-type="percentage" office:value="1.00415306451613" calcext:value-type="percentage">
            <text:p>100.4%</text:p>
          </table:table-cell>
          <table:table-cell/>
          <table:table-cell office:value-type="float" office:value="436.6618" calcext:value-type="float">
            <text:p>436.6618</text:p>
          </table:table-cell>
          <table:table-cell table:formula="of:=[.W110]/[.$G110]" office:value-type="percentage" office:value="1.0061331797235" calcext:value-type="percentage">
            <text:p>100.6%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17970" calcext:value-type="float">
            <text:p>17970</text:p>
          </table:table-cell>
          <table:table-cell office:value-type="float" office:value="18060" calcext:value-type="float">
            <text:p>18060</text:p>
          </table:table-cell>
          <table:table-cell office:value-type="float" office:value="606" calcext:value-type="float">
            <text:p>60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table:formula="of:=[.F112]/[.F111]-1" office:value-type="percentage" office:value="-0.0281030444964872" calcext:value-type="percentage">
            <text:p>-2.81%</text:p>
          </table:table-cell>
          <table:table-cell table:formula="of:=[.G111]/[.F111]-1" office:value-type="percentage" office:value="0" calcext:value-type="percentage">
            <text:p>0.00%</text:p>
          </table:table-cell>
          <table:table-cell table:formula="of:=[.H111]/[.F111]-1" office:value-type="percentage" office:value="0.00702576112412179" calcext:value-type="percentage">
            <text:p>0.70%</text:p>
          </table:table-cell>
          <table:table-cell table:formula="of:=[.G111]/[.I111]-1" office:value-type="percentage" office:value="0.00945626477541373" calcext:value-type="percentage">
            <text:p>0.95%</text:p>
          </table:table-cell>
          <table:table-cell/>
          <table:table-cell office:value-type="string" calcext:value-type="string">
            <text:p>2016-06-10</text:p>
          </table:table-cell>
          <table:table-cell table:number-columns-repeated="4"/>
          <table:table-cell office:value-type="float" office:value="433.65424" calcext:value-type="float">
            <text:p>433.65</text:p>
          </table:table-cell>
          <table:table-cell table:formula="of:=[.T111]/[.$G111]" office:value-type="percentage" office:value="1.01558370023419" calcext:value-type="percentage">
            <text:p>101.6%</text:p>
          </table:table-cell>
          <table:table-cell/>
          <table:table-cell office:value-type="float" office:value="434.68576" calcext:value-type="float">
            <text:p>434.68576</text:p>
          </table:table-cell>
          <table:table-cell table:formula="of:=[.W111]/[.$G111]" office:value-type="percentage" office:value="1.01799943793911" calcext:value-type="percentage">
            <text:p>101.8%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18150" calcext:value-type="float">
            <text:p>18150</text:p>
          </table:table-cell>
          <table:table-cell office:value-type="float" office:value="18190" calcext:value-type="float">
            <text:p>18190</text:p>
          </table:table-cell>
          <table:table-cell office:value-type="float" office:value="617" calcext:value-type="float">
            <text:p>617</text:p>
          </table:table-cell>
          <table:table-cell office:value-type="float" office:value="615" calcext:value-type="float">
            <text:p>615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07" calcext:value-type="float">
            <text:p>407</text:p>
          </table:table-cell>
          <table:table-cell table:formula="of:=[.F113]/[.F112]-1" office:value-type="percentage" office:value="-0.036144578313253" calcext:value-type="percentage">
            <text:p>-3.61%</text:p>
          </table:table-cell>
          <table:table-cell table:formula="of:=[.G112]/[.F112]-1" office:value-type="percentage" office:value="-0.019277108433735" calcext:value-type="percentage">
            <text:p>-1.93%</text:p>
          </table:table-cell>
          <table:table-cell table:formula="of:=[.H112]/[.F112]-1" office:value-type="percentage" office:value="0.00240963855421694" calcext:value-type="percentage">
            <text:p>0.24%</text:p>
          </table:table-cell>
          <table:table-cell table:formula="of:=[.G112]/[.I112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6-13</text:p>
          </table:table-cell>
          <table:table-cell table:number-columns-repeated="4"/>
          <table:table-cell office:value-type="float" office:value="422.03714" calcext:value-type="float">
            <text:p>422.04</text:p>
          </table:table-cell>
          <table:table-cell table:formula="of:=[.T112]/[.$G112]" office:value-type="percentage" office:value="1.03694628992629" calcext:value-type="percentage">
            <text:p>103.7%</text:p>
          </table:table-cell>
          <table:table-cell/>
          <table:table-cell office:value-type="float" office:value="421.33124" calcext:value-type="float">
            <text:p>421.33124</text:p>
          </table:table-cell>
          <table:table-cell table:formula="of:=[.W112]/[.$G112]" office:value-type="percentage" office:value="1.03521189189189" calcext:value-type="percentage">
            <text:p>103.5%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18270" calcext:value-type="float">
            <text:p>18270</text:p>
          </table:table-cell>
          <table:table-cell office:value-type="float" office:value="18330" calcext:value-type="float">
            <text:p>18330</text:p>
          </table:table-cell>
          <table:table-cell office:value-type="float" office:value="617" calcext:value-type="float">
            <text:p>617</text:p>
          </table:table-cell>
          <table:table-cell office:value-type="float" office:value="623" calcext:value-type="float">
            <text:p>623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office:value-type="float" office:value="394" calcext:value-type="float">
            <text:p>394</text:p>
          </table:table-cell>
          <table:table-cell table:formula="of:=[.F114]/[.F113]-1" office:value-type="percentage" office:value="-0.015" calcext:value-type="percentage">
            <text:p>-1.50%</text:p>
          </table:table-cell>
          <table:table-cell table:formula="of:=[.G113]/[.F113]-1" office:value-type="percentage" office:value="-0.00249999999999995" calcext:value-type="percentage">
            <text:p>-0.25%</text:p>
          </table:table-cell>
          <table:table-cell table:formula="of:=[.H113]/[.F113]-1" office:value-type="percentage" office:value="0.0149999999999999" calcext:value-type="percentage">
            <text:p>1.50%</text:p>
          </table:table-cell>
          <table:table-cell table:formula="of:=[.G113]/[.I113]-1" office:value-type="percentage" office:value="0.0126903553299493" calcext:value-type="percentage">
            <text:p>1.27%</text:p>
          </table:table-cell>
          <table:table-cell/>
          <table:table-cell office:value-type="string" calcext:value-type="string">
            <text:p>2016-06-14</text:p>
          </table:table-cell>
          <table:table-cell table:number-columns-repeated="4"/>
          <table:table-cell office:value-type="float" office:value="402.70636" calcext:value-type="float">
            <text:p>402.71</text:p>
          </table:table-cell>
          <table:table-cell table:formula="of:=[.T113]/[.$G113]" office:value-type="percentage" office:value="1.00928912280702" calcext:value-type="percentage">
            <text:p>100.9%</text:p>
          </table:table-cell>
          <table:table-cell/>
          <table:table-cell office:value-type="float" office:value="400.32922" calcext:value-type="float">
            <text:p>400.32922</text:p>
          </table:table-cell>
          <table:table-cell table:formula="of:=[.W113]/[.$G113]" office:value-type="percentage" office:value="1.00333137844612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18470" calcext:value-type="float">
            <text:p>18470</text:p>
          </table:table-cell>
          <table:table-cell office:value-type="float" office:value="18510" calcext:value-type="float">
            <text:p>18510</text:p>
          </table:table-cell>
          <table:table-cell office:value-type="float" office:value="629" calcext:value-type="float">
            <text:p>629</text:p>
          </table:table-cell>
          <table:table-cell office:value-type="float" office:value="627" calcext:value-type="float">
            <text:p>627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table:formula="of:=[.F115]/[.F114]-1" office:value-type="percentage" office:value="0.0304568527918783" calcext:value-type="percentage">
            <text:p>3.05%</text:p>
          </table:table-cell>
          <table:table-cell table:formula="of:=[.G114]/[.F114]-1" office:value-type="percentage" office:value="0.0279187817258884" calcext:value-type="percentage">
            <text:p>2.79%</text:p>
          </table:table-cell>
          <table:table-cell table:formula="of:=[.H114]/[.F114]-1" office:value-type="percentage" office:value="0.0355329949238579" calcext:value-type="percentage">
            <text:p>3.55%</text:p>
          </table:table-cell>
          <table:table-cell table:formula="of:=[.G114]/[.I114]-1" office:value-type="percentage" office:value="0.0305343511450382" calcext:value-type="percentage">
            <text:p>3.05%</text:p>
          </table:table-cell>
          <table:table-cell/>
          <table:table-cell office:value-type="string" calcext:value-type="string">
            <text:p>2016-06-15</text:p>
          </table:table-cell>
          <table:table-cell table:number-columns-repeated="4"/>
          <table:table-cell office:value-type="float" office:value="394.02625" calcext:value-type="float">
            <text:p>394.03</text:p>
          </table:table-cell>
          <table:table-cell table:formula="of:=[.T114]/[.$G114]" office:value-type="percentage" office:value="0.972904320987654" calcext:value-type="percentage">
            <text:p>97.3%</text:p>
          </table:table-cell>
          <table:table-cell/>
          <table:table-cell office:value-type="float" office:value="399.83572" calcext:value-type="float">
            <text:p>399.83572</text:p>
          </table:table-cell>
          <table:table-cell table:formula="of:=[.W114]/[.$G114]" office:value-type="percentage" office:value="0.987248691358025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office:value-type="float" office:value="18480" calcext:value-type="float">
            <text:p>18480</text:p>
          </table:table-cell>
          <table:table-cell office:value-type="float" office:value="18470" calcext:value-type="float">
            <text:p>18470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406" calcext:value-type="float">
            <text:p>406</text:p>
          </table:table-cell>
          <table:table-cell office:value-type="float" office:value="389" calcext:value-type="float">
            <text:p>389</text:p>
          </table:table-cell>
          <table:table-cell office:value-type="float" office:value="409" calcext:value-type="float">
            <text:p>409</text:p>
          </table:table-cell>
          <table:table-cell office:value-type="float" office:value="388" calcext:value-type="float">
            <text:p>388</text:p>
          </table:table-cell>
          <table:table-cell table:formula="of:=[.F116]/[.F115]-1" office:value-type="percentage" office:value="-0.0295566502463054" calcext:value-type="percentage">
            <text:p>-2.96%</text:p>
          </table:table-cell>
          <table:table-cell table:formula="of:=[.G115]/[.F115]-1" office:value-type="percentage" office:value="-0.041871921182266" calcext:value-type="percentage">
            <text:p>-4.19%</text:p>
          </table:table-cell>
          <table:table-cell table:formula="of:=[.H115]/[.F115]-1" office:value-type="percentage" office:value="0.00738916256157629" calcext:value-type="percentage">
            <text:p>0.74%</text:p>
          </table:table-cell>
          <table:table-cell table:formula="of:=[.G115]/[.I115]-1" office:value-type="percentage" office:value="0.00257731958762886" calcext:value-type="percentage">
            <text:p>0.26%</text:p>
          </table:table-cell>
          <table:table-cell/>
          <table:table-cell office:value-type="string" calcext:value-type="string">
            <text:p>2016-06-16</text:p>
          </table:table-cell>
          <table:table-cell table:number-columns-repeated="4"/>
          <table:table-cell office:value-type="float" office:value="403.7193" calcext:value-type="float">
            <text:p>403.72</text:p>
          </table:table-cell>
          <table:table-cell table:formula="of:=[.T115]/[.$G115]" office:value-type="percentage" office:value="1.03783881748072" calcext:value-type="percentage">
            <text:p>103.8%</text:p>
          </table:table-cell>
          <table:table-cell/>
          <table:table-cell office:value-type="float" office:value="409.79956" calcext:value-type="float">
            <text:p>409.79956</text:p>
          </table:table-cell>
          <table:table-cell table:formula="of:=[.W115]/[.$G115]" office:value-type="percentage" office:value="1.0534693059126" calcext:value-type="percentage">
            <text:p>105.3%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18510" calcext:value-type="float">
            <text:p>18510</text:p>
          </table:table-cell>
          <table:table-cell office:value-type="float" office:value="18570" calcext:value-type="float">
            <text:p>18570</text:p>
          </table:table-cell>
          <table:table-cell office:value-type="float" office:value="624" calcext:value-type="float">
            <text:p>624</text:p>
          </table:table-cell>
          <table:table-cell office:value-type="float" office:value="622" calcext:value-type="float">
            <text:p>622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table:formula="of:=[.F117]/[.F116]-1" office:value-type="percentage" office:value="0.0558375634517767" calcext:value-type="percentage">
            <text:p>5.58%</text:p>
          </table:table-cell>
          <table:table-cell table:formula="of:=[.G116]/[.F116]-1" office:value-type="percentage" office:value="0.015228426395939" calcext:value-type="percentage">
            <text:p>1.52%</text:p>
          </table:table-cell>
          <table:table-cell table:formula="of:=[.H116]/[.F116]-1" office:value-type="percentage" office:value="0.0279187817258884" calcext:value-type="percentage">
            <text:p>2.79%</text:p>
          </table:table-cell>
          <table:table-cell table:formula="of:=[.G116]/[.I116]-1" office:value-type="percentage" office:value="0.015228426395939" calcext:value-type="percentage">
            <text:p>1.52%</text:p>
          </table:table-cell>
          <table:table-cell/>
          <table:table-cell office:value-type="string" calcext:value-type="string">
            <text:p>2016-06-17</text:p>
          </table:table-cell>
          <table:table-cell table:number-columns-repeated="4"/>
          <table:table-cell office:value-type="float" office:value="390.2616" calcext:value-type="float">
            <text:p>390.26</text:p>
          </table:table-cell>
          <table:table-cell table:formula="of:=[.T116]/[.$G116]" office:value-type="percentage" office:value="0.975654" calcext:value-type="percentage">
            <text:p>97.6%</text:p>
          </table:table-cell>
          <table:table-cell/>
          <table:table-cell office:value-type="float" office:value="396.34467" calcext:value-type="float">
            <text:p>396.34467</text:p>
          </table:table-cell>
          <table:table-cell table:formula="of:=[.W116]/[.$G116]" office:value-type="percentage" office:value="0.990861675" calcext:value-type="percentage">
            <text:p>99.1%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18440" calcext:value-type="float">
            <text:p>18440</text:p>
          </table:table-cell>
          <table:table-cell office:value-type="float" office:value="18580" calcext:value-type="float">
            <text:p>18580</text:p>
          </table:table-cell>
          <table:table-cell office:value-type="float" office:value="620" calcext:value-type="float">
            <text:p>62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2" calcext:value-type="float">
            <text:p>412</text:p>
          </table:table-cell>
          <table:table-cell table:formula="of:=[.F118]/[.F117]-1" office:value-type="percentage" office:value="-0.0192307692307693" calcext:value-type="percentage">
            <text:p>-1.92%</text:p>
          </table:table-cell>
          <table:table-cell table:formula="of:=[.G117]/[.F117]-1" office:value-type="percentage" office:value="0" calcext:value-type="percentage">
            <text:p>0.00%</text:p>
          </table:table-cell>
          <table:table-cell table:formula="of:=[.H117]/[.F117]-1" office:value-type="percentage" office:value="0.00480769230769229" calcext:value-type="percentage">
            <text:p>0.48%</text:p>
          </table:table-cell>
          <table:table-cell table:formula="of:=[.G117]/[.I117]-1" office:value-type="percentage" office:value="0.00970873786407767" calcext:value-type="percentage">
            <text:p>0.97%</text:p>
          </table:table-cell>
          <table:table-cell/>
          <table:table-cell office:value-type="string" calcext:value-type="string">
            <text:p>2016-06-20</text:p>
          </table:table-cell>
          <table:table-cell table:number-columns-repeated="4"/>
          <table:table-cell office:value-type="float" office:value="396.04626" calcext:value-type="float">
            <text:p>396.05</text:p>
          </table:table-cell>
          <table:table-cell table:formula="of:=[.T117]/[.$G117]" office:value-type="percentage" office:value="0.952034278846154" calcext:value-type="percentage">
            <text:p>95.2%</text:p>
          </table:table-cell>
          <table:table-cell/>
          <table:table-cell office:value-type="float" office:value="404.34314" calcext:value-type="float">
            <text:p>404.34314</text:p>
          </table:table-cell>
          <table:table-cell table:formula="of:=[.W117]/[.$G117]" office:value-type="percentage" office:value="0.971978701923077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table:number-columns-repeated="2" office:value-type="float" office:value="18510" calcext:value-type="float">
            <text:p>18510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408" calcext:value-type="float">
            <text:p>408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table:formula="of:=[.F119]/[.F118]-1" office:value-type="percentage" office:value="0.00490196078431371" calcext:value-type="percentage">
            <text:p>0.49%</text:p>
          </table:table-cell>
          <table:table-cell table:formula="of:=[.G118]/[.F118]-1" office:value-type="percentage" office:value="0.017156862745098" calcext:value-type="percentage">
            <text:p>1.72%</text:p>
          </table:table-cell>
          <table:table-cell table:formula="of:=[.H118]/[.F118]-1" office:value-type="percentage" office:value="0.0196078431372548" calcext:value-type="percentage">
            <text:p>1.96%</text:p>
          </table:table-cell>
          <table:table-cell table:formula="of:=[.G118]/[.I118]-1" office:value-type="percentage" office:value="0.0375000000000001" calcext:value-type="percentage">
            <text:p>3.75%</text:p>
          </table:table-cell>
          <table:table-cell/>
          <table:table-cell office:value-type="string" calcext:value-type="string">
            <text:p>2016-06-21</text:p>
          </table:table-cell>
          <table:table-cell table:number-columns-repeated="4"/>
          <table:table-cell office:value-type="float" office:value="416.25568" calcext:value-type="float">
            <text:p>416.26</text:p>
          </table:table-cell>
          <table:table-cell table:formula="of:=[.T118]/[.$G118]" office:value-type="percentage" office:value="1.00302573493976" calcext:value-type="percentage">
            <text:p>100.3%</text:p>
          </table:table-cell>
          <table:table-cell/>
          <table:table-cell office:value-type="float" office:value="415.71704" calcext:value-type="float">
            <text:p>415.71704</text:p>
          </table:table-cell>
          <table:table-cell table:formula="of:=[.W118]/[.$G118]" office:value-type="percentage" office:value="1.00172780722892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18440" calcext:value-type="float">
            <text:p>18440</text:p>
          </table:table-cell>
          <table:table-cell office:value-type="float" office:value="18420" calcext:value-type="float">
            <text:p>18420</text:p>
          </table:table-cell>
          <table:table-cell office:value-type="float" office:value="624" calcext:value-type="float">
            <text:p>624</text:p>
          </table:table-cell>
          <table:table-cell office:value-type="float" office:value="635" calcext:value-type="float">
            <text:p>635</text:p>
          </table:table-cell>
          <table:table-cell office:value-type="float" office:value="410" calcext:value-type="float">
            <text:p>410</text:p>
          </table:table-cell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03" calcext:value-type="float">
            <text:p>403</text:p>
          </table:table-cell>
          <table:table-cell table:formula="of:=[.F120]/[.F119]-1" office:value-type="percentage" office:value="0.0121951219512195" calcext:value-type="percentage">
            <text:p>1.22%</text:p>
          </table:table-cell>
          <table:table-cell table:formula="of:=[.G119]/[.F119]-1" office:value-type="percentage" office:value="0.0146341463414634" calcext:value-type="percentage">
            <text:p>1.46%</text:p>
          </table:table-cell>
          <table:table-cell table:formula="of:=[.H119]/[.F119]-1" office:value-type="percentage" office:value="0.0219512195121951" calcext:value-type="percentage">
            <text:p>2.20%</text:p>
          </table:table-cell>
          <table:table-cell table:formula="of:=[.G119]/[.I119]-1" office:value-type="percentage" office:value="0.032258064516129" calcext:value-type="percentage">
            <text:p>3.23%</text:p>
          </table:table-cell>
          <table:table-cell/>
          <table:table-cell office:value-type="string" calcext:value-type="string">
            <text:p>2016-06-22</text:p>
          </table:table-cell>
          <table:table-cell table:number-columns-repeated="4"/>
          <table:table-cell office:value-type="float" office:value="416.30823" calcext:value-type="float">
            <text:p>416.31</text:p>
          </table:table-cell>
          <table:table-cell table:formula="of:=[.T119]/[.$G119]" office:value-type="percentage" office:value="1.0007409375" calcext:value-type="percentage">
            <text:p>100.1%</text:p>
          </table:table-cell>
          <table:table-cell/>
          <table:table-cell office:value-type="float" office:value="416.85864" calcext:value-type="float">
            <text:p>416.85864</text:p>
          </table:table-cell>
          <table:table-cell table:formula="of:=[.W119]/[.$G119]" office:value-type="percentage" office:value="1.00206403846154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18420" calcext:value-type="float">
            <text:p>18420</text:p>
          </table:table-cell>
          <table:table-cell office:value-type="float" office:value="18430" calcext:value-type="float">
            <text:p>18430</text:p>
          </table:table-cell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office:value-type="float" office:value="415" calcext:value-type="float">
            <text:p>415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table:formula="of:=[.F121]/[.F120]-1" office:value-type="percentage" office:value="0.0313253012048194" calcext:value-type="percentage">
            <text:p>3.13%</text:p>
          </table:table-cell>
          <table:table-cell table:formula="of:=[.G120]/[.F120]-1" office:value-type="percentage" office:value="0.0240963855421688" calcext:value-type="percentage">
            <text:p>2.41%</text:p>
          </table:table-cell>
          <table:table-cell table:formula="of:=[.H120]/[.F120]-1" office:value-type="percentage" office:value="0.0265060240963855" calcext:value-type="percentage">
            <text:p>2.65%</text:p>
          </table:table-cell>
          <table:table-cell table:formula="of:=[.G120]/[.I120]-1" office:value-type="percentage" office:value="0.0340632603406326" calcext:value-type="percentage">
            <text:p>3.41%</text:p>
          </table:table-cell>
          <table:table-cell/>
          <table:table-cell office:value-type="string" calcext:value-type="string">
            <text:p>2016-06-23</text:p>
          </table:table-cell>
          <table:table-cell table:number-columns-repeated="4"/>
          <table:table-cell office:value-type="float" office:value="412.14392" calcext:value-type="float">
            <text:p>412.14</text:p>
          </table:table-cell>
          <table:table-cell table:formula="of:=[.T120]/[.$G120]" office:value-type="percentage" office:value="0.9697504" calcext:value-type="percentage">
            <text:p>97.0%</text:p>
          </table:table-cell>
          <table:table-cell/>
          <table:table-cell office:value-type="float" office:value="416.30823" calcext:value-type="float">
            <text:p>416.30823</text:p>
          </table:table-cell>
          <table:table-cell table:formula="of:=[.W120]/[.$G120]" office:value-type="percentage" office:value="0.979548776470588" calcext:value-type="percentage">
            <text:p>98.0%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18320" calcext:value-type="float">
            <text:p>18320</text:p>
          </table:table-cell>
          <table:table-cell office:value-type="float" office:value="18200" calcext:value-type="float">
            <text:p>18200</text:p>
          </table:table-cell>
          <table:table-cell office:value-type="float" office:value="625" calcext:value-type="float">
            <text:p>625</text:p>
          </table:table-cell>
          <table:table-cell office:value-type="float" office:value="618" calcext:value-type="float">
            <text:p>618</text:p>
          </table:table-cell>
          <table:table-cell office:value-type="float" office:value="428" calcext:value-type="float">
            <text:p>428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75" calcext:value-type="float">
            <text:p>375</text:p>
          </table:table-cell>
          <table:table-cell table:formula="of:=[.F122]/[.F121]-1" office:value-type="percentage" office:value="-0.100467289719626" calcext:value-type="percentage">
            <text:p>-10.05%</text:p>
          </table:table-cell>
          <table:table-cell table:formula="of:=[.G121]/[.F121]-1" office:value-type="percentage" office:value="-0.116822429906542" calcext:value-type="percentage">
            <text:p>-11.68%</text:p>
          </table:table-cell>
          <table:table-cell table:formula="of:=[.H121]/[.F121]-1" office:value-type="percentage" office:value="0.0070093457943925" calcext:value-type="percentage">
            <text:p>0.70%</text:p>
          </table:table-cell>
          <table:table-cell table:formula="of:=[.G121]/[.I121]-1" office:value-type="percentage" office:value="0.00800000000000001" calcext:value-type="percentage">
            <text:p>0.80%</text:p>
          </table:table-cell>
          <table:table-cell/>
          <table:table-cell office:value-type="string" calcext:value-type="string">
            <text:p>2016-06-24</text:p>
          </table:table-cell>
          <table:table-cell table:number-columns-repeated="4"/>
          <table:table-cell office:value-type="float" office:value="425.7388" calcext:value-type="float">
            <text:p>425.74</text:p>
          </table:table-cell>
          <table:table-cell table:formula="of:=[.T121]/[.$G121]" office:value-type="percentage" office:value="1.12629312169312" calcext:value-type="percentage">
            <text:p>112.6%</text:p>
          </table:table-cell>
          <table:table-cell/>
          <table:table-cell office:value-type="float" office:value="424.50003" calcext:value-type="float">
            <text:p>424.50003</text:p>
          </table:table-cell>
          <table:table-cell table:formula="of:=[.W121]/[.$G121]" office:value-type="percentage" office:value="1.12301595238095" calcext:value-type="percentage">
            <text:p>112.3%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18210" calcext:value-type="float">
            <text:p>18210</text:p>
          </table:table-cell>
          <table:table-cell office:value-type="float" office:value="18280" calcext:value-type="float">
            <text:p>18280</text:p>
          </table:table-cell>
          <table:table-cell office:value-type="float" office:value="623" calcext:value-type="float">
            <text:p>623</text:p>
          </table:table-cell>
          <table:table-cell office:value-type="float" office:value="627" calcext:value-type="float">
            <text:p>627</text:p>
          </table:table-cell>
          <table:table-cell office:value-type="float" office:value="385" calcext:value-type="float">
            <text:p>385</text:p>
          </table:table-cell>
          <table:table-cell office:value-type="float" office:value="364" calcext:value-type="float">
            <text:p>364</text:p>
          </table:table-cell>
          <table:table-cell office:value-type="float" office:value="387" calcext:value-type="float">
            <text:p>387</text:p>
          </table:table-cell>
          <table:table-cell office:value-type="float" office:value="355" calcext:value-type="float">
            <text:p>355</text:p>
          </table:table-cell>
          <table:table-cell table:formula="of:=[.F123]/[.F122]-1" office:value-type="percentage" office:value="-0.077922077922078" calcext:value-type="percentage">
            <text:p>-7.79%</text:p>
          </table:table-cell>
          <table:table-cell table:formula="of:=[.G122]/[.F122]-1" office:value-type="percentage" office:value="-0.0545454545454546" calcext:value-type="percentage">
            <text:p>-5.45%</text:p>
          </table:table-cell>
          <table:table-cell table:formula="of:=[.H122]/[.F122]-1" office:value-type="percentage" office:value="0.0051948051948052" calcext:value-type="percentage">
            <text:p>0.52%</text:p>
          </table:table-cell>
          <table:table-cell table:formula="of:=[.G122]/[.I122]-1" office:value-type="percentage" office:value="0.0253521126760563" calcext:value-type="percentage">
            <text:p>2.54%</text:p>
          </table:table-cell>
          <table:table-cell/>
          <table:table-cell office:value-type="string" calcext:value-type="string">
            <text:p>2016-06-27</text:p>
          </table:table-cell>
          <table:table-cell table:number-columns-repeated="4"/>
          <table:table-cell office:value-type="float" office:value="376.26428" calcext:value-type="float">
            <text:p>376.26</text:p>
          </table:table-cell>
          <table:table-cell table:formula="of:=[.T122]/[.$G122]" office:value-type="percentage" office:value="1.03369307692308" calcext:value-type="percentage">
            <text:p>103.4%</text:p>
          </table:table-cell>
          <table:table-cell/>
          <table:table-cell office:value-type="float" office:value="378.81207" calcext:value-type="float">
            <text:p>378.81207</text:p>
          </table:table-cell>
          <table:table-cell table:formula="of:=[.W122]/[.$G122]" office:value-type="percentage" office:value="1.0406925" calcext:value-type="percentage">
            <text:p>104.1%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18350" calcext:value-type="float">
            <text:p>18350</text:p>
          </table:table-cell>
          <table:table-cell office:value-type="float" office:value="18440" calcext:value-type="float">
            <text:p>18440</text:p>
          </table:table-cell>
          <table:table-cell office:value-type="float" office:value="635" calcext:value-type="float">
            <text:p>635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46" calcext:value-type="float">
            <text:p>346</text:p>
          </table:table-cell>
          <table:table-cell table:formula="of:=[.F124]/[.F123]-1" office:value-type="percentage" office:value="0.0197183098591549" calcext:value-type="percentage">
            <text:p>1.97%</text:p>
          </table:table-cell>
          <table:table-cell table:formula="of:=[.G123]/[.F123]-1" office:value-type="percentage" office:value="0" calcext:value-type="percentage">
            <text:p>0.00%</text:p>
          </table:table-cell>
          <table:table-cell table:formula="of:=[.H123]/[.F123]-1" office:value-type="percentage" office:value="0.0197183098591549" calcext:value-type="percentage">
            <text:p>1.97%</text:p>
          </table:table-cell>
          <table:table-cell table:formula="of:=[.G123]/[.I123]-1" office:value-type="percentage" office:value="0.0260115606936415" calcext:value-type="percentage">
            <text:p>2.60%</text:p>
          </table:table-cell>
          <table:table-cell/>
          <table:table-cell office:value-type="string" calcext:value-type="string">
            <text:p>2016-06-28</text:p>
          </table:table-cell>
          <table:table-cell table:number-columns-repeated="4"/>
          <table:table-cell office:value-type="float" office:value="359.22772" calcext:value-type="float">
            <text:p>359.23</text:p>
          </table:table-cell>
          <table:table-cell table:formula="of:=[.T123]/[.$G123]" office:value-type="percentage" office:value="1.01190907042254" calcext:value-type="percentage">
            <text:p>101.2%</text:p>
          </table:table-cell>
          <table:table-cell/>
          <table:table-cell office:value-type="float" office:value="359.30884" calcext:value-type="float">
            <text:p>359.30884</text:p>
          </table:table-cell>
          <table:table-cell table:formula="of:=[.W123]/[.$G123]" office:value-type="percentage" office:value="1.01213757746479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18470" calcext:value-type="float">
            <text:p>18470</text:p>
          </table:table-cell>
          <table:table-cell office:value-type="float" office:value="18490" calcext:value-type="float">
            <text:p>18490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362" calcext:value-type="float">
            <text:p>362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57" calcext:value-type="float">
            <text:p>357</text:p>
          </table:table-cell>
          <table:table-cell table:formula="of:=[.F125]/[.F124]-1" office:value-type="percentage" office:value="0.0331491712707181" calcext:value-type="percentage">
            <text:p>3.31%</text:p>
          </table:table-cell>
          <table:table-cell table:formula="of:=[.G124]/[.F124]-1" office:value-type="percentage" office:value="0.0110497237569061" calcext:value-type="percentage">
            <text:p>1.10%</text:p>
          </table:table-cell>
          <table:table-cell table:formula="of:=[.H124]/[.F124]-1" office:value-type="percentage" office:value="0.0165745856353592" calcext:value-type="percentage">
            <text:p>1.66%</text:p>
          </table:table-cell>
          <table:table-cell table:formula="of:=[.G124]/[.I124]-1" office:value-type="percentage" office:value="0.0252100840336134" calcext:value-type="percentage">
            <text:p>2.52%</text:p>
          </table:table-cell>
          <table:table-cell/>
          <table:table-cell office:value-type="string" calcext:value-type="string">
            <text:p>2016-06-29</text:p>
          </table:table-cell>
          <table:table-cell table:number-columns-repeated="4"/>
          <table:table-cell office:value-type="float" office:value="365.96283" calcext:value-type="float">
            <text:p>365.96</text:p>
          </table:table-cell>
          <table:table-cell table:formula="of:=[.T124]/[.$G124]" office:value-type="percentage" office:value="0.999898442622951" calcext:value-type="percentage">
            <text:p>100.0%</text:p>
          </table:table-cell>
          <table:table-cell/>
          <table:table-cell office:value-type="float" office:value="366.98297" calcext:value-type="float">
            <text:p>366.98297</text:p>
          </table:table-cell>
          <table:table-cell table:formula="of:=[.W124]/[.$G124]" office:value-type="percentage" office:value="1.00268571038251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18490" calcext:value-type="float">
            <text:p>18490</text:p>
          </table:table-cell>
          <table:table-cell office:value-type="float" office:value="18440" calcext:value-type="float">
            <text:p>18440</text:p>
          </table:table-cell>
          <table:table-cell office:value-type="float" office:value="637" calcext:value-type="float">
            <text:p>637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69" calcext:value-type="float">
            <text:p>369</text:p>
          </table:table-cell>
          <table:table-cell table:formula="of:=[.F126]/[.F125]-1" office:value-type="percentage" office:value="0" calcext:value-type="percentage">
            <text:p>0.00%</text:p>
          </table:table-cell>
          <table:table-cell table:formula="of:=[.G125]/[.F125]-1" office:value-type="percentage" office:value="0" calcext:value-type="percentage">
            <text:p>0.00%</text:p>
          </table:table-cell>
          <table:table-cell table:formula="of:=[.H125]/[.F125]-1" office:value-type="percentage" office:value="0.0133689839572193" calcext:value-type="percentage">
            <text:p>1.34%</text:p>
          </table:table-cell>
          <table:table-cell table:formula="of:=[.G125]/[.I125]-1" office:value-type="percentage" office:value="0.013550135501355" calcext:value-type="percentage">
            <text:p>1.36%</text:p>
          </table:table-cell>
          <table:table-cell/>
          <table:table-cell office:value-type="string" calcext:value-type="string">
            <text:p>2016-06-30</text:p>
          </table:table-cell>
          <table:table-cell table:number-columns-repeated="4"/>
          <table:table-cell office:value-type="float" office:value="371.375" calcext:value-type="float">
            <text:p>371.38</text:p>
          </table:table-cell>
          <table:table-cell table:formula="of:=[.T125]/[.$G125]" office:value-type="percentage" office:value="0.99298128342246" calcext:value-type="percentage">
            <text:p>99.3%</text:p>
          </table:table-cell>
          <table:table-cell/>
          <table:table-cell office:value-type="float" office:value="375.18048" calcext:value-type="float">
            <text:p>375.18048</text:p>
          </table:table-cell>
          <table:table-cell table:formula="of:=[.W125]/[.$G125]" office:value-type="percentage" office:value="1.00315636363636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table:number-columns-repeated="2" office:value-type="float" office:value="18420" calcext:value-type="float">
            <text:p>18420</text:p>
          </table:table-cell>
          <table:table-cell office:value-type="float" office:value="631" calcext:value-type="float">
            <text:p>631</text:p>
          </table:table-cell>
          <table:table-cell office:value-type="float" office:value="627" calcext:value-type="float">
            <text:p>627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formula="of:=[.F127]/[.F126]-1" office:value-type="percentage" office:value="-0.0106951871657754" calcext:value-type="percentage">
            <text:p>-1.07%</text:p>
          </table:table-cell>
          <table:table-cell table:formula="of:=[.G126]/[.F126]-1" office:value-type="percentage" office:value="-0.00802139037433158" calcext:value-type="percentage">
            <text:p>-0.80%</text:p>
          </table:table-cell>
          <table:table-cell table:formula="of:=[.H126]/[.F126]-1" office:value-type="percentage" office:value="0.0133689839572193" calcext:value-type="percentage">
            <text:p>1.34%</text:p>
          </table:table-cell>
          <table:table-cell table:formula="of:=[.G126]/[.I126]-1" office:value-type="percentage" office:value="0.00270270270270267" calcext:value-type="percentage">
            <text:p>0.27%</text:p>
          </table:table-cell>
          <table:table-cell/>
          <table:table-cell office:value-type="string" calcext:value-type="string">
            <text:p>2016-07-01</text:p>
          </table:table-cell>
          <table:table-cell table:number-columns-repeated="4"/>
          <table:table-cell office:value-type="float" office:value="373.0278" calcext:value-type="float">
            <text:p>373.03</text:p>
          </table:table-cell>
          <table:table-cell table:formula="of:=[.T126]/[.$G126]" office:value-type="percentage" office:value="1.00546576819407" calcext:value-type="percentage">
            <text:p>100.5%</text:p>
          </table:table-cell>
          <table:table-cell/>
          <table:table-cell office:value-type="float" office:value="381.63586" calcext:value-type="float">
            <text:p>381.63586</text:p>
          </table:table-cell>
          <table:table-cell table:formula="of:=[.W126]/[.$G126]" office:value-type="percentage" office:value="1.02866808625337" calcext:value-type="percentage">
            <text:p>102.9%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18440" calcext:value-type="float">
            <text:p>18440</text:p>
          </table:table-cell>
          <table:table-cell office:value-type="float" office:value="18480" calcext:value-type="float">
            <text:p>18480</text:p>
          </table:table-cell>
          <table:table-cell office:value-type="float" office:value="632" calcext:value-type="float">
            <text:p>632</text:p>
          </table:table-cell>
          <table:table-cell office:value-type="float" office:value="631" calcext:value-type="float">
            <text:p>631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66" calcext:value-type="float">
            <text:p>366</text:p>
          </table:table-cell>
          <table:table-cell table:formula="of:=[.F128]/[.F127]-1" office:value-type="percentage" office:value="0.027027027027027" calcext:value-type="percentage">
            <text:p>2.70%</text:p>
          </table:table-cell>
          <table:table-cell table:formula="of:=[.G127]/[.F127]-1" office:value-type="percentage" office:value="0.027027027027027" calcext:value-type="percentage">
            <text:p>2.70%</text:p>
          </table:table-cell>
          <table:table-cell table:formula="of:=[.H127]/[.F127]-1" office:value-type="percentage" office:value="0.027027027027027" calcext:value-type="percentage">
            <text:p>2.70%</text:p>
          </table:table-cell>
          <table:table-cell table:formula="of:=[.G127]/[.I127]-1" office:value-type="percentage" office:value="0.0382513661202186" calcext:value-type="percentage">
            <text:p>3.83%</text:p>
          </table:table-cell>
          <table:table-cell/>
          <table:table-cell office:value-type="string" calcext:value-type="string">
            <text:p>2016-07-04</text:p>
          </table:table-cell>
          <table:table-cell table:number-columns-repeated="4"/>
          <table:table-cell office:value-type="float" office:value="375.51755" calcext:value-type="float">
            <text:p>375.52</text:p>
          </table:table-cell>
          <table:table-cell table:formula="of:=[.T127]/[.$G127]" office:value-type="percentage" office:value="0.988204078947368" calcext:value-type="percentage">
            <text:p>98.8%</text:p>
          </table:table-cell>
          <table:table-cell/>
          <table:table-cell office:value-type="float" office:value="376.44177" calcext:value-type="float">
            <text:p>376.44177</text:p>
          </table:table-cell>
          <table:table-cell table:formula="of:=[.W127]/[.$G127]" office:value-type="percentage" office:value="0.990636236842105" calcext:value-type="percentage">
            <text:p>99.1%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18450" calcext:value-type="float">
            <text:p>18450</text:p>
          </table:table-cell>
          <table:table-cell office:value-type="float" office:value="18390" calcext:value-type="float">
            <text:p>18390</text:p>
          </table:table-cell>
          <table:table-cell office:value-type="float" office:value="627" calcext:value-type="float">
            <text:p>627</text:p>
          </table:table-cell>
          <table:table-cell office:value-type="float" office:value="625" calcext:value-type="float">
            <text:p>625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81" calcext:value-type="float">
            <text:p>381</text:p>
          </table:table-cell>
          <table:table-cell office:value-type="float" office:value="374" calcext:value-type="float">
            <text:p>374</text:p>
          </table:table-cell>
          <table:table-cell table:formula="of:=[.F129]/[.F128]-1" office:value-type="percentage" office:value="-0.0526315789473685" calcext:value-type="percentage">
            <text:p>-5.26%</text:p>
          </table:table-cell>
          <table:table-cell table:formula="of:=[.G128]/[.F128]-1" office:value-type="percentage" office:value="-0.0105263157894737" calcext:value-type="percentage">
            <text:p>-1.05%</text:p>
          </table:table-cell>
          <table:table-cell table:formula="of:=[.H128]/[.F128]-1" office:value-type="percentage" office:value="0.00263157894736832" calcext:value-type="percentage">
            <text:p>0.26%</text:p>
          </table:table-cell>
          <table:table-cell table:formula="of:=[.G128]/[.I128]-1" office:value-type="percentage" office:value="0.00534759358288772" calcext:value-type="percentage">
            <text:p>0.53%</text:p>
          </table:table-cell>
          <table:table-cell/>
          <table:table-cell office:value-type="string" calcext:value-type="string">
            <text:p>2016-07-05</text:p>
          </table:table-cell>
          <table:table-cell table:number-columns-repeated="4"/>
          <table:table-cell office:value-type="float" office:value="384.0138" calcext:value-type="float">
            <text:p>384.01</text:p>
          </table:table-cell>
          <table:table-cell table:formula="of:=[.T128]/[.$G128]" office:value-type="percentage" office:value="1.02131329787234" calcext:value-type="percentage">
            <text:p>102.1%</text:p>
          </table:table-cell>
          <table:table-cell/>
          <table:table-cell office:value-type="float" office:value="382.61874" calcext:value-type="float">
            <text:p>382.61874</text:p>
          </table:table-cell>
          <table:table-cell table:formula="of:=[.W128]/[.$G128]" office:value-type="percentage" office:value="1.01760303191489" calcext:value-type="percentage">
            <text:p>101.8%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office:value-type="float" office:value="18490" calcext:value-type="float">
            <text:p>18490</text:p>
          </table:table-cell>
          <table:table-cell office:value-type="float" office:value="18500" calcext:value-type="float">
            <text:p>18500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table:formula="of:=[.F130]/[.F129]-1" office:value-type="percentage" office:value="-0.0277777777777778" calcext:value-type="percentage">
            <text:p>-2.78%</text:p>
          </table:table-cell>
          <table:table-cell table:formula="of:=[.G129]/[.F129]-1" office:value-type="percentage" office:value="-0.0138888888888888" calcext:value-type="percentage">
            <text:p>-1.39%</text:p>
          </table:table-cell>
          <table:table-cell table:formula="of:=[.H129]/[.F129]-1" office:value-type="percentage" office:value="0" calcext:value-type="percentage">
            <text:p>0.00%</text:p>
          </table:table-cell>
          <table:table-cell table:formula="of:=[.G129]/[.I129]-1" office:value-type="percentage" office:value="0.0171919770773639" calcext:value-type="percentage">
            <text:p>1.72%</text:p>
          </table:table-cell>
          <table:table-cell/>
          <table:table-cell office:value-type="string" calcext:value-type="string">
            <text:p>2016-07-06</text:p>
          </table:table-cell>
          <table:table-cell table:number-columns-repeated="4"/>
          <table:table-cell office:value-type="float" office:value="379.6441" calcext:value-type="float">
            <text:p>379.64</text:p>
          </table:table-cell>
          <table:table-cell table:formula="of:=[.T129]/[.$G129]" office:value-type="percentage" office:value="1.06942" calcext:value-type="percentage">
            <text:p>106.9%</text:p>
          </table:table-cell>
          <table:table-cell/>
          <table:table-cell office:value-type="float" office:value="377.08224" calcext:value-type="float">
            <text:p>377.08224</text:p>
          </table:table-cell>
          <table:table-cell table:formula="of:=[.W129]/[.$G129]" office:value-type="percentage" office:value="1.06220349295775" calcext:value-type="percentage">
            <text:p>106.2%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18480" calcext:value-type="float">
            <text:p>18480</text:p>
          </table:table-cell>
          <table:table-cell office:value-type="float" office:value="18510" calcext:value-type="float">
            <text:p>18510</text:p>
          </table:table-cell>
          <table:table-cell office:value-type="float" office:value="635" calcext:value-type="float">
            <text:p>635</text:p>
          </table:table-cell>
          <table:table-cell office:value-type="float" office:value="630" calcext:value-type="float">
            <text:p>630</text:p>
          </table:table-cell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347" calcext:value-type="float">
            <text:p>347</text:p>
          </table:table-cell>
          <table:table-cell table:formula="of:=[.F131]/[.F130]-1" office:value-type="percentage" office:value="-0.00571428571428567" calcext:value-type="percentage">
            <text:p>-0.57%</text:p>
          </table:table-cell>
          <table:table-cell table:formula="of:=[.G130]/[.F130]-1" office:value-type="percentage" office:value="-0.00571428571428567" calcext:value-type="percentage">
            <text:p>-0.57%</text:p>
          </table:table-cell>
          <table:table-cell table:formula="of:=[.H130]/[.F130]-1" office:value-type="percentage" office:value="0.0171428571428571" calcext:value-type="percentage">
            <text:p>1.71%</text:p>
          </table:table-cell>
          <table:table-cell table:formula="of:=[.G130]/[.I130]-1" office:value-type="percentage" office:value="0.00288184438040351" calcext:value-type="percentage">
            <text:p>0.29%</text:p>
          </table:table-cell>
          <table:table-cell/>
          <table:table-cell office:value-type="string" calcext:value-type="string">
            <text:p>2016-07-07</text:p>
          </table:table-cell>
          <table:table-cell table:number-columns-repeated="4"/>
          <table:table-cell office:value-type="float" office:value="344.3587" calcext:value-type="float">
            <text:p>344.36</text:p>
          </table:table-cell>
          <table:table-cell table:formula="of:=[.T130]/[.$G130]" office:value-type="percentage" office:value="0.989536494252874" calcext:value-type="percentage">
            <text:p>99.0%</text:p>
          </table:table-cell>
          <table:table-cell/>
          <table:table-cell office:value-type="float" office:value="348.94305" calcext:value-type="float">
            <text:p>348.94305</text:p>
          </table:table-cell>
          <table:table-cell table:formula="of:=[.W130]/[.$G130]" office:value-type="percentage" office:value="1.0027099137931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18350" calcext:value-type="float">
            <text:p>18350</text:p>
          </table:table-cell>
          <table:table-cell office:value-type="float" office:value="18320" calcext:value-type="float">
            <text:p>18320</text:p>
          </table:table-cell>
          <table:table-cell office:value-type="float" office:value="630" calcext:value-type="float">
            <text:p>630</text:p>
          </table:table-cell>
          <table:table-cell office:value-type="float" office:value="639" calcext:value-type="float">
            <text:p>639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table:formula="of:=[.F132]/[.F131]-1" office:value-type="percentage" office:value="0.00862068965517238" calcext:value-type="percentage">
            <text:p>0.86%</text:p>
          </table:table-cell>
          <table:table-cell table:formula="of:=[.G131]/[.F131]-1" office:value-type="percentage" office:value="-0.014367816091954" calcext:value-type="percentage">
            <text:p>-1.44%</text:p>
          </table:table-cell>
          <table:table-cell table:formula="of:=[.H131]/[.F131]-1" office:value-type="percentage" office:value="0.0172413793103448" calcext:value-type="percentage">
            <text:p>1.72%</text:p>
          </table:table-cell>
          <table:table-cell table:formula="of:=[.G131]/[.I131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7-08</text:p>
          </table:table-cell>
          <table:table-cell table:number-columns-repeated="4"/>
          <table:table-cell office:value-type="float" office:value="348.22852" calcext:value-type="float">
            <text:p>348.23</text:p>
          </table:table-cell>
          <table:table-cell table:formula="of:=[.T131]/[.$G131]" office:value-type="percentage" office:value="1.01524349854227" calcext:value-type="percentage">
            <text:p>101.5%</text:p>
          </table:table-cell>
          <table:table-cell/>
          <table:table-cell office:value-type="float" office:value="348.45572" calcext:value-type="float">
            <text:p>348.45572</text:p>
          </table:table-cell>
          <table:table-cell table:formula="of:=[.W131]/[.$G131]" office:value-type="percentage" office:value="1.01590588921283" calcext:value-type="percentage">
            <text:p>101.6%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18370" calcext:value-type="float">
            <text:p>18370</text:p>
          </table:table-cell>
          <table:table-cell office:value-type="float" office:value="18230" calcext:value-type="float">
            <text:p>18230</text:p>
          </table:table-cell>
          <table:table-cell office:value-type="float" office:value="639" calcext:value-type="float">
            <text:p>639</text:p>
          </table:table-cell>
          <table:table-cell office:value-type="float" office:value="631" calcext:value-type="float">
            <text:p>631</text:p>
          </table:table-cell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table:formula="of:=[.F133]/[.F132]-1" office:value-type="percentage" office:value="0.0740740740740742" calcext:value-type="percentage">
            <text:p>7.41%</text:p>
          </table:table-cell>
          <table:table-cell table:formula="of:=[.G132]/[.F132]-1" office:value-type="percentage" office:value="0.0284900284900285" calcext:value-type="percentage">
            <text:p>2.85%</text:p>
          </table:table-cell>
          <table:table-cell table:formula="of:=[.H132]/[.F132]-1" office:value-type="percentage" office:value="0.037037037037037" calcext:value-type="percentage">
            <text:p>3.70%</text:p>
          </table:table-cell>
          <table:table-cell table:formula="of:=[.G132]/[.I132]-1" office:value-type="percentage" office:value="0.0343839541547277" calcext:value-type="percentage">
            <text:p>3.44%</text:p>
          </table:table-cell>
          <table:table-cell/>
          <table:table-cell office:value-type="string" calcext:value-type="string">
            <text:p>2016-07-11</text:p>
          </table:table-cell>
          <table:table-cell table:number-columns-repeated="4"/>
          <table:table-cell office:value-type="float" office:value="349.98004" calcext:value-type="float">
            <text:p>349.98</text:p>
          </table:table-cell>
          <table:table-cell table:formula="of:=[.T132]/[.$G132]" office:value-type="percentage" office:value="0.96947379501385" calcext:value-type="percentage">
            <text:p>96.9%</text:p>
          </table:table-cell>
          <table:table-cell/>
          <table:table-cell office:value-type="float" office:value="358.69562" calcext:value-type="float">
            <text:p>358.69562</text:p>
          </table:table-cell>
          <table:table-cell table:formula="of:=[.W132]/[.$G132]" office:value-type="percentage" office:value="0.993616675900277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18430" calcext:value-type="float">
            <text:p>18430</text:p>
          </table:table-cell>
          <table:table-cell office:value-type="float" office:value="18500" calcext:value-type="float">
            <text:p>18500</text:p>
          </table:table-cell>
          <table:table-cell office:value-type="float" office:value="641" calcext:value-type="float">
            <text:p>641</text:p>
          </table:table-cell>
          <table:table-cell office:value-type="float" office:value="638" calcext:value-type="float">
            <text:p>638</text:p>
          </table:table-cell>
          <table:table-cell office:value-type="float" office:value="377" calcext:value-type="float">
            <text:p>377</text:p>
          </table:table-cell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table:formula="of:=[.F134]/[.F133]-1" office:value-type="percentage" office:value="0.0610079575596818" calcext:value-type="percentage">
            <text:p>6.10%</text:p>
          </table:table-cell>
          <table:table-cell table:formula="of:=[.G133]/[.F133]-1" office:value-type="percentage" office:value="0.0132625994694959" calcext:value-type="percentage">
            <text:p>1.33%</text:p>
          </table:table-cell>
          <table:table-cell table:formula="of:=[.H133]/[.F133]-1" office:value-type="percentage" office:value="0.0265251989389921" calcext:value-type="percentage">
            <text:p>2.65%</text:p>
          </table:table-cell>
          <table:table-cell table:formula="of:=[.G133]/[.I133]-1" office:value-type="percentage" office:value="0.0159574468085106" calcext:value-type="percentage">
            <text:p>1.60%</text:p>
          </table:table-cell>
          <table:table-cell/>
          <table:table-cell office:value-type="string" calcext:value-type="string">
            <text:p>2016-07-12</text:p>
          </table:table-cell>
          <table:table-cell table:number-columns-repeated="4"/>
          <table:table-cell office:value-type="float" office:value="370.8299" calcext:value-type="float">
            <text:p>370.83</text:p>
          </table:table-cell>
          <table:table-cell table:formula="of:=[.T133]/[.$G133]" office:value-type="percentage" office:value="0.97075890052356" calcext:value-type="percentage">
            <text:p>97.1%</text:p>
          </table:table-cell>
          <table:table-cell/>
          <table:table-cell office:value-type="float" office:value="374.74213" calcext:value-type="float">
            <text:p>374.74213</text:p>
          </table:table-cell>
          <table:table-cell table:formula="of:=[.W133]/[.$G133]" office:value-type="percentage" office:value="0.981000340314136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18500" calcext:value-type="float">
            <text:p>18500</text:p>
          </table:table-cell>
          <table:table-cell office:value-type="float" office:value="18470" calcext:value-type="float">
            <text:p>18470</text:p>
          </table:table-cell>
          <table:table-cell office:value-type="float" office:value="642" calcext:value-type="float">
            <text:p>642</text:p>
          </table:table-cell>
          <table:table-cell office:value-type="float" office:value="636" calcext:value-type="float">
            <text:p>636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  <table:table-cell table:formula="of:=[.F135]/[.F134]-1" office:value-type="percentage" office:value="-0.025" calcext:value-type="percentage">
            <text:p>-2.50%</text:p>
          </table:table-cell>
          <table:table-cell table:formula="of:=[.G134]/[.F134]-1" office:value-type="percentage" office:value="-0.025" calcext:value-type="percentage">
            <text:p>-2.50%</text:p>
          </table:table-cell>
          <table:table-cell table:formula="of:=[.H134]/[.F134]-1" office:value-type="percentage" office:value="0.00499999999999989" calcext:value-type="percentage">
            <text:p>0.50%</text:p>
          </table:table-cell>
          <table:table-cell table:formula="of:=[.G134]/[.I134]-1" office:value-type="percentage" office:value="0.00257069408740351" calcext:value-type="percentage">
            <text:p>0.26%</text:p>
          </table:table-cell>
          <table:table-cell/>
          <table:table-cell office:value-type="string" calcext:value-type="string">
            <text:p>2016-07-13</text:p>
          </table:table-cell>
          <table:table-cell table:number-columns-repeated="4"/>
          <table:table-cell office:value-type="float" office:value="383.44547" calcext:value-type="float">
            <text:p>383.45</text:p>
          </table:table-cell>
          <table:table-cell table:formula="of:=[.T134]/[.$G134]" office:value-type="percentage" office:value="0.983193512820513" calcext:value-type="percentage">
            <text:p>98.3%</text:p>
          </table:table-cell>
          <table:table-cell/>
          <table:table-cell office:value-type="float" office:value="392.7263" calcext:value-type="float">
            <text:p>392.7263</text:p>
          </table:table-cell>
          <table:table-cell table:formula="of:=[.W134]/[.$G134]" office:value-type="percentage" office:value="1.00699051282051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18400" calcext:value-type="float">
            <text:p>18400</text:p>
          </table:table-cell>
          <table:table-cell office:value-type="float" office:value="18270" calcext:value-type="float">
            <text:p>18270</text:p>
          </table:table-cell>
          <table:table-cell office:value-type="float" office:value="643" calcext:value-type="float">
            <text:p>643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table:formula="of:=[.F136]/[.F135]-1" office:value-type="percentage" office:value="0.00769230769230767" calcext:value-type="percentage">
            <text:p>0.77%</text:p>
          </table:table-cell>
          <table:table-cell table:formula="of:=[.G135]/[.F135]-1" office:value-type="percentage" office:value="0" calcext:value-type="percentage">
            <text:p>0.00%</text:p>
          </table:table-cell>
          <table:table-cell table:formula="of:=[.H135]/[.F135]-1" office:value-type="percentage" office:value="0.00769230769230767" calcext:value-type="percentage">
            <text:p>0.77%</text:p>
          </table:table-cell>
          <table:table-cell table:formula="of:=[.G135]/[.I135]-1" office:value-type="percentage" office:value="0.015625" calcext:value-type="percentage">
            <text:p>1.56%</text:p>
          </table:table-cell>
          <table:table-cell/>
          <table:table-cell office:value-type="string" calcext:value-type="string">
            <text:p>2016-07-14</text:p>
          </table:table-cell>
          <table:table-cell table:number-columns-repeated="4"/>
          <table:table-cell office:value-type="float" office:value="389.8088" calcext:value-type="float">
            <text:p>389.81</text:p>
          </table:table-cell>
          <table:table-cell table:formula="of:=[.T135]/[.$G135]" office:value-type="percentage" office:value="0.999509743589744" calcext:value-type="percentage">
            <text:p>100.0%</text:p>
          </table:table-cell>
          <table:table-cell/>
          <table:table-cell office:value-type="float" office:value="387.28384" calcext:value-type="float">
            <text:p>387.28384</text:p>
          </table:table-cell>
          <table:table-cell table:formula="of:=[.W135]/[.$G135]" office:value-type="percentage" office:value="0.993035487179487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table:number-columns-repeated="2" office:value-type="float" office:value="18360" calcext:value-type="float">
            <text:p>18360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table:formula="of:=[.F137]/[.F136]-1" office:value-type="percentage" office:value="0.0279898218829517" calcext:value-type="percentage">
            <text:p>2.80%</text:p>
          </table:table-cell>
          <table:table-cell table:formula="of:=[.G136]/[.F136]-1" office:value-type="percentage" office:value="0.00763358778625944" calcext:value-type="percentage">
            <text:p>0.76%</text:p>
          </table:table-cell>
          <table:table-cell table:formula="of:=[.H136]/[.F136]-1" office:value-type="percentage" office:value="0.0178117048346056" calcext:value-type="percentage">
            <text:p>1.78%</text:p>
          </table:table-cell>
          <table:table-cell table:formula="of:=[.G136]/[.I136]-1" office:value-type="percentage" office:value="0.0153846153846153" calcext:value-type="percentage">
            <text:p>1.54%</text:p>
          </table:table-cell>
          <table:table-cell/>
          <table:table-cell office:value-type="string" calcext:value-type="string">
            <text:p>2016-07-15</text:p>
          </table:table-cell>
          <table:table-cell table:number-columns-repeated="4"/>
          <table:table-cell office:value-type="float" office:value="393.85297" calcext:value-type="float">
            <text:p>393.85</text:p>
          </table:table-cell>
          <table:table-cell table:formula="of:=[.T136]/[.$G136]" office:value-type="percentage" office:value="0.994578207070707" calcext:value-type="percentage">
            <text:p>99.5%</text:p>
          </table:table-cell>
          <table:table-cell/>
          <table:table-cell office:value-type="float" office:value="392.64114" calcext:value-type="float">
            <text:p>392.64114</text:p>
          </table:table-cell>
          <table:table-cell table:formula="of:=[.W136]/[.$G136]" office:value-type="percentage" office:value="0.99151803030303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18400" calcext:value-type="float">
            <text:p>18400</text:p>
          </table:table-cell>
          <table:table-cell office:value-type="float" office:value="18420" calcext:value-type="float">
            <text:p>1842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table:formula="of:=[.F138]/[.F137]-1" office:value-type="percentage" office:value="-0.00990099009900991" calcext:value-type="percentage">
            <text:p>-0.99%</text:p>
          </table:table-cell>
          <table:table-cell table:formula="of:=[.G137]/[.F137]-1" office:value-type="percentage" office:value="0.00247524752475248" calcext:value-type="percentage">
            <text:p>0.25%</text:p>
          </table:table-cell>
          <table:table-cell table:formula="of:=[.H137]/[.F137]-1" office:value-type="percentage" office:value="0.00247524752475248" calcext:value-type="percentage">
            <text:p>0.25%</text:p>
          </table:table-cell>
          <table:table-cell table:formula="of:=[.G137]/[.I137]-1" office:value-type="percentage" office:value="0.0279187817258884" calcext:value-type="percentage">
            <text:p>2.79%</text:p>
          </table:table-cell>
          <table:table-cell/>
          <table:table-cell office:value-type="string" calcext:value-type="string">
            <text:p>2016-07-19</text:p>
          </table:table-cell>
          <table:table-cell table:number-columns-repeated="4"/>
          <table:table-cell office:value-type="float" office:value="393.80334" calcext:value-type="float">
            <text:p>393.80</text:p>
          </table:table-cell>
          <table:table-cell table:formula="of:=[.T137]/[.$G137]" office:value-type="percentage" office:value="0.972353925925926" calcext:value-type="percentage">
            <text:p>97.2%</text:p>
          </table:table-cell>
          <table:table-cell/>
          <table:table-cell office:value-type="float" office:value="402.11108" calcext:value-type="float">
            <text:p>402.11108</text:p>
          </table:table-cell>
          <table:table-cell table:formula="of:=[.W137]/[.$G137]" office:value-type="percentage" office:value="0.992866864197531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18230" calcext:value-type="float">
            <text:p>18230</text:p>
          </table:table-cell>
          <table:table-cell office:value-type="float" office:value="18210" calcext:value-type="float">
            <text:p>18210</text:p>
          </table:table-cell>
          <table:table-cell office:value-type="float" office:value="620" calcext:value-type="float">
            <text:p>620</text:p>
          </table:table-cell>
          <table:table-cell office:value-type="float" office:value="622" calcext:value-type="float">
            <text:p>622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 table:formula="of:=[.F139]/[.F138]-1" office:value-type="percentage" office:value="0.0175000000000001" calcext:value-type="percentage">
            <text:p>1.75%</text:p>
          </table:table-cell>
          <table:table-cell table:formula="of:=[.G138]/[.F138]-1" office:value-type="percentage" office:value="0.00249999999999995" calcext:value-type="percentage">
            <text:p>0.25%</text:p>
          </table:table-cell>
          <table:table-cell table:formula="of:=[.H138]/[.F138]-1" office:value-type="percentage" office:value="0.00499999999999989" calcext:value-type="percentage">
            <text:p>0.50%</text:p>
          </table:table-cell>
          <table:table-cell table:formula="of:=[.G138]/[.I138]-1" office:value-type="percentage" office:value="0.0100755667506298" calcext:value-type="percentage">
            <text:p>1.01%</text:p>
          </table:table-cell>
          <table:table-cell/>
          <table:table-cell office:value-type="string" calcext:value-type="string">
            <text:p>2016-07-20</text:p>
          </table:table-cell>
          <table:table-cell table:number-columns-repeated="4"/>
          <table:table-cell office:value-type="float" office:value="403.63013" calcext:value-type="float">
            <text:p>403.63</text:p>
          </table:table-cell>
          <table:table-cell table:formula="of:=[.T138]/[.$G138]" office:value-type="percentage" office:value="1.0065589276808" calcext:value-type="percentage">
            <text:p>100.7%</text:p>
          </table:table-cell>
          <table:table-cell/>
          <table:table-cell office:value-type="float" office:value="401.727" calcext:value-type="float">
            <text:p>401.727</text:p>
          </table:table-cell>
          <table:table-cell table:formula="of:=[.W138]/[.$G138]" office:value-type="percentage" office:value="1.00181296758105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18280" calcext:value-type="float">
            <text:p>18280</text:p>
          </table:table-cell>
          <table:table-cell office:value-type="float" office:value="18260" calcext:value-type="float">
            <text:p>18260</text:p>
          </table:table-cell>
          <table:table-cell office:value-type="float" office:value="621" calcext:value-type="float">
            <text:p>621</text:p>
          </table:table-cell>
          <table:table-cell office:value-type="float" office:value="625" calcext:value-type="float">
            <text:p>625</text:p>
          </table:table-cell>
          <table:table-cell office:value-type="float" office:value="407" calcext:value-type="float">
            <text:p>407</text:p>
          </table:table-cell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table:formula="of:=[.F140]/[.F139]-1" office:value-type="percentage" office:value="-0.0245700245700246" calcext:value-type="percentage">
            <text:p>-2.46%</text:p>
          </table:table-cell>
          <table:table-cell table:formula="of:=[.G139]/[.F139]-1" office:value-type="percentage" office:value="-0.00491400491400495" calcext:value-type="percentage">
            <text:p>-0.49%</text:p>
          </table:table-cell>
          <table:table-cell table:formula="of:=[.H139]/[.F139]-1" office:value-type="percentage" office:value="0.0147420147420148" calcext:value-type="percentage">
            <text:p>1.47%</text:p>
          </table:table-cell>
          <table:table-cell table:formula="of:=[.G139]/[.I139]-1" office:value-type="percentage" office:value="0.00746268656716409" calcext:value-type="percentage">
            <text:p>0.75%</text:p>
          </table:table-cell>
          <table:table-cell/>
          <table:table-cell office:value-type="string" calcext:value-type="string">
            <text:p>2016-07-21</text:p>
          </table:table-cell>
          <table:table-cell table:number-columns-repeated="4"/>
          <table:table-cell office:value-type="float" office:value="406.21564" calcext:value-type="float">
            <text:p>406.22</text:p>
          </table:table-cell>
          <table:table-cell table:formula="of:=[.T139]/[.$G139]" office:value-type="percentage" office:value="1.00300158024691" calcext:value-type="percentage">
            <text:p>100.3%</text:p>
          </table:table-cell>
          <table:table-cell/>
          <table:table-cell office:value-type="float" office:value="406.69952" calcext:value-type="float">
            <text:p>406.69952</text:p>
          </table:table-cell>
          <table:table-cell table:formula="of:=[.W139]/[.$G139]" office:value-type="percentage" office:value="1.00419634567901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18020" calcext:value-type="float">
            <text:p>18020</text:p>
          </table:table-cell>
          <table:table-cell office:value-type="float" office:value="18120" calcext:value-type="float">
            <text:p>18120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table:formula="of:=[.F141]/[.F140]-1" office:value-type="percentage" office:value="0" calcext:value-type="percentage">
            <text:p>0.00%</text:p>
          </table:table-cell>
          <table:table-cell table:formula="of:=[.G140]/[.F140]-1" office:value-type="percentage" office:value="-0.00503778337531491" calcext:value-type="percentage">
            <text:p>-0.50%</text:p>
          </table:table-cell>
          <table:table-cell table:formula="of:=[.H140]/[.F140]-1" office:value-type="percentage" office:value="0.00755667506297231" calcext:value-type="percentage">
            <text:p>0.76%</text:p>
          </table:table-cell>
          <table:table-cell table:formula="of:=[.G140]/[.I140]-1" office:value-type="percentage" office:value="0.00765306122448983" calcext:value-type="percentage">
            <text:p>0.77%</text:p>
          </table:table-cell>
          <table:table-cell/>
          <table:table-cell office:value-type="string" calcext:value-type="string">
            <text:p>2016-07-22</text:p>
          </table:table-cell>
          <table:table-cell table:number-columns-repeated="4"/>
          <table:table-cell office:value-type="float" office:value="404.99585" calcext:value-type="float">
            <text:p>405.00</text:p>
          </table:table-cell>
          <table:table-cell table:formula="of:=[.T140]/[.$G140]" office:value-type="percentage" office:value="1.02530594936709" calcext:value-type="percentage">
            <text:p>102.5%</text:p>
          </table:table-cell>
          <table:table-cell/>
          <table:table-cell office:value-type="float" office:value="413.10696" calcext:value-type="float">
            <text:p>413.10696</text:p>
          </table:table-cell>
          <table:table-cell table:formula="of:=[.W140]/[.$G140]" office:value-type="percentage" office:value="1.04584040506329" calcext:value-type="percentage">
            <text:p>104.6%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18080" calcext:value-type="float">
            <text:p>18080</text:p>
          </table:table-cell>
          <table:table-cell office:value-type="float" office:value="17960" calcext:value-type="float">
            <text:p>17960</text:p>
          </table:table-cell>
          <table:table-cell office:value-type="float" office:value="613" calcext:value-type="float">
            <text:p>613</text:p>
          </table:table-cell>
          <table:table-cell office:value-type="float" office:value="604" calcext:value-type="float">
            <text:p>604</text:p>
          </table:table-cell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table:formula="of:=[.F142]/[.F141]-1" office:value-type="percentage" office:value="-0.0125944584382871" calcext:value-type="percentage">
            <text:p>-1.26%</text:p>
          </table:table-cell>
          <table:table-cell table:formula="of:=[.G141]/[.F141]-1" office:value-type="percentage" office:value="-0.00503778337531491" calcext:value-type="percentage">
            <text:p>-0.50%</text:p>
          </table:table-cell>
          <table:table-cell table:formula="of:=[.H141]/[.F141]-1" office:value-type="percentage" office:value="0.0125944584382871" calcext:value-type="percentage">
            <text:p>1.26%</text:p>
          </table:table-cell>
          <table:table-cell table:formula="of:=[.G141]/[.I141]-1" office:value-type="percentage" office:value="0.00253807106598991" calcext:value-type="percentage">
            <text:p>0.25%</text:p>
          </table:table-cell>
          <table:table-cell/>
          <table:table-cell office:value-type="string" calcext:value-type="string">
            <text:p>2016-07-25</text:p>
          </table:table-cell>
          <table:table-cell table:number-columns-repeated="4"/>
          <table:table-cell office:value-type="float" office:value="396.66528" calcext:value-type="float">
            <text:p>396.67</text:p>
          </table:table-cell>
          <table:table-cell table:formula="of:=[.T141]/[.$G141]" office:value-type="percentage" office:value="1.00421589873418" calcext:value-type="percentage">
            <text:p>100.4%</text:p>
          </table:table-cell>
          <table:table-cell/>
          <table:table-cell office:value-type="float" office:value="397.18933" calcext:value-type="float">
            <text:p>397.18933</text:p>
          </table:table-cell>
          <table:table-cell table:formula="of:=[.W141]/[.$G141]" office:value-type="percentage" office:value="1.00554260759494" calcext:value-type="percentage">
            <text:p>100.6%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17530" calcext:value-type="float">
            <text:p>17530</text:p>
          </table:table-cell>
          <table:table-cell office:value-type="float" office:value="17500" calcext:value-type="float">
            <text:p>17500</text:p>
          </table:table-cell>
          <table:table-cell office:value-type="float" office:value="594" calcext:value-type="float">
            <text:p>594</text:p>
          </table:table-cell>
          <table:table-cell office:value-type="float" office:value="600" calcext:value-type="float">
            <text:p>600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87" calcext:value-type="float">
            <text:p>387</text:p>
          </table:table-cell>
          <table:table-cell table:formula="of:=[.F143]/[.F142]-1" office:value-type="percentage" office:value="0.0306122448979591" calcext:value-type="percentage">
            <text:p>3.06%</text:p>
          </table:table-cell>
          <table:table-cell table:formula="of:=[.G142]/[.F142]-1" office:value-type="percentage" office:value="-0.00255102040816324" calcext:value-type="percentage">
            <text:p>-0.26%</text:p>
          </table:table-cell>
          <table:table-cell table:formula="of:=[.H142]/[.F142]-1" office:value-type="percentage" office:value="0.010204081632653" calcext:value-type="percentage">
            <text:p>1.02%</text:p>
          </table:table-cell>
          <table:table-cell table:formula="of:=[.G142]/[.I142]-1" office:value-type="percentage" office:value="0.0103359173126616" calcext:value-type="percentage">
            <text:p>1.03%</text:p>
          </table:table-cell>
          <table:table-cell/>
          <table:table-cell office:value-type="string" calcext:value-type="string">
            <text:p>2016-07-26</text:p>
          </table:table-cell>
          <table:table-cell table:number-columns-repeated="4"/>
          <table:table-cell office:value-type="float" office:value="400.60938" calcext:value-type="float">
            <text:p>400.61</text:p>
          </table:table-cell>
          <table:table-cell table:formula="of:=[.T142]/[.$G142]" office:value-type="percentage" office:value="1.02457641943734" calcext:value-type="percentage">
            <text:p>102.5%</text:p>
          </table:table-cell>
          <table:table-cell/>
          <table:table-cell office:value-type="float" office:value="405.24554" calcext:value-type="float">
            <text:p>405.24554</text:p>
          </table:table-cell>
          <table:table-cell table:formula="of:=[.W142]/[.$G142]" office:value-type="percentage" office:value="1.03643360613811" calcext:value-type="percentage">
            <text:p>103.6%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17340" calcext:value-type="float">
            <text:p>17340</text:p>
          </table:table-cell>
          <table:table-cell office:value-type="float" office:value="17520" calcext:value-type="float">
            <text:p>17520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table:formula="of:=[.F144]/[.F143]-1" office:value-type="percentage" office:value="-0.0123762376237624" calcext:value-type="percentage">
            <text:p>-1.24%</text:p>
          </table:table-cell>
          <table:table-cell table:formula="of:=[.G143]/[.F143]-1" office:value-type="percentage" office:value="-0.00495049504950496" calcext:value-type="percentage">
            <text:p>-0.50%</text:p>
          </table:table-cell>
          <table:table-cell table:formula="of:=[.H143]/[.F143]-1" office:value-type="percentage" office:value="0.00742574257425743" calcext:value-type="percentage">
            <text:p>0.74%</text:p>
          </table:table-cell>
          <table:table-cell table:formula="of:=[.G143]/[.I143]-1" office:value-type="percentage" office:value="0.0151515151515151" calcext:value-type="percentage">
            <text:p>1.52%</text:p>
          </table:table-cell>
          <table:table-cell/>
          <table:table-cell office:value-type="string" calcext:value-type="string">
            <text:p>2016-07-27</text:p>
          </table:table-cell>
          <table:table-cell table:number-columns-repeated="4"/>
          <table:table-cell office:value-type="float" office:value="400.52948" calcext:value-type="float">
            <text:p>400.53</text:p>
          </table:table-cell>
          <table:table-cell table:formula="of:=[.T143]/[.$G143]" office:value-type="percentage" office:value="0.996341990049751" calcext:value-type="percentage">
            <text:p>99.6%</text:p>
          </table:table-cell>
          <table:table-cell/>
          <table:table-cell office:value-type="float" office:value="404.91016" calcext:value-type="float">
            <text:p>404.91016</text:p>
          </table:table-cell>
          <table:table-cell table:formula="of:=[.W143]/[.$G143]" office:value-type="percentage" office:value="1.0072392039801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17530" calcext:value-type="float">
            <text:p>17530</text:p>
          </table:table-cell>
          <table:table-cell office:value-type="float" office:value="17490" calcext:value-type="float">
            <text:p>17490</text:p>
          </table:table-cell>
          <table:table-cell office:value-type="float" office:value="590" calcext:value-type="float">
            <text:p>590</text:p>
          </table:table-cell>
          <table:table-cell office:value-type="float" office:value="587" calcext:value-type="float">
            <text:p>587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table:formula="of:=[.F145]/[.F144]-1" office:value-type="percentage" office:value="0.0526315789473684" calcext:value-type="percentage">
            <text:p>5.26%</text:p>
          </table:table-cell>
          <table:table-cell table:formula="of:=[.G144]/[.F144]-1" office:value-type="percentage" office:value="0.00250626566416035" calcext:value-type="percentage">
            <text:p>0.25%</text:p>
          </table:table-cell>
          <table:table-cell table:formula="of:=[.H144]/[.F144]-1" office:value-type="percentage" office:value="0.00501253132832091" calcext:value-type="percentage">
            <text:p>0.50%</text:p>
          </table:table-cell>
          <table:table-cell table:formula="of:=[.G144]/[.I144]-1" office:value-type="percentage" office:value="0.0178117048346056" calcext:value-type="percentage">
            <text:p>1.78%</text:p>
          </table:table-cell>
          <table:table-cell/>
          <table:table-cell office:value-type="string" calcext:value-type="string">
            <text:p>2016-07-28</text:p>
          </table:table-cell>
          <table:table-cell table:number-columns-repeated="4"/>
          <table:table-cell office:value-type="float" office:value="406.54654" calcext:value-type="float">
            <text:p>406.55</text:p>
          </table:table-cell>
          <table:table-cell table:formula="of:=[.T144]/[.$G144]" office:value-type="percentage" office:value="1.01636635" calcext:value-type="percentage">
            <text:p>101.6%</text:p>
          </table:table-cell>
          <table:table-cell/>
          <table:table-cell office:value-type="float" office:value="410.9054" calcext:value-type="float">
            <text:p>410.9054</text:p>
          </table:table-cell>
          <table:table-cell table:formula="of:=[.W144]/[.$G144]" office:value-type="percentage" office:value="1.0272635" calcext:value-type="percentage">
            <text:p>102.7%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17350" calcext:value-type="float">
            <text:p>17350</text:p>
          </table:table-cell>
          <table:table-cell office:value-type="float" office:value="17140" calcext:value-type="float">
            <text:p>17140</text:p>
          </table:table-cell>
          <table:table-cell office:value-type="float" office:value="593" calcext:value-type="float">
            <text:p>593</text:p>
          </table:table-cell>
          <table:table-cell office:value-type="float" office:value="583" calcext:value-type="float">
            <text:p>583</text:p>
          </table:table-cell>
          <table:table-cell office:value-type="float" office:value="420" calcext:value-type="float">
            <text:p>420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06" calcext:value-type="float">
            <text:p>406</text:p>
          </table:table-cell>
          <table:table-cell table:formula="of:=[.F146]/[.F145]-1" office:value-type="percentage" office:value="0.0119047619047619" calcext:value-type="percentage">
            <text:p>1.19%</text:p>
          </table:table-cell>
          <table:table-cell table:formula="of:=[.G145]/[.F145]-1" office:value-type="percentage" office:value="0.0309523809523808" calcext:value-type="percentage">
            <text:p>3.10%</text:p>
          </table:table-cell>
          <table:table-cell table:formula="of:=[.H145]/[.F145]-1" office:value-type="percentage" office:value="0.0333333333333334" calcext:value-type="percentage">
            <text:p>3.33%</text:p>
          </table:table-cell>
          <table:table-cell table:formula="of:=[.G145]/[.I145]-1" office:value-type="percentage" office:value="0.0665024630541873" calcext:value-type="percentage">
            <text:p>6.65%</text:p>
          </table:table-cell>
          <table:table-cell/>
          <table:table-cell office:value-type="string" calcext:value-type="string">
            <text:p>2016-07-29</text:p>
          </table:table-cell>
          <table:table-cell table:number-columns-repeated="4"/>
          <table:table-cell office:value-type="float" office:value="405.46637" calcext:value-type="float">
            <text:p>405.47</text:p>
          </table:table-cell>
          <table:table-cell table:formula="of:=[.T145]/[.$G145]" office:value-type="percentage" office:value="0.93641193995381" calcext:value-type="percentage">
            <text:p>93.6%</text:p>
          </table:table-cell>
          <table:table-cell/>
          <table:table-cell office:value-type="float" office:value="407.57947" calcext:value-type="float">
            <text:p>407.57947</text:p>
          </table:table-cell>
          <table:table-cell table:formula="of:=[.W145]/[.$G145]" office:value-type="percentage" office:value="0.94129207852194" calcext:value-type="percentage">
            <text:p>94.1%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table:number-columns-repeated="2" office:value-type="float" office:value="17210" calcext:value-type="float">
            <text:p>17210</text:p>
          </table:table-cell>
          <table:table-cell office:value-type="float" office:value="584" calcext:value-type="float">
            <text:p>584</text:p>
          </table:table-cell>
          <table:table-cell office:value-type="float" office:value="571" calcext:value-type="float">
            <text:p>571</text:p>
          </table:table-cell>
          <table:table-cell office:value-type="float" office:value="425" calcext:value-type="float">
            <text:p>425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22" calcext:value-type="float">
            <text:p>422</text:p>
          </table:table-cell>
          <table:table-cell table:formula="of:=[.F147]/[.F146]-1" office:value-type="percentage" office:value="0.0117647058823529" calcext:value-type="percentage">
            <text:p>1.18%</text:p>
          </table:table-cell>
          <table:table-cell table:formula="of:=[.G146]/[.F146]-1" office:value-type="percentage" office:value="0.0188235294117647" calcext:value-type="percentage">
            <text:p>1.88%</text:p>
          </table:table-cell>
          <table:table-cell table:formula="of:=[.H146]/[.F146]-1" office:value-type="percentage" office:value="0.0211764705882354" calcext:value-type="percentage">
            <text:p>2.12%</text:p>
          </table:table-cell>
          <table:table-cell table:formula="of:=[.G146]/[.I146]-1" office:value-type="percentage" office:value="0.0260663507109005" calcext:value-type="percentage">
            <text:p>2.61%</text:p>
          </table:table-cell>
          <table:table-cell/>
          <table:table-cell office:value-type="string" calcext:value-type="string">
            <text:p>2016-08-01</text:p>
          </table:table-cell>
          <table:table-cell table:number-columns-repeated="4"/>
          <table:table-cell office:value-type="float" office:value="424.28394" calcext:value-type="float">
            <text:p>424.28</text:p>
          </table:table-cell>
          <table:table-cell table:formula="of:=[.T146]/[.$G146]" office:value-type="percentage" office:value="0.979870531177829" calcext:value-type="percentage">
            <text:p>98.0%</text:p>
          </table:table-cell>
          <table:table-cell/>
          <table:table-cell office:value-type="float" office:value="434.9671" calcext:value-type="float">
            <text:p>434.9671</text:p>
          </table:table-cell>
          <table:table-cell table:formula="of:=[.W146]/[.$G146]" office:value-type="percentage" office:value="1.00454295612009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17280" calcext:value-type="float">
            <text:p>17280</text:p>
          </table:table-cell>
          <table:table-cell office:value-type="float" office:value="17220" calcext:value-type="float">
            <text:p>17220</text:p>
          </table:table-cell>
          <table:table-cell office:value-type="float" office:value="577" calcext:value-type="float">
            <text:p>577</text:p>
          </table:table-cell>
          <table:table-cell office:value-type="float" office:value="574" calcext:value-type="float">
            <text:p>574</text:p>
          </table:table-cell>
          <table:table-cell office:value-type="float" office:value="430" calcext:value-type="float">
            <text:p>430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21" calcext:value-type="float">
            <text:p>421</text:p>
          </table:table-cell>
          <table:table-cell table:formula="of:=[.F148]/[.F147]-1" office:value-type="percentage" office:value="-0.0534883720930233" calcext:value-type="percentage">
            <text:p>-5.35%</text:p>
          </table:table-cell>
          <table:table-cell table:formula="of:=[.G147]/[.F147]-1" office:value-type="percentage" office:value="-0.0209302325581395" calcext:value-type="percentage">
            <text:p>-2.09%</text:p>
          </table:table-cell>
          <table:table-cell table:formula="of:=[.H147]/[.F147]-1" office:value-type="percentage" office:value="0.0139534883720931" calcext:value-type="percentage">
            <text:p>1.40%</text:p>
          </table:table-cell>
          <table:table-cell table:formula="of:=[.G147]/[.I147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08-02</text:p>
          </table:table-cell>
          <table:table-cell table:number-columns-repeated="4"/>
          <table:table-cell office:value-type="float" office:value="433.67392" calcext:value-type="float">
            <text:p>433.67</text:p>
          </table:table-cell>
          <table:table-cell table:formula="of:=[.T147]/[.$G147]" office:value-type="percentage" office:value="1.03010432304038" calcext:value-type="percentage">
            <text:p>103.0%</text:p>
          </table:table-cell>
          <table:table-cell/>
          <table:table-cell office:value-type="float" office:value="423.91702" calcext:value-type="float">
            <text:p>423.91702</text:p>
          </table:table-cell>
          <table:table-cell table:formula="of:=[.W147]/[.$G147]" office:value-type="percentage" office:value="1.00692878859857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16950" calcext:value-type="float">
            <text:p>16950</text:p>
          </table:table-cell>
          <table:table-cell office:value-type="float" office:value="17160" calcext:value-type="float">
            <text:p>17160</text:p>
          </table:table-cell>
          <table:table-cell office:value-type="float" office:value="571" calcext:value-type="float">
            <text:p>571</text:p>
          </table:table-cell>
          <table:table-cell office:value-type="float" office:value="570" calcext:value-type="float">
            <text:p>570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table:formula="of:=[.F149]/[.F148]-1" office:value-type="percentage" office:value="-0.00491400491400495" calcext:value-type="percentage">
            <text:p>-0.49%</text:p>
          </table:table-cell>
          <table:table-cell table:formula="of:=[.G148]/[.F148]-1" office:value-type="percentage" office:value="0.00491400491400484" calcext:value-type="percentage">
            <text:p>0.49%</text:p>
          </table:table-cell>
          <table:table-cell table:formula="of:=[.H148]/[.F148]-1" office:value-type="percentage" office:value="0.0171990171990173" calcext:value-type="percentage">
            <text:p>1.72%</text:p>
          </table:table-cell>
          <table:table-cell table:formula="of:=[.G148]/[.I148]-1" office:value-type="percentage" office:value="0.00738916256157629" calcext:value-type="percentage">
            <text:p>0.74%</text:p>
          </table:table-cell>
          <table:table-cell/>
          <table:table-cell office:value-type="string" calcext:value-type="string">
            <text:p>2016-08-03</text:p>
          </table:table-cell>
          <table:table-cell table:number-columns-repeated="4"/>
          <table:table-cell office:value-type="float" office:value="417.74103" calcext:value-type="float">
            <text:p>417.74</text:p>
          </table:table-cell>
          <table:table-cell table:formula="of:=[.T148]/[.$G148]" office:value-type="percentage" office:value="1.02137171149144" calcext:value-type="percentage">
            <text:p>102.1%</text:p>
          </table:table-cell>
          <table:table-cell/>
          <table:table-cell office:value-type="float" office:value="428.41785" calcext:value-type="float">
            <text:p>428.41785</text:p>
          </table:table-cell>
          <table:table-cell table:formula="of:=[.W148]/[.$G148]" office:value-type="percentage" office:value="1.04747640586797" calcext:value-type="percentage">
            <text:p>104.7%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17300" calcext:value-type="float">
            <text:p>17300</text:p>
          </table:table-cell>
          <table:table-cell office:value-type="float" office:value="17170" calcext:value-type="float">
            <text:p>17170</text:p>
          </table:table-cell>
          <table:table-cell office:value-type="float" office:value="571" calcext:value-type="float">
            <text:p>571</text:p>
          </table:table-cell>
          <table:table-cell office:value-type="float" office:value="564" calcext:value-type="float">
            <text:p>564</text:p>
          </table:table-cell>
          <table:table-cell office:value-type="float" office:value="405" calcext:value-type="float">
            <text:p>405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05" calcext:value-type="float">
            <text:p>405</text:p>
          </table:table-cell>
          <table:table-cell table:formula="of:=[.F150]/[.F149]-1" office:value-type="percentage" office:value="0.05679012345679" calcext:value-type="percentage">
            <text:p>5.68%</text:p>
          </table:table-cell>
          <table:table-cell table:formula="of:=[.G149]/[.F149]-1" office:value-type="percentage" office:value="0.05679012345679" calcext:value-type="percentage">
            <text:p>5.68%</text:p>
          </table:table-cell>
          <table:table-cell table:formula="of:=[.H149]/[.F149]-1" office:value-type="percentage" office:value="0.0641975308641976" calcext:value-type="percentage">
            <text:p>6.42%</text:p>
          </table:table-cell>
          <table:table-cell table:formula="of:=[.G149]/[.I149]-1" office:value-type="percentage" office:value="0.05679012345679" calcext:value-type="percentage">
            <text:p>5.68%</text:p>
          </table:table-cell>
          <table:table-cell/>
          <table:table-cell office:value-type="string" calcext:value-type="string">
            <text:p>2016-08-04</text:p>
          </table:table-cell>
          <table:table-cell table:number-columns-repeated="4"/>
          <table:table-cell office:value-type="float" office:value="410.3592" calcext:value-type="float">
            <text:p>410.36</text:p>
          </table:table-cell>
          <table:table-cell table:formula="of:=[.T149]/[.$G149]" office:value-type="percentage" office:value="0.958783177570093" calcext:value-type="percentage">
            <text:p>95.9%</text:p>
          </table:table-cell>
          <table:table-cell/>
          <table:table-cell office:value-type="float" office:value="419.00043" calcext:value-type="float">
            <text:p>419.00043</text:p>
          </table:table-cell>
          <table:table-cell table:formula="of:=[.W149]/[.$G149]" office:value-type="percentage" office:value="0.97897296728972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17190" calcext:value-type="float">
            <text:p>17190</text:p>
          </table:table-cell>
          <table:table-cell office:value-type="float" office:value="17290" calcext:value-type="float">
            <text:p>17290</text:p>
          </table:table-cell>
          <table:table-cell office:value-type="float" office:value="564" calcext:value-type="float">
            <text:p>564</text:p>
          </table:table-cell>
          <table:table-cell office:value-type="float" office:value="566" calcext:value-type="float">
            <text:p>566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table:formula="of:=[.F151]/[.F150]-1" office:value-type="percentage" office:value="0.0327102803738317" calcext:value-type="percentage">
            <text:p>3.27%</text:p>
          </table:table-cell>
          <table:table-cell table:formula="of:=[.G150]/[.F150]-1" office:value-type="percentage" office:value="-0.00233644859813087" calcext:value-type="percentage">
            <text:p>-0.23%</text:p>
          </table:table-cell>
          <table:table-cell table:formula="of:=[.H150]/[.F150]-1" office:value-type="percentage" office:value="0.00934579439252325" calcext:value-type="percentage">
            <text:p>0.93%</text:p>
          </table:table-cell>
          <table:table-cell table:formula="of:=[.G150]/[.I150]-1" office:value-type="percentage" office:value="0.00470588235294112" calcext:value-type="percentage">
            <text:p>0.47%</text:p>
          </table:table-cell>
          <table:table-cell/>
          <table:table-cell office:value-type="string" calcext:value-type="string">
            <text:p>2016-08-05</text:p>
          </table:table-cell>
          <table:table-cell table:number-columns-repeated="4"/>
          <table:table-cell office:value-type="float" office:value="422.72443" calcext:value-type="float">
            <text:p>422.72</text:p>
          </table:table-cell>
          <table:table-cell table:formula="of:=[.T150]/[.$G150]" office:value-type="percentage" office:value="0.989986955503513" calcext:value-type="percentage">
            <text:p>99.0%</text:p>
          </table:table-cell>
          <table:table-cell/>
          <table:table-cell office:value-type="float" office:value="429.09476" calcext:value-type="float">
            <text:p>429.09476</text:p>
          </table:table-cell>
          <table:table-cell table:formula="of:=[.W150]/[.$G150]" office:value-type="percentage" office:value="1.00490576112412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17480" calcext:value-type="float">
            <text:p>17480</text:p>
          </table:table-cell>
          <table:table-cell office:value-type="float" office:value="17410" calcext:value-type="float">
            <text:p>17410</text:p>
          </table:table-cell>
          <table:table-cell office:value-type="float" office:value="574" calcext:value-type="float">
            <text:p>574</text:p>
          </table:table-cell>
          <table:table-cell office:value-type="float" office:value="570" calcext:value-type="float">
            <text:p>570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35" calcext:value-type="float">
            <text:p>435</text:p>
          </table:table-cell>
          <table:table-cell table:formula="of:=[.F152]/[.F151]-1" office:value-type="percentage" office:value="0" calcext:value-type="percentage">
            <text:p>0.00%</text:p>
          </table:table-cell>
          <table:table-cell table:formula="of:=[.G151]/[.F151]-1" office:value-type="percentage" office:value="-0.00678733031674206" calcext:value-type="percentage">
            <text:p>-0.68%</text:p>
          </table:table-cell>
          <table:table-cell table:formula="of:=[.H151]/[.F151]-1" office:value-type="percentage" office:value="0" calcext:value-type="percentage">
            <text:p>0.00%</text:p>
          </table:table-cell>
          <table:table-cell table:formula="of:=[.G151]/[.I151]-1" office:value-type="percentage" office:value="0.00919540229885052" calcext:value-type="percentage">
            <text:p>0.92%</text:p>
          </table:table-cell>
          <table:table-cell/>
          <table:table-cell office:value-type="string" calcext:value-type="string">
            <text:p>2016-08-08</text:p>
          </table:table-cell>
          <table:table-cell table:number-columns-repeated="4"/>
          <table:table-cell office:value-type="float" office:value="430.43182" calcext:value-type="float">
            <text:p>430.43</text:p>
          </table:table-cell>
          <table:table-cell table:formula="of:=[.T151]/[.$G151]" office:value-type="percentage" office:value="0.980482505694761" calcext:value-type="percentage">
            <text:p>98.0%</text:p>
          </table:table-cell>
          <table:table-cell/>
          <table:table-cell office:value-type="float" office:value="437.86035" calcext:value-type="float">
            <text:p>437.86035</text:p>
          </table:table-cell>
          <table:table-cell table:formula="of:=[.W151]/[.$G151]" office:value-type="percentage" office:value="0.997403986332574" calcext:value-type="percentage">
            <text:p>99.7%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17050" calcext:value-type="float">
            <text:p>17050</text:p>
          </table:table-cell>
          <table:table-cell office:value-type="float" office:value="16990" calcext:value-type="float">
            <text:p>16990</text:p>
          </table:table-cell>
          <table:table-cell office:value-type="float" office:value="563" calcext:value-type="float">
            <text:p>563</text:p>
          </table:table-cell>
          <table:table-cell office:value-type="float" office:value="558" calcext:value-type="float">
            <text:p>558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433" calcext:value-type="float">
            <text:p>433</text:p>
          </table:table-cell>
          <table:table-cell table:formula="of:=[.F153]/[.F152]-1" office:value-type="percentage" office:value="-0.00452488687782804" calcext:value-type="percentage">
            <text:p>-0.45%</text:p>
          </table:table-cell>
          <table:table-cell table:formula="of:=[.G152]/[.F152]-1" office:value-type="percentage" office:value="0.0135746606334841" calcext:value-type="percentage">
            <text:p>1.36%</text:p>
          </table:table-cell>
          <table:table-cell table:formula="of:=[.H152]/[.F152]-1" office:value-type="percentage" office:value="0.0135746606334841" calcext:value-type="percentage">
            <text:p>1.36%</text:p>
          </table:table-cell>
          <table:table-cell table:formula="of:=[.G152]/[.I152]-1" office:value-type="percentage" office:value="0.0346420323325636" calcext:value-type="percentage">
            <text:p>3.46%</text:p>
          </table:table-cell>
          <table:table-cell/>
          <table:table-cell office:value-type="string" calcext:value-type="string">
            <text:p>2016-08-09</text:p>
          </table:table-cell>
          <table:table-cell table:number-columns-repeated="4"/>
          <table:table-cell office:value-type="float" office:value="443.70602" calcext:value-type="float">
            <text:p>443.71</text:p>
          </table:table-cell>
          <table:table-cell table:formula="of:=[.T152]/[.$G152]" office:value-type="percentage" office:value="0.990415223214286" calcext:value-type="percentage">
            <text:p>99.0%</text:p>
          </table:table-cell>
          <table:table-cell/>
          <table:table-cell office:value-type="float" office:value="451.54047" calcext:value-type="float">
            <text:p>451.54047</text:p>
          </table:table-cell>
          <table:table-cell table:formula="of:=[.W152]/[.$G152]" office:value-type="percentage" office:value="1.00790283482143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17050" calcext:value-type="float">
            <text:p>17050</text:p>
          </table:table-cell>
          <table:table-cell office:value-type="float" office:value="17070" calcext:value-type="float">
            <text:p>17070</text:p>
          </table:table-cell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table:formula="of:=[.F154]/[.F153]-1" office:value-type="percentage" office:value="0.0136363636363637" calcext:value-type="percentage">
            <text:p>1.36%</text:p>
          </table:table-cell>
          <table:table-cell table:formula="of:=[.G153]/[.F153]-1" office:value-type="percentage" office:value="-0.00227272727272732" calcext:value-type="percentage">
            <text:p>-0.23%</text:p>
          </table:table-cell>
          <table:table-cell table:formula="of:=[.H153]/[.F153]-1" office:value-type="percentage" office:value="0.00681818181818183" calcext:value-type="percentage">
            <text:p>0.68%</text:p>
          </table:table-cell>
          <table:table-cell table:formula="of:=[.G153]/[.I153]-1" office:value-type="percentage" office:value="0.0115207373271888" calcext:value-type="percentage">
            <text:p>1.15%</text:p>
          </table:table-cell>
          <table:table-cell/>
          <table:table-cell office:value-type="string" calcext:value-type="string">
            <text:p>2016-08-10</text:p>
          </table:table-cell>
          <table:table-cell table:number-columns-repeated="4"/>
          <table:table-cell office:value-type="float" office:value="445.693" calcext:value-type="float">
            <text:p>445.69</text:p>
          </table:table-cell>
          <table:table-cell table:formula="of:=[.T153]/[.$G153]" office:value-type="percentage" office:value="1.01524601366743" calcext:value-type="percentage">
            <text:p>101.5%</text:p>
          </table:table-cell>
          <table:table-cell/>
          <table:table-cell office:value-type="float" office:value="456.0408" calcext:value-type="float">
            <text:p>456.0408</text:p>
          </table:table-cell>
          <table:table-cell table:formula="of:=[.W153]/[.$G153]" office:value-type="percentage" office:value="1.03881731207289" calcext:value-type="percentage">
            <text:p>103.9%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17050" calcext:value-type="float">
            <text:p>17050</text:p>
          </table:table-cell>
          <table:table-cell office:value-type="float" office:value="17080" calcext:value-type="float">
            <text:p>17080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table:formula="of:=[.F155]/[.F154]-1" office:value-type="percentage" office:value="-0.00672645739910316" calcext:value-type="percentage">
            <text:p>-0.67%</text:p>
          </table:table-cell>
          <table:table-cell table:formula="of:=[.G154]/[.F154]-1" office:value-type="percentage" office:value="0.00448430493273544" calcext:value-type="percentage">
            <text:p>0.45%</text:p>
          </table:table-cell>
          <table:table-cell table:formula="of:=[.H154]/[.F154]-1" office:value-type="percentage" office:value="0.00672645739910305" calcext:value-type="percentage">
            <text:p>0.67%</text:p>
          </table:table-cell>
          <table:table-cell table:formula="of:=[.G154]/[.I154]-1" office:value-type="percentage" office:value="0.00900900900900892" calcext:value-type="percentage">
            <text:p>0.90%</text:p>
          </table:table-cell>
          <table:table-cell/>
          <table:table-cell office:value-type="string" calcext:value-type="string">
            <text:p>2016-08-12</text:p>
          </table:table-cell>
          <table:table-cell table:number-columns-repeated="4"/>
          <table:table-cell office:value-type="float" office:value="444.0574" calcext:value-type="float">
            <text:p>444.06</text:p>
          </table:table-cell>
          <table:table-cell table:formula="of:=[.T154]/[.$G154]" office:value-type="percentage" office:value="0.991199553571428" calcext:value-type="percentage">
            <text:p>99.1%</text:p>
          </table:table-cell>
          <table:table-cell/>
          <table:table-cell office:value-type="float" office:value="449.54126" calcext:value-type="float">
            <text:p>449.54126</text:p>
          </table:table-cell>
          <table:table-cell table:formula="of:=[.W154]/[.$G154]" office:value-type="percentage" office:value="1.0034403125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16890" calcext:value-type="float">
            <text:p>16890</text:p>
          </table:table-cell>
          <table:table-cell office:value-type="float" office:value="16700" calcext:value-type="float">
            <text:p>16700</text:p>
          </table:table-cell>
          <table:table-cell office:value-type="float" office:value="550" calcext:value-type="float">
            <text:p>550</text:p>
          </table:table-cell>
          <table:table-cell office:value-type="float" office:value="542" calcext:value-type="float">
            <text:p>542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table:formula="of:=[.F156]/[.F155]-1" office:value-type="percentage" office:value="0.0180586907449209" calcext:value-type="percentage">
            <text:p>1.81%</text:p>
          </table:table-cell>
          <table:table-cell table:formula="of:=[.G155]/[.F155]-1" office:value-type="percentage" office:value="0.0112866817155757" calcext:value-type="percentage">
            <text:p>1.13%</text:p>
          </table:table-cell>
          <table:table-cell table:formula="of:=[.H155]/[.F155]-1" office:value-type="percentage" office:value="0.0135440180586908" calcext:value-type="percentage">
            <text:p>1.35%</text:p>
          </table:table-cell>
          <table:table-cell table:formula="of:=[.G155]/[.I155]-1" office:value-type="percentage" office:value="0.0135746606334841" calcext:value-type="percentage">
            <text:p>1.36%</text:p>
          </table:table-cell>
          <table:table-cell/>
          <table:table-cell office:value-type="string" calcext:value-type="string">
            <text:p>2016-08-15</text:p>
          </table:table-cell>
          <table:table-cell table:number-columns-repeated="4"/>
          <table:table-cell office:value-type="float" office:value="451.49725" calcext:value-type="float">
            <text:p>451.50</text:p>
          </table:table-cell>
          <table:table-cell table:formula="of:=[.T155]/[.$G155]" office:value-type="percentage" office:value="1.00780636160714" calcext:value-type="percentage">
            <text:p>100.8%</text:p>
          </table:table-cell>
          <table:table-cell/>
          <table:table-cell office:value-type="float" office:value="460.94553" calcext:value-type="float">
            <text:p>460.94553</text:p>
          </table:table-cell>
          <table:table-cell table:formula="of:=[.W155]/[.$G155]" office:value-type="percentage" office:value="1.02889627232143" calcext:value-type="percentage">
            <text:p>102.9%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16450" calcext:value-type="float">
            <text:p>16450</text:p>
          </table:table-cell>
          <table:table-cell office:value-type="float" office:value="16350" calcext:value-type="float">
            <text:p>16350</text:p>
          </table:table-cell>
          <table:table-cell office:value-type="float" office:value="538" calcext:value-type="float">
            <text:p>538</text:p>
          </table:table-cell>
          <table:table-cell office:value-type="float" office:value="533" calcext:value-type="float">
            <text:p>533</text:p>
          </table:table-cell>
          <table:table-cell office:value-type="float" office:value="451" calcext:value-type="float">
            <text:p>451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50" calcext:value-type="float">
            <text:p>450</text:p>
          </table:table-cell>
          <table:table-cell table:formula="of:=[.F157]/[.F156]-1" office:value-type="percentage" office:value="0.0155210643015522" calcext:value-type="percentage">
            <text:p>1.55%</text:p>
          </table:table-cell>
          <table:table-cell table:formula="of:=[.G156]/[.F156]-1" office:value-type="percentage" office:value="0.0221729490022173" calcext:value-type="percentage">
            <text:p>2.22%</text:p>
          </table:table-cell>
          <table:table-cell table:formula="of:=[.H156]/[.F156]-1" office:value-type="percentage" office:value="0.0332594235033259" calcext:value-type="percentage">
            <text:p>3.33%</text:p>
          </table:table-cell>
          <table:table-cell table:formula="of:=[.G156]/[.I156]-1" office:value-type="percentage" office:value="0.0244444444444445" calcext:value-type="percentage">
            <text:p>2.44%</text:p>
          </table:table-cell>
          <table:table-cell/>
          <table:table-cell office:value-type="string" calcext:value-type="string">
            <text:p>2016-08-16</text:p>
          </table:table-cell>
          <table:table-cell table:number-columns-repeated="4"/>
          <table:table-cell office:value-type="float" office:value="455.7268" calcext:value-type="float">
            <text:p>455.73</text:p>
          </table:table-cell>
          <table:table-cell table:formula="of:=[.T156]/[.$G156]" office:value-type="percentage" office:value="0.988561388286334" calcext:value-type="percentage">
            <text:p>98.9%</text:p>
          </table:table-cell>
          <table:table-cell/>
          <table:table-cell office:value-type="float" office:value="466.52435" calcext:value-type="float">
            <text:p>466.52435</text:p>
          </table:table-cell>
          <table:table-cell table:formula="of:=[.W156]/[.$G156]" office:value-type="percentage" office:value="1.01198340563991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16220" calcext:value-type="float">
            <text:p>16220</text:p>
          </table:table-cell>
          <table:table-cell office:value-type="float" office:value="15510" calcext:value-type="float">
            <text:p>1551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table:formula="of:=[.F158]/[.F157]-1" office:value-type="percentage" office:value="0.0240174672489082" calcext:value-type="percentage">
            <text:p>2.40%</text:p>
          </table:table-cell>
          <table:table-cell table:formula="of:=[.G157]/[.F157]-1" office:value-type="percentage" office:value="0.0283842794759825" calcext:value-type="percentage">
            <text:p>2.84%</text:p>
          </table:table-cell>
          <table:table-cell table:formula="of:=[.H157]/[.F157]-1" office:value-type="percentage" office:value="0.034934497816594" calcext:value-type="percentage">
            <text:p>3.49%</text:p>
          </table:table-cell>
          <table:table-cell table:formula="of:=[.G157]/[.I157]-1" office:value-type="percentage" office:value="0.0283842794759825" calcext:value-type="percentage">
            <text:p>2.84%</text:p>
          </table:table-cell>
          <table:table-cell/>
          <table:table-cell office:value-type="string" calcext:value-type="string">
            <text:p>2016-08-17</text:p>
          </table:table-cell>
          <table:table-cell table:number-columns-repeated="4"/>
          <table:table-cell office:value-type="float" office:value="458.30737" calcext:value-type="float">
            <text:p>458.31</text:p>
          </table:table-cell>
          <table:table-cell table:formula="of:=[.T157]/[.$G157]" office:value-type="percentage" office:value="0.973051740976645" calcext:value-type="percentage">
            <text:p>97.3%</text:p>
          </table:table-cell>
          <table:table-cell/>
          <table:table-cell office:value-type="float" office:value="469.36768" calcext:value-type="float">
            <text:p>469.36768</text:p>
          </table:table-cell>
          <table:table-cell table:formula="of:=[.W157]/[.$G157]" office:value-type="percentage" office:value="0.996534352441614" calcext:value-type="percentage">
            <text:p>99.7%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15970" calcext:value-type="float">
            <text:p>15970</text:p>
          </table:table-cell>
          <table:table-cell office:value-type="float" office:value="15980" calcext:value-type="float">
            <text:p>15980</text:p>
          </table:table-cell>
          <table:table-cell office:value-type="float" office:value="530" calcext:value-type="float">
            <text:p>530</text:p>
          </table:table-cell>
          <table:table-cell office:value-type="float" office:value="528" calcext:value-type="float">
            <text:p>528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table:formula="of:=[.F159]/[.F158]-1" office:value-type="percentage" office:value="0.0554371002132197" calcext:value-type="percentage">
            <text:p>5.54%</text:p>
          </table:table-cell>
          <table:table-cell table:formula="of:=[.G158]/[.F158]-1" office:value-type="percentage" office:value="-0.00213219616204696" calcext:value-type="percentage">
            <text:p>-0.21%</text:p>
          </table:table-cell>
          <table:table-cell table:formula="of:=[.H158]/[.F158]-1" office:value-type="percentage" office:value="0.00639658848614078" calcext:value-type="percentage">
            <text:p>0.64%</text:p>
          </table:table-cell>
          <table:table-cell table:formula="of:=[.G158]/[.I158]-1" office:value-type="percentage" office:value="0.00862068965517238" calcext:value-type="percentage">
            <text:p>0.86%</text:p>
          </table:table-cell>
          <table:table-cell/>
          <table:table-cell office:value-type="string" calcext:value-type="string">
            <text:p>2016-08-18</text:p>
          </table:table-cell>
          <table:table-cell table:number-columns-repeated="4"/>
          <table:table-cell office:value-type="float" office:value="468.05307" calcext:value-type="float">
            <text:p>468.05</text:p>
          </table:table-cell>
          <table:table-cell table:formula="of:=[.T158]/[.$G158]" office:value-type="percentage" office:value="1.0001133974359" calcext:value-type="percentage">
            <text:p>100.0%</text:p>
          </table:table-cell>
          <table:table-cell/>
          <table:table-cell office:value-type="float" office:value="474.01593" calcext:value-type="float">
            <text:p>474.01593</text:p>
          </table:table-cell>
          <table:table-cell table:formula="of:=[.W158]/[.$G158]" office:value-type="percentage" office:value="1.01285455128205" calcext:value-type="percentage">
            <text:p>101.3%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16000" calcext:value-type="float">
            <text:p>16000</text:p>
          </table:table-cell>
          <table:table-cell office:value-type="float" office:value="16140" calcext:value-type="float">
            <text:p>16140</text:p>
          </table:table-cell>
          <table:table-cell office:value-type="float" office:value="538" calcext:value-type="float">
            <text:p>538</text:p>
          </table:table-cell>
          <table:table-cell office:value-type="float" office:value="531" calcext:value-type="float">
            <text:p>531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493" calcext:value-type="float">
            <text:p>493</text:p>
          </table:table-cell>
          <table:table-cell table:formula="of:=[.F160]/[.F159]-1" office:value-type="percentage" office:value="0.0303030303030303" calcext:value-type="percentage">
            <text:p>3.03%</text:p>
          </table:table-cell>
          <table:table-cell table:formula="of:=[.G159]/[.F159]-1" office:value-type="percentage" office:value="0.0343434343434343" calcext:value-type="percentage">
            <text:p>3.43%</text:p>
          </table:table-cell>
          <table:table-cell table:formula="of:=[.H159]/[.F159]-1" office:value-type="percentage" office:value="0.0444444444444445" calcext:value-type="percentage">
            <text:p>4.44%</text:p>
          </table:table-cell>
          <table:table-cell table:formula="of:=[.G159]/[.I159]-1" office:value-type="percentage" office:value="0.0385395537525355" calcext:value-type="percentage">
            <text:p>3.85%</text:p>
          </table:table-cell>
          <table:table-cell/>
          <table:table-cell office:value-type="string" calcext:value-type="string">
            <text:p>2016-08-19</text:p>
          </table:table-cell>
          <table:table-cell table:number-columns-repeated="4"/>
          <table:table-cell office:value-type="float" office:value="465.94968" calcext:value-type="float">
            <text:p>465.95</text:p>
          </table:table-cell>
          <table:table-cell table:formula="of:=[.T159]/[.$G159]" office:value-type="percentage" office:value="0.91005796875" calcext:value-type="percentage">
            <text:p>91.0%</text:p>
          </table:table-cell>
          <table:table-cell/>
          <table:table-cell office:value-type="float" office:value="476.194" calcext:value-type="float">
            <text:p>476.194</text:p>
          </table:table-cell>
          <table:table-cell table:formula="of:=[.W159]/[.$G159]" office:value-type="percentage" office:value="0.93006640625" calcext:value-type="percentage">
            <text:p>93.0%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16090" calcext:value-type="float">
            <text:p>16090</text:p>
          </table:table-cell>
          <table:table-cell office:value-type="float" office:value="16130" calcext:value-type="float">
            <text:p>16130</text:p>
          </table:table-cell>
          <table:table-cell office:value-type="float" office:value="527" calcext:value-type="float">
            <text:p>527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table:formula="of:=[.F161]/[.F160]-1" office:value-type="percentage" office:value="-0.00392156862745097" calcext:value-type="percentage">
            <text:p>-0.39%</text:p>
          </table:table-cell>
          <table:table-cell table:formula="of:=[.G160]/[.F160]-1" office:value-type="percentage" office:value="0.0137254901960784" calcext:value-type="percentage">
            <text:p>1.37%</text:p>
          </table:table-cell>
          <table:table-cell table:formula="of:=[.H160]/[.F160]-1" office:value-type="percentage" office:value="0.0235294117647058" calcext:value-type="percentage">
            <text:p>2.35%</text:p>
          </table:table-cell>
          <table:table-cell table:formula="of:=[.G160]/[.I160]-1" office:value-type="percentage" office:value="0.0217391304347827" calcext:value-type="percentage">
            <text:p>2.17%</text:p>
          </table:table-cell>
          <table:table-cell/>
          <table:table-cell office:value-type="string" calcext:value-type="string">
            <text:p>2016-08-22</text:p>
          </table:table-cell>
          <table:table-cell table:number-columns-repeated="4"/>
          <table:table-cell office:value-type="float" office:value="510.50436" calcext:value-type="float">
            <text:p>510.50</text:p>
          </table:table-cell>
          <table:table-cell table:formula="of:=[.T160]/[.$G160]" office:value-type="percentage" office:value="0.987435899419729" calcext:value-type="percentage">
            <text:p>98.7%</text:p>
          </table:table-cell>
          <table:table-cell/>
          <table:table-cell office:value-type="float" office:value="518.3898" calcext:value-type="float">
            <text:p>518.3898</text:p>
          </table:table-cell>
          <table:table-cell table:formula="of:=[.W160]/[.$G160]" office:value-type="percentage" office:value="1.00268820116054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16480" calcext:value-type="float">
            <text:p>16480</text:p>
          </table:table-cell>
          <table:table-cell office:value-type="float" office:value="16540" calcext:value-type="float">
            <text:p>16540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3" calcext:value-type="float">
            <text:p>503</text:p>
          </table:table-cell>
          <table:table-cell table:formula="of:=[.F162]/[.F161]-1" office:value-type="percentage" office:value="0.00393700787401574" calcext:value-type="percentage">
            <text:p>0.39%</text:p>
          </table:table-cell>
          <table:table-cell table:formula="of:=[.G161]/[.F161]-1" office:value-type="percentage" office:value="-0.00196850393700787" calcext:value-type="percentage">
            <text:p>-0.20%</text:p>
          </table:table-cell>
          <table:table-cell table:formula="of:=[.H161]/[.F161]-1" office:value-type="percentage" office:value="0.00787401574803148" calcext:value-type="percentage">
            <text:p>0.79%</text:p>
          </table:table-cell>
          <table:table-cell table:formula="of:=[.G161]/[.I161]-1" office:value-type="percentage" office:value="0.00795228628230626" calcext:value-type="percentage">
            <text:p>0.80%</text:p>
          </table:table-cell>
          <table:table-cell/>
          <table:table-cell office:value-type="string" calcext:value-type="string">
            <text:p>2016-08-23</text:p>
          </table:table-cell>
          <table:table-cell table:number-columns-repeated="4"/>
          <table:table-cell office:value-type="float" office:value="512.1187" calcext:value-type="float">
            <text:p>512.12</text:p>
          </table:table-cell>
          <table:table-cell table:formula="of:=[.T161]/[.$G161]" office:value-type="percentage" office:value="1.01009605522682" calcext:value-type="percentage">
            <text:p>101.0%</text:p>
          </table:table-cell>
          <table:table-cell/>
          <table:table-cell office:value-type="float" office:value="515.2782" calcext:value-type="float">
            <text:p>515.2782</text:p>
          </table:table-cell>
          <table:table-cell table:formula="of:=[.W161]/[.$G161]" office:value-type="percentage" office:value="1.01632781065089" calcext:value-type="percentage">
            <text:p>101.6%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16530" calcext:value-type="float">
            <text:p>16530</text:p>
          </table:table-cell>
          <table:table-cell office:value-type="float" office:value="16500" calcext:value-type="float">
            <text:p>16500</text:p>
          </table:table-cell>
          <table:table-cell office:value-type="float" office:value="546" calcext:value-type="float">
            <text:p>546</text:p>
          </table:table-cell>
          <table:table-cell office:value-type="float" office:value="541" calcext:value-type="float">
            <text:p>541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  <table:table-cell office:value-type="float" office:value="506" calcext:value-type="float">
            <text:p>506</text:p>
          </table:table-cell>
          <table:table-cell table:formula="of:=[.F163]/[.F162]-1" office:value-type="percentage" office:value="-0.00196078431372548" calcext:value-type="percentage">
            <text:p>-0.20%</text:p>
          </table:table-cell>
          <table:table-cell table:formula="of:=[.G162]/[.F162]-1" office:value-type="percentage" office:value="-0.00588235294117645" calcext:value-type="percentage">
            <text:p>-0.59%</text:p>
          </table:table-cell>
          <table:table-cell table:formula="of:=[.H162]/[.F162]-1" office:value-type="percentage" office:value="0.0196078431372548" calcext:value-type="percentage">
            <text:p>1.96%</text:p>
          </table:table-cell>
          <table:table-cell table:formula="of:=[.G162]/[.I162]-1" office:value-type="percentage" office:value="0.00197628458498023" calcext:value-type="percentage">
            <text:p>0.20%</text:p>
          </table:table-cell>
          <table:table-cell/>
          <table:table-cell office:value-type="string" calcext:value-type="string">
            <text:p>2016-08-24</text:p>
          </table:table-cell>
          <table:table-cell table:number-columns-repeated="4"/>
          <table:table-cell office:value-type="float" office:value="507.69147" calcext:value-type="float">
            <text:p>507.69</text:p>
          </table:table-cell>
          <table:table-cell table:formula="of:=[.T162]/[.$G162]" office:value-type="percentage" office:value="1.00136384615385" calcext:value-type="percentage">
            <text:p>100.1%</text:p>
          </table:table-cell>
          <table:table-cell/>
          <table:table-cell office:value-type="float" office:value="508.97388" calcext:value-type="float">
            <text:p>508.97388</text:p>
          </table:table-cell>
          <table:table-cell table:formula="of:=[.W162]/[.$G162]" office:value-type="percentage" office:value="1.00389325443787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16740" calcext:value-type="float">
            <text:p>16740</text:p>
          </table:table-cell>
          <table:table-cell office:value-type="float" office:value="16520" calcext:value-type="float">
            <text:p>16520</text:p>
          </table:table-cell>
          <table:table-cell office:value-type="float" office:value="550" calcext:value-type="float">
            <text:p>550</text:p>
          </table:table-cell>
          <table:table-cell office:value-type="float" office:value="541" calcext:value-type="float">
            <text:p>541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4" calcext:value-type="float">
            <text:p>504</text:p>
          </table:table-cell>
          <table:table-cell table:formula="of:=[.F164]/[.F163]-1" office:value-type="percentage" office:value="-0.00982318271119842" calcext:value-type="percentage">
            <text:p>-0.98%</text:p>
          </table:table-cell>
          <table:table-cell table:formula="of:=[.G163]/[.F163]-1" office:value-type="percentage" office:value="-0.0058939096267191" calcext:value-type="percentage">
            <text:p>-0.59%</text:p>
          </table:table-cell>
          <table:table-cell table:formula="of:=[.H163]/[.F163]-1" office:value-type="percentage" office:value="0.00392927308447932" calcext:value-type="percentage">
            <text:p>0.39%</text:p>
          </table:table-cell>
          <table:table-cell table:formula="of:=[.G163]/[.I163]-1" office:value-type="percentage" office:value="0.00396825396825395" calcext:value-type="percentage">
            <text:p>0.40%</text:p>
          </table:table-cell>
          <table:table-cell/>
          <table:table-cell office:value-type="string" calcext:value-type="string">
            <text:p>2016-08-25</text:p>
          </table:table-cell>
          <table:table-cell table:number-columns-repeated="4"/>
          <table:table-cell office:value-type="float" office:value="509.37793" calcext:value-type="float">
            <text:p>509.38</text:p>
          </table:table-cell>
          <table:table-cell table:formula="of:=[.T163]/[.$G163]" office:value-type="percentage" office:value="1.00667575098814" calcext:value-type="percentage">
            <text:p>100.7%</text:p>
          </table:table-cell>
          <table:table-cell/>
          <table:table-cell office:value-type="float" office:value="511.40662" calcext:value-type="float">
            <text:p>511.40662</text:p>
          </table:table-cell>
          <table:table-cell table:formula="of:=[.W163]/[.$G163]" office:value-type="percentage" office:value="1.01068501976285" calcext:value-type="percentage">
            <text:p>101.1%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16430" calcext:value-type="float">
            <text:p>16430</text:p>
          </table:table-cell>
          <table:table-cell office:value-type="float" office:value="16510" calcext:value-type="float">
            <text:p>16510</text:p>
          </table:table-cell>
          <table:table-cell office:value-type="float" office:value="539" calcext:value-type="float">
            <text:p>539</text:p>
          </table:table-cell>
          <table:table-cell office:value-type="float" office:value="535" calcext:value-type="float">
            <text:p>535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table:formula="of:=[.F165]/[.F164]-1" office:value-type="percentage" office:value="0.0218253968253967" calcext:value-type="percentage">
            <text:p>2.18%</text:p>
          </table:table-cell>
          <table:table-cell table:formula="of:=[.G164]/[.F164]-1" office:value-type="percentage" office:value="-0.00396825396825395" calcext:value-type="percentage">
            <text:p>-0.40%</text:p>
          </table:table-cell>
          <table:table-cell table:formula="of:=[.H164]/[.F164]-1" office:value-type="percentage" office:value="0.00595238095238093" calcext:value-type="percentage">
            <text:p>0.60%</text:p>
          </table:table-cell>
          <table:table-cell table:formula="of:=[.G164]/[.I164]-1" office:value-type="percentage" office:value="0.00199600798403199" calcext:value-type="percentage">
            <text:p>0.20%</text:p>
          </table:table-cell>
          <table:table-cell/>
          <table:table-cell office:value-type="string" calcext:value-type="string">
            <text:p>2016-08-26</text:p>
          </table:table-cell>
          <table:table-cell table:number-columns-repeated="4"/>
          <table:table-cell office:value-type="float" office:value="512.1269" calcext:value-type="float">
            <text:p>512.13</text:p>
          </table:table-cell>
          <table:table-cell table:formula="of:=[.T164]/[.$G164]" office:value-type="percentage" office:value="1.02017310756972" calcext:value-type="percentage">
            <text:p>102.0%</text:p>
          </table:table-cell>
          <table:table-cell/>
          <table:table-cell office:value-type="float" office:value="512.5272" calcext:value-type="float">
            <text:p>512.5272</text:p>
          </table:table-cell>
          <table:table-cell table:formula="of:=[.W164]/[.$G164]" office:value-type="percentage" office:value="1.02097051792829" calcext:value-type="percentage">
            <text:p>102.1%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16100" calcext:value-type="float">
            <text:p>16100</text:p>
          </table:table-cell>
          <table:table-cell office:value-type="float" office:value="16230" calcext:value-type="float">
            <text:p>16230</text:p>
          </table:table-cell>
          <table:table-cell office:value-type="float" office:value="515" calcext:value-type="float">
            <text:p>515</text:p>
          </table:table-cell>
          <table:table-cell office:value-type="float" office:value="524" calcext:value-type="float">
            <text:p>524</text:p>
          </table:table-cell>
          <table:table-cell office:value-type="float" office:value="515" calcext:value-type="float">
            <text:p>515</text:p>
          </table:table-cell>
          <table:table-cell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float" office:value="501" calcext:value-type="float">
            <text:p>501</text:p>
          </table:table-cell>
          <table:table-cell table:formula="of:=[.F166]/[.F165]-1" office:value-type="percentage" office:value="-0.025242718446602" calcext:value-type="percentage">
            <text:p>-2.52%</text:p>
          </table:table-cell>
          <table:table-cell table:formula="of:=[.G165]/[.F165]-1" office:value-type="percentage" office:value="-0.0155339805825243" calcext:value-type="percentage">
            <text:p>-1.55%</text:p>
          </table:table-cell>
          <table:table-cell table:formula="of:=[.H165]/[.F165]-1" office:value-type="percentage" office:value="0.00194174757281562" calcext:value-type="percentage">
            <text:p>0.19%</text:p>
          </table:table-cell>
          <table:table-cell table:formula="of:=[.G165]/[.I165]-1" office:value-type="percentage" office:value="0.0119760479041917" calcext:value-type="percentage">
            <text:p>1.20%</text:p>
          </table:table-cell>
          <table:table-cell/>
          <table:table-cell office:value-type="string" calcext:value-type="string">
            <text:p>2016-08-29</text:p>
          </table:table-cell>
          <table:table-cell table:number-columns-repeated="4"/>
          <table:table-cell office:value-type="float" office:value="504.23566" calcext:value-type="float">
            <text:p>504.24</text:p>
          </table:table-cell>
          <table:table-cell table:formula="of:=[.T165]/[.$G165]" office:value-type="percentage" office:value="0.99454765285996" calcext:value-type="percentage">
            <text:p>99.5%</text:p>
          </table:table-cell>
          <table:table-cell/>
          <table:table-cell office:value-type="float" office:value="511.44177" calcext:value-type="float">
            <text:p>511.44177</text:p>
          </table:table-cell>
          <table:table-cell table:formula="of:=[.W165]/[.$G165]" office:value-type="percentage" office:value="1.00876088757396" calcext:value-type="percentage">
            <text:p>100.9%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16470" calcext:value-type="float">
            <text:p>16470</text:p>
          </table:table-cell>
          <table:table-cell office:value-type="float" office:value="16400" calcext:value-type="float">
            <text:p>16400</text:p>
          </table:table-cell>
          <table:table-cell office:value-type="float" office:value="530" calcext:value-type="float">
            <text:p>530</text:p>
          </table:table-cell>
          <table:table-cell office:value-type="float" office:value="527" calcext:value-type="float">
            <text:p>527</text:p>
          </table:table-cell>
          <table:table-cell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table:formula="of:=[.F167]/[.F166]-1" office:value-type="percentage" office:value="0.0358565737051792" calcext:value-type="percentage">
            <text:p>3.59%</text:p>
          </table:table-cell>
          <table:table-cell table:formula="of:=[.G166]/[.F166]-1" office:value-type="percentage" office:value="0.0258964143426295" calcext:value-type="percentage">
            <text:p>2.59%</text:p>
          </table:table-cell>
          <table:table-cell table:formula="of:=[.H166]/[.F166]-1" office:value-type="percentage" office:value="0.0278884462151394" calcext:value-type="percentage">
            <text:p>2.79%</text:p>
          </table:table-cell>
          <table:table-cell table:formula="of:=[.G166]/[.I166]-1" office:value-type="percentage" office:value="0.0258964143426295" calcext:value-type="percentage">
            <text:p>2.59%</text:p>
          </table:table-cell>
          <table:table-cell/>
          <table:table-cell office:value-type="string" calcext:value-type="string">
            <text:p>2016-08-30</text:p>
          </table:table-cell>
          <table:table-cell table:number-columns-repeated="4"/>
          <table:table-cell office:value-type="float" office:value="513.4493" calcext:value-type="float">
            <text:p>513.45</text:p>
          </table:table-cell>
          <table:table-cell table:formula="of:=[.T166]/[.$G166]" office:value-type="percentage" office:value="0.996988932038835" calcext:value-type="percentage">
            <text:p>99.7%</text:p>
          </table:table-cell>
          <table:table-cell/>
          <table:table-cell office:value-type="float" office:value="516.2638" calcext:value-type="float">
            <text:p>516.2638</text:p>
          </table:table-cell>
          <table:table-cell table:formula="of:=[.W166]/[.$G166]" office:value-type="percentage" office:value="1.00245398058252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16520" calcext:value-type="float">
            <text:p>16520</text:p>
          </table:table-cell>
          <table:table-cell office:value-type="float" office:value="16790" calcext:value-type="float">
            <text:p>16790</text:p>
          </table:table-cell>
          <table:table-cell office:value-type="float" office:value="535" calcext:value-type="float">
            <text:p>535</text:p>
          </table:table-cell>
          <table:table-cell office:value-type="float" office:value="547" calcext:value-type="float">
            <text:p>547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17" calcext:value-type="float">
            <text:p>517</text:p>
          </table:table-cell>
          <table:table-cell table:formula="of:=[.F168]/[.F167]-1" office:value-type="percentage" office:value="0.0153846153846153" calcext:value-type="percentage">
            <text:p>1.54%</text:p>
          </table:table-cell>
          <table:table-cell table:formula="of:=[.G167]/[.F167]-1" office:value-type="percentage" office:value="0.00961538461538458" calcext:value-type="percentage">
            <text:p>0.96%</text:p>
          </table:table-cell>
          <table:table-cell table:formula="of:=[.H167]/[.F167]-1" office:value-type="percentage" office:value="0.0134615384615384" calcext:value-type="percentage">
            <text:p>1.35%</text:p>
          </table:table-cell>
          <table:table-cell table:formula="of:=[.G167]/[.I167]-1" office:value-type="percentage" office:value="0.0154738878143132" calcext:value-type="percentage">
            <text:p>1.55%</text:p>
          </table:table-cell>
          <table:table-cell/>
          <table:table-cell office:value-type="string" calcext:value-type="string">
            <text:p>2016-08-31</text:p>
          </table:table-cell>
          <table:table-cell table:number-columns-repeated="4"/>
          <table:table-cell office:value-type="float" office:value="517.1134" calcext:value-type="float">
            <text:p>517.11</text:p>
          </table:table-cell>
          <table:table-cell table:formula="of:=[.T167]/[.$G167]" office:value-type="percentage" office:value="0.984977904761905" calcext:value-type="percentage">
            <text:p>98.5%</text:p>
          </table:table-cell>
          <table:table-cell/>
          <table:table-cell office:value-type="float" office:value="518.0874" calcext:value-type="float">
            <text:p>518.0874</text:p>
          </table:table-cell>
          <table:table-cell table:formula="of:=[.W167]/[.$G167]" office:value-type="percentage" office:value="0.986833142857143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16750" calcext:value-type="float">
            <text:p>16750</text:p>
          </table:table-cell>
          <table:table-cell office:value-type="float" office:value="16770" calcext:value-type="float">
            <text:p>16770</text:p>
          </table:table-cell>
          <table:table-cell office:value-type="float" office:value="539" calcext:value-type="float">
            <text:p>539</text:p>
          </table:table-cell>
          <table:table-cell office:value-type="float" office:value="545" calcext:value-type="float">
            <text:p>545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22" calcext:value-type="float">
            <text:p>522</text:p>
          </table:table-cell>
          <table:table-cell table:formula="of:=[.F169]/[.F168]-1" office:value-type="percentage" office:value="-0.0132575757575758" calcext:value-type="percentage">
            <text:p>-1.33%</text:p>
          </table:table-cell>
          <table:table-cell table:formula="of:=[.G168]/[.F168]-1" office:value-type="percentage" office:value="-0.00189393939393945" calcext:value-type="percentage">
            <text:p>-0.19%</text:p>
          </table:table-cell>
          <table:table-cell table:formula="of:=[.H168]/[.F168]-1" office:value-type="percentage" office:value="0.0037878787878789" calcext:value-type="percentage">
            <text:p>0.38%</text:p>
          </table:table-cell>
          <table:table-cell table:formula="of:=[.G168]/[.I168]-1" office:value-type="percentage" office:value="0.00957854406130276" calcext:value-type="percentage">
            <text:p>0.96%</text:p>
          </table:table-cell>
          <table:table-cell/>
          <table:table-cell office:value-type="string" calcext:value-type="string">
            <text:p>2016-09-01</text:p>
          </table:table-cell>
          <table:table-cell table:number-columns-repeated="4"/>
          <table:table-cell office:value-type="float" office:value="529.4857" calcext:value-type="float">
            <text:p>529.49</text:p>
          </table:table-cell>
          <table:table-cell table:formula="of:=[.T168]/[.$G168]" office:value-type="percentage" office:value="1.00471669829222" calcext:value-type="percentage">
            <text:p>100.5%</text:p>
          </table:table-cell>
          <table:table-cell/>
          <table:table-cell office:value-type="float" office:value="528.04785" calcext:value-type="float">
            <text:p>528.04785</text:p>
          </table:table-cell>
          <table:table-cell table:formula="of:=[.W168]/[.$G168]" office:value-type="percentage" office:value="1.00198833017078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16700" calcext:value-type="float">
            <text:p>16700</text:p>
          </table:table-cell>
          <table:table-cell office:value-type="float" office:value="16660" calcext:value-type="float">
            <text:p>16660</text:p>
          </table:table-cell>
          <table:table-cell office:value-type="float" office:value="553" calcext:value-type="float">
            <text:p>553</text:p>
          </table:table-cell>
          <table:table-cell office:value-type="float" office:value="552" calcext:value-type="float">
            <text:p>552</text:p>
          </table:table-cell>
          <table:table-cell office:value-type="float" office:value="521" calcext:value-type="float">
            <text:p>521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18" calcext:value-type="float">
            <text:p>518</text:p>
          </table:table-cell>
          <table:table-cell table:formula="of:=[.F170]/[.F169]-1" office:value-type="percentage" office:value="0.0268714011516316" calcext:value-type="percentage">
            <text:p>2.69%</text:p>
          </table:table-cell>
          <table:table-cell table:formula="of:=[.G169]/[.F169]-1" office:value-type="percentage" office:value="0.0134357005758157" calcext:value-type="percentage">
            <text:p>1.34%</text:p>
          </table:table-cell>
          <table:table-cell table:formula="of:=[.H169]/[.F169]-1" office:value-type="percentage" office:value="0.0153550863723608" calcext:value-type="percentage">
            <text:p>1.54%</text:p>
          </table:table-cell>
          <table:table-cell table:formula="of:=[.G169]/[.I169]-1" office:value-type="percentage" office:value="0.0193050193050193" calcext:value-type="percentage">
            <text:p>1.93%</text:p>
          </table:table-cell>
          <table:table-cell/>
          <table:table-cell office:value-type="string" calcext:value-type="string">
            <text:p>2016-09-02</text:p>
          </table:table-cell>
          <table:table-cell table:number-columns-repeated="4"/>
          <table:table-cell office:value-type="float" office:value="527.1898" calcext:value-type="float">
            <text:p>527.19</text:p>
          </table:table-cell>
          <table:table-cell table:formula="of:=[.T169]/[.$G169]" office:value-type="percentage" office:value="0.99846553030303" calcext:value-type="percentage">
            <text:p>99.8%</text:p>
          </table:table-cell>
          <table:table-cell/>
          <table:table-cell office:value-type="float" office:value="530.87274" calcext:value-type="float">
            <text:p>530.87274</text:p>
          </table:table-cell>
          <table:table-cell table:formula="of:=[.W169]/[.$G169]" office:value-type="percentage" office:value="1.00544079545455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16750" calcext:value-type="float">
            <text:p>16750</text:p>
          </table:table-cell>
          <table:table-cell office:value-type="float" office:value="16410" calcext:value-type="float">
            <text:p>16410</text:p>
          </table:table-cell>
          <table:table-cell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532" calcext:value-type="float">
            <text:p>532</text:p>
          </table:table-cell>
          <table:table-cell table:formula="of:=[.F171]/[.F170]-1" office:value-type="percentage" office:value="0.00373831775700939" calcext:value-type="percentage">
            <text:p>0.37%</text:p>
          </table:table-cell>
          <table:table-cell table:formula="of:=[.G170]/[.F170]-1" office:value-type="percentage" office:value="0" calcext:value-type="percentage">
            <text:p>0.00%</text:p>
          </table:table-cell>
          <table:table-cell table:formula="of:=[.H170]/[.F170]-1" office:value-type="percentage" office:value="0.0186915887850467" calcext:value-type="percentage">
            <text:p>1.87%</text:p>
          </table:table-cell>
          <table:table-cell table:formula="of:=[.G170]/[.I170]-1" office:value-type="percentage" office:value="0.005639097744361" calcext:value-type="percentage">
            <text:p>0.56%</text:p>
          </table:table-cell>
          <table:table-cell/>
          <table:table-cell office:value-type="string" calcext:value-type="string">
            <text:p>2016-09-05</text:p>
          </table:table-cell>
          <table:table-cell table:number-columns-repeated="4"/>
          <table:table-cell office:value-type="float" office:value="530.668" calcext:value-type="float">
            <text:p>530.67</text:p>
          </table:table-cell>
          <table:table-cell table:formula="of:=[.T170]/[.$G170]" office:value-type="percentage" office:value="0.991902803738318" calcext:value-type="percentage">
            <text:p>99.2%</text:p>
          </table:table-cell>
          <table:table-cell/>
          <table:table-cell office:value-type="float" office:value="529.8333" calcext:value-type="float">
            <text:p>529.8333</text:p>
          </table:table-cell>
          <table:table-cell table:formula="of:=[.W170]/[.$G170]" office:value-type="percentage" office:value="0.99034261682243" calcext:value-type="percentage">
            <text:p>99.0%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16220" calcext:value-type="float">
            <text:p>16220</text:p>
          </table:table-cell>
          <table:table-cell office:value-type="float" office:value="16460" calcext:value-type="float">
            <text:p>16460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37" calcext:value-type="float">
            <text:p>537</text:p>
          </table:table-cell>
          <table:table-cell office:value-type="float" office:value="536" calcext:value-type="float">
            <text:p>536</text:p>
          </table:table-cell>
          <table:table-cell office:value-type="float" office:value="548" calcext:value-type="float">
            <text:p>548</text:p>
          </table:table-cell>
          <table:table-cell office:value-type="float" office:value="534" calcext:value-type="float">
            <text:p>534</text:p>
          </table:table-cell>
          <table:table-cell table:formula="of:=[.F172]/[.F171]-1" office:value-type="percentage" office:value="-0.0316573556797021" calcext:value-type="percentage">
            <text:p>-3.17%</text:p>
          </table:table-cell>
          <table:table-cell table:formula="of:=[.G171]/[.F171]-1" office:value-type="percentage" office:value="-0.0018621973929237" calcext:value-type="percentage">
            <text:p>-0.19%</text:p>
          </table:table-cell>
          <table:table-cell table:formula="of:=[.H171]/[.F171]-1" office:value-type="percentage" office:value="0.0204841713221602" calcext:value-type="percentage">
            <text:p>2.05%</text:p>
          </table:table-cell>
          <table:table-cell table:formula="of:=[.G171]/[.I171]-1" office:value-type="percentage" office:value="0.00374531835205993" calcext:value-type="percentage">
            <text:p>0.37%</text:p>
          </table:table-cell>
          <table:table-cell/>
          <table:table-cell office:value-type="string" calcext:value-type="string">
            <text:p>2016-09-06</text:p>
          </table:table-cell>
          <table:table-cell table:number-columns-repeated="4"/>
          <table:table-cell office:value-type="float" office:value="536.6709" calcext:value-type="float">
            <text:p>536.67</text:p>
          </table:table-cell>
          <table:table-cell table:formula="of:=[.T171]/[.$G171]" office:value-type="percentage" office:value="1.00125167910448" calcext:value-type="percentage">
            <text:p>100.1%</text:p>
          </table:table-cell>
          <table:table-cell/>
          <table:table-cell office:value-type="float" office:value="537.58203" calcext:value-type="float">
            <text:p>537.58203</text:p>
          </table:table-cell>
          <table:table-cell table:formula="of:=[.W171]/[.$G171]" office:value-type="percentage" office:value="1.00295154850746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16380" calcext:value-type="float">
            <text:p>16380</text:p>
          </table:table-cell>
          <table:table-cell office:value-type="float" office:value="16370" calcext:value-type="float">
            <text:p>1637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15" calcext:value-type="float">
            <text:p>515</text:p>
          </table:table-cell>
          <table:table-cell table:formula="of:=[.F173]/[.F172]-1" office:value-type="percentage" office:value="0.0269230769230768" calcext:value-type="percentage">
            <text:p>2.69%</text:p>
          </table:table-cell>
          <table:table-cell table:formula="of:=[.G172]/[.F172]-1" office:value-type="percentage" office:value="0.023076923076923" calcext:value-type="percentage">
            <text:p>2.31%</text:p>
          </table:table-cell>
          <table:table-cell table:formula="of:=[.H172]/[.F172]-1" office:value-type="percentage" office:value="0.023076923076923" calcext:value-type="percentage">
            <text:p>2.31%</text:p>
          </table:table-cell>
          <table:table-cell table:formula="of:=[.G172]/[.I172]-1" office:value-type="percentage" office:value="0.033009708737864" calcext:value-type="percentage">
            <text:p>3.30%</text:p>
          </table:table-cell>
          <table:table-cell/>
          <table:table-cell office:value-type="string" calcext:value-type="string">
            <text:p>2016-09-07</text:p>
          </table:table-cell>
          <table:table-cell table:number-columns-repeated="4"/>
          <table:table-cell office:value-type="float" office:value="539.16296" calcext:value-type="float">
            <text:p>539.16</text:p>
          </table:table-cell>
          <table:table-cell table:formula="of:=[.T172]/[.$G172]" office:value-type="percentage" office:value="1.01346421052632" calcext:value-type="percentage">
            <text:p>101.3%</text:p>
          </table:table-cell>
          <table:table-cell/>
          <table:table-cell office:value-type="float" office:value="537.4051" calcext:value-type="float">
            <text:p>537.4051</text:p>
          </table:table-cell>
          <table:table-cell table:formula="of:=[.W172]/[.$G172]" office:value-type="percentage" office:value="1.01015996240602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15950" calcext:value-type="float">
            <text:p>15950</text:p>
          </table:table-cell>
          <table:table-cell office:value-type="float" office:value="16040" calcext:value-type="float">
            <text:p>16040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34" calcext:value-type="float">
            <text:p>534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table:formula="of:=[.F174]/[.F173]-1" office:value-type="percentage" office:value="-0.00936329588014984" calcext:value-type="percentage">
            <text:p>-0.94%</text:p>
          </table:table-cell>
          <table:table-cell table:formula="of:=[.G173]/[.F173]-1" office:value-type="percentage" office:value="-0.00936329588014984" calcext:value-type="percentage">
            <text:p>-0.94%</text:p>
          </table:table-cell>
          <table:table-cell table:formula="of:=[.H173]/[.F173]-1" office:value-type="percentage" office:value="0.00187265917602986" calcext:value-type="percentage">
            <text:p>0.19%</text:p>
          </table:table-cell>
          <table:table-cell table:formula="of:=[.G173]/[.I173]-1" office:value-type="percentage" office:value="0.0173076923076922" calcext:value-type="percentage">
            <text:p>1.73%</text:p>
          </table:table-cell>
          <table:table-cell/>
          <table:table-cell office:value-type="string" calcext:value-type="string">
            <text:p>2016-09-08</text:p>
          </table:table-cell>
          <table:table-cell table:number-columns-repeated="4"/>
          <table:table-cell office:value-type="float" office:value="526.3756" calcext:value-type="float">
            <text:p>526.38</text:p>
          </table:table-cell>
          <table:table-cell table:formula="of:=[.T173]/[.$G173]" office:value-type="percentage" office:value="0.995038941398866" calcext:value-type="percentage">
            <text:p>99.5%</text:p>
          </table:table-cell>
          <table:table-cell/>
          <table:table-cell office:value-type="float" office:value="534.588" calcext:value-type="float">
            <text:p>534.588</text:p>
          </table:table-cell>
          <table:table-cell table:formula="of:=[.W173]/[.$G173]" office:value-type="percentage" office:value="1.01056332703214" calcext:value-type="percentage">
            <text:p>101.1%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16010" calcext:value-type="float">
            <text:p>16010</text:p>
          </table:table-cell>
          <table:table-cell office:value-type="float" office:value="16100" calcext:value-type="float">
            <text:p>16100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529" calcext:value-type="float">
            <text:p>529</text:p>
          </table:table-cell>
          <table:table-cell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table:formula="of:=[.F175]/[.F174]-1" office:value-type="percentage" office:value="0.0113421550094519" calcext:value-type="percentage">
            <text:p>1.13%</text:p>
          </table:table-cell>
          <table:table-cell table:formula="of:=[.G174]/[.F174]-1" office:value-type="percentage" office:value="0.00756143667296794" calcext:value-type="percentage">
            <text:p>0.76%</text:p>
          </table:table-cell>
          <table:table-cell table:formula="of:=[.H174]/[.F174]-1" office:value-type="percentage" office:value="0.0151228733459357" calcext:value-type="percentage">
            <text:p>1.51%</text:p>
          </table:table-cell>
          <table:table-cell table:formula="of:=[.G174]/[.I174]-1" office:value-type="percentage" office:value="0.0133079847908746" calcext:value-type="percentage">
            <text:p>1.33%</text:p>
          </table:table-cell>
          <table:table-cell/>
          <table:table-cell office:value-type="string" calcext:value-type="string">
            <text:p>2016-09-09</text:p>
          </table:table-cell>
          <table:table-cell table:number-columns-repeated="4"/>
          <table:table-cell office:value-type="float" office:value="529.8417" calcext:value-type="float">
            <text:p>529.84</text:p>
          </table:table-cell>
          <table:table-cell table:formula="of:=[.T174]/[.$G174]" office:value-type="percentage" office:value="0.994074484052533" calcext:value-type="percentage">
            <text:p>99.4%</text:p>
          </table:table-cell>
          <table:table-cell/>
          <table:table-cell office:value-type="float" office:value="532.6636" calcext:value-type="float">
            <text:p>532.6636</text:p>
          </table:table-cell>
          <table:table-cell table:formula="of:=[.W174]/[.$G174]" office:value-type="percentage" office:value="0.999368855534709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16200" calcext:value-type="float">
            <text:p>16200</text:p>
          </table:table-cell>
          <table:table-cell office:value-type="float" office:value="16050" calcext:value-type="float">
            <text:p>16050</text:p>
          </table:table-cell>
          <table:table-cell office:value-type="float" office:value="544" calcext:value-type="float">
            <text:p>544</text:p>
          </table:table-cell>
          <table:table-cell office:value-type="float" office:value="547" calcext:value-type="float">
            <text:p>547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office:value-type="float" office:value="541" calcext:value-type="float">
            <text:p>541</text:p>
          </table:table-cell>
          <table:table-cell office:value-type="float" office:value="524" calcext:value-type="float">
            <text:p>524</text:p>
          </table:table-cell>
          <table:table-cell table:formula="of:=[.F176]/[.F175]-1" office:value-type="percentage" office:value="-0.00747663551401867" calcext:value-type="percentage">
            <text:p>-0.75%</text:p>
          </table:table-cell>
          <table:table-cell table:formula="of:=[.G175]/[.F175]-1" office:value-type="percentage" office:value="-0.0130841121495328" calcext:value-type="percentage">
            <text:p>-1.31%</text:p>
          </table:table-cell>
          <table:table-cell table:formula="of:=[.H175]/[.F175]-1" office:value-type="percentage" office:value="0.011214953271028" calcext:value-type="percentage">
            <text:p>1.12%</text:p>
          </table:table-cell>
          <table:table-cell table:formula="of:=[.G175]/[.I175]-1" office:value-type="percentage" office:value="0.00763358778625944" calcext:value-type="percentage">
            <text:p>0.76%</text:p>
          </table:table-cell>
          <table:table-cell/>
          <table:table-cell office:value-type="string" calcext:value-type="string">
            <text:p>2016-09-12</text:p>
          </table:table-cell>
          <table:table-cell table:number-columns-repeated="4"/>
          <table:table-cell office:value-type="float" office:value="530.23016" calcext:value-type="float">
            <text:p>530.23</text:p>
          </table:table-cell>
          <table:table-cell table:formula="of:=[.T175]/[.$G175]" office:value-type="percentage" office:value="1.00422378787879" calcext:value-type="percentage">
            <text:p>100.4%</text:p>
          </table:table-cell>
          <table:table-cell/>
          <table:table-cell office:value-type="float" office:value="535.03406" calcext:value-type="float">
            <text:p>535.03406</text:p>
          </table:table-cell>
          <table:table-cell table:formula="of:=[.W175]/[.$G175]" office:value-type="percentage" office:value="1.01332208333333" calcext:value-type="percentage">
            <text:p>101.3%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office:value-type="float" office:value="16140" calcext:value-type="float">
            <text:p>16140</text:p>
          </table:table-cell>
          <table:table-cell office:value-type="float" office:value="16080" calcext:value-type="float">
            <text:p>16080</text:p>
          </table:table-cell>
          <table:table-cell office:value-type="float" office:value="554" calcext:value-type="float">
            <text:p>554</text:p>
          </table:table-cell>
          <table:table-cell office:value-type="float" office:value="542" calcext:value-type="float">
            <text:p>542</text:p>
          </table:table-cell>
          <table:table-cell office:value-type="float" office:value="531" calcext:value-type="float">
            <text:p>531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  <table:table-cell table:formula="of:=[.F177]/[.F176]-1" office:value-type="percentage" office:value="-0.0131826741996234" calcext:value-type="percentage">
            <text:p>-1.32%</text:p>
          </table:table-cell>
          <table:table-cell table:formula="of:=[.G176]/[.F176]-1" office:value-type="percentage" office:value="-0.00564971751412424" calcext:value-type="percentage">
            <text:p>-0.56%</text:p>
          </table:table-cell>
          <table:table-cell table:formula="of:=[.H176]/[.F176]-1" office:value-type="percentage" office:value="0.0112994350282485" calcext:value-type="percentage">
            <text:p>1.13%</text:p>
          </table:table-cell>
          <table:table-cell table:formula="of:=[.G176]/[.I176]-1" office:value-type="percentage" office:value="0.00189753320683117" calcext:value-type="percentage">
            <text:p>0.19%</text:p>
          </table:table-cell>
          <table:table-cell/>
          <table:table-cell office:value-type="string" calcext:value-type="string">
            <text:p>2016-09-13</text:p>
          </table:table-cell>
          <table:table-cell table:number-columns-repeated="4"/>
          <table:table-cell office:value-type="float" office:value="530.32935" calcext:value-type="float">
            <text:p>530.33</text:p>
          </table:table-cell>
          <table:table-cell table:formula="of:=[.T176]/[.$G176]" office:value-type="percentage" office:value="1.00441164772727" calcext:value-type="percentage">
            <text:p>100.4%</text:p>
          </table:table-cell>
          <table:table-cell/>
          <table:table-cell office:value-type="float" office:value="533.1689" calcext:value-type="float">
            <text:p>533.1689</text:p>
          </table:table-cell>
          <table:table-cell table:formula="of:=[.W176]/[.$G176]" office:value-type="percentage" office:value="1.00978958333333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16130" calcext:value-type="float">
            <text:p>16130</text:p>
          </table:table-cell>
          <table:table-cell office:value-type="float" office:value="16340" calcext:value-type="float">
            <text:p>16340</text:p>
          </table:table-cell>
          <table:table-cell office:value-type="float" office:value="548" calcext:value-type="float">
            <text:p>548</text:p>
          </table:table-cell>
          <table:table-cell office:value-type="float" office:value="554" calcext:value-type="float">
            <text:p>554</text:p>
          </table:table-cell>
          <table:table-cell office:value-type="float" office:value="524" calcext:value-type="float">
            <text:p>524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20" calcext:value-type="float">
            <text:p>520</text:p>
          </table:table-cell>
          <table:table-cell table:formula="of:=[.F178]/[.F177]-1" office:value-type="percentage" office:value="-0.00763358778625956" calcext:value-type="percentage">
            <text:p>-0.76%</text:p>
          </table:table-cell>
          <table:table-cell table:formula="of:=[.G177]/[.F177]-1" office:value-type="percentage" office:value="-0.00381679389312972" calcext:value-type="percentage">
            <text:p>-0.38%</text:p>
          </table:table-cell>
          <table:table-cell table:formula="of:=[.H177]/[.F177]-1" office:value-type="percentage" office:value="0.00572519083969469" calcext:value-type="percentage">
            <text:p>0.57%</text:p>
          </table:table-cell>
          <table:table-cell table:formula="of:=[.G177]/[.I177]-1" office:value-type="percentage" office:value="0.00384615384615383" calcext:value-type="percentage">
            <text:p>0.38%</text:p>
          </table:table-cell>
          <table:table-cell/>
          <table:table-cell office:value-type="string" calcext:value-type="string">
            <text:p>2016-09-14</text:p>
          </table:table-cell>
          <table:table-cell table:number-columns-repeated="4"/>
          <table:table-cell office:value-type="float" office:value="529.5648" calcext:value-type="float">
            <text:p>529.56</text:p>
          </table:table-cell>
          <table:table-cell table:formula="of:=[.T177]/[.$G177]" office:value-type="percentage" office:value="1.01449195402299" calcext:value-type="percentage">
            <text:p>101.4%</text:p>
          </table:table-cell>
          <table:table-cell/>
          <table:table-cell office:value-type="float" office:value="532.1902" calcext:value-type="float">
            <text:p>532.1902</text:p>
          </table:table-cell>
          <table:table-cell table:formula="of:=[.W177]/[.$G177]" office:value-type="percentage" office:value="1.0195214559387" calcext:value-type="percentage">
            <text:p>102.0%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16190" calcext:value-type="float">
            <text:p>16190</text:p>
          </table:table-cell>
          <table:table-cell office:value-type="float" office:value="16120" calcext:value-type="float">
            <text:p>16120</text:p>
          </table:table-cell>
          <table:table-cell office:value-type="float" office:value="528" calcext:value-type="float">
            <text:p>528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table:formula="of:=[.F179]/[.F178]-1" office:value-type="percentage" office:value="0.0153846153846153" calcext:value-type="percentage">
            <text:p>1.54%</text:p>
          </table:table-cell>
          <table:table-cell table:formula="of:=[.G178]/[.F178]-1" office:value-type="percentage" office:value="0.0115384615384615" calcext:value-type="percentage">
            <text:p>1.15%</text:p>
          </table:table-cell>
          <table:table-cell table:formula="of:=[.H178]/[.F178]-1" office:value-type="percentage" office:value="0.0134615384615384" calcext:value-type="percentage">
            <text:p>1.35%</text:p>
          </table:table-cell>
          <table:table-cell table:formula="of:=[.G178]/[.I178]-1" office:value-type="percentage" office:value="0.0154440154440154" calcext:value-type="percentage">
            <text:p>1.54%</text:p>
          </table:table-cell>
          <table:table-cell/>
          <table:table-cell office:value-type="string" calcext:value-type="string">
            <text:p>2016-09-15</text:p>
          </table:table-cell>
          <table:table-cell table:number-columns-repeated="4"/>
          <table:table-cell office:value-type="float" office:value="525.0201" calcext:value-type="float">
            <text:p>525.02</text:p>
          </table:table-cell>
          <table:table-cell table:formula="of:=[.T178]/[.$G178]" office:value-type="percentage" office:value="0.998137072243346" calcext:value-type="percentage">
            <text:p>99.8%</text:p>
          </table:table-cell>
          <table:table-cell/>
          <table:table-cell office:value-type="float" office:value="529.44006" calcext:value-type="float">
            <text:p>529.44006</text:p>
          </table:table-cell>
          <table:table-cell table:formula="of:=[.W178]/[.$G178]" office:value-type="percentage" office:value="1.00654003802281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16510" calcext:value-type="float">
            <text:p>16510</text:p>
          </table:table-cell>
          <table:table-cell office:value-type="float" office:value="16600" calcext:value-type="float">
            <text:p>16600</text:p>
          </table:table-cell>
          <table:table-cell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float" office:value="528" calcext:value-type="float">
            <text:p>528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  <table:table-cell table:formula="of:=[.F180]/[.F179]-1" office:value-type="percentage" office:value="-0.0151515151515151" calcext:value-type="percentage">
            <text:p>-1.52%</text:p>
          </table:table-cell>
          <table:table-cell table:formula="of:=[.G179]/[.F179]-1" office:value-type="percentage" office:value="-0.00757575757575757" calcext:value-type="percentage">
            <text:p>-0.76%</text:p>
          </table:table-cell>
          <table:table-cell table:formula="of:=[.H179]/[.F179]-1" office:value-type="percentage" office:value="0.00189393939393945" calcext:value-type="percentage">
            <text:p>0.19%</text:p>
          </table:table-cell>
          <table:table-cell table:formula="of:=[.G179]/[.I179]-1" office:value-type="percentage" office:value="0.00769230769230767" calcext:value-type="percentage">
            <text:p>0.77%</text:p>
          </table:table-cell>
          <table:table-cell/>
          <table:table-cell office:value-type="string" calcext:value-type="string">
            <text:p>2016-09-16</text:p>
          </table:table-cell>
          <table:table-cell table:number-columns-repeated="4"/>
          <table:table-cell office:value-type="float" office:value="523.386" calcext:value-type="float">
            <text:p>523.39</text:p>
          </table:table-cell>
          <table:table-cell table:formula="of:=[.T179]/[.$G179]" office:value-type="percentage" office:value="0.998828244274809" calcext:value-type="percentage">
            <text:p>99.9%</text:p>
          </table:table-cell>
          <table:table-cell/>
          <table:table-cell office:value-type="float" office:value="527.8847" calcext:value-type="float">
            <text:p>527.8847</text:p>
          </table:table-cell>
          <table:table-cell table:formula="of:=[.W179]/[.$G179]" office:value-type="percentage" office:value="1.00741354961832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16750" calcext:value-type="float">
            <text:p>16750</text:p>
          </table:table-cell>
          <table:table-cell office:value-type="float" office:value="16620" calcext:value-type="float">
            <text:p>16620</text:p>
          </table:table-cell>
          <table:table-cell office:value-type="float" office:value="565" calcext:value-type="float">
            <text:p>565</text:p>
          </table:table-cell>
          <table:table-cell office:value-type="float" office:value="557" calcext:value-type="float">
            <text:p>557</text:p>
          </table:table-cell>
          <table:table-cell office:value-type="float" office:value="520" calcext:value-type="float">
            <text:p>520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table:formula="of:=[.F181]/[.F180]-1" office:value-type="percentage" office:value="0.0307692307692307" calcext:value-type="percentage">
            <text:p>3.08%</text:p>
          </table:table-cell>
          <table:table-cell table:formula="of:=[.G180]/[.F180]-1" office:value-type="percentage" office:value="0.0307692307692307" calcext:value-type="percentage">
            <text:p>3.08%</text:p>
          </table:table-cell>
          <table:table-cell table:formula="of:=[.H180]/[.F180]-1" office:value-type="percentage" office:value="0.0346153846153847" calcext:value-type="percentage">
            <text:p>3.46%</text:p>
          </table:table-cell>
          <table:table-cell table:formula="of:=[.G180]/[.I180]-1" office:value-type="percentage" office:value="0.0327552986512525" calcext:value-type="percentage">
            <text:p>3.28%</text:p>
          </table:table-cell>
          <table:table-cell/>
          <table:table-cell office:value-type="string" calcext:value-type="string">
            <text:p>2016-09-20</text:p>
          </table:table-cell>
          <table:table-cell table:number-columns-repeated="4"/>
          <table:table-cell office:value-type="float" office:value="525.8707" calcext:value-type="float">
            <text:p>525.87</text:p>
          </table:table-cell>
          <table:table-cell table:formula="of:=[.T180]/[.$G180]" office:value-type="percentage" office:value="0.981102052238806" calcext:value-type="percentage">
            <text:p>98.1%</text:p>
          </table:table-cell>
          <table:table-cell/>
          <table:table-cell office:value-type="float" office:value="529.20703" calcext:value-type="float">
            <text:p>529.20703</text:p>
          </table:table-cell>
          <table:table-cell table:formula="of:=[.W180]/[.$G180]" office:value-type="percentage" office:value="0.987326548507463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16480" calcext:value-type="float">
            <text:p>16480</text:p>
          </table:table-cell>
          <table:table-cell office:value-type="float" office:value="16540" calcext:value-type="float">
            <text:p>16540</text:p>
          </table:table-cell>
          <table:table-cell office:value-type="float" office:value="564" calcext:value-type="float">
            <text:p>564</text:p>
          </table:table-cell>
          <table:table-cell office:value-type="float" office:value="547" calcext:value-type="float">
            <text:p>547</text:p>
          </table:table-cell>
          <table:table-cell office:value-type="float" office:value="536" calcext:value-type="float">
            <text:p>536</text:p>
          </table:table-cell>
          <table:table-cell office:value-type="float" office:value="547" calcext:value-type="float">
            <text:p>54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table:formula="of:=[.F182]/[.F181]-1" office:value-type="percentage" office:value="0.0130597014925373" calcext:value-type="percentage">
            <text:p>1.31%</text:p>
          </table:table-cell>
          <table:table-cell table:formula="of:=[.G181]/[.F181]-1" office:value-type="percentage" office:value="0.0205223880597014" calcext:value-type="percentage">
            <text:p>2.05%</text:p>
          </table:table-cell>
          <table:table-cell table:formula="of:=[.H181]/[.F181]-1" office:value-type="percentage" office:value="0.0317164179104477" calcext:value-type="percentage">
            <text:p>3.17%</text:p>
          </table:table-cell>
          <table:table-cell table:formula="of:=[.G181]/[.I181]-1" office:value-type="percentage" office:value="0.0301318267419963" calcext:value-type="percentage">
            <text:p>3.01%</text:p>
          </table:table-cell>
          <table:table-cell/>
          <table:table-cell office:value-type="string" calcext:value-type="string">
            <text:p>2016-09-21</text:p>
          </table:table-cell>
          <table:table-cell table:number-columns-repeated="4"/>
          <table:table-cell office:value-type="float" office:value="533.55804" calcext:value-type="float">
            <text:p>533.56</text:p>
          </table:table-cell>
          <table:table-cell table:formula="of:=[.T181]/[.$G181]" office:value-type="percentage" office:value="0.975426032906764" calcext:value-type="percentage">
            <text:p>97.5%</text:p>
          </table:table-cell>
          <table:table-cell/>
          <table:table-cell office:value-type="float" office:value="535.47217" calcext:value-type="float">
            <text:p>535.47217</text:p>
          </table:table-cell>
          <table:table-cell table:formula="of:=[.W181]/[.$G181]" office:value-type="percentage" office:value="0.978925356489945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16610" calcext:value-type="float">
            <text:p>16610</text:p>
          </table:table-cell>
          <table:table-cell office:value-type="float" office:value="16670" calcext:value-type="float">
            <text:p>16670</text:p>
          </table:table-cell>
          <table:table-cell office:value-type="float" office:value="535" calcext:value-type="float">
            <text:p>535</text:p>
          </table:table-cell>
          <table:table-cell office:value-type="float" office:value="555" calcext:value-type="float">
            <text:p>555</text:p>
          </table:table-cell>
          <table:table-cell office:value-type="float" office:value="543" calcext:value-type="float">
            <text:p>543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  <table:table-cell table:formula="of:=[.F183]/[.F182]-1" office:value-type="percentage" office:value="-0.0128913443830571" calcext:value-type="percentage">
            <text:p>-1.29%</text:p>
          </table:table-cell>
          <table:table-cell table:formula="of:=[.G182]/[.F182]-1" office:value-type="percentage" office:value="-0.00736648250460403" calcext:value-type="percentage">
            <text:p>-0.74%</text:p>
          </table:table-cell>
          <table:table-cell table:formula="of:=[.H182]/[.F182]-1" office:value-type="percentage" office:value="0.00736648250460403" calcext:value-type="percentage">
            <text:p>0.74%</text:p>
          </table:table-cell>
          <table:table-cell table:formula="of:=[.G182]/[.I182]-1" office:value-type="percentage" office:value="0.0112570356472796" calcext:value-type="percentage">
            <text:p>1.13%</text:p>
          </table:table-cell>
          <table:table-cell/>
          <table:table-cell office:value-type="string" calcext:value-type="string">
            <text:p>2016-09-23</text:p>
          </table:table-cell>
          <table:table-cell table:number-columns-repeated="4"/>
          <table:table-cell office:value-type="float" office:value="552.9055" calcext:value-type="float">
            <text:p>552.91</text:p>
          </table:table-cell>
          <table:table-cell table:formula="of:=[.T182]/[.$G182]" office:value-type="percentage" office:value="1.0257987012987" calcext:value-type="percentage">
            <text:p>102.6%</text:p>
          </table:table-cell>
          <table:table-cell/>
          <table:table-cell office:value-type="float" office:value="543.3674" calcext:value-type="float">
            <text:p>543.3674</text:p>
          </table:table-cell>
          <table:table-cell table:formula="of:=[.W182]/[.$G182]" office:value-type="percentage" office:value="1.00810278293135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16690" calcext:value-type="float">
            <text:p>16690</text:p>
          </table:table-cell>
          <table:table-cell office:value-type="float" office:value="16740" calcext:value-type="float">
            <text:p>16740</text:p>
          </table:table-cell>
          <table:table-cell office:value-type="float" office:value="543" calcext:value-type="float">
            <text:p>543</text:p>
          </table:table-cell>
          <table:table-cell office:value-type="float" office:value="541" calcext:value-type="float">
            <text:p>541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table:formula="of:=[.F184]/[.F183]-1" office:value-type="percentage" office:value="-0.0111940298507462" calcext:value-type="percentage">
            <text:p>-1.12%</text:p>
          </table:table-cell>
          <table:table-cell table:formula="of:=[.G183]/[.F183]-1" office:value-type="percentage" office:value="0.00559701492537323" calcext:value-type="percentage">
            <text:p>0.56%</text:p>
          </table:table-cell>
          <table:table-cell table:formula="of:=[.H183]/[.F183]-1" office:value-type="percentage" office:value="0.0130597014925373" calcext:value-type="percentage">
            <text:p>1.31%</text:p>
          </table:table-cell>
          <table:table-cell table:formula="of:=[.G183]/[.I183]-1" office:value-type="percentage" office:value="0.00747663551401878" calcext:value-type="percentage">
            <text:p>0.75%</text:p>
          </table:table-cell>
          <table:table-cell/>
          <table:table-cell office:value-type="string" calcext:value-type="string">
            <text:p>2016-09-26</text:p>
          </table:table-cell>
          <table:table-cell table:number-columns-repeated="4"/>
          <table:table-cell office:value-type="float" office:value="536.5148" calcext:value-type="float">
            <text:p>536.51</text:p>
          </table:table-cell>
          <table:table-cell table:formula="of:=[.T183]/[.$G183]" office:value-type="percentage" office:value="0.995389239332097" calcext:value-type="percentage">
            <text:p>99.5%</text:p>
          </table:table-cell>
          <table:table-cell/>
          <table:table-cell office:value-type="float" office:value="536.9175" calcext:value-type="float">
            <text:p>536.9175</text:p>
          </table:table-cell>
          <table:table-cell table:formula="of:=[.W183]/[.$G183]" office:value-type="percentage" office:value="0.996136363636364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16910" calcext:value-type="float">
            <text:p>16910</text:p>
          </table:table-cell>
          <table:table-cell office:value-type="float" office:value="17120" calcext:value-type="float">
            <text:p>17120</text:p>
          </table:table-cell>
          <table:table-cell office:value-type="float" office:value="551" calcext:value-type="float">
            <text:p>551</text:p>
          </table:table-cell>
          <table:table-cell office:value-type="float" office:value="562" calcext:value-type="float">
            <text:p>562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table:formula="of:=[.F185]/[.F184]-1" office:value-type="percentage" office:value="0.00943396226415105" calcext:value-type="percentage">
            <text:p>0.94%</text:p>
          </table:table-cell>
          <table:table-cell table:formula="of:=[.G184]/[.F184]-1" office:value-type="percentage" office:value="0.0188679245283019" calcext:value-type="percentage">
            <text:p>1.89%</text:p>
          </table:table-cell>
          <table:table-cell table:formula="of:=[.H184]/[.F184]-1" office:value-type="percentage" office:value="0.0188679245283019" calcext:value-type="percentage">
            <text:p>1.89%</text:p>
          </table:table-cell>
          <table:table-cell table:formula="of:=[.G184]/[.I184]-1" office:value-type="percentage" office:value="0.0305343511450382" calcext:value-type="percentage">
            <text:p>3.05%</text:p>
          </table:table-cell>
          <table:table-cell/>
          <table:table-cell office:value-type="string" calcext:value-type="string">
            <text:p>2016-09-27</text:p>
          </table:table-cell>
          <table:table-cell table:number-columns-repeated="4"/>
          <table:table-cell office:value-type="float" office:value="541.3853" calcext:value-type="float">
            <text:p>541.39</text:p>
          </table:table-cell>
          <table:table-cell table:formula="of:=[.T184]/[.$G184]" office:value-type="percentage" office:value="1.00256537037037" calcext:value-type="percentage">
            <text:p>100.3%</text:p>
          </table:table-cell>
          <table:table-cell/>
          <table:table-cell office:value-type="float" office:value="539.1473" calcext:value-type="float">
            <text:p>539.1473</text:p>
          </table:table-cell>
          <table:table-cell table:formula="of:=[.W184]/[.$G184]" office:value-type="percentage" office:value="0.998420925925926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17240" calcext:value-type="float">
            <text:p>17240</text:p>
          </table:table-cell>
          <table:table-cell office:value-type="float" office:value="17090" calcext:value-type="float">
            <text:p>17090</text:p>
          </table:table-cell>
          <table:table-cell office:value-type="float" office:value="564" calcext:value-type="float">
            <text:p>564</text:p>
          </table:table-cell>
          <table:table-cell office:value-type="float" office:value="558" calcext:value-type="float">
            <text:p>558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29" calcext:value-type="float">
            <text:p>529</text:p>
          </table:table-cell>
          <table:table-cell table:formula="of:=[.F186]/[.F185]-1" office:value-type="percentage" office:value="0.0130841121495326" calcext:value-type="percentage">
            <text:p>1.31%</text:p>
          </table:table-cell>
          <table:table-cell table:formula="of:=[.G185]/[.F185]-1" office:value-type="percentage" office:value="0.00373831775700939" calcext:value-type="percentage">
            <text:p>0.37%</text:p>
          </table:table-cell>
          <table:table-cell table:formula="of:=[.H185]/[.F185]-1" office:value-type="percentage" office:value="0.00560747663551409" calcext:value-type="percentage">
            <text:p>0.56%</text:p>
          </table:table-cell>
          <table:table-cell table:formula="of:=[.G185]/[.I185]-1" office:value-type="percentage" office:value="0.0151228733459357" calcext:value-type="percentage">
            <text:p>1.51%</text:p>
          </table:table-cell>
          <table:table-cell/>
          <table:table-cell office:value-type="string" calcext:value-type="string">
            <text:p>2016-09-28</text:p>
          </table:table-cell>
          <table:table-cell table:number-columns-repeated="4"/>
          <table:table-cell office:value-type="float" office:value="547.45776" calcext:value-type="float">
            <text:p>547.46</text:p>
          </table:table-cell>
          <table:table-cell table:formula="of:=[.T185]/[.$G185]" office:value-type="percentage" office:value="1.01947441340782" calcext:value-type="percentage">
            <text:p>101.9%</text:p>
          </table:table-cell>
          <table:table-cell/>
          <table:table-cell office:value-type="float" office:value="542.34656" calcext:value-type="float">
            <text:p>542.34656</text:p>
          </table:table-cell>
          <table:table-cell table:formula="of:=[.W185]/[.$G185]" office:value-type="percentage" office:value="1.00995635009311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17110" calcext:value-type="float">
            <text:p>17110</text:p>
          </table:table-cell>
          <table:table-cell office:value-type="float" office:value="17100" calcext:value-type="float">
            <text:p>17100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table:formula="of:=[.F187]/[.F186]-1" office:value-type="percentage" office:value="0.00184501845018459" calcext:value-type="percentage">
            <text:p>0.18%</text:p>
          </table:table-cell>
          <table:table-cell table:formula="of:=[.G186]/[.F186]-1" office:value-type="percentage" office:value="0.014760147601476" calcext:value-type="percentage">
            <text:p>1.48%</text:p>
          </table:table-cell>
          <table:table-cell table:formula="of:=[.H186]/[.F186]-1" office:value-type="percentage" office:value="0.0221402214022139" calcext:value-type="percentage">
            <text:p>2.21%</text:p>
          </table:table-cell>
          <table:table-cell table:formula="of:=[.G186]/[.I186]-1" office:value-type="percentage" office:value="0.0166358595194085" calcext:value-type="percentage">
            <text:p>1.66%</text:p>
          </table:table-cell>
          <table:table-cell/>
          <table:table-cell office:value-type="string" calcext:value-type="string">
            <text:p>2016-09-29</text:p>
          </table:table-cell>
          <table:table-cell table:number-columns-repeated="4"/>
          <table:table-cell office:value-type="float" office:value="534.2353" calcext:value-type="float">
            <text:p>534.24</text:p>
          </table:table-cell>
          <table:table-cell table:formula="of:=[.T186]/[.$G186]" office:value-type="percentage" office:value="0.971336909090909" calcext:value-type="percentage">
            <text:p>97.1%</text:p>
          </table:table-cell>
          <table:table-cell/>
          <table:table-cell office:value-type="float" office:value="536.41486" calcext:value-type="float">
            <text:p>536.41486</text:p>
          </table:table-cell>
          <table:table-cell table:formula="of:=[.W186]/[.$G186]" office:value-type="percentage" office:value="0.975299745454545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17390" calcext:value-type="float">
            <text:p>17390</text:p>
          </table:table-cell>
          <table:table-cell office:value-type="float" office:value="17350" calcext:value-type="float">
            <text:p>17350</text:p>
          </table:table-cell>
          <table:table-cell office:value-type="float" office:value="562" calcext:value-type="float">
            <text:p>562</text:p>
          </table:table-cell>
          <table:table-cell office:value-type="float" office:value="570" calcext:value-type="float">
            <text:p>570</text:p>
          </table:table-cell>
          <table:table-cell office:value-type="float" office:value="543" calcext:value-type="float">
            <text:p>543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table:formula="of:=[.F188]/[.F187]-1" office:value-type="percentage" office:value="0.00736648250460403" calcext:value-type="percentage">
            <text:p>0.74%</text:p>
          </table:table-cell>
          <table:table-cell table:formula="of:=[.G187]/[.F187]-1" office:value-type="percentage" office:value="-0.00552486187845302" calcext:value-type="percentage">
            <text:p>-0.55%</text:p>
          </table:table-cell>
          <table:table-cell table:formula="of:=[.H187]/[.F187]-1" office:value-type="percentage" office:value="0" calcext:value-type="percentage">
            <text:p>0.00%</text:p>
          </table:table-cell>
          <table:table-cell table:formula="of:=[.G187]/[.I187]-1" office:value-type="percentage" office:value="0.00934579439252325" calcext:value-type="percentage">
            <text:p>0.93%</text:p>
          </table:table-cell>
          <table:table-cell/>
          <table:table-cell office:value-type="string" calcext:value-type="string">
            <text:p>2016-09-30</text:p>
          </table:table-cell>
          <table:table-cell table:number-columns-repeated="4"/>
          <table:table-cell office:value-type="float" office:value="548.8831" calcext:value-type="float">
            <text:p>548.88</text:p>
          </table:table-cell>
          <table:table-cell table:formula="of:=[.T187]/[.$G187]" office:value-type="percentage" office:value="1.01645018518519" calcext:value-type="percentage">
            <text:p>101.6%</text:p>
          </table:table-cell>
          <table:table-cell/>
          <table:table-cell office:value-type="float" office:value="547.77716" calcext:value-type="float">
            <text:p>547.77716</text:p>
          </table:table-cell>
          <table:table-cell table:formula="of:=[.W187]/[.$G187]" office:value-type="percentage" office:value="1.01440214814815" calcext:value-type="percentage">
            <text:p>101.4%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17380" calcext:value-type="float">
            <text:p>17380</text:p>
          </table:table-cell>
          <table:table-cell office:value-type="float" office:value="17510" calcext:value-type="float">
            <text:p>17510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555" calcext:value-type="float">
            <text:p>555</text:p>
          </table:table-cell>
          <table:table-cell office:value-type="float" office:value="541" calcext:value-type="float">
            <text:p>541</text:p>
          </table:table-cell>
          <table:table-cell table:formula="of:=[.F189]/[.F188]-1" office:value-type="percentage" office:value="-0.00365630712979892" calcext:value-type="percentage">
            <text:p>-0.37%</text:p>
          </table:table-cell>
          <table:table-cell table:formula="of:=[.G188]/[.F188]-1" office:value-type="percentage" office:value="-0.0109689213893968" calcext:value-type="percentage">
            <text:p>-1.10%</text:p>
          </table:table-cell>
          <table:table-cell table:formula="of:=[.H188]/[.F188]-1" office:value-type="percentage" office:value="0.0146252285191957" calcext:value-type="percentage">
            <text:p>1.46%</text:p>
          </table:table-cell>
          <table:table-cell table:formula="of:=[.G188]/[.I188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10-03</text:p>
          </table:table-cell>
          <table:table-cell table:number-columns-repeated="4"/>
          <table:table-cell office:value-type="float" office:value="542.681" calcext:value-type="float">
            <text:p>542.68</text:p>
          </table:table-cell>
          <table:table-cell table:formula="of:=[.T188]/[.$G188]" office:value-type="percentage" office:value="1.00310720887246" calcext:value-type="percentage">
            <text:p>100.3%</text:p>
          </table:table-cell>
          <table:table-cell/>
          <table:table-cell office:value-type="float" office:value="544.11957" calcext:value-type="float">
            <text:p>544.11957</text:p>
          </table:table-cell>
          <table:table-cell table:formula="of:=[.W188]/[.$G188]" office:value-type="percentage" office:value="1.00576630314233" calcext:value-type="percentage">
            <text:p>100.6%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table:number-columns-repeated="2" office:value-type="float" office:value="17410" calcext:value-type="float">
            <text:p>17410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545" calcext:value-type="float">
            <text:p>545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42" calcext:value-type="float">
            <text:p>542</text:p>
          </table:table-cell>
          <table:table-cell table:formula="of:=[.F190]/[.F189]-1" office:value-type="percentage" office:value="0" calcext:value-type="percentage">
            <text:p>0.00%</text:p>
          </table:table-cell>
          <table:table-cell table:formula="of:=[.G189]/[.F189]-1" office:value-type="percentage" office:value="-0.00183486238532105" calcext:value-type="percentage">
            <text:p>-0.18%</text:p>
          </table:table-cell>
          <table:table-cell table:formula="of:=[.H189]/[.F189]-1" office:value-type="percentage" office:value="0.0165137614678899" calcext:value-type="percentage">
            <text:p>1.65%</text:p>
          </table:table-cell>
          <table:table-cell table:formula="of:=[.G189]/[.I189]-1" office:value-type="percentage" office:value="0.00369003690036895" calcext:value-type="percentage">
            <text:p>0.37%</text:p>
          </table:table-cell>
          <table:table-cell/>
          <table:table-cell office:value-type="string" calcext:value-type="string">
            <text:p>2016-10-04</text:p>
          </table:table-cell>
          <table:table-cell table:number-columns-repeated="4"/>
          <table:table-cell office:value-type="float" office:value="546.64856" calcext:value-type="float">
            <text:p>546.65</text:p>
          </table:table-cell>
          <table:table-cell table:formula="of:=[.T189]/[.$G189]" office:value-type="percentage" office:value="1.00486867647059" calcext:value-type="percentage">
            <text:p>100.5%</text:p>
          </table:table-cell>
          <table:table-cell/>
          <table:table-cell office:value-type="float" office:value="545.45715" calcext:value-type="float">
            <text:p>545.45715</text:p>
          </table:table-cell>
          <table:table-cell table:formula="of:=[.W189]/[.$G189]" office:value-type="percentage" office:value="1.00267858455882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17390" calcext:value-type="float">
            <text:p>17390</text:p>
          </table:table-cell>
          <table:table-cell office:value-type="float" office:value="17400" calcext:value-type="float">
            <text:p>17400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545" calcext:value-type="float">
            <text:p>545</text:p>
          </table:table-cell>
          <table:table-cell office:value-type="float" office:value="538" calcext:value-type="float">
            <text:p>538</text:p>
          </table:table-cell>
          <table:table-cell office:value-type="float" office:value="545" calcext:value-type="float">
            <text:p>545</text:p>
          </table:table-cell>
          <table:table-cell office:value-type="float" office:value="535" calcext:value-type="float">
            <text:p>535</text:p>
          </table:table-cell>
          <table:table-cell table:formula="of:=[.F191]/[.F190]-1" office:value-type="percentage" office:value="0.0385321100917431" calcext:value-type="percentage">
            <text:p>3.85%</text:p>
          </table:table-cell>
          <table:table-cell table:formula="of:=[.G190]/[.F190]-1" office:value-type="percentage" office:value="-0.0128440366972477" calcext:value-type="percentage">
            <text:p>-1.28%</text:p>
          </table:table-cell>
          <table:table-cell table:formula="of:=[.H190]/[.F190]-1" office:value-type="percentage" office:value="0" calcext:value-type="percentage">
            <text:p>0.00%</text:p>
          </table:table-cell>
          <table:table-cell table:formula="of:=[.G190]/[.I190]-1" office:value-type="percentage" office:value="0.00560747663551409" calcext:value-type="percentage">
            <text:p>0.56%</text:p>
          </table:table-cell>
          <table:table-cell/>
          <table:table-cell office:value-type="string" calcext:value-type="string">
            <text:p>2016-10-05</text:p>
          </table:table-cell>
          <table:table-cell table:number-columns-repeated="4"/>
          <table:table-cell office:value-type="float" office:value="556.56537" calcext:value-type="float">
            <text:p>556.57</text:p>
          </table:table-cell>
          <table:table-cell table:formula="of:=[.T190]/[.$G190]" office:value-type="percentage" office:value="1.03450812267658" calcext:value-type="percentage">
            <text:p>103.5%</text:p>
          </table:table-cell>
          <table:table-cell/>
          <table:table-cell office:value-type="float" office:value="552.53046" calcext:value-type="float">
            <text:p>552.53046</text:p>
          </table:table-cell>
          <table:table-cell table:formula="of:=[.W190]/[.$G190]" office:value-type="percentage" office:value="1.02700828996283" calcext:value-type="percentage">
            <text:p>102.7%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17520" calcext:value-type="float">
            <text:p>17520</text:p>
          </table:table-cell>
          <table:table-cell office:value-type="float" office:value="17470" calcext:value-type="float">
            <text:p>17470</text:p>
          </table:table-cell>
          <table:table-cell office:value-type="float" office:value="576" calcext:value-type="float">
            <text:p>576</text:p>
          </table:table-cell>
          <table:table-cell office:value-type="float" office:value="575" calcext:value-type="float">
            <text:p>575</text:p>
          </table:table-cell>
          <table:table-cell office:value-type="float" office:value="566" calcext:value-type="float">
            <text:p>566</text:p>
          </table:table-cell>
          <table:table-cell office:value-type="float" office:value="568" calcext:value-type="float">
            <text:p>568</text:p>
          </table:table-cell>
          <table:table-cell office:value-type="float" office:value="584" calcext:value-type="float">
            <text:p>584</text:p>
          </table:table-cell>
          <table:table-cell office:value-type="float" office:value="566" calcext:value-type="float">
            <text:p>566</text:p>
          </table:table-cell>
          <table:table-cell table:formula="of:=[.F192]/[.F191]-1" office:value-type="percentage" office:value="0" calcext:value-type="percentage">
            <text:p>0.00%</text:p>
          </table:table-cell>
          <table:table-cell table:formula="of:=[.G191]/[.F191]-1" office:value-type="percentage" office:value="0.00353356890459366" calcext:value-type="percentage">
            <text:p>0.35%</text:p>
          </table:table-cell>
          <table:table-cell table:formula="of:=[.H191]/[.F191]-1" office:value-type="percentage" office:value="0.0318021201413428" calcext:value-type="percentage">
            <text:p>3.18%</text:p>
          </table:table-cell>
          <table:table-cell table:formula="of:=[.G191]/[.I191]-1" office:value-type="percentage" office:value="0.00353356890459366" calcext:value-type="percentage">
            <text:p>0.35%</text:p>
          </table:table-cell>
          <table:table-cell/>
          <table:table-cell office:value-type="string" calcext:value-type="string">
            <text:p>2016-10-06</text:p>
          </table:table-cell>
          <table:table-cell table:number-columns-repeated="4"/>
          <table:table-cell office:value-type="float" office:value="545.569" calcext:value-type="float">
            <text:p>545.57</text:p>
          </table:table-cell>
          <table:table-cell table:formula="of:=[.T191]/[.$G191]" office:value-type="percentage" office:value="0.960508802816901" calcext:value-type="percentage">
            <text:p>96.1%</text:p>
          </table:table-cell>
          <table:table-cell/>
          <table:table-cell office:value-type="float" office:value="548.3376" calcext:value-type="float">
            <text:p>548.3376</text:p>
          </table:table-cell>
          <table:table-cell table:formula="of:=[.W191]/[.$G191]" office:value-type="percentage" office:value="0.965383098591549" calcext:value-type="percentage">
            <text:p>96.5%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17540" calcext:value-type="float">
            <text:p>17540</text:p>
          </table:table-cell>
          <table:table-cell office:value-type="float" office:value="17480" calcext:value-type="float">
            <text:p>17480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54" calcext:value-type="float">
            <text:p>554</text:p>
          </table:table-cell>
          <table:table-cell table:formula="of:=[.F193]/[.F192]-1" office:value-type="percentage" office:value="-0.0106007067137809" calcext:value-type="percentage">
            <text:p>-1.06%</text:p>
          </table:table-cell>
          <table:table-cell table:formula="of:=[.G192]/[.F192]-1" office:value-type="percentage" office:value="0.00706713780918733" calcext:value-type="percentage">
            <text:p>0.71%</text:p>
          </table:table-cell>
          <table:table-cell table:formula="of:=[.H192]/[.F192]-1" office:value-type="percentage" office:value="0.00883392226148416" calcext:value-type="percentage">
            <text:p>0.88%</text:p>
          </table:table-cell>
          <table:table-cell table:formula="of:=[.G192]/[.I192]-1" office:value-type="percentage" office:value="0.0288808664259927" calcext:value-type="percentage">
            <text:p>2.89%</text:p>
          </table:table-cell>
          <table:table-cell/>
          <table:table-cell office:value-type="string" calcext:value-type="string">
            <text:p>2016-10-07</text:p>
          </table:table-cell>
          <table:table-cell table:number-columns-repeated="4"/>
          <table:table-cell office:value-type="float" office:value="582.1558" calcext:value-type="float">
            <text:p>582.16</text:p>
          </table:table-cell>
          <table:table-cell table:formula="of:=[.T192]/[.$G192]" office:value-type="percentage" office:value="1.02132596491228" calcext:value-type="percentage">
            <text:p>102.1%</text:p>
          </table:table-cell>
          <table:table-cell/>
          <table:table-cell office:value-type="float" office:value="574.18097" calcext:value-type="float">
            <text:p>574.18097</text:p>
          </table:table-cell>
          <table:table-cell table:formula="of:=[.W192]/[.$G192]" office:value-type="percentage" office:value="1.00733503508772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17510" calcext:value-type="float">
            <text:p>17510</text:p>
          </table:table-cell>
          <table:table-cell office:value-type="float" office:value="17780" calcext:value-type="float">
            <text:p>17780</text:p>
          </table:table-cell>
          <table:table-cell office:value-type="float" office:value="582" calcext:value-type="float">
            <text:p>582</text:p>
          </table:table-cell>
          <table:table-cell office:value-type="float" office:value="585" calcext:value-type="float">
            <text:p>585</text:p>
          </table:table-cell>
          <table:table-cell office:value-type="float" office:value="560" calcext:value-type="float">
            <text:p>560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float" office:value="557" calcext:value-type="float">
            <text:p>557</text:p>
          </table:table-cell>
          <table:table-cell table:formula="of:=[.F194]/[.F193]-1" office:value-type="percentage" office:value="-0.0214285714285715" calcext:value-type="percentage">
            <text:p>-2.14%</text:p>
          </table:table-cell>
          <table:table-cell table:formula="of:=[.G193]/[.F193]-1" office:value-type="percentage" office:value="-0.00357142857142856" calcext:value-type="percentage">
            <text:p>-0.36%</text:p>
          </table:table-cell>
          <table:table-cell table:formula="of:=[.H193]/[.F193]-1" office:value-type="percentage" office:value="0.0142857142857142" calcext:value-type="percentage">
            <text:p>1.43%</text:p>
          </table:table-cell>
          <table:table-cell table:formula="of:=[.G193]/[.I193]-1" office:value-type="percentage" office:value="0.00179533213644523" calcext:value-type="percentage">
            <text:p>0.18%</text:p>
          </table:table-cell>
          <table:table-cell/>
          <table:table-cell office:value-type="string" calcext:value-type="string">
            <text:p>2016-10-11</text:p>
          </table:table-cell>
          <table:table-cell table:number-columns-repeated="4"/>
          <table:table-cell office:value-type="float" office:value="566.7263" calcext:value-type="float">
            <text:p>566.73</text:p>
          </table:table-cell>
          <table:table-cell table:formula="of:=[.T193]/[.$G193]" office:value-type="percentage" office:value="1.01563853046595" calcext:value-type="percentage">
            <text:p>101.6%</text:p>
          </table:table-cell>
          <table:table-cell/>
          <table:table-cell office:value-type="float" office:value="559.1782" calcext:value-type="float">
            <text:p>559.1782</text:p>
          </table:table-cell>
          <table:table-cell table:formula="of:=[.W193]/[.$G193]" office:value-type="percentage" office:value="1.00211146953405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17780" calcext:value-type="float">
            <text:p>17780</text:p>
          </table:table-cell>
          <table:table-cell office:value-type="float" office:value="17660" calcext:value-type="float">
            <text:p>17660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46" calcext:value-type="float">
            <text:p>546</text:p>
          </table:table-cell>
          <table:table-cell table:formula="of:=[.F195]/[.F194]-1" office:value-type="percentage" office:value="0.00547445255474455" calcext:value-type="percentage">
            <text:p>0.55%</text:p>
          </table:table-cell>
          <table:table-cell table:formula="of:=[.G194]/[.F194]-1" office:value-type="percentage" office:value="0.00912408759124084" calcext:value-type="percentage">
            <text:p>0.91%</text:p>
          </table:table-cell>
          <table:table-cell table:formula="of:=[.H194]/[.F194]-1" office:value-type="percentage" office:value="0.0127737226277371" calcext:value-type="percentage">
            <text:p>1.28%</text:p>
          </table:table-cell>
          <table:table-cell table:formula="of:=[.G194]/[.I194]-1" office:value-type="percentage" office:value="0.0128205128205128" calcext:value-type="percentage">
            <text:p>1.28%</text:p>
          </table:table-cell>
          <table:table-cell/>
          <table:table-cell office:value-type="string" calcext:value-type="string">
            <text:p>2016-10-12</text:p>
          </table:table-cell>
          <table:table-cell table:number-columns-repeated="4"/>
          <table:table-cell office:value-type="float" office:value="557.2766" calcext:value-type="float">
            <text:p>557.28</text:p>
          </table:table-cell>
          <table:table-cell table:formula="of:=[.T194]/[.$G194]" office:value-type="percentage" office:value="1.00773345388788" calcext:value-type="percentage">
            <text:p>100.8%</text:p>
          </table:table-cell>
          <table:table-cell/>
          <table:table-cell office:value-type="float" office:value="557.2651" calcext:value-type="float">
            <text:p>557.2651</text:p>
          </table:table-cell>
          <table:table-cell table:formula="of:=[.W194]/[.$G194]" office:value-type="percentage" office:value="1.00771265822785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17730" calcext:value-type="float">
            <text:p>17730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587" calcext:value-type="float">
            <text:p>587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 office:value-type="float" office:value="546" calcext:value-type="float">
            <text:p>546</text:p>
          </table:table-cell>
          <table:table-cell table:formula="of:=[.F196]/[.F195]-1" office:value-type="percentage" office:value="0.0217785843920144" calcext:value-type="percentage">
            <text:p>2.18%</text:p>
          </table:table-cell>
          <table:table-cell table:formula="of:=[.G195]/[.F195]-1" office:value-type="percentage" office:value="0" calcext:value-type="percentage">
            <text:p>0.00%</text:p>
          </table:table-cell>
          <table:table-cell table:formula="of:=[.H195]/[.F195]-1" office:value-type="percentage" office:value="0.0145190562613431" calcext:value-type="percentage">
            <text:p>1.45%</text:p>
          </table:table-cell>
          <table:table-cell table:formula="of:=[.G195]/[.I195]-1" office:value-type="percentage" office:value="0.00915750915750913" calcext:value-type="percentage">
            <text:p>0.92%</text:p>
          </table:table-cell>
          <table:table-cell/>
          <table:table-cell office:value-type="string" calcext:value-type="string">
            <text:p>2016-10-13</text:p>
          </table:table-cell>
          <table:table-cell table:number-columns-repeated="4"/>
          <table:table-cell office:value-type="float" office:value="552.6468" calcext:value-type="float">
            <text:p>552.65</text:p>
          </table:table-cell>
          <table:table-cell table:formula="of:=[.T195]/[.$G195]" office:value-type="percentage" office:value="1.0029887477314" calcext:value-type="percentage">
            <text:p>100.3%</text:p>
          </table:table-cell>
          <table:table-cell/>
          <table:table-cell office:value-type="float" office:value="552.25024" calcext:value-type="float">
            <text:p>552.25024</text:p>
          </table:table-cell>
          <table:table-cell table:formula="of:=[.W195]/[.$G195]" office:value-type="percentage" office:value="1.00226903811252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17570" calcext:value-type="float">
            <text:p>17570</text:p>
          </table:table-cell>
          <table:table-cell office:value-type="float" office:value="17470" calcext:value-type="float">
            <text:p>17470</text:p>
          </table:table-cell>
          <table:table-cell office:value-type="float" office:value="582" calcext:value-type="float">
            <text:p>582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table:formula="of:=[.F197]/[.F196]-1" office:value-type="percentage" office:value="0" calcext:value-type="percentage">
            <text:p>0.00%</text:p>
          </table:table-cell>
          <table:table-cell table:formula="of:=[.G196]/[.F196]-1" office:value-type="percentage" office:value="0" calcext:value-type="percentage">
            <text:p>0.00%</text:p>
          </table:table-cell>
          <table:table-cell table:formula="of:=[.H196]/[.F196]-1" office:value-type="percentage" office:value="0.0248667850799289" calcext:value-type="percentage">
            <text:p>2.49%</text:p>
          </table:table-cell>
          <table:table-cell table:formula="of:=[.G196]/[.I196]-1" office:value-type="percentage" office:value="0.00177935943060503" calcext:value-type="percentage">
            <text:p>0.18%</text:p>
          </table:table-cell>
          <table:table-cell/>
          <table:table-cell office:value-type="string" calcext:value-type="string">
            <text:p>2016-10-14</text:p>
          </table:table-cell>
          <table:table-cell table:number-columns-repeated="4"/>
          <table:table-cell office:value-type="float" office:value="552.64246" calcext:value-type="float">
            <text:p>552.64</text:p>
          </table:table-cell>
          <table:table-cell table:formula="of:=[.T196]/[.$G196]" office:value-type="percentage" office:value="0.981602948490231" calcext:value-type="percentage">
            <text:p>98.2%</text:p>
          </table:table-cell>
          <table:table-cell/>
          <table:table-cell office:value-type="float" office:value="551.64813" calcext:value-type="float">
            <text:p>551.64813</text:p>
          </table:table-cell>
          <table:table-cell table:formula="of:=[.W196]/[.$G196]" office:value-type="percentage" office:value="0.979836820603908" calcext:value-type="percentage">
            <text:p>98.0%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17430" calcext:value-type="float">
            <text:p>17430</text:p>
          </table:table-cell>
          <table:table-cell office:value-type="float" office:value="17280" calcext:value-type="float">
            <text:p>17280</text:p>
          </table:table-cell>
          <table:table-cell office:value-type="float" office:value="573" calcext:value-type="float">
            <text:p>573</text:p>
          </table:table-cell>
          <table:table-cell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table:formula="of:=[.F198]/[.F197]-1" office:value-type="percentage" office:value="0.0159857904085257" calcext:value-type="percentage">
            <text:p>1.60%</text:p>
          </table:table-cell>
          <table:table-cell table:formula="of:=[.G197]/[.F197]-1" office:value-type="percentage" office:value="0.0159857904085257" calcext:value-type="percentage">
            <text:p>1.60%</text:p>
          </table:table-cell>
          <table:table-cell table:formula="of:=[.H197]/[.F197]-1" office:value-type="percentage" office:value="0.0177619893428065" calcext:value-type="percentage">
            <text:p>1.78%</text:p>
          </table:table-cell>
          <table:table-cell table:formula="of:=[.G197]/[.I197]-1" office:value-type="percentage" office:value="0.0196078431372548" calcext:value-type="percentage">
            <text:p>1.96%</text:p>
          </table:table-cell>
          <table:table-cell/>
          <table:table-cell office:value-type="string" calcext:value-type="string">
            <text:p>2016-10-17</text:p>
          </table:table-cell>
          <table:table-cell table:number-columns-repeated="4"/>
          <table:table-cell office:value-type="float" office:value="567.11035" calcext:value-type="float">
            <text:p>567.11</text:p>
          </table:table-cell>
          <table:table-cell table:formula="of:=[.T197]/[.$G197]" office:value-type="percentage" office:value="0.991451660839161" calcext:value-type="percentage">
            <text:p>99.1%</text:p>
          </table:table-cell>
          <table:table-cell/>
          <table:table-cell office:value-type="float" office:value="568.0302" calcext:value-type="float">
            <text:p>568.0302</text:p>
          </table:table-cell>
          <table:table-cell table:formula="of:=[.W197]/[.$G197]" office:value-type="percentage" office:value="0.99305979020979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17290" calcext:value-type="float">
            <text:p>17290</text:p>
          </table:table-cell>
          <table:table-cell office:value-type="float" office:value="17440" calcext:value-type="float">
            <text:p>17440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570" calcext:value-type="float">
            <text:p>570</text:p>
          </table:table-cell>
          <table:table-cell table:formula="of:=[.F199]/[.F198]-1" office:value-type="percentage" office:value="-0.00174825174825177" calcext:value-type="percentage">
            <text:p>-0.17%</text:p>
          </table:table-cell>
          <table:table-cell table:formula="of:=[.G198]/[.F198]-1" office:value-type="percentage" office:value="0.00349650349650354" calcext:value-type="percentage">
            <text:p>0.35%</text:p>
          </table:table-cell>
          <table:table-cell table:formula="of:=[.H198]/[.F198]-1" office:value-type="percentage" office:value="0.0122377622377623" calcext:value-type="percentage">
            <text:p>1.22%</text:p>
          </table:table-cell>
          <table:table-cell table:formula="of:=[.G198]/[.I198]-1" office:value-type="percentage" office:value="0.00701754385964914" calcext:value-type="percentage">
            <text:p>0.70%</text:p>
          </table:table-cell>
          <table:table-cell/>
          <table:table-cell office:value-type="string" calcext:value-type="string">
            <text:p>2016-10-18</text:p>
          </table:table-cell>
          <table:table-cell table:number-columns-repeated="4"/>
          <table:table-cell office:value-type="float" office:value="566.5562" calcext:value-type="float">
            <text:p>566.56</text:p>
          </table:table-cell>
          <table:table-cell table:formula="of:=[.T198]/[.$G198]" office:value-type="percentage" office:value="0.987031707317073" calcext:value-type="percentage">
            <text:p>98.7%</text:p>
          </table:table-cell>
          <table:table-cell/>
          <table:table-cell office:value-type="float" office:value="563.2471" calcext:value-type="float">
            <text:p>563.2471</text:p>
          </table:table-cell>
          <table:table-cell table:formula="of:=[.W198]/[.$G198]" office:value-type="percentage" office:value="0.981266724738676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17260" calcext:value-type="float">
            <text:p>17260</text:p>
          </table:table-cell>
          <table:table-cell office:value-type="float" office:value="17110" calcext:value-type="float">
            <text:p>17110</text:p>
          </table:table-cell>
          <table:table-cell office:value-type="float" office:value="562" calcext:value-type="float">
            <text:p>562</text:p>
          </table:table-cell>
          <table:table-cell office:value-type="float" office:value="559" calcext:value-type="float">
            <text:p>559</text:p>
          </table:table-cell>
          <table:table-cell office:value-type="float" office:value="571" calcext:value-type="float">
            <text:p>571</text:p>
          </table:table-cell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float" office:value="563" calcext:value-type="float">
            <text:p>563</text:p>
          </table:table-cell>
          <table:table-cell table:formula="of:=[.F200]/[.F199]-1" office:value-type="percentage" office:value="-0.0245183887915937" calcext:value-type="percentage">
            <text:p>-2.45%</text:p>
          </table:table-cell>
          <table:table-cell table:formula="of:=[.G199]/[.F199]-1" office:value-type="percentage" office:value="-0.0140105078809106" calcext:value-type="percentage">
            <text:p>-1.40%</text:p>
          </table:table-cell>
          <table:table-cell table:formula="of:=[.H199]/[.F199]-1" office:value-type="percentage" office:value="0.0105078809106831" calcext:value-type="percentage">
            <text:p>1.05%</text:p>
          </table:table-cell>
          <table:table-cell table:formula="of:=[.G199]/[.I199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10-19</text:p>
          </table:table-cell>
          <table:table-cell table:number-columns-repeated="4"/>
          <table:table-cell office:value-type="float" office:value="573.48376" calcext:value-type="float">
            <text:p>573.48</text:p>
          </table:table-cell>
          <table:table-cell table:formula="of:=[.T199]/[.$G199]" office:value-type="percentage" office:value="1.01862124333925" calcext:value-type="percentage">
            <text:p>101.9%</text:p>
          </table:table-cell>
          <table:table-cell/>
          <table:table-cell office:value-type="float" office:value="566.13873" calcext:value-type="float">
            <text:p>566.13873</text:p>
          </table:table-cell>
          <table:table-cell table:formula="of:=[.W199]/[.$G199]" office:value-type="percentage" office:value="1.00557500888099" calcext:value-type="percentage">
            <text:p>100.6%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16610" calcext:value-type="float">
            <text:p>16610</text:p>
          </table:table-cell>
          <table:table-cell office:value-type="float" office:value="16750" calcext:value-type="float">
            <text:p>16750</text:p>
          </table:table-cell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table:formula="of:=[.F201]/[.F200]-1" office:value-type="percentage" office:value="0.0197486535008977" calcext:value-type="percentage">
            <text:p>1.97%</text:p>
          </table:table-cell>
          <table:table-cell table:formula="of:=[.G200]/[.F200]-1" office:value-type="percentage" office:value="0.00718132854578091" calcext:value-type="percentage">
            <text:p>0.72%</text:p>
          </table:table-cell>
          <table:table-cell table:formula="of:=[.H200]/[.F200]-1" office:value-type="percentage" office:value="0.0125673249551166" calcext:value-type="percentage">
            <text:p>1.26%</text:p>
          </table:table-cell>
          <table:table-cell table:formula="of:=[.G200]/[.I200]-1" office:value-type="percentage" office:value="0.0126353790613718" calcext:value-type="percentage">
            <text:p>1.26%</text:p>
          </table:table-cell>
          <table:table-cell/>
          <table:table-cell office:value-type="string" calcext:value-type="string">
            <text:p>2016-10-20</text:p>
          </table:table-cell>
          <table:table-cell table:number-columns-repeated="4"/>
          <table:table-cell office:value-type="float" office:value="573.4751" calcext:value-type="float">
            <text:p>573.48</text:p>
          </table:table-cell>
          <table:table-cell table:formula="of:=[.T200]/[.$G200]" office:value-type="percentage" office:value="1.02223725490196" calcext:value-type="percentage">
            <text:p>102.2%</text:p>
          </table:table-cell>
          <table:table-cell/>
          <table:table-cell office:value-type="float" office:value="568.65753" calcext:value-type="float">
            <text:p>568.65753</text:p>
          </table:table-cell>
          <table:table-cell table:formula="of:=[.W200]/[.$G200]" office:value-type="percentage" office:value="1.01364978609626" calcext:value-type="percentage">
            <text:p>101.4%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16790" calcext:value-type="float">
            <text:p>16790</text:p>
          </table:table-cell>
          <table:table-cell office:value-type="float" office:value="16770" calcext:value-type="float">
            <text:p>16770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66" calcext:value-type="float">
            <text:p>566</text:p>
          </table:table-cell>
          <table:table-cell table:formula="of:=[.F202]/[.F201]-1" office:value-type="percentage" office:value="0.00176056338028174" calcext:value-type="percentage">
            <text:p>0.18%</text:p>
          </table:table-cell>
          <table:table-cell table:formula="of:=[.G201]/[.F201]-1" office:value-type="percentage" office:value="0.00880281690140849" calcext:value-type="percentage">
            <text:p>0.88%</text:p>
          </table:table-cell>
          <table:table-cell table:formula="of:=[.H201]/[.F201]-1" office:value-type="percentage" office:value="0.0140845070422535" calcext:value-type="percentage">
            <text:p>1.41%</text:p>
          </table:table-cell>
          <table:table-cell table:formula="of:=[.G201]/[.I201]-1" office:value-type="percentage" office:value="0.0123674911660778" calcext:value-type="percentage">
            <text:p>1.24%</text:p>
          </table:table-cell>
          <table:table-cell/>
          <table:table-cell office:value-type="string" calcext:value-type="string">
            <text:p>2016-10-21</text:p>
          </table:table-cell>
          <table:table-cell table:number-columns-repeated="4"/>
          <table:table-cell office:value-type="float" office:value="567.70465" calcext:value-type="float">
            <text:p>567.70</text:p>
          </table:table-cell>
          <table:table-cell table:formula="of:=[.T201]/[.$G201]" office:value-type="percentage" office:value="0.990758551483421" calcext:value-type="percentage">
            <text:p>99.1%</text:p>
          </table:table-cell>
          <table:table-cell/>
          <table:table-cell office:value-type="float" office:value="566.11975" calcext:value-type="float">
            <text:p>566.11975</text:p>
          </table:table-cell>
          <table:table-cell table:formula="of:=[.W201]/[.$G201]" office:value-type="percentage" office:value="0.987992582897033" calcext:value-type="percentage">
            <text:p>98.8%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16840" calcext:value-type="float">
            <text:p>16840</text:p>
          </table:table-cell>
          <table:table-cell office:value-type="float" office:value="16670" calcext:value-type="float">
            <text:p>16670</text:p>
          </table:table-cell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office:value-type="float" office:value="563" calcext:value-type="float">
            <text:p>563</text:p>
          </table:table-cell>
          <table:table-cell office:value-type="float" office:value="570" calcext:value-type="float">
            <text:p>570</text:p>
          </table:table-cell>
          <table:table-cell office:value-type="float" office:value="559" calcext:value-type="float">
            <text:p>559</text:p>
          </table:table-cell>
          <table:table-cell table:formula="of:=[.F203]/[.F202]-1" office:value-type="percentage" office:value="-0.00175746924428821" calcext:value-type="percentage">
            <text:p>-0.18%</text:p>
          </table:table-cell>
          <table:table-cell table:formula="of:=[.G202]/[.F202]-1" office:value-type="percentage" office:value="-0.0105448154657294" calcext:value-type="percentage">
            <text:p>-1.05%</text:p>
          </table:table-cell>
          <table:table-cell table:formula="of:=[.H202]/[.F202]-1" office:value-type="percentage" office:value="0.00175746924428832" calcext:value-type="percentage">
            <text:p>0.18%</text:p>
          </table:table-cell>
          <table:table-cell table:formula="of:=[.G202]/[.I202]-1" office:value-type="percentage" office:value="0.00715563506261185" calcext:value-type="percentage">
            <text:p>0.72%</text:p>
          </table:table-cell>
          <table:table-cell/>
          <table:table-cell office:value-type="string" calcext:value-type="string">
            <text:p>2016-10-24</text:p>
          </table:table-cell>
          <table:table-cell table:number-columns-repeated="4"/>
          <table:table-cell office:value-type="float" office:value="569.8567" calcext:value-type="float">
            <text:p>569.86</text:p>
          </table:table-cell>
          <table:table-cell table:formula="of:=[.T202]/[.$G202]" office:value-type="percentage" office:value="1.01217886323268" calcext:value-type="percentage">
            <text:p>101.2%</text:p>
          </table:table-cell>
          <table:table-cell/>
          <table:table-cell office:value-type="float" office:value="566.00916" calcext:value-type="float">
            <text:p>566.00916</text:p>
          </table:table-cell>
          <table:table-cell table:formula="of:=[.W202]/[.$G202]" office:value-type="percentage" office:value="1.00534486678508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16750" calcext:value-type="float">
            <text:p>16750</text:p>
          </table:table-cell>
          <table:table-cell office:value-type="float" office:value="16600" calcext:value-type="float">
            <text:p>16600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office:value-type="float" office:value="564" calcext:value-type="float">
            <text:p>564</text:p>
          </table:table-cell>
          <table:table-cell table:formula="of:=[.F204]/[.F203]-1" office:value-type="percentage" office:value="-0.0158450704225352" calcext:value-type="percentage">
            <text:p>-1.58%</text:p>
          </table:table-cell>
          <table:table-cell table:formula="of:=[.G203]/[.F203]-1" office:value-type="percentage" office:value="-0.00528169014084512" calcext:value-type="percentage">
            <text:p>-0.53%</text:p>
          </table:table-cell>
          <table:table-cell table:formula="of:=[.H203]/[.F203]-1" office:value-type="percentage" office:value="0.00704225352112675" calcext:value-type="percentage">
            <text:p>0.70%</text:p>
          </table:table-cell>
          <table:table-cell table:formula="of:=[.G203]/[.I203]-1" office:value-type="percentage" office:value="0.00177304964539005" calcext:value-type="percentage">
            <text:p>0.18%</text:p>
          </table:table-cell>
          <table:table-cell/>
          <table:table-cell office:value-type="string" calcext:value-type="string">
            <text:p>2016-10-25</text:p>
          </table:table-cell>
          <table:table-cell table:number-columns-repeated="4"/>
          <table:table-cell office:value-type="float" office:value="563.1116" calcext:value-type="float">
            <text:p>563.11</text:p>
          </table:table-cell>
          <table:table-cell table:formula="of:=[.T203]/[.$G203]" office:value-type="percentage" office:value="0.996657699115044" calcext:value-type="percentage">
            <text:p>99.7%</text:p>
          </table:table-cell>
          <table:table-cell/>
          <table:table-cell office:value-type="float" office:value="567.761" calcext:value-type="float">
            <text:p>567.761</text:p>
          </table:table-cell>
          <table:table-cell table:formula="of:=[.W203]/[.$G203]" office:value-type="percentage" office:value="1.00488672566372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16690" calcext:value-type="float">
            <text:p>16690</text:p>
          </table:table-cell>
          <table:table-cell office:value-type="float" office:value="16780" calcext:value-type="float">
            <text:p>16780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office:value-type="float" office:value="559" calcext:value-type="float">
            <text:p>559</text:p>
          </table:table-cell>
          <table:table-cell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table:formula="of:=[.F205]/[.F204]-1" office:value-type="percentage" office:value="0.0107334525939178" calcext:value-type="percentage">
            <text:p>1.07%</text:p>
          </table:table-cell>
          <table:table-cell table:formula="of:=[.G204]/[.F204]-1" office:value-type="percentage" office:value="-0.00715563506261185" calcext:value-type="percentage">
            <text:p>-0.72%</text:p>
          </table:table-cell>
          <table:table-cell table:formula="of:=[.H204]/[.F204]-1" office:value-type="percentage" office:value="0" calcext:value-type="percentage">
            <text:p>0.00%</text:p>
          </table:table-cell>
          <table:table-cell table:formula="of:=[.G204]/[.I204]-1" office:value-type="percentage" office:value="0.00725952813067154" calcext:value-type="percentage">
            <text:p>0.73%</text:p>
          </table:table-cell>
          <table:table-cell/>
          <table:table-cell office:value-type="string" calcext:value-type="string">
            <text:p>2016-10-26</text:p>
          </table:table-cell>
          <table:table-cell table:number-columns-repeated="4"/>
          <table:table-cell office:value-type="float" office:value="569.2883" calcext:value-type="float">
            <text:p>569.29</text:p>
          </table:table-cell>
          <table:table-cell table:formula="of:=[.T204]/[.$G204]" office:value-type="percentage" office:value="1.02574468468468" calcext:value-type="percentage">
            <text:p>102.6%</text:p>
          </table:table-cell>
          <table:table-cell/>
          <table:table-cell office:value-type="float" office:value="573.87036" calcext:value-type="float">
            <text:p>573.87036</text:p>
          </table:table-cell>
          <table:table-cell table:formula="of:=[.W204]/[.$G204]" office:value-type="percentage" office:value="1.03400064864865" calcext:value-type="percentage">
            <text:p>103.4%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16940" calcext:value-type="float">
            <text:p>16940</text:p>
          </table:table-cell>
          <table:table-cell office:value-type="float" office:value="17010" calcext:value-type="float">
            <text:p>17010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office:value-type="float" office:value="558" calcext:value-type="float">
            <text:p>558</text:p>
          </table:table-cell>
          <table:table-cell table:formula="of:=[.F206]/[.F205]-1" office:value-type="percentage" office:value="0.0601769911504424" calcext:value-type="percentage">
            <text:p>6.02%</text:p>
          </table:table-cell>
          <table:table-cell table:formula="of:=[.G205]/[.F205]-1" office:value-type="percentage" office:value="0.0601769911504424" calcext:value-type="percentage">
            <text:p>6.02%</text:p>
          </table:table-cell>
          <table:table-cell table:formula="of:=[.H205]/[.F205]-1" office:value-type="percentage" office:value="0.0690265486725663" calcext:value-type="percentage">
            <text:p>6.90%</text:p>
          </table:table-cell>
          <table:table-cell table:formula="of:=[.G205]/[.I205]-1" office:value-type="percentage" office:value="0.0734767025089607" calcext:value-type="percentage">
            <text:p>7.35%</text:p>
          </table:table-cell>
          <table:table-cell/>
          <table:table-cell office:value-type="string" calcext:value-type="string">
            <text:p>2016-10-27</text:p>
          </table:table-cell>
          <table:table-cell table:number-columns-repeated="4"/>
          <table:table-cell office:value-type="float" office:value="560.7283" calcext:value-type="float">
            <text:p>560.73</text:p>
          </table:table-cell>
          <table:table-cell table:formula="of:=[.T205]/[.$G205]" office:value-type="percentage" office:value="0.93610734557596" calcext:value-type="percentage">
            <text:p>93.6%</text:p>
          </table:table-cell>
          <table:table-cell/>
          <table:table-cell office:value-type="float" office:value="569.64465" calcext:value-type="float">
            <text:p>569.64465</text:p>
          </table:table-cell>
          <table:table-cell table:formula="of:=[.W205]/[.$G205]" office:value-type="percentage" office:value="0.950992737896494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16920" calcext:value-type="float">
            <text:p>16920</text:p>
          </table:table-cell>
          <table:table-cell office:value-type="float" office:value="16950" calcext:value-type="float">
            <text:p>16950</text:p>
          </table:table-cell>
          <table:table-cell office:value-type="float" office:value="566" calcext:value-type="float">
            <text:p>566</text:p>
          </table:table-cell>
          <table:table-cell office:value-type="float" office:value="557" calcext:value-type="float">
            <text:p>557</text:p>
          </table:table-cell>
          <table:table-cell office:value-type="float" office:value="599" calcext:value-type="float">
            <text:p>599</text:p>
          </table:table-cell>
          <table:table-cell office:value-type="float" office:value="608" calcext:value-type="float">
            <text:p>608</text:p>
          </table:table-cell>
          <table:table-cell office:value-type="float" office:value="611" calcext:value-type="float">
            <text:p>611</text:p>
          </table:table-cell>
          <table:table-cell office:value-type="float" office:value="586" calcext:value-type="float">
            <text:p>586</text:p>
          </table:table-cell>
          <table:table-cell table:formula="of:=[.F207]/[.F206]-1" office:value-type="percentage" office:value="0.00667779632721199" calcext:value-type="percentage">
            <text:p>0.67%</text:p>
          </table:table-cell>
          <table:table-cell table:formula="of:=[.G206]/[.F206]-1" office:value-type="percentage" office:value="0.015025041736227" calcext:value-type="percentage">
            <text:p>1.50%</text:p>
          </table:table-cell>
          <table:table-cell table:formula="of:=[.H206]/[.F206]-1" office:value-type="percentage" office:value="0.020033388981636" calcext:value-type="percentage">
            <text:p>2.00%</text:p>
          </table:table-cell>
          <table:table-cell table:formula="of:=[.G206]/[.I206]-1" office:value-type="percentage" office:value="0.0375426621160408" calcext:value-type="percentage">
            <text:p>3.75%</text:p>
          </table:table-cell>
          <table:table-cell/>
          <table:table-cell office:value-type="string" calcext:value-type="string">
            <text:p>2016-10-28</text:p>
          </table:table-cell>
          <table:table-cell table:number-columns-repeated="4"/>
          <table:table-cell office:value-type="float" office:value="606.3955" calcext:value-type="float">
            <text:p>606.40</text:p>
          </table:table-cell>
          <table:table-cell table:formula="of:=[.T206]/[.$G206]" office:value-type="percentage" office:value="0.997361019736842" calcext:value-type="percentage">
            <text:p>99.7%</text:p>
          </table:table-cell>
          <table:table-cell/>
          <table:table-cell office:value-type="float" office:value="609.5001" calcext:value-type="float">
            <text:p>609.5001</text:p>
          </table:table-cell>
          <table:table-cell table:formula="of:=[.W206]/[.$G206]" office:value-type="percentage" office:value="1.00246726973684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16930" calcext:value-type="float">
            <text:p>16930</text:p>
          </table:table-cell>
          <table:table-cell office:value-type="float" office:value="17040" calcext:value-type="float">
            <text:p>17040</text:p>
          </table:table-cell>
          <table:table-cell office:value-type="float" office:value="567" calcext:value-type="float">
            <text:p>567</text:p>
          </table:table-cell>
          <table:table-cell office:value-type="float" office:value="570" calcext:value-type="float">
            <text:p>570</text:p>
          </table:table-cell>
          <table:table-cell office:value-type="float" office:value="603" calcext:value-type="float">
            <text:p>603</text:p>
          </table:table-cell>
          <table:table-cell office:value-type="float" office:value="623" calcext:value-type="float">
            <text:p>623</text:p>
          </table:table-cell>
          <table:table-cell office:value-type="float" office:value="627" calcext:value-type="float">
            <text:p>627</text:p>
          </table:table-cell>
          <table:table-cell office:value-type="float" office:value="601" calcext:value-type="float">
            <text:p>601</text:p>
          </table:table-cell>
          <table:table-cell table:formula="of:=[.F208]/[.F207]-1" office:value-type="percentage" office:value="0.0182421227197347" calcext:value-type="percentage">
            <text:p>1.82%</text:p>
          </table:table-cell>
          <table:table-cell table:formula="of:=[.G207]/[.F207]-1" office:value-type="percentage" office:value="0.0331674958540631" calcext:value-type="percentage">
            <text:p>3.32%</text:p>
          </table:table-cell>
          <table:table-cell table:formula="of:=[.H207]/[.F207]-1" office:value-type="percentage" office:value="0.0398009950248757" calcext:value-type="percentage">
            <text:p>3.98%</text:p>
          </table:table-cell>
          <table:table-cell table:formula="of:=[.G207]/[.I207]-1" office:value-type="percentage" office:value="0.0366056572379367" calcext:value-type="percentage">
            <text:p>3.66%</text:p>
          </table:table-cell>
          <table:table-cell/>
          <table:table-cell office:value-type="string" calcext:value-type="string">
            <text:p>2016-10-31</text:p>
          </table:table-cell>
          <table:table-cell table:number-columns-repeated="4"/>
          <table:table-cell office:value-type="float" office:value="613.67896" calcext:value-type="float">
            <text:p>613.68</text:p>
          </table:table-cell>
          <table:table-cell table:formula="of:=[.T207]/[.$G207]" office:value-type="percentage" office:value="0.985038459069021" calcext:value-type="percentage">
            <text:p>98.5%</text:p>
          </table:table-cell>
          <table:table-cell/>
          <table:table-cell office:value-type="float" office:value="624.7162" calcext:value-type="float">
            <text:p>624.7162</text:p>
          </table:table-cell>
          <table:table-cell table:formula="of:=[.W207]/[.$G207]" office:value-type="percentage" office:value="1.00275473515249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17130" calcext:value-type="float">
            <text:p>17130</text:p>
          </table:table-cell>
          <table:table-cell office:value-type="float" office:value="17190" calcext:value-type="float">
            <text:p>17190</text:p>
          </table:table-cell>
          <table:table-cell office:value-type="float" office:value="573" calcext:value-type="float">
            <text:p>573</text:p>
          </table:table-cell>
          <table:table-cell office:value-type="float" office:value="580" calcext:value-type="float">
            <text:p>580</text:p>
          </table:table-cell>
          <table:table-cell office:value-type="float" office:value="614" calcext:value-type="float">
            <text:p>614</text:p>
          </table:table-cell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611" calcext:value-type="float">
            <text:p>611</text:p>
          </table:table-cell>
          <table:table-cell table:formula="of:=[.F209]/[.F208]-1" office:value-type="percentage" office:value="-0.0146579804560261" calcext:value-type="percentage">
            <text:p>-1.47%</text:p>
          </table:table-cell>
          <table:table-cell table:formula="of:=[.G208]/[.F208]-1" office:value-type="percentage" office:value="0.00488599348534202" calcext:value-type="percentage">
            <text:p>0.49%</text:p>
          </table:table-cell>
          <table:table-cell table:formula="of:=[.H208]/[.F208]-1" office:value-type="percentage" office:value="0.00814332247557004" calcext:value-type="percentage">
            <text:p>0.81%</text:p>
          </table:table-cell>
          <table:table-cell table:formula="of:=[.G208]/[.I208]-1" office:value-type="percentage" office:value="0.00981996726677581" calcext:value-type="percentage">
            <text:p>0.98%</text:p>
          </table:table-cell>
          <table:table-cell/>
          <table:table-cell office:value-type="string" calcext:value-type="string">
            <text:p>2016-11-01</text:p>
          </table:table-cell>
          <table:table-cell table:number-columns-repeated="4"/>
          <table:table-cell office:value-type="float" office:value="619.7479" calcext:value-type="float">
            <text:p>619.75</text:p>
          </table:table-cell>
          <table:table-cell table:formula="of:=[.T208]/[.$G208]" office:value-type="percentage" office:value="1.00445364667747" calcext:value-type="percentage">
            <text:p>100.4%</text:p>
          </table:table-cell>
          <table:table-cell/>
          <table:table-cell office:value-type="float" office:value="620.0748" calcext:value-type="float">
            <text:p>620.0748</text:p>
          </table:table-cell>
          <table:table-cell table:formula="of:=[.W208]/[.$G208]" office:value-type="percentage" office:value="1.00498346839546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16820" calcext:value-type="float">
            <text:p>16820</text:p>
          </table:table-cell>
          <table:table-cell office:value-type="float" office:value="16840" calcext:value-type="float">
            <text:p>16840</text:p>
          </table:table-cell>
          <table:table-cell office:value-type="float" office:value="564" calcext:value-type="float">
            <text:p>564</text:p>
          </table:table-cell>
          <table:table-cell office:value-type="float" office:value="556" calcext:value-type="float">
            <text:p>556</text:p>
          </table:table-cell>
          <table:table-cell office:value-type="float" office:value="605" calcext:value-type="float">
            <text:p>605</text:p>
          </table:table-cell>
          <table:table-cell office:value-type="float" office:value="604" calcext:value-type="float">
            <text:p>604</text:p>
          </table:table-cell>
          <table:table-cell office:value-type="float" office:value="610" calcext:value-type="float">
            <text:p>610</text:p>
          </table:table-cell>
          <table:table-cell office:value-type="float" office:value="601" calcext:value-type="float">
            <text:p>601</text:p>
          </table:table-cell>
          <table:table-cell table:formula="of:=[.F210]/[.F209]-1" office:value-type="percentage" office:value="-0.0132231404958678" calcext:value-type="percentage">
            <text:p>-1.32%</text:p>
          </table:table-cell>
          <table:table-cell table:formula="of:=[.G209]/[.F209]-1" office:value-type="percentage" office:value="-0.00165289256198342" calcext:value-type="percentage">
            <text:p>-0.17%</text:p>
          </table:table-cell>
          <table:table-cell table:formula="of:=[.H209]/[.F209]-1" office:value-type="percentage" office:value="0.00826446280991733" calcext:value-type="percentage">
            <text:p>0.83%</text:p>
          </table:table-cell>
          <table:table-cell table:formula="of:=[.G209]/[.I209]-1" office:value-type="percentage" office:value="0.00499168053244592" calcext:value-type="percentage">
            <text:p>0.50%</text:p>
          </table:table-cell>
          <table:table-cell/>
          <table:table-cell office:value-type="string" calcext:value-type="string">
            <text:p>2016-11-02</text:p>
          </table:table-cell>
          <table:table-cell table:number-columns-repeated="4"/>
          <table:table-cell office:value-type="float" office:value="610.4736" calcext:value-type="float">
            <text:p>610.47</text:p>
          </table:table-cell>
          <table:table-cell table:formula="of:=[.T209]/[.$G209]" office:value-type="percentage" office:value="1.0107178807947" calcext:value-type="percentage">
            <text:p>101.1%</text:p>
          </table:table-cell>
          <table:table-cell/>
          <table:table-cell office:value-type="float" office:value="605.89685" calcext:value-type="float">
            <text:p>605.89685</text:p>
          </table:table-cell>
          <table:table-cell table:formula="of:=[.W209]/[.$G209]" office:value-type="percentage" office:value="1.00314048013245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16730" calcext:value-type="float">
            <text:p>16730</text:p>
          </table:table-cell>
          <table:table-cell office:value-type="float" office:value="16590" calcext:value-type="float">
            <text:p>16590</text:p>
          </table:table-cell>
          <table:table-cell office:value-type="float" office:value="559" calcext:value-type="float">
            <text:p>559</text:p>
          </table:table-cell>
          <table:table-cell office:value-type="float" office:value="554" calcext:value-type="float">
            <text:p>554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604" calcext:value-type="float">
            <text:p>604</text:p>
          </table:table-cell>
          <table:table-cell office:value-type="float" office:value="589" calcext:value-type="float">
            <text:p>589</text:p>
          </table:table-cell>
          <table:table-cell table:formula="of:=[.F211]/[.F210]-1" office:value-type="percentage" office:value="0.0301507537688441" calcext:value-type="percentage">
            <text:p>3.02%</text:p>
          </table:table-cell>
          <table:table-cell table:formula="of:=[.G210]/[.F210]-1" office:value-type="percentage" office:value="0.00167504187604695" calcext:value-type="percentage">
            <text:p>0.17%</text:p>
          </table:table-cell>
          <table:table-cell table:formula="of:=[.H210]/[.F210]-1" office:value-type="percentage" office:value="0.0117252931323284" calcext:value-type="percentage">
            <text:p>1.17%</text:p>
          </table:table-cell>
          <table:table-cell table:formula="of:=[.G210]/[.I210]-1" office:value-type="percentage" office:value="0.0152801358234296" calcext:value-type="percentage">
            <text:p>1.53%</text:p>
          </table:table-cell>
          <table:table-cell/>
          <table:table-cell office:value-type="string" calcext:value-type="string">
            <text:p>2016-11-04</text:p>
          </table:table-cell>
          <table:table-cell table:number-columns-repeated="4"/>
          <table:table-cell office:value-type="float" office:value="600.75073" calcext:value-type="float">
            <text:p>600.75</text:p>
          </table:table-cell>
          <table:table-cell table:formula="of:=[.T210]/[.$G210]" office:value-type="percentage" office:value="1.00459988294314" calcext:value-type="percentage">
            <text:p>100.5%</text:p>
          </table:table-cell>
          <table:table-cell/>
          <table:table-cell office:value-type="float" office:value="604.071" calcext:value-type="float">
            <text:p>604.071</text:p>
          </table:table-cell>
          <table:table-cell table:formula="of:=[.W210]/[.$G210]" office:value-type="percentage" office:value="1.01015217391304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16460" calcext:value-type="float">
            <text:p>16460</text:p>
          </table:table-cell>
          <table:table-cell office:value-type="float" office:value="16570" calcext:value-type="float">
            <text:p>16570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615" calcext:value-type="float">
            <text:p>615</text:p>
          </table:table-cell>
          <table:table-cell office:value-type="float" office:value="611" calcext:value-type="float">
            <text:p>611</text:p>
          </table:table-cell>
          <table:table-cell office:value-type="float" office:value="615" calcext:value-type="float">
            <text:p>615</text:p>
          </table:table-cell>
          <table:table-cell office:value-type="float" office:value="602" calcext:value-type="float">
            <text:p>602</text:p>
          </table:table-cell>
          <table:table-cell table:formula="of:=[.F212]/[.F211]-1" office:value-type="percentage" office:value="0.00162601626016268" calcext:value-type="percentage">
            <text:p>0.16%</text:p>
          </table:table-cell>
          <table:table-cell table:formula="of:=[.G211]/[.F211]-1" office:value-type="percentage" office:value="-0.00650406504065038" calcext:value-type="percentage">
            <text:p>-0.65%</text:p>
          </table:table-cell>
          <table:table-cell table:formula="of:=[.H211]/[.F211]-1" office:value-type="percentage" office:value="0" calcext:value-type="percentage">
            <text:p>0.00%</text:p>
          </table:table-cell>
          <table:table-cell table:formula="of:=[.G211]/[.I211]-1" office:value-type="percentage" office:value="0.0149501661129567" calcext:value-type="percentage">
            <text:p>1.50%</text:p>
          </table:table-cell>
          <table:table-cell/>
          <table:table-cell office:value-type="string" calcext:value-type="string">
            <text:p>2016-11-07</text:p>
          </table:table-cell>
          <table:table-cell table:number-columns-repeated="4"/>
          <table:table-cell office:value-type="float" office:value="603.70245" calcext:value-type="float">
            <text:p>603.70</text:p>
          </table:table-cell>
          <table:table-cell table:formula="of:=[.T211]/[.$G211]" office:value-type="percentage" office:value="0.988056382978723" calcext:value-type="percentage">
            <text:p>98.8%</text:p>
          </table:table-cell>
          <table:table-cell/>
          <table:table-cell office:value-type="float" office:value="602.9062" calcext:value-type="float">
            <text:p>602.9062</text:p>
          </table:table-cell>
          <table:table-cell table:formula="of:=[.W211]/[.$G211]" office:value-type="percentage" office:value="0.986753191489362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16650" calcext:value-type="float">
            <text:p>16650</text:p>
          </table:table-cell>
          <table:table-cell office:value-type="float" office:value="16410" calcext:value-type="float">
            <text:p>16410</text:p>
          </table:table-cell>
          <table:table-cell office:value-type="float" office:value="554" calcext:value-type="float">
            <text:p>554</text:p>
          </table:table-cell>
          <table:table-cell office:value-type="float" office:value="543" calcext:value-type="float">
            <text:p>543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07" calcext:value-type="float">
            <text:p>607</text:p>
          </table:table-cell>
          <table:table-cell table:formula="of:=[.F213]/[.F212]-1" office:value-type="percentage" office:value="0.00487012987012991" calcext:value-type="percentage">
            <text:p>0.49%</text:p>
          </table:table-cell>
          <table:table-cell table:formula="of:=[.G212]/[.F212]-1" office:value-type="percentage" office:value="-0.012987012987013" calcext:value-type="percentage">
            <text:p>-1.30%</text:p>
          </table:table-cell>
          <table:table-cell table:formula="of:=[.H212]/[.F212]-1" office:value-type="percentage" office:value="0.00649350649350655" calcext:value-type="percentage">
            <text:p>0.65%</text:p>
          </table:table-cell>
          <table:table-cell table:formula="of:=[.G212]/[.I212]-1" office:value-type="percentage" office:value="0.00164744645799009" calcext:value-type="percentage">
            <text:p>0.16%</text:p>
          </table:table-cell>
          <table:table-cell/>
          <table:table-cell office:value-type="string" calcext:value-type="string">
            <text:p>2016-11-08</text:p>
          </table:table-cell>
          <table:table-cell table:number-columns-repeated="4"/>
          <table:table-cell office:value-type="float" office:value="611.0291" calcext:value-type="float">
            <text:p>611.03</text:p>
          </table:table-cell>
          <table:table-cell table:formula="of:=[.T212]/[.$G212]" office:value-type="percentage" office:value="1.00498207236842" calcext:value-type="percentage">
            <text:p>100.5%</text:p>
          </table:table-cell>
          <table:table-cell/>
          <table:table-cell office:value-type="float" office:value="613.5547" calcext:value-type="float">
            <text:p>613.5547</text:p>
          </table:table-cell>
          <table:table-cell table:formula="of:=[.W212]/[.$G212]" office:value-type="percentage" office:value="1.00913601973684" calcext:value-type="percentage">
            <text:p>100.9%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16100" calcext:value-type="float">
            <text:p>16100</text:p>
          </table:table-cell>
          <table:table-cell office:value-type="float" office:value="16060" calcext:value-type="float">
            <text:p>16060</text:p>
          </table:table-cell>
          <table:table-cell office:value-type="float" office:value="544" calcext:value-type="float">
            <text:p>544</text:p>
          </table:table-cell>
          <table:table-cell office:value-type="float" office:value="537" calcext:value-type="float">
            <text:p>537</text:p>
          </table:table-cell>
          <table:table-cell office:value-type="float" office:value="619" calcext:value-type="float">
            <text:p>619</text:p>
          </table:table-cell>
          <table:table-cell office:value-type="float" office:value="577" calcext:value-type="float">
            <text:p>577</text:p>
          </table:table-cell>
          <table:table-cell office:value-type="float" office:value="619" calcext:value-type="float">
            <text:p>619</text:p>
          </table:table-cell>
          <table:table-cell office:value-type="float" office:value="571" calcext:value-type="float">
            <text:p>571</text:p>
          </table:table-cell>
          <table:table-cell table:formula="of:=[.F214]/[.F213]-1" office:value-type="percentage" office:value="0.00807754442649444" calcext:value-type="percentage">
            <text:p>0.81%</text:p>
          </table:table-cell>
          <table:table-cell table:formula="of:=[.G213]/[.F213]-1" office:value-type="percentage" office:value="-0.0678513731825525" calcext:value-type="percentage">
            <text:p>-6.79%</text:p>
          </table:table-cell>
          <table:table-cell table:formula="of:=[.H213]/[.F213]-1" office:value-type="percentage" office:value="0" calcext:value-type="percentage">
            <text:p>0.00%</text:p>
          </table:table-cell>
          <table:table-cell table:formula="of:=[.G213]/[.I213]-1" office:value-type="percentage" office:value="0.0105078809106831" calcext:value-type="percentage">
            <text:p>1.05%</text:p>
          </table:table-cell>
          <table:table-cell/>
          <table:table-cell office:value-type="string" calcext:value-type="string">
            <text:p>2016-11-09</text:p>
          </table:table-cell>
          <table:table-cell table:number-columns-repeated="4"/>
          <table:table-cell office:value-type="float" office:value="608.12146" calcext:value-type="float">
            <text:p>608.12</text:p>
          </table:table-cell>
          <table:table-cell table:formula="of:=[.T213]/[.$G213]" office:value-type="percentage" office:value="1.05393667244367" calcext:value-type="percentage">
            <text:p>105.4%</text:p>
          </table:table-cell>
          <table:table-cell/>
          <table:table-cell office:value-type="float" office:value="624.7587" calcext:value-type="float">
            <text:p>624.7587</text:p>
          </table:table-cell>
          <table:table-cell table:formula="of:=[.W213]/[.$G213]" office:value-type="percentage" office:value="1.08277071057192" calcext:value-type="percentage">
            <text:p>108.3%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16080" calcext:value-type="float">
            <text:p>16080</text:p>
          </table:table-cell>
          <table:table-cell office:value-type="float" office:value="15900" calcext:value-type="float">
            <text:p>15900</text:p>
          </table:table-cell>
          <table:table-cell office:value-type="float" office:value="527" calcext:value-type="float">
            <text:p>527</text:p>
          </table:table-cell>
          <table:table-cell office:value-type="float" office:value="522" calcext:value-type="float">
            <text:p>522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34" calcext:value-type="float">
            <text:p>634</text:p>
          </table:table-cell>
          <table:table-cell office:value-type="float" office:value="618" calcext:value-type="float">
            <text:p>618</text:p>
          </table:table-cell>
          <table:table-cell table:formula="of:=[.F215]/[.F214]-1" office:value-type="percentage" office:value="0.0256410256410255" calcext:value-type="percentage">
            <text:p>2.56%</text:p>
          </table:table-cell>
          <table:table-cell table:formula="of:=[.G214]/[.F214]-1" office:value-type="percentage" office:value="0.0112179487179487" calcext:value-type="percentage">
            <text:p>1.12%</text:p>
          </table:table-cell>
          <table:table-cell table:formula="of:=[.H214]/[.F214]-1" office:value-type="percentage" office:value="0.016025641025641" calcext:value-type="percentage">
            <text:p>1.60%</text:p>
          </table:table-cell>
          <table:table-cell table:formula="of:=[.G214]/[.I214]-1" office:value-type="percentage" office:value="0.0210355987055015" calcext:value-type="percentage">
            <text:p>2.10%</text:p>
          </table:table-cell>
          <table:table-cell/>
          <table:table-cell office:value-type="string" calcext:value-type="string">
            <text:p>2016-11-10</text:p>
          </table:table-cell>
          <table:table-cell table:number-columns-repeated="4"/>
          <table:table-cell office:value-type="float" office:value="603.6501" calcext:value-type="float">
            <text:p>603.65</text:p>
          </table:table-cell>
          <table:table-cell table:formula="of:=[.T214]/[.$G214]" office:value-type="percentage" office:value="0.956656259904913" calcext:value-type="percentage">
            <text:p>95.7%</text:p>
          </table:table-cell>
          <table:table-cell/>
          <table:table-cell office:value-type="float" office:value="630.07874" calcext:value-type="float">
            <text:p>630.07874</text:p>
          </table:table-cell>
          <table:table-cell table:formula="of:=[.W214]/[.$G214]" office:value-type="percentage" office:value="0.99854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15540" calcext:value-type="float">
            <text:p>15540</text:p>
          </table:table-cell>
          <table:table-cell office:value-type="float" office:value="15490" calcext:value-type="float">
            <text:p>15490</text:p>
          </table:table-cell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float" office:value="640" calcext:value-type="float">
            <text:p>640</text:p>
          </table:table-cell>
          <table:table-cell office:value-type="float" office:value="625" calcext:value-type="float">
            <text:p>625</text:p>
          </table:table-cell>
          <table:table-cell office:value-type="float" office:value="642" calcext:value-type="float">
            <text:p>642</text:p>
          </table:table-cell>
          <table:table-cell office:value-type="float" office:value="623" calcext:value-type="float">
            <text:p>623</text:p>
          </table:table-cell>
          <table:table-cell table:formula="of:=[.F216]/[.F215]-1" office:value-type="percentage" office:value="-0.0140625" calcext:value-type="percentage">
            <text:p>-1.41%</text:p>
          </table:table-cell>
          <table:table-cell table:formula="of:=[.G215]/[.F215]-1" office:value-type="percentage" office:value="-0.0234375" calcext:value-type="percentage">
            <text:p>-2.34%</text:p>
          </table:table-cell>
          <table:table-cell table:formula="of:=[.H215]/[.F215]-1" office:value-type="percentage" office:value="0.00312500000000004" calcext:value-type="percentage">
            <text:p>0.31%</text:p>
          </table:table-cell>
          <table:table-cell table:formula="of:=[.G215]/[.I215]-1" office:value-type="percentage" office:value="0.0032102728731942" calcext:value-type="percentage">
            <text:p>0.32%</text:p>
          </table:table-cell>
          <table:table-cell/>
          <table:table-cell office:value-type="string" calcext:value-type="string">
            <text:p>2016-11-11</text:p>
          </table:table-cell>
          <table:table-cell table:number-columns-repeated="4"/>
          <table:table-cell office:value-type="float" office:value="643.6619" calcext:value-type="float">
            <text:p>643.66</text:p>
          </table:table-cell>
          <table:table-cell table:formula="of:=[.T215]/[.$G215]" office:value-type="percentage" office:value="1.02985904" calcext:value-type="percentage">
            <text:p>103.0%</text:p>
          </table:table-cell>
          <table:table-cell/>
          <table:table-cell office:value-type="float" office:value="629.87634" calcext:value-type="float">
            <text:p>629.87634</text:p>
          </table:table-cell>
          <table:table-cell table:formula="of:=[.W215]/[.$G215]" office:value-type="percentage" office:value="1.007802144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15450" calcext:value-type="float">
            <text:p>15450</text:p>
          </table:table-cell>
          <table:table-cell office:value-type="float" office:value="15410" calcext:value-type="float">
            <text:p>15410</text:p>
          </table:table-cell>
          <table:table-cell office:value-type="float" office:value="493" calcext:value-type="float">
            <text:p>493</text:p>
          </table:table-cell>
          <table:table-cell office:value-type="float" office:value="505" calcext:value-type="float">
            <text:p>505</text:p>
          </table:table-cell>
          <table:table-cell office:value-type="float" office:value="631" calcext:value-type="float">
            <text:p>631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27" calcext:value-type="float">
            <text:p>627</text:p>
          </table:table-cell>
          <table:table-cell table:formula="of:=[.F217]/[.F216]-1" office:value-type="percentage" office:value="0.0301109350237718" calcext:value-type="percentage">
            <text:p>3.01%</text:p>
          </table:table-cell>
          <table:table-cell table:formula="of:=[.G216]/[.F216]-1" office:value-type="percentage" office:value="-0.00158478605388268" calcext:value-type="percentage">
            <text:p>-0.16%</text:p>
          </table:table-cell>
          <table:table-cell table:formula="of:=[.H216]/[.F216]-1" office:value-type="percentage" office:value="0.0142630744849446" calcext:value-type="percentage">
            <text:p>1.43%</text:p>
          </table:table-cell>
          <table:table-cell table:formula="of:=[.G216]/[.I216]-1" office:value-type="percentage" office:value="0.00478468899521523" calcext:value-type="percentage">
            <text:p>0.48%</text:p>
          </table:table-cell>
          <table:table-cell/>
          <table:table-cell office:value-type="string" calcext:value-type="string">
            <text:p>2016-11-14</text:p>
          </table:table-cell>
          <table:table-cell table:number-columns-repeated="4"/>
          <table:table-cell office:value-type="float" office:value="641.6174" calcext:value-type="float">
            <text:p>641.62</text:p>
          </table:table-cell>
          <table:table-cell table:formula="of:=[.T216]/[.$G216]" office:value-type="percentage" office:value="1.01844031746032" calcext:value-type="percentage">
            <text:p>101.8%</text:p>
          </table:table-cell>
          <table:table-cell/>
          <table:table-cell office:value-type="float" office:value="636.806" calcext:value-type="float">
            <text:p>636.806</text:p>
          </table:table-cell>
          <table:table-cell table:formula="of:=[.W216]/[.$G216]" office:value-type="percentage" office:value="1.01080317460317" calcext:value-type="percentage">
            <text:p>101.1%</text:p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15690" calcext:value-type="float">
            <text:p>15690</text:p>
          </table:table-cell>
          <table:table-cell office:value-type="float" office:value="15780" calcext:value-type="float">
            <text:p>15780</text:p>
          </table:table-cell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650" calcext:value-type="float">
            <text:p>650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639" calcext:value-type="float">
            <text:p>639</text:p>
          </table:table-cell>
          <table:table-cell table:formula="of:=[.F218]/[.F217]-1" office:value-type="percentage" office:value="0.00923076923076915" calcext:value-type="percentage">
            <text:p>0.92%</text:p>
          </table:table-cell>
          <table:table-cell table:formula="of:=[.G217]/[.F217]-1" office:value-type="percentage" office:value="-0.00307692307692309" calcext:value-type="percentage">
            <text:p>-0.31%</text:p>
          </table:table-cell>
          <table:table-cell table:formula="of:=[.H217]/[.F217]-1" office:value-type="percentage" office:value="0.00153846153846149" calcext:value-type="percentage">
            <text:p>0.15%</text:p>
          </table:table-cell>
          <table:table-cell table:formula="of:=[.G217]/[.I217]-1" office:value-type="percentage" office:value="0.0140845070422535" calcext:value-type="percentage">
            <text:p>1.41%</text:p>
          </table:table-cell>
          <table:table-cell/>
          <table:table-cell office:value-type="string" calcext:value-type="string">
            <text:p>2016-11-15</text:p>
          </table:table-cell>
          <table:table-cell table:number-columns-repeated="4"/>
          <table:table-cell office:value-type="float" office:value="647.383" calcext:value-type="float">
            <text:p>647.38</text:p>
          </table:table-cell>
          <table:table-cell table:formula="of:=[.T217]/[.$G217]" office:value-type="percentage" office:value="0.999047839506173" calcext:value-type="percentage">
            <text:p>99.9%</text:p>
          </table:table-cell>
          <table:table-cell/>
          <table:table-cell office:value-type="float" office:value="648.5706" calcext:value-type="float">
            <text:p>648.5706</text:p>
          </table:table-cell>
          <table:table-cell table:formula="of:=[.W217]/[.$G217]" office:value-type="percentage" office:value="1.00088055555556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15830" calcext:value-type="float">
            <text:p>15830</text:p>
          </table:table-cell>
          <table:table-cell office:value-type="float" office:value="15700" calcext:value-type="float">
            <text:p>15700</text:p>
          </table:table-cell>
          <table:table-cell office:value-type="float" office:value="523" calcext:value-type="float">
            <text:p>523</text:p>
          </table:table-cell>
          <table:table-cell office:value-type="float" office:value="520" calcext:value-type="float">
            <text:p>520</text:p>
          </table:table-cell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2" calcext:value-type="float">
            <text:p>652</text:p>
          </table:table-cell>
          <table:table-cell table:formula="of:=[.F219]/[.F218]-1" office:value-type="percentage" office:value="-0.00152439024390239" calcext:value-type="percentage">
            <text:p>-0.15%</text:p>
          </table:table-cell>
          <table:table-cell table:formula="of:=[.G218]/[.F218]-1" office:value-type="percentage" office:value="-0.00152439024390239" calcext:value-type="percentage">
            <text:p>-0.15%</text:p>
          </table:table-cell>
          <table:table-cell table:formula="of:=[.H218]/[.F218]-1" office:value-type="percentage" office:value="0.00914634146341453" calcext:value-type="percentage">
            <text:p>0.91%</text:p>
          </table:table-cell>
          <table:table-cell table:formula="of:=[.G218]/[.I218]-1" office:value-type="percentage" office:value="0.00460122699386512" calcext:value-type="percentage">
            <text:p>0.46%</text:p>
          </table:table-cell>
          <table:table-cell/>
          <table:table-cell office:value-type="string" calcext:value-type="string">
            <text:p>2016-11-16</text:p>
          </table:table-cell>
          <table:table-cell table:number-columns-repeated="4"/>
          <table:table-cell office:value-type="float" office:value="653.73395" calcext:value-type="float">
            <text:p>653.73</text:p>
          </table:table-cell>
          <table:table-cell table:formula="of:=[.T218]/[.$G218]" office:value-type="percentage" office:value="0.998067099236641" calcext:value-type="percentage">
            <text:p>99.8%</text:p>
          </table:table-cell>
          <table:table-cell/>
          <table:table-cell office:value-type="float" office:value="659.9148" calcext:value-type="float">
            <text:p>659.9148</text:p>
          </table:table-cell>
          <table:table-cell table:formula="of:=[.W218]/[.$G218]" office:value-type="percentage" office:value="1.00750351145038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15470" calcext:value-type="float">
            <text:p>15470</text:p>
          </table:table-cell>
          <table:table-cell office:value-type="float" office:value="15480" calcext:value-type="float">
            <text:p>15480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655" calcext:value-type="float">
            <text:p>655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52" calcext:value-type="float">
            <text:p>652</text:p>
          </table:table-cell>
          <table:table-cell table:formula="of:=[.F220]/[.F219]-1" office:value-type="percentage" office:value="0.0152671755725191" calcext:value-type="percentage">
            <text:p>1.53%</text:p>
          </table:table-cell>
          <table:table-cell table:formula="of:=[.G219]/[.F219]-1" office:value-type="percentage" office:value="0.00610687022900769" calcext:value-type="percentage">
            <text:p>0.61%</text:p>
          </table:table-cell>
          <table:table-cell table:formula="of:=[.H219]/[.F219]-1" office:value-type="percentage" office:value="0.00763358778625944" calcext:value-type="percentage">
            <text:p>0.76%</text:p>
          </table:table-cell>
          <table:table-cell table:formula="of:=[.G219]/[.I219]-1" office:value-type="percentage" office:value="0.0107361963190185" calcext:value-type="percentage">
            <text:p>1.07%</text:p>
          </table:table-cell>
          <table:table-cell/>
          <table:table-cell office:value-type="string" calcext:value-type="string">
            <text:p>2016-11-17</text:p>
          </table:table-cell>
          <table:table-cell table:number-columns-repeated="4"/>
          <table:table-cell office:value-type="float" office:value="664.3583" calcext:value-type="float">
            <text:p>664.36</text:p>
          </table:table-cell>
          <table:table-cell table:formula="of:=[.T219]/[.$G219]" office:value-type="percentage" office:value="1.00813095599393" calcext:value-type="percentage">
            <text:p>100.8%</text:p>
          </table:table-cell>
          <table:table-cell/>
          <table:table-cell office:value-type="float" office:value="661.8977" calcext:value-type="float">
            <text:p>661.8977</text:p>
          </table:table-cell>
          <table:table-cell table:formula="of:=[.W219]/[.$G219]" office:value-type="percentage" office:value="1.0043971168437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15490" calcext:value-type="float">
            <text:p>15490</text:p>
          </table:table-cell>
          <table:table-cell office:value-type="float" office:value="15340" calcext:value-type="float">
            <text:p>15340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665" calcext:value-type="float">
            <text:p>665</text:p>
          </table:table-cell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51" calcext:value-type="float">
            <text:p>651</text:p>
          </table:table-cell>
          <table:table-cell table:formula="of:=[.F221]/[.F220]-1" office:value-type="percentage" office:value="-0.0135338345864662" calcext:value-type="percentage">
            <text:p>-1.35%</text:p>
          </table:table-cell>
          <table:table-cell table:formula="of:=[.G220]/[.F220]-1" office:value-type="percentage" office:value="-0.0210526315789473" calcext:value-type="percentage">
            <text:p>-2.11%</text:p>
          </table:table-cell>
          <table:table-cell table:formula="of:=[.H220]/[.F220]-1" office:value-type="percentage" office:value="0.0045112781954888" calcext:value-type="percentage">
            <text:p>0.45%</text:p>
          </table:table-cell>
          <table:table-cell table:formula="of:=[.G220]/[.I220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11-18</text:p>
          </table:table-cell>
          <table:table-cell table:number-columns-repeated="4"/>
          <table:table-cell office:value-type="float" office:value="656.35254" calcext:value-type="float">
            <text:p>656.35</text:p>
          </table:table-cell>
          <table:table-cell table:formula="of:=[.T220]/[.$G220]" office:value-type="percentage" office:value="1.00822202764977" calcext:value-type="percentage">
            <text:p>100.8%</text:p>
          </table:table-cell>
          <table:table-cell/>
          <table:table-cell office:value-type="float" office:value="665.24536" calcext:value-type="float">
            <text:p>665.24536</text:p>
          </table:table-cell>
          <table:table-cell table:formula="of:=[.W220]/[.$G220]" office:value-type="percentage" office:value="1.0218822734255" calcext:value-type="percentage">
            <text:p>102.2%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15060" calcext:value-type="float">
            <text:p>15060</text:p>
          </table:table-cell>
          <table:table-cell office:value-type="float" office:value="15500" calcext:value-type="float">
            <text:p>15500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656" calcext:value-type="float">
            <text:p>656</text:p>
          </table:table-cell>
          <table:table-cell office:value-type="float" office:value="654" calcext:value-type="float">
            <text:p>654</text:p>
          </table:table-cell>
          <table:table-cell office:value-type="float" office:value="659" calcext:value-type="float">
            <text:p>659</text:p>
          </table:table-cell>
          <table:table-cell office:value-type="float" office:value="648" calcext:value-type="float">
            <text:p>648</text:p>
          </table:table-cell>
          <table:table-cell table:formula="of:=[.F222]/[.F221]-1" office:value-type="percentage" office:value="-0.00457317073170727" calcext:value-type="percentage">
            <text:p>-0.46%</text:p>
          </table:table-cell>
          <table:table-cell table:formula="of:=[.G221]/[.F221]-1" office:value-type="percentage" office:value="-0.00304878048780488" calcext:value-type="percentage">
            <text:p>-0.30%</text:p>
          </table:table-cell>
          <table:table-cell table:formula="of:=[.H221]/[.F221]-1" office:value-type="percentage" office:value="0.00457317073170738" calcext:value-type="percentage">
            <text:p>0.46%</text:p>
          </table:table-cell>
          <table:table-cell table:formula="of:=[.G221]/[.I221]-1" office:value-type="percentage" office:value="0.0092592592592593" calcext:value-type="percentage">
            <text:p>0.93%</text:p>
          </table:table-cell>
          <table:table-cell/>
          <table:table-cell office:value-type="string" calcext:value-type="string">
            <text:p>2016-11-21</text:p>
          </table:table-cell>
          <table:table-cell table:number-columns-repeated="4"/>
          <table:table-cell office:value-type="float" office:value="658.8641" calcext:value-type="float">
            <text:p>658.86</text:p>
          </table:table-cell>
          <table:table-cell table:formula="of:=[.T221]/[.$G221]" office:value-type="percentage" office:value="1.0074374617737" calcext:value-type="percentage">
            <text:p>100.7%</text:p>
          </table:table-cell>
          <table:table-cell/>
          <table:table-cell office:value-type="float" office:value="660.6917" calcext:value-type="float">
            <text:p>660.6917</text:p>
          </table:table-cell>
          <table:table-cell table:formula="of:=[.W221]/[.$G221]" office:value-type="percentage" office:value="1.01023195718654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15400" calcext:value-type="float">
            <text:p>15400</text:p>
          </table:table-cell>
          <table:table-cell office:value-type="float" office:value="15120" calcext:value-type="float">
            <text:p>15120</text:p>
          </table:table-cell>
          <table:table-cell office:value-type="float" office:value="486" calcext:value-type="float">
            <text:p>486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table:formula="of:=[.F223]/[.F222]-1" office:value-type="percentage" office:value="0.0153139356814702" calcext:value-type="percentage">
            <text:p>1.53%</text:p>
          </table:table-cell>
          <table:table-cell table:formula="of:=[.G222]/[.F222]-1" office:value-type="percentage" office:value="0" calcext:value-type="percentage">
            <text:p>0.00%</text:p>
          </table:table-cell>
          <table:table-cell table:formula="of:=[.H222]/[.F222]-1" office:value-type="percentage" office:value="0.00153139356814691" calcext:value-type="percentage">
            <text:p>0.15%</text:p>
          </table:table-cell>
          <table:table-cell table:formula="of:=[.G222]/[.I222]-1" office:value-type="percentage" office:value="0.0124031007751939" calcext:value-type="percentage">
            <text:p>1.24%</text:p>
          </table:table-cell>
          <table:table-cell/>
          <table:table-cell office:value-type="string" calcext:value-type="string">
            <text:p>2016-11-22</text:p>
          </table:table-cell>
          <table:table-cell table:number-columns-repeated="4"/>
          <table:table-cell office:value-type="float" office:value="653.3026" calcext:value-type="float">
            <text:p>653.30</text:p>
          </table:table-cell>
          <table:table-cell table:formula="of:=[.T222]/[.$G222]" office:value-type="percentage" office:value="1.00046339969372" calcext:value-type="percentage">
            <text:p>100.0%</text:p>
          </table:table-cell>
          <table:table-cell/>
          <table:table-cell office:value-type="float" office:value="660.52606" calcext:value-type="float">
            <text:p>660.52606</text:p>
          </table:table-cell>
          <table:table-cell table:formula="of:=[.W222]/[.$G222]" office:value-type="percentage" office:value="1.01152535987749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14930" calcext:value-type="float">
            <text:p>14930</text:p>
          </table:table-cell>
          <table:table-cell office:value-type="float" office:value="15160" calcext:value-type="float">
            <text:p>15160</text:p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663" calcext:value-type="float">
            <text:p>663</text:p>
          </table:table-cell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55" calcext:value-type="float">
            <text:p>655</text:p>
          </table:table-cell>
          <table:table-cell table:formula="of:=[.F224]/[.F223]-1" office:value-type="percentage" office:value="-0.0105580693815988" calcext:value-type="percentage">
            <text:p>-1.06%</text:p>
          </table:table-cell>
          <table:table-cell table:formula="of:=[.G223]/[.F223]-1" office:value-type="percentage" office:value="-0.00603318250377072" calcext:value-type="percentage">
            <text:p>-0.60%</text:p>
          </table:table-cell>
          <table:table-cell table:formula="of:=[.H223]/[.F223]-1" office:value-type="percentage" office:value="0.00452488687782804" calcext:value-type="percentage">
            <text:p>0.45%</text:p>
          </table:table-cell>
          <table:table-cell table:formula="of:=[.G223]/[.I223]-1" office:value-type="percentage" office:value="0.00610687022900769" calcext:value-type="percentage">
            <text:p>0.61%</text:p>
          </table:table-cell>
          <table:table-cell/>
          <table:table-cell office:value-type="string" calcext:value-type="string">
            <text:p>2016-11-24</text:p>
          </table:table-cell>
          <table:table-cell table:number-columns-repeated="4"/>
          <table:table-cell office:value-type="float" office:value="658.70026" calcext:value-type="float">
            <text:p>658.70</text:p>
          </table:table-cell>
          <table:table-cell table:formula="of:=[.T223]/[.$G223]" office:value-type="percentage" office:value="0.999545159332322" calcext:value-type="percentage">
            <text:p>100.0%</text:p>
          </table:table-cell>
          <table:table-cell/>
          <table:table-cell office:value-type="float" office:value="660.3139" calcext:value-type="float">
            <text:p>660.3139</text:p>
          </table:table-cell>
          <table:table-cell table:formula="of:=[.W223]/[.$G223]" office:value-type="percentage" office:value="1.0019937784522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15260" calcext:value-type="float">
            <text:p>15260</text:p>
          </table:table-cell>
          <table:table-cell office:value-type="float" office:value="15420" calcext:value-type="float">
            <text:p>15420</text:p>
          </table:table-cell>
          <table:table-cell office:value-type="float" office:value="486" calcext:value-type="float">
            <text:p>486</text:p>
          </table:table-cell>
          <table:table-cell office:value-type="float" office:value="499" calcext:value-type="float">
            <text:p>499</text:p>
          </table:table-cell>
          <table:table-cell office:value-type="float" office:value="656" calcext:value-type="float">
            <text:p>656</text:p>
          </table:table-cell>
          <table:table-cell office:value-type="float" office:value="654" calcext:value-type="float">
            <text:p>654</text:p>
          </table:table-cell>
          <table:table-cell office:value-type="float" office:value="664" calcext:value-type="float">
            <text:p>664</text:p>
          </table:table-cell>
          <table:table-cell office:value-type="float" office:value="648" calcext:value-type="float">
            <text:p>648</text:p>
          </table:table-cell>
          <table:table-cell table:formula="of:=[.F225]/[.F224]-1" office:value-type="percentage" office:value="-0.00152439024390239" calcext:value-type="percentage">
            <text:p>-0.15%</text:p>
          </table:table-cell>
          <table:table-cell table:formula="of:=[.G224]/[.F224]-1" office:value-type="percentage" office:value="-0.00304878048780488" calcext:value-type="percentage">
            <text:p>-0.30%</text:p>
          </table:table-cell>
          <table:table-cell table:formula="of:=[.H224]/[.F224]-1" office:value-type="percentage" office:value="0.0121951219512195" calcext:value-type="percentage">
            <text:p>1.22%</text:p>
          </table:table-cell>
          <table:table-cell table:formula="of:=[.G224]/[.I224]-1" office:value-type="percentage" office:value="0.0092592592592593" calcext:value-type="percentage">
            <text:p>0.93%</text:p>
          </table:table-cell>
          <table:table-cell/>
          <table:table-cell office:value-type="string" calcext:value-type="string">
            <text:p>2016-11-25</text:p>
          </table:table-cell>
          <table:table-cell table:number-columns-repeated="4"/>
          <table:table-cell office:value-type="float" office:value="667.1611" calcext:value-type="float">
            <text:p>667.16</text:p>
          </table:table-cell>
          <table:table-cell table:formula="of:=[.T224]/[.$G224]" office:value-type="percentage" office:value="1.02012400611621" calcext:value-type="percentage">
            <text:p>102.0%</text:p>
          </table:table-cell>
          <table:table-cell/>
          <table:table-cell office:value-type="float" office:value="662.062" calcext:value-type="float">
            <text:p>662.062</text:p>
          </table:table-cell>
          <table:table-cell table:formula="of:=[.W224]/[.$G224]" office:value-type="percentage" office:value="1.01232721712538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15120" calcext:value-type="float">
            <text:p>15120</text:p>
          </table:table-cell>
          <table:table-cell office:value-type="float" office:value="15490" calcext:value-type="float">
            <text:p>15490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655" calcext:value-type="float">
            <text:p>655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table:formula="of:=[.F226]/[.F225]-1" office:value-type="percentage" office:value="0.00305343511450373" calcext:value-type="percentage">
            <text:p>0.31%</text:p>
          </table:table-cell>
          <table:table-cell table:formula="of:=[.G225]/[.F225]-1" office:value-type="percentage" office:value="0.00305343511450373" calcext:value-type="percentage">
            <text:p>0.31%</text:p>
          </table:table-cell>
          <table:table-cell table:formula="of:=[.H225]/[.F225]-1" office:value-type="percentage" office:value="0.00458015267175571" calcext:value-type="percentage">
            <text:p>0.46%</text:p>
          </table:table-cell>
          <table:table-cell table:formula="of:=[.G225]/[.I225]-1" office:value-type="percentage" office:value="0.00921658986175111" calcext:value-type="percentage">
            <text:p>0.92%</text:p>
          </table:table-cell>
          <table:table-cell/>
          <table:table-cell office:value-type="string" calcext:value-type="string">
            <text:p>2016-11-28</text:p>
          </table:table-cell>
          <table:table-cell table:number-columns-repeated="4"/>
          <table:table-cell office:value-type="float" office:value="656.5182" calcext:value-type="float">
            <text:p>656.52</text:p>
          </table:table-cell>
          <table:table-cell table:formula="of:=[.T225]/[.$G225]" office:value-type="percentage" office:value="0.999266666666667" calcext:value-type="percentage">
            <text:p>99.9%</text:p>
          </table:table-cell>
          <table:table-cell/>
          <table:table-cell office:value-type="float" office:value="660.90985" calcext:value-type="float">
            <text:p>660.90985</text:p>
          </table:table-cell>
          <table:table-cell table:formula="of:=[.W225]/[.$G225]" office:value-type="percentage" office:value="1.00595106544901" calcext:value-type="percentage">
            <text:p>100.6%</text:p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15570" calcext:value-type="float">
            <text:p>15570</text:p>
          </table:table-cell>
          <table:table-cell office:value-type="float" office:value="15450" calcext:value-type="float">
            <text:p>15450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  <table:table-cell office:value-type="float" office:value="663" calcext:value-type="float">
            <text:p>663</text:p>
          </table:table-cell>
          <table:table-cell office:value-type="float" office:value="652" calcext:value-type="float">
            <text:p>652</text:p>
          </table:table-cell>
          <table:table-cell table:formula="of:=[.F227]/[.F226]-1" office:value-type="percentage" office:value="0.0121765601217656" calcext:value-type="percentage">
            <text:p>1.22%</text:p>
          </table:table-cell>
          <table:table-cell table:formula="of:=[.G226]/[.F226]-1" office:value-type="percentage" office:value="-0.0030441400304414" calcext:value-type="percentage">
            <text:p>-0.30%</text:p>
          </table:table-cell>
          <table:table-cell table:formula="of:=[.H226]/[.F226]-1" office:value-type="percentage" office:value="0.00913242009132431" calcext:value-type="percentage">
            <text:p>0.91%</text:p>
          </table:table-cell>
          <table:table-cell table:formula="of:=[.G226]/[.I226]-1" office:value-type="percentage" office:value="0.00460122699386512" calcext:value-type="percentage">
            <text:p>0.46%</text:p>
          </table:table-cell>
          <table:table-cell/>
          <table:table-cell office:value-type="string" calcext:value-type="string">
            <text:p>2016-11-29</text:p>
          </table:table-cell>
          <table:table-cell table:number-columns-repeated="4"/>
          <table:table-cell office:value-type="float" office:value="653.3653" calcext:value-type="float">
            <text:p>653.37</text:p>
          </table:table-cell>
          <table:table-cell table:formula="of:=[.T226]/[.$G226]" office:value-type="percentage" office:value="0.99750427480916" calcext:value-type="percentage">
            <text:p>99.8%</text:p>
          </table:table-cell>
          <table:table-cell/>
          <table:table-cell office:value-type="float" office:value="658.78973" calcext:value-type="float">
            <text:p>658.78973</text:p>
          </table:table-cell>
          <table:table-cell table:formula="of:=[.W226]/[.$G226]" office:value-type="percentage" office:value="1.00578584732824" calcext:value-type="percentage">
            <text:p>100.6%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15790" calcext:value-type="float">
            <text:p>15790</text:p>
          </table:table-cell>
          <table:table-cell office:value-type="float" office:value="15800" calcext:value-type="float">
            <text:p>15800</text:p>
          </table:table-cell>
          <table:table-cell office:value-type="float" office:value="514" calcext:value-type="float">
            <text:p>514</text:p>
          </table:table-cell>
          <table:table-cell office:value-type="float" office:value="521" calcext:value-type="float">
            <text:p>521</text:p>
          </table:table-cell>
          <table:table-cell office:value-type="float" office:value="665" calcext:value-type="float">
            <text:p>665</text:p>
          </table:table-cell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float" office:value="664" calcext:value-type="float">
            <text:p>664</text:p>
          </table:table-cell>
          <table:table-cell table:formula="of:=[.F228]/[.F227]-1" office:value-type="percentage" office:value="0.0390977443609022" calcext:value-type="percentage">
            <text:p>3.91%</text:p>
          </table:table-cell>
          <table:table-cell table:formula="of:=[.G227]/[.F227]-1" office:value-type="percentage" office:value="0.0135338345864662" calcext:value-type="percentage">
            <text:p>1.35%</text:p>
          </table:table-cell>
          <table:table-cell table:formula="of:=[.H227]/[.F227]-1" office:value-type="percentage" office:value="0.0195488721804511" calcext:value-type="percentage">
            <text:p>1.95%</text:p>
          </table:table-cell>
          <table:table-cell table:formula="of:=[.G227]/[.I227]-1" office:value-type="percentage" office:value="0.0150602409638554" calcext:value-type="percentage">
            <text:p>1.51%</text:p>
          </table:table-cell>
          <table:table-cell/>
          <table:table-cell office:value-type="string" calcext:value-type="string">
            <text:p>2016-11-30</text:p>
          </table:table-cell>
          <table:table-cell table:number-columns-repeated="4"/>
          <table:table-cell office:value-type="float" office:value="662.8722" calcext:value-type="float">
            <text:p>662.87</text:p>
          </table:table-cell>
          <table:table-cell table:formula="of:=[.T227]/[.$G227]" office:value-type="percentage" office:value="0.983489910979229" calcext:value-type="percentage">
            <text:p>98.3%</text:p>
          </table:table-cell>
          <table:table-cell/>
          <table:table-cell office:value-type="float" office:value="663.87866" calcext:value-type="float">
            <text:p>663.87866</text:p>
          </table:table-cell>
          <table:table-cell table:formula="of:=[.W227]/[.$G227]" office:value-type="percentage" office:value="0.984983175074184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15820" calcext:value-type="float">
            <text:p>15820</text:p>
          </table:table-cell>
          <table:table-cell office:value-type="float" office:value="15940" calcext:value-type="float">
            <text:p>15940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87" calcext:value-type="float">
            <text:p>687</text:p>
          </table:table-cell>
          <table:table-cell table:formula="of:=[.F229]/[.F228]-1" office:value-type="percentage" office:value="-0.00434153400868309" calcext:value-type="percentage">
            <text:p>-0.43%</text:p>
          </table:table-cell>
          <table:table-cell table:formula="of:=[.G228]/[.F228]-1" office:value-type="percentage" office:value="0.00578871201157738" calcext:value-type="percentage">
            <text:p>0.58%</text:p>
          </table:table-cell>
          <table:table-cell table:formula="of:=[.H228]/[.F228]-1" office:value-type="percentage" office:value="0.0144717800289436" calcext:value-type="percentage">
            <text:p>1.45%</text:p>
          </table:table-cell>
          <table:table-cell table:formula="of:=[.G228]/[.I228]-1" office:value-type="percentage" office:value="0.0116448326055314" calcext:value-type="percentage">
            <text:p>1.16%</text:p>
          </table:table-cell>
          <table:table-cell/>
          <table:table-cell office:value-type="string" calcext:value-type="string">
            <text:p>2016-12-01</text:p>
          </table:table-cell>
          <table:table-cell table:number-columns-repeated="4"/>
          <table:table-cell office:value-type="float" office:value="676.6926" calcext:value-type="float">
            <text:p>676.69</text:p>
          </table:table-cell>
          <table:table-cell table:formula="of:=[.T228]/[.$G228]" office:value-type="percentage" office:value="0.973658417266187" calcext:value-type="percentage">
            <text:p>97.4%</text:p>
          </table:table-cell>
          <table:table-cell/>
          <table:table-cell office:value-type="float" office:value="675.1348" calcext:value-type="float">
            <text:p>675.1348</text:p>
          </table:table-cell>
          <table:table-cell table:formula="of:=[.W228]/[.$G228]" office:value-type="percentage" office:value="0.971416978417266" calcext:value-type="percentage">
            <text:p>97.1%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16060" calcext:value-type="float">
            <text:p>16060</text:p>
          </table:table-cell>
          <table:table-cell office:value-type="float" office:value="15950" calcext:value-type="float">
            <text:p>15950</text:p>
          </table:table-cell>
          <table:table-cell office:value-type="float" office:value="520" calcext:value-type="float">
            <text:p>520</text:p>
          </table:table-cell>
          <table:table-cell office:value-type="float" office:value="509" calcext:value-type="float">
            <text:p>509</text:p>
          </table:table-cell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  <table:table-cell office:value-type="float" office:value="689" calcext:value-type="float">
            <text:p>689</text:p>
          </table:table-cell>
          <table:table-cell office:value-type="float" office:value="676" calcext:value-type="float">
            <text:p>676</text:p>
          </table:table-cell>
          <table:table-cell table:formula="of:=[.F230]/[.F229]-1" office:value-type="percentage" office:value="-0.0130813953488372" calcext:value-type="percentage">
            <text:p>-1.31%</text:p>
          </table:table-cell>
          <table:table-cell table:formula="of:=[.G229]/[.F229]-1" office:value-type="percentage" office:value="-0.0116279069767442" calcext:value-type="percentage">
            <text:p>-1.16%</text:p>
          </table:table-cell>
          <table:table-cell table:formula="of:=[.H229]/[.F229]-1" office:value-type="percentage" office:value="0.00145348837209291" calcext:value-type="percentage">
            <text:p>0.15%</text:p>
          </table:table-cell>
          <table:table-cell table:formula="of:=[.G229]/[.I229]-1" office:value-type="percentage" office:value="0.00591715976331364" calcext:value-type="percentage">
            <text:p>0.59%</text:p>
          </table:table-cell>
          <table:table-cell/>
          <table:table-cell office:value-type="string" calcext:value-type="string">
            <text:p>2016-12-02</text:p>
          </table:table-cell>
          <table:table-cell table:number-columns-repeated="4"/>
          <table:table-cell office:value-type="float" office:value="694.12964" calcext:value-type="float">
            <text:p>694.13</text:p>
          </table:table-cell>
          <table:table-cell table:formula="of:=[.T229]/[.$G229]" office:value-type="percentage" office:value="1.02077888235294" calcext:value-type="percentage">
            <text:p>102.1%</text:p>
          </table:table-cell>
          <table:table-cell/>
          <table:table-cell office:value-type="float" office:value="686.19714" calcext:value-type="float">
            <text:p>686.19714</text:p>
          </table:table-cell>
          <table:table-cell table:formula="of:=[.W229]/[.$G229]" office:value-type="percentage" office:value="1.00911344117647" calcext:value-type="percentage">
            <text:p>100.9%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15940" calcext:value-type="float">
            <text:p>15940</text:p>
          </table:table-cell>
          <table:table-cell office:value-type="float" office:value="15790" calcext:value-type="float">
            <text:p>15790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679" calcext:value-type="float">
            <text:p>679</text:p>
          </table:table-cell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666" calcext:value-type="float">
            <text:p>666</text:p>
          </table:table-cell>
          <table:table-cell table:formula="of:=[.F231]/[.F230]-1" office:value-type="percentage" office:value="0.00294550810014726" calcext:value-type="percentage">
            <text:p>0.29%</text:p>
          </table:table-cell>
          <table:table-cell table:formula="of:=[.G230]/[.F230]-1" office:value-type="percentage" office:value="-0.00294550810014726" calcext:value-type="percentage">
            <text:p>-0.29%</text:p>
          </table:table-cell>
          <table:table-cell table:formula="of:=[.H230]/[.F230]-1" office:value-type="percentage" office:value="0" calcext:value-type="percentage">
            <text:p>0.00%</text:p>
          </table:table-cell>
          <table:table-cell table:formula="of:=[.G230]/[.I230]-1" office:value-type="percentage" office:value="0.0165165165165164" calcext:value-type="percentage">
            <text:p>1.65%</text:p>
          </table:table-cell>
          <table:table-cell/>
          <table:table-cell office:value-type="string" calcext:value-type="string">
            <text:p>2016-12-05</text:p>
          </table:table-cell>
          <table:table-cell table:number-columns-repeated="4"/>
          <table:table-cell office:value-type="float" office:value="680.4242" calcext:value-type="float">
            <text:p>680.42</text:p>
          </table:table-cell>
          <table:table-cell table:formula="of:=[.T230]/[.$G230]" office:value-type="percentage" office:value="1.00505790251108" calcext:value-type="percentage">
            <text:p>100.5%</text:p>
          </table:table-cell>
          <table:table-cell/>
          <table:table-cell office:value-type="float" office:value="680.5685" calcext:value-type="float">
            <text:p>680.5685</text:p>
          </table:table-cell>
          <table:table-cell table:formula="of:=[.W230]/[.$G230]" office:value-type="percentage" office:value="1.00527104874446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15710" calcext:value-type="float">
            <text:p>15710</text:p>
          </table:table-cell>
          <table:table-cell office:value-type="float" office:value="15910" calcext:value-type="float">
            <text:p>15910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681" calcext:value-type="float">
            <text:p>681</text:p>
          </table:table-cell>
          <table:table-cell office:value-type="float" office:value="673" calcext:value-type="float">
            <text:p>673</text:p>
          </table:table-cell>
          <table:table-cell office:value-type="float" office:value="684" calcext:value-type="float">
            <text:p>684</text:p>
          </table:table-cell>
          <table:table-cell office:value-type="float" office:value="672" calcext:value-type="float">
            <text:p>672</text:p>
          </table:table-cell>
          <table:table-cell table:formula="of:=[.F232]/[.F231]-1" office:value-type="percentage" office:value="-0.00587371512481649" calcext:value-type="percentage">
            <text:p>-0.59%</text:p>
          </table:table-cell>
          <table:table-cell table:formula="of:=[.G231]/[.F231]-1" office:value-type="percentage" office:value="-0.0117474302496329" calcext:value-type="percentage">
            <text:p>-1.17%</text:p>
          </table:table-cell>
          <table:table-cell table:formula="of:=[.H231]/[.F231]-1" office:value-type="percentage" office:value="0.00440528634361237" calcext:value-type="percentage">
            <text:p>0.44%</text:p>
          </table:table-cell>
          <table:table-cell table:formula="of:=[.G231]/[.I231]-1" office:value-type="percentage" office:value="0.00148809523809534" calcext:value-type="percentage">
            <text:p>0.15%</text:p>
          </table:table-cell>
          <table:table-cell/>
          <table:table-cell office:value-type="string" calcext:value-type="string">
            <text:p>2016-12-06</text:p>
          </table:table-cell>
          <table:table-cell table:number-columns-repeated="4"/>
          <table:table-cell office:value-type="float" office:value="673.0182" calcext:value-type="float">
            <text:p>673.02</text:p>
          </table:table-cell>
          <table:table-cell table:formula="of:=[.T231]/[.$G231]" office:value-type="percentage" office:value="1.00002704309064" calcext:value-type="percentage">
            <text:p>100.0%</text:p>
          </table:table-cell>
          <table:table-cell/>
          <table:table-cell office:value-type="float" office:value="678.5678" calcext:value-type="float">
            <text:p>678.5678</text:p>
          </table:table-cell>
          <table:table-cell table:formula="of:=[.W231]/[.$G231]" office:value-type="percentage" office:value="1.00827310549777" calcext:value-type="percentage">
            <text:p>100.8%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16140" calcext:value-type="float">
            <text:p>16140</text:p>
          </table:table-cell>
          <table:table-cell office:value-type="float" office:value="16200" calcext:value-type="float">
            <text:p>16200</text:p>
          </table:table-cell>
          <table:table-cell office:value-type="float" office:value="518" calcext:value-type="float">
            <text:p>518</text:p>
          </table:table-cell>
          <table:table-cell office:value-type="float" office:value="536" calcext:value-type="float">
            <text:p>536</text:p>
          </table:table-cell>
          <table:table-cell office:value-type="float" office:value="677" calcext:value-type="float">
            <text:p>677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73" calcext:value-type="float">
            <text:p>673</text:p>
          </table:table-cell>
          <table:table-cell table:formula="of:=[.F233]/[.F232]-1" office:value-type="percentage" office:value="0.0443131462333826" calcext:value-type="percentage">
            <text:p>4.43%</text:p>
          </table:table-cell>
          <table:table-cell table:formula="of:=[.G232]/[.F232]-1" office:value-type="percentage" office:value="-0.00590841949778431" calcext:value-type="percentage">
            <text:p>-0.59%</text:p>
          </table:table-cell>
          <table:table-cell table:formula="of:=[.H232]/[.F232]-1" office:value-type="percentage" office:value="0.00147710487444619" calcext:value-type="percentage">
            <text:p>0.15%</text:p>
          </table:table-cell>
          <table:table-cell table:formula="of:=[.G232]/[.I232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6-12-07</text:p>
          </table:table-cell>
          <table:table-cell table:number-columns-repeated="4"/>
          <table:table-cell office:value-type="float" office:value="687.19025" calcext:value-type="float">
            <text:p>687.19</text:p>
          </table:table-cell>
          <table:table-cell table:formula="of:=[.T232]/[.$G232]" office:value-type="percentage" office:value="1.02108506686478" calcext:value-type="percentage">
            <text:p>102.1%</text:p>
          </table:table-cell>
          <table:table-cell/>
          <table:table-cell office:value-type="float" office:value="677.7876" calcext:value-type="float">
            <text:p>677.7876</text:p>
          </table:table-cell>
          <table:table-cell table:formula="of:=[.W232]/[.$G232]" office:value-type="percentage" office:value="1.00711381872214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16310" calcext:value-type="float">
            <text:p>16310</text:p>
          </table:table-cell>
          <table:table-cell office:value-type="float" office:value="16250" calcext:value-type="float">
            <text:p>16250</text:p>
          </table:table-cell>
          <table:table-cell office:value-type="float" office:value="534" calcext:value-type="float">
            <text:p>534</text:p>
          </table:table-cell>
          <table:table-cell office:value-type="float" office:value="530" calcext:value-type="float">
            <text:p>530</text:p>
          </table:table-cell>
          <table:table-cell office:value-type="float" office:value="707" calcext:value-type="float">
            <text:p>707</text:p>
          </table:table-cell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table:formula="of:=[.F234]/[.F233]-1" office:value-type="percentage" office:value="0.00424328147100428" calcext:value-type="percentage">
            <text:p>0.42%</text:p>
          </table:table-cell>
          <table:table-cell table:formula="of:=[.G233]/[.F233]-1" office:value-type="percentage" office:value="0.0113154172560113" calcext:value-type="percentage">
            <text:p>1.13%</text:p>
          </table:table-cell>
          <table:table-cell table:formula="of:=[.H233]/[.F233]-1" office:value-type="percentage" office:value="0.0183875530410185" calcext:value-type="percentage">
            <text:p>1.84%</text:p>
          </table:table-cell>
          <table:table-cell table:formula="of:=[.G233]/[.I233]-1" office:value-type="percentage" office:value="0.0141843971631206" calcext:value-type="percentage">
            <text:p>1.42%</text:p>
          </table:table-cell>
          <table:table-cell/>
          <table:table-cell office:value-type="string" calcext:value-type="string">
            <text:p>2016-12-08</text:p>
          </table:table-cell>
          <table:table-cell table:number-columns-repeated="4"/>
          <table:table-cell office:value-type="float" office:value="681.5344" calcext:value-type="float">
            <text:p>681.53</text:p>
          </table:table-cell>
          <table:table-cell table:formula="of:=[.T233]/[.$G233]" office:value-type="percentage" office:value="0.953194965034965" calcext:value-type="percentage">
            <text:p>95.3%</text:p>
          </table:table-cell>
          <table:table-cell/>
          <table:table-cell office:value-type="float" office:value="678.0003" calcext:value-type="float">
            <text:p>678.0003</text:p>
          </table:table-cell>
          <table:table-cell table:formula="of:=[.W233]/[.$G233]" office:value-type="percentage" office:value="0.948252167832168" calcext:value-type="percentage">
            <text:p>94.8%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16300" calcext:value-type="float">
            <text:p>16300</text:p>
          </table:table-cell>
          <table:table-cell office:value-type="float" office:value="16210" calcext:value-type="float">
            <text:p>16210</text:p>
          </table:table-cell>
          <table:table-cell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707" calcext:value-type="float">
            <text:p>707</text:p>
          </table:table-cell>
          <table:table-cell table:formula="of:=[.F235]/[.F234]-1" office:value-type="percentage" office:value="0.0140845070422535" calcext:value-type="percentage">
            <text:p>1.41%</text:p>
          </table:table-cell>
          <table:table-cell table:formula="of:=[.G234]/[.F234]-1" office:value-type="percentage" office:value="0.00985915492957745" calcext:value-type="percentage">
            <text:p>0.99%</text:p>
          </table:table-cell>
          <table:table-cell table:formula="of:=[.H234]/[.F234]-1" office:value-type="percentage" office:value="0.00985915492957745" calcext:value-type="percentage">
            <text:p>0.99%</text:p>
          </table:table-cell>
          <table:table-cell table:formula="of:=[.G234]/[.I234]-1" office:value-type="percentage" office:value="0.0141442715700142" calcext:value-type="percentage">
            <text:p>1.41%</text:p>
          </table:table-cell>
          <table:table-cell/>
          <table:table-cell office:value-type="string" calcext:value-type="string">
            <text:p>2016-12-09</text:p>
          </table:table-cell>
          <table:table-cell table:number-columns-repeated="4"/>
          <table:table-cell office:value-type="float" office:value="721.3342" calcext:value-type="float">
            <text:p>721.33</text:p>
          </table:table-cell>
          <table:table-cell table:formula="of:=[.T234]/[.$G234]" office:value-type="percentage" office:value="1.00604490934449" calcext:value-type="percentage">
            <text:p>100.6%</text:p>
          </table:table-cell>
          <table:table-cell/>
          <table:table-cell office:value-type="float" office:value="718.51953" calcext:value-type="float">
            <text:p>718.51953</text:p>
          </table:table-cell>
          <table:table-cell table:formula="of:=[.W234]/[.$G234]" office:value-type="percentage" office:value="1.00211928870293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16340" calcext:value-type="float">
            <text:p>16340</text:p>
          </table:table-cell>
          <table:table-cell office:value-type="float" office:value="16350" calcext:value-type="float">
            <text:p>16350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720" calcext:value-type="float">
            <text:p>720</text:p>
          </table:table-cell>
          <table:table-cell office:value-type="float" office:value="706" calcext:value-type="float">
            <text:p>706</text:p>
          </table:table-cell>
          <table:table-cell office:value-type="float" office:value="720" calcext:value-type="float">
            <text:p>720</text:p>
          </table:table-cell>
          <table:table-cell office:value-type="float" office:value="695" calcext:value-type="float">
            <text:p>695</text:p>
          </table:table-cell>
          <table:table-cell table:formula="of:=[.F236]/[.F235]-1" office:value-type="percentage" office:value="-0.0208333333333334" calcext:value-type="percentage">
            <text:p>-2.08%</text:p>
          </table:table-cell>
          <table:table-cell table:formula="of:=[.G235]/[.F235]-1" office:value-type="percentage" office:value="-0.0194444444444445" calcext:value-type="percentage">
            <text:p>-1.94%</text:p>
          </table:table-cell>
          <table:table-cell table:formula="of:=[.H235]/[.F235]-1" office:value-type="percentage" office:value="0" calcext:value-type="percentage">
            <text:p>0.00%</text:p>
          </table:table-cell>
          <table:table-cell table:formula="of:=[.G235]/[.I235]-1" office:value-type="percentage" office:value="0.0158273381294964" calcext:value-type="percentage">
            <text:p>1.58%</text:p>
          </table:table-cell>
          <table:table-cell/>
          <table:table-cell office:value-type="string" calcext:value-type="string">
            <text:p>2016-12-12</text:p>
          </table:table-cell>
          <table:table-cell table:number-columns-repeated="4"/>
          <table:table-cell office:value-type="float" office:value="712.48584" calcext:value-type="float">
            <text:p>712.49</text:p>
          </table:table-cell>
          <table:table-cell table:formula="of:=[.T235]/[.$G235]" office:value-type="percentage" office:value="1.00918674220963" calcext:value-type="percentage">
            <text:p>100.9%</text:p>
          </table:table-cell>
          <table:table-cell/>
          <table:table-cell office:value-type="float" office:value="707.1083" calcext:value-type="float">
            <text:p>707.1083</text:p>
          </table:table-cell>
          <table:table-cell table:formula="of:=[.W235]/[.$G235]" office:value-type="percentage" office:value="1.00156983002833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16000" calcext:value-type="float">
            <text:p>16000</text:p>
          </table:table-cell>
          <table:table-cell office:value-type="float" office:value="16220" calcext:value-type="float">
            <text:p>16220</text:p>
          </table:table-cell>
          <table:table-cell office:value-type="float" office:value="528" calcext:value-type="float">
            <text:p>528</text:p>
          </table:table-cell>
          <table:table-cell office:value-type="float" office:value="534" calcext:value-type="float">
            <text:p>534</text:p>
          </table:table-cell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692" calcext:value-type="float">
            <text:p>692</text:p>
          </table:table-cell>
          <table:table-cell table:formula="of:=[.F237]/[.F236]-1" office:value-type="percentage" office:value="-0.00425531914893618" calcext:value-type="percentage">
            <text:p>-0.43%</text:p>
          </table:table-cell>
          <table:table-cell table:formula="of:=[.G236]/[.F236]-1" office:value-type="percentage" office:value="-0.00709219858156029" calcext:value-type="percentage">
            <text:p>-0.71%</text:p>
          </table:table-cell>
          <table:table-cell table:formula="of:=[.H236]/[.F236]-1" office:value-type="percentage" office:value="0.00141843971631195" calcext:value-type="percentage">
            <text:p>0.14%</text:p>
          </table:table-cell>
          <table:table-cell table:formula="of:=[.G236]/[.I236]-1" office:value-type="percentage" office:value="0.0115606936416186" calcext:value-type="percentage">
            <text:p>1.16%</text:p>
          </table:table-cell>
          <table:table-cell/>
          <table:table-cell office:value-type="string" calcext:value-type="string">
            <text:p>2016-12-13</text:p>
          </table:table-cell>
          <table:table-cell table:number-columns-repeated="4"/>
          <table:table-cell office:value-type="float" office:value="699.1706" calcext:value-type="float">
            <text:p>699.17</text:p>
          </table:table-cell>
          <table:table-cell table:formula="of:=[.T236]/[.$G236]" office:value-type="percentage" office:value="0.998815142857143" calcext:value-type="percentage">
            <text:p>99.9%</text:p>
          </table:table-cell>
          <table:table-cell/>
          <table:table-cell office:value-type="float" office:value="706.09937" calcext:value-type="float">
            <text:p>706.09937</text:p>
          </table:table-cell>
          <table:table-cell table:formula="of:=[.W236]/[.$G236]" office:value-type="percentage" office:value="1.00871338571429" calcext:value-type="percentage">
            <text:p>100.9%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16110" calcext:value-type="float">
            <text:p>16110</text:p>
          </table:table-cell>
          <table:table-cell office:value-type="float" office:value="15850" calcext:value-type="float">
            <text:p>15850</text:p>
          </table:table-cell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702" calcext:value-type="float">
            <text:p>702</text:p>
          </table:table-cell>
          <table:table-cell office:value-type="float" office:value="709" calcext:value-type="float">
            <text:p>709</text:p>
          </table:table-cell>
          <table:table-cell office:value-type="float" office:value="713" calcext:value-type="float">
            <text:p>713</text:p>
          </table:table-cell>
          <table:table-cell office:value-type="float" office:value="701" calcext:value-type="float">
            <text:p>701</text:p>
          </table:table-cell>
          <table:table-cell table:formula="of:=[.F238]/[.F237]-1" office:value-type="percentage" office:value="0.0142450142450143" calcext:value-type="percentage">
            <text:p>1.42%</text:p>
          </table:table-cell>
          <table:table-cell table:formula="of:=[.G237]/[.F237]-1" office:value-type="percentage" office:value="0.00997150997150986" calcext:value-type="percentage">
            <text:p>1.00%</text:p>
          </table:table-cell>
          <table:table-cell table:formula="of:=[.H237]/[.F237]-1" office:value-type="percentage" office:value="0.0156695156695157" calcext:value-type="percentage">
            <text:p>1.57%</text:p>
          </table:table-cell>
          <table:table-cell table:formula="of:=[.G237]/[.I237]-1" office:value-type="percentage" office:value="0.0114122681883024" calcext:value-type="percentage">
            <text:p>1.14%</text:p>
          </table:table-cell>
          <table:table-cell/>
          <table:table-cell office:value-type="string" calcext:value-type="string">
            <text:p>2016-12-14</text:p>
          </table:table-cell>
          <table:table-cell table:number-columns-repeated="4"/>
          <table:table-cell office:value-type="float" office:value="701.9992" calcext:value-type="float">
            <text:p>702.00</text:p>
          </table:table-cell>
          <table:table-cell table:formula="of:=[.T237]/[.$G237]" office:value-type="percentage" office:value="0.99012581100141" calcext:value-type="percentage">
            <text:p>99.0%</text:p>
          </table:table-cell>
          <table:table-cell/>
          <table:table-cell office:value-type="float" office:value="703.1022" calcext:value-type="float">
            <text:p>703.1022</text:p>
          </table:table-cell>
          <table:table-cell table:formula="of:=[.W237]/[.$G237]" office:value-type="percentage" office:value="0.991681523272214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15930" calcext:value-type="float">
            <text:p>15930</text:p>
          </table:table-cell>
          <table:table-cell office:value-type="float" office:value="15830" calcext:value-type="float">
            <text:p>15830</text:p>
          </table:table-cell>
          <table:table-cell office:value-type="float" office:value="514" calcext:value-type="float">
            <text:p>514</text:p>
          </table:table-cell>
          <table:table-cell office:value-type="float" office:value="522" calcext:value-type="float">
            <text:p>522</text:p>
          </table:table-cell>
          <table:table-cell office:value-type="float" office:value="712" calcext:value-type="float">
            <text:p>712</text:p>
          </table:table-cell>
          <table:table-cell office:value-type="float" office:value="702" calcext:value-type="float">
            <text:p>702</text:p>
          </table:table-cell>
          <table:table-cell office:value-type="float" office:value="714" calcext:value-type="float">
            <text:p>714</text:p>
          </table:table-cell>
          <table:table-cell office:value-type="float" office:value="698" calcext:value-type="float">
            <text:p>698</text:p>
          </table:table-cell>
          <table:table-cell table:formula="of:=[.F239]/[.F238]-1" office:value-type="percentage" office:value="-0.0098314606741573" calcext:value-type="percentage">
            <text:p>-0.98%</text:p>
          </table:table-cell>
          <table:table-cell table:formula="of:=[.G238]/[.F238]-1" office:value-type="percentage" office:value="-0.0140449438202247" calcext:value-type="percentage">
            <text:p>-1.40%</text:p>
          </table:table-cell>
          <table:table-cell table:formula="of:=[.H238]/[.F238]-1" office:value-type="percentage" office:value="0.00280898876404501" calcext:value-type="percentage">
            <text:p>0.28%</text:p>
          </table:table-cell>
          <table:table-cell table:formula="of:=[.G238]/[.I238]-1" office:value-type="percentage" office:value="0.00573065902578795" calcext:value-type="percentage">
            <text:p>0.57%</text:p>
          </table:table-cell>
          <table:table-cell/>
          <table:table-cell office:value-type="string" calcext:value-type="string">
            <text:p>2016-12-15</text:p>
          </table:table-cell>
          <table:table-cell table:number-columns-repeated="4"/>
          <table:table-cell office:value-type="float" office:value="720.4519" calcext:value-type="float">
            <text:p>720.45</text:p>
          </table:table-cell>
          <table:table-cell table:formula="of:=[.T238]/[.$G238]" office:value-type="percentage" office:value="1.02628475783476" calcext:value-type="percentage">
            <text:p>102.6%</text:p>
          </table:table-cell>
          <table:table-cell/>
          <table:table-cell office:value-type="float" office:value="701.7845" calcext:value-type="float">
            <text:p>701.7845</text:p>
          </table:table-cell>
          <table:table-cell table:formula="of:=[.W238]/[.$G238]" office:value-type="percentage" office:value="0.99969301994302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15690" calcext:value-type="float">
            <text:p>15690</text:p>
          </table:table-cell>
          <table:table-cell office:value-type="float" office:value="15550" calcext:value-type="float">
            <text:p>15550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705" calcext:value-type="float">
            <text:p>705</text:p>
          </table:table-cell>
          <table:table-cell office:value-type="float" office:value="691" calcext:value-type="float">
            <text:p>691</text:p>
          </table:table-cell>
          <table:table-cell office:value-type="float" office:value="705" calcext:value-type="float">
            <text:p>705</text:p>
          </table:table-cell>
          <table:table-cell office:value-type="float" office:value="682" calcext:value-type="float">
            <text:p>682</text:p>
          </table:table-cell>
          <table:table-cell table:formula="of:=[.F240]/[.F239]-1" office:value-type="percentage" office:value="-0.0283687943262412" calcext:value-type="percentage">
            <text:p>-2.84%</text:p>
          </table:table-cell>
          <table:table-cell table:formula="of:=[.G239]/[.F239]-1" office:value-type="percentage" office:value="-0.0198581560283688" calcext:value-type="percentage">
            <text:p>-1.99%</text:p>
          </table:table-cell>
          <table:table-cell table:formula="of:=[.H239]/[.F239]-1" office:value-type="percentage" office:value="0" calcext:value-type="percentage">
            <text:p>0.00%</text:p>
          </table:table-cell>
          <table:table-cell table:formula="of:=[.G239]/[.I239]-1" office:value-type="percentage" office:value="0.0131964809384164" calcext:value-type="percentage">
            <text:p>1.32%</text:p>
          </table:table-cell>
          <table:table-cell/>
          <table:table-cell office:value-type="string" calcext:value-type="string">
            <text:p>2016-12-16</text:p>
          </table:table-cell>
          <table:table-cell table:number-columns-repeated="4"/>
          <table:table-cell office:value-type="float" office:value="702.474" calcext:value-type="float">
            <text:p>702.47</text:p>
          </table:table-cell>
          <table:table-cell table:formula="of:=[.T239]/[.$G239]" office:value-type="percentage" office:value="1.01660492040521" calcext:value-type="percentage">
            <text:p>101.7%</text:p>
          </table:table-cell>
          <table:table-cell/>
          <table:table-cell office:value-type="float" office:value="697.04083" calcext:value-type="float">
            <text:p>697.04083</text:p>
          </table:table-cell>
          <table:table-cell table:formula="of:=[.W239]/[.$G239]" office:value-type="percentage" office:value="1.00874215629522" calcext:value-type="percentage">
            <text:p>100.9%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15350" calcext:value-type="float">
            <text:p>15350</text:p>
          </table:table-cell>
          <table:table-cell office:value-type="float" office:value="15480" calcext:value-type="float">
            <text:p>15480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81" calcext:value-type="float">
            <text:p>681</text:p>
          </table:table-cell>
          <table:table-cell table:formula="of:=[.F241]/[.F240]-1" office:value-type="percentage" office:value="-0.00437956204379564" calcext:value-type="percentage">
            <text:p>-0.44%</text:p>
          </table:table-cell>
          <table:table-cell table:formula="of:=[.G240]/[.F240]-1" office:value-type="percentage" office:value="0.00437956204379564" calcext:value-type="percentage">
            <text:p>0.44%</text:p>
          </table:table-cell>
          <table:table-cell table:formula="of:=[.H240]/[.F240]-1" office:value-type="percentage" office:value="0.0102189781021897" calcext:value-type="percentage">
            <text:p>1.02%</text:p>
          </table:table-cell>
          <table:table-cell table:formula="of:=[.G240]/[.I240]-1" office:value-type="percentage" office:value="0.0102790014684289" calcext:value-type="percentage">
            <text:p>1.03%</text:p>
          </table:table-cell>
          <table:table-cell/>
          <table:table-cell office:value-type="string" calcext:value-type="string">
            <text:p>2016-12-19</text:p>
          </table:table-cell>
          <table:table-cell table:number-columns-repeated="4"/>
          <table:table-cell office:value-type="float" office:value="689.9493" calcext:value-type="float">
            <text:p>689.95</text:p>
          </table:table-cell>
          <table:table-cell table:formula="of:=[.T240]/[.$G240]" office:value-type="percentage" office:value="1.00283328488372" calcext:value-type="percentage">
            <text:p>100.3%</text:p>
          </table:table-cell>
          <table:table-cell/>
          <table:table-cell office:value-type="float" office:value="688.54285" calcext:value-type="float">
            <text:p>688.54285</text:p>
          </table:table-cell>
          <table:table-cell table:formula="of:=[.W240]/[.$G240]" office:value-type="percentage" office:value="1.00078902616279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15470" calcext:value-type="float">
            <text:p>15470</text:p>
          </table:table-cell>
          <table:table-cell office:value-type="float" office:value="15350" calcext:value-type="float">
            <text:p>15350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682" calcext:value-type="float">
            <text:p>682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81" calcext:value-type="float">
            <text:p>681</text:p>
          </table:table-cell>
          <table:table-cell table:formula="of:=[.F242]/[.F241]-1" office:value-type="percentage" office:value="0.0117302052785924" calcext:value-type="percentage">
            <text:p>1.17%</text:p>
          </table:table-cell>
          <table:table-cell table:formula="of:=[.G241]/[.F241]-1" office:value-type="percentage" office:value="0.0102639296187683" calcext:value-type="percentage">
            <text:p>1.03%</text:p>
          </table:table-cell>
          <table:table-cell table:formula="of:=[.H241]/[.F241]-1" office:value-type="percentage" office:value="0.0117302052785924" calcext:value-type="percentage">
            <text:p>1.17%</text:p>
          </table:table-cell>
          <table:table-cell table:formula="of:=[.G241]/[.I241]-1" office:value-type="percentage" office:value="0.011747430249633" calcext:value-type="percentage">
            <text:p>1.17%</text:p>
          </table:table-cell>
          <table:table-cell/>
          <table:table-cell office:value-type="string" calcext:value-type="string">
            <text:p>2016-12-20</text:p>
          </table:table-cell>
          <table:table-cell table:number-columns-repeated="4"/>
          <table:table-cell office:value-type="float" office:value="680.13934" calcext:value-type="float">
            <text:p>680.14</text:p>
          </table:table-cell>
          <table:table-cell table:formula="of:=[.T241]/[.$G241]" office:value-type="percentage" office:value="0.987139825834543" calcext:value-type="percentage">
            <text:p>98.7%</text:p>
          </table:table-cell>
          <table:table-cell/>
          <table:table-cell office:value-type="float" office:value="690.835" calcext:value-type="float">
            <text:p>690.835</text:p>
          </table:table-cell>
          <table:table-cell table:formula="of:=[.W241]/[.$G241]" office:value-type="percentage" office:value="1.00266328011611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15440" calcext:value-type="float">
            <text:p>15440</text:p>
          </table:table-cell>
          <table:table-cell office:value-type="float" office:value="15330" calcext:value-type="float">
            <text:p>15330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690" calcext:value-type="float">
            <text:p>690</text:p>
          </table:table-cell>
          <table:table-cell office:value-type="float" office:value="675" calcext:value-type="float">
            <text:p>675</text:p>
          </table:table-cell>
          <table:table-cell office:value-type="float" office:value="694" calcext:value-type="float">
            <text:p>694</text:p>
          </table:table-cell>
          <table:table-cell office:value-type="float" office:value="671" calcext:value-type="float">
            <text:p>671</text:p>
          </table:table-cell>
          <table:table-cell table:formula="of:=[.F243]/[.F242]-1" office:value-type="percentage" office:value="-0.0362318840579711" calcext:value-type="percentage">
            <text:p>-3.62%</text:p>
          </table:table-cell>
          <table:table-cell table:formula="of:=[.G242]/[.F242]-1" office:value-type="percentage" office:value="-0.0217391304347826" calcext:value-type="percentage">
            <text:p>-2.17%</text:p>
          </table:table-cell>
          <table:table-cell table:formula="of:=[.H242]/[.F242]-1" office:value-type="percentage" office:value="0.00579710144927526" calcext:value-type="percentage">
            <text:p>0.58%</text:p>
          </table:table-cell>
          <table:table-cell table:formula="of:=[.G242]/[.I242]-1" office:value-type="percentage" office:value="0.00596125186289132" calcext:value-type="percentage">
            <text:p>0.60%</text:p>
          </table:table-cell>
          <table:table-cell/>
          <table:table-cell office:value-type="string" calcext:value-type="string">
            <text:p>2016-12-21</text:p>
          </table:table-cell>
          <table:table-cell table:number-columns-repeated="4"/>
          <table:table-cell office:value-type="float" office:value="684.8823" calcext:value-type="float">
            <text:p>684.88</text:p>
          </table:table-cell>
          <table:table-cell table:formula="of:=[.T242]/[.$G242]" office:value-type="percentage" office:value="1.01464044444444" calcext:value-type="percentage">
            <text:p>101.5%</text:p>
          </table:table-cell>
          <table:table-cell/>
          <table:table-cell office:value-type="float" office:value="685.1433" calcext:value-type="float">
            <text:p>685.1433</text:p>
          </table:table-cell>
          <table:table-cell table:formula="of:=[.W242]/[.$G242]" office:value-type="percentage" office:value="1.01502711111111" calcext:value-type="percentage">
            <text:p>101.5%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15340" calcext:value-type="float">
            <text:p>15340</text:p>
          </table:table-cell>
          <table:table-cell office:value-type="float" office:value="15550" calcext:value-type="float">
            <text:p>15550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665" calcext:value-type="float">
            <text:p>665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56" calcext:value-type="float">
            <text:p>656</text:p>
          </table:table-cell>
          <table:table-cell table:formula="of:=[.F244]/[.F243]-1" office:value-type="percentage" office:value="-0.0165413533834586" calcext:value-type="percentage">
            <text:p>-1.65%</text:p>
          </table:table-cell>
          <table:table-cell table:formula="of:=[.G243]/[.F243]-1" office:value-type="percentage" office:value="-0.00451127819548869" calcext:value-type="percentage">
            <text:p>-0.45%</text:p>
          </table:table-cell>
          <table:table-cell table:formula="of:=[.H243]/[.F243]-1" office:value-type="percentage" office:value="0.00150375939849634" calcext:value-type="percentage">
            <text:p>0.15%</text:p>
          </table:table-cell>
          <table:table-cell table:formula="of:=[.G243]/[.I243]-1" office:value-type="percentage" office:value="0.00914634146341453" calcext:value-type="percentage">
            <text:p>0.91%</text:p>
          </table:table-cell>
          <table:table-cell/>
          <table:table-cell office:value-type="string" calcext:value-type="string">
            <text:p>2016-12-22</text:p>
          </table:table-cell>
          <table:table-cell table:number-columns-repeated="4"/>
          <table:table-cell office:value-type="float" office:value="674.7422" calcext:value-type="float">
            <text:p>674.74</text:p>
          </table:table-cell>
          <table:table-cell table:formula="of:=[.T243]/[.$G243]" office:value-type="percentage" office:value="1.01924803625378" calcext:value-type="percentage">
            <text:p>101.9%</text:p>
          </table:table-cell>
          <table:table-cell/>
          <table:table-cell office:value-type="float" office:value="666.9368" calcext:value-type="float">
            <text:p>666.9368</text:p>
          </table:table-cell>
          <table:table-cell table:formula="of:=[.W243]/[.$G243]" office:value-type="percentage" office:value="1.00745740181269" calcext:value-type="percentage">
            <text:p>100.7%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15870" calcext:value-type="float">
            <text:p>15870</text:p>
          </table:table-cell>
          <table:table-cell office:value-type="float" office:value="15840" calcext:value-type="float">
            <text:p>15840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654" calcext:value-type="float">
            <text:p>654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51" calcext:value-type="float">
            <text:p>651</text:p>
          </table:table-cell>
          <table:table-cell table:formula="of:=[.F245]/[.F244]-1" office:value-type="percentage" office:value="0.00611620795107037" calcext:value-type="percentage">
            <text:p>0.61%</text:p>
          </table:table-cell>
          <table:table-cell table:formula="of:=[.G244]/[.F244]-1" office:value-type="percentage" office:value="0.0122324159021407" calcext:value-type="percentage">
            <text:p>1.22%</text:p>
          </table:table-cell>
          <table:table-cell table:formula="of:=[.H244]/[.F244]-1" office:value-type="percentage" office:value="0.0152905198776758" calcext:value-type="percentage">
            <text:p>1.53%</text:p>
          </table:table-cell>
          <table:table-cell table:formula="of:=[.G244]/[.I244]-1" office:value-type="percentage" office:value="0.0168970814132103" calcext:value-type="percentage">
            <text:p>1.69%</text:p>
          </table:table-cell>
          <table:table-cell/>
          <table:table-cell office:value-type="string" calcext:value-type="string">
            <text:p>2016-12-26</text:p>
          </table:table-cell>
          <table:table-cell table:number-columns-repeated="4"/>
          <table:table-cell office:value-type="float" office:value="657.4083" calcext:value-type="float">
            <text:p>657.41</text:p>
          </table:table-cell>
          <table:table-cell table:formula="of:=[.T244]/[.$G244]" office:value-type="percentage" office:value="0.993063897280967" calcext:value-type="percentage">
            <text:p>99.3%</text:p>
          </table:table-cell>
          <table:table-cell/>
          <table:table-cell office:value-type="float" office:value="660.9271" calcext:value-type="float">
            <text:p>660.9271</text:p>
          </table:table-cell>
          <table:table-cell table:formula="of:=[.W244]/[.$G244]" office:value-type="percentage" office:value="0.99837930513595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15910" calcext:value-type="float">
            <text:p>15910</text:p>
          </table:table-cell>
          <table:table-cell office:value-type="float" office:value="15950" calcext:value-type="float">
            <text:p>15950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658" calcext:value-type="float">
            <text:p>658</text:p>
          </table:table-cell>
          <table:table-cell office:value-type="float" office:value="661" calcext:value-type="float">
            <text:p>661</text:p>
          </table:table-cell>
          <table:table-cell office:value-type="float" office:value="667" calcext:value-type="float">
            <text:p>667</text:p>
          </table:table-cell>
          <table:table-cell office:value-type="float" office:value="656" calcext:value-type="float">
            <text:p>656</text:p>
          </table:table-cell>
          <table:table-cell table:formula="of:=[.F246]/[.F245]-1" office:value-type="percentage" office:value="0" calcext:value-type="percentage">
            <text:p>0.00%</text:p>
          </table:table-cell>
          <table:table-cell table:formula="of:=[.G245]/[.F245]-1" office:value-type="percentage" office:value="0.00455927051671723" calcext:value-type="percentage">
            <text:p>0.46%</text:p>
          </table:table-cell>
          <table:table-cell table:formula="of:=[.H245]/[.F245]-1" office:value-type="percentage" office:value="0.0136778115501519" calcext:value-type="percentage">
            <text:p>1.37%</text:p>
          </table:table-cell>
          <table:table-cell table:formula="of:=[.G245]/[.I245]-1" office:value-type="percentage" office:value="0.00762195121951215" calcext:value-type="percentage">
            <text:p>0.76%</text:p>
          </table:table-cell>
          <table:table-cell/>
          <table:table-cell office:value-type="string" calcext:value-type="string">
            <text:p>2016-12-27</text:p>
          </table:table-cell>
          <table:table-cell table:number-columns-repeated="4"/>
          <table:table-cell office:value-type="float" office:value="662.79645" calcext:value-type="float">
            <text:p>662.80</text:p>
          </table:table-cell>
          <table:table-cell table:formula="of:=[.T245]/[.$G245]" office:value-type="percentage" office:value="1.00271777609682" calcext:value-type="percentage">
            <text:p>100.3%</text:p>
          </table:table-cell>
          <table:table-cell/>
          <table:table-cell office:value-type="float" office:value="661.52155" calcext:value-type="float">
            <text:p>661.52155</text:p>
          </table:table-cell>
          <table:table-cell table:formula="of:=[.W245]/[.$G245]" office:value-type="percentage" office:value="1.00078903177005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15920" calcext:value-type="float">
            <text:p>15920</text:p>
          </table:table-cell>
          <table:table-cell office:value-type="float" office:value="15870" calcext:value-type="float">
            <text:p>15870</text:p>
          </table:table-cell>
          <table:table-cell office:value-type="float" office:value="502" calcext:value-type="float">
            <text:p>502</text:p>
          </table:table-cell>
          <table:table-cell office:value-type="float" office:value="518" calcext:value-type="float">
            <text:p>518</text:p>
          </table:table-cell>
          <table:table-cell office:value-type="float" office:value="658" calcext:value-type="float">
            <text:p>658</text:p>
          </table:table-cell>
          <table:table-cell office:value-type="float" office:value="662" calcext:value-type="float">
            <text:p>662</text:p>
          </table:table-cell>
          <table:table-cell office:value-type="float" office:value="665" calcext:value-type="float">
            <text:p>665</text:p>
          </table:table-cell>
          <table:table-cell office:value-type="float" office:value="658" calcext:value-type="float">
            <text:p>658</text:p>
          </table:table-cell>
          <table:table-cell table:formula="of:=[.F247]/[.F246]-1" office:value-type="percentage" office:value="-0.0121580547112462" calcext:value-type="percentage">
            <text:p>-1.22%</text:p>
          </table:table-cell>
          <table:table-cell table:formula="of:=[.G246]/[.F246]-1" office:value-type="percentage" office:value="0.00607902735562305" calcext:value-type="percentage">
            <text:p>0.61%</text:p>
          </table:table-cell>
          <table:table-cell table:formula="of:=[.H246]/[.F246]-1" office:value-type="percentage" office:value="0.0106382978723405" calcext:value-type="percentage">
            <text:p>1.06%</text:p>
          </table:table-cell>
          <table:table-cell table:formula="of:=[.G246]/[.I246]-1" office:value-type="percentage" office:value="0.00607902735562305" calcext:value-type="percentage">
            <text:p>0.61%</text:p>
          </table:table-cell>
          <table:table-cell/>
          <table:table-cell office:value-type="string" calcext:value-type="string">
            <text:p>2016-12-28</text:p>
          </table:table-cell>
          <table:table-cell table:number-columns-repeated="4"/>
          <table:table-cell office:value-type="float" office:value="659.92896" calcext:value-type="float">
            <text:p>659.93</text:p>
          </table:table-cell>
          <table:table-cell table:formula="of:=[.T246]/[.$G246]" office:value-type="percentage" office:value="0.996871540785498" calcext:value-type="percentage">
            <text:p>99.7%</text:p>
          </table:table-cell>
          <table:table-cell/>
          <table:table-cell office:value-type="float" office:value="663.30225" calcext:value-type="float">
            <text:p>663.30225</text:p>
          </table:table-cell>
          <table:table-cell table:formula="of:=[.W246]/[.$G246]" office:value-type="percentage" office:value="1.00196714501511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15690" calcext:value-type="float">
            <text:p>15690</text:p>
          </table:table-cell>
          <table:table-cell office:value-type="float" office:value="15590" calcext:value-type="float">
            <text:p>15590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650" calcext:value-type="float">
            <text:p>650</text:p>
          </table:table-cell>
          <table:table-cell office:value-type="float" office:value="648" calcext:value-type="float">
            <text:p>648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table:formula="of:=[.F248]/[.F247]-1" office:value-type="percentage" office:value="-0.00769230769230767" calcext:value-type="percentage">
            <text:p>-0.77%</text:p>
          </table:table-cell>
          <table:table-cell table:formula="of:=[.G247]/[.F247]-1" office:value-type="percentage" office:value="-0.00307692307692309" calcext:value-type="percentage">
            <text:p>-0.31%</text:p>
          </table:table-cell>
          <table:table-cell table:formula="of:=[.H247]/[.F247]-1" office:value-type="percentage" office:value="0.00769230769230767" calcext:value-type="percentage">
            <text:p>0.77%</text:p>
          </table:table-cell>
          <table:table-cell table:formula="of:=[.G247]/[.I247]-1" office:value-type="percentage" office:value="0.00309597523219818" calcext:value-type="percentage">
            <text:p>0.31%</text:p>
          </table:table-cell>
          <table:table-cell/>
          <table:table-cell office:value-type="string" calcext:value-type="string">
            <text:p>2016-12-29</text:p>
          </table:table-cell>
          <table:table-cell table:number-columns-repeated="4"/>
          <table:table-cell office:value-type="float" office:value="658.08514" calcext:value-type="float">
            <text:p>658.09</text:p>
          </table:table-cell>
          <table:table-cell table:formula="of:=[.T247]/[.$G247]" office:value-type="percentage" office:value="1.01556348765432" calcext:value-type="percentage">
            <text:p>101.6%</text:p>
          </table:table-cell>
          <table:table-cell/>
          <table:table-cell office:value-type="float" office:value="663.47455" calcext:value-type="float">
            <text:p>663.47455</text:p>
          </table:table-cell>
          <table:table-cell table:formula="of:=[.W247]/[.$G247]" office:value-type="percentage" office:value="1.02388047839506" calcext:value-type="percentage">
            <text:p>102.4%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15120" calcext:value-type="float">
            <text:p>15120</text:p>
          </table:table-cell>
          <table:table-cell office:value-type="float" office:value="15110" calcext:value-type="float">
            <text:p>15110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645" calcext:value-type="float">
            <text:p>645</text:p>
          </table:table-cell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 office:value-type="float" office:value="641" calcext:value-type="float">
            <text:p>641</text:p>
          </table:table-cell>
          <table:table-cell table:formula="of:=[.F249]/[.F248]-1" office:value-type="percentage" office:value="0.0232558139534884" calcext:value-type="percentage">
            <text:p>2.33%</text:p>
          </table:table-cell>
          <table:table-cell table:formula="of:=[.G248]/[.F248]-1" office:value-type="percentage" office:value="0.00620155038759695" calcext:value-type="percentage">
            <text:p>0.62%</text:p>
          </table:table-cell>
          <table:table-cell table:formula="of:=[.H248]/[.F248]-1" office:value-type="percentage" office:value="0.00930232558139532" calcext:value-type="percentage">
            <text:p>0.93%</text:p>
          </table:table-cell>
          <table:table-cell table:formula="of:=[.G248]/[.I248]-1" office:value-type="percentage" office:value="0.0124804992199687" calcext:value-type="percentage">
            <text:p>1.25%</text:p>
          </table:table-cell>
          <table:table-cell/>
          <table:table-cell office:value-type="string" calcext:value-type="string">
            <text:p>2016-12-30</text:p>
          </table:table-cell>
          <table:table-cell table:number-columns-repeated="4"/>
          <table:table-cell office:value-type="float" office:value="644.8854" calcext:value-type="float">
            <text:p>644.89</text:p>
          </table:table-cell>
          <table:table-cell table:formula="of:=[.T248]/[.$G248]" office:value-type="percentage" office:value="0.993660092449923" calcext:value-type="percentage">
            <text:p>99.4%</text:p>
          </table:table-cell>
          <table:table-cell/>
          <table:table-cell office:value-type="float" office:value="646.0803" calcext:value-type="float">
            <text:p>646.0803</text:p>
          </table:table-cell>
          <table:table-cell table:formula="of:=[.W248]/[.$G248]" office:value-type="percentage" office:value="0.995501232665639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14770" calcext:value-type="float">
            <text:p>14770</text:p>
          </table:table-cell>
          <table:table-cell office:value-type="float" office:value="14810" calcext:value-type="float">
            <text:p>1481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660" calcext:value-type="float">
            <text:p>660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table:formula="of:=[.F250]/[.F249]-1" office:value-type="percentage" office:value="0.0227272727272727" calcext:value-type="percentage">
            <text:p>2.27%</text:p>
          </table:table-cell>
          <table:table-cell table:formula="of:=[.G249]/[.F249]-1" office:value-type="percentage" office:value="0.0106060606060605" calcext:value-type="percentage">
            <text:p>1.06%</text:p>
          </table:table-cell>
          <table:table-cell table:formula="of:=[.H249]/[.F249]-1" office:value-type="percentage" office:value="0.0121212121212122" calcext:value-type="percentage">
            <text:p>1.21%</text:p>
          </table:table-cell>
          <table:table-cell table:formula="of:=[.G249]/[.I249]-1" office:value-type="percentage" office:value="0.0214395099540583" calcext:value-type="percentage">
            <text:p>2.14%</text:p>
          </table:table-cell>
          <table:table-cell/>
          <table:table-cell office:value-type="string" calcext:value-type="string">
            <text:p>2017-01-04</text:p>
          </table:table-cell>
          <table:table-cell table:number-columns-repeated="4"/>
          <table:table-cell office:value-type="float" office:value="646.35345" calcext:value-type="float">
            <text:p>646.35</text:p>
          </table:table-cell>
          <table:table-cell table:formula="of:=[.T249]/[.$G249]" office:value-type="percentage" office:value="0.969045652173913" calcext:value-type="percentage">
            <text:p>96.9%</text:p>
          </table:table-cell>
          <table:table-cell/>
          <table:table-cell office:value-type="float" office:value="652.4672" calcext:value-type="float">
            <text:p>652.4672</text:p>
          </table:table-cell>
          <table:table-cell table:formula="of:=[.W249]/[.$G249]" office:value-type="percentage" office:value="0.978211694152924" calcext:value-type="percentage">
            <text:p>97.8%</text:p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14720" calcext:value-type="float">
            <text:p>14720</text:p>
          </table:table-cell>
          <table:table-cell office:value-type="float" office:value="14820" calcext:value-type="float">
            <text:p>14820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675" calcext:value-type="float">
            <text:p>675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65" calcext:value-type="float">
            <text:p>665</text:p>
          </table:table-cell>
          <table:table-cell table:formula="of:=[.F251]/[.F250]-1" office:value-type="percentage" office:value="0.00740740740740731" calcext:value-type="percentage">
            <text:p>0.74%</text:p>
          </table:table-cell>
          <table:table-cell table:formula="of:=[.G250]/[.F250]-1" office:value-type="percentage" office:value="0.0207407407407407" calcext:value-type="percentage">
            <text:p>2.07%</text:p>
          </table:table-cell>
          <table:table-cell table:formula="of:=[.H250]/[.F250]-1" office:value-type="percentage" office:value="0.0222222222222221" calcext:value-type="percentage">
            <text:p>2.22%</text:p>
          </table:table-cell>
          <table:table-cell table:formula="of:=[.G250]/[.I250]-1" office:value-type="percentage" office:value="0.0360902255639097" calcext:value-type="percentage">
            <text:p>3.61%</text:p>
          </table:table-cell>
          <table:table-cell/>
          <table:table-cell office:value-type="string" calcext:value-type="string">
            <text:p>2017-01-05</text:p>
          </table:table-cell>
          <table:table-cell table:number-columns-repeated="4"/>
          <table:table-cell office:value-type="float" office:value="660.1555" calcext:value-type="float">
            <text:p>660.16</text:p>
          </table:table-cell>
          <table:table-cell table:formula="of:=[.T250]/[.$G250]" office:value-type="percentage" office:value="0.958135703918723" calcext:value-type="percentage">
            <text:p>95.8%</text:p>
          </table:table-cell>
          <table:table-cell/>
          <table:table-cell office:value-type="float" office:value="656.53485" calcext:value-type="float">
            <text:p>656.53485</text:p>
          </table:table-cell>
          <table:table-cell table:formula="of:=[.W250]/[.$G250]" office:value-type="percentage" office:value="0.952880769230769" calcext:value-type="percentage">
            <text:p>95.3%</text:p>
          </table:table-cell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14570" calcext:value-type="float">
            <text:p>14570</text:p>
          </table:table-cell>
          <table:table-cell office:value-type="float" office:value="14880" calcext:value-type="float">
            <text:p>14880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680" calcext:value-type="float">
            <text:p>680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table:formula="of:=[.F252]/[.F251]-1" office:value-type="percentage" office:value="0.00147058823529411" calcext:value-type="percentage">
            <text:p>0.15%</text:p>
          </table:table-cell>
          <table:table-cell table:formula="of:=[.G251]/[.F251]-1" office:value-type="percentage" office:value="0.00588235294117645" calcext:value-type="percentage">
            <text:p>0.59%</text:p>
          </table:table-cell>
          <table:table-cell table:formula="of:=[.H251]/[.F251]-1" office:value-type="percentage" office:value="0.0102941176470588" calcext:value-type="percentage">
            <text:p>1.03%</text:p>
          </table:table-cell>
          <table:table-cell table:formula="of:=[.G251]/[.I251]-1" office:value-type="percentage" office:value="0.0163447251114413" calcext:value-type="percentage">
            <text:p>1.63%</text:p>
          </table:table-cell>
          <table:table-cell/>
          <table:table-cell office:value-type="string" calcext:value-type="string">
            <text:p>2017-01-06</text:p>
          </table:table-cell>
          <table:table-cell table:number-columns-repeated="4"/>
          <table:table-cell office:value-type="float" office:value="680.18066" calcext:value-type="float">
            <text:p>680.18</text:p>
          </table:table-cell>
          <table:table-cell table:formula="of:=[.T251]/[.$G251]" office:value-type="percentage" office:value="0.994416169590643" calcext:value-type="percentage">
            <text:p>99.4%</text:p>
          </table:table-cell>
          <table:table-cell/>
          <table:table-cell office:value-type="float" office:value="672.94403" calcext:value-type="float">
            <text:p>672.94403</text:p>
          </table:table-cell>
          <table:table-cell table:formula="of:=[.W251]/[.$G251]" office:value-type="percentage" office:value="0.983836301169591" calcext:value-type="percentage">
            <text:p>98.4%</text:p>
          </table:table-cell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14830" calcext:value-type="float">
            <text:p>14830</text:p>
          </table:table-cell>
          <table:table-cell office:value-type="float" office:value="14690" calcext:value-type="float">
            <text:p>14690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681" calcext:value-type="float">
            <text:p>681</text:p>
          </table:table-cell>
          <table:table-cell office:value-type="float" office:value="671" calcext:value-type="float">
            <text:p>67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table:formula="of:=[.F253]/[.F252]-1" office:value-type="percentage" office:value="-0.0146842878120411" calcext:value-type="percentage">
            <text:p>-1.47%</text:p>
          </table:table-cell>
          <table:table-cell table:formula="of:=[.G252]/[.F252]-1" office:value-type="percentage" office:value="-0.0146842878120411" calcext:value-type="percentage">
            <text:p>-1.47%</text:p>
          </table:table-cell>
          <table:table-cell table:formula="of:=[.H252]/[.F252]-1" office:value-type="percentage" office:value="0.00293685756240825" calcext:value-type="percentage">
            <text:p>0.29%</text:p>
          </table:table-cell>
          <table:table-cell table:formula="of:=[.G252]/[.I252]-1" office:value-type="percentage" office:value="0.00750750750750751" calcext:value-type="percentage">
            <text:p>0.75%</text:p>
          </table:table-cell>
          <table:table-cell/>
          <table:table-cell office:value-type="string" calcext:value-type="string">
            <text:p>2017-01-10</text:p>
          </table:table-cell>
          <table:table-cell table:number-columns-repeated="4"/>
          <table:table-cell office:value-type="float" office:value="681.2147" calcext:value-type="float">
            <text:p>681.21</text:p>
          </table:table-cell>
          <table:table-cell table:formula="of:=[.T252]/[.$G252]" office:value-type="percentage" office:value="1.01522309985097" calcext:value-type="percentage">
            <text:p>101.5%</text:p>
          </table:table-cell>
          <table:table-cell/>
          <table:table-cell office:value-type="float" office:value="686.38916" calcext:value-type="float">
            <text:p>686.38916</text:p>
          </table:table-cell>
          <table:table-cell table:formula="of:=[.W252]/[.$G252]" office:value-type="percentage" office:value="1.02293466467958" calcext:value-type="percentage">
            <text:p>102.3%</text:p>
          </table:table-cell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14740" calcext:value-type="float">
            <text:p>14740</text:p>
          </table:table-cell>
          <table:table-cell office:value-type="float" office:value="14390" calcext:value-type="float">
            <text:p>14390</text:p>
          </table:table-cell>
          <table:table-cell office:value-type="float" office:value="472" calcext:value-type="float">
            <text:p>472</text:p>
          </table:table-cell>
          <table:table-cell office:value-type="float" office:value="452" calcext:value-type="float">
            <text:p>452</text:p>
          </table:table-cell>
          <table:table-cell office:value-type="float" office:value="671" calcext:value-type="float">
            <text:p>671</text:p>
          </table:table-cell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table:formula="of:=[.F254]/[.F253]-1" office:value-type="percentage" office:value="0.00298062593144555" calcext:value-type="percentage">
            <text:p>0.30%</text:p>
          </table:table-cell>
          <table:table-cell table:formula="of:=[.G253]/[.F253]-1" office:value-type="percentage" office:value="0.0178837555886737" calcext:value-type="percentage">
            <text:p>1.79%</text:p>
          </table:table-cell>
          <table:table-cell table:formula="of:=[.H253]/[.F253]-1" office:value-type="percentage" office:value="0.0238450074515648" calcext:value-type="percentage">
            <text:p>2.38%</text:p>
          </table:table-cell>
          <table:table-cell table:formula="of:=[.G253]/[.I253]-1" office:value-type="percentage" office:value="0.0209267563527653" calcext:value-type="percentage">
            <text:p>2.09%</text:p>
          </table:table-cell>
          <table:table-cell/>
          <table:table-cell office:value-type="string" calcext:value-type="string">
            <text:p>2017-01-11</text:p>
          </table:table-cell>
          <table:table-cell table:number-columns-repeated="4"/>
          <table:table-cell office:value-type="float" office:value="675.45465" calcext:value-type="float">
            <text:p>675.45</text:p>
          </table:table-cell>
          <table:table-cell table:formula="of:=[.T253]/[.$G253]" office:value-type="percentage" office:value="0.988952635431918" calcext:value-type="percentage">
            <text:p>98.9%</text:p>
          </table:table-cell>
          <table:table-cell/>
          <table:table-cell office:value-type="float" office:value="665.06616" calcext:value-type="float">
            <text:p>665.06616</text:p>
          </table:table-cell>
          <table:table-cell table:formula="of:=[.W253]/[.$G253]" office:value-type="percentage" office:value="0.973742547584187" calcext:value-type="percentage">
            <text:p>97.4%</text:p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14410" calcext:value-type="float">
            <text:p>14410</text:p>
          </table:table-cell>
          <table:table-cell office:value-type="float" office:value="14230" calcext:value-type="float">
            <text:p>14230</text:p>
          </table:table-cell>
          <table:table-cell office:value-type="float" office:value="451" calcext:value-type="float">
            <text:p>451</text:p>
          </table:table-cell>
          <table:table-cell office:value-type="float" office:value="441" calcext:value-type="float">
            <text:p>441</text:p>
          </table:table-cell>
          <table:table-cell office:value-type="float" office:value="673" calcext:value-type="float">
            <text:p>673</text:p>
          </table:table-cell>
          <table:table-cell office:value-type="float" office:value="666" calcext:value-type="float">
            <text:p>666</text:p>
          </table:table-cell>
          <table:table-cell office:value-type="float" office:value="683" calcext:value-type="float">
            <text:p>683</text:p>
          </table:table-cell>
          <table:table-cell office:value-type="float" office:value="662" calcext:value-type="float">
            <text:p>662</text:p>
          </table:table-cell>
          <table:table-cell table:formula="of:=[.F255]/[.F254]-1" office:value-type="percentage" office:value="-0.0104011887072808" calcext:value-type="percentage">
            <text:p>-1.04%</text:p>
          </table:table-cell>
          <table:table-cell table:formula="of:=[.G254]/[.F254]-1" office:value-type="percentage" office:value="-0.0104011887072808" calcext:value-type="percentage">
            <text:p>-1.04%</text:p>
          </table:table-cell>
          <table:table-cell table:formula="of:=[.H254]/[.F254]-1" office:value-type="percentage" office:value="0.0148588410104011" calcext:value-type="percentage">
            <text:p>1.49%</text:p>
          </table:table-cell>
          <table:table-cell table:formula="of:=[.G254]/[.I254]-1" office:value-type="percentage" office:value="0.0060422960725075" calcext:value-type="percentage">
            <text:p>0.60%</text:p>
          </table:table-cell>
          <table:table-cell/>
          <table:table-cell office:value-type="string" calcext:value-type="string">
            <text:p>2017-01-12</text:p>
          </table:table-cell>
          <table:table-cell table:number-columns-repeated="4"/>
          <table:table-cell office:value-type="float" office:value="684.5549" calcext:value-type="float">
            <text:p>684.55</text:p>
          </table:table-cell>
          <table:table-cell table:formula="of:=[.T254]/[.$G254]" office:value-type="percentage" office:value="1.02786021021021" calcext:value-type="percentage">
            <text:p>102.8%</text:p>
          </table:table-cell>
          <table:table-cell/>
          <table:table-cell office:value-type="float" office:value="673.0268" calcext:value-type="float">
            <text:p>673.0268</text:p>
          </table:table-cell>
          <table:table-cell table:formula="of:=[.W254]/[.$G254]" office:value-type="percentage" office:value="1.01055075075075" calcext:value-type="percentage">
            <text:p>101.1%</text:p>
          </table:table-cell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13890" calcext:value-type="float">
            <text:p>13890</text:p>
          </table:table-cell>
          <table:table-cell office:value-type="float" office:value="13770" calcext:value-type="float">
            <text:p>13770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66" calcext:value-type="float">
            <text:p>666</text:p>
          </table:table-cell>
          <table:table-cell table:formula="of:=[.F256]/[.F255]-1" office:value-type="percentage" office:value="0.012012012012012" calcext:value-type="percentage">
            <text:p>1.20%</text:p>
          </table:table-cell>
          <table:table-cell table:formula="of:=[.G255]/[.F255]-1" office:value-type="percentage" office:value="0.0195195195195195" calcext:value-type="percentage">
            <text:p>1.95%</text:p>
          </table:table-cell>
          <table:table-cell table:formula="of:=[.H255]/[.F255]-1" office:value-type="percentage" office:value="0.0210210210210211" calcext:value-type="percentage">
            <text:p>2.10%</text:p>
          </table:table-cell>
          <table:table-cell table:formula="of:=[.G255]/[.I255]-1" office:value-type="percentage" office:value="0.0195195195195195" calcext:value-type="percentage">
            <text:p>1.95%</text:p>
          </table:table-cell>
          <table:table-cell/>
          <table:table-cell office:value-type="string" calcext:value-type="string">
            <text:p>2017-01-13</text:p>
          </table:table-cell>
          <table:table-cell table:number-columns-repeated="4"/>
          <table:table-cell office:value-type="float" office:value="669.41986" calcext:value-type="float">
            <text:p>669.42</text:p>
          </table:table-cell>
          <table:table-cell table:formula="of:=[.T255]/[.$G255]" office:value-type="percentage" office:value="0.985890810014727" calcext:value-type="percentage">
            <text:p>98.6%</text:p>
          </table:table-cell>
          <table:table-cell/>
          <table:table-cell office:value-type="float" office:value="665.74835" calcext:value-type="float">
            <text:p>665.74835</text:p>
          </table:table-cell>
          <table:table-cell table:formula="of:=[.W255]/[.$G255]" office:value-type="percentage" office:value="0.980483578792342" calcext:value-type="percentage">
            <text:p>98.0%</text:p>
          </table:table-cell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13910" calcext:value-type="float">
            <text:p>13910</text:p>
          </table:table-cell>
          <table:table-cell office:value-type="float" office:value="14040" calcext:value-type="float">
            <text:p>14040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674" calcext:value-type="float">
            <text:p>674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67" calcext:value-type="float">
            <text:p>667</text:p>
          </table:table-cell>
          <table:table-cell table:formula="of:=[.F257]/[.F256]-1" office:value-type="percentage" office:value="-0.00445103857566764" calcext:value-type="percentage">
            <text:p>-0.45%</text:p>
          </table:table-cell>
          <table:table-cell table:formula="of:=[.G256]/[.F256]-1" office:value-type="percentage" office:value="-0.00593471810089019" calcext:value-type="percentage">
            <text:p>-0.59%</text:p>
          </table:table-cell>
          <table:table-cell table:formula="of:=[.H256]/[.F256]-1" office:value-type="percentage" office:value="0.00890207715133529" calcext:value-type="percentage">
            <text:p>0.89%</text:p>
          </table:table-cell>
          <table:table-cell table:formula="of:=[.G256]/[.I256]-1" office:value-type="percentage" office:value="0.00449775112443773" calcext:value-type="percentage">
            <text:p>0.45%</text:p>
          </table:table-cell>
          <table:table-cell/>
          <table:table-cell office:value-type="string" calcext:value-type="string">
            <text:p>2017-01-16</text:p>
          </table:table-cell>
          <table:table-cell table:number-columns-repeated="4"/>
          <table:table-cell office:value-type="float" office:value="679.64075" calcext:value-type="float">
            <text:p>679.64</text:p>
          </table:table-cell>
          <table:table-cell table:formula="of:=[.T256]/[.$G256]" office:value-type="percentage" office:value="1.01438917910448" calcext:value-type="percentage">
            <text:p>101.4%</text:p>
          </table:table-cell>
          <table:table-cell/>
          <table:table-cell office:value-type="float" office:value="678.6363" calcext:value-type="float">
            <text:p>678.6363</text:p>
          </table:table-cell>
          <table:table-cell table:formula="of:=[.W256]/[.$G256]" office:value-type="percentage" office:value="1.01289" calcext:value-type="percentage">
            <text:p>101.3%</text:p>
          </table:table-cell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13640" calcext:value-type="float">
            <text:p>13640</text:p>
          </table:table-cell>
          <table:table-cell office:value-type="float" office:value="14130" calcext:value-type="float">
            <text:p>141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office:value-type="float" office:value="671" calcext:value-type="float">
            <text:p>671</text:p>
          </table:table-cell>
          <table:table-cell office:value-type="float" office:value="664" calcext:value-type="float">
            <text:p>664</text:p>
          </table:table-cell>
          <table:table-cell office:value-type="float" office:value="673" calcext:value-type="float">
            <text:p>673</text:p>
          </table:table-cell>
          <table:table-cell office:value-type="float" office:value="663" calcext:value-type="float">
            <text:p>663</text:p>
          </table:table-cell>
          <table:table-cell table:formula="of:=[.F258]/[.F257]-1" office:value-type="percentage" office:value="-0.0163934426229508" calcext:value-type="percentage">
            <text:p>-1.64%</text:p>
          </table:table-cell>
          <table:table-cell table:formula="of:=[.G257]/[.F257]-1" office:value-type="percentage" office:value="-0.0104321907600596" calcext:value-type="percentage">
            <text:p>-1.04%</text:p>
          </table:table-cell>
          <table:table-cell table:formula="of:=[.H257]/[.F257]-1" office:value-type="percentage" office:value="0.00298062593144555" calcext:value-type="percentage">
            <text:p>0.30%</text:p>
          </table:table-cell>
          <table:table-cell table:formula="of:=[.G257]/[.I257]-1" office:value-type="percentage" office:value="0.00150829562594268" calcext:value-type="percentage">
            <text:p>0.15%</text:p>
          </table:table-cell>
          <table:table-cell/>
          <table:table-cell office:value-type="string" calcext:value-type="string">
            <text:p>2017-01-17</text:p>
          </table:table-cell>
          <table:table-cell table:number-columns-repeated="4"/>
          <table:table-cell office:value-type="float" office:value="670.1277" calcext:value-type="float">
            <text:p>670.13</text:p>
          </table:table-cell>
          <table:table-cell table:formula="of:=[.T257]/[.$G257]" office:value-type="percentage" office:value="1.00922846385542" calcext:value-type="percentage">
            <text:p>100.9%</text:p>
          </table:table-cell>
          <table:table-cell/>
          <table:table-cell office:value-type="float" office:value="677.1306" calcext:value-type="float">
            <text:p>677.1306</text:p>
          </table:table-cell>
          <table:table-cell table:formula="of:=[.W257]/[.$G257]" office:value-type="percentage" office:value="1.019775" calcext:value-type="percentage">
            <text:p>102.0%</text:p>
          </table:table-cell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13890" calcext:value-type="float">
            <text:p>13890</text:p>
          </table:table-cell>
          <table:table-cell office:value-type="float" office:value="13590" calcext:value-type="float">
            <text:p>13590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office:value-type="float" office:value="660" calcext:value-type="float">
            <text:p>660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54" calcext:value-type="float">
            <text:p>654</text:p>
          </table:table-cell>
          <table:table-cell table:formula="of:=[.F259]/[.F258]-1" office:value-type="percentage" office:value="0.0272727272727273" calcext:value-type="percentage">
            <text:p>2.73%</text:p>
          </table:table-cell>
          <table:table-cell table:formula="of:=[.G258]/[.F258]-1" office:value-type="percentage" office:value="0.0136363636363637" calcext:value-type="percentage">
            <text:p>1.36%</text:p>
          </table:table-cell>
          <table:table-cell table:formula="of:=[.H258]/[.F258]-1" office:value-type="percentage" office:value="0.0151515151515151" calcext:value-type="percentage">
            <text:p>1.52%</text:p>
          </table:table-cell>
          <table:table-cell table:formula="of:=[.G258]/[.I258]-1" office:value-type="percentage" office:value="0.0229357798165137" calcext:value-type="percentage">
            <text:p>2.29%</text:p>
          </table:table-cell>
          <table:table-cell/>
          <table:table-cell office:value-type="string" calcext:value-type="string">
            <text:p>2017-01-18</text:p>
          </table:table-cell>
          <table:table-cell table:number-columns-repeated="4"/>
          <table:table-cell office:value-type="float" office:value="664.06055" calcext:value-type="float">
            <text:p>664.06</text:p>
          </table:table-cell>
          <table:table-cell table:formula="of:=[.T258]/[.$G258]" office:value-type="percentage" office:value="0.992616666666667" calcext:value-type="percentage">
            <text:p>99.3%</text:p>
          </table:table-cell>
          <table:table-cell/>
          <table:table-cell office:value-type="float" office:value="668.20605" calcext:value-type="float">
            <text:p>668.20605</text:p>
          </table:table-cell>
          <table:table-cell table:formula="of:=[.W258]/[.$G258]" office:value-type="percentage" office:value="0.998813228699552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13020" calcext:value-type="float">
            <text:p>13020</text:p>
          </table:table-cell>
          <table:table-cell office:value-type="float" office:value="12810" calcext:value-type="float">
            <text:p>12810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70" calcext:value-type="float">
            <text:p>670</text:p>
          </table:table-cell>
          <table:table-cell table:formula="of:=[.F260]/[.F259]-1" office:value-type="percentage" office:value="0" calcext:value-type="percentage">
            <text:p>0.00%</text:p>
          </table:table-cell>
          <table:table-cell table:formula="of:=[.G259]/[.F259]-1" office:value-type="percentage" office:value="0" calcext:value-type="percentage">
            <text:p>0.00%</text:p>
          </table:table-cell>
          <table:table-cell table:formula="of:=[.H259]/[.F259]-1" office:value-type="percentage" office:value="0.00737463126843663" calcext:value-type="percentage">
            <text:p>0.74%</text:p>
          </table:table-cell>
          <table:table-cell table:formula="of:=[.G259]/[.I259]-1" office:value-type="percentage" office:value="0.0119402985074626" calcext:value-type="percentage">
            <text:p>1.19%</text:p>
          </table:table-cell>
          <table:table-cell/>
          <table:table-cell office:value-type="string" calcext:value-type="string">
            <text:p>2017-01-19</text:p>
          </table:table-cell>
          <table:table-cell table:number-columns-repeated="4"/>
          <table:table-cell office:value-type="float" office:value="667.0793" calcext:value-type="float">
            <text:p>667.08</text:p>
          </table:table-cell>
          <table:table-cell table:formula="of:=[.T259]/[.$G259]" office:value-type="percentage" office:value="0.983892772861357" calcext:value-type="percentage">
            <text:p>98.4%</text:p>
          </table:table-cell>
          <table:table-cell/>
          <table:table-cell office:value-type="float" office:value="668.29614" calcext:value-type="float">
            <text:p>668.29614</text:p>
          </table:table-cell>
          <table:table-cell table:formula="of:=[.W259]/[.$G259]" office:value-type="percentage" office:value="0.985687522123894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13300" calcext:value-type="float">
            <text:p>13300</text:p>
          </table:table-cell>
          <table:table-cell office:value-type="float" office:value="13090" calcext:value-type="float">
            <text:p>13090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office:value-type="float" office:value="678" calcext:value-type="float">
            <text:p>678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table:formula="of:=[.F261]/[.F260]-1" office:value-type="percentage" office:value="0.00589970501474935" calcext:value-type="percentage">
            <text:p>0.59%</text:p>
          </table:table-cell>
          <table:table-cell table:formula="of:=[.G260]/[.F260]-1" office:value-type="percentage" office:value="0.00884955752212391" calcext:value-type="percentage">
            <text:p>0.88%</text:p>
          </table:table-cell>
          <table:table-cell table:formula="of:=[.H260]/[.F260]-1" office:value-type="percentage" office:value="0.0132743362831858" calcext:value-type="percentage">
            <text:p>1.33%</text:p>
          </table:table-cell>
          <table:table-cell table:formula="of:=[.G260]/[.I260]-1" office:value-type="percentage" office:value="0.0148367952522255" calcext:value-type="percentage">
            <text:p>1.48%</text:p>
          </table:table-cell>
          <table:table-cell/>
          <table:table-cell office:value-type="string" calcext:value-type="string">
            <text:p>2017-01-20</text:p>
          </table:table-cell>
          <table:table-cell table:number-columns-repeated="4"/>
          <table:table-cell office:value-type="float" office:value="676.16345" calcext:value-type="float">
            <text:p>676.16</text:p>
          </table:table-cell>
          <table:table-cell table:formula="of:=[.T260]/[.$G260]" office:value-type="percentage" office:value="0.988543055555556" calcext:value-type="percentage">
            <text:p>98.9%</text:p>
          </table:table-cell>
          <table:table-cell/>
          <table:table-cell office:value-type="float" office:value="675.3642" calcext:value-type="float">
            <text:p>675.3642</text:p>
          </table:table-cell>
          <table:table-cell table:formula="of:=[.W260]/[.$G260]" office:value-type="percentage" office:value="0.987374561403509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13270" calcext:value-type="float">
            <text:p>13270</text:p>
          </table:table-cell>
          <table:table-cell office:value-type="float" office:value="13320" calcext:value-type="float">
            <text:p>13320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682" calcext:value-type="float">
            <text:p>682</text:p>
          </table:table-cell>
          <table:table-cell office:value-type="float" office:value="679" calcext:value-type="float">
            <text:p>679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table:formula="of:=[.F262]/[.F261]-1" office:value-type="percentage" office:value="-0.0102639296187683" calcext:value-type="percentage">
            <text:p>-1.03%</text:p>
          </table:table-cell>
          <table:table-cell table:formula="of:=[.G261]/[.F261]-1" office:value-type="percentage" office:value="-0.00439882697947214" calcext:value-type="percentage">
            <text:p>-0.44%</text:p>
          </table:table-cell>
          <table:table-cell table:formula="of:=[.H261]/[.F261]-1" office:value-type="percentage" office:value="0.00733137829912023" calcext:value-type="percentage">
            <text:p>0.73%</text:p>
          </table:table-cell>
          <table:table-cell table:formula="of:=[.G261]/[.I261]-1" office:value-type="percentage" office:value="0.00592592592592589" calcext:value-type="percentage">
            <text:p>0.59%</text:p>
          </table:table-cell>
          <table:table-cell/>
          <table:table-cell office:value-type="string" calcext:value-type="string">
            <text:p>2017-01-23</text:p>
          </table:table-cell>
          <table:table-cell table:number-columns-repeated="4"/>
          <table:table-cell office:value-type="float" office:value="677.3235" calcext:value-type="float">
            <text:p>677.32</text:p>
          </table:table-cell>
          <table:table-cell table:formula="of:=[.T261]/[.$G261]" office:value-type="percentage" office:value="0.997530927835051" calcext:value-type="percentage">
            <text:p>99.8%</text:p>
          </table:table-cell>
          <table:table-cell/>
          <table:table-cell office:value-type="float" office:value="682.00745" calcext:value-type="float">
            <text:p>682.00745</text:p>
          </table:table-cell>
          <table:table-cell table:formula="of:=[.W261]/[.$G261]" office:value-type="percentage" office:value="1.00442923416789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13580" calcext:value-type="float">
            <text:p>13580</text:p>
          </table:table-cell>
          <table:table-cell office:value-type="float" office:value="13890" calcext:value-type="float">
            <text:p>13890</text:p>
          </table:table-cell>
          <table:table-cell office:value-type="float" office:value="440" calcext:value-type="float">
            <text:p>440</text:p>
          </table:table-cell>
          <table:table-cell office:value-type="float" office:value="449" calcext:value-type="float">
            <text:p>449</text:p>
          </table:table-cell>
          <table:table-cell office:value-type="float" office:value="675" calcext:value-type="float">
            <text:p>675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table:formula="of:=[.F263]/[.F262]-1" office:value-type="percentage" office:value="0.0251851851851852" calcext:value-type="percentage">
            <text:p>2.52%</text:p>
          </table:table-cell>
          <table:table-cell table:formula="of:=[.G262]/[.F262]-1" office:value-type="percentage" office:value="0.00888888888888895" calcext:value-type="percentage">
            <text:p>0.89%</text:p>
          </table:table-cell>
          <table:table-cell table:formula="of:=[.H262]/[.F262]-1" office:value-type="percentage" office:value="0.0103703703703704" calcext:value-type="percentage">
            <text:p>1.04%</text:p>
          </table:table-cell>
          <table:table-cell table:formula="of:=[.G262]/[.I262]-1" office:value-type="percentage" office:value="0.0103857566765579" calcext:value-type="percentage">
            <text:p>1.04%</text:p>
          </table:table-cell>
          <table:table-cell/>
          <table:table-cell office:value-type="string" calcext:value-type="string">
            <text:p>2017-01-24</text:p>
          </table:table-cell>
          <table:table-cell table:number-columns-repeated="4"/>
          <table:table-cell office:value-type="float" office:value="681.48645" calcext:value-type="float">
            <text:p>681.49</text:p>
          </table:table-cell>
          <table:table-cell table:formula="of:=[.T262]/[.$G262]" office:value-type="percentage" office:value="1.00071431718062" calcext:value-type="percentage">
            <text:p>100.1%</text:p>
          </table:table-cell>
          <table:table-cell/>
          <table:table-cell office:value-type="float" office:value="676.36206" calcext:value-type="float">
            <text:p>676.36206</text:p>
          </table:table-cell>
          <table:table-cell table:formula="of:=[.W262]/[.$G262]" office:value-type="percentage" office:value="0.993189515418502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2017-01-25</text:p>
          </table:table-cell>
          <table:table-cell office:value-type="float" office:value="13700" calcext:value-type="float">
            <text:p>13700</text:p>
          </table:table-cell>
          <table:table-cell office:value-type="float" office:value="13360" calcext:value-type="float">
            <text:p>13360</text:p>
          </table:table-cell>
          <table:table-cell office:value-type="float" office:value="442" calcext:value-type="float">
            <text:p>442</text:p>
          </table:table-cell>
          <table:table-cell office:value-type="float" office:value="422" calcext:value-type="float">
            <text:p>422</text:p>
          </table:table-cell>
          <table:table-cell office:value-type="float" office:value="692" calcext:value-type="float">
            <text:p>692</text:p>
          </table:table-cell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table:formula="of:=[.F264]/[.F263]-1" office:value-type="percentage" office:value="0.00144508670520227" calcext:value-type="percentage">
            <text:p>0.14%</text:p>
          </table:table-cell>
          <table:table-cell table:formula="of:=[.G263]/[.F263]-1" office:value-type="percentage" office:value="-0.00433526011560692" calcext:value-type="percentage">
            <text:p>-0.43%</text:p>
          </table:table-cell>
          <table:table-cell table:formula="of:=[.H263]/[.F263]-1" office:value-type="percentage" office:value="0.0101156069364161" calcext:value-type="percentage">
            <text:p>1.01%</text:p>
          </table:table-cell>
          <table:table-cell table:formula="of:=[.G263]/[.I263]-1" office:value-type="percentage" office:value="0.00437317784256552" calcext:value-type="percentage">
            <text:p>0.44%</text:p>
          </table:table-cell>
          <table:table-cell/>
          <table:table-cell office:value-type="string" calcext:value-type="string">
            <text:p>2017-01-25</text:p>
          </table:table-cell>
          <table:table-cell table:number-columns-repeated="4"/>
          <table:table-cell office:value-type="float" office:value="679.93695" calcext:value-type="float">
            <text:p>679.94</text:p>
          </table:table-cell>
          <table:table-cell table:formula="of:=[.T263]/[.$G263]" office:value-type="percentage" office:value="0.986846081277213" calcext:value-type="percentage">
            <text:p>98.7%</text:p>
          </table:table-cell>
          <table:table-cell/>
          <table:table-cell office:value-type="float" office:value="676.47217" calcext:value-type="float">
            <text:p>676.47217</text:p>
          </table:table-cell>
          <table:table-cell table:formula="of:=[.W263]/[.$G263]" office:value-type="percentage" office:value="0.981817373004354" calcext:value-type="percentage">
            <text:p>98.2%</text:p>
          </table:table-cell>
        </table:table-row>
        <table:table-row table:style-name="ro1">
          <table:table-cell office:value-type="string" calcext:value-type="string">
            <text:p>2017-01-26</text:p>
          </table:table-cell>
          <table:table-cell office:value-type="float" office:value="13660" calcext:value-type="float">
            <text:p>13660</text:p>
          </table:table-cell>
          <table:table-cell office:value-type="float" office:value="13700" calcext:value-type="float">
            <text:p>13700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89" calcext:value-type="float">
            <text:p>689</text:p>
          </table:table-cell>
          <table:table-cell table:formula="of:=[.F265]/[.F264]-1" office:value-type="percentage" office:value="0.00865800865800859" calcext:value-type="percentage">
            <text:p>0.87%</text:p>
          </table:table-cell>
          <table:table-cell table:formula="of:=[.G264]/[.F264]-1" office:value-type="percentage" office:value="0.00577200577200587" calcext:value-type="percentage">
            <text:p>0.58%</text:p>
          </table:table-cell>
          <table:table-cell table:formula="of:=[.H264]/[.F264]-1" office:value-type="percentage" office:value="0.00721500721500723" calcext:value-type="percentage">
            <text:p>0.72%</text:p>
          </table:table-cell>
          <table:table-cell table:formula="of:=[.G264]/[.I264]-1" office:value-type="percentage" office:value="0.011611030478955" calcext:value-type="percentage">
            <text:p>1.16%</text:p>
          </table:table-cell>
          <table:table-cell/>
          <table:table-cell office:value-type="string" calcext:value-type="string">
            <text:p>2017-01-26</text:p>
          </table:table-cell>
          <table:table-cell table:number-columns-repeated="4"/>
          <table:table-cell office:value-type="float" office:value="689.8759" calcext:value-type="float">
            <text:p>689.88</text:p>
          </table:table-cell>
          <table:table-cell table:formula="of:=[.T264]/[.$G264]" office:value-type="percentage" office:value="0.989778909612626" calcext:value-type="percentage">
            <text:p>99.0%</text:p>
          </table:table-cell>
          <table:table-cell/>
          <table:table-cell office:value-type="float" office:value="678.4019" calcext:value-type="float">
            <text:p>678.4019</text:p>
          </table:table-cell>
          <table:table-cell table:formula="of:=[.W264]/[.$G264]" office:value-type="percentage" office:value="0.973316929698709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13740" calcext:value-type="float">
            <text:p>13740</text:p>
          </table:table-cell>
          <table:table-cell office:value-type="float" office:value="13620" calcext:value-type="float">
            <text:p>13620</text:p>
          </table:table-cell>
          <table:table-cell office:value-type="float" office:value="444" calcext:value-type="float">
            <text:p>444</text:p>
          </table:table-cell>
          <table:table-cell office:value-type="float" office:value="427" calcext:value-type="float">
            <text:p>427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table:formula="of:=[.F266]/[.F265]-1" office:value-type="percentage" office:value="-0.0157367668097281" calcext:value-type="percentage">
            <text:p>-1.57%</text:p>
          </table:table-cell>
          <table:table-cell table:formula="of:=[.G265]/[.F265]-1" office:value-type="percentage" office:value="-0.00715307582260372" calcext:value-type="percentage">
            <text:p>-0.72%</text:p>
          </table:table-cell>
          <table:table-cell table:formula="of:=[.H265]/[.F265]-1" office:value-type="percentage" office:value="0" calcext:value-type="percentage">
            <text:p>0.00%</text:p>
          </table:table-cell>
          <table:table-cell table:formula="of:=[.G265]/[.I265]-1" office:value-type="percentage" office:value="0.00725689404934693" calcext:value-type="percentage">
            <text:p>0.73%</text:p>
          </table:table-cell>
          <table:table-cell/>
          <table:table-cell office:value-type="string" calcext:value-type="string">
            <text:p>2017-01-27</text:p>
          </table:table-cell>
          <table:table-cell table:number-columns-repeated="4"/>
          <table:table-cell office:value-type="float" office:value="691.3805" calcext:value-type="float">
            <text:p>691.38</text:p>
          </table:table-cell>
          <table:table-cell table:formula="of:=[.T265]/[.$G265]" office:value-type="percentage" office:value="0.996225504322767" calcext:value-type="percentage">
            <text:p>99.6%</text:p>
          </table:table-cell>
          <table:table-cell/>
          <table:table-cell office:value-type="float" office:value="682.95685" calcext:value-type="float">
            <text:p>682.95685</text:p>
          </table:table-cell>
          <table:table-cell table:formula="of:=[.W265]/[.$G265]" office:value-type="percentage" office:value="0.984087680115274" calcext:value-type="percentage">
            <text:p>98.4%</text:p>
          </table:table-cell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13390" calcext:value-type="float">
            <text:p>13390</text:p>
          </table:table-cell>
          <table:table-cell office:value-type="float" office:value="13860" calcext:value-type="float">
            <text:p>13860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table:formula="of:=[.F267]/[.F266]-1" office:value-type="percentage" office:value="-0.0334302325581395" calcext:value-type="percentage">
            <text:p>-3.34%</text:p>
          </table:table-cell>
          <table:table-cell table:formula="of:=[.G266]/[.F266]-1" office:value-type="percentage" office:value="0.00436046511627897" calcext:value-type="percentage">
            <text:p>0.44%</text:p>
          </table:table-cell>
          <table:table-cell table:formula="of:=[.H266]/[.F266]-1" office:value-type="percentage" office:value="0.00436046511627897" calcext:value-type="percentage">
            <text:p>0.44%</text:p>
          </table:table-cell>
          <table:table-cell table:formula="of:=[.G266]/[.I266]-1" office:value-type="percentage" office:value="0.00582241630276559" calcext:value-type="percentage">
            <text:p>0.58%</text:p>
          </table:table-cell>
          <table:table-cell/>
          <table:table-cell office:value-type="string" calcext:value-type="string">
            <text:p>2017-01-30</text:p>
          </table:table-cell>
          <table:table-cell table:number-columns-repeated="4"/>
          <table:table-cell office:value-type="float" office:value="695.8313" calcext:value-type="float">
            <text:p>695.83</text:p>
          </table:table-cell>
          <table:table-cell table:formula="of:=[.T266]/[.$G266]" office:value-type="percentage" office:value="1.00699175108538" calcext:value-type="percentage">
            <text:p>100.7%</text:p>
          </table:table-cell>
          <table:table-cell/>
          <table:table-cell office:value-type="float" office:value="685.6965" calcext:value-type="float">
            <text:p>685.6965</text:p>
          </table:table-cell>
          <table:table-cell table:formula="of:=[.W266]/[.$G266]" office:value-type="percentage" office:value="0.99232489146165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13790" calcext:value-type="float">
            <text:p>13790</text:p>
          </table:table-cell>
          <table:table-cell office:value-type="float" office:value="13760" calcext:value-type="float">
            <text:p>13760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665" calcext:value-type="float">
            <text:p>665</text:p>
          </table:table-cell>
          <table:table-cell office:value-type="float" office:value="658" calcext:value-type="float">
            <text:p>658</text:p>
          </table:table-cell>
          <table:table-cell office:value-type="float" office:value="673" calcext:value-type="float">
            <text:p>673</text:p>
          </table:table-cell>
          <table:table-cell office:value-type="float" office:value="654" calcext:value-type="float">
            <text:p>654</text:p>
          </table:table-cell>
          <table:table-cell table:formula="of:=[.F268]/[.F267]-1" office:value-type="percentage" office:value="0.0375939849624061" calcext:value-type="percentage">
            <text:p>3.76%</text:p>
          </table:table-cell>
          <table:table-cell table:formula="of:=[.G267]/[.F267]-1" office:value-type="percentage" office:value="-0.0105263157894737" calcext:value-type="percentage">
            <text:p>-1.05%</text:p>
          </table:table-cell>
          <table:table-cell table:formula="of:=[.H267]/[.F267]-1" office:value-type="percentage" office:value="0.0120300751879698" calcext:value-type="percentage">
            <text:p>1.20%</text:p>
          </table:table-cell>
          <table:table-cell table:formula="of:=[.G267]/[.I267]-1" office:value-type="percentage" office:value="0.00611620795107037" calcext:value-type="percentage">
            <text:p>0.61%</text:p>
          </table:table-cell>
          <table:table-cell/>
          <table:table-cell office:value-type="string" calcext:value-type="string">
            <text:p>2017-01-31</text:p>
          </table:table-cell>
          <table:table-cell table:number-columns-repeated="4"/>
          <table:table-cell office:value-type="float" office:value="693.36566" calcext:value-type="float">
            <text:p>693.37</text:p>
          </table:table-cell>
          <table:table-cell table:formula="of:=[.T267]/[.$G267]" office:value-type="percentage" office:value="1.05374720364742" calcext:value-type="percentage">
            <text:p>105.4%</text:p>
          </table:table-cell>
          <table:table-cell/>
          <table:table-cell office:value-type="float" office:value="682.34753" calcext:value-type="float">
            <text:p>682.34753</text:p>
          </table:table-cell>
          <table:table-cell table:formula="of:=[.W267]/[.$G267]" office:value-type="percentage" office:value="1.03700232522796" calcext:value-type="percentage">
            <text:p>103.7%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14010" calcext:value-type="float">
            <text:p>14010</text:p>
          </table:table-cell>
          <table:table-cell office:value-type="float" office:value="14120" calcext:value-type="float">
            <text:p>14120</text:p>
          </table:table-cell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690" calcext:value-type="float">
            <text:p>690</text:p>
          </table:table-cell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table:formula="of:=[.F269]/[.F268]-1" office:value-type="percentage" office:value="0.00289855072463774" calcext:value-type="percentage">
            <text:p>0.29%</text:p>
          </table:table-cell>
          <table:table-cell table:formula="of:=[.G268]/[.F268]-1" office:value-type="percentage" office:value="-0.00579710144927537" calcext:value-type="percentage">
            <text:p>-0.58%</text:p>
          </table:table-cell>
          <table:table-cell table:formula="of:=[.H268]/[.F268]-1" office:value-type="percentage" office:value="0.0043478260869565" calcext:value-type="percentage">
            <text:p>0.43%</text:p>
          </table:table-cell>
          <table:table-cell table:formula="of:=[.G268]/[.I268]-1" office:value-type="percentage" office:value="0.00734214390602062" calcext:value-type="percentage">
            <text:p>0.73%</text:p>
          </table:table-cell>
          <table:table-cell/>
          <table:table-cell office:value-type="string" calcext:value-type="string">
            <text:p>2017-02-01</text:p>
          </table:table-cell>
          <table:table-cell table:number-columns-repeated="4"/>
          <table:table-cell office:value-type="float" office:value="651.0209" calcext:value-type="float">
            <text:p>651.02</text:p>
          </table:table-cell>
          <table:table-cell table:formula="of:=[.T268]/[.$G268]" office:value-type="percentage" office:value="0.949010058309038" calcext:value-type="percentage">
            <text:p>94.9%</text:p>
          </table:table-cell>
          <table:table-cell/>
          <table:table-cell office:value-type="float" office:value="657.8498" calcext:value-type="float">
            <text:p>657.8498</text:p>
          </table:table-cell>
          <table:table-cell table:formula="of:=[.W268]/[.$G268]" office:value-type="percentage" office:value="0.95896472303207" calcext:value-type="percentage">
            <text:p>95.9%</text:p>
          </table:table-cell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14050" calcext:value-type="float">
            <text:p>14050</text:p>
          </table:table-cell>
          <table:table-cell office:value-type="float" office:value="14010" calcext:value-type="float">
            <text:p>14010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office:value-type="float" office:value="692" calcext:value-type="float">
            <text:p>692</text:p>
          </table:table-cell>
          <table:table-cell office:value-type="float" office:value="678" calcext:value-type="float">
            <text:p>678</text:p>
          </table:table-cell>
          <table:table-cell office:value-type="float" office:value="692" calcext:value-type="float">
            <text:p>692</text:p>
          </table:table-cell>
          <table:table-cell office:value-type="float" office:value="676" calcext:value-type="float">
            <text:p>676</text:p>
          </table:table-cell>
          <table:table-cell table:formula="of:=[.F270]/[.F269]-1" office:value-type="percentage" office:value="-0.0158959537572254" calcext:value-type="percentage">
            <text:p>-1.59%</text:p>
          </table:table-cell>
          <table:table-cell table:formula="of:=[.G269]/[.F269]-1" office:value-type="percentage" office:value="-0.0202312138728323" calcext:value-type="percentage">
            <text:p>-2.02%</text:p>
          </table:table-cell>
          <table:table-cell table:formula="of:=[.H269]/[.F269]-1" office:value-type="percentage" office:value="0" calcext:value-type="percentage">
            <text:p>0.00%</text:p>
          </table:table-cell>
          <table:table-cell table:formula="of:=[.G269]/[.I269]-1" office:value-type="percentage" office:value="0.00295857988165671" calcext:value-type="percentage">
            <text:p>0.30%</text:p>
          </table:table-cell>
          <table:table-cell/>
          <table:table-cell office:value-type="string" calcext:value-type="string">
            <text:p>2017-02-02</text:p>
          </table:table-cell>
          <table:table-cell table:number-columns-repeated="4"/>
          <table:table-cell office:value-type="float" office:value="688.03625" calcext:value-type="float">
            <text:p>688.04</text:p>
          </table:table-cell>
          <table:table-cell table:formula="of:=[.T269]/[.$G269]" office:value-type="percentage" office:value="1.01480272861357" calcext:value-type="percentage">
            <text:p>101.5%</text:p>
          </table:table-cell>
          <table:table-cell/>
          <table:table-cell office:value-type="float" office:value="700.32666" calcext:value-type="float">
            <text:p>700.32666</text:p>
          </table:table-cell>
          <table:table-cell table:formula="of:=[.W269]/[.$G269]" office:value-type="percentage" office:value="1.03293017699115" calcext:value-type="percentage">
            <text:p>103.3%</text:p>
          </table:table-cell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13570" calcext:value-type="float">
            <text:p>13570</text:p>
          </table:table-cell>
          <table:table-cell office:value-type="float" office:value="13350" calcext:value-type="float">
            <text:p>13350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office:value-type="float" office:value="681" calcext:value-type="float">
            <text:p>681</text:p>
          </table:table-cell>
          <table:table-cell office:value-type="float" office:value="676" calcext:value-type="float">
            <text:p>676</text:p>
          </table:table-cell>
          <table:table-cell office:value-type="float" office:value="685" calcext:value-type="float">
            <text:p>685</text:p>
          </table:table-cell>
          <table:table-cell office:value-type="float" office:value="672" calcext:value-type="float">
            <text:p>672</text:p>
          </table:table-cell>
          <table:table-cell table:formula="of:=[.F271]/[.F270]-1" office:value-type="percentage" office:value="0.00440528634361237" calcext:value-type="percentage">
            <text:p>0.44%</text:p>
          </table:table-cell>
          <table:table-cell table:formula="of:=[.G270]/[.F270]-1" office:value-type="percentage" office:value="-0.0073421439060205" calcext:value-type="percentage">
            <text:p>-0.73%</text:p>
          </table:table-cell>
          <table:table-cell table:formula="of:=[.H270]/[.F270]-1" office:value-type="percentage" office:value="0.00587371512481649" calcext:value-type="percentage">
            <text:p>0.59%</text:p>
          </table:table-cell>
          <table:table-cell table:formula="of:=[.G270]/[.I270]-1" office:value-type="percentage" office:value="0.00595238095238093" calcext:value-type="percentage">
            <text:p>0.60%</text:p>
          </table:table-cell>
          <table:table-cell/>
          <table:table-cell office:value-type="string" calcext:value-type="string">
            <text:p>2017-02-03</text:p>
          </table:table-cell>
          <table:table-cell table:number-columns-repeated="4"/>
          <table:table-cell office:value-type="float" office:value="699.59454" calcext:value-type="float">
            <text:p>699.59</text:p>
          </table:table-cell>
          <table:table-cell table:formula="of:=[.T270]/[.$G270]" office:value-type="percentage" office:value="1.03490316568047" calcext:value-type="percentage">
            <text:p>103.5%</text:p>
          </table:table-cell>
          <table:table-cell/>
          <table:table-cell office:value-type="float" office:value="667.1304" calcext:value-type="float">
            <text:p>667.1304</text:p>
          </table:table-cell>
          <table:table-cell table:formula="of:=[.W270]/[.$G270]" office:value-type="percentage" office:value="0.986879289940828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13310" calcext:value-type="float">
            <text:p>13310</text:p>
          </table:table-cell>
          <table:table-cell office:value-type="float" office:value="13470" calcext:value-type="float">
            <text:p>13470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684" calcext:value-type="float">
            <text:p>684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table:formula="of:=[.F272]/[.F271]-1" office:value-type="percentage" office:value="-0.0146198830409356" calcext:value-type="percentage">
            <text:p>-1.46%</text:p>
          </table:table-cell>
          <table:table-cell table:formula="of:=[.G271]/[.F271]-1" office:value-type="percentage" office:value="-0.00146198830409361" calcext:value-type="percentage">
            <text:p>-0.15%</text:p>
          </table:table-cell>
          <table:table-cell table:formula="of:=[.H271]/[.F271]-1" office:value-type="percentage" office:value="0.00292397660818722" calcext:value-type="percentage">
            <text:p>0.29%</text:p>
          </table:table-cell>
          <table:table-cell table:formula="of:=[.G271]/[.I271]-1" office:value-type="percentage" office:value="0.00737463126843663" calcext:value-type="percentage">
            <text:p>0.74%</text:p>
          </table:table-cell>
          <table:table-cell/>
          <table:table-cell office:value-type="string" calcext:value-type="string">
            <text:p>2017-02-06</text:p>
          </table:table-cell>
          <table:table-cell table:number-columns-repeated="4"/>
          <table:table-cell office:value-type="float" office:value="674.65717" calcext:value-type="float">
            <text:p>674.66</text:p>
          </table:table-cell>
          <table:table-cell table:formula="of:=[.T271]/[.$G271]" office:value-type="percentage" office:value="0.987785021961933" calcext:value-type="percentage">
            <text:p>98.8%</text:p>
          </table:table-cell>
          <table:table-cell/>
          <table:table-cell office:value-type="float" office:value="672.60583" calcext:value-type="float">
            <text:p>672.60583</text:p>
          </table:table-cell>
          <table:table-cell table:formula="of:=[.W271]/[.$G271]" office:value-type="percentage" office:value="0.984781595900439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13340" calcext:value-type="float">
            <text:p>13340</text:p>
          </table:table-cell>
          <table:table-cell office:value-type="float" office:value="13280" calcext:value-type="float">
            <text:p>13280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table:formula="of:=[.F273]/[.F272]-1" office:value-type="percentage" office:value="-0.0192878338278932" calcext:value-type="percentage">
            <text:p>-1.93%</text:p>
          </table:table-cell>
          <table:table-cell table:formula="of:=[.G272]/[.F272]-1" office:value-type="percentage" office:value="0.00445103857566775" calcext:value-type="percentage">
            <text:p>0.45%</text:p>
          </table:table-cell>
          <table:table-cell table:formula="of:=[.H272]/[.F272]-1" office:value-type="percentage" office:value="0.0118694362017804" calcext:value-type="percentage">
            <text:p>1.19%</text:p>
          </table:table-cell>
          <table:table-cell table:formula="of:=[.G272]/[.I272]-1" office:value-type="percentage" office:value="0.00894187779433686" calcext:value-type="percentage">
            <text:p>0.89%</text:p>
          </table:table-cell>
          <table:table-cell/>
          <table:table-cell office:value-type="string" calcext:value-type="string">
            <text:p>2017-02-07</text:p>
          </table:table-cell>
          <table:table-cell table:number-columns-repeated="4"/>
          <table:table-cell office:value-type="float" office:value="684.5725" calcext:value-type="float">
            <text:p>684.57</text:p>
          </table:table-cell>
          <table:table-cell table:formula="of:=[.T272]/[.$G272]" office:value-type="percentage" office:value="1.01118537666174" calcext:value-type="percentage">
            <text:p>101.1%</text:p>
          </table:table-cell>
          <table:table-cell/>
          <table:table-cell office:value-type="float" office:value="677.64575" calcext:value-type="float">
            <text:p>677.64575</text:p>
          </table:table-cell>
          <table:table-cell table:formula="of:=[.W272]/[.$G272]" office:value-type="percentage" office:value="1.00095384047267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13240" calcext:value-type="float">
            <text:p>13240</text:p>
          </table:table-cell>
          <table:table-cell office:value-type="float" office:value="13290" calcext:value-type="float">
            <text:p>13290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661" calcext:value-type="float">
            <text:p>661</text:p>
          </table:table-cell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45" calcext:value-type="float">
            <text:p>645</text:p>
          </table:table-cell>
          <table:table-cell table:formula="of:=[.F274]/[.F273]-1" office:value-type="percentage" office:value="-0.0393343419062028" calcext:value-type="percentage">
            <text:p>-3.93%</text:p>
          </table:table-cell>
          <table:table-cell table:formula="of:=[.G273]/[.F273]-1" office:value-type="percentage" office:value="-0.0151285930408472" calcext:value-type="percentage">
            <text:p>-1.51%</text:p>
          </table:table-cell>
          <table:table-cell table:formula="of:=[.H273]/[.F273]-1" office:value-type="percentage" office:value="0.0105900151285931" calcext:value-type="percentage">
            <text:p>1.06%</text:p>
          </table:table-cell>
          <table:table-cell table:formula="of:=[.G273]/[.I273]-1" office:value-type="percentage" office:value="0.00930232558139532" calcext:value-type="percentage">
            <text:p>0.93%</text:p>
          </table:table-cell>
          <table:table-cell/>
          <table:table-cell office:value-type="string" calcext:value-type="string">
            <text:p>2017-02-08</text:p>
          </table:table-cell>
          <table:table-cell table:number-columns-repeated="4"/>
          <table:table-cell office:value-type="float" office:value="678.5787" calcext:value-type="float">
            <text:p>678.58</text:p>
          </table:table-cell>
          <table:table-cell table:formula="of:=[.T273]/[.$G273]" office:value-type="percentage" office:value="1.04236359447005" calcext:value-type="percentage">
            <text:p>104.2%</text:p>
          </table:table-cell>
          <table:table-cell/>
          <table:table-cell office:value-type="float" office:value="673.5447" calcext:value-type="float">
            <text:p>673.5447</text:p>
          </table:table-cell>
          <table:table-cell table:formula="of:=[.W273]/[.$G273]" office:value-type="percentage" office:value="1.03463087557604" calcext:value-type="percentage">
            <text:p>103.5%</text:p>
          </table:table-cell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13480" calcext:value-type="float">
            <text:p>13480</text:p>
          </table:table-cell>
          <table:table-cell office:value-type="float" office:value="13320" calcext:value-type="float">
            <text:p>13320</text:p>
          </table:table-cell>
          <table:table-cell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table:formula="of:=[.F275]/[.F274]-1" office:value-type="percentage" office:value="0.0141732283464566" calcext:value-type="percentage">
            <text:p>1.42%</text:p>
          </table:table-cell>
          <table:table-cell table:formula="of:=[.G274]/[.F274]-1" office:value-type="percentage" office:value="-0.00157480314960634" calcext:value-type="percentage">
            <text:p>-0.16%</text:p>
          </table:table-cell>
          <table:table-cell table:formula="of:=[.H274]/[.F274]-1" office:value-type="percentage" office:value="0.00944881889763782" calcext:value-type="percentage">
            <text:p>0.94%</text:p>
          </table:table-cell>
          <table:table-cell table:formula="of:=[.G274]/[.I274]-1" office:value-type="percentage" office:value="0.00316455696202533" calcext:value-type="percentage">
            <text:p>0.32%</text:p>
          </table:table-cell>
          <table:table-cell/>
          <table:table-cell office:value-type="string" calcext:value-type="string">
            <text:p>2017-02-09</text:p>
          </table:table-cell>
          <table:table-cell table:number-columns-repeated="4"/>
          <table:table-cell office:value-type="float" office:value="649.1514" calcext:value-type="float">
            <text:p>649.15</text:p>
          </table:table-cell>
          <table:table-cell table:formula="of:=[.T274]/[.$G274]" office:value-type="percentage" office:value="1.02389810725552" calcext:value-type="percentage">
            <text:p>102.4%</text:p>
          </table:table-cell>
          <table:table-cell/>
          <table:table-cell office:value-type="float" office:value="643.56134" calcext:value-type="float">
            <text:p>643.56134</text:p>
          </table:table-cell>
          <table:table-cell table:formula="of:=[.W274]/[.$G274]" office:value-type="percentage" office:value="1.01508097791798" calcext:value-type="percentage">
            <text:p>101.5%</text:p>
          </table:table-cell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13710" calcext:value-type="float">
            <text:p>13710</text:p>
          </table:table-cell>
          <table:table-cell office:value-type="float" office:value="13890" calcext:value-type="float">
            <text:p>13890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38" calcext:value-type="float">
            <text:p>638</text:p>
          </table:table-cell>
          <table:table-cell table:formula="of:=[.F276]/[.F275]-1" office:value-type="percentage" office:value="0.0077639751552796" calcext:value-type="percentage">
            <text:p>0.78%</text:p>
          </table:table-cell>
          <table:table-cell table:formula="of:=[.G275]/[.F275]-1" office:value-type="percentage" office:value="0.00465838509316763" calcext:value-type="percentage">
            <text:p>0.47%</text:p>
          </table:table-cell>
          <table:table-cell table:formula="of:=[.H275]/[.F275]-1" office:value-type="percentage" office:value="0.0062111801242235" calcext:value-type="percentage">
            <text:p>0.62%</text:p>
          </table:table-cell>
          <table:table-cell table:formula="of:=[.G275]/[.I275]-1" office:value-type="percentage" office:value="0.0141065830721003" calcext:value-type="percentage">
            <text:p>1.41%</text:p>
          </table:table-cell>
          <table:table-cell/>
          <table:table-cell office:value-type="string" calcext:value-type="string">
            <text:p>2017-02-10</text:p>
          </table:table-cell>
          <table:table-cell table:number-columns-repeated="4"/>
          <table:table-cell office:value-type="float" office:value="629.7141" calcext:value-type="float">
            <text:p>629.71</text:p>
          </table:table-cell>
          <table:table-cell table:formula="of:=[.T275]/[.$G275]" office:value-type="percentage" office:value="0.973282998454405" calcext:value-type="percentage">
            <text:p>97.3%</text:p>
          </table:table-cell>
          <table:table-cell/>
          <table:table-cell office:value-type="float" office:value="646.6354" calcext:value-type="float">
            <text:p>646.6354</text:p>
          </table:table-cell>
          <table:table-cell table:formula="of:=[.W275]/[.$G275]" office:value-type="percentage" office:value="0.999436476043277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13720" calcext:value-type="float">
            <text:p>13720</text:p>
          </table:table-cell>
          <table:table-cell office:value-type="float" office:value="13880" calcext:value-type="float">
            <text:p>13880</text:p>
          </table:table-cell>
          <table:table-cell office:value-type="float" office:value="424" calcext:value-type="float">
            <text:p>424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0" calcext:value-type="float">
            <text:p>630</text:p>
          </table:table-cell>
          <table:table-cell table:formula="of:=[.F277]/[.F276]-1" office:value-type="percentage" office:value="0.00462249614791999" calcext:value-type="percentage">
            <text:p>0.46%</text:p>
          </table:table-cell>
          <table:table-cell table:formula="of:=[.G276]/[.F276]-1" office:value-type="percentage" office:value="0" calcext:value-type="percentage">
            <text:p>0.00%</text:p>
          </table:table-cell>
          <table:table-cell table:formula="of:=[.H276]/[.F276]-1" office:value-type="percentage" office:value="0.00462249614791999" calcext:value-type="percentage">
            <text:p>0.46%</text:p>
          </table:table-cell>
          <table:table-cell table:formula="of:=[.G276]/[.I276]-1" office:value-type="percentage" office:value="0.0301587301587301" calcext:value-type="percentage">
            <text:p>3.02%</text:p>
          </table:table-cell>
          <table:table-cell/>
          <table:table-cell office:value-type="string" calcext:value-type="string">
            <text:p>2017-02-13</text:p>
          </table:table-cell>
          <table:table-cell table:number-columns-repeated="4"/>
          <table:table-cell office:value-type="float" office:value="651.42975" calcext:value-type="float">
            <text:p>651.43</text:p>
          </table:table-cell>
          <table:table-cell table:formula="of:=[.T276]/[.$G276]" office:value-type="percentage" office:value="1.0037438366718" calcext:value-type="percentage">
            <text:p>100.4%</text:p>
          </table:table-cell>
          <table:table-cell/>
          <table:table-cell office:value-type="float" office:value="662.1703" calcext:value-type="float">
            <text:p>662.1703</text:p>
          </table:table-cell>
          <table:table-cell table:formula="of:=[.W276]/[.$G276]" office:value-type="percentage" office:value="1.02029322033898" calcext:value-type="percentage">
            <text:p>102.0%</text:p>
          </table:table-cell>
        </table:table-row>
        <table:table-row table:style-name="ro1">
          <table:table-cell office:value-type="string" calcext:value-type="string">
            <text:p>2017-02-14</text:p>
          </table:table-cell>
          <table:table-cell table:number-columns-repeated="2" office:value-type="float" office:value="13900" calcext:value-type="float">
            <text:p>13900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652" calcext:value-type="float">
            <text:p>652</text:p>
          </table:table-cell>
          <table:table-cell office:value-type="float" office:value="647" calcext:value-type="float">
            <text:p>647</text:p>
          </table:table-cell>
          <table:table-cell office:value-type="float" office:value="654" calcext:value-type="float">
            <text:p>654</text:p>
          </table:table-cell>
          <table:table-cell office:value-type="float" office:value="647" calcext:value-type="float">
            <text:p>647</text:p>
          </table:table-cell>
          <table:table-cell table:formula="of:=[.F278]/[.F277]-1" office:value-type="percentage" office:value="0.00460122699386512" calcext:value-type="percentage">
            <text:p>0.46%</text:p>
          </table:table-cell>
          <table:table-cell table:formula="of:=[.G277]/[.F277]-1" office:value-type="percentage" office:value="-0.00766871165644167" calcext:value-type="percentage">
            <text:p>-0.77%</text:p>
          </table:table-cell>
          <table:table-cell table:formula="of:=[.H277]/[.F277]-1" office:value-type="percentage" office:value="0.00306748466257667" calcext:value-type="percentage">
            <text:p>0.31%</text:p>
          </table:table-cell>
          <table:table-cell table:formula="of:=[.G277]/[.I277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2-14</text:p>
          </table:table-cell>
          <table:table-cell table:number-columns-repeated="4"/>
          <table:table-cell office:value-type="float" office:value="641.5464" calcext:value-type="float">
            <text:p>641.55</text:p>
          </table:table-cell>
          <table:table-cell table:formula="of:=[.T277]/[.$G277]" office:value-type="percentage" office:value="0.991570942812983" calcext:value-type="percentage">
            <text:p>99.2%</text:p>
          </table:table-cell>
          <table:table-cell/>
          <table:table-cell office:value-type="float" office:value="656.1181" calcext:value-type="float">
            <text:p>656.1181</text:p>
          </table:table-cell>
          <table:table-cell table:formula="of:=[.W277]/[.$G277]" office:value-type="percentage" office:value="1.01409289026275" calcext:value-type="percentage">
            <text:p>101.4%</text:p>
          </table:table-cell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14080" calcext:value-type="float">
            <text:p>14080</text:p>
          </table:table-cell>
          <table:table-cell office:value-type="float" office:value="14050" calcext:value-type="float">
            <text:p>14050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6" calcext:value-type="float">
            <text:p>656</text:p>
          </table:table-cell>
          <table:table-cell office:value-type="float" office:value="650" calcext:value-type="float">
            <text:p>650</text:p>
          </table:table-cell>
          <table:table-cell table:formula="of:=[.F279]/[.F278]-1" office:value-type="percentage" office:value="-0.00152671755725187" calcext:value-type="percentage">
            <text:p>-0.15%</text:p>
          </table:table-cell>
          <table:table-cell table:formula="of:=[.G278]/[.F278]-1" office:value-type="percentage" office:value="-0.00763358778625956" calcext:value-type="percentage">
            <text:p>-0.76%</text:p>
          </table:table-cell>
          <table:table-cell table:formula="of:=[.H278]/[.F278]-1" office:value-type="percentage" office:value="0.00152671755725198" calcext:value-type="percentage">
            <text:p>0.15%</text:p>
          </table:table-cell>
          <table:table-cell table:formula="of:=[.G278]/[.I278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2-15</text:p>
          </table:table-cell>
          <table:table-cell table:number-columns-repeated="4"/>
          <table:table-cell office:value-type="float" office:value="655.1" calcext:value-type="float">
            <text:p>655.10</text:p>
          </table:table-cell>
          <table:table-cell table:formula="of:=[.T278]/[.$G278]" office:value-type="percentage" office:value="1.00784615384615" calcext:value-type="percentage">
            <text:p>100.8%</text:p>
          </table:table-cell>
          <table:table-cell/>
          <table:table-cell office:value-type="float" office:value="657.8751" calcext:value-type="float">
            <text:p>657.8751</text:p>
          </table:table-cell>
          <table:table-cell table:formula="of:=[.W278]/[.$G278]" office:value-type="percentage" office:value="1.01211553846154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14000" calcext:value-type="float">
            <text:p>14000</text:p>
          </table:table-cell>
          <table:table-cell office:value-type="float" office:value="13580" calcext:value-type="float">
            <text:p>13580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table:formula="of:=[.F280]/[.F279]-1" office:value-type="percentage" office:value="-0.00611620795107037" calcext:value-type="percentage">
            <text:p>-0.61%</text:p>
          </table:table-cell>
          <table:table-cell table:formula="of:=[.G279]/[.F279]-1" office:value-type="percentage" office:value="-0.00152905198776754" calcext:value-type="percentage">
            <text:p>-0.15%</text:p>
          </table:table-cell>
          <table:table-cell table:formula="of:=[.H279]/[.F279]-1" office:value-type="percentage" office:value="0.00917431192660545" calcext:value-type="percentage">
            <text:p>0.92%</text:p>
          </table:table-cell>
          <table:table-cell table:formula="of:=[.G279]/[.I279]-1" office:value-type="percentage" office:value="0.00307219662058378" calcext:value-type="percentage">
            <text:p>0.31%</text:p>
          </table:table-cell>
          <table:table-cell/>
          <table:table-cell office:value-type="string" calcext:value-type="string">
            <text:p>2017-02-16</text:p>
          </table:table-cell>
          <table:table-cell table:number-columns-repeated="4"/>
          <table:table-cell office:value-type="float" office:value="658.8889" calcext:value-type="float">
            <text:p>658.89</text:p>
          </table:table-cell>
          <table:table-cell table:formula="of:=[.T279]/[.$G279]" office:value-type="percentage" office:value="1.00901822358346" calcext:value-type="percentage">
            <text:p>100.9%</text:p>
          </table:table-cell>
          <table:table-cell/>
          <table:table-cell office:value-type="float" office:value="660.3786" calcext:value-type="float">
            <text:p>660.3786</text:p>
          </table:table-cell>
          <table:table-cell table:formula="of:=[.W279]/[.$G279]" office:value-type="percentage" office:value="1.01129954058193" calcext:value-type="percentage">
            <text:p>101.1%</text:p>
          </table:table-cell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13780" calcext:value-type="float">
            <text:p>13780</text:p>
          </table:table-cell>
          <table:table-cell office:value-type="float" office:value="13930" calcext:value-type="float">
            <text:p>13930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table:formula="of:=[.F281]/[.F280]-1" office:value-type="percentage" office:value="0.00153846153846149" calcext:value-type="percentage">
            <text:p>0.15%</text:p>
          </table:table-cell>
          <table:table-cell table:formula="of:=[.G280]/[.F280]-1" office:value-type="percentage" office:value="0.00153846153846149" calcext:value-type="percentage">
            <text:p>0.15%</text:p>
          </table:table-cell>
          <table:table-cell table:formula="of:=[.H280]/[.F280]-1" office:value-type="percentage" office:value="0.00307692307692298" calcext:value-type="percentage">
            <text:p>0.31%</text:p>
          </table:table-cell>
          <table:table-cell table:formula="of:=[.G280]/[.I280]-1" office:value-type="percentage" office:value="0.00462962962962954" calcext:value-type="percentage">
            <text:p>0.46%</text:p>
          </table:table-cell>
          <table:table-cell/>
          <table:table-cell office:value-type="string" calcext:value-type="string">
            <text:p>2017-02-17</text:p>
          </table:table-cell>
          <table:table-cell table:number-columns-repeated="4"/>
          <table:table-cell office:value-type="float" office:value="660.31415" calcext:value-type="float">
            <text:p>660.31</text:p>
          </table:table-cell>
          <table:table-cell table:formula="of:=[.T280]/[.$G280]" office:value-type="percentage" office:value="1.01430745007681" calcext:value-type="percentage">
            <text:p>101.4%</text:p>
          </table:table-cell>
          <table:table-cell/>
          <table:table-cell office:value-type="float" office:value="657.50745" calcext:value-type="float">
            <text:p>657.50745</text:p>
          </table:table-cell>
          <table:table-cell table:formula="of:=[.W280]/[.$G280]" office:value-type="percentage" office:value="1.00999608294931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13750" calcext:value-type="float">
            <text:p>13750</text:p>
          </table:table-cell>
          <table:table-cell office:value-type="float" office:value="13760" calcext:value-type="float">
            <text:p>13760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office:value-type="float" office:value="651" calcext:value-type="float">
            <text:p>651</text:p>
          </table:table-cell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49" calcext:value-type="float">
            <text:p>649</text:p>
          </table:table-cell>
          <table:table-cell table:formula="of:=[.F282]/[.F281]-1" office:value-type="percentage" office:value="0.0138248847926268" calcext:value-type="percentage">
            <text:p>1.38%</text:p>
          </table:table-cell>
          <table:table-cell table:formula="of:=[.G281]/[.F281]-1" office:value-type="percentage" office:value="0.0122887864823349" calcext:value-type="percentage">
            <text:p>1.23%</text:p>
          </table:table-cell>
          <table:table-cell table:formula="of:=[.H281]/[.F281]-1" office:value-type="percentage" office:value="0.0230414746543779" calcext:value-type="percentage">
            <text:p>2.30%</text:p>
          </table:table-cell>
          <table:table-cell table:formula="of:=[.G281]/[.I281]-1" office:value-type="percentage" office:value="0.0154083204930662" calcext:value-type="percentage">
            <text:p>1.54%</text:p>
          </table:table-cell>
          <table:table-cell/>
          <table:table-cell office:value-type="string" calcext:value-type="string">
            <text:p>2017-02-20</text:p>
          </table:table-cell>
          <table:table-cell table:number-columns-repeated="4"/>
          <table:table-cell office:value-type="float" office:value="646.0045" calcext:value-type="float">
            <text:p>646.00</text:p>
          </table:table-cell>
          <table:table-cell table:formula="of:=[.T281]/[.$G281]" office:value-type="percentage" office:value="0.980279969650986" calcext:value-type="percentage">
            <text:p>98.0%</text:p>
          </table:table-cell>
          <table:table-cell/>
          <table:table-cell office:value-type="float" office:value="661.748" calcext:value-type="float">
            <text:p>661.748</text:p>
          </table:table-cell>
          <table:table-cell table:formula="of:=[.W281]/[.$G281]" office:value-type="percentage" office:value="1.00416995447648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13880" calcext:value-type="float">
            <text:p>13880</text:p>
          </table:table-cell>
          <table:table-cell office:value-type="float" office:value="14190" calcext:value-type="float">
            <text:p>14190</text:p>
          </table:table-cell>
          <table:table-cell office:value-type="float" office:value="435" calcext:value-type="float">
            <text:p>435</text:p>
          </table:table-cell>
          <table:table-cell office:value-type="float" office:value="451" calcext:value-type="float">
            <text:p>451</text:p>
          </table:table-cell>
          <table:table-cell office:value-type="float" office:value="660" calcext:value-type="float">
            <text:p>660</text:p>
          </table:table-cell>
          <table:table-cell office:value-type="float" office:value="658" calcext:value-type="float">
            <text:p>658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table:formula="of:=[.F283]/[.F282]-1" office:value-type="percentage" office:value="0.00909090909090904" calcext:value-type="percentage">
            <text:p>0.91%</text:p>
          </table:table-cell>
          <table:table-cell table:formula="of:=[.G282]/[.F282]-1" office:value-type="percentage" office:value="-0.00303030303030305" calcext:value-type="percentage">
            <text:p>-0.30%</text:p>
          </table:table-cell>
          <table:table-cell table:formula="of:=[.H282]/[.F282]-1" office:value-type="percentage" office:value="0.00454545454545463" calcext:value-type="percentage">
            <text:p>0.45%</text:p>
          </table:table-cell>
          <table:table-cell table:formula="of:=[.G282]/[.I282]-1" office:value-type="percentage" office:value="0.00152207001522076" calcext:value-type="percentage">
            <text:p>0.15%</text:p>
          </table:table-cell>
          <table:table-cell/>
          <table:table-cell office:value-type="string" calcext:value-type="string">
            <text:p>2017-02-21</text:p>
          </table:table-cell>
          <table:table-cell table:number-columns-repeated="4"/>
          <table:table-cell office:value-type="float" office:value="660.6598" calcext:value-type="float">
            <text:p>660.66</text:p>
          </table:table-cell>
          <table:table-cell table:formula="of:=[.T282]/[.$G282]" office:value-type="percentage" office:value="1.00404224924012" calcext:value-type="percentage">
            <text:p>100.4%</text:p>
          </table:table-cell>
          <table:table-cell/>
          <table:table-cell office:value-type="float" office:value="667.5859" calcext:value-type="float">
            <text:p>667.5859</text:p>
          </table:table-cell>
          <table:table-cell table:formula="of:=[.W282]/[.$G282]" office:value-type="percentage" office:value="1.01456823708207" calcext:value-type="percentage">
            <text:p>101.5%</text:p>
          </table:table-cell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14360" calcext:value-type="float">
            <text:p>14360</text:p>
          </table:table-cell>
          <table:table-cell office:value-type="float" office:value="14100" calcext:value-type="float">
            <text:p>14100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666" calcext:value-type="float">
            <text:p>666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table:formula="of:=[.F284]/[.F283]-1" office:value-type="percentage" office:value="-0.00600600600600598" calcext:value-type="percentage">
            <text:p>-0.60%</text:p>
          </table:table-cell>
          <table:table-cell table:formula="of:=[.G283]/[.F283]-1" office:value-type="percentage" office:value="-0.00900900900900903" calcext:value-type="percentage">
            <text:p>-0.90%</text:p>
          </table:table-cell>
          <table:table-cell table:formula="of:=[.H283]/[.F283]-1" office:value-type="percentage" office:value="0.00600600600600609" calcext:value-type="percentage">
            <text:p>0.60%</text:p>
          </table:table-cell>
          <table:table-cell table:formula="of:=[.G283]/[.I283]-1" office:value-type="percentage" office:value="0.00456621004566205" calcext:value-type="percentage">
            <text:p>0.46%</text:p>
          </table:table-cell>
          <table:table-cell/>
          <table:table-cell office:value-type="string" calcext:value-type="string">
            <text:p>2017-02-22</text:p>
          </table:table-cell>
          <table:table-cell table:number-columns-repeated="4"/>
          <table:table-cell office:value-type="float" office:value="655.4101" calcext:value-type="float">
            <text:p>655.41</text:p>
          </table:table-cell>
          <table:table-cell table:formula="of:=[.T283]/[.$G283]" office:value-type="percentage" office:value="0.993045606060606" calcext:value-type="percentage">
            <text:p>99.3%</text:p>
          </table:table-cell>
          <table:table-cell/>
          <table:table-cell office:value-type="float" office:value="673.1819" calcext:value-type="float">
            <text:p>673.1819</text:p>
          </table:table-cell>
          <table:table-cell table:formula="of:=[.W283]/[.$G283]" office:value-type="percentage" office:value="1.01997257575758" calcext:value-type="percentage">
            <text:p>102.0%</text:p>
          </table:table-cell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14300" calcext:value-type="float">
            <text:p>14300</text:p>
          </table:table-cell>
          <table:table-cell office:value-type="float" office:value="14320" calcext:value-type="float">
            <text:p>14320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office:value-type="float" office:value="662" calcext:value-type="float">
            <text:p>662</text:p>
          </table:table-cell>
          <table:table-cell office:value-type="float" office:value="657" calcext:value-type="float">
            <text:p>657</text:p>
          </table:table-cell>
          <table:table-cell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table:formula="of:=[.F285]/[.F284]-1" office:value-type="percentage" office:value="-0.0120845921450151" calcext:value-type="percentage">
            <text:p>-1.21%</text:p>
          </table:table-cell>
          <table:table-cell table:formula="of:=[.G284]/[.F284]-1" office:value-type="percentage" office:value="-0.00755287009063443" calcext:value-type="percentage">
            <text:p>-0.76%</text:p>
          </table:table-cell>
          <table:table-cell table:formula="of:=[.H284]/[.F284]-1" office:value-type="percentage" office:value="0" calcext:value-type="percentage">
            <text:p>0.00%</text:p>
          </table:table-cell>
          <table:table-cell table:formula="of:=[.G284]/[.I284]-1" office:value-type="percentage" office:value="0.00152439024390239" calcext:value-type="percentage">
            <text:p>0.15%</text:p>
          </table:table-cell>
          <table:table-cell/>
          <table:table-cell office:value-type="string" calcext:value-type="string">
            <text:p>2017-02-23</text:p>
          </table:table-cell>
          <table:table-cell table:number-columns-repeated="4"/>
          <table:table-cell office:value-type="float" office:value="662.7108" calcext:value-type="float">
            <text:p>662.71</text:p>
          </table:table-cell>
          <table:table-cell table:formula="of:=[.T284]/[.$G284]" office:value-type="percentage" office:value="1.00869223744292" calcext:value-type="percentage">
            <text:p>100.9%</text:p>
          </table:table-cell>
          <table:table-cell/>
          <table:table-cell office:value-type="float" office:value="672.49927" calcext:value-type="float">
            <text:p>672.49927</text:p>
          </table:table-cell>
          <table:table-cell table:formula="of:=[.W284]/[.$G284]" office:value-type="percentage" office:value="1.02359097412481" calcext:value-type="percentage">
            <text:p>102.4%</text:p>
          </table:table-cell>
        </table:table-row>
        <table:table-row table:style-name="ro1">
          <table:table-cell office:value-type="string" calcext:value-type="string">
            <text:p>2017-02-24</text:p>
          </table:table-cell>
          <table:table-cell office:value-type="float" office:value="14130" calcext:value-type="float">
            <text:p>14130</text:p>
          </table:table-cell>
          <table:table-cell office:value-type="float" office:value="14180" calcext:value-type="float">
            <text:p>14180</text:p>
          </table:table-cell>
          <table:table-cell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table:formula="of:=[.F286]/[.F285]-1" office:value-type="percentage" office:value="-0.00458715596330273" calcext:value-type="percentage">
            <text:p>-0.46%</text:p>
          </table:table-cell>
          <table:table-cell table:formula="of:=[.G285]/[.F285]-1" office:value-type="percentage" office:value="0.00152905198776754" calcext:value-type="percentage">
            <text:p>0.15%</text:p>
          </table:table-cell>
          <table:table-cell table:formula="of:=[.H285]/[.F285]-1" office:value-type="percentage" office:value="0.010703363914373" calcext:value-type="percentage">
            <text:p>1.07%</text:p>
          </table:table-cell>
          <table:table-cell table:formula="of:=[.G285]/[.I285]-1" office:value-type="percentage" office:value="0.00769230769230767" calcext:value-type="percentage">
            <text:p>0.77%</text:p>
          </table:table-cell>
          <table:table-cell/>
          <table:table-cell office:value-type="string" calcext:value-type="string">
            <text:p>2017-02-24</text:p>
          </table:table-cell>
          <table:table-cell table:number-columns-repeated="4"/>
          <table:table-cell office:value-type="float" office:value="654.2456" calcext:value-type="float">
            <text:p>654.25</text:p>
          </table:table-cell>
          <table:table-cell table:formula="of:=[.T285]/[.$G285]" office:value-type="percentage" office:value="0.998848244274809" calcext:value-type="percentage">
            <text:p>99.9%</text:p>
          </table:table-cell>
          <table:table-cell/>
          <table:table-cell office:value-type="float" office:value="671.2095" calcext:value-type="float">
            <text:p>671.2095</text:p>
          </table:table-cell>
          <table:table-cell table:formula="of:=[.W285]/[.$G285]" office:value-type="percentage" office:value="1.02474732824428" calcext:value-type="percentage">
            <text:p>102.5%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13920" calcext:value-type="float">
            <text:p>13920</text:p>
          </table:table-cell>
          <table:table-cell office:value-type="float" office:value="13850" calcext:value-type="float">
            <text:p>1385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table:formula="of:=[.F287]/[.F286]-1" office:value-type="percentage" office:value="0.00614439324116733" calcext:value-type="percentage">
            <text:p>0.61%</text:p>
          </table:table-cell>
          <table:table-cell table:formula="of:=[.G286]/[.F286]-1" office:value-type="percentage" office:value="0.00153609831029189" calcext:value-type="percentage">
            <text:p>0.15%</text:p>
          </table:table-cell>
          <table:table-cell table:formula="of:=[.H286]/[.F286]-1" office:value-type="percentage" office:value="0.00460829493087567" calcext:value-type="percentage">
            <text:p>0.46%</text:p>
          </table:table-cell>
          <table:table-cell table:formula="of:=[.G286]/[.I286]-1" office:value-type="percentage" office:value="0.0108527131782945" calcext:value-type="percentage">
            <text:p>1.09%</text:p>
          </table:table-cell>
          <table:table-cell/>
          <table:table-cell office:value-type="string" calcext:value-type="string">
            <text:p>2017-02-27</text:p>
          </table:table-cell>
          <table:table-cell table:number-columns-repeated="4"/>
          <table:table-cell office:value-type="float" office:value="659.47144" calcext:value-type="float">
            <text:p>659.47</text:p>
          </table:table-cell>
          <table:table-cell table:formula="of:=[.T286]/[.$G286]" office:value-type="percentage" office:value="1.01145926380368" calcext:value-type="percentage">
            <text:p>101.1%</text:p>
          </table:table-cell>
          <table:table-cell/>
          <table:table-cell office:value-type="float" office:value="665.77167" calcext:value-type="float">
            <text:p>665.77167</text:p>
          </table:table-cell>
          <table:table-cell table:formula="of:=[.W286]/[.$G286]" office:value-type="percentage" office:value="1.02112219325153" calcext:value-type="percentage">
            <text:p>102.1%</text:p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13420" calcext:value-type="float">
            <text:p>13420</text:p>
          </table:table-cell>
          <table:table-cell office:value-type="float" office:value="13260" calcext:value-type="float">
            <text:p>13260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655" calcext:value-type="float">
            <text:p>655</text:p>
          </table:table-cell>
          <table:table-cell office:value-type="float" office:value="652" calcext:value-type="float">
            <text:p>652</text:p>
          </table:table-cell>
          <table:table-cell office:value-type="float" office:value="659" calcext:value-type="float">
            <text:p>659</text:p>
          </table:table-cell>
          <table:table-cell office:value-type="float" office:value="651" calcext:value-type="float">
            <text:p>651</text:p>
          </table:table-cell>
          <table:table-cell table:formula="of:=[.F288]/[.F287]-1" office:value-type="percentage" office:value="-0.00458015267175571" calcext:value-type="percentage">
            <text:p>-0.46%</text:p>
          </table:table-cell>
          <table:table-cell table:formula="of:=[.G287]/[.F287]-1" office:value-type="percentage" office:value="-0.00458015267175571" calcext:value-type="percentage">
            <text:p>-0.46%</text:p>
          </table:table-cell>
          <table:table-cell table:formula="of:=[.H287]/[.F287]-1" office:value-type="percentage" office:value="0.00610687022900769" calcext:value-type="percentage">
            <text:p>0.61%</text:p>
          </table:table-cell>
          <table:table-cell table:formula="of:=[.G287]/[.I287]-1" office:value-type="percentage" office:value="0.00153609831029189" calcext:value-type="percentage">
            <text:p>0.15%</text:p>
          </table:table-cell>
          <table:table-cell/>
          <table:table-cell office:value-type="string" calcext:value-type="string">
            <text:p>2017-02-28</text:p>
          </table:table-cell>
          <table:table-cell table:number-columns-repeated="4"/>
          <table:table-cell office:value-type="float" office:value="653.84937" calcext:value-type="float">
            <text:p>653.85</text:p>
          </table:table-cell>
          <table:table-cell table:formula="of:=[.T287]/[.$G287]" office:value-type="percentage" office:value="1.00283645705521" calcext:value-type="percentage">
            <text:p>100.3%</text:p>
          </table:table-cell>
          <table:table-cell/>
          <table:table-cell office:value-type="float" office:value="660.19806" calcext:value-type="float">
            <text:p>660.19806</text:p>
          </table:table-cell>
          <table:table-cell table:formula="of:=[.W287]/[.$G287]" office:value-type="percentage" office:value="1.01257371165644" calcext:value-type="percentage">
            <text:p>101.3%</text:p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13380" calcext:value-type="float">
            <text:p>13380</text:p>
          </table:table-cell>
          <table:table-cell office:value-type="float" office:value="13250" calcext:value-type="float">
            <text:p>13250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52" calcext:value-type="float">
            <text:p>652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table:formula="of:=[.F289]/[.F288]-1" office:value-type="percentage" office:value="0.0291411042944785" calcext:value-type="percentage">
            <text:p>2.91%</text:p>
          </table:table-cell>
          <table:table-cell table:formula="of:=[.G288]/[.F288]-1" office:value-type="percentage" office:value="0.0107361963190185" calcext:value-type="percentage">
            <text:p>1.07%</text:p>
          </table:table-cell>
          <table:table-cell table:formula="of:=[.H288]/[.F288]-1" office:value-type="percentage" office:value="0.0122699386503067" calcext:value-type="percentage">
            <text:p>1.23%</text:p>
          </table:table-cell>
          <table:table-cell table:formula="of:=[.G288]/[.I288]-1" office:value-type="percentage" office:value="0.0122887864823349" calcext:value-type="percentage">
            <text:p>1.23%</text:p>
          </table:table-cell>
          <table:table-cell/>
          <table:table-cell office:value-type="string" calcext:value-type="string">
            <text:p>2017-03-01</text:p>
          </table:table-cell>
          <table:table-cell table:number-columns-repeated="4"/>
          <table:table-cell office:value-type="float" office:value="652.5071" calcext:value-type="float">
            <text:p>652.51</text:p>
          </table:table-cell>
          <table:table-cell table:formula="of:=[.T288]/[.$G288]" office:value-type="percentage" office:value="0.990147344461305" calcext:value-type="percentage">
            <text:p>99.0%</text:p>
          </table:table-cell>
          <table:table-cell/>
          <table:table-cell office:value-type="float" office:value="660.0847" calcext:value-type="float">
            <text:p>660.0847</text:p>
          </table:table-cell>
          <table:table-cell table:formula="of:=[.W288]/[.$G288]" office:value-type="percentage" office:value="1.00164597875569" calcext:value-type="percentage">
            <text:p>100.2%</text:p>
          </table:table-cell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13260" calcext:value-type="float">
            <text:p>13260</text:p>
          </table:table-cell>
          <table:table-cell office:value-type="float" office:value="13190" calcext:value-type="float">
            <text:p>13190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671" calcext:value-type="float">
            <text:p>671</text:p>
          </table:table-cell>
          <table:table-cell office:value-type="float" office:value="655" calcext:value-type="float">
            <text:p>655</text:p>
          </table:table-cell>
          <table:table-cell office:value-type="float" office:value="674" calcext:value-type="float">
            <text:p>674</text:p>
          </table:table-cell>
          <table:table-cell office:value-type="float" office:value="654" calcext:value-type="float">
            <text:p>654</text:p>
          </table:table-cell>
          <table:table-cell table:formula="of:=[.F290]/[.F289]-1" office:value-type="percentage" office:value="-0.022354694485842" calcext:value-type="percentage">
            <text:p>-2.24%</text:p>
          </table:table-cell>
          <table:table-cell table:formula="of:=[.G289]/[.F289]-1" office:value-type="percentage" office:value="-0.0238450074515648" calcext:value-type="percentage">
            <text:p>-2.38%</text:p>
          </table:table-cell>
          <table:table-cell table:formula="of:=[.H289]/[.F289]-1" office:value-type="percentage" office:value="0.00447093889716843" calcext:value-type="percentage">
            <text:p>0.45%</text:p>
          </table:table-cell>
          <table:table-cell table:formula="of:=[.G289]/[.I289]-1" office:value-type="percentage" office:value="0.00152905198776754" calcext:value-type="percentage">
            <text:p>0.15%</text:p>
          </table:table-cell>
          <table:table-cell/>
          <table:table-cell office:value-type="string" calcext:value-type="string">
            <text:p>2017-03-02</text:p>
          </table:table-cell>
          <table:table-cell table:number-columns-repeated="4"/>
          <table:table-cell office:value-type="float" office:value="653.7308" calcext:value-type="float">
            <text:p>653.73</text:p>
          </table:table-cell>
          <table:table-cell table:formula="of:=[.T289]/[.$G289]" office:value-type="percentage" office:value="0.998062290076336" calcext:value-type="percentage">
            <text:p>99.8%</text:p>
          </table:table-cell>
          <table:table-cell/>
          <table:table-cell office:value-type="float" office:value="662.9502" calcext:value-type="float">
            <text:p>662.9502</text:p>
          </table:table-cell>
          <table:table-cell table:formula="of:=[.W289]/[.$G289]" office:value-type="percentage" office:value="1.01213770992366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13320" calcext:value-type="float">
            <text:p>13320</text:p>
          </table:table-cell>
          <table:table-cell office:value-type="float" office:value="13490" calcext:value-type="float">
            <text:p>13490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table:formula="of:=[.F291]/[.F290]-1" office:value-type="percentage" office:value="-0.00152439024390239" calcext:value-type="percentage">
            <text:p>-0.15%</text:p>
          </table:table-cell>
          <table:table-cell table:formula="of:=[.G290]/[.F290]-1" office:value-type="percentage" office:value="-0.00152439024390239" calcext:value-type="percentage">
            <text:p>-0.15%</text:p>
          </table:table-cell>
          <table:table-cell table:formula="of:=[.H290]/[.F290]-1" office:value-type="percentage" office:value="0.00914634146341453" calcext:value-type="percentage">
            <text:p>0.91%</text:p>
          </table:table-cell>
          <table:table-cell table:formula="of:=[.G290]/[.I290]-1" office:value-type="percentage" office:value="0.00614439324116733" calcext:value-type="percentage">
            <text:p>0.61%</text:p>
          </table:table-cell>
          <table:table-cell/>
          <table:table-cell office:value-type="string" calcext:value-type="string">
            <text:p>2017-03-03</text:p>
          </table:table-cell>
          <table:table-cell table:number-columns-repeated="4"/>
          <table:table-cell office:value-type="float" office:value="661.0885" calcext:value-type="float">
            <text:p>661.09</text:p>
          </table:table-cell>
          <table:table-cell table:formula="of:=[.T290]/[.$G290]" office:value-type="percentage" office:value="1.00929541984733" calcext:value-type="percentage">
            <text:p>100.9%</text:p>
          </table:table-cell>
          <table:table-cell/>
          <table:table-cell office:value-type="float" office:value="656.6688" calcext:value-type="float">
            <text:p>656.6688</text:p>
          </table:table-cell>
          <table:table-cell table:formula="of:=[.W290]/[.$G290]" office:value-type="percentage" office:value="1.00254778625954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table:number-columns-repeated="2" office:value-type="float" office:value="13060" calcext:value-type="float">
            <text:p>13060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office:value-type="float" office:value="655" calcext:value-type="float">
            <text:p>655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table:formula="of:=[.F292]/[.F291]-1" office:value-type="percentage" office:value="-0.00610687022900769" calcext:value-type="percentage">
            <text:p>-0.61%</text:p>
          </table:table-cell>
          <table:table-cell table:formula="of:=[.G291]/[.F291]-1" office:value-type="percentage" office:value="-0.00610687022900769" calcext:value-type="percentage">
            <text:p>-0.61%</text:p>
          </table:table-cell>
          <table:table-cell table:formula="of:=[.H291]/[.F291]-1" office:value-type="percentage" office:value="0" calcext:value-type="percentage">
            <text:p>0.00%</text:p>
          </table:table-cell>
          <table:table-cell table:formula="of:=[.G291]/[.I291]-1" office:value-type="percentage" office:value="0.00153846153846149" calcext:value-type="percentage">
            <text:p>0.15%</text:p>
          </table:table-cell>
          <table:table-cell/>
          <table:table-cell office:value-type="string" calcext:value-type="string">
            <text:p>2017-03-06</text:p>
          </table:table-cell>
          <table:table-cell table:number-columns-repeated="4"/>
          <table:table-cell office:value-type="float" office:value="654.35645" calcext:value-type="float">
            <text:p>654.36</text:p>
          </table:table-cell>
          <table:table-cell table:formula="of:=[.T291]/[.$G291]" office:value-type="percentage" office:value="1.00515583717358" calcext:value-type="percentage">
            <text:p>100.5%</text:p>
          </table:table-cell>
          <table:table-cell/>
          <table:table-cell office:value-type="float" office:value="661.8826" calcext:value-type="float">
            <text:p>661.8826</text:p>
          </table:table-cell>
          <table:table-cell table:formula="of:=[.W291]/[.$G291]" office:value-type="percentage" office:value="1.01671674347158" calcext:value-type="percentage">
            <text:p>101.7%</text:p>
          </table:table-cell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12930" calcext:value-type="float">
            <text:p>12930</text:p>
          </table:table-cell>
          <table:table-cell office:value-type="float" office:value="12810" calcext:value-type="float">
            <text:p>12810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table:formula="of:=[.F293]/[.F292]-1" office:value-type="percentage" office:value="0.00307219662058378" calcext:value-type="percentage">
            <text:p>0.31%</text:p>
          </table:table-cell>
          <table:table-cell table:formula="of:=[.G292]/[.F292]-1" office:value-type="percentage" office:value="0.00307219662058378" calcext:value-type="percentage">
            <text:p>0.31%</text:p>
          </table:table-cell>
          <table:table-cell table:formula="of:=[.H292]/[.F292]-1" office:value-type="percentage" office:value="0.00614439324116733" calcext:value-type="percentage">
            <text:p>0.61%</text:p>
          </table:table-cell>
          <table:table-cell table:formula="of:=[.G292]/[.I292]-1" office:value-type="percentage" office:value="0.00461538461538469" calcext:value-type="percentage">
            <text:p>0.46%</text:p>
          </table:table-cell>
          <table:table-cell/>
          <table:table-cell office:value-type="string" calcext:value-type="string">
            <text:p>2017-03-07</text:p>
          </table:table-cell>
          <table:table-cell table:number-columns-repeated="4"/>
          <table:table-cell office:value-type="float" office:value="658.79913" calcext:value-type="float">
            <text:p>658.80</text:p>
          </table:table-cell>
          <table:table-cell table:formula="of:=[.T292]/[.$G292]" office:value-type="percentage" office:value="1.00888075038285" calcext:value-type="percentage">
            <text:p>100.9%</text:p>
          </table:table-cell>
          <table:table-cell/>
          <table:table-cell office:value-type="float" office:value="660.59973" calcext:value-type="float">
            <text:p>660.59973</text:p>
          </table:table-cell>
          <table:table-cell table:formula="of:=[.W292]/[.$G292]" office:value-type="percentage" office:value="1.01163817764165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12610" calcext:value-type="float">
            <text:p>12610</text:p>
          </table:table-cell>
          <table:table-cell office:value-type="float" office:value="12910" calcext:value-type="float">
            <text:p>12910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653" calcext:value-type="float">
            <text:p>653</text:p>
          </table:table-cell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 office:value-type="float" office:value="651" calcext:value-type="float">
            <text:p>651</text:p>
          </table:table-cell>
          <table:table-cell table:formula="of:=[.F294]/[.F293]-1" office:value-type="percentage" office:value="0.00306278713629404" calcext:value-type="percentage">
            <text:p>0.31%</text:p>
          </table:table-cell>
          <table:table-cell table:formula="of:=[.G293]/[.F293]-1" office:value-type="percentage" office:value="-0.00153139356814702" calcext:value-type="percentage">
            <text:p>-0.15%</text:p>
          </table:table-cell>
          <table:table-cell table:formula="of:=[.H293]/[.F293]-1" office:value-type="percentage" office:value="0.00459418070444095" calcext:value-type="percentage">
            <text:p>0.46%</text:p>
          </table:table-cell>
          <table:table-cell table:formula="of:=[.G293]/[.I293]-1" office:value-type="percentage" office:value="0.00153609831029189" calcext:value-type="percentage">
            <text:p>0.15%</text:p>
          </table:table-cell>
          <table:table-cell/>
          <table:table-cell office:value-type="string" calcext:value-type="string">
            <text:p>2017-03-08</text:p>
          </table:table-cell>
          <table:table-cell table:number-columns-repeated="4"/>
          <table:table-cell office:value-type="float" office:value="656.3059" calcext:value-type="float">
            <text:p>656.31</text:p>
          </table:table-cell>
          <table:table-cell table:formula="of:=[.T293]/[.$G293]" office:value-type="percentage" office:value="1.00660414110429" calcext:value-type="percentage">
            <text:p>100.7%</text:p>
          </table:table-cell>
          <table:table-cell/>
          <table:table-cell office:value-type="float" office:value="658.22437" calcext:value-type="float">
            <text:p>658.22437</text:p>
          </table:table-cell>
          <table:table-cell table:formula="of:=[.W293]/[.$G293]" office:value-type="percentage" office:value="1.0095465797546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13350" calcext:value-type="float">
            <text:p>13350</text:p>
          </table:table-cell>
          <table:table-cell office:value-type="float" office:value="13100" calcext:value-type="float">
            <text:p>13100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655" calcext:value-type="float">
            <text:p>655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table:formula="of:=[.F295]/[.F294]-1" office:value-type="percentage" office:value="0.00610687022900769" calcext:value-type="percentage">
            <text:p>0.61%</text:p>
          </table:table-cell>
          <table:table-cell table:formula="of:=[.G294]/[.F294]-1" office:value-type="percentage" office:value="0.00305343511450373" calcext:value-type="percentage">
            <text:p>0.31%</text:p>
          </table:table-cell>
          <table:table-cell table:formula="of:=[.H294]/[.F294]-1" office:value-type="percentage" office:value="0.00763358778625944" calcext:value-type="percentage">
            <text:p>0.76%</text:p>
          </table:table-cell>
          <table:table-cell table:formula="of:=[.G294]/[.I294]-1" office:value-type="percentage" office:value="0.00921658986175111" calcext:value-type="percentage">
            <text:p>0.92%</text:p>
          </table:table-cell>
          <table:table-cell/>
          <table:table-cell office:value-type="string" calcext:value-type="string">
            <text:p>2017-03-09</text:p>
          </table:table-cell>
          <table:table-cell table:number-columns-repeated="4"/>
          <table:table-cell office:value-type="float" office:value="649.0451" calcext:value-type="float">
            <text:p>649.05</text:p>
          </table:table-cell>
          <table:table-cell table:formula="of:=[.T294]/[.$G294]" office:value-type="percentage" office:value="0.987892085235921" calcext:value-type="percentage">
            <text:p>98.8%</text:p>
          </table:table-cell>
          <table:table-cell/>
          <table:table-cell office:value-type="float" office:value="651.6518" calcext:value-type="float">
            <text:p>651.6518</text:p>
          </table:table-cell>
          <table:table-cell table:formula="of:=[.W294]/[.$G294]" office:value-type="percentage" office:value="0.991859665144597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12940" calcext:value-type="float">
            <text:p>12940</text:p>
          </table:table-cell>
          <table:table-cell office:value-type="float" office:value="12690" calcext:value-type="float">
            <text:p>12690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659" calcext:value-type="float">
            <text:p>659</text:p>
          </table:table-cell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table:formula="of:=[.F296]/[.F295]-1" office:value-type="percentage" office:value="0.0106221547799696" calcext:value-type="percentage">
            <text:p>1.06%</text:p>
          </table:table-cell>
          <table:table-cell table:formula="of:=[.G295]/[.F295]-1" office:value-type="percentage" office:value="0.0136570561456753" calcext:value-type="percentage">
            <text:p>1.37%</text:p>
          </table:table-cell>
          <table:table-cell table:formula="of:=[.H295]/[.F295]-1" office:value-type="percentage" office:value="0.0182094081942337" calcext:value-type="percentage">
            <text:p>1.82%</text:p>
          </table:table-cell>
          <table:table-cell table:formula="of:=[.G295]/[.I295]-1" office:value-type="percentage" office:value="0.0182926829268293" calcext:value-type="percentage">
            <text:p>1.83%</text:p>
          </table:table-cell>
          <table:table-cell/>
          <table:table-cell office:value-type="string" calcext:value-type="string">
            <text:p>2017-03-10</text:p>
          </table:table-cell>
          <table:table-cell table:number-columns-repeated="4"/>
          <table:table-cell office:value-type="float" office:value="647.5067" calcext:value-type="float">
            <text:p>647.51</text:p>
          </table:table-cell>
          <table:table-cell table:formula="of:=[.T295]/[.$G295]" office:value-type="percentage" office:value="0.969321407185629" calcext:value-type="percentage">
            <text:p>96.9%</text:p>
          </table:table-cell>
          <table:table-cell/>
          <table:table-cell office:value-type="float" office:value="656.6338" calcext:value-type="float">
            <text:p>656.6338</text:p>
          </table:table-cell>
          <table:table-cell table:formula="of:=[.W295]/[.$G295]" office:value-type="percentage" office:value="0.982984730538922" calcext:value-type="percentage">
            <text:p>98.3%</text:p>
          </table:table-cell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12730" calcext:value-type="float">
            <text:p>12730</text:p>
          </table:table-cell>
          <table:table-cell office:value-type="float" office:value="12480" calcext:value-type="float">
            <text:p>12480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66" calcext:value-type="float">
            <text:p>666</text:p>
          </table:table-cell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table:formula="of:=[.F297]/[.F296]-1" office:value-type="percentage" office:value="0.00900900900900892" calcext:value-type="percentage">
            <text:p>0.90%</text:p>
          </table:table-cell>
          <table:table-cell table:formula="of:=[.G296]/[.F296]-1" office:value-type="percentage" office:value="0.00450450450450446" calcext:value-type="percentage">
            <text:p>0.45%</text:p>
          </table:table-cell>
          <table:table-cell table:formula="of:=[.H296]/[.F296]-1" office:value-type="percentage" office:value="0.00900900900900892" calcext:value-type="percentage">
            <text:p>0.90%</text:p>
          </table:table-cell>
          <table:table-cell table:formula="of:=[.G296]/[.I296]-1" office:value-type="percentage" office:value="0.0075301204819278" calcext:value-type="percentage">
            <text:p>0.75%</text:p>
          </table:table-cell>
          <table:table-cell/>
          <table:table-cell office:value-type="string" calcext:value-type="string">
            <text:p>2017-03-13</text:p>
          </table:table-cell>
          <table:table-cell table:number-columns-repeated="4"/>
          <table:table-cell office:value-type="float" office:value="666.6879" calcext:value-type="float">
            <text:p>666.69</text:p>
          </table:table-cell>
          <table:table-cell table:formula="of:=[.T296]/[.$G296]" office:value-type="percentage" office:value="0.996543946188341" calcext:value-type="percentage">
            <text:p>99.7%</text:p>
          </table:table-cell>
          <table:table-cell/>
          <table:table-cell office:value-type="float" office:value="659.2821" calcext:value-type="float">
            <text:p>659.2821</text:p>
          </table:table-cell>
          <table:table-cell table:formula="of:=[.W296]/[.$G296]" office:value-type="percentage" office:value="0.98547399103139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12280" calcext:value-type="float">
            <text:p>12280</text:p>
          </table:table-cell>
          <table:table-cell office:value-type="float" office:value="12050" calcext:value-type="float">
            <text:p>12050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table:formula="of:=[.F298]/[.F297]-1" office:value-type="percentage" office:value="0.00744047619047628" calcext:value-type="percentage">
            <text:p>0.74%</text:p>
          </table:table-cell>
          <table:table-cell table:formula="of:=[.G297]/[.F297]-1" office:value-type="percentage" office:value="0.00744047619047628" calcext:value-type="percentage">
            <text:p>0.74%</text:p>
          </table:table-cell>
          <table:table-cell table:formula="of:=[.H297]/[.F297]-1" office:value-type="percentage" office:value="0.0119047619047619" calcext:value-type="percentage">
            <text:p>1.19%</text:p>
          </table:table-cell>
          <table:table-cell table:formula="of:=[.G297]/[.I297]-1" office:value-type="percentage" office:value="0.0119581464872944" calcext:value-type="percentage">
            <text:p>1.20%</text:p>
          </table:table-cell>
          <table:table-cell/>
          <table:table-cell office:value-type="string" calcext:value-type="string">
            <text:p>2017-03-14</text:p>
          </table:table-cell>
          <table:table-cell table:number-columns-repeated="4"/>
          <table:table-cell office:value-type="float" office:value="670.4933" calcext:value-type="float">
            <text:p>670.49</text:p>
          </table:table-cell>
          <table:table-cell table:formula="of:=[.T297]/[.$G297]" office:value-type="percentage" office:value="0.990388921713442" calcext:value-type="percentage">
            <text:p>99.0%</text:p>
          </table:table-cell>
          <table:table-cell/>
          <table:table-cell office:value-type="float" office:value="663.48914" calcext:value-type="float">
            <text:p>663.48914</text:p>
          </table:table-cell>
          <table:table-cell table:formula="of:=[.W297]/[.$G297]" office:value-type="percentage" office:value="0.980043042836041" calcext:value-type="percentage">
            <text:p>98.0%</text:p>
          </table:table-cell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12060" calcext:value-type="float">
            <text:p>12060</text:p>
          </table:table-cell>
          <table:table-cell office:value-type="float" office:value="12220" calcext:value-type="float">
            <text:p>12220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677" calcext:value-type="float">
            <text:p>677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table:formula="of:=[.F299]/[.F298]-1" office:value-type="percentage" office:value="-0.00443131462333823" calcext:value-type="percentage">
            <text:p>-0.44%</text:p>
          </table:table-cell>
          <table:table-cell table:formula="of:=[.G298]/[.F298]-1" office:value-type="percentage" office:value="-0.00147710487444608" calcext:value-type="percentage">
            <text:p>-0.15%</text:p>
          </table:table-cell>
          <table:table-cell table:formula="of:=[.H298]/[.F298]-1" office:value-type="percentage" office:value="0" calcext:value-type="percentage">
            <text:p>0.00%</text:p>
          </table:table-cell>
          <table:table-cell table:formula="of:=[.G298]/[.I298]-1" office:value-type="percentage" office:value="0.008955223880597" calcext:value-type="percentage">
            <text:p>0.90%</text:p>
          </table:table-cell>
          <table:table-cell/>
          <table:table-cell office:value-type="string" calcext:value-type="string">
            <text:p>2017-03-15</text:p>
          </table:table-cell>
          <table:table-cell table:number-columns-repeated="4"/>
          <table:table-cell office:value-type="float" office:value="677.88" calcext:value-type="float">
            <text:p>677.88</text:p>
          </table:table-cell>
          <table:table-cell table:formula="of:=[.T298]/[.$G298]" office:value-type="percentage" office:value="1.00278106508876" calcext:value-type="percentage">
            <text:p>100.3%</text:p>
          </table:table-cell>
          <table:table-cell/>
          <table:table-cell office:value-type="float" office:value="670.7962" calcext:value-type="float">
            <text:p>670.7962</text:p>
          </table:table-cell>
          <table:table-cell table:formula="of:=[.W298]/[.$G298]" office:value-type="percentage" office:value="0.992302071005917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12660" calcext:value-type="float">
            <text:p>12660</text:p>
          </table:table-cell>
          <table:table-cell office:value-type="float" office:value="12490" calcext:value-type="float">
            <text:p>12490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674" calcext:value-type="float">
            <text:p>674</text:p>
          </table:table-cell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table:formula="of:=[.F300]/[.F299]-1" office:value-type="percentage" office:value="-0.0118694362017804" calcext:value-type="percentage">
            <text:p>-1.19%</text:p>
          </table:table-cell>
          <table:table-cell table:formula="of:=[.G299]/[.F299]-1" office:value-type="percentage" office:value="-0.0029673590504451" calcext:value-type="percentage">
            <text:p>-0.30%</text:p>
          </table:table-cell>
          <table:table-cell table:formula="of:=[.H299]/[.F299]-1" office:value-type="percentage" office:value="0.00445103857566775" calcext:value-type="percentage">
            <text:p>0.45%</text:p>
          </table:table-cell>
          <table:table-cell table:formula="of:=[.G299]/[.I299]-1" office:value-type="percentage" office:value="0.00298507462686559" calcext:value-type="percentage">
            <text:p>0.30%</text:p>
          </table:table-cell>
          <table:table-cell/>
          <table:table-cell office:value-type="string" calcext:value-type="string">
            <text:p>2017-03-16</text:p>
          </table:table-cell>
          <table:table-cell table:number-columns-repeated="4"/>
          <table:table-cell office:value-type="float" office:value="678.4778" calcext:value-type="float">
            <text:p>678.48</text:p>
          </table:table-cell>
          <table:table-cell table:formula="of:=[.T299]/[.$G299]" office:value-type="percentage" office:value="1.00963958333333" calcext:value-type="percentage">
            <text:p>101.0%</text:p>
          </table:table-cell>
          <table:table-cell/>
          <table:table-cell office:value-type="float" office:value="672.4662" calcext:value-type="float">
            <text:p>672.4662</text:p>
          </table:table-cell>
          <table:table-cell table:formula="of:=[.W299]/[.$G299]" office:value-type="percentage" office:value="1.00069375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7-03-17</text:p>
          </table:table-cell>
          <table:table-cell office:value-type="float" office:value="12590" calcext:value-type="float">
            <text:p>12590</text:p>
          </table:table-cell>
          <table:table-cell office:value-type="float" office:value="12730" calcext:value-type="float">
            <text:p>12730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table:formula="of:=[.F301]/[.F300]-1" office:value-type="percentage" office:value="0.00900900900900892" calcext:value-type="percentage">
            <text:p>0.90%</text:p>
          </table:table-cell>
          <table:table-cell table:formula="of:=[.G300]/[.F300]-1" office:value-type="percentage" office:value="0.00300300300300305" calcext:value-type="percentage">
            <text:p>0.30%</text:p>
          </table:table-cell>
          <table:table-cell table:formula="of:=[.H300]/[.F300]-1" office:value-type="percentage" office:value="0.0135135135135136" calcext:value-type="percentage">
            <text:p>1.35%</text:p>
          </table:table-cell>
          <table:table-cell table:formula="of:=[.G300]/[.I300]-1" office:value-type="percentage" office:value="0.00300300300300305" calcext:value-type="percentage">
            <text:p>0.30%</text:p>
          </table:table-cell>
          <table:table-cell/>
          <table:table-cell office:value-type="string" calcext:value-type="string">
            <text:p>2017-03-17</text:p>
          </table:table-cell>
          <table:table-cell table:number-columns-repeated="4"/>
          <table:table-cell office:value-type="float" office:value="671.5282" calcext:value-type="float">
            <text:p>671.53</text:p>
          </table:table-cell>
          <table:table-cell table:formula="of:=[.T300]/[.$G300]" office:value-type="percentage" office:value="1.00528173652695" calcext:value-type="percentage">
            <text:p>100.5%</text:p>
          </table:table-cell>
          <table:table-cell/>
          <table:table-cell office:value-type="float" office:value="670.17004" calcext:value-type="float">
            <text:p>670.17004</text:p>
          </table:table-cell>
          <table:table-cell table:formula="of:=[.W300]/[.$G300]" office:value-type="percentage" office:value="1.00324856287425" calcext:value-type="percentage">
            <text:p>100.3%</text:p>
          </table:table-cell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12710" calcext:value-type="float">
            <text:p>12710</text:p>
          </table:table-cell>
          <table:table-cell office:value-type="float" office:value="12740" calcext:value-type="float">
            <text:p>12740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table:formula="of:=[.F302]/[.F301]-1" office:value-type="percentage" office:value="-0.0104166666666666" calcext:value-type="percentage">
            <text:p>-1.04%</text:p>
          </table:table-cell>
          <table:table-cell table:formula="of:=[.G301]/[.F301]-1" office:value-type="percentage" office:value="0.00297619047619047" calcext:value-type="percentage">
            <text:p>0.30%</text:p>
          </table:table-cell>
          <table:table-cell table:formula="of:=[.H301]/[.F301]-1" office:value-type="percentage" office:value="0.00446428571428581" calcext:value-type="percentage">
            <text:p>0.45%</text:p>
          </table:table-cell>
          <table:table-cell table:formula="of:=[.G301]/[.I301]-1" office:value-type="percentage" office:value="0.00898203592814362" calcext:value-type="percentage">
            <text:p>0.90%</text:p>
          </table:table-cell>
          <table:table-cell/>
          <table:table-cell office:value-type="string" calcext:value-type="string">
            <text:p>2017-03-21</text:p>
          </table:table-cell>
          <table:table-cell table:number-columns-repeated="4"/>
          <table:table-cell office:value-type="float" office:value="663.99304" calcext:value-type="float">
            <text:p>663.99</text:p>
          </table:table-cell>
          <table:table-cell table:formula="of:=[.T301]/[.$G301]" office:value-type="percentage" office:value="0.985152878338279" calcext:value-type="percentage">
            <text:p>98.5%</text:p>
          </table:table-cell>
          <table:table-cell/>
          <table:table-cell office:value-type="float" office:value="664.4561" calcext:value-type="float">
            <text:p>664.4561</text:p>
          </table:table-cell>
          <table:table-cell table:formula="of:=[.W301]/[.$G301]" office:value-type="percentage" office:value="0.985839910979228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7-03-22</text:p>
          </table:table-cell>
          <table:table-cell office:value-type="float" office:value="12940" calcext:value-type="float">
            <text:p>12940</text:p>
          </table:table-cell>
          <table:table-cell office:value-type="float" office:value="12990" calcext:value-type="float">
            <text:p>12990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665" calcext:value-type="float">
            <text:p>665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53" calcext:value-type="float">
            <text:p>653</text:p>
          </table:table-cell>
          <table:table-cell table:formula="of:=[.F303]/[.F302]-1" office:value-type="percentage" office:value="-0.0105263157894737" calcext:value-type="percentage">
            <text:p>-1.05%</text:p>
          </table:table-cell>
          <table:table-cell table:formula="of:=[.G302]/[.F302]-1" office:value-type="percentage" office:value="-0.0105263157894737" calcext:value-type="percentage">
            <text:p>-1.05%</text:p>
          </table:table-cell>
          <table:table-cell table:formula="of:=[.H302]/[.F302]-1" office:value-type="percentage" office:value="0" calcext:value-type="percentage">
            <text:p>0.00%</text:p>
          </table:table-cell>
          <table:table-cell table:formula="of:=[.G302]/[.I302]-1" office:value-type="percentage" office:value="0.007656967840735" calcext:value-type="percentage">
            <text:p>0.77%</text:p>
          </table:table-cell>
          <table:table-cell/>
          <table:table-cell office:value-type="string" calcext:value-type="string">
            <text:p>2017-03-22</text:p>
          </table:table-cell>
          <table:table-cell table:number-columns-repeated="4"/>
          <table:table-cell office:value-type="float" office:value="669.6135" calcext:value-type="float">
            <text:p>669.61</text:p>
          </table:table-cell>
          <table:table-cell table:formula="of:=[.T302]/[.$G302]" office:value-type="percentage" office:value="1.01764969604863" calcext:value-type="percentage">
            <text:p>101.8%</text:p>
          </table:table-cell>
          <table:table-cell/>
          <table:table-cell office:value-type="float" office:value="668.2288" calcext:value-type="float">
            <text:p>668.2288</text:p>
          </table:table-cell>
          <table:table-cell table:formula="of:=[.W302]/[.$G302]" office:value-type="percentage" office:value="1.0155452887538" calcext:value-type="percentage">
            <text:p>101.6%</text:p>
          </table:table-cell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12940" calcext:value-type="float">
            <text:p>12940</text:p>
          </table:table-cell>
          <table:table-cell office:value-type="float" office:value="13040" calcext:value-type="float">
            <text:p>13040</text:p>
          </table:table-cell>
          <table:table-cell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658" calcext:value-type="float">
            <text:p>658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office:value-type="float" office:value="640" calcext:value-type="float">
            <text:p>640</text:p>
          </table:table-cell>
          <table:table-cell table:formula="of:=[.F304]/[.F303]-1" office:value-type="percentage" office:value="-0.00303951367781152" calcext:value-type="percentage">
            <text:p>-0.30%</text:p>
          </table:table-cell>
          <table:table-cell table:formula="of:=[.G303]/[.F303]-1" office:value-type="percentage" office:value="-0.00759878419452886" calcext:value-type="percentage">
            <text:p>-0.76%</text:p>
          </table:table-cell>
          <table:table-cell table:formula="of:=[.H303]/[.F303]-1" office:value-type="percentage" office:value="0.0106382978723405" calcext:value-type="percentage">
            <text:p>1.06%</text:p>
          </table:table-cell>
          <table:table-cell table:formula="of:=[.G303]/[.I303]-1" office:value-type="percentage" office:value="0.0203125" calcext:value-type="percentage">
            <text:p>2.03%</text:p>
          </table:table-cell>
          <table:table-cell/>
          <table:table-cell office:value-type="string" calcext:value-type="string">
            <text:p>2017-03-23</text:p>
          </table:table-cell>
          <table:table-cell table:number-columns-repeated="4"/>
          <table:table-cell office:value-type="float" office:value="657.2964" calcext:value-type="float">
            <text:p>657.30</text:p>
          </table:table-cell>
          <table:table-cell table:formula="of:=[.T303]/[.$G303]" office:value-type="percentage" office:value="1.00657947932619" calcext:value-type="percentage">
            <text:p>100.7%</text:p>
          </table:table-cell>
          <table:table-cell/>
          <table:table-cell office:value-type="float" office:value="656.1665" calcext:value-type="float">
            <text:p>656.1665</text:p>
          </table:table-cell>
          <table:table-cell table:formula="of:=[.W303]/[.$G303]" office:value-type="percentage" office:value="1.00484915773354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12930" calcext:value-type="float">
            <text:p>12930</text:p>
          </table:table-cell>
          <table:table-cell office:value-type="float" office:value="12940" calcext:value-type="float">
            <text:p>12940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656" calcext:value-type="float">
            <text:p>656</text:p>
          </table:table-cell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float" office:value="655" calcext:value-type="float">
            <text:p>655</text:p>
          </table:table-cell>
          <table:table-cell table:formula="of:=[.F305]/[.F304]-1" office:value-type="percentage" office:value="0.00609756097560976" calcext:value-type="percentage">
            <text:p>0.61%</text:p>
          </table:table-cell>
          <table:table-cell table:formula="of:=[.G304]/[.F304]-1" office:value-type="percentage" office:value="0.00762195121951215" calcext:value-type="percentage">
            <text:p>0.76%</text:p>
          </table:table-cell>
          <table:table-cell table:formula="of:=[.H304]/[.F304]-1" office:value-type="percentage" office:value="0.0182926829268293" calcext:value-type="percentage">
            <text:p>1.83%</text:p>
          </table:table-cell>
          <table:table-cell table:formula="of:=[.G304]/[.I304]-1" office:value-type="percentage" office:value="0.00916030534351142" calcext:value-type="percentage">
            <text:p>0.92%</text:p>
          </table:table-cell>
          <table:table-cell/>
          <table:table-cell office:value-type="string" calcext:value-type="string">
            <text:p>2017-03-24</text:p>
          </table:table-cell>
          <table:table-cell table:number-columns-repeated="4"/>
          <table:table-cell office:value-type="float" office:value="653.52576" calcext:value-type="float">
            <text:p>653.53</text:p>
          </table:table-cell>
          <table:table-cell table:formula="of:=[.T304]/[.$G304]" office:value-type="percentage" office:value="0.988692526475038" calcext:value-type="percentage">
            <text:p>98.9%</text:p>
          </table:table-cell>
          <table:table-cell/>
          <table:table-cell office:value-type="float" office:value="650.82806" calcext:value-type="float">
            <text:p>650.82806</text:p>
          </table:table-cell>
          <table:table-cell table:formula="of:=[.W304]/[.$G304]" office:value-type="percentage" office:value="0.984611285930409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12950" calcext:value-type="float">
            <text:p>12950</text:p>
          </table:table-cell>
          <table:table-cell office:value-type="float" office:value="13170" calcext:value-type="float">
            <text:p>13170</text:p>
          </table:table-cell>
          <table:table-cell office:value-type="float" office:value="393" calcext:value-type="float">
            <text:p>393</text:p>
          </table:table-cell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table:formula="of:=[.F306]/[.F305]-1" office:value-type="percentage" office:value="0.0227272727272727" calcext:value-type="percentage">
            <text:p>2.27%</text:p>
          </table:table-cell>
          <table:table-cell table:formula="of:=[.G305]/[.F305]-1" office:value-type="percentage" office:value="0.0060606060606061" calcext:value-type="percentage">
            <text:p>0.61%</text:p>
          </table:table-cell>
          <table:table-cell table:formula="of:=[.H305]/[.F305]-1" office:value-type="percentage" office:value="0.00909090909090904" calcext:value-type="percentage">
            <text:p>0.91%</text:p>
          </table:table-cell>
          <table:table-cell table:formula="of:=[.G305]/[.I305]-1" office:value-type="percentage" office:value="0.00758725341426403" calcext:value-type="percentage">
            <text:p>0.76%</text:p>
          </table:table-cell>
          <table:table-cell/>
          <table:table-cell office:value-type="string" calcext:value-type="string">
            <text:p>2017-03-27</text:p>
          </table:table-cell>
          <table:table-cell table:number-columns-repeated="4"/>
          <table:table-cell office:value-type="float" office:value="661.06757" calcext:value-type="float">
            <text:p>661.07</text:p>
          </table:table-cell>
          <table:table-cell table:formula="of:=[.T305]/[.$G305]" office:value-type="percentage" office:value="0.995583689759036" calcext:value-type="percentage">
            <text:p>99.6%</text:p>
          </table:table-cell>
          <table:table-cell/>
          <table:table-cell office:value-type="float" office:value="654.4975" calcext:value-type="float">
            <text:p>654.4975</text:p>
          </table:table-cell>
          <table:table-cell table:formula="of:=[.W305]/[.$G305]" office:value-type="percentage" office:value="0.985689006024096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13060" calcext:value-type="float">
            <text:p>13060</text:p>
          </table:table-cell>
          <table:table-cell office:value-type="float" office:value="12810" calcext:value-type="float">
            <text:p>12810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table:formula="of:=[.F307]/[.F306]-1" office:value-type="percentage" office:value="0.0207407407407407" calcext:value-type="percentage">
            <text:p>2.07%</text:p>
          </table:table-cell>
          <table:table-cell table:formula="of:=[.G306]/[.F306]-1" office:value-type="percentage" office:value="0.0177777777777777" calcext:value-type="percentage">
            <text:p>1.78%</text:p>
          </table:table-cell>
          <table:table-cell table:formula="of:=[.H306]/[.F306]-1" office:value-type="percentage" office:value="0.0192592592592593" calcext:value-type="percentage">
            <text:p>1.93%</text:p>
          </table:table-cell>
          <table:table-cell table:formula="of:=[.G306]/[.I306]-1" office:value-type="percentage" office:value="0.0223214285714286" calcext:value-type="percentage">
            <text:p>2.23%</text:p>
          </table:table-cell>
          <table:table-cell/>
          <table:table-cell office:value-type="string" calcext:value-type="string">
            <text:p>2017-03-28</text:p>
          </table:table-cell>
          <table:table-cell table:number-columns-repeated="4"/>
          <table:table-cell office:value-type="float" office:value="666.4579" calcext:value-type="float">
            <text:p>666.46</text:p>
          </table:table-cell>
          <table:table-cell table:formula="of:=[.T306]/[.$G306]" office:value-type="percentage" office:value="0.97009883551674" calcext:value-type="percentage">
            <text:p>97.0%</text:p>
          </table:table-cell>
          <table:table-cell/>
          <table:table-cell office:value-type="float" office:value="662.32275" calcext:value-type="float">
            <text:p>662.32275</text:p>
          </table:table-cell>
          <table:table-cell table:formula="of:=[.W306]/[.$G306]" office:value-type="percentage" office:value="0.964079694323144" calcext:value-type="percentage">
            <text:p>96.4%</text:p>
          </table:table-cell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12880" calcext:value-type="float">
            <text:p>12880</text:p>
          </table:table-cell>
          <table:table-cell office:value-type="float" office:value="13020" calcext:value-type="float">
            <text:p>13020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689" calcext:value-type="float">
            <text:p>689</text:p>
          </table:table-cell>
          <table:table-cell office:value-type="float" office:value="685" calcext:value-type="float">
            <text:p>685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table:formula="of:=[.F308]/[.F307]-1" office:value-type="percentage" office:value="-0.00580551523947748" calcext:value-type="percentage">
            <text:p>-0.58%</text:p>
          </table:table-cell>
          <table:table-cell table:formula="of:=[.G307]/[.F307]-1" office:value-type="percentage" office:value="-0.00580551523947748" calcext:value-type="percentage">
            <text:p>-0.58%</text:p>
          </table:table-cell>
          <table:table-cell table:formula="of:=[.H307]/[.F307]-1" office:value-type="percentage" office:value="0.00580551523947759" calcext:value-type="percentage">
            <text:p>0.58%</text:p>
          </table:table-cell>
          <table:table-cell table:formula="of:=[.G307]/[.I307]-1" office:value-type="percentage" office:value="0.00292825768667648" calcext:value-type="percentage">
            <text:p>0.29%</text:p>
          </table:table-cell>
          <table:table-cell/>
          <table:table-cell office:value-type="string" calcext:value-type="string">
            <text:p>2017-03-29</text:p>
          </table:table-cell>
          <table:table-cell table:number-columns-repeated="4"/>
          <table:table-cell office:value-type="float" office:value="692.9237" calcext:value-type="float">
            <text:p>692.92</text:p>
          </table:table-cell>
          <table:table-cell table:formula="of:=[.T307]/[.$G307]" office:value-type="percentage" office:value="1.01156744525547" calcext:value-type="percentage">
            <text:p>101.2%</text:p>
          </table:table-cell>
          <table:table-cell/>
          <table:table-cell office:value-type="float" office:value="668.0988" calcext:value-type="float">
            <text:p>668.0988</text:p>
          </table:table-cell>
          <table:table-cell table:formula="of:=[.W307]/[.$G307]" office:value-type="percentage" office:value="0.975326715328467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13490" calcext:value-type="float">
            <text:p>13490</text:p>
          </table:table-cell>
          <table:table-cell office:value-type="float" office:value="13540" calcext:value-type="float">
            <text:p>13540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685" calcext:value-type="float">
            <text:p>685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table:formula="of:=[.F309]/[.F308]-1" office:value-type="percentage" office:value="0.0160583941605839" calcext:value-type="percentage">
            <text:p>1.61%</text:p>
          </table:table-cell>
          <table:table-cell table:formula="of:=[.G308]/[.F308]-1" office:value-type="percentage" office:value="0.0160583941605839" calcext:value-type="percentage">
            <text:p>1.61%</text:p>
          </table:table-cell>
          <table:table-cell table:formula="of:=[.H308]/[.F308]-1" office:value-type="percentage" office:value="0.0218978102189782" calcext:value-type="percentage">
            <text:p>2.19%</text:p>
          </table:table-cell>
          <table:table-cell table:formula="of:=[.G308]/[.I308]-1" office:value-type="percentage" office:value="0.0190336749633968" calcext:value-type="percentage">
            <text:p>1.90%</text:p>
          </table:table-cell>
          <table:table-cell/>
          <table:table-cell office:value-type="string" calcext:value-type="string">
            <text:p>2017-03-30</text:p>
          </table:table-cell>
          <table:table-cell table:number-columns-repeated="4"/>
          <table:table-cell office:value-type="float" office:value="684.61475" calcext:value-type="float">
            <text:p>684.61</text:p>
          </table:table-cell>
          <table:table-cell table:formula="of:=[.T308]/[.$G308]" office:value-type="percentage" office:value="0.983641882183908" calcext:value-type="percentage">
            <text:p>98.4%</text:p>
          </table:table-cell>
          <table:table-cell/>
          <table:table-cell office:value-type="float" office:value="677.22424" calcext:value-type="float">
            <text:p>677.22424</text:p>
          </table:table-cell>
          <table:table-cell table:formula="of:=[.W308]/[.$G308]" office:value-type="percentage" office:value="0.973023333333333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13550" calcext:value-type="float">
            <text:p>13550</text:p>
          </table:table-cell>
          <table:table-cell office:value-type="float" office:value="13740" calcext:value-type="float">
            <text:p>13740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696" calcext:value-type="float">
            <text:p>696</text:p>
          </table:table-cell>
          <table:table-cell office:value-type="float" office:value="680" calcext:value-type="float">
            <text:p>680</text:p>
          </table:table-cell>
          <table:table-cell office:value-type="float" office:value="702" calcext:value-type="float">
            <text:p>702</text:p>
          </table:table-cell>
          <table:table-cell office:value-type="float" office:value="680" calcext:value-type="float">
            <text:p>680</text:p>
          </table:table-cell>
          <table:table-cell table:formula="of:=[.F310]/[.F309]-1" office:value-type="percentage" office:value="-0.0258620689655172" calcext:value-type="percentage">
            <text:p>-2.59%</text:p>
          </table:table-cell>
          <table:table-cell table:formula="of:=[.G309]/[.F309]-1" office:value-type="percentage" office:value="-0.0229885057471264" calcext:value-type="percentage">
            <text:p>-2.30%</text:p>
          </table:table-cell>
          <table:table-cell table:formula="of:=[.H309]/[.F309]-1" office:value-type="percentage" office:value="0.00862068965517238" calcext:value-type="percentage">
            <text:p>0.86%</text:p>
          </table:table-cell>
          <table:table-cell table:formula="of:=[.G309]/[.I309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3-31</text:p>
          </table:table-cell>
          <table:table-cell table:number-columns-repeated="4"/>
          <table:table-cell office:value-type="float" office:value="699.8263" calcext:value-type="float">
            <text:p>699.83</text:p>
          </table:table-cell>
          <table:table-cell table:formula="of:=[.T309]/[.$G309]" office:value-type="percentage" office:value="1.02915632352941" calcext:value-type="percentage">
            <text:p>102.9%</text:p>
          </table:table-cell>
          <table:table-cell/>
          <table:table-cell office:value-type="float" office:value="680.6155" calcext:value-type="float">
            <text:p>680.6155</text:p>
          </table:table-cell>
          <table:table-cell table:formula="of:=[.W309]/[.$G309]" office:value-type="percentage" office:value="1.00090514705882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13620" calcext:value-type="float">
            <text:p>13620</text:p>
          </table:table-cell>
          <table:table-cell office:value-type="float" office:value="13660" calcext:value-type="float">
            <text:p>13660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678" calcext:value-type="float">
            <text:p>678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671" calcext:value-type="float">
            <text:p>671</text:p>
          </table:table-cell>
          <table:table-cell table:formula="of:=[.F311]/[.F310]-1" office:value-type="percentage" office:value="0.00589970501474935" calcext:value-type="percentage">
            <text:p>0.59%</text:p>
          </table:table-cell>
          <table:table-cell table:formula="of:=[.G310]/[.F310]-1" office:value-type="percentage" office:value="-0.00294985250737467" calcext:value-type="percentage">
            <text:p>-0.29%</text:p>
          </table:table-cell>
          <table:table-cell table:formula="of:=[.H310]/[.F310]-1" office:value-type="percentage" office:value="0.00294985250737456" calcext:value-type="percentage">
            <text:p>0.29%</text:p>
          </table:table-cell>
          <table:table-cell table:formula="of:=[.G310]/[.I310]-1" office:value-type="percentage" office:value="0.00745156482861398" calcext:value-type="percentage">
            <text:p>0.75%</text:p>
          </table:table-cell>
          <table:table-cell/>
          <table:table-cell office:value-type="string" calcext:value-type="string">
            <text:p>2017-04-03</text:p>
          </table:table-cell>
          <table:table-cell table:number-columns-repeated="4"/>
          <table:table-cell office:value-type="float" office:value="684.85583" calcext:value-type="float">
            <text:p>684.86</text:p>
          </table:table-cell>
          <table:table-cell table:formula="of:=[.T310]/[.$G310]" office:value-type="percentage" office:value="1.01310034023669" calcext:value-type="percentage">
            <text:p>101.3%</text:p>
          </table:table-cell>
          <table:table-cell/>
          <table:table-cell office:value-type="float" office:value="676.7644" calcext:value-type="float">
            <text:p>676.7644</text:p>
          </table:table-cell>
          <table:table-cell table:formula="of:=[.W310]/[.$G310]" office:value-type="percentage" office:value="1.00113076923077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float" office:value="13600" calcext:value-type="float">
            <text:p>13600</text:p>
          </table:table-cell>
          <table:table-cell office:value-type="float" office:value="13790" calcext:value-type="float">
            <text:p>13790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table:formula="of:=[.F312]/[.F311]-1" office:value-type="percentage" office:value="0" calcext:value-type="percentage">
            <text:p>0.00%</text:p>
          </table:table-cell>
          <table:table-cell table:formula="of:=[.G311]/[.F311]-1" office:value-type="percentage" office:value="-0.0117302052785924" calcext:value-type="percentage">
            <text:p>-1.17%</text:p>
          </table:table-cell>
          <table:table-cell table:formula="of:=[.H311]/[.F311]-1" office:value-type="percentage" office:value="0.00439882697947214" calcext:value-type="percentage">
            <text:p>0.44%</text:p>
          </table:table-cell>
          <table:table-cell table:formula="of:=[.G311]/[.I311]-1" office:value-type="percentage" office:value="0.00447093889716843" calcext:value-type="percentage">
            <text:p>0.45%</text:p>
          </table:table-cell>
          <table:table-cell/>
          <table:table-cell office:value-type="string" calcext:value-type="string">
            <text:p>2017-04-04</text:p>
          </table:table-cell>
          <table:table-cell table:number-columns-repeated="4"/>
          <table:table-cell office:value-type="float" office:value="677.81445" calcext:value-type="float">
            <text:p>677.81</text:p>
          </table:table-cell>
          <table:table-cell table:formula="of:=[.T311]/[.$G311]" office:value-type="percentage" office:value="1.00565942136499" calcext:value-type="percentage">
            <text:p>100.6%</text:p>
          </table:table-cell>
          <table:table-cell/>
          <table:table-cell office:value-type="float" office:value="677.6092" calcext:value-type="float">
            <text:p>677.6092</text:p>
          </table:table-cell>
          <table:table-cell table:formula="of:=[.W311]/[.$G311]" office:value-type="percentage" office:value="1.00535489614243" calcext:value-type="percentage">
            <text:p>100.5%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13720" calcext:value-type="float">
            <text:p>13720</text:p>
          </table:table-cell>
          <table:table-cell office:value-type="float" office:value="13620" calcext:value-type="float">
            <text:p>13620</text:p>
          </table:table-cell>
          <table:table-cell office:value-type="float" office:value="420" calcext:value-type="float">
            <text:p>420</text:p>
          </table:table-cell>
          <table:table-cell office:value-type="float" office:value="409" calcext:value-type="float">
            <text:p>409</text:p>
          </table:table-cell>
          <table:table-cell office:value-type="float" office:value="682" calcext:value-type="float">
            <text:p>682</text:p>
          </table:table-cell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  <table:table-cell office:value-type="float" office:value="676" calcext:value-type="float">
            <text:p>676</text:p>
          </table:table-cell>
          <table:table-cell table:formula="of:=[.F313]/[.F312]-1" office:value-type="percentage" office:value="-0.0117302052785924" calcext:value-type="percentage">
            <text:p>-1.17%</text:p>
          </table:table-cell>
          <table:table-cell table:formula="of:=[.G312]/[.F312]-1" office:value-type="percentage" office:value="-0.00293255131964809" calcext:value-type="percentage">
            <text:p>-0.29%</text:p>
          </table:table-cell>
          <table:table-cell table:formula="of:=[.H312]/[.F312]-1" office:value-type="percentage" office:value="0.0190615835777126" calcext:value-type="percentage">
            <text:p>1.91%</text:p>
          </table:table-cell>
          <table:table-cell table:formula="of:=[.G312]/[.I312]-1" office:value-type="percentage" office:value="0.00591715976331364" calcext:value-type="percentage">
            <text:p>0.59%</text:p>
          </table:table-cell>
          <table:table-cell/>
          <table:table-cell office:value-type="string" calcext:value-type="string">
            <text:p>2017-04-05</text:p>
          </table:table-cell>
          <table:table-cell table:number-columns-repeated="4"/>
          <table:table-cell office:value-type="float" office:value="676.1232" calcext:value-type="float">
            <text:p>676.12</text:p>
          </table:table-cell>
          <table:table-cell table:formula="of:=[.T312]/[.$G312]" office:value-type="percentage" office:value="0.994298823529412" calcext:value-type="percentage">
            <text:p>99.4%</text:p>
          </table:table-cell>
          <table:table-cell/>
          <table:table-cell office:value-type="float" office:value="673.2227" calcext:value-type="float">
            <text:p>673.2227</text:p>
          </table:table-cell>
          <table:table-cell table:formula="of:=[.W312]/[.$G312]" office:value-type="percentage" office:value="0.990033382352941" calcext:value-type="percentage">
            <text:p>99.0%</text:p>
          </table:table-cell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13690" calcext:value-type="float">
            <text:p>13690</text:p>
          </table:table-cell>
          <table:table-cell office:value-type="float" office:value="13460" calcext:value-type="float">
            <text:p>13460</text:p>
          </table:table-cell>
          <table:table-cell office:value-type="float" office:value="416" calcext:value-type="float">
            <text:p>416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  <table:table-cell office:value-type="float" office:value="665" calcext:value-type="float">
            <text:p>665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table:formula="of:=[.F314]/[.F313]-1" office:value-type="percentage" office:value="-0.00741839762611274" calcext:value-type="percentage">
            <text:p>-0.74%</text:p>
          </table:table-cell>
          <table:table-cell table:formula="of:=[.G313]/[.F313]-1" office:value-type="percentage" office:value="-0.0133531157270029" calcext:value-type="percentage">
            <text:p>-1.34%</text:p>
          </table:table-cell>
          <table:table-cell table:formula="of:=[.H313]/[.F313]-1" office:value-type="percentage" office:value="0.00148367952522266" calcext:value-type="percentage">
            <text:p>0.15%</text:p>
          </table:table-cell>
          <table:table-cell table:formula="of:=[.G313]/[.I313]-1" office:value-type="percentage" office:value="0.0106382978723405" calcext:value-type="percentage">
            <text:p>1.06%</text:p>
          </table:table-cell>
          <table:table-cell/>
          <table:table-cell office:value-type="string" calcext:value-type="string">
            <text:p>2017-04-06</text:p>
          </table:table-cell>
          <table:table-cell table:number-columns-repeated="4"/>
          <table:table-cell office:value-type="float" office:value="685.7178" calcext:value-type="float">
            <text:p>685.72</text:p>
          </table:table-cell>
          <table:table-cell table:formula="of:=[.T313]/[.$G313]" office:value-type="percentage" office:value="1.03115458646617" calcext:value-type="percentage">
            <text:p>103.1%</text:p>
          </table:table-cell>
          <table:table-cell/>
          <table:table-cell office:value-type="float" office:value="679.37036" calcext:value-type="float">
            <text:p>679.37036</text:p>
          </table:table-cell>
          <table:table-cell table:formula="of:=[.W313]/[.$G313]" office:value-type="percentage" office:value="1.02160956390977" calcext:value-type="percentage">
            <text:p>102.2%</text:p>
          </table:table-cell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13370" calcext:value-type="float">
            <text:p>13370</text:p>
          </table:table-cell>
          <table:table-cell office:value-type="float" office:value="13310" calcext:value-type="float">
            <text:p>1331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669" calcext:value-type="float">
            <text:p>669</text:p>
          </table:table-cell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table:formula="of:=[.F315]/[.F314]-1" office:value-type="percentage" office:value="0.00747384155455899" calcext:value-type="percentage">
            <text:p>0.75%</text:p>
          </table:table-cell>
          <table:table-cell table:formula="of:=[.G314]/[.F314]-1" office:value-type="percentage" office:value="-0.00298953662182366" calcext:value-type="percentage">
            <text:p>-0.30%</text:p>
          </table:table-cell>
          <table:table-cell table:formula="of:=[.H314]/[.F314]-1" office:value-type="percentage" office:value="0.00597907324364733" calcext:value-type="percentage">
            <text:p>0.60%</text:p>
          </table:table-cell>
          <table:table-cell table:formula="of:=[.G314]/[.I314]-1" office:value-type="percentage" office:value="0.0136778115501519" calcext:value-type="percentage">
            <text:p>1.37%</text:p>
          </table:table-cell>
          <table:table-cell/>
          <table:table-cell office:value-type="string" calcext:value-type="string">
            <text:p>2017-04-07</text:p>
          </table:table-cell>
          <table:table-cell table:number-columns-repeated="4"/>
          <table:table-cell office:value-type="float" office:value="661.6382" calcext:value-type="float">
            <text:p>661.64</text:p>
          </table:table-cell>
          <table:table-cell table:formula="of:=[.T314]/[.$G314]" office:value-type="percentage" office:value="0.99196131934033" calcext:value-type="percentage">
            <text:p>99.2%</text:p>
          </table:table-cell>
          <table:table-cell/>
          <table:table-cell office:value-type="float" office:value="667.9025" calcext:value-type="float">
            <text:p>667.9025</text:p>
          </table:table-cell>
          <table:table-cell table:formula="of:=[.W314]/[.$G314]" office:value-type="percentage" office:value="1.00135307346327" calcext:value-type="percentage">
            <text:p>100.1%</text:p>
          </table:table-cell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13440" calcext:value-type="float">
            <text:p>13440</text:p>
          </table:table-cell>
          <table:table-cell office:value-type="float" office:value="13700" calcext:value-type="float">
            <text:p>13700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674" calcext:value-type="float">
            <text:p>674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table:formula="of:=[.F316]/[.F315]-1" office:value-type="percentage" office:value="-0.00445103857566764" calcext:value-type="percentage">
            <text:p>-0.45%</text:p>
          </table:table-cell>
          <table:table-cell table:formula="of:=[.G315]/[.F315]-1" office:value-type="percentage" office:value="0.0029673590504451" calcext:value-type="percentage">
            <text:p>0.30%</text:p>
          </table:table-cell>
          <table:table-cell table:formula="of:=[.H315]/[.F315]-1" office:value-type="percentage" office:value="0.00445103857566775" calcext:value-type="percentage">
            <text:p>0.45%</text:p>
          </table:table-cell>
          <table:table-cell table:formula="of:=[.G315]/[.I315]-1" office:value-type="percentage" office:value="0.008955223880597" calcext:value-type="percentage">
            <text:p>0.90%</text:p>
          </table:table-cell>
          <table:table-cell/>
          <table:table-cell office:value-type="string" calcext:value-type="string">
            <text:p>2017-04-10</text:p>
          </table:table-cell>
          <table:table-cell table:number-columns-repeated="4"/>
          <table:table-cell office:value-type="float" office:value="667.82416" calcext:value-type="float">
            <text:p>667.82</text:p>
          </table:table-cell>
          <table:table-cell table:formula="of:=[.T315]/[.$G315]" office:value-type="percentage" office:value="0.987905562130178" calcext:value-type="percentage">
            <text:p>98.8%</text:p>
          </table:table-cell>
          <table:table-cell/>
          <table:table-cell office:value-type="float" office:value="665.73566" calcext:value-type="float">
            <text:p>665.73566</text:p>
          </table:table-cell>
          <table:table-cell table:formula="of:=[.W315]/[.$G315]" office:value-type="percentage" office:value="0.984816065088758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13290" calcext:value-type="float">
            <text:p>13290</text:p>
          </table:table-cell>
          <table:table-cell office:value-type="float" office:value="13300" calcext:value-type="float">
            <text:p>13300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 office:value-type="float" office:value="671" calcext:value-type="float">
            <text:p>671</text:p>
          </table:table-cell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table:formula="of:=[.F317]/[.F316]-1" office:value-type="percentage" office:value="-0.00894187779433686" calcext:value-type="percentage">
            <text:p>-0.89%</text:p>
          </table:table-cell>
          <table:table-cell table:formula="of:=[.G316]/[.F316]-1" office:value-type="percentage" office:value="-0.00298062593144566" calcext:value-type="percentage">
            <text:p>-0.30%</text:p>
          </table:table-cell>
          <table:table-cell table:formula="of:=[.H316]/[.F316]-1" office:value-type="percentage" office:value="0.00149031296572288" calcext:value-type="percentage">
            <text:p>0.15%</text:p>
          </table:table-cell>
          <table:table-cell table:formula="of:=[.G316]/[.I316]-1" office:value-type="percentage" office:value="0.0105740181268883" calcext:value-type="percentage">
            <text:p>1.06%</text:p>
          </table:table-cell>
          <table:table-cell/>
          <table:table-cell office:value-type="string" calcext:value-type="string">
            <text:p>2017-04-11</text:p>
          </table:table-cell>
          <table:table-cell table:number-columns-repeated="4"/>
          <table:table-cell office:value-type="float" office:value="676.623" calcext:value-type="float">
            <text:p>676.62</text:p>
          </table:table-cell>
          <table:table-cell table:formula="of:=[.T316]/[.$G316]" office:value-type="percentage" office:value="1.01139461883408" calcext:value-type="percentage">
            <text:p>101.1%</text:p>
          </table:table-cell>
          <table:table-cell/>
          <table:table-cell office:value-type="float" office:value="675.3641" calcext:value-type="float">
            <text:p>675.3641</text:p>
          </table:table-cell>
          <table:table-cell table:formula="of:=[.W316]/[.$G316]" office:value-type="percentage" office:value="1.00951285500747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7-04-12</text:p>
          </table:table-cell>
          <table:table-cell office:value-type="float" office:value="13320" calcext:value-type="float">
            <text:p>13320</text:p>
          </table:table-cell>
          <table:table-cell office:value-type="float" office:value="13340" calcext:value-type="float">
            <text:p>1334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table:formula="of:=[.F318]/[.F317]-1" office:value-type="percentage" office:value="-0.0135338345864662" calcext:value-type="percentage">
            <text:p>-1.35%</text:p>
          </table:table-cell>
          <table:table-cell table:formula="of:=[.G317]/[.F317]-1" office:value-type="percentage" office:value="-0.00150375939849623" calcext:value-type="percentage">
            <text:p>-0.15%</text:p>
          </table:table-cell>
          <table:table-cell table:formula="of:=[.H317]/[.F317]-1" office:value-type="percentage" office:value="0.00300751879699246" calcext:value-type="percentage">
            <text:p>0.30%</text:p>
          </table:table-cell>
          <table:table-cell table:formula="of:=[.G317]/[.I317]-1" office:value-type="percentage" office:value="0.0106544901065448" calcext:value-type="percentage">
            <text:p>1.07%</text:p>
          </table:table-cell>
          <table:table-cell/>
          <table:table-cell office:value-type="string" calcext:value-type="string">
            <text:p>2017-04-12</text:p>
          </table:table-cell>
          <table:table-cell table:number-columns-repeated="4"/>
          <table:table-cell office:value-type="float" office:value="678.5221" calcext:value-type="float">
            <text:p>678.52</text:p>
          </table:table-cell>
          <table:table-cell table:formula="of:=[.T317]/[.$G317]" office:value-type="percentage" office:value="1.02187063253012" calcext:value-type="percentage">
            <text:p>102.2%</text:p>
          </table:table-cell>
          <table:table-cell/>
          <table:table-cell office:value-type="float" office:value="670.84955" calcext:value-type="float">
            <text:p>670.84955</text:p>
          </table:table-cell>
          <table:table-cell table:formula="of:=[.W317]/[.$G317]" office:value-type="percentage" office:value="1.0103155873494" calcext:value-type="percentage">
            <text:p>101.0%</text:p>
          </table:table-cell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13500" calcext:value-type="float">
            <text:p>13500</text:p>
          </table:table-cell>
          <table:table-cell office:value-type="float" office:value="13510" calcext:value-type="float">
            <text:p>13510</text:p>
          </table:table-cell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table:formula="of:=[.F319]/[.F318]-1" office:value-type="percentage" office:value="0" calcext:value-type="percentage">
            <text:p>0.00%</text:p>
          </table:table-cell>
          <table:table-cell table:formula="of:=[.G318]/[.F318]-1" office:value-type="percentage" office:value="0.00304878048780477" calcext:value-type="percentage">
            <text:p>0.30%</text:p>
          </table:table-cell>
          <table:table-cell table:formula="of:=[.H318]/[.F318]-1" office:value-type="percentage" office:value="0.00609756097560976" calcext:value-type="percentage">
            <text:p>0.61%</text:p>
          </table:table-cell>
          <table:table-cell table:formula="of:=[.G318]/[.I318]-1" office:value-type="percentage" office:value="0.010752688172043" calcext:value-type="percentage">
            <text:p>1.08%</text:p>
          </table:table-cell>
          <table:table-cell/>
          <table:table-cell office:value-type="string" calcext:value-type="string">
            <text:p>2017-04-13</text:p>
          </table:table-cell>
          <table:table-cell table:number-columns-repeated="4"/>
          <table:table-cell office:value-type="float" office:value="666.49426" calcext:value-type="float">
            <text:p>666.49</text:p>
          </table:table-cell>
          <table:table-cell table:formula="of:=[.T318]/[.$G318]" office:value-type="percentage" office:value="1.01290920972644" calcext:value-type="percentage">
            <text:p>101.3%</text:p>
          </table:table-cell>
          <table:table-cell/>
          <table:table-cell office:value-type="float" office:value="665.791" calcext:value-type="float">
            <text:p>665.791</text:p>
          </table:table-cell>
          <table:table-cell table:formula="of:=[.W318]/[.$G318]" office:value-type="percentage" office:value="1.01184042553191" calcext:value-type="percentage">
            <text:p>101.2%</text:p>
          </table:table-cell>
        </table:table-row>
        <table:table-row table:style-name="ro1">
          <table:table-cell office:value-type="string" calcext:value-type="string">
            <text:p>2017-04-14</text:p>
          </table:table-cell>
          <table:table-cell office:value-type="float" office:value="13800" calcext:value-type="float">
            <text:p>13800</text:p>
          </table:table-cell>
          <table:table-cell office:value-type="float" office:value="13760" calcext:value-type="float">
            <text:p>13760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656" calcext:value-type="float">
            <text:p>656</text:p>
          </table:table-cell>
          <table:table-cell office:value-type="float" office:value="648" calcext:value-type="float">
            <text:p>648</text:p>
          </table:table-cell>
          <table:table-cell office:value-type="float" office:value="658" calcext:value-type="float">
            <text:p>658</text:p>
          </table:table-cell>
          <table:table-cell office:value-type="float" office:value="647" calcext:value-type="float">
            <text:p>647</text:p>
          </table:table-cell>
          <table:table-cell table:formula="of:=[.F320]/[.F319]-1" office:value-type="percentage" office:value="-0.0152439024390244" calcext:value-type="percentage">
            <text:p>-1.52%</text:p>
          </table:table-cell>
          <table:table-cell table:formula="of:=[.G319]/[.F319]-1" office:value-type="percentage" office:value="-0.0121951219512195" calcext:value-type="percentage">
            <text:p>-1.22%</text:p>
          </table:table-cell>
          <table:table-cell table:formula="of:=[.H319]/[.F319]-1" office:value-type="percentage" office:value="0.00304878048780477" calcext:value-type="percentage">
            <text:p>0.30%</text:p>
          </table:table-cell>
          <table:table-cell table:formula="of:=[.G319]/[.I319]-1" office:value-type="percentage" office:value="0.00154559505409591" calcext:value-type="percentage">
            <text:p>0.15%</text:p>
          </table:table-cell>
          <table:table-cell/>
          <table:table-cell office:value-type="string" calcext:value-type="string">
            <text:p>2017-04-14</text:p>
          </table:table-cell>
          <table:table-cell table:number-columns-repeated="4"/>
          <table:table-cell office:value-type="float" office:value="654.09" calcext:value-type="float">
            <text:p>654.09</text:p>
          </table:table-cell>
          <table:table-cell table:formula="of:=[.T319]/[.$G319]" office:value-type="percentage" office:value="1.00939814814815" calcext:value-type="percentage">
            <text:p>100.9%</text:p>
          </table:table-cell>
          <table:table-cell/>
          <table:table-cell office:value-type="float" office:value="662.1066" calcext:value-type="float">
            <text:p>662.1066</text:p>
          </table:table-cell>
          <table:table-cell table:formula="of:=[.W319]/[.$G319]" office:value-type="percentage" office:value="1.02176944444444" calcext:value-type="percentage">
            <text:p>102.2%</text:p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13810" calcext:value-type="float">
            <text:p>13810</text:p>
          </table:table-cell>
          <table:table-cell office:value-type="float" office:value="13860" calcext:value-type="float">
            <text:p>13860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table:formula="of:=[.F321]/[.F320]-1" office:value-type="percentage" office:value="0.0263157894736843" calcext:value-type="percentage">
            <text:p>2.63%</text:p>
          </table:table-cell>
          <table:table-cell table:formula="of:=[.G320]/[.F320]-1" office:value-type="percentage" office:value="0.0123839009287925" calcext:value-type="percentage">
            <text:p>1.24%</text:p>
          </table:table-cell>
          <table:table-cell table:formula="of:=[.H320]/[.F320]-1" office:value-type="percentage" office:value="0.0139318885448916" calcext:value-type="percentage">
            <text:p>1.39%</text:p>
          </table:table-cell>
          <table:table-cell table:formula="of:=[.G320]/[.I320]-1" office:value-type="percentage" office:value="0.0123839009287925" calcext:value-type="percentage">
            <text:p>1.24%</text:p>
          </table:table-cell>
          <table:table-cell/>
          <table:table-cell office:value-type="string" calcext:value-type="string">
            <text:p>2017-04-17</text:p>
          </table:table-cell>
          <table:table-cell table:number-columns-repeated="4"/>
          <table:table-cell office:value-type="float" office:value="639.9307" calcext:value-type="float">
            <text:p>639.93</text:p>
          </table:table-cell>
          <table:table-cell table:formula="of:=[.T320]/[.$G320]" office:value-type="percentage" office:value="0.978487308868501" calcext:value-type="percentage">
            <text:p>97.8%</text:p>
          </table:table-cell>
          <table:table-cell/>
          <table:table-cell office:value-type="float" office:value="661.4185" calcext:value-type="float">
            <text:p>661.4185</text:p>
          </table:table-cell>
          <table:table-cell table:formula="of:=[.W320]/[.$G320]" office:value-type="percentage" office:value="1.01134327217125" calcext:value-type="percentage">
            <text:p>101.1%</text:p>
          </table:table-cell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14140" calcext:value-type="float">
            <text:p>14140</text:p>
          </table:table-cell>
          <table:table-cell office:value-type="float" office:value="14060" calcext:value-type="float">
            <text:p>14060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663" calcext:value-type="float">
            <text:p>663</text:p>
          </table:table-cell>
          <table:table-cell office:value-type="float" office:value="661" calcext:value-type="float">
            <text:p>661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table:formula="of:=[.F322]/[.F321]-1" office:value-type="percentage" office:value="0.00150829562594268" calcext:value-type="percentage">
            <text:p>0.15%</text:p>
          </table:table-cell>
          <table:table-cell table:formula="of:=[.G321]/[.F321]-1" office:value-type="percentage" office:value="-0.00301659125188536" calcext:value-type="percentage">
            <text:p>-0.30%</text:p>
          </table:table-cell>
          <table:table-cell table:formula="of:=[.H321]/[.F321]-1" office:value-type="percentage" office:value="0.00904977375565608" calcext:value-type="percentage">
            <text:p>0.90%</text:p>
          </table:table-cell>
          <table:table-cell table:formula="of:=[.G321]/[.I321]-1" office:value-type="percentage" office:value="0.00762195121951215" calcext:value-type="percentage">
            <text:p>0.76%</text:p>
          </table:table-cell>
          <table:table-cell/>
          <table:table-cell office:value-type="string" calcext:value-type="string">
            <text:p>2017-04-18</text:p>
          </table:table-cell>
          <table:table-cell table:number-columns-repeated="4"/>
          <table:table-cell office:value-type="float" office:value="655.59735" calcext:value-type="float">
            <text:p>655.60</text:p>
          </table:table-cell>
          <table:table-cell table:formula="of:=[.T321]/[.$G321]" office:value-type="percentage" office:value="0.991826550680787" calcext:value-type="percentage">
            <text:p>99.2%</text:p>
          </table:table-cell>
          <table:table-cell/>
          <table:table-cell office:value-type="float" office:value="660.132" calcext:value-type="float">
            <text:p>660.132</text:p>
          </table:table-cell>
          <table:table-cell table:formula="of:=[.W321]/[.$G321]" office:value-type="percentage" office:value="0.998686838124054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13940" calcext:value-type="float">
            <text:p>13940</text:p>
          </table:table-cell>
          <table:table-cell office:value-type="float" office:value="13910" calcext:value-type="float">
            <text:p>13910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662" calcext:value-type="float">
            <text:p>662</text:p>
          </table:table-cell>
          <table:table-cell table:formula="of:=[.F323]/[.F322]-1" office:value-type="percentage" office:value="0.0316265060240963" calcext:value-type="percentage">
            <text:p>3.16%</text:p>
          </table:table-cell>
          <table:table-cell table:formula="of:=[.G322]/[.F322]-1" office:value-type="percentage" office:value="0.0376506024096386" calcext:value-type="percentage">
            <text:p>3.77%</text:p>
          </table:table-cell>
          <table:table-cell table:formula="of:=[.H322]/[.F322]-1" office:value-type="percentage" office:value="0.0376506024096386" calcext:value-type="percentage">
            <text:p>3.77%</text:p>
          </table:table-cell>
          <table:table-cell table:formula="of:=[.G322]/[.I322]-1" office:value-type="percentage" office:value="0.040785498489426" calcext:value-type="percentage">
            <text:p>4.08%</text:p>
          </table:table-cell>
          <table:table-cell/>
          <table:table-cell office:value-type="string" calcext:value-type="string">
            <text:p>2017-04-19</text:p>
          </table:table-cell>
          <table:table-cell table:number-columns-repeated="4"/>
          <table:table-cell office:value-type="float" office:value="667.76483" calcext:value-type="float">
            <text:p>667.76</text:p>
          </table:table-cell>
          <table:table-cell table:formula="of:=[.T322]/[.$G322]" office:value-type="percentage" office:value="0.969179724238026" calcext:value-type="percentage">
            <text:p>96.9%</text:p>
          </table:table-cell>
          <table:table-cell/>
          <table:table-cell office:value-type="float" office:value="663.19275" calcext:value-type="float">
            <text:p>663.19275</text:p>
          </table:table-cell>
          <table:table-cell table:formula="of:=[.W322]/[.$G322]" office:value-type="percentage" office:value="0.962543904208999" calcext:value-type="percentage">
            <text:p>96.3%</text:p>
          </table:table-cell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13810" calcext:value-type="float">
            <text:p>13810</text:p>
          </table:table-cell>
          <table:table-cell office:value-type="float" office:value="14000" calcext:value-type="float">
            <text:p>14000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685" calcext:value-type="float">
            <text:p>685</text:p>
          </table:table-cell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office:value-type="float" office:value="679" calcext:value-type="float">
            <text:p>679</text:p>
          </table:table-cell>
          <table:table-cell table:formula="of:=[.F324]/[.F323]-1" office:value-type="percentage" office:value="0.00145985401459847" calcext:value-type="percentage">
            <text:p>0.15%</text:p>
          </table:table-cell>
          <table:table-cell table:formula="of:=[.G323]/[.F323]-1" office:value-type="percentage" office:value="-0.00291970802919705" calcext:value-type="percentage">
            <text:p>-0.29%</text:p>
          </table:table-cell>
          <table:table-cell table:formula="of:=[.H323]/[.F323]-1" office:value-type="percentage" office:value="0.00437956204379564" calcext:value-type="percentage">
            <text:p>0.44%</text:p>
          </table:table-cell>
          <table:table-cell table:formula="of:=[.G323]/[.I323]-1" office:value-type="percentage" office:value="0.00589101620029453" calcext:value-type="percentage">
            <text:p>0.59%</text:p>
          </table:table-cell>
          <table:table-cell/>
          <table:table-cell office:value-type="string" calcext:value-type="string">
            <text:p>2017-04-20</text:p>
          </table:table-cell>
          <table:table-cell table:number-columns-repeated="4"/>
          <table:table-cell office:value-type="float" office:value="695.71277" calcext:value-type="float">
            <text:p>695.71</text:p>
          </table:table-cell>
          <table:table-cell table:formula="of:=[.T323]/[.$G323]" office:value-type="percentage" office:value="1.01861313323572" calcext:value-type="percentage">
            <text:p>101.9%</text:p>
          </table:table-cell>
          <table:table-cell/>
          <table:table-cell office:value-type="float" office:value="680.3544" calcext:value-type="float">
            <text:p>680.3544</text:p>
          </table:table-cell>
          <table:table-cell table:formula="of:=[.W323]/[.$G323]" office:value-type="percentage" office:value="0.996126500732064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14000" calcext:value-type="float">
            <text:p>14000</text:p>
          </table:table-cell>
          <table:table-cell office:value-type="float" office:value="13920" calcext:value-type="float">
            <text:p>13920</text:p>
          </table:table-cell>
          <table:table-cell office:value-type="float" office:value="483" calcext:value-type="float">
            <text:p>483</text:p>
          </table:table-cell>
          <table:table-cell office:value-type="float" office:value="473" calcext:value-type="float">
            <text:p>473</text:p>
          </table:table-cell>
          <table:table-cell office:value-type="float" office:value="686" calcext:value-type="float">
            <text:p>686</text:p>
          </table:table-cell>
          <table:table-cell office:value-type="float" office:value="670" calcext:value-type="float">
            <text:p>670</text:p>
          </table:table-cell>
          <table:table-cell office:value-type="float" office:value="689" calcext:value-type="float">
            <text:p>689</text:p>
          </table:table-cell>
          <table:table-cell office:value-type="float" office:value="663" calcext:value-type="float">
            <text:p>663</text:p>
          </table:table-cell>
          <table:table-cell table:formula="of:=[.F325]/[.F324]-1" office:value-type="percentage" office:value="-0.0131195335276968" calcext:value-type="percentage">
            <text:p>-1.31%</text:p>
          </table:table-cell>
          <table:table-cell table:formula="of:=[.G324]/[.F324]-1" office:value-type="percentage" office:value="-0.0233236151603499" calcext:value-type="percentage">
            <text:p>-2.33%</text:p>
          </table:table-cell>
          <table:table-cell table:formula="of:=[.H324]/[.F324]-1" office:value-type="percentage" office:value="0.00437317784256552" calcext:value-type="percentage">
            <text:p>0.44%</text:p>
          </table:table-cell>
          <table:table-cell table:formula="of:=[.G324]/[.I324]-1" office:value-type="percentage" office:value="0.0105580693815988" calcext:value-type="percentage">
            <text:p>1.06%</text:p>
          </table:table-cell>
          <table:table-cell/>
          <table:table-cell office:value-type="string" calcext:value-type="string">
            <text:p>2017-04-21</text:p>
          </table:table-cell>
          <table:table-cell table:number-columns-repeated="4"/>
          <table:table-cell office:value-type="float" office:value="683.14453" calcext:value-type="float">
            <text:p>683.14</text:p>
          </table:table-cell>
          <table:table-cell table:formula="of:=[.T324]/[.$G324]" office:value-type="percentage" office:value="1.01961870149254" calcext:value-type="percentage">
            <text:p>102.0%</text:p>
          </table:table-cell>
          <table:table-cell/>
          <table:table-cell office:value-type="float" office:value="672.7362" calcext:value-type="float">
            <text:p>672.7362</text:p>
          </table:table-cell>
          <table:table-cell table:formula="of:=[.W324]/[.$G324]" office:value-type="percentage" office:value="1.00408388059702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14000" calcext:value-type="float">
            <text:p>14000</text:p>
          </table:table-cell>
          <table:table-cell office:value-type="float" office:value="14220" calcext:value-type="float">
            <text:p>14220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table:formula="of:=[.F326]/[.F325]-1" office:value-type="percentage" office:value="-0.00147710487444608" calcext:value-type="percentage">
            <text:p>-0.15%</text:p>
          </table:table-cell>
          <table:table-cell table:formula="of:=[.G325]/[.F325]-1" office:value-type="percentage" office:value="0" calcext:value-type="percentage">
            <text:p>0.00%</text:p>
          </table:table-cell>
          <table:table-cell table:formula="of:=[.H325]/[.F325]-1" office:value-type="percentage" office:value="0.0103397341211227" calcext:value-type="percentage">
            <text:p>1.03%</text:p>
          </table:table-cell>
          <table:table-cell table:formula="of:=[.G325]/[.I325]-1" office:value-type="percentage" office:value="0.014992503748126" calcext:value-type="percentage">
            <text:p>1.50%</text:p>
          </table:table-cell>
          <table:table-cell/>
          <table:table-cell office:value-type="string" calcext:value-type="string">
            <text:p>2017-04-24</text:p>
          </table:table-cell>
          <table:table-cell table:number-columns-repeated="4"/>
          <table:table-cell office:value-type="float" office:value="665.08264" calcext:value-type="float">
            <text:p>665.08</text:p>
          </table:table-cell>
          <table:table-cell table:formula="of:=[.T325]/[.$G325]" office:value-type="percentage" office:value="0.982396809453471" calcext:value-type="percentage">
            <text:p>98.2%</text:p>
          </table:table-cell>
          <table:table-cell/>
          <table:table-cell office:value-type="float" office:value="675.8004" calcext:value-type="float">
            <text:p>675.8004</text:p>
          </table:table-cell>
          <table:table-cell table:formula="of:=[.W325]/[.$G325]" office:value-type="percentage" office:value="0.998228064992614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14310" calcext:value-type="float">
            <text:p>14310</text:p>
          </table:table-cell>
          <table:table-cell office:value-type="float" office:value="14260" calcext:value-type="float">
            <text:p>14260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76" calcext:value-type="float">
            <text:p>676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table:formula="of:=[.F327]/[.F326]-1" office:value-type="percentage" office:value="0.0192307692307692" calcext:value-type="percentage">
            <text:p>1.92%</text:p>
          </table:table-cell>
          <table:table-cell table:formula="of:=[.G326]/[.F326]-1" office:value-type="percentage" office:value="0.0118343195266273" calcext:value-type="percentage">
            <text:p>1.18%</text:p>
          </table:table-cell>
          <table:table-cell table:formula="of:=[.H326]/[.F326]-1" office:value-type="percentage" office:value="0.014792899408284" calcext:value-type="percentage">
            <text:p>1.48%</text:p>
          </table:table-cell>
          <table:table-cell table:formula="of:=[.G326]/[.I326]-1" office:value-type="percentage" office:value="0.0178571428571428" calcext:value-type="percentage">
            <text:p>1.79%</text:p>
          </table:table-cell>
          <table:table-cell/>
          <table:table-cell office:value-type="string" calcext:value-type="string">
            <text:p>2017-04-25</text:p>
          </table:table-cell>
          <table:table-cell table:number-columns-repeated="4"/>
          <table:table-cell office:value-type="float" office:value="680.63806" calcext:value-type="float">
            <text:p>680.64</text:p>
          </table:table-cell>
          <table:table-cell table:formula="of:=[.T326]/[.$G326]" office:value-type="percentage" office:value="0.995084883040936" calcext:value-type="percentage">
            <text:p>99.5%</text:p>
          </table:table-cell>
          <table:table-cell/>
          <table:table-cell office:value-type="float" office:value="674.3855" calcext:value-type="float">
            <text:p>674.3855</text:p>
          </table:table-cell>
          <table:table-cell table:formula="of:=[.W326]/[.$G326]" office:value-type="percentage" office:value="0.985943713450292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14170" calcext:value-type="float">
            <text:p>14170</text:p>
          </table:table-cell>
          <table:table-cell office:value-type="float" office:value="14220" calcext:value-type="float">
            <text:p>14220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689" calcext:value-type="float">
            <text:p>689</text:p>
          </table:table-cell>
          <table:table-cell office:value-type="float" office:value="685" calcext:value-type="float">
            <text:p>685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table:formula="of:=[.F328]/[.F327]-1" office:value-type="percentage" office:value="-0.00435413642960814" calcext:value-type="percentage">
            <text:p>-0.44%</text:p>
          </table:table-cell>
          <table:table-cell table:formula="of:=[.G327]/[.F327]-1" office:value-type="percentage" office:value="-0.00580551523947748" calcext:value-type="percentage">
            <text:p>-0.58%</text:p>
          </table:table-cell>
          <table:table-cell table:formula="of:=[.H327]/[.F327]-1" office:value-type="percentage" office:value="0.00870827285921627" calcext:value-type="percentage">
            <text:p>0.87%</text:p>
          </table:table-cell>
          <table:table-cell table:formula="of:=[.G327]/[.I327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4-26</text:p>
          </table:table-cell>
          <table:table-cell table:number-columns-repeated="4"/>
          <table:table-cell office:value-type="float" office:value="692.4757" calcext:value-type="float">
            <text:p>692.48</text:p>
          </table:table-cell>
          <table:table-cell table:formula="of:=[.T327]/[.$G327]" office:value-type="percentage" office:value="1.01091343065693" calcext:value-type="percentage">
            <text:p>101.1%</text:p>
          </table:table-cell>
          <table:table-cell/>
          <table:table-cell office:value-type="float" office:value="671.2728" calcext:value-type="float">
            <text:p>671.2728</text:p>
          </table:table-cell>
          <table:table-cell table:formula="of:=[.W327]/[.$G327]" office:value-type="percentage" office:value="0.979960291970803" calcext:value-type="percentage">
            <text:p>98.0%</text:p>
          </table:table-cell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14200" calcext:value-type="float">
            <text:p>14200</text:p>
          </table:table-cell>
          <table:table-cell office:value-type="float" office:value="14140" calcext:value-type="float">
            <text:p>14140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86" calcext:value-type="float">
            <text:p>686</text:p>
          </table:table-cell>
          <table:table-cell table:formula="of:=[.F329]/[.F328]-1" office:value-type="percentage" office:value="0.010204081632653" calcext:value-type="percentage">
            <text:p>1.02%</text:p>
          </table:table-cell>
          <table:table-cell table:formula="of:=[.G328]/[.F328]-1" office:value-type="percentage" office:value="0.0116618075801749" calcext:value-type="percentage">
            <text:p>1.17%</text:p>
          </table:table-cell>
          <table:table-cell table:formula="of:=[.H328]/[.F328]-1" office:value-type="percentage" office:value="0.0160349854227406" calcext:value-type="percentage">
            <text:p>1.60%</text:p>
          </table:table-cell>
          <table:table-cell table:formula="of:=[.G328]/[.I328]-1" office:value-type="percentage" office:value="0.0116618075801749" calcext:value-type="percentage">
            <text:p>1.17%</text:p>
          </table:table-cell>
          <table:table-cell/>
          <table:table-cell office:value-type="string" calcext:value-type="string">
            <text:p>2017-04-27</text:p>
          </table:table-cell>
          <table:table-cell table:number-columns-repeated="4"/>
          <table:table-cell office:value-type="float" office:value="688.26685" calcext:value-type="float">
            <text:p>688.27</text:p>
          </table:table-cell>
          <table:table-cell table:formula="of:=[.T328]/[.$G328]" office:value-type="percentage" office:value="0.991738976945245" calcext:value-type="percentage">
            <text:p>99.2%</text:p>
          </table:table-cell>
          <table:table-cell/>
          <table:table-cell office:value-type="float" office:value="682.4867" calcext:value-type="float">
            <text:p>682.4867</text:p>
          </table:table-cell>
          <table:table-cell table:formula="of:=[.W328]/[.$G328]" office:value-type="percentage" office:value="0.98341023054755" calcext:value-type="percentage">
            <text:p>98.3%</text:p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14420" calcext:value-type="float">
            <text:p>14420</text:p>
          </table:table-cell>
          <table:table-cell office:value-type="float" office:value="14450" calcext:value-type="float">
            <text:p>14450</text:p>
          </table:table-cell>
          <table:table-cell office:value-type="float" office:value="501" calcext:value-type="float">
            <text:p>501</text:p>
          </table:table-cell>
          <table:table-cell office:value-type="float" office:value="510" calcext:value-type="float">
            <text:p>510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table:formula="of:=[.F330]/[.F329]-1" office:value-type="percentage" office:value="0.0808080808080809" calcext:value-type="percentage">
            <text:p>8.08%</text:p>
          </table:table-cell>
          <table:table-cell table:formula="of:=[.G329]/[.F329]-1" office:value-type="percentage" office:value="0.00144300144300136" calcext:value-type="percentage">
            <text:p>0.14%</text:p>
          </table:table-cell>
          <table:table-cell table:formula="of:=[.H329]/[.F329]-1" office:value-type="percentage" office:value="0.00144300144300136" calcext:value-type="percentage">
            <text:p>0.14%</text:p>
          </table:table-cell>
          <table:table-cell table:formula="of:=[.G329]/[.I329]-1" office:value-type="percentage" office:value="0.0146198830409356" calcext:value-type="percentage">
            <text:p>1.46%</text:p>
          </table:table-cell>
          <table:table-cell/>
          <table:table-cell office:value-type="string" calcext:value-type="string">
            <text:p>2017-04-28</text:p>
          </table:table-cell>
          <table:table-cell table:number-columns-repeated="4"/>
          <table:table-cell office:value-type="float" office:value="702.01447" calcext:value-type="float">
            <text:p>702.01</text:p>
          </table:table-cell>
          <table:table-cell table:formula="of:=[.T329]/[.$G329]" office:value-type="percentage" office:value="1.01154822766571" calcext:value-type="percentage">
            <text:p>101.2%</text:p>
          </table:table-cell>
          <table:table-cell/>
          <table:table-cell office:value-type="float" office:value="686.41425" calcext:value-type="float">
            <text:p>686.41425</text:p>
          </table:table-cell>
          <table:table-cell table:formula="of:=[.W329]/[.$G329]" office:value-type="percentage" office:value="0.989069524495677" calcext:value-type="percentage">
            <text:p>98.9%</text:p>
          </table:table-cell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14590" calcext:value-type="float">
            <text:p>14590</text:p>
          </table:table-cell>
          <table:table-cell office:value-type="float" office:value="14500" calcext:value-type="float">
            <text:p>14500</text:p>
          </table:table-cell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office:value-type="float" office:value="760" calcext:value-type="float">
            <text:p>760</text:p>
          </table:table-cell>
          <table:table-cell office:value-type="float" office:value="729" calcext:value-type="float">
            <text:p>729</text:p>
          </table:table-cell>
          <table:table-cell table:formula="of:=[.F331]/[.F330]-1" office:value-type="percentage" office:value="0.00667556742323106" calcext:value-type="percentage">
            <text:p>0.67%</text:p>
          </table:table-cell>
          <table:table-cell table:formula="of:=[.G330]/[.F330]-1" office:value-type="percentage" office:value="0.00400534045393863" calcext:value-type="percentage">
            <text:p>0.40%</text:p>
          </table:table-cell>
          <table:table-cell table:formula="of:=[.H330]/[.F330]-1" office:value-type="percentage" office:value="0.0146862483311081" calcext:value-type="percentage">
            <text:p>1.47%</text:p>
          </table:table-cell>
          <table:table-cell table:formula="of:=[.G330]/[.I330]-1" office:value-type="percentage" office:value="0.0315500685871055" calcext:value-type="percentage">
            <text:p>3.16%</text:p>
          </table:table-cell>
          <table:table-cell/>
          <table:table-cell office:value-type="string" calcext:value-type="string">
            <text:p>2017-05-01</text:p>
          </table:table-cell>
          <table:table-cell table:number-columns-repeated="4"/>
          <table:table-cell office:value-type="float" office:value="690.6138" calcext:value-type="float">
            <text:p>690.61</text:p>
          </table:table-cell>
          <table:table-cell table:formula="of:=[.T330]/[.$G330]" office:value-type="percentage" office:value="0.918369414893617" calcext:value-type="percentage">
            <text:p>91.8%</text:p>
          </table:table-cell>
          <table:table-cell/>
          <table:table-cell office:value-type="float" office:value="678.8053" calcext:value-type="float">
            <text:p>678.8053</text:p>
          </table:table-cell>
          <table:table-cell table:formula="of:=[.W330]/[.$G330]" office:value-type="percentage" office:value="0.902666622340425" calcext:value-type="percentage">
            <text:p>90.3%</text:p>
          </table:table-cell>
        </table:table-row>
        <table:table-row table:style-name="ro1">
          <table:table-cell office:value-type="string" calcext:value-type="string">
            <text:p>2017-05-02</text:p>
          </table:table-cell>
          <table:table-cell table:number-columns-repeated="2" office:value-type="float" office:value="14360" calcext:value-type="float">
            <text:p>14360</text:p>
          </table:table-cell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763" calcext:value-type="float">
            <text:p>763</text:p>
          </table:table-cell>
          <table:table-cell office:value-type="float" office:value="748" calcext:value-type="float">
            <text:p>748</text:p>
          </table:table-cell>
          <table:table-cell table:formula="of:=[.F332]/[.F331]-1" office:value-type="percentage" office:value="0.0212201591511936" calcext:value-type="percentage">
            <text:p>2.12%</text:p>
          </table:table-cell>
          <table:table-cell table:formula="of:=[.G331]/[.F331]-1" office:value-type="percentage" office:value="0.00265251989389914" calcext:value-type="percentage">
            <text:p>0.27%</text:p>
          </table:table-cell>
          <table:table-cell table:formula="of:=[.H331]/[.F331]-1" office:value-type="percentage" office:value="0.0119363395225465" calcext:value-type="percentage">
            <text:p>1.19%</text:p>
          </table:table-cell>
          <table:table-cell table:formula="of:=[.G331]/[.I331]-1" office:value-type="percentage" office:value="0.0106951871657754" calcext:value-type="percentage">
            <text:p>1.07%</text:p>
          </table:table-cell>
          <table:table-cell/>
          <table:table-cell office:value-type="string" calcext:value-type="string">
            <text:p>2017-05-02</text:p>
          </table:table-cell>
          <table:table-cell table:number-columns-repeated="4"/>
          <table:table-cell office:value-type="float" office:value="753.6411" calcext:value-type="float">
            <text:p>753.64</text:p>
          </table:table-cell>
          <table:table-cell table:formula="of:=[.T331]/[.$G331]" office:value-type="percentage" office:value="0.996879761904762" calcext:value-type="percentage">
            <text:p>99.7%</text:p>
          </table:table-cell>
          <table:table-cell/>
          <table:table-cell office:value-type="float" office:value="758.7856" calcext:value-type="float">
            <text:p>758.7856</text:p>
          </table:table-cell>
          <table:table-cell table:formula="of:=[.W331]/[.$G331]" office:value-type="percentage" office:value="1.00368465608466" calcext:value-type="percentage">
            <text:p>100.4%</text:p>
          </table:table-cell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14300" calcext:value-type="float">
            <text:p>14300</text:p>
          </table:table-cell>
          <table:table-cell office:value-type="float" office:value="14030" calcext:value-type="float">
            <text:p>14030</text:p>
          </table:table-cell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69" calcext:value-type="float">
            <text:p>769</text:p>
          </table:table-cell>
          <table:table-cell table:formula="of:=[.F333]/[.F332]-1" office:value-type="percentage" office:value="0.025974025974026" calcext:value-type="percentage">
            <text:p>2.60%</text:p>
          </table:table-cell>
          <table:table-cell table:formula="of:=[.G332]/[.F332]-1" office:value-type="percentage" office:value="0.0285714285714285" calcext:value-type="percentage">
            <text:p>2.86%</text:p>
          </table:table-cell>
          <table:table-cell table:formula="of:=[.H332]/[.F332]-1" office:value-type="percentage" office:value="0.0285714285714285" calcext:value-type="percentage">
            <text:p>2.86%</text:p>
          </table:table-cell>
          <table:table-cell table:formula="of:=[.G332]/[.I332]-1" office:value-type="percentage" office:value="0.0299089726918076" calcext:value-type="percentage">
            <text:p>2.99%</text:p>
          </table:table-cell>
          <table:table-cell/>
          <table:table-cell office:value-type="string" calcext:value-type="string">
            <text:p>2017-05-08</text:p>
          </table:table-cell>
          <table:table-cell table:number-columns-repeated="4"/>
          <table:table-cell office:value-type="float" office:value="758.3849" calcext:value-type="float">
            <text:p>758.38</text:p>
          </table:table-cell>
          <table:table-cell table:formula="of:=[.T332]/[.$G332]" office:value-type="percentage" office:value="0.957556691919192" calcext:value-type="percentage">
            <text:p>95.8%</text:p>
          </table:table-cell>
          <table:table-cell/>
          <table:table-cell office:value-type="float" office:value="760.035" calcext:value-type="float">
            <text:p>760.035</text:p>
          </table:table-cell>
          <table:table-cell table:formula="of:=[.W332]/[.$G332]" office:value-type="percentage" office:value="0.959640151515151" calcext:value-type="percentage">
            <text:p>96.0%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13930" calcext:value-type="float">
            <text:p>13930</text:p>
          </table:table-cell>
          <table:table-cell office:value-type="float" office:value="14140" calcext:value-type="float">
            <text:p>14140</text:p>
          </table:table-cell>
          <table:table-cell office:value-type="float" office:value="509" calcext:value-type="float">
            <text:p>509</text:p>
          </table:table-cell>
          <table:table-cell office:value-type="float" office:value="522" calcext:value-type="float">
            <text:p>522</text:p>
          </table:table-cell>
          <table:table-cell office:value-type="float" office:value="790" calcext:value-type="float">
            <text:p>790</text:p>
          </table:table-cell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table:formula="of:=[.F334]/[.F333]-1" office:value-type="percentage" office:value="0.00253164556962027" calcext:value-type="percentage">
            <text:p>0.25%</text:p>
          </table:table-cell>
          <table:table-cell table:formula="of:=[.G333]/[.F333]-1" office:value-type="percentage" office:value="-0.0037974683544304" calcext:value-type="percentage">
            <text:p>-0.38%</text:p>
          </table:table-cell>
          <table:table-cell table:formula="of:=[.H333]/[.F333]-1" office:value-type="percentage" office:value="0.00126582278481013" calcext:value-type="percentage">
            <text:p>0.13%</text:p>
          </table:table-cell>
          <table:table-cell table:formula="of:=[.G333]/[.I333]-1" office:value-type="percentage" office:value="0.00897435897435894" calcext:value-type="percentage">
            <text:p>0.90%</text:p>
          </table:table-cell>
          <table:table-cell/>
          <table:table-cell office:value-type="string" calcext:value-type="string">
            <text:p>2017-05-09</text:p>
          </table:table-cell>
          <table:table-cell table:number-columns-repeated="4"/>
          <table:table-cell office:value-type="float" office:value="781.87463" calcext:value-type="float">
            <text:p>781.87</text:p>
          </table:table-cell>
          <table:table-cell table:formula="of:=[.T333]/[.$G333]" office:value-type="percentage" office:value="0.993487458703939" calcext:value-type="percentage">
            <text:p>99.3%</text:p>
          </table:table-cell>
          <table:table-cell/>
          <table:table-cell office:value-type="float" office:value="775.8926" calcext:value-type="float">
            <text:p>775.8926</text:p>
          </table:table-cell>
          <table:table-cell table:formula="of:=[.W333]/[.$G333]" office:value-type="percentage" office:value="0.985886404066074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14190" calcext:value-type="float">
            <text:p>14190</text:p>
          </table:table-cell>
          <table:table-cell office:value-type="float" office:value="14360" calcext:value-type="float">
            <text:p>14360</text:p>
          </table:table-cell>
          <table:table-cell office:value-type="float" office:value="524" calcext:value-type="float">
            <text:p>524</text:p>
          </table:table-cell>
          <table:table-cell office:value-type="float" office:value="520" calcext:value-type="float">
            <text:p>520</text:p>
          </table:table-cell>
          <table:table-cell office:value-type="float" office:value="792" calcext:value-type="float">
            <text:p>792</text:p>
          </table:table-cell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table:formula="of:=[.F335]/[.F334]-1" office:value-type="percentage" office:value="0.0101010101010102" calcext:value-type="percentage">
            <text:p>1.01%</text:p>
          </table:table-cell>
          <table:table-cell table:formula="of:=[.G334]/[.F334]-1" office:value-type="percentage" office:value="0.00631313131313127" calcext:value-type="percentage">
            <text:p>0.63%</text:p>
          </table:table-cell>
          <table:table-cell table:formula="of:=[.H334]/[.F334]-1" office:value-type="percentage" office:value="0.00883838383838387" calcext:value-type="percentage">
            <text:p>0.88%</text:p>
          </table:table-cell>
          <table:table-cell table:formula="of:=[.G334]/[.I334]-1" office:value-type="percentage" office:value="0.00886075949367093" calcext:value-type="percentage">
            <text:p>0.89%</text:p>
          </table:table-cell>
          <table:table-cell/>
          <table:table-cell office:value-type="string" calcext:value-type="string">
            <text:p>2017-05-10</text:p>
          </table:table-cell>
          <table:table-cell table:number-columns-repeated="4"/>
          <table:table-cell office:value-type="float" office:value="784.96936" calcext:value-type="float">
            <text:p>784.97</text:p>
          </table:table-cell>
          <table:table-cell table:formula="of:=[.T334]/[.$G334]" office:value-type="percentage" office:value="0.984905094102886" calcext:value-type="percentage">
            <text:p>98.5%</text:p>
          </table:table-cell>
          <table:table-cell/>
          <table:table-cell office:value-type="float" office:value="761.24805" calcext:value-type="float">
            <text:p>761.24805</text:p>
          </table:table-cell>
          <table:table-cell table:formula="of:=[.W334]/[.$G334]" office:value-type="percentage" office:value="0.955141844416562" calcext:value-type="percentage">
            <text:p>95.5%</text:p>
          </table:table-cell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14370" calcext:value-type="float">
            <text:p>14370</text:p>
          </table:table-cell>
          <table:table-cell office:value-type="float" office:value="14520" calcext:value-type="float">
            <text:p>14520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table:formula="of:=[.F336]/[.F335]-1" office:value-type="percentage" office:value="0.00499999999999989" calcext:value-type="percentage">
            <text:p>0.50%</text:p>
          </table:table-cell>
          <table:table-cell table:formula="of:=[.G335]/[.F335]-1" office:value-type="percentage" office:value="0" calcext:value-type="percentage">
            <text:p>0.00%</text:p>
          </table:table-cell>
          <table:table-cell table:formula="of:=[.H335]/[.F335]-1" office:value-type="percentage" office:value="0.01" calcext:value-type="percentage">
            <text:p>1.00%</text:p>
          </table:table-cell>
          <table:table-cell table:formula="of:=[.G335]/[.I335]-1" office:value-type="percentage" office:value="0.00376411543287336" calcext:value-type="percentage">
            <text:p>0.38%</text:p>
          </table:table-cell>
          <table:table-cell/>
          <table:table-cell office:value-type="string" calcext:value-type="string">
            <text:p>2017-05-11</text:p>
          </table:table-cell>
          <table:table-cell table:number-columns-repeated="4"/>
          <table:table-cell office:value-type="float" office:value="800.22565" calcext:value-type="float">
            <text:p>800.23</text:p>
          </table:table-cell>
          <table:table-cell table:formula="of:=[.T335]/[.$G335]" office:value-type="percentage" office:value="1.0002820625" calcext:value-type="percentage">
            <text:p>100.0%</text:p>
          </table:table-cell>
          <table:table-cell/>
          <table:table-cell office:value-type="float" office:value="770.6571" calcext:value-type="float">
            <text:p>770.6571</text:p>
          </table:table-cell>
          <table:table-cell table:formula="of:=[.W335]/[.$G335]" office:value-type="percentage" office:value="0.963321375" calcext:value-type="percentage">
            <text:p>96.3%</text:p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14590" calcext:value-type="float">
            <text:p>14590</text:p>
          </table:table-cell>
          <table:table-cell office:value-type="float" office:value="14660" calcext:value-type="float">
            <text:p>14660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804" calcext:value-type="float">
            <text:p>804</text:p>
          </table:table-cell>
          <table:table-cell office:value-type="float" office:value="788" calcext:value-type="float">
            <text:p>788</text:p>
          </table:table-cell>
          <table:table-cell office:value-type="float" office:value="808" calcext:value-type="float">
            <text:p>808</text:p>
          </table:table-cell>
          <table:table-cell office:value-type="float" office:value="783" calcext:value-type="float">
            <text:p>783</text:p>
          </table:table-cell>
          <table:table-cell table:formula="of:=[.F337]/[.F336]-1" office:value-type="percentage" office:value="-0.0211442786069652" calcext:value-type="percentage">
            <text:p>-2.11%</text:p>
          </table:table-cell>
          <table:table-cell table:formula="of:=[.G336]/[.F336]-1" office:value-type="percentage" office:value="-0.0199004975124378" calcext:value-type="percentage">
            <text:p>-1.99%</text:p>
          </table:table-cell>
          <table:table-cell table:formula="of:=[.H336]/[.F336]-1" office:value-type="percentage" office:value="0.00497512437810954" calcext:value-type="percentage">
            <text:p>0.50%</text:p>
          </table:table-cell>
          <table:table-cell table:formula="of:=[.G336]/[.I336]-1" office:value-type="percentage" office:value="0.00638569604086836" calcext:value-type="percentage">
            <text:p>0.64%</text:p>
          </table:table-cell>
          <table:table-cell/>
          <table:table-cell office:value-type="string" calcext:value-type="string">
            <text:p>2017-05-12</text:p>
          </table:table-cell>
          <table:table-cell table:number-columns-repeated="4"/>
          <table:table-cell office:value-type="float" office:value="799.645" calcext:value-type="float">
            <text:p>799.65</text:p>
          </table:table-cell>
          <table:table-cell table:formula="of:=[.T336]/[.$G336]" office:value-type="percentage" office:value="1.01477791878173" calcext:value-type="percentage">
            <text:p>101.5%</text:p>
          </table:table-cell>
          <table:table-cell/>
          <table:table-cell office:value-type="float" office:value="776.3288" calcext:value-type="float">
            <text:p>776.3288</text:p>
          </table:table-cell>
          <table:table-cell table:formula="of:=[.W336]/[.$G336]" office:value-type="percentage" office:value="0.98518883248731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14760" calcext:value-type="float">
            <text:p>14760</text:p>
          </table:table-cell>
          <table:table-cell office:value-type="float" office:value="14610" calcext:value-type="float">
            <text:p>14610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787" calcext:value-type="float">
            <text:p>787</text:p>
          </table:table-cell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table:formula="of:=[.F338]/[.F337]-1" office:value-type="percentage" office:value="0.00762388818297333" calcext:value-type="percentage">
            <text:p>0.76%</text:p>
          </table:table-cell>
          <table:table-cell table:formula="of:=[.G337]/[.F337]-1" office:value-type="percentage" office:value="-0.00254129606099107" calcext:value-type="percentage">
            <text:p>-0.25%</text:p>
          </table:table-cell>
          <table:table-cell table:formula="of:=[.H337]/[.F337]-1" office:value-type="percentage" office:value="0.00127064803049559" calcext:value-type="percentage">
            <text:p>0.13%</text:p>
          </table:table-cell>
          <table:table-cell table:formula="of:=[.G337]/[.I337]-1" office:value-type="percentage" office:value="0.0142118863049097" calcext:value-type="percentage">
            <text:p>1.42%</text:p>
          </table:table-cell>
          <table:table-cell/>
          <table:table-cell office:value-type="string" calcext:value-type="string">
            <text:p>2017-05-15</text:p>
          </table:table-cell>
          <table:table-cell table:number-columns-repeated="4"/>
          <table:table-cell office:value-type="float" office:value="787.14087" calcext:value-type="float">
            <text:p>787.14</text:p>
          </table:table-cell>
          <table:table-cell table:formula="of:=[.T337]/[.$G337]" office:value-type="percentage" office:value="1.00272722292994" calcext:value-type="percentage">
            <text:p>100.3%</text:p>
          </table:table-cell>
          <table:table-cell/>
          <table:table-cell office:value-type="float" office:value="774.48035" calcext:value-type="float">
            <text:p>774.48035</text:p>
          </table:table-cell>
          <table:table-cell table:formula="of:=[.W337]/[.$G337]" office:value-type="percentage" office:value="0.986599171974522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14730" calcext:value-type="float">
            <text:p>14730</text:p>
          </table:table-cell>
          <table:table-cell office:value-type="float" office:value="14650" calcext:value-type="float">
            <text:p>14650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793" calcext:value-type="float">
            <text:p>793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792" calcext:value-type="float">
            <text:p>792</text:p>
          </table:table-cell>
          <table:table-cell table:formula="of:=[.F339]/[.F338]-1" office:value-type="percentage" office:value="0.0050441361916771" calcext:value-type="percentage">
            <text:p>0.50%</text:p>
          </table:table-cell>
          <table:table-cell table:formula="of:=[.G338]/[.F338]-1" office:value-type="percentage" office:value="0.0138713745271122" calcext:value-type="percentage">
            <text:p>1.39%</text:p>
          </table:table-cell>
          <table:table-cell table:formula="of:=[.H338]/[.F338]-1" office:value-type="percentage" office:value="0.0189155107187895" calcext:value-type="percentage">
            <text:p>1.89%</text:p>
          </table:table-cell>
          <table:table-cell table:formula="of:=[.G338]/[.I338]-1" office:value-type="percentage" office:value="0.0151515151515151" calcext:value-type="percentage">
            <text:p>1.52%</text:p>
          </table:table-cell>
          <table:table-cell/>
          <table:table-cell office:value-type="string" calcext:value-type="string">
            <text:p>2017-05-16</text:p>
          </table:table-cell>
          <table:table-cell table:number-columns-repeated="4"/>
          <table:table-cell office:value-type="float" office:value="779.0517" calcext:value-type="float">
            <text:p>779.05</text:p>
          </table:table-cell>
          <table:table-cell table:formula="of:=[.T338]/[.$G338]" office:value-type="percentage" office:value="0.968969776119403" calcext:value-type="percentage">
            <text:p>96.9%</text:p>
          </table:table-cell>
          <table:table-cell/>
          <table:table-cell office:value-type="float" office:value="769.75354" calcext:value-type="float">
            <text:p>769.75354</text:p>
          </table:table-cell>
          <table:table-cell table:formula="of:=[.W338]/[.$G338]" office:value-type="percentage" office:value="0.957404900497513" calcext:value-type="percentage">
            <text:p>95.7%</text:p>
          </table:table-cell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14610" calcext:value-type="float">
            <text:p>14610</text:p>
          </table:table-cell>
          <table:table-cell office:value-type="float" office:value="14580" calcext:value-type="float">
            <text:p>14580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 office:value-type="float" office:value="797" calcext:value-type="float">
            <text:p>797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 table:formula="of:=[.F340]/[.F339]-1" office:value-type="percentage" office:value="-0.00501882057716441" calcext:value-type="percentage">
            <text:p>-0.50%</text:p>
          </table:table-cell>
          <table:table-cell table:formula="of:=[.G339]/[.F339]-1" office:value-type="percentage" office:value="0.00627352572145545" calcext:value-type="percentage">
            <text:p>0.63%</text:p>
          </table:table-cell>
          <table:table-cell table:formula="of:=[.H339]/[.F339]-1" office:value-type="percentage" office:value="0.0125470514429109" calcext:value-type="percentage">
            <text:p>1.25%</text:p>
          </table:table-cell>
          <table:table-cell table:formula="of:=[.G339]/[.I339]-1" office:value-type="percentage" office:value="0.00880503144654088" calcext:value-type="percentage">
            <text:p>0.88%</text:p>
          </table:table-cell>
          <table:table-cell/>
          <table:table-cell office:value-type="string" calcext:value-type="string">
            <text:p>2017-05-17</text:p>
          </table:table-cell>
          <table:table-cell table:number-columns-repeated="4"/>
          <table:table-cell office:value-type="float" office:value="802.6521" calcext:value-type="float">
            <text:p>802.65</text:p>
          </table:table-cell>
          <table:table-cell table:formula="of:=[.T339]/[.$G339]" office:value-type="percentage" office:value="1.00081309226933" calcext:value-type="percentage">
            <text:p>100.1%</text:p>
          </table:table-cell>
          <table:table-cell/>
          <table:table-cell office:value-type="float" office:value="786.58655" calcext:value-type="float">
            <text:p>786.58655</text:p>
          </table:table-cell>
          <table:table-cell table:formula="of:=[.W339]/[.$G339]" office:value-type="percentage" office:value="0.980781234413965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14380" calcext:value-type="float">
            <text:p>14380</text:p>
          </table:table-cell>
          <table:table-cell office:value-type="float" office:value="14300" calcext:value-type="float">
            <text:p>14300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office:value-type="float" office:value="793" calcext:value-type="float">
            <text:p>793</text:p>
          </table:table-cell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table:formula="of:=[.F341]/[.F340]-1" office:value-type="percentage" office:value="0" calcext:value-type="percentage">
            <text:p>0.00%</text:p>
          </table:table-cell>
          <table:table-cell table:formula="of:=[.G340]/[.F340]-1" office:value-type="percentage" office:value="-0.00126103404791933" calcext:value-type="percentage">
            <text:p>-0.13%</text:p>
          </table:table-cell>
          <table:table-cell table:formula="of:=[.H340]/[.F340]-1" office:value-type="percentage" office:value="0.0100882723833544" calcext:value-type="percentage">
            <text:p>1.01%</text:p>
          </table:table-cell>
          <table:table-cell table:formula="of:=[.G340]/[.I340]-1" office:value-type="percentage" office:value="0.0114942528735633" calcext:value-type="percentage">
            <text:p>1.15%</text:p>
          </table:table-cell>
          <table:table-cell/>
          <table:table-cell office:value-type="string" calcext:value-type="string">
            <text:p>2017-05-18</text:p>
          </table:table-cell>
          <table:table-cell table:number-columns-repeated="4"/>
          <table:table-cell office:value-type="float" office:value="803.0007" calcext:value-type="float">
            <text:p>803.00</text:p>
          </table:table-cell>
          <table:table-cell table:formula="of:=[.T340]/[.$G340]" office:value-type="percentage" office:value="1.01388977272727" calcext:value-type="percentage">
            <text:p>101.4%</text:p>
          </table:table-cell>
          <table:table-cell/>
          <table:table-cell office:value-type="float" office:value="783.95905" calcext:value-type="float">
            <text:p>783.95905</text:p>
          </table:table-cell>
          <table:table-cell table:formula="of:=[.W340]/[.$G340]" office:value-type="percentage" office:value="0.989847285353535" calcext:value-type="percentage">
            <text:p>99.0%</text:p>
          </table:table-cell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14130" calcext:value-type="float">
            <text:p>14130</text:p>
          </table:table-cell>
          <table:table-cell office:value-type="float" office:value="14360" calcext:value-type="float">
            <text:p>14360</text:p>
          </table:table-cell>
          <table:table-cell office:value-type="float" office:value="511" calcext:value-type="float">
            <text:p>511</text:p>
          </table:table-cell>
          <table:table-cell office:value-type="float" office:value="534" calcext:value-type="float">
            <text:p>534</text:p>
          </table:table-cell>
          <table:table-cell office:value-type="float" office:value="793" calcext:value-type="float">
            <text:p>793</text:p>
          </table:table-cell>
          <table:table-cell office:value-type="float" office:value="790" calcext:value-type="float">
            <text:p>790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table:formula="of:=[.F342]/[.F341]-1" office:value-type="percentage" office:value="0" calcext:value-type="percentage">
            <text:p>0.00%</text:p>
          </table:table-cell>
          <table:table-cell table:formula="of:=[.G341]/[.F341]-1" office:value-type="percentage" office:value="-0.00378310214375788" calcext:value-type="percentage">
            <text:p>-0.38%</text:p>
          </table:table-cell>
          <table:table-cell table:formula="of:=[.H341]/[.F341]-1" office:value-type="percentage" office:value="0.00630517023959643" calcext:value-type="percentage">
            <text:p>0.63%</text:p>
          </table:table-cell>
          <table:table-cell table:formula="of:=[.G341]/[.I341]-1" office:value-type="percentage" office:value="0.00508905852417296" calcext:value-type="percentage">
            <text:p>0.51%</text:p>
          </table:table-cell>
          <table:table-cell/>
          <table:table-cell office:value-type="string" calcext:value-type="string">
            <text:p>2017-05-19</text:p>
          </table:table-cell>
          <table:table-cell table:number-columns-repeated="4"/>
          <table:table-cell office:value-type="float" office:value="782.15906" calcext:value-type="float">
            <text:p>782.16</text:p>
          </table:table-cell>
          <table:table-cell table:formula="of:=[.T341]/[.$G341]" office:value-type="percentage" office:value="0.990074759493671" calcext:value-type="percentage">
            <text:p>99.0%</text:p>
          </table:table-cell>
          <table:table-cell/>
          <table:table-cell office:value-type="float" office:value="772.1108" calcext:value-type="float">
            <text:p>772.1108</text:p>
          </table:table-cell>
          <table:table-cell table:formula="of:=[.W341]/[.$G341]" office:value-type="percentage" office:value="0.977355443037975" calcext:value-type="percentage">
            <text:p>97.7%</text:p>
          </table:table-cell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14350" calcext:value-type="float">
            <text:p>14350</text:p>
          </table:table-cell>
          <table:table-cell office:value-type="float" office:value="14420" calcext:value-type="float">
            <text:p>14420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793" calcext:value-type="float">
            <text:p>793</text:p>
          </table:table-cell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table:formula="of:=[.F343]/[.F342]-1" office:value-type="percentage" office:value="-0.00504413619167721" calcext:value-type="percentage">
            <text:p>-0.50%</text:p>
          </table:table-cell>
          <table:table-cell table:formula="of:=[.G342]/[.F342]-1" office:value-type="percentage" office:value="-0.00252206809583855" calcext:value-type="percentage">
            <text:p>-0.25%</text:p>
          </table:table-cell>
          <table:table-cell table:formula="of:=[.H342]/[.F342]-1" office:value-type="percentage" office:value="0.00630517023959643" calcext:value-type="percentage">
            <text:p>0.63%</text:p>
          </table:table-cell>
          <table:table-cell table:formula="of:=[.G342]/[.I342]-1" office:value-type="percentage" office:value="0.00126582278481013" calcext:value-type="percentage">
            <text:p>0.13%</text:p>
          </table:table-cell>
          <table:table-cell/>
          <table:table-cell office:value-type="string" calcext:value-type="string">
            <text:p>2017-05-22</text:p>
          </table:table-cell>
          <table:table-cell table:number-columns-repeated="4"/>
          <table:table-cell office:value-type="float" office:value="789.6679" calcext:value-type="float">
            <text:p>789.67</text:p>
          </table:table-cell>
          <table:table-cell table:formula="of:=[.T342]/[.$G342]" office:value-type="percentage" office:value="0.99831592920354" calcext:value-type="percentage">
            <text:p>99.8%</text:p>
          </table:table-cell>
          <table:table-cell/>
          <table:table-cell office:value-type="float" office:value="768.5685" calcext:value-type="float">
            <text:p>768.5685</text:p>
          </table:table-cell>
          <table:table-cell table:formula="of:=[.W342]/[.$G342]" office:value-type="percentage" office:value="0.971641592920354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14230" calcext:value-type="float">
            <text:p>14230</text:p>
          </table:table-cell>
          <table:table-cell office:value-type="float" office:value="14060" calcext:value-type="float">
            <text:p>14060</text:p>
          </table:table-cell>
          <table:table-cell office:value-type="float" office:value="534" calcext:value-type="float">
            <text:p>534</text:p>
          </table:table-cell>
          <table:table-cell office:value-type="float" office:value="531" calcext:value-type="float">
            <text:p>531</text:p>
          </table:table-cell>
          <table:table-cell office:value-type="float" office:value="789" calcext:value-type="float">
            <text:p>789</text:p>
          </table:table-cell>
          <table:table-cell office:value-type="float" office:value="786" calcext:value-type="float">
            <text:p>786</text:p>
          </table:table-cell>
          <table:table-cell office:value-type="float" office:value="792" calcext:value-type="float">
            <text:p>792</text:p>
          </table:table-cell>
          <table:table-cell office:value-type="float" office:value="785" calcext:value-type="float">
            <text:p>785</text:p>
          </table:table-cell>
          <table:table-cell table:formula="of:=[.F344]/[.F343]-1" office:value-type="percentage" office:value="0.00633713561470217" calcext:value-type="percentage">
            <text:p>0.63%</text:p>
          </table:table-cell>
          <table:table-cell table:formula="of:=[.G343]/[.F343]-1" office:value-type="percentage" office:value="-0.00380228136882133" calcext:value-type="percentage">
            <text:p>-0.38%</text:p>
          </table:table-cell>
          <table:table-cell table:formula="of:=[.H343]/[.F343]-1" office:value-type="percentage" office:value="0.00380228136882121" calcext:value-type="percentage">
            <text:p>0.38%</text:p>
          </table:table-cell>
          <table:table-cell table:formula="of:=[.G343]/[.I343]-1" office:value-type="percentage" office:value="0.00127388535031847" calcext:value-type="percentage">
            <text:p>0.13%</text:p>
          </table:table-cell>
          <table:table-cell/>
          <table:table-cell office:value-type="string" calcext:value-type="string">
            <text:p>2017-05-23</text:p>
          </table:table-cell>
          <table:table-cell table:number-columns-repeated="4"/>
          <table:table-cell office:value-type="float" office:value="790.5049" calcext:value-type="float">
            <text:p>790.50</text:p>
          </table:table-cell>
          <table:table-cell table:formula="of:=[.T343]/[.$G343]" office:value-type="percentage" office:value="1.00573142493639" calcext:value-type="percentage">
            <text:p>100.6%</text:p>
          </table:table-cell>
          <table:table-cell/>
          <table:table-cell office:value-type="float" office:value="768.9696" calcext:value-type="float">
            <text:p>768.9696</text:p>
          </table:table-cell>
          <table:table-cell table:formula="of:=[.W343]/[.$G343]" office:value-type="percentage" office:value="0.978332824427481" calcext:value-type="percentage">
            <text:p>97.8%</text:p>
          </table:table-cell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14140" calcext:value-type="float">
            <text:p>14140</text:p>
          </table:table-cell>
          <table:table-cell office:value-type="float" office:value="14300" calcext:value-type="float">
            <text:p>14300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794" calcext:value-type="float">
            <text:p>794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table:formula="of:=[.F345]/[.F344]-1" office:value-type="percentage" office:value="0.0214105793450881" calcext:value-type="percentage">
            <text:p>2.14%</text:p>
          </table:table-cell>
          <table:table-cell table:formula="of:=[.G344]/[.F344]-1" office:value-type="percentage" office:value="0.0214105793450881" calcext:value-type="percentage">
            <text:p>2.14%</text:p>
          </table:table-cell>
          <table:table-cell table:formula="of:=[.H344]/[.F344]-1" office:value-type="percentage" office:value="0.0226700251889169" calcext:value-type="percentage">
            <text:p>2.27%</text:p>
          </table:table-cell>
          <table:table-cell table:formula="of:=[.G344]/[.I344]-1" office:value-type="percentage" office:value="0.0226986128625473" calcext:value-type="percentage">
            <text:p>2.27%</text:p>
          </table:table-cell>
          <table:table-cell/>
          <table:table-cell office:value-type="string" calcext:value-type="string">
            <text:p>2017-05-24</text:p>
          </table:table-cell>
          <table:table-cell table:number-columns-repeated="4"/>
          <table:table-cell office:value-type="float" office:value="771.5417" calcext:value-type="float">
            <text:p>771.54</text:p>
          </table:table-cell>
          <table:table-cell table:formula="of:=[.T344]/[.$G344]" office:value-type="percentage" office:value="0.951346115906289" calcext:value-type="percentage">
            <text:p>95.1%</text:p>
          </table:table-cell>
          <table:table-cell/>
          <table:table-cell office:value-type="float" office:value="766.18823" calcext:value-type="float">
            <text:p>766.18823</text:p>
          </table:table-cell>
          <table:table-cell table:formula="of:=[.W344]/[.$G344]" office:value-type="percentage" office:value="0.944745043156597" calcext:value-type="percentage">
            <text:p>94.5%</text:p>
          </table:table-cell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14350" calcext:value-type="float">
            <text:p>14350</text:p>
          </table:table-cell>
          <table:table-cell office:value-type="float" office:value="14080" calcext:value-type="float">
            <text:p>14080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office:value-type="float" office:value="821" calcext:value-type="float">
            <text:p>821</text:p>
          </table:table-cell>
          <table:table-cell office:value-type="float" office:value="806" calcext:value-type="float">
            <text:p>806</text:p>
          </table:table-cell>
          <table:table-cell table:formula="of:=[.F346]/[.F345]-1" office:value-type="percentage" office:value="0" calcext:value-type="percentage">
            <text:p>0.00%</text:p>
          </table:table-cell>
          <table:table-cell table:formula="of:=[.G345]/[.F345]-1" office:value-type="percentage" office:value="0.00369913686806411" calcext:value-type="percentage">
            <text:p>0.37%</text:p>
          </table:table-cell>
          <table:table-cell table:formula="of:=[.H345]/[.F345]-1" office:value-type="percentage" office:value="0.0123304562268804" calcext:value-type="percentage">
            <text:p>1.23%</text:p>
          </table:table-cell>
          <table:table-cell table:formula="of:=[.G345]/[.I345]-1" office:value-type="percentage" office:value="0.00992555831265518" calcext:value-type="percentage">
            <text:p>0.99%</text:p>
          </table:table-cell>
          <table:table-cell/>
          <table:table-cell office:value-type="string" calcext:value-type="string">
            <text:p>2017-05-25</text:p>
          </table:table-cell>
          <table:table-cell table:number-columns-repeated="4"/>
          <table:table-cell office:value-type="float" office:value="810.1041" calcext:value-type="float">
            <text:p>810.10</text:p>
          </table:table-cell>
          <table:table-cell table:formula="of:=[.T345]/[.$G345]" office:value-type="percentage" office:value="0.995213882063882" calcext:value-type="percentage">
            <text:p>99.5%</text:p>
          </table:table-cell>
          <table:table-cell/>
          <table:table-cell office:value-type="float" office:value="774.9715" calcext:value-type="float">
            <text:p>774.9715</text:p>
          </table:table-cell>
          <table:table-cell table:formula="of:=[.W345]/[.$G345]" office:value-type="percentage" office:value="0.95205343980344" calcext:value-type="percentage">
            <text:p>95.2%</text:p>
          </table:table-cell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14240" calcext:value-type="float">
            <text:p>14240</text:p>
          </table:table-cell>
          <table:table-cell office:value-type="float" office:value="14500" calcext:value-type="float">
            <text:p>14500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table:formula="of:=[.F347]/[.F346]-1" office:value-type="percentage" office:value="0" calcext:value-type="percentage">
            <text:p>0.00%</text:p>
          </table:table-cell>
          <table:table-cell table:formula="of:=[.G346]/[.F346]-1" office:value-type="percentage" office:value="0.00493218249075222" calcext:value-type="percentage">
            <text:p>0.49%</text:p>
          </table:table-cell>
          <table:table-cell table:formula="of:=[.H346]/[.F346]-1" office:value-type="percentage" office:value="0.00863131935881634" calcext:value-type="percentage">
            <text:p>0.86%</text:p>
          </table:table-cell>
          <table:table-cell table:formula="of:=[.G346]/[.I346]-1" office:value-type="percentage" office:value="0.00741656365883814" calcext:value-type="percentage">
            <text:p>0.74%</text:p>
          </table:table-cell>
          <table:table-cell/>
          <table:table-cell office:value-type="string" calcext:value-type="string">
            <text:p>2017-05-26</text:p>
          </table:table-cell>
          <table:table-cell table:number-columns-repeated="4"/>
          <table:table-cell office:value-type="float" office:value="812.3781" calcext:value-type="float">
            <text:p>812.38</text:p>
          </table:table-cell>
          <table:table-cell table:formula="of:=[.T346]/[.$G346]" office:value-type="percentage" office:value="0.996782944785276" calcext:value-type="percentage">
            <text:p>99.7%</text:p>
          </table:table-cell>
          <table:table-cell/>
          <table:table-cell office:value-type="float" office:value="783.90955" calcext:value-type="float">
            <text:p>783.90955</text:p>
          </table:table-cell>
          <table:table-cell table:formula="of:=[.W346]/[.$G346]" office:value-type="percentage" office:value="0.961852208588957" calcext:value-type="percentage">
            <text:p>96.2%</text:p>
          </table:table-cell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14610" calcext:value-type="float">
            <text:p>14610</text:p>
          </table:table-cell>
          <table:table-cell office:value-type="float" office:value="14750" calcext:value-type="float">
            <text:p>14750</text:p>
          </table:table-cell>
          <table:table-cell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 office:value-type="float" office:value="811" calcext:value-type="float">
            <text:p>811</text:p>
          </table:table-cell>
          <table:table-cell office:value-type="float" office:value="807" calcext:value-type="float">
            <text:p>807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table:formula="of:=[.F348]/[.F347]-1" office:value-type="percentage" office:value="-0.001233045622688" calcext:value-type="percentage">
            <text:p>-0.12%</text:p>
          </table:table-cell>
          <table:table-cell table:formula="of:=[.G347]/[.F347]-1" office:value-type="percentage" office:value="-0.00493218249075211" calcext:value-type="percentage">
            <text:p>-0.49%</text:p>
          </table:table-cell>
          <table:table-cell table:formula="of:=[.H347]/[.F347]-1" office:value-type="percentage" office:value="0.00493218249075222" calcext:value-type="percentage">
            <text:p>0.49%</text:p>
          </table:table-cell>
          <table:table-cell table:formula="of:=[.G347]/[.I347]-1" office:value-type="percentage" office:value="0.00248447204968949" calcext:value-type="percentage">
            <text:p>0.25%</text:p>
          </table:table-cell>
          <table:table-cell/>
          <table:table-cell office:value-type="string" calcext:value-type="string">
            <text:p>2017-05-29</text:p>
          </table:table-cell>
          <table:table-cell table:number-columns-repeated="4"/>
          <table:table-cell office:value-type="float" office:value="794.0058" calcext:value-type="float">
            <text:p>794.01</text:p>
          </table:table-cell>
          <table:table-cell table:formula="of:=[.T347]/[.$G347]" office:value-type="percentage" office:value="0.983898141263941" calcext:value-type="percentage">
            <text:p>98.4%</text:p>
          </table:table-cell>
          <table:table-cell/>
          <table:table-cell office:value-type="float" office:value="783.058" calcext:value-type="float">
            <text:p>783.058</text:p>
          </table:table-cell>
          <table:table-cell table:formula="of:=[.W347]/[.$G347]" office:value-type="percentage" office:value="0.97033209417596" calcext:value-type="percentage">
            <text:p>97.0%</text:p>
          </table:table-cell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14770" calcext:value-type="float">
            <text:p>14770</text:p>
          </table:table-cell>
          <table:table-cell office:value-type="float" office:value="14840" calcext:value-type="float">
            <text:p>14840</text:p>
          </table:table-cell>
          <table:table-cell office:value-type="float" office:value="557" calcext:value-type="float">
            <text:p>557</text:p>
          </table:table-cell>
          <table:table-cell office:value-type="float" office:value="570" calcext:value-type="float">
            <text:p>570</text:p>
          </table:table-cell>
          <table:table-cell office:value-type="float" office:value="810" calcext:value-type="float">
            <text:p>810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07" calcext:value-type="float">
            <text:p>807</text:p>
          </table:table-cell>
          <table:table-cell table:formula="of:=[.F349]/[.F348]-1" office:value-type="percentage" office:value="0" calcext:value-type="percentage">
            <text:p>0.00%</text:p>
          </table:table-cell>
          <table:table-cell table:formula="of:=[.G348]/[.F348]-1" office:value-type="percentage" office:value="0.00493827160493821" calcext:value-type="percentage">
            <text:p>0.49%</text:p>
          </table:table-cell>
          <table:table-cell table:formula="of:=[.H348]/[.F348]-1" office:value-type="percentage" office:value="0.00617283950617287" calcext:value-type="percentage">
            <text:p>0.62%</text:p>
          </table:table-cell>
          <table:table-cell table:formula="of:=[.G348]/[.I348]-1" office:value-type="percentage" office:value="0.00867410161090465" calcext:value-type="percentage">
            <text:p>0.87%</text:p>
          </table:table-cell>
          <table:table-cell/>
          <table:table-cell office:value-type="string" calcext:value-type="string">
            <text:p>2017-05-30</text:p>
          </table:table-cell>
          <table:table-cell table:number-columns-repeated="4"/>
          <table:table-cell office:value-type="float" office:value="808.283" calcext:value-type="float">
            <text:p>808.28</text:p>
          </table:table-cell>
          <table:table-cell table:formula="of:=[.T348]/[.$G348]" office:value-type="percentage" office:value="0.992976658476658" calcext:value-type="percentage">
            <text:p>99.3%</text:p>
          </table:table-cell>
          <table:table-cell/>
          <table:table-cell office:value-type="float" office:value="790.33185" calcext:value-type="float">
            <text:p>790.33185</text:p>
          </table:table-cell>
          <table:table-cell table:formula="of:=[.W348]/[.$G348]" office:value-type="percentage" office:value="0.970923648648649" calcext:value-type="percentage">
            <text:p>97.1%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14640" calcext:value-type="float">
            <text:p>14640</text:p>
          </table:table-cell>
          <table:table-cell office:value-type="float" office:value="14560" calcext:value-type="float">
            <text:p>14560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810" calcext:value-type="float">
            <text:p>810</text:p>
          </table:table-cell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 office:value-type="float" office:value="802" calcext:value-type="float">
            <text:p>802</text:p>
          </table:table-cell>
          <table:table-cell table:formula="of:=[.F350]/[.F349]-1" office:value-type="percentage" office:value="-0.00740740740740742" calcext:value-type="percentage">
            <text:p>-0.74%</text:p>
          </table:table-cell>
          <table:table-cell table:formula="of:=[.G349]/[.F349]-1" office:value-type="percentage" office:value="-0.00370370370370365" calcext:value-type="percentage">
            <text:p>-0.37%</text:p>
          </table:table-cell>
          <table:table-cell table:formula="of:=[.H349]/[.F349]-1" office:value-type="percentage" office:value="0.00740740740740731" calcext:value-type="percentage">
            <text:p>0.74%</text:p>
          </table:table-cell>
          <table:table-cell table:formula="of:=[.G349]/[.I349]-1" office:value-type="percentage" office:value="0.00623441396508717" calcext:value-type="percentage">
            <text:p>0.62%</text:p>
          </table:table-cell>
          <table:table-cell/>
          <table:table-cell office:value-type="string" calcext:value-type="string">
            <text:p>2017-05-31</text:p>
          </table:table-cell>
          <table:table-cell table:number-columns-repeated="4"/>
          <table:table-cell office:value-type="float" office:value="808.2347" calcext:value-type="float">
            <text:p>808.23</text:p>
          </table:table-cell>
          <table:table-cell table:formula="of:=[.T349]/[.$G349]" office:value-type="percentage" office:value="1.00152998760843" calcext:value-type="percentage">
            <text:p>100.2%</text:p>
          </table:table-cell>
          <table:table-cell/>
          <table:table-cell office:value-type="float" office:value="785.18396" calcext:value-type="float">
            <text:p>785.18396</text:p>
          </table:table-cell>
          <table:table-cell table:formula="of:=[.W349]/[.$G349]" office:value-type="percentage" office:value="0.972966493184634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14680" calcext:value-type="float">
            <text:p>14680</text:p>
          </table:table-cell>
          <table:table-cell office:value-type="float" office:value="14810" calcext:value-type="float">
            <text:p>14810</text:p>
          </table:table-cell>
          <table:table-cell office:value-type="float" office:value="567" calcext:value-type="float">
            <text:p>567</text:p>
          </table:table-cell>
          <table:table-cell office:value-type="float" office:value="569" calcext:value-type="float">
            <text:p>569</text:p>
          </table:table-cell>
          <table:table-cell office:value-type="float" office:value="804" calcext:value-type="float">
            <text:p>804</text:p>
          </table:table-cell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table:formula="of:=[.F351]/[.F350]-1" office:value-type="percentage" office:value="-0.00497512437810943" calcext:value-type="percentage">
            <text:p>-0.50%</text:p>
          </table:table-cell>
          <table:table-cell table:formula="of:=[.G350]/[.F350]-1" office:value-type="percentage" office:value="-0.00497512437810943" calcext:value-type="percentage">
            <text:p>-0.50%</text:p>
          </table:table-cell>
          <table:table-cell table:formula="of:=[.H350]/[.F350]-1" office:value-type="percentage" office:value="0.00248756218905477" calcext:value-type="percentage">
            <text:p>0.25%</text:p>
          </table:table-cell>
          <table:table-cell table:formula="of:=[.G350]/[.I350]-1" office:value-type="percentage" office:value="0.00376411543287336" calcext:value-type="percentage">
            <text:p>0.38%</text:p>
          </table:table-cell>
          <table:table-cell/>
          <table:table-cell office:value-type="string" calcext:value-type="string">
            <text:p>2017-06-01</text:p>
          </table:table-cell>
          <table:table-cell table:number-columns-repeated="4"/>
          <table:table-cell office:value-type="float" office:value="802.91406" calcext:value-type="float">
            <text:p>802.91</text:p>
          </table:table-cell>
          <table:table-cell table:formula="of:=[.T350]/[.$G350]" office:value-type="percentage" office:value="1.003642575" calcext:value-type="percentage">
            <text:p>100.4%</text:p>
          </table:table-cell>
          <table:table-cell/>
          <table:table-cell office:value-type="float" office:value="783.81323" calcext:value-type="float">
            <text:p>783.81323</text:p>
          </table:table-cell>
          <table:table-cell table:formula="of:=[.W350]/[.$G350]" office:value-type="percentage" office:value="0.9797665375" calcext:value-type="percentage">
            <text:p>98.0%</text:p>
          </table:table-cell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14790" calcext:value-type="float">
            <text:p>14790</text:p>
          </table:table-cell>
          <table:table-cell office:value-type="float" office:value="14760" calcext:value-type="float">
            <text:p>14760</text:p>
          </table:table-cell>
          <table:table-cell office:value-type="float" office:value="565" calcext:value-type="float">
            <text:p>565</text:p>
          </table:table-cell>
          <table:table-cell office:value-type="float" office:value="573" calcext:value-type="float">
            <text:p>573</text:p>
          </table:table-cell>
          <table:table-cell office:value-type="float" office:value="800" calcext:value-type="float">
            <text:p>800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table:formula="of:=[.F352]/[.F351]-1" office:value-type="percentage" office:value="0.01" calcext:value-type="percentage">
            <text:p>1.00%</text:p>
          </table:table-cell>
          <table:table-cell table:formula="of:=[.G351]/[.F351]-1" office:value-type="percentage" office:value="0.00875000000000004" calcext:value-type="percentage">
            <text:p>0.88%</text:p>
          </table:table-cell>
          <table:table-cell table:formula="of:=[.H351]/[.F351]-1" office:value-type="percentage" office:value="0.01125" calcext:value-type="percentage">
            <text:p>1.13%</text:p>
          </table:table-cell>
          <table:table-cell table:formula="of:=[.G351]/[.I351]-1" office:value-type="percentage" office:value="0.0112781954887218" calcext:value-type="percentage">
            <text:p>1.13%</text:p>
          </table:table-cell>
          <table:table-cell/>
          <table:table-cell office:value-type="string" calcext:value-type="string">
            <text:p>2017-06-02</text:p>
          </table:table-cell>
          <table:table-cell table:number-columns-repeated="4"/>
          <table:table-cell office:value-type="float" office:value="802.79895" calcext:value-type="float">
            <text:p>802.80</text:p>
          </table:table-cell>
          <table:table-cell table:formula="of:=[.T351]/[.$G351]" office:value-type="percentage" office:value="0.994794237918216" calcext:value-type="percentage">
            <text:p>99.5%</text:p>
          </table:table-cell>
          <table:table-cell/>
          <table:table-cell office:value-type="float" office:value="787.6646" calcext:value-type="float">
            <text:p>787.6646</text:p>
          </table:table-cell>
          <table:table-cell table:formula="of:=[.W351]/[.$G351]" office:value-type="percentage" office:value="0.976040396530359" calcext:value-type="percentage">
            <text:p>97.6%</text:p>
          </table:table-cell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0" calcext:value-type="float">
            <text:p>14890</text:p>
          </table:table-cell>
          <table:table-cell office:value-type="float" office:value="580" calcext:value-type="float">
            <text:p>580</text:p>
          </table:table-cell>
          <table:table-cell office:value-type="float" office:value="577" calcext:value-type="float">
            <text:p>577</text:p>
          </table:table-cell>
          <table:table-cell office:value-type="float" office:value="808" calcext:value-type="float">
            <text:p>808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6" calcext:value-type="float">
            <text:p>806</text:p>
          </table:table-cell>
          <table:table-cell table:formula="of:=[.F353]/[.F352]-1" office:value-type="percentage" office:value="0.016089108910891" calcext:value-type="percentage">
            <text:p>1.61%</text:p>
          </table:table-cell>
          <table:table-cell table:formula="of:=[.G352]/[.F352]-1" office:value-type="percentage" office:value="0.016089108910891" calcext:value-type="percentage">
            <text:p>1.61%</text:p>
          </table:table-cell>
          <table:table-cell table:formula="of:=[.H352]/[.F352]-1" office:value-type="percentage" office:value="0.0173267326732673" calcext:value-type="percentage">
            <text:p>1.73%</text:p>
          </table:table-cell>
          <table:table-cell table:formula="of:=[.G352]/[.I352]-1" office:value-type="percentage" office:value="0.0186104218362282" calcext:value-type="percentage">
            <text:p>1.86%</text:p>
          </table:table-cell>
          <table:table-cell/>
          <table:table-cell office:value-type="string" calcext:value-type="string">
            <text:p>2017-06-05</text:p>
          </table:table-cell>
          <table:table-cell table:number-columns-repeated="4"/>
          <table:table-cell office:value-type="float" office:value="799.37537" calcext:value-type="float">
            <text:p>799.38</text:p>
          </table:table-cell>
          <table:table-cell table:formula="of:=[.T352]/[.$G352]" office:value-type="percentage" office:value="0.973660621193666" calcext:value-type="percentage">
            <text:p>97.4%</text:p>
          </table:table-cell>
          <table:table-cell/>
          <table:table-cell office:value-type="float" office:value="773.11975" calcext:value-type="float">
            <text:p>773.11975</text:p>
          </table:table-cell>
          <table:table-cell table:formula="of:=[.W352]/[.$G352]" office:value-type="percentage" office:value="0.941680572472594" calcext:value-type="percentage">
            <text:p>94.2%</text:p>
          </table:table-cell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14500" calcext:value-type="float">
            <text:p>14500</text:p>
          </table:table-cell>
          <table:table-cell office:value-type="float" office:value="14580" calcext:value-type="float">
            <text:p>14580</text:p>
          </table:table-cell>
          <table:table-cell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office:value-type="float" office:value="821" calcext:value-type="float">
            <text:p>821</text:p>
          </table:table-cell>
          <table:table-cell office:value-type="float" office:value="805" calcext:value-type="float">
            <text:p>805</text:p>
          </table:table-cell>
          <table:table-cell office:value-type="float" office:value="821" calcext:value-type="float">
            <text:p>821</text:p>
          </table:table-cell>
          <table:table-cell office:value-type="float" office:value="802" calcext:value-type="float">
            <text:p>802</text:p>
          </table:table-cell>
          <table:table-cell table:formula="of:=[.F354]/[.F353]-1" office:value-type="percentage" office:value="-0.02557856272838" calcext:value-type="percentage">
            <text:p>-2.56%</text:p>
          </table:table-cell>
          <table:table-cell table:formula="of:=[.G353]/[.F353]-1" office:value-type="percentage" office:value="-0.0194884287454324" calcext:value-type="percentage">
            <text:p>-1.95%</text:p>
          </table:table-cell>
          <table:table-cell table:formula="of:=[.H353]/[.F353]-1" office:value-type="percentage" office:value="0" calcext:value-type="percentage">
            <text:p>0.00%</text:p>
          </table:table-cell>
          <table:table-cell table:formula="of:=[.G353]/[.I353]-1" office:value-type="percentage" office:value="0.0037406483790523" calcext:value-type="percentage">
            <text:p>0.37%</text:p>
          </table:table-cell>
          <table:table-cell/>
          <table:table-cell office:value-type="string" calcext:value-type="string">
            <text:p>2017-06-06</text:p>
          </table:table-cell>
          <table:table-cell table:number-columns-repeated="4"/>
          <table:table-cell office:value-type="float" office:value="820.81323" calcext:value-type="float">
            <text:p>820.81</text:p>
          </table:table-cell>
          <table:table-cell table:formula="of:=[.T353]/[.$G353]" office:value-type="percentage" office:value="1.01964376397516" calcext:value-type="percentage">
            <text:p>102.0%</text:p>
          </table:table-cell>
          <table:table-cell/>
          <table:table-cell office:value-type="float" office:value="792.6742" calcext:value-type="float">
            <text:p>792.6742</text:p>
          </table:table-cell>
          <table:table-cell table:formula="of:=[.W353]/[.$G353]" office:value-type="percentage" office:value="0.984688447204969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14680" calcext:value-type="float">
            <text:p>14680</text:p>
          </table:table-cell>
          <table:table-cell office:value-type="float" office:value="14410" calcext:value-type="float">
            <text:p>14410</text:p>
          </table:table-cell>
          <table:table-cell office:value-type="float" office:value="573" calcext:value-type="float">
            <text:p>573</text:p>
          </table:table-cell>
          <table:table-cell office:value-type="float" office:value="566" calcext:value-type="float">
            <text:p>566</text:p>
          </table:table-cell>
          <table:table-cell office:value-type="float" office:value="800" calcext:value-type="float">
            <text:p>800</text:p>
          </table:table-cell>
          <table:table-cell office:value-type="float" office:value="793" calcext:value-type="float">
            <text:p>793</text:p>
          </table:table-cell>
          <table:table-cell office:value-type="float" office:value="807" calcext:value-type="float">
            <text:p>807</text:p>
          </table:table-cell>
          <table:table-cell office:value-type="float" office:value="782" calcext:value-type="float">
            <text:p>782</text:p>
          </table:table-cell>
          <table:table-cell table:formula="of:=[.F355]/[.F354]-1" office:value-type="percentage" office:value="0.00124999999999997" calcext:value-type="percentage">
            <text:p>0.12%</text:p>
          </table:table-cell>
          <table:table-cell table:formula="of:=[.G354]/[.F354]-1" office:value-type="percentage" office:value="-0.00875000000000004" calcext:value-type="percentage">
            <text:p>-0.88%</text:p>
          </table:table-cell>
          <table:table-cell table:formula="of:=[.H354]/[.F354]-1" office:value-type="percentage" office:value="0.00875000000000004" calcext:value-type="percentage">
            <text:p>0.88%</text:p>
          </table:table-cell>
          <table:table-cell table:formula="of:=[.G354]/[.I354]-1" office:value-type="percentage" office:value="0.0140664961636829" calcext:value-type="percentage">
            <text:p>1.41%</text:p>
          </table:table-cell>
          <table:table-cell/>
          <table:table-cell office:value-type="string" calcext:value-type="string">
            <text:p>2017-06-07</text:p>
          </table:table-cell>
          <table:table-cell table:number-columns-repeated="4"/>
          <table:table-cell office:value-type="float" office:value="804.4037" calcext:value-type="float">
            <text:p>804.40</text:p>
          </table:table-cell>
          <table:table-cell table:formula="of:=[.T354]/[.$G354]" office:value-type="percentage" office:value="1.01438045397226" calcext:value-type="percentage">
            <text:p>101.4%</text:p>
          </table:table-cell>
          <table:table-cell/>
          <table:table-cell office:value-type="float" office:value="780.9861" calcext:value-type="float">
            <text:p>780.9861</text:p>
          </table:table-cell>
          <table:table-cell table:formula="of:=[.W354]/[.$G354]" office:value-type="percentage" office:value="0.984850063051702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14560" calcext:value-type="float">
            <text:p>14560</text:p>
          </table:table-cell>
          <table:table-cell office:value-type="float" office:value="14590" calcext:value-type="float">
            <text:p>14590</text:p>
          </table:table-cell>
          <table:table-cell office:value-type="float" office:value="564" calcext:value-type="float">
            <text:p>564</text:p>
          </table:table-cell>
          <table:table-cell office:value-type="float" office:value="573" calcext:value-type="float">
            <text:p>573</text:p>
          </table:table-cell>
          <table:table-cell office:value-type="float" office:value="801" calcext:value-type="float">
            <text:p>801</text:p>
          </table:table-cell>
          <table:table-cell office:value-type="float" office:value="787" calcext:value-type="float">
            <text:p>787</text:p>
          </table:table-cell>
          <table:table-cell office:value-type="float" office:value="805" calcext:value-type="float">
            <text:p>805</text:p>
          </table:table-cell>
          <table:table-cell office:value-type="float" office:value="787" calcext:value-type="float">
            <text:p>787</text:p>
          </table:table-cell>
          <table:table-cell table:formula="of:=[.F356]/[.F355]-1" office:value-type="percentage" office:value="-0.017478152309613" calcext:value-type="percentage">
            <text:p>-1.75%</text:p>
          </table:table-cell>
          <table:table-cell table:formula="of:=[.G355]/[.F355]-1" office:value-type="percentage" office:value="-0.017478152309613" calcext:value-type="percentage">
            <text:p>-1.75%</text:p>
          </table:table-cell>
          <table:table-cell table:formula="of:=[.H355]/[.F355]-1" office:value-type="percentage" office:value="0.00499375780274658" calcext:value-type="percentage">
            <text:p>0.50%</text:p>
          </table:table-cell>
          <table:table-cell table:formula="of:=[.G355]/[.I355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6-08</text:p>
          </table:table-cell>
          <table:table-cell table:number-columns-repeated="4"/>
          <table:table-cell office:value-type="float" office:value="791.519" calcext:value-type="float">
            <text:p>791.52</text:p>
          </table:table-cell>
          <table:table-cell table:formula="of:=[.T355]/[.$G355]" office:value-type="percentage" office:value="1.00574205844981" calcext:value-type="percentage">
            <text:p>100.6%</text:p>
          </table:table-cell>
          <table:table-cell/>
          <table:table-cell office:value-type="float" office:value="776.9271" calcext:value-type="float">
            <text:p>776.9271</text:p>
          </table:table-cell>
          <table:table-cell table:formula="of:=[.W355]/[.$G355]" office:value-type="percentage" office:value="0.987200889453621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14310" calcext:value-type="float">
            <text:p>14310</text:p>
          </table:table-cell>
          <table:table-cell office:value-type="float" office:value="14260" calcext:value-type="float">
            <text:p>14260</text:p>
          </table:table-cell>
          <table:table-cell office:value-type="float" office:value="557" calcext:value-type="float">
            <text:p>557</text:p>
          </table:table-cell>
          <table:table-cell office:value-type="float" office:value="547" calcext:value-type="float">
            <text:p>547</text:p>
          </table:table-cell>
          <table:table-cell office:value-type="float" office:value="787" calcext:value-type="float">
            <text:p>787</text:p>
          </table:table-cell>
          <table:table-cell office:value-type="float" office:value="798" calcext:value-type="float">
            <text:p>798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table:formula="of:=[.F357]/[.F356]-1" office:value-type="percentage" office:value="-0.00127064803049559" calcext:value-type="percentage">
            <text:p>-0.13%</text:p>
          </table:table-cell>
          <table:table-cell table:formula="of:=[.G356]/[.F356]-1" office:value-type="percentage" office:value="0.0139771283354511" calcext:value-type="percentage">
            <text:p>1.40%</text:p>
          </table:table-cell>
          <table:table-cell table:formula="of:=[.H356]/[.F356]-1" office:value-type="percentage" office:value="0.0190597204574332" calcext:value-type="percentage">
            <text:p>1.91%</text:p>
          </table:table-cell>
          <table:table-cell table:formula="of:=[.G356]/[.I356]-1" office:value-type="percentage" office:value="0.0165605095541401" calcext:value-type="percentage">
            <text:p>1.66%</text:p>
          </table:table-cell>
          <table:table-cell/>
          <table:table-cell office:value-type="string" calcext:value-type="string">
            <text:p>2017-06-09</text:p>
          </table:table-cell>
          <table:table-cell table:number-columns-repeated="4"/>
          <table:table-cell office:value-type="float" office:value="787.0082" calcext:value-type="float">
            <text:p>787.01</text:p>
          </table:table-cell>
          <table:table-cell table:formula="of:=[.T356]/[.$G356]" office:value-type="percentage" office:value="0.986225814536341" calcext:value-type="percentage">
            <text:p>98.6%</text:p>
          </table:table-cell>
          <table:table-cell/>
          <table:table-cell office:value-type="float" office:value="778.1223" calcext:value-type="float">
            <text:p>778.1223</text:p>
          </table:table-cell>
          <table:table-cell table:formula="of:=[.W356]/[.$G356]" office:value-type="percentage" office:value="0.975090601503759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14400" calcext:value-type="float">
            <text:p>14400</text:p>
          </table:table-cell>
          <table:table-cell office:value-type="float" office:value="14360" calcext:value-type="float">
            <text:p>14360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office:value-type="float" office:value="786" calcext:value-type="float">
            <text:p>786</text:p>
          </table:table-cell>
          <table:table-cell office:value-type="float" office:value="779" calcext:value-type="float">
            <text:p>779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table:formula="of:=[.F358]/[.F357]-1" office:value-type="percentage" office:value="0.00127226463104324" calcext:value-type="percentage">
            <text:p>0.13%</text:p>
          </table:table-cell>
          <table:table-cell table:formula="of:=[.G357]/[.F357]-1" office:value-type="percentage" office:value="-0.00890585241730279" calcext:value-type="percentage">
            <text:p>-0.89%</text:p>
          </table:table-cell>
          <table:table-cell table:formula="of:=[.H357]/[.F357]-1" office:value-type="percentage" office:value="0.00127226463104324" calcext:value-type="percentage">
            <text:p>0.13%</text:p>
          </table:table-cell>
          <table:table-cell table:formula="of:=[.G357]/[.I357]-1" office:value-type="percentage" office:value="0.00516129032258061" calcext:value-type="percentage">
            <text:p>0.52%</text:p>
          </table:table-cell>
          <table:table-cell/>
          <table:table-cell office:value-type="string" calcext:value-type="string">
            <text:p>2017-06-12</text:p>
          </table:table-cell>
          <table:table-cell table:number-columns-repeated="4"/>
          <table:table-cell office:value-type="float" office:value="798.8984" calcext:value-type="float">
            <text:p>798.90</text:p>
          </table:table-cell>
          <table:table-cell table:formula="of:=[.T357]/[.$G357]" office:value-type="percentage" office:value="1.02554351732991" calcext:value-type="percentage">
            <text:p>102.6%</text:p>
          </table:table-cell>
          <table:table-cell/>
          <table:table-cell office:value-type="float" office:value="771.8371" calcext:value-type="float">
            <text:p>771.8371</text:p>
          </table:table-cell>
          <table:table-cell table:formula="of:=[.W357]/[.$G357]" office:value-type="percentage" office:value="0.990805006418485" calcext:value-type="percentage">
            <text:p>99.1%</text:p>
          </table:table-cell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14530" calcext:value-type="float">
            <text:p>14530</text:p>
          </table:table-cell>
          <table:table-cell office:value-type="float" office:value="14750" calcext:value-type="float">
            <text:p>14750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787" calcext:value-type="float">
            <text:p>787</text:p>
          </table:table-cell>
          <table:table-cell office:value-type="float" office:value="792" calcext:value-type="float">
            <text:p>792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table:formula="of:=[.F359]/[.F358]-1" office:value-type="percentage" office:value="0.0165184243964422" calcext:value-type="percentage">
            <text:p>1.65%</text:p>
          </table:table-cell>
          <table:table-cell table:formula="of:=[.G358]/[.F358]-1" office:value-type="percentage" office:value="0.00635324015247774" calcext:value-type="percentage">
            <text:p>0.64%</text:p>
          </table:table-cell>
          <table:table-cell table:formula="of:=[.H358]/[.F358]-1" office:value-type="percentage" office:value="0.0165184243964422" calcext:value-type="percentage">
            <text:p>1.65%</text:p>
          </table:table-cell>
          <table:table-cell table:formula="of:=[.G358]/[.I358]-1" office:value-type="percentage" office:value="0.00763358778625944" calcext:value-type="percentage">
            <text:p>0.76%</text:p>
          </table:table-cell>
          <table:table-cell/>
          <table:table-cell office:value-type="string" calcext:value-type="string">
            <text:p>2017-06-13</text:p>
          </table:table-cell>
          <table:table-cell table:number-columns-repeated="4"/>
          <table:table-cell office:value-type="float" office:value="775.7477" calcext:value-type="float">
            <text:p>775.75</text:p>
          </table:table-cell>
          <table:table-cell table:formula="of:=[.T358]/[.$G358]" office:value-type="percentage" office:value="0.979479419191919" calcext:value-type="percentage">
            <text:p>97.9%</text:p>
          </table:table-cell>
          <table:table-cell/>
          <table:table-cell office:value-type="float" office:value="760.54517" calcext:value-type="float">
            <text:p>760.54517</text:p>
          </table:table-cell>
          <table:table-cell table:formula="of:=[.W358]/[.$G358]" office:value-type="percentage" office:value="0.960284305555556" calcext:value-type="percentage">
            <text:p>96.0%</text:p>
          </table:table-cell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14780" calcext:value-type="float">
            <text:p>14780</text:p>
          </table:table-cell>
          <table:table-cell office:value-type="float" office:value="14740" calcext:value-type="float">
            <text:p>14740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office:value-type="float" office:value="800" calcext:value-type="float">
            <text:p>800</text:p>
          </table:table-cell>
          <table:table-cell office:value-type="float" office:value="789" calcext:value-type="float">
            <text:p>789</text:p>
          </table:table-cell>
          <table:table-cell office:value-type="float" office:value="800" calcext:value-type="float">
            <text:p>800</text:p>
          </table:table-cell>
          <table:table-cell office:value-type="float" office:value="789" calcext:value-type="float">
            <text:p>789</text:p>
          </table:table-cell>
          <table:table-cell table:formula="of:=[.F360]/[.F359]-1" office:value-type="percentage" office:value="-0.01875" calcext:value-type="percentage">
            <text:p>-1.88%</text:p>
          </table:table-cell>
          <table:table-cell table:formula="of:=[.G359]/[.F359]-1" office:value-type="percentage" office:value="-0.01375" calcext:value-type="percentage">
            <text:p>-1.38%</text:p>
          </table:table-cell>
          <table:table-cell table:formula="of:=[.H359]/[.F359]-1" office:value-type="percentage" office:value="0" calcext:value-type="percentage">
            <text:p>0.00%</text:p>
          </table:table-cell>
          <table:table-cell table:formula="of:=[.G359]/[.I359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6-14</text:p>
          </table:table-cell>
          <table:table-cell table:number-columns-repeated="4"/>
          <table:table-cell office:value-type="float" office:value="790.7541" calcext:value-type="float">
            <text:p>790.75</text:p>
          </table:table-cell>
          <table:table-cell table:formula="of:=[.T359]/[.$G359]" office:value-type="percentage" office:value="1.00222319391635" calcext:value-type="percentage">
            <text:p>100.2%</text:p>
          </table:table-cell>
          <table:table-cell/>
          <table:table-cell office:value-type="float" office:value="767.46075" calcext:value-type="float">
            <text:p>767.46075</text:p>
          </table:table-cell>
          <table:table-cell table:formula="of:=[.W359]/[.$G359]" office:value-type="percentage" office:value="0.972700570342205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14730" calcext:value-type="float">
            <text:p>14730</text:p>
          </table:table-cell>
          <table:table-cell office:value-type="float" office:value="14850" calcext:value-type="float">
            <text:p>14850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table:formula="of:=[.F361]/[.F360]-1" office:value-type="percentage" office:value="0.0127388535031847" calcext:value-type="percentage">
            <text:p>1.27%</text:p>
          </table:table-cell>
          <table:table-cell table:formula="of:=[.G360]/[.F360]-1" office:value-type="percentage" office:value="0.00382165605095541" calcext:value-type="percentage">
            <text:p>0.38%</text:p>
          </table:table-cell>
          <table:table-cell table:formula="of:=[.H360]/[.F360]-1" office:value-type="percentage" office:value="0.0089171974522293" calcext:value-type="percentage">
            <text:p>0.89%</text:p>
          </table:table-cell>
          <table:table-cell table:formula="of:=[.G360]/[.I360]-1" office:value-type="percentage" office:value="0.00638569604086836" calcext:value-type="percentage">
            <text:p>0.64%</text:p>
          </table:table-cell>
          <table:table-cell/>
          <table:table-cell office:value-type="string" calcext:value-type="string">
            <text:p>2017-06-15</text:p>
          </table:table-cell>
          <table:table-cell table:number-columns-repeated="4"/>
          <table:table-cell office:value-type="float" office:value="787.2105" calcext:value-type="float">
            <text:p>787.21</text:p>
          </table:table-cell>
          <table:table-cell table:formula="of:=[.T360]/[.$G360]" office:value-type="percentage" office:value="0.998998096446701" calcext:value-type="percentage">
            <text:p>99.9%</text:p>
          </table:table-cell>
          <table:table-cell/>
          <table:table-cell office:value-type="float" office:value="769.4215" calcext:value-type="float">
            <text:p>769.4215</text:p>
          </table:table-cell>
          <table:table-cell table:formula="of:=[.W360]/[.$G360]" office:value-type="percentage" office:value="0.976423223350254" calcext:value-type="percentage">
            <text:p>97.6%</text:p>
          </table:table-cell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14680" calcext:value-type="float">
            <text:p>14680</text:p>
          </table:table-cell>
          <table:table-cell office:value-type="float" office:value="14500" calcext:value-type="float">
            <text:p>14500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795" calcext:value-type="float">
            <text:p>795</text:p>
          </table:table-cell>
          <table:table-cell office:value-type="float" office:value="788" calcext:value-type="float">
            <text:p>788</text:p>
          </table:table-cell>
          <table:table-cell office:value-type="float" office:value="798" calcext:value-type="float">
            <text:p>798</text:p>
          </table:table-cell>
          <table:table-cell office:value-type="float" office:value="788" calcext:value-type="float">
            <text:p>788</text:p>
          </table:table-cell>
          <table:table-cell table:formula="of:=[.F362]/[.F361]-1" office:value-type="percentage" office:value="-0.0050314465408805" calcext:value-type="percentage">
            <text:p>-0.50%</text:p>
          </table:table-cell>
          <table:table-cell table:formula="of:=[.G361]/[.F361]-1" office:value-type="percentage" office:value="-0.00880503144654088" calcext:value-type="percentage">
            <text:p>-0.88%</text:p>
          </table:table-cell>
          <table:table-cell table:formula="of:=[.H361]/[.F361]-1" office:value-type="percentage" office:value="0.00377358490566038" calcext:value-type="percentage">
            <text:p>0.38%</text:p>
          </table:table-cell>
          <table:table-cell table:formula="of:=[.G361]/[.I361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6-16</text:p>
          </table:table-cell>
          <table:table-cell table:number-columns-repeated="4"/>
          <table:table-cell office:value-type="float" office:value="782.1769" calcext:value-type="float">
            <text:p>782.18</text:p>
          </table:table-cell>
          <table:table-cell table:formula="of:=[.T361]/[.$G361]" office:value-type="percentage" office:value="0.992610279187817" calcext:value-type="percentage">
            <text:p>99.3%</text:p>
          </table:table-cell>
          <table:table-cell/>
          <table:table-cell office:value-type="float" office:value="761.7822" calcext:value-type="float">
            <text:p>761.7822</text:p>
          </table:table-cell>
          <table:table-cell table:formula="of:=[.W361]/[.$G361]" office:value-type="percentage" office:value="0.966728680203046" calcext:value-type="percentage">
            <text:p>96.7%</text:p>
          </table:table-cell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14560" calcext:value-type="float">
            <text:p>14560</text:p>
          </table:table-cell>
          <table:table-cell office:value-type="float" office:value="14340" calcext:value-type="float">
            <text:p>14340</text:p>
          </table:table-cell>
          <table:table-cell office:value-type="float" office:value="602" calcext:value-type="float">
            <text:p>602</text:p>
          </table:table-cell>
          <table:table-cell office:value-type="float" office:value="599" calcext:value-type="float">
            <text:p>599</text:p>
          </table:table-cell>
          <table:table-cell office:value-type="float" office:value="791" calcext:value-type="float">
            <text:p>791</text:p>
          </table:table-cell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office:value-type="float" office:value="785" calcext:value-type="float">
            <text:p>785</text:p>
          </table:table-cell>
          <table:table-cell table:formula="of:=[.F363]/[.F362]-1" office:value-type="percentage" office:value="0.0189633375474083" calcext:value-type="percentage">
            <text:p>1.90%</text:p>
          </table:table-cell>
          <table:table-cell table:formula="of:=[.G362]/[.F362]-1" office:value-type="percentage" office:value="0.0050568900126422" calcext:value-type="percentage">
            <text:p>0.51%</text:p>
          </table:table-cell>
          <table:table-cell table:formula="of:=[.H362]/[.F362]-1" office:value-type="percentage" office:value="0.00884955752212391" calcext:value-type="percentage">
            <text:p>0.88%</text:p>
          </table:table-cell>
          <table:table-cell table:formula="of:=[.G362]/[.I362]-1" office:value-type="percentage" office:value="0.0127388535031847" calcext:value-type="percentage">
            <text:p>1.27%</text:p>
          </table:table-cell>
          <table:table-cell/>
          <table:table-cell office:value-type="string" calcext:value-type="string">
            <text:p>2017-06-19</text:p>
          </table:table-cell>
          <table:table-cell table:number-columns-repeated="4"/>
          <table:table-cell office:value-type="float" office:value="788.1072" calcext:value-type="float">
            <text:p>788.11</text:p>
          </table:table-cell>
          <table:table-cell table:formula="of:=[.T362]/[.$G362]" office:value-type="percentage" office:value="0.991329811320755" calcext:value-type="percentage">
            <text:p>99.1%</text:p>
          </table:table-cell>
          <table:table-cell/>
          <table:table-cell office:value-type="float" office:value="759.8745" calcext:value-type="float">
            <text:p>759.8745</text:p>
          </table:table-cell>
          <table:table-cell table:formula="of:=[.W362]/[.$G362]" office:value-type="percentage" office:value="0.955816981132075" calcext:value-type="percentage">
            <text:p>95.6%</text:p>
          </table:table-cell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14090" calcext:value-type="float">
            <text:p>14090</text:p>
          </table:table-cell>
          <table:table-cell office:value-type="float" office:value="14230" calcext:value-type="float">
            <text:p>14230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office:value-type="float" office:value="806" calcext:value-type="float">
            <text:p>806</text:p>
          </table:table-cell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8" calcext:value-type="float">
            <text:p>798</text:p>
          </table:table-cell>
          <table:table-cell table:formula="of:=[.F364]/[.F363]-1" office:value-type="percentage" office:value="-0.00744416873449127" calcext:value-type="percentage">
            <text:p>-0.74%</text:p>
          </table:table-cell>
          <table:table-cell table:formula="of:=[.G363]/[.F363]-1" office:value-type="percentage" office:value="-0.00620347394540943" calcext:value-type="percentage">
            <text:p>-0.62%</text:p>
          </table:table-cell>
          <table:table-cell table:formula="of:=[.H363]/[.F363]-1" office:value-type="percentage" office:value="0" calcext:value-type="percentage">
            <text:p>0.00%</text:p>
          </table:table-cell>
          <table:table-cell table:formula="of:=[.G363]/[.I363]-1" office:value-type="percentage" office:value="0.00375939849624052" calcext:value-type="percentage">
            <text:p>0.38%</text:p>
          </table:table-cell>
          <table:table-cell/>
          <table:table-cell office:value-type="string" calcext:value-type="string">
            <text:p>2017-06-20</text:p>
          </table:table-cell>
          <table:table-cell table:number-columns-repeated="4"/>
          <table:table-cell office:value-type="float" office:value="793.15063" calcext:value-type="float">
            <text:p>793.15</text:p>
          </table:table-cell>
          <table:table-cell table:formula="of:=[.T363]/[.$G363]" office:value-type="percentage" office:value="0.990200536828964" calcext:value-type="percentage">
            <text:p>99.0%</text:p>
          </table:table-cell>
          <table:table-cell/>
          <table:table-cell office:value-type="float" office:value="772.2325" calcext:value-type="float">
            <text:p>772.2325</text:p>
          </table:table-cell>
          <table:table-cell table:formula="of:=[.W363]/[.$G363]" office:value-type="percentage" office:value="0.964085518102372" calcext:value-type="percentage">
            <text:p>96.4%</text:p>
          </table:table-cell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14150" calcext:value-type="float">
            <text:p>14150</text:p>
          </table:table-cell>
          <table:table-cell office:value-type="float" office:value="14230" calcext:value-type="float">
            <text:p>14230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800" calcext:value-type="float">
            <text:p>800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5" calcext:value-type="float">
            <text:p>795</text:p>
          </table:table-cell>
          <table:table-cell table:formula="of:=[.F365]/[.F364]-1" office:value-type="percentage" office:value="0.0125" calcext:value-type="percentage">
            <text:p>1.25%</text:p>
          </table:table-cell>
          <table:table-cell table:formula="of:=[.G364]/[.F364]-1" office:value-type="percentage" office:value="0.00875000000000004" calcext:value-type="percentage">
            <text:p>0.88%</text:p>
          </table:table-cell>
          <table:table-cell table:formula="of:=[.H364]/[.F364]-1" office:value-type="percentage" office:value="0.01125" calcext:value-type="percentage">
            <text:p>1.13%</text:p>
          </table:table-cell>
          <table:table-cell table:formula="of:=[.G364]/[.I364]-1" office:value-type="percentage" office:value="0.0150943396226415" calcext:value-type="percentage">
            <text:p>1.51%</text:p>
          </table:table-cell>
          <table:table-cell/>
          <table:table-cell office:value-type="string" calcext:value-type="string">
            <text:p>2017-06-21</text:p>
          </table:table-cell>
          <table:table-cell table:number-columns-repeated="4"/>
          <table:table-cell office:value-type="float" office:value="797.4432" calcext:value-type="float">
            <text:p>797.44</text:p>
          </table:table-cell>
          <table:table-cell table:formula="of:=[.T364]/[.$G364]" office:value-type="percentage" office:value="0.988157620817844" calcext:value-type="percentage">
            <text:p>98.8%</text:p>
          </table:table-cell>
          <table:table-cell/>
          <table:table-cell office:value-type="float" office:value="773.0005" calcext:value-type="float">
            <text:p>773.0005</text:p>
          </table:table-cell>
          <table:table-cell table:formula="of:=[.W364]/[.$G364]" office:value-type="percentage" office:value="0.95786926889715" calcext:value-type="percentage">
            <text:p>95.8%</text:p>
          </table:table-cell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14170" calcext:value-type="float">
            <text:p>14170</text:p>
          </table:table-cell>
          <table:table-cell office:value-type="float" office:value="14210" calcext:value-type="float">
            <text:p>14210</text:p>
          </table:table-cell>
          <table:table-cell office:value-type="float" office:value="585" calcext:value-type="float">
            <text:p>585</text:p>
          </table:table-cell>
          <table:table-cell office:value-type="float" office:value="573" calcext:value-type="float">
            <text:p>573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table:formula="of:=[.F366]/[.F365]-1" office:value-type="percentage" office:value="0.0246913580246915" calcext:value-type="percentage">
            <text:p>2.47%</text:p>
          </table:table-cell>
          <table:table-cell table:formula="of:=[.G365]/[.F365]-1" office:value-type="percentage" office:value="0.0172839506172839" calcext:value-type="percentage">
            <text:p>1.73%</text:p>
          </table:table-cell>
          <table:table-cell table:formula="of:=[.H365]/[.F365]-1" office:value-type="percentage" office:value="0.0271604938271606" calcext:value-type="percentage">
            <text:p>2.72%</text:p>
          </table:table-cell>
          <table:table-cell table:formula="of:=[.G365]/[.I365]-1" office:value-type="percentage" office:value="0.0172839506172839" calcext:value-type="percentage">
            <text:p>1.73%</text:p>
          </table:table-cell>
          <table:table-cell/>
          <table:table-cell office:value-type="string" calcext:value-type="string">
            <text:p>2017-06-22</text:p>
          </table:table-cell>
          <table:table-cell table:number-columns-repeated="4"/>
          <table:table-cell office:value-type="float" office:value="802.64453" calcext:value-type="float">
            <text:p>802.64</text:p>
          </table:table-cell>
          <table:table-cell table:formula="of:=[.T365]/[.$G365]" office:value-type="percentage" office:value="0.974083167475728" calcext:value-type="percentage">
            <text:p>97.4%</text:p>
          </table:table-cell>
          <table:table-cell/>
          <table:table-cell office:value-type="float" office:value="773.7484" calcext:value-type="float">
            <text:p>773.7484</text:p>
          </table:table-cell>
          <table:table-cell table:formula="of:=[.W365]/[.$G365]" office:value-type="percentage" office:value="0.939015048543689" calcext:value-type="percentage">
            <text:p>93.9%</text:p>
          </table:table-cell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14240" calcext:value-type="float">
            <text:p>14240</text:p>
          </table:table-cell>
          <table:table-cell office:value-type="float" office:value="14220" calcext:value-type="float">
            <text:p>14220</text:p>
          </table:table-cell>
          <table:table-cell office:value-type="float" office:value="582" calcext:value-type="float">
            <text:p>582</text:p>
          </table:table-cell>
          <table:table-cell office:value-type="float" office:value="574" calcext:value-type="float">
            <text:p>574</text:p>
          </table:table-cell>
          <table:table-cell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 office:value-type="float" office:value="840" calcext:value-type="float">
            <text:p>840</text:p>
          </table:table-cell>
          <table:table-cell office:value-type="float" office:value="827" calcext:value-type="float">
            <text:p>827</text:p>
          </table:table-cell>
          <table:table-cell table:formula="of:=[.F367]/[.F366]-1" office:value-type="percentage" office:value="0" calcext:value-type="percentage">
            <text:p>0.00%</text:p>
          </table:table-cell>
          <table:table-cell table:formula="of:=[.G366]/[.F366]-1" office:value-type="percentage" office:value="0.0036144578313253" calcext:value-type="percentage">
            <text:p>0.36%</text:p>
          </table:table-cell>
          <table:table-cell table:formula="of:=[.H366]/[.F366]-1" office:value-type="percentage" office:value="0.0120481927710843" calcext:value-type="percentage">
            <text:p>1.20%</text:p>
          </table:table-cell>
          <table:table-cell table:formula="of:=[.G366]/[.I366]-1" office:value-type="percentage" office:value="0.00725513905683184" calcext:value-type="percentage">
            <text:p>0.73%</text:p>
          </table:table-cell>
          <table:table-cell/>
          <table:table-cell office:value-type="string" calcext:value-type="string">
            <text:p>2017-06-23</text:p>
          </table:table-cell>
          <table:table-cell table:number-columns-repeated="4"/>
          <table:table-cell office:value-type="float" office:value="825.871" calcext:value-type="float">
            <text:p>825.87</text:p>
          </table:table-cell>
          <table:table-cell table:formula="of:=[.T366]/[.$G366]" office:value-type="percentage" office:value="0.991441776710684" calcext:value-type="percentage">
            <text:p>99.1%</text:p>
          </table:table-cell>
          <table:table-cell/>
          <table:table-cell office:value-type="float" office:value="791.8665" calcext:value-type="float">
            <text:p>791.8665</text:p>
          </table:table-cell>
          <table:table-cell table:formula="of:=[.W366]/[.$G366]" office:value-type="percentage" office:value="0.950620048019208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13880" calcext:value-type="float">
            <text:p>13880</text:p>
          </table:table-cell>
          <table:table-cell office:value-type="float" office:value="13890" calcext:value-type="float">
            <text:p>13890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table:formula="of:=[.F368]/[.F367]-1" office:value-type="percentage" office:value="0.0036144578313253" calcext:value-type="percentage">
            <text:p>0.36%</text:p>
          </table:table-cell>
          <table:table-cell table:formula="of:=[.G367]/[.F367]-1" office:value-type="percentage" office:value="0.00120481927710836" calcext:value-type="percentage">
            <text:p>0.12%</text:p>
          </table:table-cell>
          <table:table-cell table:formula="of:=[.H367]/[.F367]-1" office:value-type="percentage" office:value="0.00240963855421694" calcext:value-type="percentage">
            <text:p>0.24%</text:p>
          </table:table-cell>
          <table:table-cell table:formula="of:=[.G367]/[.I367]-1" office:value-type="percentage" office:value="0.0183823529411764" calcext:value-type="percentage">
            <text:p>1.84%</text:p>
          </table:table-cell>
          <table:table-cell/>
          <table:table-cell office:value-type="string" calcext:value-type="string">
            <text:p>2017-06-26</text:p>
          </table:table-cell>
          <table:table-cell table:number-columns-repeated="4"/>
          <table:table-cell office:value-type="float" office:value="831.82324" calcext:value-type="float">
            <text:p>831.82</text:p>
          </table:table-cell>
          <table:table-cell table:formula="of:=[.T367]/[.$G367]" office:value-type="percentage" office:value="1.00099066185319" calcext:value-type="percentage">
            <text:p>100.1%</text:p>
          </table:table-cell>
          <table:table-cell/>
          <table:table-cell office:value-type="float" office:value="812.10974" calcext:value-type="float">
            <text:p>812.10974</text:p>
          </table:table-cell>
          <table:table-cell table:formula="of:=[.W367]/[.$G367]" office:value-type="percentage" office:value="0.977268038507822" calcext:value-type="percentage">
            <text:p>97.7%</text:p>
          </table:table-cell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13970" calcext:value-type="float">
            <text:p>13970</text:p>
          </table:table-cell>
          <table:table-cell office:value-type="float" office:value="13840" calcext:value-type="float">
            <text:p>13840</text:p>
          </table:table-cell>
          <table:table-cell office:value-type="float" office:value="566" calcext:value-type="float">
            <text:p>566</text:p>
          </table:table-cell>
          <table:table-cell office:value-type="float" office:value="556" calcext:value-type="float">
            <text:p>556</text:p>
          </table:table-cell>
          <table:table-cell office:value-type="float" office:value="833" calcext:value-type="float">
            <text:p>833</text:p>
          </table:table-cell>
          <table:table-cell office:value-type="float" office:value="857" calcext:value-type="float">
            <text:p>857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table:formula="of:=[.F369]/[.F368]-1" office:value-type="percentage" office:value="0.0276110444177671" calcext:value-type="percentage">
            <text:p>2.76%</text:p>
          </table:table-cell>
          <table:table-cell table:formula="of:=[.G368]/[.F368]-1" office:value-type="percentage" office:value="0.0288115246098439" calcext:value-type="percentage">
            <text:p>2.88%</text:p>
          </table:table-cell>
          <table:table-cell table:formula="of:=[.H368]/[.F368]-1" office:value-type="percentage" office:value="0.0312124849939976" calcext:value-type="percentage">
            <text:p>3.12%</text:p>
          </table:table-cell>
          <table:table-cell table:formula="of:=[.G368]/[.I368]-1" office:value-type="percentage" office:value="0.0337756332931243" calcext:value-type="percentage">
            <text:p>3.38%</text:p>
          </table:table-cell>
          <table:table-cell/>
          <table:table-cell office:value-type="string" calcext:value-type="string">
            <text:p>2017-06-27</text:p>
          </table:table-cell>
          <table:table-cell table:number-columns-repeated="4"/>
          <table:table-cell office:value-type="float" office:value="823.0847" calcext:value-type="float">
            <text:p>823.08</text:p>
          </table:table-cell>
          <table:table-cell table:formula="of:=[.T368]/[.$G368]" office:value-type="percentage" office:value="0.960425554259043" calcext:value-type="percentage">
            <text:p>96.0%</text:p>
          </table:table-cell>
          <table:table-cell/>
          <table:table-cell office:value-type="float" office:value="807.328" calcext:value-type="float">
            <text:p>807.328</text:p>
          </table:table-cell>
          <table:table-cell table:formula="of:=[.W368]/[.$G368]" office:value-type="percentage" office:value="0.94203967327888" calcext:value-type="percentage">
            <text:p>94.2%</text:p>
          </table:table-cell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13890" calcext:value-type="float">
            <text:p>13890</text:p>
          </table:table-cell>
          <table:table-cell office:value-type="float" office:value="13840" calcext:value-type="float">
            <text:p>13840</text:p>
          </table:table-cell>
          <table:table-cell office:value-type="float" office:value="560" calcext:value-type="float">
            <text:p>560</text:p>
          </table:table-cell>
          <table:table-cell office:value-type="float" office:value="554" calcext:value-type="float">
            <text:p>554</text:p>
          </table:table-cell>
          <table:table-cell office:value-type="float" office:value="856" calcext:value-type="float">
            <text:p>856</text:p>
          </table:table-cell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table:formula="of:=[.F370]/[.F369]-1" office:value-type="percentage" office:value="-0.00817757009345799" calcext:value-type="percentage">
            <text:p>-0.82%</text:p>
          </table:table-cell>
          <table:table-cell table:formula="of:=[.G369]/[.F369]-1" office:value-type="percentage" office:value="-0.0198598130841121" calcext:value-type="percentage">
            <text:p>-1.99%</text:p>
          </table:table-cell>
          <table:table-cell table:formula="of:=[.H369]/[.F369]-1" office:value-type="percentage" office:value="0.00233644859813076" calcext:value-type="percentage">
            <text:p>0.23%</text:p>
          </table:table-cell>
          <table:table-cell table:formula="of:=[.G369]/[.I369]-1" office:value-type="percentage" office:value="0.0023894862604541" calcext:value-type="percentage">
            <text:p>0.24%</text:p>
          </table:table-cell>
          <table:table-cell/>
          <table:table-cell office:value-type="string" calcext:value-type="string">
            <text:p>2017-06-28</text:p>
          </table:table-cell>
          <table:table-cell table:number-columns-repeated="4"/>
          <table:table-cell office:value-type="float" office:value="851.3942" calcext:value-type="float">
            <text:p>851.39</text:p>
          </table:table-cell>
          <table:table-cell table:formula="of:=[.T369]/[.$G369]" office:value-type="percentage" office:value="1.0147725864124" calcext:value-type="percentage">
            <text:p>101.5%</text:p>
          </table:table-cell>
          <table:table-cell/>
          <table:table-cell office:value-type="float" office:value="820.8545" calcext:value-type="float">
            <text:p>820.8545</text:p>
          </table:table-cell>
          <table:table-cell table:formula="of:=[.W369]/[.$G369]" office:value-type="percentage" office:value="0.978372467222884" calcext:value-type="percentage">
            <text:p>97.8%</text:p>
          </table:table-cell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13870" calcext:value-type="float">
            <text:p>13870</text:p>
          </table:table-cell>
          <table:table-cell office:value-type="float" office:value="13670" calcext:value-type="float">
            <text:p>13670</text:p>
          </table:table-cell>
          <table:table-cell office:value-type="float" office:value="552" calcext:value-type="float">
            <text:p>552</text:p>
          </table:table-cell>
          <table:table-cell office:value-type="float" office:value="543" calcext:value-type="float">
            <text:p>543</text:p>
          </table:table-cell>
          <table:table-cell office:value-type="float" office:value="849" calcext:value-type="float">
            <text:p>849</text:p>
          </table:table-cell>
          <table:table-cell office:value-type="float" office:value="834" calcext:value-type="float">
            <text:p>834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table:formula="of:=[.F371]/[.F370]-1" office:value-type="percentage" office:value="-0.0318021201413428" calcext:value-type="percentage">
            <text:p>-3.18%</text:p>
          </table:table-cell>
          <table:table-cell table:formula="of:=[.G370]/[.F370]-1" office:value-type="percentage" office:value="-0.0176678445229682" calcext:value-type="percentage">
            <text:p>-1.77%</text:p>
          </table:table-cell>
          <table:table-cell table:formula="of:=[.H370]/[.F370]-1" office:value-type="percentage" office:value="0.00117785630153122" calcext:value-type="percentage">
            <text:p>0.12%</text:p>
          </table:table-cell>
          <table:table-cell table:formula="of:=[.G370]/[.I370]-1" office:value-type="percentage" office:value="0.00240384615384626" calcext:value-type="percentage">
            <text:p>0.24%</text:p>
          </table:table-cell>
          <table:table-cell/>
          <table:table-cell office:value-type="string" calcext:value-type="string">
            <text:p>2017-06-29</text:p>
          </table:table-cell>
          <table:table-cell table:number-columns-repeated="4"/>
          <table:table-cell office:value-type="float" office:value="839.33026" calcext:value-type="float">
            <text:p>839.33</text:p>
          </table:table-cell>
          <table:table-cell table:formula="of:=[.T370]/[.$G370]" office:value-type="percentage" office:value="1.00639119904077" calcext:value-type="percentage">
            <text:p>100.6%</text:p>
          </table:table-cell>
          <table:table-cell/>
          <table:table-cell office:value-type="float" office:value="826.0099" calcext:value-type="float">
            <text:p>826.0099</text:p>
          </table:table-cell>
          <table:table-cell table:formula="of:=[.W370]/[.$G370]" office:value-type="percentage" office:value="0.990419544364508" calcext:value-type="percentage">
            <text:p>99.0%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13350" calcext:value-type="float">
            <text:p>13350</text:p>
          </table:table-cell>
          <table:table-cell office:value-type="float" office:value="13440" calcext:value-type="float">
            <text:p>13440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822" calcext:value-type="float">
            <text:p>822</text:p>
          </table:table-cell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821" calcext:value-type="float">
            <text:p>821</text:p>
          </table:table-cell>
          <table:table-cell table:formula="of:=[.F372]/[.F371]-1" office:value-type="percentage" office:value="0.00243309002433101" calcext:value-type="percentage">
            <text:p>0.24%</text:p>
          </table:table-cell>
          <table:table-cell table:formula="of:=[.G371]/[.F371]-1" office:value-type="percentage" office:value="0.0060827250608273" calcext:value-type="percentage">
            <text:p>0.61%</text:p>
          </table:table-cell>
          <table:table-cell table:formula="of:=[.H371]/[.F371]-1" office:value-type="percentage" office:value="0.00851581508515809" calcext:value-type="percentage">
            <text:p>0.85%</text:p>
          </table:table-cell>
          <table:table-cell table:formula="of:=[.G371]/[.I371]-1" office:value-type="percentage" office:value="0.00730816077953711" calcext:value-type="percentage">
            <text:p>0.73%</text:p>
          </table:table-cell>
          <table:table-cell/>
          <table:table-cell office:value-type="string" calcext:value-type="string">
            <text:p>2017-06-30</text:p>
          </table:table-cell>
          <table:table-cell table:number-columns-repeated="4"/>
          <table:table-cell office:value-type="float" office:value="823.51917" calcext:value-type="float">
            <text:p>823.52</text:p>
          </table:table-cell>
          <table:table-cell table:formula="of:=[.T371]/[.$G371]" office:value-type="percentage" office:value="0.995791015719468" calcext:value-type="percentage">
            <text:p>99.6%</text:p>
          </table:table-cell>
          <table:table-cell/>
          <table:table-cell office:value-type="float" office:value="821.62573" calcext:value-type="float">
            <text:p>821.62573</text:p>
          </table:table-cell>
          <table:table-cell table:formula="of:=[.W371]/[.$G371]" office:value-type="percentage" office:value="0.993501487303507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13460" calcext:value-type="float">
            <text:p>13460</text:p>
          </table:table-cell>
          <table:table-cell office:value-type="float" office:value="13410" calcext:value-type="float">
            <text:p>13410</text:p>
          </table:table-cell>
          <table:table-cell office:value-type="float" office:value="556" calcext:value-type="float">
            <text:p>556</text:p>
          </table:table-cell>
          <table:table-cell office:value-type="float" office:value="573" calcext:value-type="float">
            <text:p>573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table:formula="of:=[.F373]/[.F372]-1" office:value-type="percentage" office:value="0.00606796116504849" calcext:value-type="percentage">
            <text:p>0.61%</text:p>
          </table:table-cell>
          <table:table-cell table:formula="of:=[.G372]/[.F372]-1" office:value-type="percentage" office:value="-0.00121359223300976" calcext:value-type="percentage">
            <text:p>-0.12%</text:p>
          </table:table-cell>
          <table:table-cell table:formula="of:=[.H372]/[.F372]-1" office:value-type="percentage" office:value="0.00485436893203883" calcext:value-type="percentage">
            <text:p>0.49%</text:p>
          </table:table-cell>
          <table:table-cell table:formula="of:=[.G372]/[.I372]-1" office:value-type="percentage" office:value="0.00488400488400487" calcext:value-type="percentage">
            <text:p>0.49%</text:p>
          </table:table-cell>
          <table:table-cell/>
          <table:table-cell office:value-type="string" calcext:value-type="string">
            <text:p>2017-07-03</text:p>
          </table:table-cell>
          <table:table-cell table:number-columns-repeated="4"/>
          <table:table-cell office:value-type="float" office:value="824.0134" calcext:value-type="float">
            <text:p>824.01</text:p>
          </table:table-cell>
          <table:table-cell table:formula="of:=[.T372]/[.$G372]" office:value-type="percentage" office:value="1.00123134872418" calcext:value-type="percentage">
            <text:p>100.1%</text:p>
          </table:table-cell>
          <table:table-cell/>
          <table:table-cell office:value-type="float" office:value="804.855" calcext:value-type="float">
            <text:p>804.855</text:p>
          </table:table-cell>
          <table:table-cell table:formula="of:=[.W372]/[.$G372]" office:value-type="percentage" office:value="0.977952612393682" calcext:value-type="percentage">
            <text:p>97.8%</text:p>
          </table:table-cell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13400" calcext:value-type="float">
            <text:p>13400</text:p>
          </table:table-cell>
          <table:table-cell office:value-type="float" office:value="13520" calcext:value-type="float">
            <text:p>13520</text:p>
          </table:table-cell>
          <table:table-cell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829" calcext:value-type="float">
            <text:p>829</text:p>
          </table:table-cell>
          <table:table-cell office:value-type="float" office:value="811" calcext:value-type="float">
            <text:p>811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table:formula="of:=[.F374]/[.F373]-1" office:value-type="percentage" office:value="-0.0241254523522316" calcext:value-type="percentage">
            <text:p>-2.41%</text:p>
          </table:table-cell>
          <table:table-cell table:formula="of:=[.G373]/[.F373]-1" office:value-type="percentage" office:value="-0.0217129071170085" calcext:value-type="percentage">
            <text:p>-2.17%</text:p>
          </table:table-cell>
          <table:table-cell table:formula="of:=[.H373]/[.F373]-1" office:value-type="percentage" office:value="0.00120627261761164" calcext:value-type="percentage">
            <text:p>0.12%</text:p>
          </table:table-cell>
          <table:table-cell table:formula="of:=[.G373]/[.I373]-1" office:value-type="percentage" office:value="0.00495662949194542" calcext:value-type="percentage">
            <text:p>0.50%</text:p>
          </table:table-cell>
          <table:table-cell/>
          <table:table-cell office:value-type="string" calcext:value-type="string">
            <text:p>2017-07-04</text:p>
          </table:table-cell>
          <table:table-cell table:number-columns-repeated="4"/>
          <table:table-cell office:value-type="float" office:value="822.9829" calcext:value-type="float">
            <text:p>822.98</text:p>
          </table:table-cell>
          <table:table-cell table:formula="of:=[.T373]/[.$G373]" office:value-type="percentage" office:value="1.01477546239211" calcext:value-type="percentage">
            <text:p>101.5%</text:p>
          </table:table-cell>
          <table:table-cell/>
          <table:table-cell office:value-type="float" office:value="806.8987" calcext:value-type="float">
            <text:p>806.8987</text:p>
          </table:table-cell>
          <table:table-cell table:formula="of:=[.W373]/[.$G373]" office:value-type="percentage" office:value="0.99494290998767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13490" calcext:value-type="float">
            <text:p>13490</text:p>
          </table:table-cell>
          <table:table-cell office:value-type="float" office:value="13200" calcext:value-type="float">
            <text:p>13200</text:p>
          </table:table-cell>
          <table:table-cell office:value-type="float" office:value="583" calcext:value-type="float">
            <text:p>583</text:p>
          </table:table-cell>
          <table:table-cell office:value-type="float" office:value="575" calcext:value-type="float">
            <text:p>575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table:formula="of:=[.F375]/[.F374]-1" office:value-type="percentage" office:value="0.0160692212608158" calcext:value-type="percentage">
            <text:p>1.61%</text:p>
          </table:table-cell>
          <table:table-cell table:formula="of:=[.G374]/[.F374]-1" office:value-type="percentage" office:value="0.00865265760197764" calcext:value-type="percentage">
            <text:p>0.87%</text:p>
          </table:table-cell>
          <table:table-cell table:formula="of:=[.H374]/[.F374]-1" office:value-type="percentage" office:value="0.00865265760197764" calcext:value-type="percentage">
            <text:p>0.87%</text:p>
          </table:table-cell>
          <table:table-cell table:formula="of:=[.G374]/[.I374]-1" office:value-type="percentage" office:value="0.013664596273292" calcext:value-type="percentage">
            <text:p>1.37%</text:p>
          </table:table-cell>
          <table:table-cell/>
          <table:table-cell office:value-type="string" calcext:value-type="string">
            <text:p>2017-07-05</text:p>
          </table:table-cell>
          <table:table-cell table:number-columns-repeated="4"/>
          <table:table-cell office:value-type="float" office:value="803.5227" calcext:value-type="float">
            <text:p>803.52</text:p>
          </table:table-cell>
          <table:table-cell table:formula="of:=[.T374]/[.$G374]" office:value-type="percentage" office:value="0.984709191176471" calcext:value-type="percentage">
            <text:p>98.5%</text:p>
          </table:table-cell>
          <table:table-cell/>
          <table:table-cell office:value-type="float" office:value="790.9497" calcext:value-type="float">
            <text:p>790.9497</text:p>
          </table:table-cell>
          <table:table-cell table:formula="of:=[.W374]/[.$G374]" office:value-type="percentage" office:value="0.969301102941176" calcext:value-type="percentage">
            <text:p>96.9%</text:p>
          </table:table-cell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13400" calcext:value-type="float">
            <text:p>13400</text:p>
          </table:table-cell>
          <table:table-cell office:value-type="float" office:value="13230" calcext:value-type="float">
            <text:p>13230</text:p>
          </table:table-cell>
          <table:table-cell office:value-type="float" office:value="584" calcext:value-type="float">
            <text:p>584</text:p>
          </table:table-cell>
          <table:table-cell office:value-type="float" office:value="582" calcext:value-type="float">
            <text:p>582</text:p>
          </table:table-cell>
          <table:table-cell office:value-type="float" office:value="822" calcext:value-type="float">
            <text:p>822</text:p>
          </table:table-cell>
          <table:table-cell office:value-type="float" office:value="817" calcext:value-type="float">
            <text:p>817</text:p>
          </table:table-cell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table:formula="of:=[.F376]/[.F375]-1" office:value-type="percentage" office:value="-0.01338199513382" calcext:value-type="percentage">
            <text:p>-1.34%</text:p>
          </table:table-cell>
          <table:table-cell table:formula="of:=[.G375]/[.F375]-1" office:value-type="percentage" office:value="-0.0060827250608273" calcext:value-type="percentage">
            <text:p>-0.61%</text:p>
          </table:table-cell>
          <table:table-cell table:formula="of:=[.H375]/[.F375]-1" office:value-type="percentage" office:value="0.00243309002433101" calcext:value-type="percentage">
            <text:p>0.24%</text:p>
          </table:table-cell>
          <table:table-cell table:formula="of:=[.G375]/[.I375]-1" office:value-type="percentage" office:value="0.00245398773006134" calcext:value-type="percentage">
            <text:p>0.25%</text:p>
          </table:table-cell>
          <table:table-cell/>
          <table:table-cell office:value-type="string" calcext:value-type="string">
            <text:p>2017-07-06</text:p>
          </table:table-cell>
          <table:table-cell table:number-columns-repeated="4"/>
          <table:table-cell office:value-type="float" office:value="814.8823" calcext:value-type="float">
            <text:p>814.88</text:p>
          </table:table-cell>
          <table:table-cell table:formula="of:=[.T375]/[.$G375]" office:value-type="percentage" office:value="0.997407955936352" calcext:value-type="percentage">
            <text:p>99.7%</text:p>
          </table:table-cell>
          <table:table-cell/>
          <table:table-cell office:value-type="float" office:value="792.0989" calcext:value-type="float">
            <text:p>792.0989</text:p>
          </table:table-cell>
          <table:table-cell table:formula="of:=[.W375]/[.$G375]" office:value-type="percentage" office:value="0.96952129742962" calcext:value-type="percentage">
            <text:p>97.0%</text:p>
          </table:table-cell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13120" calcext:value-type="float">
            <text:p>13120</text:p>
          </table:table-cell>
          <table:table-cell office:value-type="float" office:value="13230" calcext:value-type="float">
            <text:p>13230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table:formula="of:=[.F377]/[.F376]-1" office:value-type="percentage" office:value="0.0123304562268804" calcext:value-type="percentage">
            <text:p>1.23%</text:p>
          </table:table-cell>
          <table:table-cell table:formula="of:=[.G376]/[.F376]-1" office:value-type="percentage" office:value="0.002466091245376" calcext:value-type="percentage">
            <text:p>0.25%</text:p>
          </table:table-cell>
          <table:table-cell table:formula="of:=[.H376]/[.F376]-1" office:value-type="percentage" office:value="0.00616522811344011" calcext:value-type="percentage">
            <text:p>0.62%</text:p>
          </table:table-cell>
          <table:table-cell table:formula="of:=[.G376]/[.I376]-1" office:value-type="percentage" office:value="0.00370370370370376" calcext:value-type="percentage">
            <text:p>0.37%</text:p>
          </table:table-cell>
          <table:table-cell/>
          <table:table-cell office:value-type="string" calcext:value-type="string">
            <text:p>2017-07-07</text:p>
          </table:table-cell>
          <table:table-cell table:number-columns-repeated="4"/>
          <table:table-cell office:value-type="float" office:value="815.1902" calcext:value-type="float">
            <text:p>815.19</text:p>
          </table:table-cell>
          <table:table-cell table:formula="of:=[.T376]/[.$G376]" office:value-type="percentage" office:value="1.00269397293973" calcext:value-type="percentage">
            <text:p>100.3%</text:p>
          </table:table-cell>
          <table:table-cell/>
          <table:table-cell office:value-type="float" office:value="793.6664" calcext:value-type="float">
            <text:p>793.6664</text:p>
          </table:table-cell>
          <table:table-cell table:formula="of:=[.W376]/[.$G376]" office:value-type="percentage" office:value="0.976219434194342" calcext:value-type="percentage">
            <text:p>97.6%</text:p>
          </table:table-cell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13220" calcext:value-type="float">
            <text:p>13220</text:p>
          </table:table-cell>
          <table:table-cell office:value-type="float" office:value="13240" calcext:value-type="float">
            <text:p>13240</text:p>
          </table:table-cell>
          <table:table-cell office:value-type="float" office:value="575" calcext:value-type="float">
            <text:p>575</text:p>
          </table:table-cell>
          <table:table-cell office:value-type="float" office:value="564" calcext:value-type="float">
            <text:p>564</text:p>
          </table:table-cell>
          <table:table-cell office:value-type="float" office:value="821" calcext:value-type="float">
            <text:p>821</text:p>
          </table:table-cell>
          <table:table-cell office:value-type="float" office:value="820" calcext:value-type="float">
            <text:p>820</text:p>
          </table:table-cell>
          <table:table-cell office:value-type="float" office:value="826" calcext:value-type="float">
            <text:p>826</text:p>
          </table:table-cell>
          <table:table-cell office:value-type="float" office:value="818" calcext:value-type="float">
            <text:p>818</text:p>
          </table:table-cell>
          <table:table-cell table:formula="of:=[.F378]/[.F377]-1" office:value-type="percentage" office:value="0.00609013398294755" calcext:value-type="percentage">
            <text:p>0.61%</text:p>
          </table:table-cell>
          <table:table-cell table:formula="of:=[.G377]/[.F377]-1" office:value-type="percentage" office:value="-0.00121802679658956" calcext:value-type="percentage">
            <text:p>-0.12%</text:p>
          </table:table-cell>
          <table:table-cell table:formula="of:=[.H377]/[.F377]-1" office:value-type="percentage" office:value="0.00609013398294755" calcext:value-type="percentage">
            <text:p>0.61%</text:p>
          </table:table-cell>
          <table:table-cell table:formula="of:=[.G377]/[.I377]-1" office:value-type="percentage" office:value="0.00244498777506119" calcext:value-type="percentage">
            <text:p>0.24%</text:p>
          </table:table-cell>
          <table:table-cell/>
          <table:table-cell office:value-type="string" calcext:value-type="string">
            <text:p>2017-07-10</text:p>
          </table:table-cell>
          <table:table-cell table:number-columns-repeated="4"/>
          <table:table-cell office:value-type="float" office:value="806.60913" calcext:value-type="float">
            <text:p>806.61</text:p>
          </table:table-cell>
          <table:table-cell table:formula="of:=[.T377]/[.$G377]" office:value-type="percentage" office:value="0.983669670731707" calcext:value-type="percentage">
            <text:p>98.4%</text:p>
          </table:table-cell>
          <table:table-cell/>
          <table:table-cell office:value-type="float" office:value="792.8432" calcext:value-type="float">
            <text:p>792.8432</text:p>
          </table:table-cell>
          <table:table-cell table:formula="of:=[.W377]/[.$G377]" office:value-type="percentage" office:value="0.966881951219512" calcext:value-type="percentage">
            <text:p>96.7%</text:p>
          </table:table-cell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13180" calcext:value-type="float">
            <text:p>13180</text:p>
          </table:table-cell>
          <table:table-cell office:value-type="float" office:value="13160" calcext:value-type="float">
            <text:p>13160</text:p>
          </table:table-cell>
          <table:table-cell office:value-type="float" office:value="560" calcext:value-type="float">
            <text:p>560</text:p>
          </table:table-cell>
          <table:table-cell office:value-type="float" office:value="557" calcext:value-type="float">
            <text:p>557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float" office:value="818" calcext:value-type="float">
            <text:p>818</text:p>
          </table:table-cell>
          <table:table-cell table:formula="of:=[.F379]/[.F378]-1" office:value-type="percentage" office:value="0.0108958837772397" calcext:value-type="percentage">
            <text:p>1.09%</text:p>
          </table:table-cell>
          <table:table-cell table:formula="of:=[.G378]/[.F378]-1" office:value-type="percentage" office:value="0.013317191283293" calcext:value-type="percentage">
            <text:p>1.33%</text:p>
          </table:table-cell>
          <table:table-cell table:formula="of:=[.H378]/[.F378]-1" office:value-type="percentage" office:value="0.013317191283293" calcext:value-type="percentage">
            <text:p>1.33%</text:p>
          </table:table-cell>
          <table:table-cell table:formula="of:=[.G378]/[.I378]-1" office:value-type="percentage" office:value="0.0232273838630808" calcext:value-type="percentage">
            <text:p>2.32%</text:p>
          </table:table-cell>
          <table:table-cell/>
          <table:table-cell office:value-type="string" calcext:value-type="string">
            <text:p>2017-07-11</text:p>
          </table:table-cell>
          <table:table-cell table:number-columns-repeated="4"/>
          <table:table-cell office:value-type="float" office:value="820.11096" calcext:value-type="float">
            <text:p>820.11</text:p>
          </table:table-cell>
          <table:table-cell table:formula="of:=[.T378]/[.$G378]" office:value-type="percentage" office:value="0.979821935483871" calcext:value-type="percentage">
            <text:p>98.0%</text:p>
          </table:table-cell>
          <table:table-cell/>
          <table:table-cell office:value-type="float" office:value="796.3948" calcext:value-type="float">
            <text:p>796.3948</text:p>
          </table:table-cell>
          <table:table-cell table:formula="of:=[.W378]/[.$G378]" office:value-type="percentage" office:value="0.951487216248507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13060" calcext:value-type="float">
            <text:p>13060</text:p>
          </table:table-cell>
          <table:table-cell office:value-type="float" office:value="12920" calcext:value-type="float">
            <text:p>12920</text:p>
          </table:table-cell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office:value-type="float" office:value="835" calcext:value-type="float">
            <text:p>835</text:p>
          </table:table-cell>
          <table:table-cell office:value-type="float" office:value="828" calcext:value-type="float">
            <text:p>828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table:formula="of:=[.F380]/[.F379]-1" office:value-type="percentage" office:value="0" calcext:value-type="percentage">
            <text:p>0.00%</text:p>
          </table:table-cell>
          <table:table-cell table:formula="of:=[.G379]/[.F379]-1" office:value-type="percentage" office:value="-0.00838323353293413" calcext:value-type="percentage">
            <text:p>-0.84%</text:p>
          </table:table-cell>
          <table:table-cell table:formula="of:=[.H379]/[.F379]-1" office:value-type="percentage" office:value="0.00598802395209574" calcext:value-type="percentage">
            <text:p>0.60%</text:p>
          </table:table-cell>
          <table:table-cell table:formula="of:=[.G379]/[.I379]-1" office:value-type="percentage" office:value="0.00242130750605329" calcext:value-type="percentage">
            <text:p>0.24%</text:p>
          </table:table-cell>
          <table:table-cell/>
          <table:table-cell office:value-type="string" calcext:value-type="string">
            <text:p>2017-07-12</text:p>
          </table:table-cell>
          <table:table-cell table:number-columns-repeated="4"/>
          <table:table-cell office:value-type="float" office:value="827.6708" calcext:value-type="float">
            <text:p>827.67</text:p>
          </table:table-cell>
          <table:table-cell table:formula="of:=[.T379]/[.$G379]" office:value-type="percentage" office:value="0.999602415458937" calcext:value-type="percentage">
            <text:p>100.0%</text:p>
          </table:table-cell>
          <table:table-cell/>
          <table:table-cell office:value-type="float" office:value="803.7148" calcext:value-type="float">
            <text:p>803.7148</text:p>
          </table:table-cell>
          <table:table-cell table:formula="of:=[.W379]/[.$G379]" office:value-type="percentage" office:value="0.970670048309179" calcext:value-type="percentage">
            <text:p>97.1%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12870" calcext:value-type="float">
            <text:p>12870</text:p>
          </table:table-cell>
          <table:table-cell office:value-type="float" office:value="12910" calcext:value-type="float">
            <text:p>12910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835" calcext:value-type="float">
            <text:p>835</text:p>
          </table:table-cell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835" calcext:value-type="float">
            <text:p>835</text:p>
          </table:table-cell>
          <table:table-cell table:formula="of:=[.F381]/[.F380]-1" office:value-type="percentage" office:value="0.0131736526946107" calcext:value-type="percentage">
            <text:p>1.32%</text:p>
          </table:table-cell>
          <table:table-cell table:formula="of:=[.G380]/[.F380]-1" office:value-type="percentage" office:value="0.00838323353293413" calcext:value-type="percentage">
            <text:p>0.84%</text:p>
          </table:table-cell>
          <table:table-cell table:formula="of:=[.H380]/[.F380]-1" office:value-type="percentage" office:value="0.0155688622754491" calcext:value-type="percentage">
            <text:p>1.56%</text:p>
          </table:table-cell>
          <table:table-cell table:formula="of:=[.G380]/[.I380]-1" office:value-type="percentage" office:value="0.00838323353293413" calcext:value-type="percentage">
            <text:p>0.84%</text:p>
          </table:table-cell>
          <table:table-cell/>
          <table:table-cell office:value-type="string" calcext:value-type="string">
            <text:p>2017-07-13</text:p>
          </table:table-cell>
          <table:table-cell table:number-columns-repeated="4"/>
          <table:table-cell office:value-type="float" office:value="823.7828" calcext:value-type="float">
            <text:p>823.78</text:p>
          </table:table-cell>
          <table:table-cell table:formula="of:=[.T380]/[.$G380]" office:value-type="percentage" office:value="0.978364370546318" calcext:value-type="percentage">
            <text:p>97.8%</text:p>
          </table:table-cell>
          <table:table-cell/>
          <table:table-cell office:value-type="float" office:value="805.5547" calcext:value-type="float">
            <text:p>805.5547</text:p>
          </table:table-cell>
          <table:table-cell table:formula="of:=[.W380]/[.$G380]" office:value-type="percentage" office:value="0.956715795724466" calcext:value-type="percentage">
            <text:p>95.7%</text:p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office:value-type="float" office:value="13080" calcext:value-type="float">
            <text:p>13080</text:p>
          </table:table-cell>
          <table:table-cell office:value-type="float" office:value="13050" calcext:value-type="float">
            <text:p>13050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846" calcext:value-type="float">
            <text:p>846</text:p>
          </table:table-cell>
          <table:table-cell office:value-type="float" office:value="838" calcext:value-type="float">
            <text:p>838</text:p>
          </table:table-cell>
          <table:table-cell office:value-type="float" office:value="848" calcext:value-type="float">
            <text:p>848</text:p>
          </table:table-cell>
          <table:table-cell office:value-type="float" office:value="836" calcext:value-type="float">
            <text:p>836</text:p>
          </table:table-cell>
          <table:table-cell table:formula="of:=[.F382]/[.F381]-1" office:value-type="percentage" office:value="-0.00945626477541373" calcext:value-type="percentage">
            <text:p>-0.95%</text:p>
          </table:table-cell>
          <table:table-cell table:formula="of:=[.G381]/[.F381]-1" office:value-type="percentage" office:value="-0.00945626477541373" calcext:value-type="percentage">
            <text:p>-0.95%</text:p>
          </table:table-cell>
          <table:table-cell table:formula="of:=[.H381]/[.F381]-1" office:value-type="percentage" office:value="0.00236406619385332" calcext:value-type="percentage">
            <text:p>0.24%</text:p>
          </table:table-cell>
          <table:table-cell table:formula="of:=[.G381]/[.I381]-1" office:value-type="percentage" office:value="0.00239234449760772" calcext:value-type="percentage">
            <text:p>0.24%</text:p>
          </table:table-cell>
          <table:table-cell/>
          <table:table-cell office:value-type="string" calcext:value-type="string">
            <text:p>2017-07-14</text:p>
          </table:table-cell>
          <table:table-cell table:number-columns-repeated="4"/>
          <table:table-cell office:value-type="float" office:value="837.8313" calcext:value-type="float">
            <text:p>837.83</text:p>
          </table:table-cell>
          <table:table-cell table:formula="of:=[.T381]/[.$G381]" office:value-type="percentage" office:value="0.999798687350835" calcext:value-type="percentage">
            <text:p>100.0%</text:p>
          </table:table-cell>
          <table:table-cell/>
          <table:table-cell office:value-type="float" office:value="810.8651" calcext:value-type="float">
            <text:p>810.8651</text:p>
          </table:table-cell>
          <table:table-cell table:formula="of:=[.W381]/[.$G381]" office:value-type="percentage" office:value="0.967619451073986" calcext:value-type="percentage">
            <text:p>96.8%</text:p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13160" calcext:value-type="float">
            <text:p>13160</text:p>
          </table:table-cell>
          <table:table-cell office:value-type="float" office:value="12990" calcext:value-type="float">
            <text:p>12990</text:p>
          </table:table-cell>
          <table:table-cell office:value-type="float" office:value="559" calcext:value-type="float">
            <text:p>559</text:p>
          </table:table-cell>
          <table:table-cell office:value-type="float" office:value="550" calcext:value-type="float">
            <text:p>550</text:p>
          </table:table-cell>
          <table:table-cell office:value-type="float" office:value="838" calcext:value-type="float">
            <text:p>838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36" calcext:value-type="float">
            <text:p>836</text:p>
          </table:table-cell>
          <table:table-cell table:formula="of:=[.F383]/[.F382]-1" office:value-type="percentage" office:value="0.0310262529832936" calcext:value-type="percentage">
            <text:p>3.10%</text:p>
          </table:table-cell>
          <table:table-cell table:formula="of:=[.G382]/[.F382]-1" office:value-type="percentage" office:value="0.0334128878281623" calcext:value-type="percentage">
            <text:p>3.34%</text:p>
          </table:table-cell>
          <table:table-cell table:formula="of:=[.H382]/[.F382]-1" office:value-type="percentage" office:value="0.0346062052505967" calcext:value-type="percentage">
            <text:p>3.46%</text:p>
          </table:table-cell>
          <table:table-cell table:formula="of:=[.G382]/[.I382]-1" office:value-type="percentage" office:value="0.0358851674641147" calcext:value-type="percentage">
            <text:p>3.59%</text:p>
          </table:table-cell>
          <table:table-cell/>
          <table:table-cell office:value-type="string" calcext:value-type="string">
            <text:p>2017-07-18</text:p>
          </table:table-cell>
          <table:table-cell table:number-columns-repeated="4"/>
          <table:table-cell office:value-type="float" office:value="832.0853" calcext:value-type="float">
            <text:p>832.09</text:p>
          </table:table-cell>
          <table:table-cell table:formula="of:=[.T382]/[.$G382]" office:value-type="percentage" office:value="0.96083752886836" calcext:value-type="percentage">
            <text:p>96.1%</text:p>
          </table:table-cell>
          <table:table-cell/>
          <table:table-cell office:value-type="float" office:value="812.7054" calcext:value-type="float">
            <text:p>812.7054</text:p>
          </table:table-cell>
          <table:table-cell table:formula="of:=[.W382]/[.$G382]" office:value-type="percentage" office:value="0.938458891454965" calcext:value-type="percentage">
            <text:p>93.8%</text:p>
          </table:table-cell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13160" calcext:value-type="float">
            <text:p>13160</text:p>
          </table:table-cell>
          <table:table-cell office:value-type="float" office:value="13340" calcext:value-type="float">
            <text:p>13340</text:p>
          </table:table-cell>
          <table:table-cell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table:formula="of:=[.F384]/[.F383]-1" office:value-type="percentage" office:value="-0.00347222222222221" calcext:value-type="percentage">
            <text:p>-0.35%</text:p>
          </table:table-cell>
          <table:table-cell table:formula="of:=[.G383]/[.F383]-1" office:value-type="percentage" office:value="-0.00231481481481477" calcext:value-type="percentage">
            <text:p>-0.23%</text:p>
          </table:table-cell>
          <table:table-cell table:formula="of:=[.H383]/[.F383]-1" office:value-type="percentage" office:value="0.00347222222222232" calcext:value-type="percentage">
            <text:p>0.35%</text:p>
          </table:table-cell>
          <table:table-cell table:formula="of:=[.G383]/[.I383]-1" office:value-type="percentage" office:value="0.00583430571761956" calcext:value-type="percentage">
            <text:p>0.58%</text:p>
          </table:table-cell>
          <table:table-cell/>
          <table:table-cell office:value-type="string" calcext:value-type="string">
            <text:p>2017-07-19</text:p>
          </table:table-cell>
          <table:table-cell table:number-columns-repeated="4"/>
          <table:table-cell office:value-type="float" office:value="857.8983" calcext:value-type="float">
            <text:p>857.90</text:p>
          </table:table-cell>
          <table:table-cell table:formula="of:=[.T383]/[.$G383]" office:value-type="percentage" office:value="0.995241647331786" calcext:value-type="percentage">
            <text:p>99.5%</text:p>
          </table:table-cell>
          <table:table-cell/>
          <table:table-cell office:value-type="float" office:value="823.8989" calcext:value-type="float">
            <text:p>823.8989</text:p>
          </table:table-cell>
          <table:table-cell table:formula="of:=[.W383]/[.$G383]" office:value-type="percentage" office:value="0.955799187935035" calcext:value-type="percentage">
            <text:p>95.6%</text:p>
          </table:table-cell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13490" calcext:value-type="float">
            <text:p>13490</text:p>
          </table:table-cell>
          <table:table-cell office:value-type="float" office:value="13480" calcext:value-type="float">
            <text:p>13480</text:p>
          </table:table-cell>
          <table:table-cell office:value-type="float" office:value="575" calcext:value-type="float">
            <text:p>575</text:p>
          </table:table-cell>
          <table:table-cell office:value-type="float" office:value="586" calcext:value-type="float">
            <text:p>586</text:p>
          </table:table-cell>
          <table:table-cell office:value-type="float" office:value="861" calcext:value-type="float">
            <text:p>861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table:formula="of:=[.F385]/[.F384]-1" office:value-type="percentage" office:value="0.0058072009291521" calcext:value-type="percentage">
            <text:p>0.58%</text:p>
          </table:table-cell>
          <table:table-cell table:formula="of:=[.G384]/[.F384]-1" office:value-type="percentage" office:value="0.0058072009291521" calcext:value-type="percentage">
            <text:p>0.58%</text:p>
          </table:table-cell>
          <table:table-cell table:formula="of:=[.H384]/[.F384]-1" office:value-type="percentage" office:value="0.00696864111498252" calcext:value-type="percentage">
            <text:p>0.70%</text:p>
          </table:table-cell>
          <table:table-cell table:formula="of:=[.G384]/[.I384]-1" office:value-type="percentage" office:value="0.0105017502917153" calcext:value-type="percentage">
            <text:p>1.05%</text:p>
          </table:table-cell>
          <table:table-cell/>
          <table:table-cell office:value-type="string" calcext:value-type="string">
            <text:p>2017-07-20</text:p>
          </table:table-cell>
          <table:table-cell table:number-columns-repeated="4"/>
          <table:table-cell office:value-type="float" office:value="856.1052" calcext:value-type="float">
            <text:p>856.11</text:p>
          </table:table-cell>
          <table:table-cell table:formula="of:=[.T384]/[.$G384]" office:value-type="percentage" office:value="0.988574133949192" calcext:value-type="percentage">
            <text:p>98.9%</text:p>
          </table:table-cell>
          <table:table-cell/>
          <table:table-cell office:value-type="float" office:value="846.82214" calcext:value-type="float">
            <text:p>846.82214</text:p>
          </table:table-cell>
          <table:table-cell table:formula="of:=[.W384]/[.$G384]" office:value-type="percentage" office:value="0.977854665127021" calcext:value-type="percentage">
            <text:p>97.8%</text:p>
          </table:table-cell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13620" calcext:value-type="float">
            <text:p>13620</text:p>
          </table:table-cell>
          <table:table-cell office:value-type="float" office:value="13770" calcext:value-type="float">
            <text:p>13770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866" calcext:value-type="float">
            <text:p>866</text:p>
          </table:table-cell>
          <table:table-cell office:value-type="float" office:value="861" calcext:value-type="float">
            <text:p>861</text:p>
          </table:table-cell>
          <table:table-cell office:value-type="float" office:value="875" calcext:value-type="float">
            <text:p>875</text:p>
          </table:table-cell>
          <table:table-cell office:value-type="float" office:value="859" calcext:value-type="float">
            <text:p>859</text:p>
          </table:table-cell>
          <table:table-cell table:formula="of:=[.F386]/[.F385]-1" office:value-type="percentage" office:value="-0.0184757505773672" calcext:value-type="percentage">
            <text:p>-1.85%</text:p>
          </table:table-cell>
          <table:table-cell table:formula="of:=[.G385]/[.F385]-1" office:value-type="percentage" office:value="-0.00577367205542723" calcext:value-type="percentage">
            <text:p>-0.58%</text:p>
          </table:table-cell>
          <table:table-cell table:formula="of:=[.H385]/[.F385]-1" office:value-type="percentage" office:value="0.0103926096997691" calcext:value-type="percentage">
            <text:p>1.04%</text:p>
          </table:table-cell>
          <table:table-cell table:formula="of:=[.G385]/[.I385]-1" office:value-type="percentage" office:value="0.00232828870779977" calcext:value-type="percentage">
            <text:p>0.23%</text:p>
          </table:table-cell>
          <table:table-cell/>
          <table:table-cell office:value-type="string" calcext:value-type="string">
            <text:p>2017-07-21</text:p>
          </table:table-cell>
          <table:table-cell table:number-columns-repeated="4"/>
          <table:table-cell office:value-type="float" office:value="850.0696" calcext:value-type="float">
            <text:p>850.07</text:p>
          </table:table-cell>
          <table:table-cell table:formula="of:=[.T385]/[.$G385]" office:value-type="percentage" office:value="0.987304994192799" calcext:value-type="percentage">
            <text:p>98.7%</text:p>
          </table:table-cell>
          <table:table-cell/>
          <table:table-cell office:value-type="float" office:value="835.7564" calcext:value-type="float">
            <text:p>835.7564</text:p>
          </table:table-cell>
          <table:table-cell table:formula="of:=[.W385]/[.$G385]" office:value-type="percentage" office:value="0.970681068524971" calcext:value-type="percentage">
            <text:p>97.1%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13570" calcext:value-type="float">
            <text:p>13570</text:p>
          </table:table-cell>
          <table:table-cell office:value-type="float" office:value="13500" calcext:value-type="float">
            <text:p>13500</text:p>
          </table:table-cell>
          <table:table-cell office:value-type="float" office:value="590" calcext:value-type="float">
            <text:p>590</text:p>
          </table:table-cell>
          <table:table-cell office:value-type="float" office:value="586" calcext:value-type="float">
            <text:p>586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float" office:value="852" calcext:value-type="float">
            <text:p>852</text:p>
          </table:table-cell>
          <table:table-cell office:value-type="float" office:value="845" calcext:value-type="float">
            <text:p>845</text:p>
          </table:table-cell>
          <table:table-cell table:formula="of:=[.F387]/[.F386]-1" office:value-type="percentage" office:value="-0.00117647058823533" calcext:value-type="percentage">
            <text:p>-0.12%</text:p>
          </table:table-cell>
          <table:table-cell table:formula="of:=[.G386]/[.F386]-1" office:value-type="percentage" office:value="-0.00117647058823533" calcext:value-type="percentage">
            <text:p>-0.12%</text:p>
          </table:table-cell>
          <table:table-cell table:formula="of:=[.H386]/[.F386]-1" office:value-type="percentage" office:value="0.00235294117647067" calcext:value-type="percentage">
            <text:p>0.24%</text:p>
          </table:table-cell>
          <table:table-cell table:formula="of:=[.G386]/[.I386]-1" office:value-type="percentage" office:value="0.00473372781065096" calcext:value-type="percentage">
            <text:p>0.47%</text:p>
          </table:table-cell>
          <table:table-cell/>
          <table:table-cell office:value-type="string" calcext:value-type="string">
            <text:p>2017-07-24</text:p>
          </table:table-cell>
          <table:table-cell table:number-columns-repeated="4"/>
          <table:table-cell office:value-type="float" office:value="855.9471" calcext:value-type="float">
            <text:p>855.95</text:p>
          </table:table-cell>
          <table:table-cell table:formula="of:=[.T386]/[.$G386]" office:value-type="percentage" office:value="1.00818268551237" calcext:value-type="percentage">
            <text:p>100.8%</text:p>
          </table:table-cell>
          <table:table-cell/>
          <table:table-cell office:value-type="float" office:value="834.97034" calcext:value-type="float">
            <text:p>834.97034</text:p>
          </table:table-cell>
          <table:table-cell table:formula="of:=[.W386]/[.$G386]" office:value-type="percentage" office:value="0.983475076560659" calcext:value-type="percentage">
            <text:p>98.3%</text:p>
          </table:table-cell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13620" calcext:value-type="float">
            <text:p>13620</text:p>
          </table:table-cell>
          <table:table-cell office:value-type="float" office:value="13520" calcext:value-type="float">
            <text:p>13520</text:p>
          </table:table-cell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office:value-type="float" office:value="849" calcext:value-type="float">
            <text:p>849</text:p>
          </table:table-cell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table:formula="of:=[.F388]/[.F387]-1" office:value-type="percentage" office:value="0.00235571260306244" calcext:value-type="percentage">
            <text:p>0.24%</text:p>
          </table:table-cell>
          <table:table-cell table:formula="of:=[.G387]/[.F387]-1" office:value-type="percentage" office:value="-0.00471142520612489" calcext:value-type="percentage">
            <text:p>-0.47%</text:p>
          </table:table-cell>
          <table:table-cell table:formula="of:=[.H387]/[.F387]-1" office:value-type="percentage" office:value="0" calcext:value-type="percentage">
            <text:p>0.00%</text:p>
          </table:table-cell>
          <table:table-cell table:formula="of:=[.G387]/[.I387]-1" office:value-type="percentage" office:value="0.00595238095238093" calcext:value-type="percentage">
            <text:p>0.60%</text:p>
          </table:table-cell>
          <table:table-cell/>
          <table:table-cell office:value-type="string" calcext:value-type="string">
            <text:p>2017-07-25</text:p>
          </table:table-cell>
          <table:table-cell table:number-columns-repeated="4"/>
          <table:table-cell office:value-type="float" office:value="839.8247" calcext:value-type="float">
            <text:p>839.82</text:p>
          </table:table-cell>
          <table:table-cell table:formula="of:=[.T387]/[.$G387]" office:value-type="percentage" office:value="0.993875384615385" calcext:value-type="percentage">
            <text:p>99.4%</text:p>
          </table:table-cell>
          <table:table-cell/>
          <table:table-cell office:value-type="float" office:value="823.0838" calcext:value-type="float">
            <text:p>823.0838</text:p>
          </table:table-cell>
          <table:table-cell table:formula="of:=[.W387]/[.$G387]" office:value-type="percentage" office:value="0.974063668639053" calcext:value-type="percentage">
            <text:p>97.4%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13350" calcext:value-type="float">
            <text:p>13350</text:p>
          </table:table-cell>
          <table:table-cell office:value-type="float" office:value="13310" calcext:value-type="float">
            <text:p>13310</text:p>
          </table:table-cell>
          <table:table-cell office:value-type="float" office:value="574" calcext:value-type="float">
            <text:p>574</text:p>
          </table:table-cell>
          <table:table-cell office:value-type="float" office:value="568" calcext:value-type="float">
            <text:p>568</text:p>
          </table:table-cell>
          <table:table-cell office:value-type="float" office:value="851" calcext:value-type="float">
            <text:p>851</text:p>
          </table:table-cell>
          <table:table-cell office:value-type="float" office:value="833" calcext:value-type="float">
            <text:p>833</text:p>
          </table:table-cell>
          <table:table-cell office:value-type="float" office:value="853" calcext:value-type="float">
            <text:p>853</text:p>
          </table:table-cell>
          <table:table-cell office:value-type="float" office:value="831" calcext:value-type="float">
            <text:p>831</text:p>
          </table:table-cell>
          <table:table-cell table:formula="of:=[.F389]/[.F388]-1" office:value-type="percentage" office:value="-0.0211515863689776" calcext:value-type="percentage">
            <text:p>-2.12%</text:p>
          </table:table-cell>
          <table:table-cell table:formula="of:=[.G388]/[.F388]-1" office:value-type="percentage" office:value="-0.0211515863689776" calcext:value-type="percentage">
            <text:p>-2.12%</text:p>
          </table:table-cell>
          <table:table-cell table:formula="of:=[.H388]/[.F388]-1" office:value-type="percentage" office:value="0.00235017626321965" calcext:value-type="percentage">
            <text:p>0.24%</text:p>
          </table:table-cell>
          <table:table-cell table:formula="of:=[.G388]/[.I388]-1" office:value-type="percentage" office:value="0.00240673886883269" calcext:value-type="percentage">
            <text:p>0.24%</text:p>
          </table:table-cell>
          <table:table-cell/>
          <table:table-cell office:value-type="string" calcext:value-type="string">
            <text:p>2017-07-26</text:p>
          </table:table-cell>
          <table:table-cell table:number-columns-repeated="4"/>
          <table:table-cell office:value-type="float" office:value="827.796" calcext:value-type="float">
            <text:p>827.80</text:p>
          </table:table-cell>
          <table:table-cell table:formula="of:=[.T388]/[.$G388]" office:value-type="percentage" office:value="0.993752701080432" calcext:value-type="percentage">
            <text:p>99.4%</text:p>
          </table:table-cell>
          <table:table-cell/>
          <table:table-cell office:value-type="float" office:value="814.93933" calcext:value-type="float">
            <text:p>814.93933</text:p>
          </table:table-cell>
          <table:table-cell table:formula="of:=[.W388]/[.$G388]" office:value-type="percentage" office:value="0.978318523409364" calcext:value-type="percentage">
            <text:p>97.8%</text:p>
          </table:table-cell>
        </table:table-row>
        <table:table-row table:style-name="ro1">
          <table:table-cell office:value-type="string" calcext:value-type="string">
            <text:p>2017-07-27</text:p>
          </table:table-cell>
          <table:table-cell office:value-type="float" office:value="13470" calcext:value-type="float">
            <text:p>13470</text:p>
          </table:table-cell>
          <table:table-cell office:value-type="float" office:value="13530" calcext:value-type="float">
            <text:p>13530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833" calcext:value-type="float">
            <text:p>833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table:formula="of:=[.F390]/[.F389]-1" office:value-type="percentage" office:value="-0.0180072028811524" calcext:value-type="percentage">
            <text:p>-1.80%</text:p>
          </table:table-cell>
          <table:table-cell table:formula="of:=[.G389]/[.F389]-1" office:value-type="percentage" office:value="0.0108043217286915" calcext:value-type="percentage">
            <text:p>1.08%</text:p>
          </table:table-cell>
          <table:table-cell table:formula="of:=[.H389]/[.F389]-1" office:value-type="percentage" office:value="0.0132052821128452" calcext:value-type="percentage">
            <text:p>1.32%</text:p>
          </table:table-cell>
          <table:table-cell table:formula="of:=[.G389]/[.I389]-1" office:value-type="percentage" office:value="0.0144578313253012" calcext:value-type="percentage">
            <text:p>1.45%</text:p>
          </table:table-cell>
          <table:table-cell/>
          <table:table-cell office:value-type="string" calcext:value-type="string">
            <text:p>2017-07-27</text:p>
          </table:table-cell>
          <table:table-cell table:number-columns-repeated="4"/>
          <table:table-cell office:value-type="float" office:value="832.884" calcext:value-type="float">
            <text:p>832.88</text:p>
          </table:table-cell>
          <table:table-cell table:formula="of:=[.T389]/[.$G389]" office:value-type="percentage" office:value="0.989173396674584" calcext:value-type="percentage">
            <text:p>98.9%</text:p>
          </table:table-cell>
          <table:table-cell/>
          <table:table-cell office:value-type="float" office:value="805.97925" calcext:value-type="float">
            <text:p>805.97925</text:p>
          </table:table-cell>
          <table:table-cell table:formula="of:=[.W389]/[.$G389]" office:value-type="percentage" office:value="0.957220011876485" calcext:value-type="percentage">
            <text:p>95.7%</text:p>
          </table:table-cell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13610" calcext:value-type="float">
            <text:p>13610</text:p>
          </table:table-cell>
          <table:table-cell office:value-type="float" office:value="13540" calcext:value-type="float">
            <text:p>13540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office:value-type="float" office:value="827" calcext:value-type="float">
            <text:p>827</text:p>
          </table:table-cell>
          <table:table-cell office:value-type="float" office:value="802" calcext:value-type="float">
            <text:p>802</text:p>
          </table:table-cell>
          <table:table-cell table:formula="of:=[.F391]/[.F390]-1" office:value-type="percentage" office:value="-0.00366748166259168" calcext:value-type="percentage">
            <text:p>-0.37%</text:p>
          </table:table-cell>
          <table:table-cell table:formula="of:=[.G390]/[.F390]-1" office:value-type="percentage" office:value="-0.0146699266503667" calcext:value-type="percentage">
            <text:p>-1.47%</text:p>
          </table:table-cell>
          <table:table-cell table:formula="of:=[.H390]/[.F390]-1" office:value-type="percentage" office:value="0.011002444987775" calcext:value-type="percentage">
            <text:p>1.10%</text:p>
          </table:table-cell>
          <table:table-cell table:formula="of:=[.G390]/[.I390]-1" office:value-type="percentage" office:value="0.00498753117206974" calcext:value-type="percentage">
            <text:p>0.50%</text:p>
          </table:table-cell>
          <table:table-cell/>
          <table:table-cell office:value-type="string" calcext:value-type="string">
            <text:p>2017-07-28</text:p>
          </table:table-cell>
          <table:table-cell table:number-columns-repeated="4"/>
          <table:table-cell office:value-type="float" office:value="838.8516" calcext:value-type="float">
            <text:p>838.85</text:p>
          </table:table-cell>
          <table:table-cell table:formula="of:=[.T390]/[.$G390]" office:value-type="percentage" office:value="1.040758808933" calcext:value-type="percentage">
            <text:p>104.1%</text:p>
          </table:table-cell>
          <table:table-cell/>
          <table:table-cell office:value-type="float" office:value="816.3141" calcext:value-type="float">
            <text:p>816.3141</text:p>
          </table:table-cell>
          <table:table-cell table:formula="of:=[.W390]/[.$G390]" office:value-type="percentage" office:value="1.01279665012407" calcext:value-type="percentage">
            <text:p>101.3%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13440" calcext:value-type="float">
            <text:p>13440</text:p>
          </table:table-cell>
          <table:table-cell office:value-type="float" office:value="13240" calcext:value-type="float">
            <text:p>13240</text:p>
          </table:table-cell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  <table:table-cell office:value-type="float" office:value="815" calcext:value-type="float">
            <text:p>815</text:p>
          </table:table-cell>
          <table:table-cell office:value-type="float" office:value="823" calcext:value-type="float">
            <text:p>823</text:p>
          </table:table-cell>
          <table:table-cell office:value-type="float" office:value="834" calcext:value-type="float">
            <text:p>834</text:p>
          </table:table-cell>
          <table:table-cell office:value-type="float" office:value="812" calcext:value-type="float">
            <text:p>812</text:p>
          </table:table-cell>
          <table:table-cell table:formula="of:=[.F392]/[.F391]-1" office:value-type="percentage" office:value="0.00858895705521467" calcext:value-type="percentage">
            <text:p>0.86%</text:p>
          </table:table-cell>
          <table:table-cell table:formula="of:=[.G391]/[.F391]-1" office:value-type="percentage" office:value="0.00981595092024534" calcext:value-type="percentage">
            <text:p>0.98%</text:p>
          </table:table-cell>
          <table:table-cell table:formula="of:=[.H391]/[.F391]-1" office:value-type="percentage" office:value="0.0233128834355829" calcext:value-type="percentage">
            <text:p>2.33%</text:p>
          </table:table-cell>
          <table:table-cell table:formula="of:=[.G391]/[.I391]-1" office:value-type="percentage" office:value="0.0135467980295567" calcext:value-type="percentage">
            <text:p>1.35%</text:p>
          </table:table-cell>
          <table:table-cell/>
          <table:table-cell office:value-type="string" calcext:value-type="string">
            <text:p>2017-07-31</text:p>
          </table:table-cell>
          <table:table-cell table:number-columns-repeated="4"/>
          <table:table-cell office:value-type="float" office:value="794.6515" calcext:value-type="float">
            <text:p>794.65</text:p>
          </table:table-cell>
          <table:table-cell table:formula="of:=[.T391]/[.$G391]" office:value-type="percentage" office:value="0.96555467800729" calcext:value-type="percentage">
            <text:p>96.6%</text:p>
          </table:table-cell>
          <table:table-cell/>
          <table:table-cell office:value-type="float" office:value="783.15186" calcext:value-type="float">
            <text:p>783.15186</text:p>
          </table:table-cell>
          <table:table-cell table:formula="of:=[.W391]/[.$G391]" office:value-type="percentage" office:value="0.95158184690158" calcext:value-type="percentage">
            <text:p>95.2%</text:p>
          </table:table-cell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13230" calcext:value-type="float">
            <text:p>13230</text:p>
          </table:table-cell>
          <table:table-cell office:value-type="float" office:value="13100" calcext:value-type="float">
            <text:p>13100</text:p>
          </table:table-cell>
          <table:table-cell office:value-type="float" office:value="506" calcext:value-type="float">
            <text:p>506</text:p>
          </table:table-cell>
          <table:table-cell office:value-type="float" office:value="490" calcext:value-type="float">
            <text:p>490</text:p>
          </table:table-cell>
          <table:table-cell office:value-type="float" office:value="822" calcext:value-type="float">
            <text:p>822</text:p>
          </table:table-cell>
          <table:table-cell office:value-type="float" office:value="813" calcext:value-type="float">
            <text:p>813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table:formula="of:=[.F393]/[.F392]-1" office:value-type="percentage" office:value="-0.00486618004866179" calcext:value-type="percentage">
            <text:p>-0.49%</text:p>
          </table:table-cell>
          <table:table-cell table:formula="of:=[.G392]/[.F392]-1" office:value-type="percentage" office:value="-0.0109489051094891" calcext:value-type="percentage">
            <text:p>-1.09%</text:p>
          </table:table-cell>
          <table:table-cell table:formula="of:=[.H392]/[.F392]-1" office:value-type="percentage" office:value="0.00364963503649629" calcext:value-type="percentage">
            <text:p>0.36%</text:p>
          </table:table-cell>
          <table:table-cell table:formula="of:=[.G392]/[.I392]-1" office:value-type="percentage" office:value="0.002466091245376" calcext:value-type="percentage">
            <text:p>0.25%</text:p>
          </table:table-cell>
          <table:table-cell/>
          <table:table-cell office:value-type="string" calcext:value-type="string">
            <text:p>2017-08-01</text:p>
          </table:table-cell>
          <table:table-cell table:number-columns-repeated="4"/>
          <table:table-cell office:value-type="float" office:value="822.6448" calcext:value-type="float">
            <text:p>822.64</text:p>
          </table:table-cell>
          <table:table-cell table:formula="of:=[.T392]/[.$G392]" office:value-type="percentage" office:value="1.01186322263223" calcext:value-type="percentage">
            <text:p>101.2%</text:p>
          </table:table-cell>
          <table:table-cell/>
          <table:table-cell office:value-type="float" office:value="806.32007" calcext:value-type="float">
            <text:p>806.32007</text:p>
          </table:table-cell>
          <table:table-cell table:formula="of:=[.W392]/[.$G392]" office:value-type="percentage" office:value="0.991783603936039" calcext:value-type="percentage">
            <text:p>99.2%</text:p>
          </table:table-cell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13130" calcext:value-type="float">
            <text:p>13130</text:p>
          </table:table-cell>
          <table:table-cell office:value-type="float" office:value="13060" calcext:value-type="float">
            <text:p>13060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18" calcext:value-type="float">
            <text:p>818</text:p>
          </table:table-cell>
          <table:table-cell table:formula="of:=[.F394]/[.F393]-1" office:value-type="percentage" office:value="0.0146699266503667" calcext:value-type="percentage">
            <text:p>1.47%</text:p>
          </table:table-cell>
          <table:table-cell table:formula="of:=[.G393]/[.F393]-1" office:value-type="percentage" office:value="0.0171149144254279" calcext:value-type="percentage">
            <text:p>1.71%</text:p>
          </table:table-cell>
          <table:table-cell table:formula="of:=[.H393]/[.F393]-1" office:value-type="percentage" office:value="0.0183374083129584" calcext:value-type="percentage">
            <text:p>1.83%</text:p>
          </table:table-cell>
          <table:table-cell table:formula="of:=[.G393]/[.I393]-1" office:value-type="percentage" office:value="0.0171149144254279" calcext:value-type="percentage">
            <text:p>1.71%</text:p>
          </table:table-cell>
          <table:table-cell/>
          <table:table-cell office:value-type="string" calcext:value-type="string">
            <text:p>2017-08-02</text:p>
          </table:table-cell>
          <table:table-cell table:number-columns-repeated="4"/>
          <table:table-cell office:value-type="float" office:value="817.5567" calcext:value-type="float">
            <text:p>817.56</text:p>
          </table:table-cell>
          <table:table-cell table:formula="of:=[.T393]/[.$G393]" office:value-type="percentage" office:value="0.982640264423077" calcext:value-type="percentage">
            <text:p>98.3%</text:p>
          </table:table-cell>
          <table:table-cell/>
          <table:table-cell office:value-type="float" office:value="799.79944" calcext:value-type="float">
            <text:p>799.79944</text:p>
          </table:table-cell>
          <table:table-cell table:formula="of:=[.W393]/[.$G393]" office:value-type="percentage" office:value="0.961297403846154" calcext:value-type="percentage">
            <text:p>96.1%</text:p>
          </table:table-cell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13330" calcext:value-type="float">
            <text:p>13330</text:p>
          </table:table-cell>
          <table:table-cell office:value-type="float" office:value="13390" calcext:value-type="float">
            <text:p>13390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table:formula="of:=[.F395]/[.F394]-1" office:value-type="percentage" office:value="-0.00240963855421683" calcext:value-type="percentage">
            <text:p>-0.24%</text:p>
          </table:table-cell>
          <table:table-cell table:formula="of:=[.G394]/[.F394]-1" office:value-type="percentage" office:value="0" calcext:value-type="percentage">
            <text:p>0.00%</text:p>
          </table:table-cell>
          <table:table-cell table:formula="of:=[.H394]/[.F394]-1" office:value-type="percentage" office:value="0.00963855421686755" calcext:value-type="percentage">
            <text:p>0.96%</text:p>
          </table:table-cell>
          <table:table-cell table:formula="of:=[.G394]/[.I394]-1" office:value-type="percentage" office:value="0.00241545893719808" calcext:value-type="percentage">
            <text:p>0.24%</text:p>
          </table:table-cell>
          <table:table-cell/>
          <table:table-cell office:value-type="string" calcext:value-type="string">
            <text:p>2017-08-03</text:p>
          </table:table-cell>
          <table:table-cell table:number-columns-repeated="4"/>
          <table:table-cell office:value-type="float" office:value="819.7123" calcext:value-type="float">
            <text:p>819.71</text:p>
          </table:table-cell>
          <table:table-cell table:formula="of:=[.T394]/[.$G394]" office:value-type="percentage" office:value="0.987605180722892" calcext:value-type="percentage">
            <text:p>98.8%</text:p>
          </table:table-cell>
          <table:table-cell/>
          <table:table-cell office:value-type="float" office:value="807.5291" calcext:value-type="float">
            <text:p>807.5291</text:p>
          </table:table-cell>
          <table:table-cell table:formula="of:=[.W394]/[.$G394]" office:value-type="percentage" office:value="0.972926626506024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13420" calcext:value-type="float">
            <text:p>13420</text:p>
          </table:table-cell>
          <table:table-cell office:value-type="float" office:value="13300" calcext:value-type="float">
            <text:p>13300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827" calcext:value-type="float">
            <text:p>827</text:p>
          </table:table-cell>
          <table:table-cell table:formula="of:=[.F396]/[.F395]-1" office:value-type="percentage" office:value="0.0108695652173914" calcext:value-type="percentage">
            <text:p>1.09%</text:p>
          </table:table-cell>
          <table:table-cell table:formula="of:=[.G395]/[.F395]-1" office:value-type="percentage" office:value="0.00483091787439616" calcext:value-type="percentage">
            <text:p>0.48%</text:p>
          </table:table-cell>
          <table:table-cell table:formula="of:=[.H395]/[.F395]-1" office:value-type="percentage" office:value="0.00724637681159424" calcext:value-type="percentage">
            <text:p>0.72%</text:p>
          </table:table-cell>
          <table:table-cell table:formula="of:=[.G395]/[.I395]-1" office:value-type="percentage" office:value="0.00604594921402657" calcext:value-type="percentage">
            <text:p>0.60%</text:p>
          </table:table-cell>
          <table:table-cell/>
          <table:table-cell office:value-type="string" calcext:value-type="string">
            <text:p>2017-08-04</text:p>
          </table:table-cell>
          <table:table-cell table:number-columns-repeated="4"/>
          <table:table-cell office:value-type="float" office:value="832.0578" calcext:value-type="float">
            <text:p>832.06</text:p>
          </table:table-cell>
          <table:table-cell table:formula="of:=[.T395]/[.$G395]" office:value-type="percentage" office:value="1.00006947115385" calcext:value-type="percentage">
            <text:p>100.0%</text:p>
          </table:table-cell>
          <table:table-cell/>
          <table:table-cell office:value-type="float" office:value="810.1766" calcext:value-type="float">
            <text:p>810.1766</text:p>
          </table:table-cell>
          <table:table-cell table:formula="of:=[.W395]/[.$G395]" office:value-type="percentage" office:value="0.973769951923077" calcext:value-type="percentage">
            <text:p>97.4%</text:p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13180" calcext:value-type="float">
            <text:p>13180</text:p>
          </table:table-cell>
          <table:table-cell office:value-type="float" office:value="13340" calcext:value-type="float">
            <text:p>13340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837" calcext:value-type="float">
            <text:p>837</text:p>
          </table:table-cell>
          <table:table-cell office:value-type="float" office:value="832" calcext:value-type="float">
            <text:p>832</text:p>
          </table:table-cell>
          <table:table-cell office:value-type="float" office:value="837" calcext:value-type="float">
            <text:p>837</text:p>
          </table:table-cell>
          <table:table-cell office:value-type="float" office:value="831" calcext:value-type="float">
            <text:p>831</text:p>
          </table:table-cell>
          <table:table-cell table:formula="of:=[.F397]/[.F396]-1" office:value-type="percentage" office:value="-0.00238948626045399" calcext:value-type="percentage">
            <text:p>-0.24%</text:p>
          </table:table-cell>
          <table:table-cell table:formula="of:=[.G396]/[.F396]-1" office:value-type="percentage" office:value="-0.00597371565113503" calcext:value-type="percentage">
            <text:p>-0.60%</text:p>
          </table:table-cell>
          <table:table-cell table:formula="of:=[.H396]/[.F396]-1" office:value-type="percentage" office:value="0" calcext:value-type="percentage">
            <text:p>0.00%</text:p>
          </table:table-cell>
          <table:table-cell table:formula="of:=[.G396]/[.I396]-1" office:value-type="percentage" office:value="0.00120336943441646" calcext:value-type="percentage">
            <text:p>0.12%</text:p>
          </table:table-cell>
          <table:table-cell/>
          <table:table-cell office:value-type="string" calcext:value-type="string">
            <text:p>2017-08-07</text:p>
          </table:table-cell>
          <table:table-cell table:number-columns-repeated="4"/>
          <table:table-cell office:value-type="float" office:value="822.49536" calcext:value-type="float">
            <text:p>822.50</text:p>
          </table:table-cell>
          <table:table-cell table:formula="of:=[.T396]/[.$G396]" office:value-type="percentage" office:value="0.988576153846154" calcext:value-type="percentage">
            <text:p>98.9%</text:p>
          </table:table-cell>
          <table:table-cell/>
          <table:table-cell office:value-type="float" office:value="808.8961" calcext:value-type="float">
            <text:p>808.8961</text:p>
          </table:table-cell>
          <table:table-cell table:formula="of:=[.W396]/[.$G396]" office:value-type="percentage" office:value="0.972230889423077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2017-08-08</text:p>
          </table:table-cell>
          <table:table-cell office:value-type="float" office:value="13480" calcext:value-type="float">
            <text:p>13480</text:p>
          </table:table-cell>
          <table:table-cell office:value-type="float" office:value="13580" calcext:value-type="float">
            <text:p>13580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835" calcext:value-type="float">
            <text:p>835</text:p>
          </table:table-cell>
          <table:table-cell office:value-type="float" office:value="832" calcext:value-type="float">
            <text:p>832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table:formula="of:=[.F398]/[.F397]-1" office:value-type="percentage" office:value="-0.00958083832335332" calcext:value-type="percentage">
            <text:p>-0.96%</text:p>
          </table:table-cell>
          <table:table-cell table:formula="of:=[.G397]/[.F397]-1" office:value-type="percentage" office:value="-0.00359281437125747" calcext:value-type="percentage">
            <text:p>-0.36%</text:p>
          </table:table-cell>
          <table:table-cell table:formula="of:=[.H397]/[.F397]-1" office:value-type="percentage" office:value="0.00359281437125758" calcext:value-type="percentage">
            <text:p>0.36%</text:p>
          </table:table-cell>
          <table:table-cell table:formula="of:=[.G397]/[.I397]-1" office:value-type="percentage" office:value="0.00483091787439616" calcext:value-type="percentage">
            <text:p>0.48%</text:p>
          </table:table-cell>
          <table:table-cell/>
          <table:table-cell office:value-type="string" calcext:value-type="string">
            <text:p>2017-08-08</text:p>
          </table:table-cell>
          <table:table-cell table:number-columns-repeated="4"/>
          <table:table-cell office:value-type="float" office:value="821.79736" calcext:value-type="float">
            <text:p>821.80</text:p>
          </table:table-cell>
          <table:table-cell table:formula="of:=[.T397]/[.$G397]" office:value-type="percentage" office:value="0.987737211538462" calcext:value-type="percentage">
            <text:p>98.8%</text:p>
          </table:table-cell>
          <table:table-cell/>
          <table:table-cell office:value-type="float" office:value="810.12994" calcext:value-type="float">
            <text:p>810.12994</text:p>
          </table:table-cell>
          <table:table-cell table:formula="of:=[.W397]/[.$G397]" office:value-type="percentage" office:value="0.973713870192308" calcext:value-type="percentage">
            <text:p>97.4%</text:p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13540" calcext:value-type="float">
            <text:p>13540</text:p>
          </table:table-cell>
          <table:table-cell office:value-type="float" office:value="13470" calcext:value-type="float">
            <text:p>13470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827" calcext:value-type="float">
            <text:p>827</text:p>
          </table:table-cell>
          <table:table-cell office:value-type="float" office:value="817" calcext:value-type="float">
            <text:p>817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  <table:table-cell table:formula="of:=[.F399]/[.F398]-1" office:value-type="percentage" office:value="-0.0096735187424426" calcext:value-type="percentage">
            <text:p>-0.97%</text:p>
          </table:table-cell>
          <table:table-cell table:formula="of:=[.G398]/[.F398]-1" office:value-type="percentage" office:value="-0.0120918984280533" calcext:value-type="percentage">
            <text:p>-1.21%</text:p>
          </table:table-cell>
          <table:table-cell table:formula="of:=[.H398]/[.F398]-1" office:value-type="percentage" office:value="0.0048367593712213" calcext:value-type="percentage">
            <text:p>0.48%</text:p>
          </table:table-cell>
          <table:table-cell table:formula="of:=[.G398]/[.I398]-1" office:value-type="percentage" office:value="0.00739827373612823" calcext:value-type="percentage">
            <text:p>0.74%</text:p>
          </table:table-cell>
          <table:table-cell/>
          <table:table-cell office:value-type="string" calcext:value-type="string">
            <text:p>2017-08-09</text:p>
          </table:table-cell>
          <table:table-cell table:number-columns-repeated="4"/>
          <table:table-cell office:value-type="float" office:value="829.1193" calcext:value-type="float">
            <text:p>829.12</text:p>
          </table:table-cell>
          <table:table-cell table:formula="of:=[.T398]/[.$G398]" office:value-type="percentage" office:value="1.01483390452876" calcext:value-type="percentage">
            <text:p>101.5%</text:p>
          </table:table-cell>
          <table:table-cell/>
          <table:table-cell office:value-type="float" office:value="806.8489" calcext:value-type="float">
            <text:p>806.8489</text:p>
          </table:table-cell>
          <table:table-cell table:formula="of:=[.W398]/[.$G398]" office:value-type="percentage" office:value="0.987575152998776" calcext:value-type="percentage">
            <text:p>98.8%</text:p>
          </table:table-cell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13360" calcext:value-type="float">
            <text:p>13360</text:p>
          </table:table-cell>
          <table:table-cell office:value-type="float" office:value="13190" calcext:value-type="float">
            <text:p>13190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table:formula="of:=[.F400]/[.F399]-1" office:value-type="percentage" office:value="0.00854700854700852" calcext:value-type="percentage">
            <text:p>0.85%</text:p>
          </table:table-cell>
          <table:table-cell table:formula="of:=[.G399]/[.F399]-1" office:value-type="percentage" office:value="0.0073260073260073" calcext:value-type="percentage">
            <text:p>0.73%</text:p>
          </table:table-cell>
          <table:table-cell table:formula="of:=[.H399]/[.F399]-1" office:value-type="percentage" office:value="0.010989010989011" calcext:value-type="percentage">
            <text:p>1.10%</text:p>
          </table:table-cell>
          <table:table-cell table:formula="of:=[.G399]/[.I399]-1" office:value-type="percentage" office:value="0.0073260073260073" calcext:value-type="percentage">
            <text:p>0.73%</text:p>
          </table:table-cell>
          <table:table-cell/>
          <table:table-cell office:value-type="string" calcext:value-type="string">
            <text:p>2017-08-10</text:p>
          </table:table-cell>
          <table:table-cell table:number-columns-repeated="4"/>
          <table:table-cell office:value-type="float" office:value="807.2115" calcext:value-type="float">
            <text:p>807.21</text:p>
          </table:table-cell>
          <table:table-cell table:formula="of:=[.T399]/[.$G399]" office:value-type="percentage" office:value="0.978438181818182" calcext:value-type="percentage">
            <text:p>97.8%</text:p>
          </table:table-cell>
          <table:table-cell/>
          <table:table-cell office:value-type="float" office:value="788.17456" calcext:value-type="float">
            <text:p>788.17456</text:p>
          </table:table-cell>
          <table:table-cell table:formula="of:=[.W399]/[.$G399]" office:value-type="percentage" office:value="0.955363103030303" calcext:value-type="percentage">
            <text:p>95.5%</text:p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13070" calcext:value-type="float">
            <text:p>13070</text:p>
          </table:table-cell>
          <table:table-cell office:value-type="float" office:value="13110" calcext:value-type="float">
            <text:p>13110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table:formula="of:=[.F401]/[.F400]-1" office:value-type="percentage" office:value="0.00968523002421318" calcext:value-type="percentage">
            <text:p>0.97%</text:p>
          </table:table-cell>
          <table:table-cell table:formula="of:=[.G400]/[.F400]-1" office:value-type="percentage" office:value="0" calcext:value-type="percentage">
            <text:p>0.00%</text:p>
          </table:table-cell>
          <table:table-cell table:formula="of:=[.H400]/[.F400]-1" office:value-type="percentage" office:value="0.00121065375302654" calcext:value-type="percentage">
            <text:p>0.12%</text:p>
          </table:table-cell>
          <table:table-cell table:formula="of:=[.G400]/[.I400]-1" office:value-type="percentage" office:value="0.00977995110024454" calcext:value-type="percentage">
            <text:p>0.98%</text:p>
          </table:table-cell>
          <table:table-cell/>
          <table:table-cell office:value-type="string" calcext:value-type="string">
            <text:p>2017-08-14</text:p>
          </table:table-cell>
          <table:table-cell table:number-columns-repeated="4"/>
          <table:table-cell office:value-type="float" office:value="822.9055" calcext:value-type="float">
            <text:p>822.91</text:p>
          </table:table-cell>
          <table:table-cell table:formula="of:=[.T400]/[.$G400]" office:value-type="percentage" office:value="0.996253631961259" calcext:value-type="percentage">
            <text:p>99.6%</text:p>
          </table:table-cell>
          <table:table-cell/>
          <table:table-cell office:value-type="float" office:value="798.6641" calcext:value-type="float">
            <text:p>798.6641</text:p>
          </table:table-cell>
          <table:table-cell table:formula="of:=[.W400]/[.$G400]" office:value-type="percentage" office:value="0.966905690072639" calcext:value-type="percentage">
            <text:p>96.7%</text:p>
          </table:table-cell>
        </table:table-row>
        <table:table-row table:style-name="ro1">
          <table:table-cell office:value-type="string" calcext:value-type="string">
            <text:p>2017-08-15</text:p>
          </table:table-cell>
          <table:table-cell table:number-columns-repeated="2" office:value-type="float" office:value="13160" calcext:value-type="float">
            <text:p>13160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33" calcext:value-type="float">
            <text:p>833</text:p>
          </table:table-cell>
          <table:table-cell table:formula="of:=[.F402]/[.F401]-1" office:value-type="percentage" office:value="0.00359712230215825" calcext:value-type="percentage">
            <text:p>0.36%</text:p>
          </table:table-cell>
          <table:table-cell table:formula="of:=[.G401]/[.F401]-1" office:value-type="percentage" office:value="0.00119904076738608" calcext:value-type="percentage">
            <text:p>0.12%</text:p>
          </table:table-cell>
          <table:table-cell table:formula="of:=[.H401]/[.F401]-1" office:value-type="percentage" office:value="0.0071942446043165" calcext:value-type="percentage">
            <text:p>0.72%</text:p>
          </table:table-cell>
          <table:table-cell table:formula="of:=[.G401]/[.I401]-1" office:value-type="percentage" office:value="0.00240096038415372" calcext:value-type="percentage">
            <text:p>0.24%</text:p>
          </table:table-cell>
          <table:table-cell/>
          <table:table-cell office:value-type="string" calcext:value-type="string">
            <text:p>2017-08-15</text:p>
          </table:table-cell>
          <table:table-cell table:number-columns-repeated="4"/>
          <table:table-cell office:value-type="float" office:value="825.3555" calcext:value-type="float">
            <text:p>825.36</text:p>
          </table:table-cell>
          <table:table-cell table:formula="of:=[.T401]/[.$G401]" office:value-type="percentage" office:value="0.988449700598802" calcext:value-type="percentage">
            <text:p>98.8%</text:p>
          </table:table-cell>
          <table:table-cell/>
          <table:table-cell office:value-type="float" office:value="793.8722" calcext:value-type="float">
            <text:p>793.8722</text:p>
          </table:table-cell>
          <table:table-cell table:formula="of:=[.W401]/[.$G401]" office:value-type="percentage" office:value="0.950745149700599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320" calcext:value-type="float">
            <text:p>13320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837" calcext:value-type="float">
            <text:p>837</text:p>
          </table:table-cell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table:formula="of:=[.F403]/[.F402]-1" office:value-type="percentage" office:value="-0.00119474313022705" calcext:value-type="percentage">
            <text:p>-0.12%</text:p>
          </table:table-cell>
          <table:table-cell table:formula="of:=[.G402]/[.F402]-1" office:value-type="percentage" office:value="-0.00477897252090798" calcext:value-type="percentage">
            <text:p>-0.48%</text:p>
          </table:table-cell>
          <table:table-cell table:formula="of:=[.H402]/[.F402]-1" office:value-type="percentage" office:value="0.0083632019115889" calcext:value-type="percentage">
            <text:p>0.84%</text:p>
          </table:table-cell>
          <table:table-cell table:formula="of:=[.G402]/[.I402]-1" office:value-type="percentage" office:value="0.0060386473429952" calcext:value-type="percentage">
            <text:p>0.60%</text:p>
          </table:table-cell>
          <table:table-cell/>
          <table:table-cell office:value-type="string" calcext:value-type="string">
            <text:p>2017-08-16</text:p>
          </table:table-cell>
          <table:table-cell table:number-columns-repeated="4"/>
          <table:table-cell office:value-type="float" office:value="834.00757" calcext:value-type="float">
            <text:p>834.01</text:p>
          </table:table-cell>
          <table:table-cell table:formula="of:=[.T402]/[.$G402]" office:value-type="percentage" office:value="1.00120956782713" calcext:value-type="percentage">
            <text:p>100.1%</text:p>
          </table:table-cell>
          <table:table-cell/>
          <table:table-cell office:value-type="float" office:value="804.8292" calcext:value-type="float">
            <text:p>804.8292</text:p>
          </table:table-cell>
          <table:table-cell table:formula="of:=[.W402]/[.$G402]" office:value-type="percentage" office:value="0.966181512605042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13180" calcext:value-type="float">
            <text:p>13180</text:p>
          </table:table-cell>
          <table:table-cell office:value-type="float" office:value="13020" calcext:value-type="float">
            <text:p>13020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office:value-type="float" office:value="836" calcext:value-type="float">
            <text:p>836</text:p>
          </table:table-cell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table:formula="of:=[.F404]/[.F403]-1" office:value-type="percentage" office:value="-0.0215311004784688" calcext:value-type="percentage">
            <text:p>-2.15%</text:p>
          </table:table-cell>
          <table:table-cell table:formula="of:=[.G403]/[.F403]-1" office:value-type="percentage" office:value="-0.00598086124401909" calcext:value-type="percentage">
            <text:p>-0.60%</text:p>
          </table:table-cell>
          <table:table-cell table:formula="of:=[.H403]/[.F403]-1" office:value-type="percentage" office:value="0.00239234449760772" calcext:value-type="percentage">
            <text:p>0.24%</text:p>
          </table:table-cell>
          <table:table-cell table:formula="of:=[.G403]/[.I403]-1" office:value-type="percentage" office:value="0.00120481927710836" calcext:value-type="percentage">
            <text:p>0.12%</text:p>
          </table:table-cell>
          <table:table-cell/>
          <table:table-cell office:value-type="string" calcext:value-type="string">
            <text:p>2017-08-17</text:p>
          </table:table-cell>
          <table:table-cell table:number-columns-repeated="4"/>
          <table:table-cell office:value-type="float" office:value="830.0879" calcext:value-type="float">
            <text:p>830.09</text:p>
          </table:table-cell>
          <table:table-cell table:formula="of:=[.T403]/[.$G403]" office:value-type="percentage" office:value="0.998902406738869" calcext:value-type="percentage">
            <text:p>99.9%</text:p>
          </table:table-cell>
          <table:table-cell/>
          <table:table-cell office:value-type="float" office:value="810.06696" calcext:value-type="float">
            <text:p>810.06696</text:p>
          </table:table-cell>
          <table:table-cell table:formula="of:=[.W403]/[.$G403]" office:value-type="percentage" office:value="0.974809819494585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12900" calcext:value-type="float">
            <text:p>12900</text:p>
          </table:table-cell>
          <table:table-cell office:value-type="float" office:value="13010" calcext:value-type="float">
            <text:p>13010</text:p>
          </table:table-cell>
          <table:table-cell office:value-type="float" office:value="482" calcext:value-type="float">
            <text:p>482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table:formula="of:=[.F405]/[.F404]-1" office:value-type="percentage" office:value="-0.00366748166259168" calcext:value-type="percentage">
            <text:p>-0.37%</text:p>
          </table:table-cell>
          <table:table-cell table:formula="of:=[.G404]/[.F404]-1" office:value-type="percentage" office:value="0" calcext:value-type="percentage">
            <text:p>0.00%</text:p>
          </table:table-cell>
          <table:table-cell table:formula="of:=[.H404]/[.F404]-1" office:value-type="percentage" office:value="0.00733496332518335" calcext:value-type="percentage">
            <text:p>0.73%</text:p>
          </table:table-cell>
          <table:table-cell table:formula="of:=[.G404]/[.I404]-1" office:value-type="percentage" office:value="0.00245098039215685" calcext:value-type="percentage">
            <text:p>0.25%</text:p>
          </table:table-cell>
          <table:table-cell/>
          <table:table-cell office:value-type="string" calcext:value-type="string">
            <text:p>2017-08-18</text:p>
          </table:table-cell>
          <table:table-cell table:number-columns-repeated="4"/>
          <table:table-cell office:value-type="float" office:value="827.3135" calcext:value-type="float">
            <text:p>827.31</text:p>
          </table:table-cell>
          <table:table-cell table:formula="of:=[.T404]/[.$G404]" office:value-type="percentage" office:value="1.01138569682152" calcext:value-type="percentage">
            <text:p>101.1%</text:p>
          </table:table-cell>
          <table:table-cell/>
          <table:table-cell office:value-type="float" office:value="806.15625" calcext:value-type="float">
            <text:p>806.15625</text:p>
          </table:table-cell>
          <table:table-cell table:formula="of:=[.W404]/[.$G404]" office:value-type="percentage" office:value="0.98552108801956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13060" calcext:value-type="float">
            <text:p>13060</text:p>
          </table:table-cell>
          <table:table-cell office:value-type="float" office:value="12910" calcext:value-type="float">
            <text:p>12910</text:p>
          </table:table-cell>
          <table:table-cell office:value-type="float" office:value="502" calcext:value-type="float">
            <text:p>502</text:p>
          </table:table-cell>
          <table:table-cell office:value-type="float" office:value="488" calcext:value-type="float">
            <text:p>488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office:value-type="float" office:value="816" calcext:value-type="float">
            <text:p>816</text:p>
          </table:table-cell>
          <table:table-cell office:value-type="float" office:value="801" calcext:value-type="float">
            <text:p>801</text:p>
          </table:table-cell>
          <table:table-cell table:formula="of:=[.F406]/[.F405]-1" office:value-type="percentage" office:value="-0.00122699386503067" calcext:value-type="percentage">
            <text:p>-0.12%</text:p>
          </table:table-cell>
          <table:table-cell table:formula="of:=[.G405]/[.F405]-1" office:value-type="percentage" office:value="-0.0110429447852761" calcext:value-type="percentage">
            <text:p>-1.10%</text:p>
          </table:table-cell>
          <table:table-cell table:formula="of:=[.H405]/[.F405]-1" office:value-type="percentage" office:value="0.00122699386503067" calcext:value-type="percentage">
            <text:p>0.12%</text:p>
          </table:table-cell>
          <table:table-cell table:formula="of:=[.G405]/[.I405]-1" office:value-type="percentage" office:value="0.00624219725343322" calcext:value-type="percentage">
            <text:p>0.62%</text:p>
          </table:table-cell>
          <table:table-cell/>
          <table:table-cell office:value-type="string" calcext:value-type="string">
            <text:p>2017-08-21</text:p>
          </table:table-cell>
          <table:table-cell table:number-columns-repeated="4"/>
          <table:table-cell office:value-type="float" office:value="809.3309" calcext:value-type="float">
            <text:p>809.33</text:p>
          </table:table-cell>
          <table:table-cell table:formula="of:=[.T405]/[.$G405]" office:value-type="percentage" office:value="1.00413263027295" calcext:value-type="percentage">
            <text:p>100.4%</text:p>
          </table:table-cell>
          <table:table-cell/>
          <table:table-cell office:value-type="float" office:value="785.7502" calcext:value-type="float">
            <text:p>785.7502</text:p>
          </table:table-cell>
          <table:table-cell table:formula="of:=[.W405]/[.$G405]" office:value-type="percentage" office:value="0.97487617866005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12890" calcext:value-type="float">
            <text:p>12890</text:p>
          </table:table-cell>
          <table:table-cell office:value-type="float" office:value="12830" calcext:value-type="float">
            <text:p>12830</text:p>
          </table:table-cell>
          <table:table-cell office:value-type="float" office:value="481" calcext:value-type="float">
            <text:p>481</text:p>
          </table:table-cell>
          <table:table-cell office:value-type="float" office:value="489" calcext:value-type="float">
            <text:p>489</text:p>
          </table:table-cell>
          <table:table-cell office:value-type="float" office:value="814" calcext:value-type="float">
            <text:p>814</text:p>
          </table:table-cell>
          <table:table-cell office:value-type="float" office:value="810" calcext:value-type="float">
            <text:p>810</text:p>
          </table:table-cell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table:formula="of:=[.F407]/[.F406]-1" office:value-type="percentage" office:value="0.00491400491400484" calcext:value-type="percentage">
            <text:p>0.49%</text:p>
          </table:table-cell>
          <table:table-cell table:formula="of:=[.G406]/[.F406]-1" office:value-type="percentage" office:value="-0.00491400491400495" calcext:value-type="percentage">
            <text:p>-0.49%</text:p>
          </table:table-cell>
          <table:table-cell table:formula="of:=[.H406]/[.F406]-1" office:value-type="percentage" office:value="0.00982800982800991" calcext:value-type="percentage">
            <text:p>0.98%</text:p>
          </table:table-cell>
          <table:table-cell table:formula="of:=[.G406]/[.I406]-1" office:value-type="percentage" office:value="0.0062111801242235" calcext:value-type="percentage">
            <text:p>0.62%</text:p>
          </table:table-cell>
          <table:table-cell/>
          <table:table-cell office:value-type="string" calcext:value-type="string">
            <text:p>2017-08-22</text:p>
          </table:table-cell>
          <table:table-cell table:number-columns-repeated="4"/>
          <table:table-cell office:value-type="float" office:value="805.5731" calcext:value-type="float">
            <text:p>805.57</text:p>
          </table:table-cell>
          <table:table-cell table:formula="of:=[.T406]/[.$G406]" office:value-type="percentage" office:value="0.994534691358025" calcext:value-type="percentage">
            <text:p>99.5%</text:p>
          </table:table-cell>
          <table:table-cell/>
          <table:table-cell office:value-type="float" office:value="777.75256" calcext:value-type="float">
            <text:p>777.75256</text:p>
          </table:table-cell>
          <table:table-cell table:formula="of:=[.W406]/[.$G406]" office:value-type="percentage" office:value="0.960188345679012" calcext:value-type="percentage">
            <text:p>96.0%</text:p>
          </table:table-cell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13000" calcext:value-type="float">
            <text:p>13000</text:p>
          </table:table-cell>
          <table:table-cell office:value-type="float" office:value="13030" calcext:value-type="float">
            <text:p>13030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818" calcext:value-type="float">
            <text:p>818</text:p>
          </table:table-cell>
          <table:table-cell office:value-type="float" office:value="815" calcext:value-type="float">
            <text:p>815</text:p>
          </table:table-cell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table:formula="of:=[.F408]/[.F407]-1" office:value-type="percentage" office:value="-0.00611246943765276" calcext:value-type="percentage">
            <text:p>-0.61%</text:p>
          </table:table-cell>
          <table:table-cell table:formula="of:=[.G407]/[.F407]-1" office:value-type="percentage" office:value="-0.00366748166259168" calcext:value-type="percentage">
            <text:p>-0.37%</text:p>
          </table:table-cell>
          <table:table-cell table:formula="of:=[.H407]/[.F407]-1" office:value-type="percentage" office:value="0.00366748166259168" calcext:value-type="percentage">
            <text:p>0.37%</text:p>
          </table:table-cell>
          <table:table-cell table:formula="of:=[.G407]/[.I407]-1" office:value-type="percentage" office:value="0.00369458128078826" calcext:value-type="percentage">
            <text:p>0.37%</text:p>
          </table:table-cell>
          <table:table-cell/>
          <table:table-cell office:value-type="string" calcext:value-type="string">
            <text:p>2017-08-23</text:p>
          </table:table-cell>
          <table:table-cell table:number-columns-repeated="4"/>
          <table:table-cell office:value-type="float" office:value="809.0269" calcext:value-type="float">
            <text:p>809.03</text:p>
          </table:table-cell>
          <table:table-cell table:formula="of:=[.T407]/[.$G407]" office:value-type="percentage" office:value="0.992671042944785" calcext:value-type="percentage">
            <text:p>99.3%</text:p>
          </table:table-cell>
          <table:table-cell/>
          <table:table-cell office:value-type="float" office:value="787.6267" calcext:value-type="float">
            <text:p>787.6267</text:p>
          </table:table-cell>
          <table:table-cell table:formula="of:=[.W407]/[.$G407]" office:value-type="percentage" office:value="0.966413128834356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12840" calcext:value-type="float">
            <text:p>12840</text:p>
          </table:table-cell>
          <table:table-cell office:value-type="float" office:value="12930" calcext:value-type="float">
            <text:p>12930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office:value-type="float" office:value="813" calcext:value-type="float">
            <text:p>813</text:p>
          </table:table-cell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table:formula="of:=[.F409]/[.F408]-1" office:value-type="percentage" office:value="-0.00738007380073802" calcext:value-type="percentage">
            <text:p>-0.74%</text:p>
          </table:table-cell>
          <table:table-cell table:formula="of:=[.G408]/[.F408]-1" office:value-type="percentage" office:value="-0.008610086100861" calcext:value-type="percentage">
            <text:p>-0.86%</text:p>
          </table:table-cell>
          <table:table-cell table:formula="of:=[.H408]/[.F408]-1" office:value-type="percentage" office:value="0.00246002460024597" calcext:value-type="percentage">
            <text:p>0.25%</text:p>
          </table:table-cell>
          <table:table-cell table:formula="of:=[.G408]/[.I408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8-24</text:p>
          </table:table-cell>
          <table:table-cell table:number-columns-repeated="4"/>
          <table:table-cell office:value-type="float" office:value="811.7455" calcext:value-type="float">
            <text:p>811.75</text:p>
          </table:table-cell>
          <table:table-cell table:formula="of:=[.T408]/[.$G408]" office:value-type="percentage" office:value="1.00712841191067" calcext:value-type="percentage">
            <text:p>100.7%</text:p>
          </table:table-cell>
          <table:table-cell/>
          <table:table-cell office:value-type="float" office:value="791.0377" calcext:value-type="float">
            <text:p>791.0377</text:p>
          </table:table-cell>
          <table:table-cell table:formula="of:=[.W408]/[.$G408]" office:value-type="percentage" office:value="0.98143635235732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2017-08-25</text:p>
          </table:table-cell>
          <table:table-cell office:value-type="float" office:value="12910" calcext:value-type="float">
            <text:p>12910</text:p>
          </table:table-cell>
          <table:table-cell office:value-type="float" office:value="12920" calcext:value-type="float">
            <text:p>12920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807" calcext:value-type="float">
            <text:p>807</text:p>
          </table:table-cell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 office:value-type="float" office:value="797" calcext:value-type="float">
            <text:p>797</text:p>
          </table:table-cell>
          <table:table-cell table:formula="of:=[.F410]/[.F409]-1" office:value-type="percentage" office:value="-0.00371747211895912" calcext:value-type="percentage">
            <text:p>-0.37%</text:p>
          </table:table-cell>
          <table:table-cell table:formula="of:=[.G409]/[.F409]-1" office:value-type="percentage" office:value="-0.00619578686493183" calcext:value-type="percentage">
            <text:p>-0.62%</text:p>
          </table:table-cell>
          <table:table-cell table:formula="of:=[.H409]/[.F409]-1" office:value-type="percentage" office:value="0.00247831474597282" calcext:value-type="percentage">
            <text:p>0.25%</text:p>
          </table:table-cell>
          <table:table-cell table:formula="of:=[.G409]/[.I409]-1" office:value-type="percentage" office:value="0.00627352572145545" calcext:value-type="percentage">
            <text:p>0.63%</text:p>
          </table:table-cell>
          <table:table-cell/>
          <table:table-cell office:value-type="string" calcext:value-type="string">
            <text:p>2017-08-25</text:p>
          </table:table-cell>
          <table:table-cell table:number-columns-repeated="4"/>
          <table:table-cell office:value-type="float" office:value="803.61194" calcext:value-type="float">
            <text:p>803.61</text:p>
          </table:table-cell>
          <table:table-cell table:formula="of:=[.T409]/[.$G409]" office:value-type="percentage" office:value="1.00200990024938" calcext:value-type="percentage">
            <text:p>100.2%</text:p>
          </table:table-cell>
          <table:table-cell/>
          <table:table-cell office:value-type="float" office:value="778.7447" calcext:value-type="float">
            <text:p>778.7447</text:p>
          </table:table-cell>
          <table:table-cell table:formula="of:=[.W409]/[.$G409]" office:value-type="percentage" office:value="0.971003366583541" calcext:value-type="percentage">
            <text:p>97.1%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13020" calcext:value-type="float">
            <text:p>13020</text:p>
          </table:table-cell>
          <table:table-cell office:value-type="float" office:value="12940" calcext:value-type="float">
            <text:p>12940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table:formula="of:=[.F411]/[.F410]-1" office:value-type="percentage" office:value="-0.00870646766169159" calcext:value-type="percentage">
            <text:p>-0.87%</text:p>
          </table:table-cell>
          <table:table-cell table:formula="of:=[.G410]/[.F410]-1" office:value-type="percentage" office:value="0.00124378109452739" calcext:value-type="percentage">
            <text:p>0.12%</text:p>
          </table:table-cell>
          <table:table-cell table:formula="of:=[.H410]/[.F410]-1" office:value-type="percentage" office:value="0.00621890547263693" calcext:value-type="percentage">
            <text:p>0.62%</text:p>
          </table:table-cell>
          <table:table-cell table:formula="of:=[.G410]/[.I410]-1" office:value-type="percentage" office:value="0.0037406483790523" calcext:value-type="percentage">
            <text:p>0.37%</text:p>
          </table:table-cell>
          <table:table-cell/>
          <table:table-cell office:value-type="string" calcext:value-type="string">
            <text:p>2017-08-28</text:p>
          </table:table-cell>
          <table:table-cell table:number-columns-repeated="4"/>
          <table:table-cell office:value-type="float" office:value="795.9773" calcext:value-type="float">
            <text:p>795.98</text:p>
          </table:table-cell>
          <table:table-cell table:formula="of:=[.T410]/[.$G410]" office:value-type="percentage" office:value="0.988791677018634" calcext:value-type="percentage">
            <text:p>98.9%</text:p>
          </table:table-cell>
          <table:table-cell/>
          <table:table-cell office:value-type="float" office:value="767.5775" calcext:value-type="float">
            <text:p>767.5775</text:p>
          </table:table-cell>
          <table:table-cell table:formula="of:=[.W410]/[.$G410]" office:value-type="percentage" office:value="0.953512422360248" calcext:value-type="percentage">
            <text:p>95.4%</text:p>
          </table:table-cell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13120" calcext:value-type="float">
            <text:p>13120</text:p>
          </table:table-cell>
          <table:table-cell office:value-type="float" office:value="13250" calcext:value-type="float">
            <text:p>13250</text:p>
          </table:table-cell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  <table:table-cell office:value-type="float" office:value="797" calcext:value-type="float">
            <text:p>797</text:p>
          </table:table-cell>
          <table:table-cell office:value-type="float" office:value="795" calcext:value-type="float">
            <text:p>795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table:formula="of:=[.F412]/[.F411]-1" office:value-type="percentage" office:value="0.00501882057716441" calcext:value-type="percentage">
            <text:p>0.50%</text:p>
          </table:table-cell>
          <table:table-cell table:formula="of:=[.G411]/[.F411]-1" office:value-type="percentage" office:value="-0.0025094102885822" calcext:value-type="percentage">
            <text:p>-0.25%</text:p>
          </table:table-cell>
          <table:table-cell table:formula="of:=[.H411]/[.F411]-1" office:value-type="percentage" office:value="0.00501882057716441" calcext:value-type="percentage">
            <text:p>0.50%</text:p>
          </table:table-cell>
          <table:table-cell table:formula="of:=[.G411]/[.I411]-1" office:value-type="percentage" office:value="0.00252206809583866" calcext:value-type="percentage">
            <text:p>0.25%</text:p>
          </table:table-cell>
          <table:table-cell/>
          <table:table-cell office:value-type="string" calcext:value-type="string">
            <text:p>2017-08-29</text:p>
          </table:table-cell>
          <table:table-cell table:number-columns-repeated="4"/>
          <table:table-cell office:value-type="float" office:value="803.42725" calcext:value-type="float">
            <text:p>803.43</text:p>
          </table:table-cell>
          <table:table-cell table:formula="of:=[.T411]/[.$G411]" office:value-type="percentage" office:value="1.01060031446541" calcext:value-type="percentage">
            <text:p>101.1%</text:p>
          </table:table-cell>
          <table:table-cell/>
          <table:table-cell office:value-type="float" office:value="773.82635" calcext:value-type="float">
            <text:p>773.82635</text:p>
          </table:table-cell>
          <table:table-cell table:formula="of:=[.W411]/[.$G411]" office:value-type="percentage" office:value="0.973366477987421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13070" calcext:value-type="float">
            <text:p>13070</text:p>
          </table:table-cell>
          <table:table-cell office:value-type="float" office:value="13010" calcext:value-type="float">
            <text:p>13010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table:formula="of:=[.F413]/[.F412]-1" office:value-type="percentage" office:value="0.00873907615480651" calcext:value-type="percentage">
            <text:p>0.87%</text:p>
          </table:table-cell>
          <table:table-cell table:formula="of:=[.G412]/[.F412]-1" office:value-type="percentage" office:value="0.00124843945068664" calcext:value-type="percentage">
            <text:p>0.12%</text:p>
          </table:table-cell>
          <table:table-cell table:formula="of:=[.H412]/[.F412]-1" office:value-type="percentage" office:value="0.00499375780274658" calcext:value-type="percentage">
            <text:p>0.50%</text:p>
          </table:table-cell>
          <table:table-cell table:formula="of:=[.G412]/[.I412]-1" office:value-type="percentage" office:value="0.0100755667506298" calcext:value-type="percentage">
            <text:p>1.01%</text:p>
          </table:table-cell>
          <table:table-cell/>
          <table:table-cell office:value-type="string" calcext:value-type="string">
            <text:p>2017-08-30</text:p>
          </table:table-cell>
          <table:table-cell table:number-columns-repeated="4"/>
          <table:table-cell office:value-type="float" office:value="791.93164" calcext:value-type="float">
            <text:p>791.93</text:p>
          </table:table-cell>
          <table:table-cell table:formula="of:=[.T412]/[.$G412]" office:value-type="percentage" office:value="0.987445935162095" calcext:value-type="percentage">
            <text:p>98.7%</text:p>
          </table:table-cell>
          <table:table-cell/>
          <table:table-cell office:value-type="float" office:value="762.136" calcext:value-type="float">
            <text:p>762.136</text:p>
          </table:table-cell>
          <table:table-cell table:formula="of:=[.W412]/[.$G412]" office:value-type="percentage" office:value="0.950294264339152" calcext:value-type="percentage">
            <text:p>95.0%</text:p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12990" calcext:value-type="float">
            <text:p>12990</text:p>
          </table:table-cell>
          <table:table-cell office:value-type="float" office:value="12770" calcext:value-type="float">
            <text:p>12770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808" calcext:value-type="float">
            <text:p>808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table:formula="of:=[.F414]/[.F413]-1" office:value-type="percentage" office:value="0.00866336633663356" calcext:value-type="percentage">
            <text:p>0.87%</text:p>
          </table:table-cell>
          <table:table-cell table:formula="of:=[.G413]/[.F413]-1" office:value-type="percentage" office:value="0.00866336633663356" calcext:value-type="percentage">
            <text:p>0.87%</text:p>
          </table:table-cell>
          <table:table-cell table:formula="of:=[.H413]/[.F413]-1" office:value-type="percentage" office:value="0.0123762376237624" calcext:value-type="percentage">
            <text:p>1.24%</text:p>
          </table:table-cell>
          <table:table-cell table:formula="of:=[.G413]/[.I413]-1" office:value-type="percentage" office:value="0.0111662531017369" calcext:value-type="percentage">
            <text:p>1.12%</text:p>
          </table:table-cell>
          <table:table-cell/>
          <table:table-cell office:value-type="string" calcext:value-type="string">
            <text:p>2017-08-31</text:p>
          </table:table-cell>
          <table:table-cell table:number-columns-repeated="4"/>
          <table:table-cell office:value-type="float" office:value="800.45624" calcext:value-type="float">
            <text:p>800.46</text:p>
          </table:table-cell>
          <table:table-cell table:formula="of:=[.T413]/[.$G413]" office:value-type="percentage" office:value="0.982154895705521" calcext:value-type="percentage">
            <text:p>98.2%</text:p>
          </table:table-cell>
          <table:table-cell/>
          <table:table-cell office:value-type="float" office:value="765.562" calcext:value-type="float">
            <text:p>765.562</text:p>
          </table:table-cell>
          <table:table-cell table:formula="of:=[.W413]/[.$G413]" office:value-type="percentage" office:value="0.939339877300614" calcext:value-type="percentage">
            <text:p>93.9%</text:p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12870" calcext:value-type="float">
            <text:p>12870</text:p>
          </table:table-cell>
          <table:table-cell office:value-type="float" office:value="12860" calcext:value-type="float">
            <text:p>12860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815" calcext:value-type="float">
            <text:p>815</text:p>
          </table:table-cell>
          <table:table-cell office:value-type="float" office:value="809" calcext:value-type="float">
            <text:p>809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table:formula="of:=[.F415]/[.F414]-1" office:value-type="percentage" office:value="-0.00981595092024545" calcext:value-type="percentage">
            <text:p>-0.98%</text:p>
          </table:table-cell>
          <table:table-cell table:formula="of:=[.G414]/[.F414]-1" office:value-type="percentage" office:value="-0.00736196319018401" calcext:value-type="percentage">
            <text:p>-0.74%</text:p>
          </table:table-cell>
          <table:table-cell table:formula="of:=[.H414]/[.F414]-1" office:value-type="percentage" office:value="0" calcext:value-type="percentage">
            <text:p>0.00%</text:p>
          </table:table-cell>
          <table:table-cell table:formula="of:=[.G414]/[.I414]-1" office:value-type="percentage" office:value="0.00872817955112226" calcext:value-type="percentage">
            <text:p>0.87%</text:p>
          </table:table-cell>
          <table:table-cell/>
          <table:table-cell office:value-type="string" calcext:value-type="string">
            <text:p>2017-09-01</text:p>
          </table:table-cell>
          <table:table-cell table:number-columns-repeated="4"/>
          <table:table-cell office:value-type="float" office:value="814.27515" calcext:value-type="float">
            <text:p>814.28</text:p>
          </table:table-cell>
          <table:table-cell table:formula="of:=[.T414]/[.$G414]" office:value-type="percentage" office:value="1.00652058096415" calcext:value-type="percentage">
            <text:p>100.7%</text:p>
          </table:table-cell>
          <table:table-cell/>
          <table:table-cell office:value-type="float" office:value="776.8303" calcext:value-type="float">
            <text:p>776.8303</text:p>
          </table:table-cell>
          <table:table-cell table:formula="of:=[.W414]/[.$G414]" office:value-type="percentage" office:value="0.960235228677379" calcext:value-type="percentage">
            <text:p>96.0%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12780" calcext:value-type="float">
            <text:p>12780</text:p>
          </table:table-cell>
          <table:table-cell office:value-type="float" office:value="12730" calcext:value-type="float">
            <text:p>12730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office:value-type="float" office:value="807" calcext:value-type="float">
            <text:p>807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797" calcext:value-type="float">
            <text:p>797</text:p>
          </table:table-cell>
          <table:table-cell table:formula="of:=[.F416]/[.F415]-1" office:value-type="percentage" office:value="-0.00495662949194553" calcext:value-type="percentage">
            <text:p>-0.50%</text:p>
          </table:table-cell>
          <table:table-cell table:formula="of:=[.G415]/[.F415]-1" office:value-type="percentage" office:value="-0.00619578686493183" calcext:value-type="percentage">
            <text:p>-0.62%</text:p>
          </table:table-cell>
          <table:table-cell table:formula="of:=[.H415]/[.F415]-1" office:value-type="percentage" office:value="0" calcext:value-type="percentage">
            <text:p>0.00%</text:p>
          </table:table-cell>
          <table:table-cell table:formula="of:=[.G415]/[.I415]-1" office:value-type="percentage" office:value="0.00627352572145545" calcext:value-type="percentage">
            <text:p>0.63%</text:p>
          </table:table-cell>
          <table:table-cell/>
          <table:table-cell office:value-type="string" calcext:value-type="string">
            <text:p>2017-09-04</text:p>
          </table:table-cell>
          <table:table-cell table:number-columns-repeated="4"/>
          <table:table-cell office:value-type="float" office:value="805.3111" calcext:value-type="float">
            <text:p>805.31</text:p>
          </table:table-cell>
          <table:table-cell table:formula="of:=[.T415]/[.$G415]" office:value-type="percentage" office:value="1.00412855361596" calcext:value-type="percentage">
            <text:p>100.4%</text:p>
          </table:table-cell>
          <table:table-cell/>
          <table:table-cell office:value-type="float" office:value="781.2813" calcext:value-type="float">
            <text:p>781.2813</text:p>
          </table:table-cell>
          <table:table-cell table:formula="of:=[.W415]/[.$G415]" office:value-type="percentage" office:value="0.974166209476309" calcext:value-type="percentage">
            <text:p>97.4%</text:p>
          </table:table-cell>
        </table:table-row>
        <table:table-row table:style-name="ro1">
          <table:table-cell office:value-type="string" calcext:value-type="string">
            <text:p>2017-09-05</text:p>
          </table:table-cell>
          <table:table-cell table:number-columns-repeated="2" office:value-type="float" office:value="12370" calcext:value-type="float">
            <text:p>12370</text:p>
          </table:table-cell>
          <table:table-cell office:value-type="float" office:value="479" calcext:value-type="float">
            <text:p>479</text:p>
          </table:table-cell>
          <table:table-cell office:value-type="float" office:value="465" calcext:value-type="float">
            <text:p>465</text:p>
          </table:table-cell>
          <table:table-cell office:value-type="float" office:value="803" calcext:value-type="float">
            <text:p>803</text:p>
          </table:table-cell>
          <table:table-cell office:value-type="float" office:value="780" calcext:value-type="float">
            <text:p>780</text:p>
          </table:table-cell>
          <table:table-cell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table:formula="of:=[.F417]/[.F416]-1" office:value-type="percentage" office:value="-0.0485678704856787" calcext:value-type="percentage">
            <text:p>-4.86%</text:p>
          </table:table-cell>
          <table:table-cell table:formula="of:=[.G416]/[.F416]-1" office:value-type="percentage" office:value="-0.0286425902864259" calcext:value-type="percentage">
            <text:p>-2.86%</text:p>
          </table:table-cell>
          <table:table-cell table:formula="of:=[.H416]/[.F416]-1" office:value-type="percentage" office:value="0" calcext:value-type="percentage">
            <text:p>0.00%</text:p>
          </table:table-cell>
          <table:table-cell table:formula="of:=[.G416]/[.I416]-1" office:value-type="percentage" office:value="0.00386100386100385" calcext:value-type="percentage">
            <text:p>0.39%</text:p>
          </table:table-cell>
          <table:table-cell/>
          <table:table-cell office:value-type="string" calcext:value-type="string">
            <text:p>2017-09-05</text:p>
          </table:table-cell>
          <table:table-cell table:number-columns-repeated="4"/>
          <table:table-cell office:value-type="float" office:value="795.38947" calcext:value-type="float">
            <text:p>795.39</text:p>
          </table:table-cell>
          <table:table-cell table:formula="of:=[.T416]/[.$G416]" office:value-type="percentage" office:value="1.01973008974359" calcext:value-type="percentage">
            <text:p>102.0%</text:p>
          </table:table-cell>
          <table:table-cell/>
          <table:table-cell office:value-type="float" office:value="772.49603" calcext:value-type="float">
            <text:p>772.49603</text:p>
          </table:table-cell>
          <table:table-cell table:formula="of:=[.W416]/[.$G416]" office:value-type="percentage" office:value="0.990379525641026" calcext:value-type="percentage">
            <text:p>99.0%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12660" calcext:value-type="float">
            <text:p>12660</text:p>
          </table:table-cell>
          <table:table-cell office:value-type="float" office:value="12780" calcext:value-type="float">
            <text:p>12780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764" calcext:value-type="float">
            <text:p>764</text:p>
          </table:table-cell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table:formula="of:=[.F418]/[.F417]-1" office:value-type="percentage" office:value="0.0274869109947644" calcext:value-type="percentage">
            <text:p>2.75%</text:p>
          </table:table-cell>
          <table:table-cell table:formula="of:=[.G417]/[.F417]-1" office:value-type="percentage" office:value="0.0183246073298429" calcext:value-type="percentage">
            <text:p>1.83%</text:p>
          </table:table-cell>
          <table:table-cell table:formula="of:=[.H417]/[.F417]-1" office:value-type="percentage" office:value="0.0209424083769634" calcext:value-type="percentage">
            <text:p>2.09%</text:p>
          </table:table-cell>
          <table:table-cell table:formula="of:=[.G417]/[.I417]-1" office:value-type="percentage" office:value="0.0263852242744063" calcext:value-type="percentage">
            <text:p>2.64%</text:p>
          </table:table-cell>
          <table:table-cell/>
          <table:table-cell office:value-type="string" calcext:value-type="string">
            <text:p>2017-09-06</text:p>
          </table:table-cell>
          <table:table-cell table:number-columns-repeated="4"/>
          <table:table-cell office:value-type="float" office:value="780.5528" calcext:value-type="float">
            <text:p>780.55</text:p>
          </table:table-cell>
          <table:table-cell table:formula="of:=[.T417]/[.$G417]" office:value-type="percentage" office:value="1.00328123393316" calcext:value-type="percentage">
            <text:p>100.3%</text:p>
          </table:table-cell>
          <table:table-cell/>
          <table:table-cell office:value-type="float" office:value="747.65466" calcext:value-type="float">
            <text:p>747.65466</text:p>
          </table:table-cell>
          <table:table-cell table:formula="of:=[.W417]/[.$G417]" office:value-type="percentage" office:value="0.960995706940874" calcext:value-type="percentage">
            <text:p>96.1%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12660" calcext:value-type="float">
            <text:p>12660</text:p>
          </table:table-cell>
          <table:table-cell office:value-type="float" office:value="12570" calcext:value-type="float">
            <text:p>12570</text:p>
          </table:table-cell>
          <table:table-cell office:value-type="float" office:value="487" calcext:value-type="float">
            <text:p>487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table:formula="of:=[.F419]/[.F418]-1" office:value-type="percentage" office:value="0.0127388535031847" calcext:value-type="percentage">
            <text:p>1.27%</text:p>
          </table:table-cell>
          <table:table-cell table:formula="of:=[.G418]/[.F418]-1" office:value-type="percentage" office:value="0" calcext:value-type="percentage">
            <text:p>0.00%</text:p>
          </table:table-cell>
          <table:table-cell table:formula="of:=[.H418]/[.F418]-1" office:value-type="percentage" office:value="0.0127388535031847" calcext:value-type="percentage">
            <text:p>1.27%</text:p>
          </table:table-cell>
          <table:table-cell table:formula="of:=[.G418]/[.I418]-1" office:value-type="percentage" office:value="0.00383631713554977" calcext:value-type="percentage">
            <text:p>0.38%</text:p>
          </table:table-cell>
          <table:table-cell/>
          <table:table-cell office:value-type="string" calcext:value-type="string">
            <text:p>2017-09-07</text:p>
          </table:table-cell>
          <table:table-cell table:number-columns-repeated="4"/>
          <table:table-cell office:value-type="float" office:value="774.74854" calcext:value-type="float">
            <text:p>774.75</text:p>
          </table:table-cell>
          <table:table-cell table:formula="of:=[.T418]/[.$G418]" office:value-type="percentage" office:value="0.986940815286624" calcext:value-type="percentage">
            <text:p>98.7%</text:p>
          </table:table-cell>
          <table:table-cell/>
          <table:table-cell office:value-type="float" office:value="748.90735" calcext:value-type="float">
            <text:p>748.90735</text:p>
          </table:table-cell>
          <table:table-cell table:formula="of:=[.W418]/[.$G418]" office:value-type="percentage" office:value="0.954022101910828" calcext:value-type="percentage">
            <text:p>95.4%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12310" calcext:value-type="float">
            <text:p>12310</text:p>
          </table:table-cell>
          <table:table-cell office:value-type="float" office:value="12480" calcext:value-type="float">
            <text:p>12480</text:p>
          </table:table-cell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table:formula="of:=[.F420]/[.F419]-1" office:value-type="percentage" office:value="0.00880503144654088" calcext:value-type="percentage">
            <text:p>0.88%</text:p>
          </table:table-cell>
          <table:table-cell table:formula="of:=[.G419]/[.F419]-1" office:value-type="percentage" office:value="-0.00125786163522013" calcext:value-type="percentage">
            <text:p>-0.13%</text:p>
          </table:table-cell>
          <table:table-cell table:formula="of:=[.H419]/[.F419]-1" office:value-type="percentage" office:value="0.00251572327044025" calcext:value-type="percentage">
            <text:p>0.25%</text:p>
          </table:table-cell>
          <table:table-cell table:formula="of:=[.G419]/[.I419]-1" office:value-type="percentage" office:value="0.00761421319796951" calcext:value-type="percentage">
            <text:p>0.76%</text:p>
          </table:table-cell>
          <table:table-cell/>
          <table:table-cell office:value-type="string" calcext:value-type="string">
            <text:p>2017-09-08</text:p>
          </table:table-cell>
          <table:table-cell table:number-columns-repeated="4"/>
          <table:table-cell office:value-type="float" office:value="783.7864" calcext:value-type="float">
            <text:p>783.79</text:p>
          </table:table-cell>
          <table:table-cell table:formula="of:=[.T419]/[.$G419]" office:value-type="percentage" office:value="0.987136523929471" calcext:value-type="percentage">
            <text:p>98.7%</text:p>
          </table:table-cell>
          <table:table-cell/>
          <table:table-cell office:value-type="float" office:value="759.17053" calcext:value-type="float">
            <text:p>759.17053</text:p>
          </table:table-cell>
          <table:table-cell table:formula="of:=[.W419]/[.$G419]" office:value-type="percentage" office:value="0.956134168765743" calcext:value-type="percentage">
            <text:p>95.6%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12350" calcext:value-type="float">
            <text:p>12350</text:p>
          </table:table-cell>
          <table:table-cell office:value-type="float" office:value="12280" calcext:value-type="float">
            <text:p>12280</text:p>
          </table:table-cell>
          <table:table-cell office:value-type="float" office:value="463" calcext:value-type="float">
            <text:p>463</text:p>
          </table:table-cell>
          <table:table-cell office:value-type="float" office:value="461" calcext:value-type="float">
            <text:p>461</text:p>
          </table:table-cell>
          <table:table-cell office:value-type="float" office:value="802" calcext:value-type="float">
            <text:p>802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table:formula="of:=[.F421]/[.F420]-1" office:value-type="percentage" office:value="0.0162094763092269" calcext:value-type="percentage">
            <text:p>1.62%</text:p>
          </table:table-cell>
          <table:table-cell table:formula="of:=[.G420]/[.F420]-1" office:value-type="percentage" office:value="0.0112219451371571" calcext:value-type="percentage">
            <text:p>1.12%</text:p>
          </table:table-cell>
          <table:table-cell table:formula="of:=[.H420]/[.F420]-1" office:value-type="percentage" office:value="0.013715710723192" calcext:value-type="percentage">
            <text:p>1.37%</text:p>
          </table:table-cell>
          <table:table-cell table:formula="of:=[.G420]/[.I420]-1" office:value-type="percentage" office:value="0.0137499999999999" calcext:value-type="percentage">
            <text:p>1.37%</text:p>
          </table:table-cell>
          <table:table-cell/>
          <table:table-cell office:value-type="string" calcext:value-type="string">
            <text:p>2017-09-11</text:p>
          </table:table-cell>
          <table:table-cell table:number-columns-repeated="4"/>
          <table:table-cell office:value-type="float" office:value="793.061" calcext:value-type="float">
            <text:p>793.06</text:p>
          </table:table-cell>
          <table:table-cell table:formula="of:=[.T420]/[.$G420]" office:value-type="percentage" office:value="0.977880394574599" calcext:value-type="percentage">
            <text:p>97.8%</text:p>
          </table:table-cell>
          <table:table-cell/>
          <table:table-cell office:value-type="float" office:value="755.90674" calcext:value-type="float">
            <text:p>755.90674</text:p>
          </table:table-cell>
          <table:table-cell table:formula="of:=[.W420]/[.$G420]" office:value-type="percentage" office:value="0.932067496917386" calcext:value-type="percentage">
            <text:p>93.2%</text:p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12410" calcext:value-type="float">
            <text:p>12410</text:p>
          </table:table-cell>
          <table:table-cell office:value-type="float" office:value="12380" calcext:value-type="float">
            <text:p>12380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815" calcext:value-type="float">
            <text:p>815</text:p>
          </table:table-cell>
          <table:table-cell office:value-type="float" office:value="808" calcext:value-type="float">
            <text:p>808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table:formula="of:=[.F422]/[.F421]-1" office:value-type="percentage" office:value="-0.003680981595092" calcext:value-type="percentage">
            <text:p>-0.37%</text:p>
          </table:table-cell>
          <table:table-cell table:formula="of:=[.G421]/[.F421]-1" office:value-type="percentage" office:value="-0.00858895705521467" calcext:value-type="percentage">
            <text:p>-0.86%</text:p>
          </table:table-cell>
          <table:table-cell table:formula="of:=[.H421]/[.F421]-1" office:value-type="percentage" office:value="0" calcext:value-type="percentage">
            <text:p>0.00%</text:p>
          </table:table-cell>
          <table:table-cell table:formula="of:=[.G421]/[.I421]-1" office:value-type="percentage" office:value="0.00748129675810483" calcext:value-type="percentage">
            <text:p>0.75%</text:p>
          </table:table-cell>
          <table:table-cell/>
          <table:table-cell office:value-type="string" calcext:value-type="string">
            <text:p>2017-09-12</text:p>
          </table:table-cell>
          <table:table-cell table:number-columns-repeated="4"/>
          <table:table-cell office:value-type="float" office:value="812.1969" calcext:value-type="float">
            <text:p>812.20</text:p>
          </table:table-cell>
          <table:table-cell table:formula="of:=[.T421]/[.$G421]" office:value-type="percentage" office:value="1.00519418316832" calcext:value-type="percentage">
            <text:p>100.5%</text:p>
          </table:table-cell>
          <table:table-cell/>
          <table:table-cell office:value-type="float" office:value="778.00696" calcext:value-type="float">
            <text:p>778.00696</text:p>
          </table:table-cell>
          <table:table-cell table:formula="of:=[.W421]/[.$G421]" office:value-type="percentage" office:value="0.962879900990099" calcext:value-type="percentage">
            <text:p>96.3%</text:p>
          </table:table-cell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11780" calcext:value-type="float">
            <text:p>11780</text:p>
          </table:table-cell>
          <table:table-cell office:value-type="float" office:value="11810" calcext:value-type="float">
            <text:p>11810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812" calcext:value-type="float">
            <text:p>812</text:p>
          </table:table-cell>
          <table:table-cell office:value-type="float" office:value="820" calcext:value-type="float">
            <text:p>820</text:p>
          </table:table-cell>
          <table:table-cell office:value-type="float" office:value="822" calcext:value-type="float">
            <text:p>822</text:p>
          </table:table-cell>
          <table:table-cell office:value-type="float" office:value="810" calcext:value-type="float">
            <text:p>810</text:p>
          </table:table-cell>
          <table:table-cell table:formula="of:=[.F423]/[.F422]-1" office:value-type="percentage" office:value="0.00492610837438434" calcext:value-type="percentage">
            <text:p>0.49%</text:p>
          </table:table-cell>
          <table:table-cell table:formula="of:=[.G422]/[.F422]-1" office:value-type="percentage" office:value="0.00985221674876846" calcext:value-type="percentage">
            <text:p>0.99%</text:p>
          </table:table-cell>
          <table:table-cell table:formula="of:=[.H422]/[.F422]-1" office:value-type="percentage" office:value="0.0123152709359606" calcext:value-type="percentage">
            <text:p>1.23%</text:p>
          </table:table-cell>
          <table:table-cell table:formula="of:=[.G422]/[.I422]-1" office:value-type="percentage" office:value="0.0123456790123457" calcext:value-type="percentage">
            <text:p>1.23%</text:p>
          </table:table-cell>
          <table:table-cell/>
          <table:table-cell office:value-type="string" calcext:value-type="string">
            <text:p>2017-09-13</text:p>
          </table:table-cell>
          <table:table-cell table:number-columns-repeated="4"/>
          <table:table-cell office:value-type="float" office:value="801.45245" calcext:value-type="float">
            <text:p>801.45</text:p>
          </table:table-cell>
          <table:table-cell table:formula="of:=[.T422]/[.$G422]" office:value-type="percentage" office:value="0.977381036585366" calcext:value-type="percentage">
            <text:p>97.7%</text:p>
          </table:table-cell>
          <table:table-cell/>
          <table:table-cell office:value-type="float" office:value="775.1568" calcext:value-type="float">
            <text:p>775.1568</text:p>
          </table:table-cell>
          <table:table-cell table:formula="of:=[.W422]/[.$G422]" office:value-type="percentage" office:value="0.945313170731707" calcext:value-type="percentage">
            <text:p>94.5%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11960" calcext:value-type="float">
            <text:p>11960</text:p>
          </table:table-cell>
          <table:table-cell office:value-type="float" office:value="11910" calcext:value-type="float">
            <text:p>11910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816" calcext:value-type="float">
            <text:p>816</text:p>
          </table:table-cell>
          <table:table-cell office:value-type="float" office:value="812" calcext:value-type="float">
            <text:p>812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table:formula="of:=[.F424]/[.F423]-1" office:value-type="percentage" office:value="-0.00857843137254899" calcext:value-type="percentage">
            <text:p>-0.86%</text:p>
          </table:table-cell>
          <table:table-cell table:formula="of:=[.G423]/[.F423]-1" office:value-type="percentage" office:value="-0.00490196078431371" calcext:value-type="percentage">
            <text:p>-0.49%</text:p>
          </table:table-cell>
          <table:table-cell table:formula="of:=[.H423]/[.F423]-1" office:value-type="percentage" office:value="0.00367647058823528" calcext:value-type="percentage">
            <text:p>0.37%</text:p>
          </table:table-cell>
          <table:table-cell table:formula="of:=[.G423]/[.I423]-1" office:value-type="percentage" office:value="0.00495049504950496" calcext:value-type="percentage">
            <text:p>0.50%</text:p>
          </table:table-cell>
          <table:table-cell/>
          <table:table-cell office:value-type="string" calcext:value-type="string">
            <text:p>2017-09-14</text:p>
          </table:table-cell>
          <table:table-cell table:number-columns-repeated="4"/>
          <table:table-cell office:value-type="float" office:value="820.5692" calcext:value-type="float">
            <text:p>820.57</text:p>
          </table:table-cell>
          <table:table-cell table:formula="of:=[.T423]/[.$G423]" office:value-type="percentage" office:value="1.01055320197044" calcext:value-type="percentage">
            <text:p>101.1%</text:p>
          </table:table-cell>
          <table:table-cell/>
          <table:table-cell office:value-type="float" office:value="788.9523" calcext:value-type="float">
            <text:p>788.9523</text:p>
          </table:table-cell>
          <table:table-cell table:formula="of:=[.W423]/[.$G423]" office:value-type="percentage" office:value="0.971616133004926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11510" calcext:value-type="float">
            <text:p>11510</text:p>
          </table:table-cell>
          <table:table-cell office:value-type="float" office:value="11650" calcext:value-type="float">
            <text:p>11650</text:p>
          </table:table-cell>
          <table:table-cell office:value-type="float" office:value="424" calcext:value-type="float">
            <text:p>424</text:p>
          </table:table-cell>
          <table:table-cell office:value-type="float" office:value="445" calcext:value-type="float">
            <text:p>445</text:p>
          </table:table-cell>
          <table:table-cell office:value-type="float" office:value="809" calcext:value-type="float">
            <text:p>809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808" calcext:value-type="float">
            <text:p>808</text:p>
          </table:table-cell>
          <table:table-cell table:formula="of:=[.F425]/[.F424]-1" office:value-type="percentage" office:value="0.0259579728059331" calcext:value-type="percentage">
            <text:p>2.60%</text:p>
          </table:table-cell>
          <table:table-cell table:formula="of:=[.G424]/[.F424]-1" office:value-type="percentage" office:value="0.0123609394313968" calcext:value-type="percentage">
            <text:p>1.24%</text:p>
          </table:table-cell>
          <table:table-cell table:formula="of:=[.H424]/[.F424]-1" office:value-type="percentage" office:value="0.0148331273176761" calcext:value-type="percentage">
            <text:p>1.48%</text:p>
          </table:table-cell>
          <table:table-cell table:formula="of:=[.G424]/[.I424]-1" office:value-type="percentage" office:value="0.0136138613861385" calcext:value-type="percentage">
            <text:p>1.36%</text:p>
          </table:table-cell>
          <table:table-cell/>
          <table:table-cell office:value-type="string" calcext:value-type="string">
            <text:p>2017-09-15</text:p>
          </table:table-cell>
          <table:table-cell table:number-columns-repeated="4"/>
          <table:table-cell office:value-type="float" office:value="809.9303" calcext:value-type="float">
            <text:p>809.93</text:p>
          </table:table-cell>
          <table:table-cell table:formula="of:=[.T424]/[.$G424]" office:value-type="percentage" office:value="0.988925885225885" calcext:value-type="percentage">
            <text:p>98.9%</text:p>
          </table:table-cell>
          <table:table-cell/>
          <table:table-cell office:value-type="float" office:value="778.1569" calcext:value-type="float">
            <text:p>778.1569</text:p>
          </table:table-cell>
          <table:table-cell table:formula="of:=[.W424]/[.$G424]" office:value-type="percentage" office:value="0.950130525030525" calcext:value-type="percentage">
            <text:p>95.0%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11980" calcext:value-type="float">
            <text:p>11980</text:p>
          </table:table-cell>
          <table:table-cell office:value-type="float" office:value="12070" calcext:value-type="float">
            <text:p>12070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table:formula="of:=[.F426]/[.F425]-1" office:value-type="percentage" office:value="0.0228915662650602" calcext:value-type="percentage">
            <text:p>2.29%</text:p>
          </table:table-cell>
          <table:table-cell table:formula="of:=[.G425]/[.F425]-1" office:value-type="percentage" office:value="0.0192771084337349" calcext:value-type="percentage">
            <text:p>1.93%</text:p>
          </table:table-cell>
          <table:table-cell table:formula="of:=[.H425]/[.F425]-1" office:value-type="percentage" office:value="0.0192771084337349" calcext:value-type="percentage">
            <text:p>1.93%</text:p>
          </table:table-cell>
          <table:table-cell table:formula="of:=[.G425]/[.I425]-1" office:value-type="percentage" office:value="0.0205066344993969" calcext:value-type="percentage">
            <text:p>2.05%</text:p>
          </table:table-cell>
          <table:table-cell/>
          <table:table-cell office:value-type="string" calcext:value-type="string">
            <text:p>2017-09-19</text:p>
          </table:table-cell>
          <table:table-cell table:number-columns-repeated="4"/>
          <table:table-cell office:value-type="float" office:value="811.321" calcext:value-type="float">
            <text:p>811.32</text:p>
          </table:table-cell>
          <table:table-cell table:formula="of:=[.T425]/[.$G425]" office:value-type="percentage" office:value="0.959008274231679" calcext:value-type="percentage">
            <text:p>95.9%</text:p>
          </table:table-cell>
          <table:table-cell/>
          <table:table-cell office:value-type="float" office:value="784.6433" calcext:value-type="float">
            <text:p>784.6433</text:p>
          </table:table-cell>
          <table:table-cell table:formula="of:=[.W425]/[.$G425]" office:value-type="percentage" office:value="0.927474349881797" calcext:value-type="percentage">
            <text:p>92.7%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12430" calcext:value-type="float">
            <text:p>12430</text:p>
          </table:table-cell>
          <table:table-cell office:value-type="float" office:value="12260" calcext:value-type="float">
            <text:p>12260</text:p>
          </table:table-cell>
          <table:table-cell office:value-type="float" office:value="484" calcext:value-type="float">
            <text:p>484</text:p>
          </table:table-cell>
          <table:table-cell office:value-type="float" office:value="474" calcext:value-type="float">
            <text:p>474</text:p>
          </table:table-cell>
          <table:table-cell office:value-type="float" office:value="849" calcext:value-type="float">
            <text:p>849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table:formula="of:=[.F427]/[.F426]-1" office:value-type="percentage" office:value="0" calcext:value-type="percentage">
            <text:p>0.00%</text:p>
          </table:table-cell>
          <table:table-cell table:formula="of:=[.G426]/[.F426]-1" office:value-type="percentage" office:value="-0.00235571260306244" calcext:value-type="percentage">
            <text:p>-0.24%</text:p>
          </table:table-cell>
          <table:table-cell table:formula="of:=[.H426]/[.F426]-1" office:value-type="percentage" office:value="0" calcext:value-type="percentage">
            <text:p>0.00%</text:p>
          </table:table-cell>
          <table:table-cell table:formula="of:=[.G426]/[.I426]-1" office:value-type="percentage" office:value="0.0083333333333333" calcext:value-type="percentage">
            <text:p>0.83%</text:p>
          </table:table-cell>
          <table:table-cell/>
          <table:table-cell office:value-type="string" calcext:value-type="string">
            <text:p>2017-09-20</text:p>
          </table:table-cell>
          <table:table-cell table:number-columns-repeated="4"/>
          <table:table-cell office:value-type="float" office:value="847.80286" calcext:value-type="float">
            <text:p>847.80</text:p>
          </table:table-cell>
          <table:table-cell table:formula="of:=[.T426]/[.$G426]" office:value-type="percentage" office:value="1.0009478866588" calcext:value-type="percentage">
            <text:p>100.1%</text:p>
          </table:table-cell>
          <table:table-cell/>
          <table:table-cell office:value-type="float" office:value="805.506" calcext:value-type="float">
            <text:p>805.506</text:p>
          </table:table-cell>
          <table:table-cell table:formula="of:=[.W426]/[.$G426]" office:value-type="percentage" office:value="0.951010625737898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12150" calcext:value-type="float">
            <text:p>12150</text:p>
          </table:table-cell>
          <table:table-cell office:value-type="float" office:value="12250" calcext:value-type="float">
            <text:p>12250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849" calcext:value-type="float">
            <text:p>849</text:p>
          </table:table-cell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table:formula="of:=[.F428]/[.F427]-1" office:value-type="percentage" office:value="-0.00471142520612489" calcext:value-type="percentage">
            <text:p>-0.47%</text:p>
          </table:table-cell>
          <table:table-cell table:formula="of:=[.G427]/[.F427]-1" office:value-type="percentage" office:value="-0.00471142520612489" calcext:value-type="percentage">
            <text:p>-0.47%</text:p>
          </table:table-cell>
          <table:table-cell table:formula="of:=[.H427]/[.F427]-1" office:value-type="percentage" office:value="0.00117785630153122" calcext:value-type="percentage">
            <text:p>0.12%</text:p>
          </table:table-cell>
          <table:table-cell table:formula="of:=[.G427]/[.I427]-1" office:value-type="percentage" office:value="0.00715137067938021" calcext:value-type="percentage">
            <text:p>0.72%</text:p>
          </table:table-cell>
          <table:table-cell/>
          <table:table-cell office:value-type="string" calcext:value-type="string">
            <text:p>2017-09-21</text:p>
          </table:table-cell>
          <table:table-cell table:number-columns-repeated="4"/>
          <table:table-cell office:value-type="float" office:value="842.8202" calcext:value-type="float">
            <text:p>842.82</text:p>
          </table:table-cell>
          <table:table-cell table:formula="of:=[.T427]/[.$G427]" office:value-type="percentage" office:value="0.997420355029586" calcext:value-type="percentage">
            <text:p>99.7%</text:p>
          </table:table-cell>
          <table:table-cell/>
          <table:table-cell office:value-type="float" office:value="825.09375" calcext:value-type="float">
            <text:p>825.09375</text:p>
          </table:table-cell>
          <table:table-cell table:formula="of:=[.W427]/[.$G427]" office:value-type="percentage" office:value="0.976442307692308" calcext:value-type="percentage">
            <text:p>97.6%</text:p>
          </table:table-cell>
        </table:table-row>
        <table:table-row table:style-name="ro1">
          <table:table-cell office:value-type="string" calcext:value-type="string">
            <text:p>2017-09-22</text:p>
          </table:table-cell>
          <table:table-cell office:value-type="float" office:value="12130" calcext:value-type="float">
            <text:p>12130</text:p>
          </table:table-cell>
          <table:table-cell office:value-type="float" office:value="12270" calcext:value-type="float">
            <text:p>12270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845" calcext:value-type="float">
            <text:p>845</text:p>
          </table:table-cell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table:formula="of:=[.F429]/[.F428]-1" office:value-type="percentage" office:value="0.00118343195266268" calcext:value-type="percentage">
            <text:p>0.12%</text:p>
          </table:table-cell>
          <table:table-cell table:formula="of:=[.G428]/[.F428]-1" office:value-type="percentage" office:value="-0.00355029585798816" calcext:value-type="percentage">
            <text:p>-0.36%</text:p>
          </table:table-cell>
          <table:table-cell table:formula="of:=[.H428]/[.F428]-1" office:value-type="percentage" office:value="0.00355029585798827" calcext:value-type="percentage">
            <text:p>0.36%</text:p>
          </table:table-cell>
          <table:table-cell table:formula="of:=[.G428]/[.I428]-1" office:value-type="percentage" office:value="0.00357568533969022" calcext:value-type="percentage">
            <text:p>0.36%</text:p>
          </table:table-cell>
          <table:table-cell/>
          <table:table-cell office:value-type="string" calcext:value-type="string">
            <text:p>2017-09-22</text:p>
          </table:table-cell>
          <table:table-cell table:number-columns-repeated="4"/>
          <table:table-cell office:value-type="float" office:value="831.7215" calcext:value-type="float">
            <text:p>831.72</text:p>
          </table:table-cell>
          <table:table-cell table:formula="of:=[.T428]/[.$G428]" office:value-type="percentage" office:value="0.987792755344418" calcext:value-type="percentage">
            <text:p>98.8%</text:p>
          </table:table-cell>
          <table:table-cell/>
          <table:table-cell office:value-type="float" office:value="816.8385" calcext:value-type="float">
            <text:p>816.8385</text:p>
          </table:table-cell>
          <table:table-cell table:formula="of:=[.W428]/[.$G428]" office:value-type="percentage" office:value="0.970116983372921" calcext:value-type="percentage">
            <text:p>97.0%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12260" calcext:value-type="float">
            <text:p>12260</text:p>
          </table:table-cell>
          <table:table-cell office:value-type="float" office:value="12150" calcext:value-type="float">
            <text:p>12150</text:p>
          </table:table-cell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  <table:table-cell office:value-type="float" office:value="851" calcext:value-type="float">
            <text:p>851</text:p>
          </table:table-cell>
          <table:table-cell office:value-type="float" office:value="838" calcext:value-type="float">
            <text:p>838</text:p>
          </table:table-cell>
          <table:table-cell table:formula="of:=[.F430]/[.F429]-1" office:value-type="percentage" office:value="-0.00472813238770686" calcext:value-type="percentage">
            <text:p>-0.47%</text:p>
          </table:table-cell>
          <table:table-cell table:formula="of:=[.G429]/[.F429]-1" office:value-type="percentage" office:value="-0.00118203309692666" calcext:value-type="percentage">
            <text:p>-0.12%</text:p>
          </table:table-cell>
          <table:table-cell table:formula="of:=[.H429]/[.F429]-1" office:value-type="percentage" office:value="0.00591016548463363" calcext:value-type="percentage">
            <text:p>0.59%</text:p>
          </table:table-cell>
          <table:table-cell table:formula="of:=[.G429]/[.I429]-1" office:value-type="percentage" office:value="0.00835322195704058" calcext:value-type="percentage">
            <text:p>0.84%</text:p>
          </table:table-cell>
          <table:table-cell/>
          <table:table-cell office:value-type="string" calcext:value-type="string">
            <text:p>2017-09-25</text:p>
          </table:table-cell>
          <table:table-cell table:number-columns-repeated="4"/>
          <table:table-cell office:value-type="float" office:value="842.9046" calcext:value-type="float">
            <text:p>842.90</text:p>
          </table:table-cell>
          <table:table-cell table:formula="of:=[.T429]/[.$G429]" office:value-type="percentage" office:value="0.99752023668639" calcext:value-type="percentage">
            <text:p>99.8%</text:p>
          </table:table-cell>
          <table:table-cell/>
          <table:table-cell office:value-type="float" office:value="821.4076" calcext:value-type="float">
            <text:p>821.4076</text:p>
          </table:table-cell>
          <table:table-cell table:formula="of:=[.W429]/[.$G429]" office:value-type="percentage" office:value="0.97208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12160" calcext:value-type="float">
            <text:p>12160</text:p>
          </table:table-cell>
          <table:table-cell office:value-type="float" office:value="12000" calcext:value-type="float">
            <text:p>12000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  <table:table-cell office:value-type="float" office:value="842" calcext:value-type="float">
            <text:p>842</text:p>
          </table:table-cell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G430]/[.F430]-1" office:value-type="percentage" office:value="-0.00237529691211402" calcext:value-type="percentage">
            <text:p>-0.24%</text:p>
          </table:table-cell>
          <table:table-cell table:formula="of:=[.H430]/[.F430]-1" office:value-type="percentage" office:value="0.00831353919239897" calcext:value-type="percentage">
            <text:p>0.83%</text:p>
          </table:table-cell>
          <table:table-cell table:formula="of:=[.G430]/[.I430]-1" office:value-type="percentage" office:value="0.00119189511323015" calcext:value-type="percentage">
            <text:p>0.12%</text:p>
          </table:table-cell>
          <table:table-cell/>
          <table:table-cell office:value-type="string" calcext:value-type="string">
            <text:p>2017-09-26</text:p>
          </table:table-cell>
          <table:table-cell table:number-columns-repeated="4"/>
          <table:table-cell office:value-type="float" office:value="832.1265" calcext:value-type="float">
            <text:p>832.13</text:p>
          </table:table-cell>
          <table:table-cell table:formula="of:=[.T430]/[.$G430]" office:value-type="percentage" office:value="0.990626785714286" calcext:value-type="percentage">
            <text:p>99.1%</text:p>
          </table:table-cell>
          <table:table-cell/>
          <table:table-cell office:value-type="float" office:value="816.27563" calcext:value-type="float">
            <text:p>816.27563</text:p>
          </table:table-cell>
          <table:table-cell table:formula="of:=[.W430]/[.$G430]" office:value-type="percentage" office:value="0.971756702380952" calcext:value-type="percentage">
            <text:p>97.2%</text:p>
          </table:table-cell>
        </table:table-row>
        <table:table-row table:style-name="ro1" table:number-rows-repeated="5">
          <table:table-cell table:number-columns-repeated="19"/>
          <table:table-cell table:style-name="ce17"/>
          <table:table-cell table:style-name="ce2"/>
          <table:table-cell/>
          <table:table-cell table:style-name="ce2"/>
          <table:table-cell table:style-name="Default"/>
        </table:table-row>
        <table:table-row table:style-name="ro1">
          <table:table-cell/>
          <table:table-cell office:value-type="string" calcext:value-type="string">
            <text:p>cor_1330_open</text:p>
          </table:table-cell>
          <table:table-cell office:value-type="string" calcext:value-type="string">
            <text:p>cor_1330_close</text:p>
          </table:table-cell>
          <table:table-cell office:value-type="string" calcext:value-type="string">
            <text:p>cor_6701_open</text:p>
          </table:table-cell>
          <table:table-cell office:value-type="string" calcext:value-type="string">
            <text:p>cor_6701_close</text:p>
          </table:table-cell>
          <table:table-cell office:value-type="string" calcext:value-type="string">
            <text:p>cor_6702_open</text:p>
          </table:table-cell>
          <table:table-cell office:value-type="string" calcext:value-type="string">
            <text:p>cor_6702_close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table:style-name="Default" office:value-type="string" calcext:value-type="string">
            <text:p>明日/今日-1</text:p>
          </table:table-cell>
          <table:table-cell table:style-name="Default" office:value-type="string" calcext:value-type="string">
            <text:p>close/open-1</text:p>
          </table:table-cell>
          <table:table-cell table:style-name="Default" office:value-type="string" calcext:value-type="string">
            <text:p>High/open-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pre_1330_open</text:p>
          </table:table-cell>
          <table:table-cell table:style-name="Default" office:value-type="string" calcext:value-type="string">
            <text:p>pre_1330_close</text:p>
          </table:table-cell>
          <table:table-cell office:value-type="string" calcext:value-type="string">
            <text:p>pre_6701_open</text:p>
          </table:table-cell>
          <table:table-cell table:style-name="Default" office:value-type="string" calcext:value-type="string">
            <text:p>pre_6701_close</text:p>
          </table:table-cell>
          <table:table-cell table:style-name="Default" office:value-type="string" calcext:value-type="string">
            <text:p>6702_close</text:p>
          </table:table-cell>
          <table:table-cell table:style-name="Default" office:value-type="string" calcext:value-type="string">
            <text:p>close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table:number-columns-repeated="2"/>
          <table:table-cell table:formula="of:=MIN([.J$4:.J$430])" office:value-type="percentage" office:value="-0.104761904761905" calcext:value-type="percentage">
            <text:p>-10.48%</text:p>
          </table:table-cell>
          <table:table-cell table:formula="of:=MIN([.K$4:.K$430])" office:value-type="percentage" office:value="-0.116822429906542" calcext:value-type="percentage">
            <text:p>-11.68%</text:p>
          </table:table-cell>
          <table:table-cell table:formula="of:=MIN([.L$4:.L$430])" office:value-type="percentage" office:value="0" calcext:value-type="percentage">
            <text:p>0.00%</text:p>
          </table:table-cell>
          <table:table-cell table:formula="of:=MIN([.M$4:.M$430])" office:value-type="percentage" office:value="0" calcext:value-type="percentage">
            <text:p>0.00%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style-name="Default" office:value-type="string" calcext:value-type="string">
            <text:p>min</text:p>
          </table:table-cell>
          <table:table-cell table:style-name="ce3" table:formula="of:=MIN([.U$4:.U$430])" office:value-type="percentage" office:value="0.886680235602094" calcext:value-type="percentage">
            <text:p>88.67%</text:p>
          </table:table-cell>
          <table:table-cell table:style-name="ce3" table:number-columns-repeated="2"/>
          <table:table-cell table:style-name="ce3" table:formula="of:=MIN([.X$4:.X$430])" office:value-type="percentage" office:value="0.902666622340425" calcext:value-type="percentage">
            <text:p>90.27%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avg</text:p>
          </table:table-cell>
          <table:table-cell table:number-columns-repeated="2"/>
          <table:table-cell table:formula="of:=AVERAGE([.J$4:.J$430])" office:value-type="percentage" office:value="0.00105802898685147" calcext:value-type="percentage">
            <text:p>0.11%</text:p>
          </table:table-cell>
          <table:table-cell table:formula="of:=AVERAGE([.K$4:.K$430])" office:value-type="percentage" office:value="-0.000482173666775317" calcext:value-type="percentage">
            <text:p>-0.05%</text:p>
          </table:table-cell>
          <table:table-cell table:formula="of:=AVERAGE([.L$4:.L$430])" office:value-type="percentage" office:value="0.0120042635077217" calcext:value-type="percentage">
            <text:p>1.20%</text:p>
          </table:table-cell>
          <table:table-cell table:formula="of:=AVERAGE([.M$4:.M$430])" office:value-type="percentage" office:value="0.0123964972352344" calcext:value-type="percentage">
            <text:p>1.24%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style-name="Default" office:value-type="string" calcext:value-type="string">
            <text:p>avg</text:p>
          </table:table-cell>
          <table:table-cell table:style-name="ce3" table:formula="of:=AVERAGE([.U$4:.U$430])" office:value-type="percentage" office:value="0.998289696215374" calcext:value-type="percentage">
            <text:p>99.83%</text:p>
          </table:table-cell>
          <table:table-cell table:style-name="ce3" table:number-columns-repeated="2"/>
          <table:table-cell table:style-name="ce3" table:formula="of:=AVERAGE([.X$4:.X$430])" office:value-type="percentage" office:value="0.994220711481119" calcext:value-type="percentage">
            <text:p>99.42%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ax</text:p>
          </table:table-cell>
          <table:table-cell table:number-columns-repeated="2"/>
          <table:table-cell table:formula="of:=MAX([.J$4:.J$430])" office:value-type="percentage" office:value="0.0808080808080809" calcext:value-type="percentage">
            <text:p>8.08%</text:p>
          </table:table-cell>
          <table:table-cell table:formula="of:=MAX([.K$4:.K$430])" office:value-type="percentage" office:value="0.0601769911504424" calcext:value-type="percentage">
            <text:p>6.02%</text:p>
          </table:table-cell>
          <table:table-cell table:formula="of:=MAX([.L$4:.L$430])" office:value-type="percentage" office:value="0.0690265486725663" calcext:value-type="percentage">
            <text:p>6.90%</text:p>
          </table:table-cell>
          <table:table-cell table:formula="of:=MAX([.M$4:.M$430])" office:value-type="percentage" office:value="0.0734767025089607" calcext:value-type="percentage">
            <text:p>7.35%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style-name="Default" office:value-type="string" calcext:value-type="string">
            <text:p>max</text:p>
          </table:table-cell>
          <table:table-cell table:style-name="ce3" table:formula="of:=MAX([.U$4:.U$430])" office:value-type="percentage" office:value="1.12629312169312" calcext:value-type="percentage">
            <text:p>112.63%</text:p>
          </table:table-cell>
          <table:table-cell table:style-name="ce3" table:number-columns-repeated="2"/>
          <table:table-cell table:style-name="ce3" table:formula="of:=MAX([.X$4:.X$430])" office:value-type="percentage" office:value="1.12301595238095" calcext:value-type="percentage">
            <text:p>112.30%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3"/>
          <table:table-cell/>
          <table:table-cell table:style-name="Default"/>
          <table:table-cell table:style-name="Default" office:value-type="string" calcext:value-type="string">
            <text:p>stdev</text:p>
          </table:table-cell>
          <table:table-cell table:style-name="ce42" table:formula="of:=STDEV([.U$4:.U$430])" office:value-type="percentage" office:value="0.0229546438448203" calcext:value-type="percentage">
            <text:p>2.30%</text:p>
          </table:table-cell>
          <table:table-cell table:style-name="ce3" table:number-columns-repeated="2"/>
          <table:table-cell table:style-name="ce42" table:formula="of:=STDEV([.X$4:.X$430])" office:value-type="percentage" office:value="0.0252238875110086" calcext:value-type="percentage">
            <text:p>2.52%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ce2" office:value-type="percentage" office:value="-0.11" calcext:value-type="percentage">
            <text:p>-11%</text:p>
          </table:table-cell>
          <table:table-cell table:number-columns-repeated="2"/>
          <table:table-cell table:style-name="Default" table:number-matrix-columns-spanned="1" table:number-matrix-rows-spanned="18" table:formula="of:=FREQUENCY([.J4:.J430];[.G443:.G459])" office:value-type="float" office:value="0" calcext:value-type="float">
            <text:p>0</text:p>
          </table:table-cell>
          <table:table-cell table:style-name="Default" table:number-matrix-columns-spanned="1" table:number-matrix-rows-spanned="18" table:formula="of:=FREQUENCY([.K4:.K430];[.G443:.G459])" office:value-type="float" office:value="1" calcext:value-type="float">
            <text:p>1</text:p>
          </table:table-cell>
          <table:table-cell table:style-name="Default" table:number-matrix-columns-spanned="1" table:number-matrix-rows-spanned="18" table:formula="of:=FREQUENCY([.L4:.L430];[.G443:.G459])" office:value-type="float" office:value="0" calcext:value-type="float">
            <text:p>0</text:p>
          </table:table-cell>
          <table:table-cell table:style-name="Default" table:number-matrix-columns-spanned="1" table:number-matrix-rows-spanned="18" table:formula="of:=FREQUENCY([.M4:.M430];[.G443:.G459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 table:style-name="Default"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" table:formula="of:=COM.MICROSOFT.CONCAT([.G443]; &quot;~&quot;)" office:value-type="string" office:string-value="-0.11~" calcext:value-type="string">
            <text:p>-0.11~</text:p>
          </table:table-cell>
          <table:table-cell table:style-name="ce2" office:value-type="percentage" office:value="-0.09" calcext:value-type="percentage">
            <text:p>-9%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44]; &quot;~&quot;)" office:value-type="string" office:string-value="-0.09~" calcext:value-type="string">
            <text:p>-0.09~</text:p>
          </table:table-cell>
          <table:table-cell table:style-name="ce2" office:value-type="percentage" office:value="-0.07" calcext:value-type="percentage">
            <text:p>-7%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45]; &quot;~&quot;)" office:value-type="string" office:string-value="-0.07~" calcext:value-type="string">
            <text:p>-0.07~</text:p>
          </table:table-cell>
          <table:table-cell table:style-name="ce2" office:value-type="percentage" office:value="-0.05" calcext:value-type="percentage">
            <text:p>-5%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46]; &quot;~&quot;)" office:value-type="string" office:string-value="-0.05~" calcext:value-type="string">
            <text:p>-0.05~</text:p>
          </table:table-cell>
          <table:table-cell table:style-name="ce2" office:value-type="percentage" office:value="-0.03" calcext:value-type="percentage">
            <text:p>-3%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47]; &quot;~&quot;)" office:value-type="string" office:string-value="-0.03~" calcext:value-type="string">
            <text:p>-0.03~</text:p>
          </table:table-cell>
          <table:table-cell table:style-name="ce2" office:value-type="percentage" office:value="-0.00999999999999998" calcext:value-type="percentage">
            <text:p>-1%</text:p>
          </table:table-cell>
          <table:table-cell table:number-columns-repeated="2"/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2" table:formula="of:=COM.MICROSOFT.CONCAT([.G448]; &quot;~&quot;)" office:value-type="string" office:string-value="-0.00999999999999998~" calcext:value-type="string">
            <text:p>-0.00999999999999998~</text:p>
          </table:table-cell>
          <table:table-cell table:style-name="ce23" office:value-type="percentage" office:value="0.01" calcext:value-type="percentage">
            <text:p>1%</text:p>
          </table:table-cell>
          <table:table-cell table:style-name="ce24" table:number-columns-repeated="2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28" calcext:value-type="float">
            <text:p>228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30"/>
          <table:table-cell table:style-name="ce23"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49]; &quot;~&quot;)" office:value-type="string" office:string-value="0.01~" calcext:value-type="string">
            <text:p>0.01~</text:p>
          </table:table-cell>
          <table:table-cell table:style-name="ce2" office:value-type="percentage" office:value="0.03" calcext:value-type="percentage">
            <text:p>3%</text:p>
          </table:table-cell>
          <table:table-cell table:number-columns-repeated="2"/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3" calcext:value-type="float">
            <text:p>83</text:p>
          </table:table-cell>
          <table:table-cell table:style-name="ce18" office:value-type="float" office:value="174" calcext:value-type="float">
            <text:p>174</text:p>
          </table:table-cell>
          <table:table-cell table:style-name="ce4" office:value-type="float" office:value="162" calcext:value-type="float">
            <text:p>16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30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0]; &quot;~&quot;)" office:value-type="string" office:string-value="0.03~" calcext:value-type="string">
            <text:p>0.03~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2"/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1" calcext:value-type="float">
            <text:p>11</text:p>
          </table:table-cell>
          <table:table-cell table:style-name="ce18" office:value-type="float" office:value="20" calcext:value-type="float">
            <text:p>2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43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1]; &quot;~&quot;)" office:value-type="string" office:string-value="0.05~" calcext:value-type="string">
            <text:p>0.05~</text:p>
          </table:table-cell>
          <table:table-cell table:style-name="ce2" office:value-type="percentage" office:value="0.07" calcext:value-type="percentage">
            <text:p>7%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30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2]; &quot;~&quot;)" office:value-type="string" office:string-value="0.07~" calcext:value-type="string">
            <text:p>0.07~</text:p>
          </table:table-cell>
          <table:table-cell table:style-name="ce2" office:value-type="percentage" office:value="0.09" calcext:value-type="percentage">
            <text:p>9%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30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3]; &quot;~&quot;)" office:value-type="string" office:string-value="0.09~" calcext:value-type="string">
            <text:p>0.09~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30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4]; &quot;~&quot;)" office:value-type="string" office:string-value="0.11~" calcext:value-type="string">
            <text:p>0.11~</text:p>
          </table:table-cell>
          <table:table-cell table:style-name="ce2" office:value-type="percentage" office:value="0.13" calcext:value-type="percentage">
            <text:p>13%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5]; &quot;~&quot;)" office:value-type="string" office:string-value="0.13~" calcext:value-type="string">
            <text:p>0.13~</text:p>
          </table:table-cell>
          <table:table-cell table:style-name="ce2" office:value-type="percentage" office:value="0.15" calcext:value-type="percentage">
            <text:p>15%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6]; &quot;~&quot;)" office:value-type="string" office:string-value="0.15~" calcext:value-type="string">
            <text:p>0.15~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7]; &quot;~&quot;)" office:value-type="string" office:string-value="0.17~" calcext:value-type="string">
            <text:p>0.17~</text:p>
          </table:table-cell>
          <table:table-cell table:style-name="ce2" office:value-type="percentage" office:value="0.19" calcext:value-type="percentage">
            <text:p>19%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8]; &quot;~&quot;)" office:value-type="string" office:string-value="0.19~" calcext:value-type="string">
            <text:p>0.19~</text:p>
          </table:table-cell>
          <table:table-cell table:style-name="ce2" office:value-type="percentage" office:value="0.21" calcext:value-type="percentage">
            <text:p>21%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1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459]; &quot;~&quot;)" office:value-type="string" office:string-value="0.21~" calcext:value-type="string">
            <text:p>0.21~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 table:number-rows-repeated="8">
          <table:table-cell table:style-name="Default"/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7" table:number-columns-repeated="3"/>
          <table:table-cell table:style-name="Default"/>
        </table:table-row>
        <table:table-row table:style-name="ro1" table:number-rows-repeated="7">
          <table:table-cell table:style-name="Default"/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"/>
          <table:table-cell/>
          <table:table-cell table:style-name="ce2"/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"/>
          <table:table-cell/>
          <table:table-cell table:style-name="ce2"/>
          <table:table-cell table:style-name="Default"/>
        </table:table-row>
        <calcext:conditional-formats>
          <calcext:conditional-format calcext:target-range-address="6702_closeのみ.U4:6702_closeのみ.U430 6702_closeのみ.X4:6702_closeのみ.X43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00/00/00</text:date>, <text:time style:data-style-name="N2" text:time-value="16:05:33.78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4T16:13:13.811000000</dc:date>
    <meta:editing-duration>PT3H16M31S</meta:editing-duration>
    <meta:editing-cycles>17</meta:editing-cycles>
    <meta:generator>LibreOffice/6.1.5.2$Windows_X86_64 LibreOffice_project/90f8dcf33c87b3705e78202e3df5142b201bd805</meta:generator>
    <meta:document-statistic meta:table-count="1" meta:cell-count="7857" meta:object-count="1"/>
  </office:meta>
</office:document-meta>
</file>